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MS Sans Serif" svg:font-family="'MS Sans Serif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6.615cm"/>
    </style:style>
    <style:style style:name="co4" style:family="table-column">
      <style:table-column-properties fo:break-before="auto" style:column-width="10.841cm"/>
    </style:style>
    <style:style style:name="co5" style:family="table-column">
      <style:table-column-properties fo:break-before="auto" style:column-width="2.872cm"/>
    </style:style>
    <style:style style:name="co6" style:family="table-column">
      <style:table-column-properties fo:break-before="auto" style:column-width="3.89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17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1.658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2.413cm"/>
    </style:style>
    <style:style style:name="co14" style:family="table-column">
      <style:table-column-properties fo:break-before="auto" style:column-width="2cm"/>
    </style:style>
    <style:style style:name="co15" style:family="table-column">
      <style:table-column-properties fo:break-before="auto" style:column-width="4.323cm"/>
    </style:style>
    <style:style style:name="co16" style:family="table-column">
      <style:table-column-properties fo:break-before="auto" style:column-width="2.309cm"/>
    </style:style>
    <style:style style:name="co17" style:family="table-column">
      <style:table-column-properties fo:break-before="auto" style:column-width="12.342cm"/>
    </style:style>
    <style:style style:name="co18" style:family="table-column">
      <style:table-column-properties fo:break-before="auto" style:column-width="4.068cm"/>
    </style:style>
    <style:style style:name="co19" style:family="table-column">
      <style:table-column-properties fo:break-before="auto" style:column-width="3.533cm"/>
    </style:style>
    <style:style style:name="co20" style:family="table-column">
      <style:table-column-properties fo:break-before="auto" style:column-width="3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99pt solid #000000" style:diagonal-bl-tr="none" style:diagonal-tl-br="none" style:text-align-source="fix" style:repeat-content="false" fo:border-left="none" fo:border-right="none" style:rotation-align="none" fo:border-top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06pt solid #313739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border="0.06pt solid #313739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fo:padding="0.071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fo:wrap-option="wrap" fo:border="0.06pt solid #000000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0" style:family="table-cell" style:parent-style-name="Default" style:data-style-name="N36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199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9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45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map style:condition="cell-content()&gt;0.1" style:apply-style-name="Sans_20_nom2" style:base-cell-address="Absences.F3"/>
    </style:style>
    <style:style style:name="ce52" style:family="table-cell" style:parent-style-name="Default" style:data-style-name="N36">
      <style:table-cell-properties style:text-align-source="fix" style:repeat-content="false" fo:border="0.06pt solid #000000"/>
      <style:paragraph-properties fo:text-align="start" fo:margin-left="0cm"/>
    </style:style>
    <style:style style:name="ce53" style:family="table-cell" style:parent-style-name="Default" style:data-style-name="N197">
      <style:table-cell-properties style:text-align-source="fix" style:repeat-content="false" fo:border="0.06pt solid #000000"/>
      <style:paragraph-properties fo:text-align="end" fo:margin-left="0cm"/>
    </style:style>
    <style:style style:name="ce54" style:family="table-cell" style:parent-style-name="Default" style:data-style-name="N2"/>
  </office:automatic-styles>
  <office:body>
    <office:spreadsheet>
      <table:table table:name="List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Group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Lycée/etablissement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3"/>
        </table:table-row>
        <table:table-row table:style-name="ro3">
          <table:table-cell table:style-name="ce2" office:value-type="string" calcext:value-type="string">
            <text:p>20150926</text:p>
          </table:table-cell>
          <table:table-cell table:style-name="ce5" office:value-type="string" calcext:value-type="string">
            <text:p>BAUDELET</text:p>
          </table:table-cell>
          <table:table-cell table:style-name="ce5" office:value-type="string" calcext:value-type="string">
            <text:p>Geoffrey</text:p>
          </table:table-cell>
          <table:table-cell table:style-name="ce8" office:value-type="string" calcext:value-type="string">
            <text:p>2-B</text:p>
          </table:table-cell>
          <table:table-cell table:style-name="ce11" office:value-type="date" office:date-value="1996-08-07" calcext:value-type="date">
            <text:p>07/08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Université Lille 1</text:p>
          </table:table-cell>
        </table:table-row>
        <table:table-row table:style-name="ro3">
          <table:table-cell table:style-name="ce2" office:value-type="string" calcext:value-type="string">
            <text:p>20150927</text:p>
          </table:table-cell>
          <table:table-cell table:style-name="ce6" office:value-type="string" calcext:value-type="string">
            <text:p>BIGARD</text:p>
          </table:table-cell>
          <table:table-cell table:style-name="ce6" office:value-type="string" calcext:value-type="string">
            <text:p>Samuel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10-13" calcext:value-type="date">
            <text:p>13/10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Carnot</text:p>
          </table:table-cell>
        </table:table-row>
        <table:table-row table:style-name="ro3">
          <table:table-cell table:style-name="ce2" office:value-type="string" calcext:value-type="string">
            <text:p>20150928</text:p>
          </table:table-cell>
          <table:table-cell table:style-name="ce6" office:value-type="string" calcext:value-type="string">
            <text:p>BISSON</text:p>
          </table:table-cell>
          <table:table-cell table:style-name="ce6" office:value-type="string" calcext:value-type="string">
            <text:p>Julien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7-03-10" calcext:value-type="date">
            <text:p>10/03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Diderot</text:p>
          </table:table-cell>
        </table:table-row>
        <table:table-row table:style-name="ro3">
          <table:table-cell table:style-name="ce2" office:value-type="string" calcext:value-type="string">
            <text:p>20150929</text:p>
          </table:table-cell>
          <table:table-cell table:style-name="ce6" office:value-type="string" calcext:value-type="string">
            <text:p>BONTE</text:p>
          </table:table-cell>
          <table:table-cell table:style-name="ce6" office:value-type="string" calcext:value-type="string">
            <text:p>Nicolas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5-04-10" calcext:value-type="date">
            <text:p>10/04/95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Albert Chatelet</text:p>
          </table:table-cell>
        </table:table-row>
        <table:table-row table:style-name="ro3">
          <table:table-cell table:style-name="ce2" office:value-type="string" calcext:value-type="string">
            <text:p>20150930</text:p>
          </table:table-cell>
          <table:table-cell table:style-name="ce6" office:value-type="string" calcext:value-type="string">
            <text:p>BOULNOIS</text:p>
          </table:table-cell>
          <table:table-cell table:style-name="ce6" office:value-type="string" calcext:value-type="string">
            <text:p>Louis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6-04-27" calcext:value-type="date">
            <text:p>27/04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A. Malraux</text:p>
          </table:table-cell>
        </table:table-row>
        <table:table-row table:style-name="ro3">
          <table:table-cell table:style-name="ce2" office:value-type="string" calcext:value-type="string">
            <text:p>20150931</text:p>
          </table:table-cell>
          <table:table-cell table:style-name="ce5" office:value-type="string" calcext:value-type="string">
            <text:p>CHATELET</text:p>
          </table:table-cell>
          <table:table-cell table:style-name="ce5" office:value-type="string" calcext:value-type="string">
            <text:p>Hadrien</text:p>
          </table:table-cell>
          <table:table-cell table:style-name="ce8" office:value-type="string" calcext:value-type="string">
            <text:p>2-B</text:p>
          </table:table-cell>
          <table:table-cell table:style-name="ce11" office:value-type="date" office:date-value="1999-01-29" calcext:value-type="date">
            <text:p>29/01/99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MARGUERITE DE FLANDRE</text:p>
          </table:table-cell>
        </table:table-row>
        <table:table-row table:style-name="ro3">
          <table:table-cell table:style-name="ce2" office:value-type="string" calcext:value-type="string">
            <text:p>20150932</text:p>
          </table:table-cell>
          <table:table-cell table:style-name="ce6" office:value-type="string" calcext:value-type="string">
            <text:p>CLEROT</text:p>
          </table:table-cell>
          <table:table-cell table:style-name="ce6" office:value-type="string" calcext:value-type="string">
            <text:p>Jérémy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12-18" calcext:value-type="date">
            <text:p>18/12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Université d'Artois - Site de Lens</text:p>
          </table:table-cell>
        </table:table-row>
        <table:table-row table:style-name="ro3">
          <table:table-cell table:style-name="ce2" office:value-type="string" calcext:value-type="string">
            <text:p>20150933</text:p>
          </table:table-cell>
          <table:table-cell table:style-name="ce6" office:value-type="string" calcext:value-type="string">
            <text:p>CORNU</text:p>
          </table:table-cell>
          <table:table-cell table:style-name="ce6" office:value-type="string" calcext:value-type="string">
            <text:p>Bastien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03-20" calcext:value-type="date">
            <text:p>20/03/97</text:p>
          </table:table-cell>
          <table:table-cell table:style-name="ce12" office:value-type="string" calcext:value-type="string">
            <text:p>STI2D</text:p>
          </table:table-cell>
          <table:table-cell table:style-name="ce13" office:value-type="string" calcext:value-type="string">
            <text:p>Lycée Frédéric OZANAM</text:p>
          </table:table-cell>
        </table:table-row>
        <table:table-row table:style-name="ro3">
          <table:table-cell table:style-name="ce2" office:value-type="string" calcext:value-type="string">
            <text:p>20150934</text:p>
          </table:table-cell>
          <table:table-cell table:style-name="ce7" office:value-type="string" calcext:value-type="string">
            <text:p>DACHY</text:p>
          </table:table-cell>
          <table:table-cell table:style-name="ce7" office:value-type="string" calcext:value-type="string">
            <text:p>Remy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6-02-13" calcext:value-type="date">
            <text:p>13/02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Albert Chatelet</text:p>
          </table:table-cell>
        </table:table-row>
        <table:table-row table:style-name="ro3">
          <table:table-cell table:style-name="ce2" office:value-type="string" calcext:value-type="string">
            <text:p>20150935</text:p>
          </table:table-cell>
          <table:table-cell table:style-name="ce6" office:value-type="string" calcext:value-type="string">
            <text:p>DANGLETERRE</text:p>
          </table:table-cell>
          <table:table-cell table:style-name="ce6" office:value-type="string" calcext:value-type="string">
            <text:p>Thomas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09-26" calcext:value-type="date">
            <text:p>26/09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Arthur Rimbaud</text:p>
          </table:table-cell>
        </table:table-row>
        <table:table-row table:style-name="ro3">
          <table:table-cell table:style-name="ce2" office:value-type="string" calcext:value-type="string">
            <text:p>20150936</text:p>
          </table:table-cell>
          <table:table-cell table:style-name="ce6" office:value-type="string" calcext:value-type="string">
            <text:p>DEBACKER</text:p>
          </table:table-cell>
          <table:table-cell table:style-name="ce6" office:value-type="string" calcext:value-type="string">
            <text:p>Thomas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07-27" calcext:value-type="date">
            <text:p>27/07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professionnel Léo Lagrange</text:p>
          </table:table-cell>
        </table:table-row>
        <table:table-row table:style-name="ro3">
          <table:table-cell table:style-name="ce2" office:value-type="string" calcext:value-type="string">
            <text:p>20150937</text:p>
          </table:table-cell>
          <table:table-cell table:style-name="ce6" office:value-type="string" calcext:value-type="string">
            <text:p>DELBREUVE</text:p>
          </table:table-cell>
          <table:table-cell table:style-name="ce6" office:value-type="string" calcext:value-type="string">
            <text:p>Benjamin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12-21" calcext:value-type="date">
            <text:p>21/12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Jean Prouve</text:p>
          </table:table-cell>
        </table:table-row>
        <table:table-row table:style-name="ro3">
          <table:table-cell table:style-name="ce2" office:value-type="string" calcext:value-type="string">
            <text:p>20150938</text:p>
          </table:table-cell>
          <table:table-cell table:style-name="ce7" office:value-type="string" calcext:value-type="string">
            <text:p>DEROSNE</text:p>
          </table:table-cell>
          <table:table-cell table:style-name="ce7" office:value-type="string" calcext:value-type="string">
            <text:p>Florentin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5-06-16" calcext:value-type="date">
            <text:p>16/06/95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Andre Malraux</text:p>
          </table:table-cell>
        </table:table-row>
        <table:table-row table:style-name="ro3">
          <table:table-cell table:style-name="ce2" office:value-type="string" calcext:value-type="string">
            <text:p>20150939</text:p>
          </table:table-cell>
          <table:table-cell table:style-name="ce6" office:value-type="string" calcext:value-type="string">
            <text:p>DUHAUT</text:p>
          </table:table-cell>
          <table:table-cell table:style-name="ce6" office:value-type="string" calcext:value-type="string">
            <text:p>Thomas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6-07-09" calcext:value-type="date">
            <text:p>09/07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Louis Pasteur</text:p>
          </table:table-cell>
        </table:table-row>
        <table:table-row table:style-name="ro3">
          <table:table-cell table:style-name="ce2" office:value-type="string" calcext:value-type="string">
            <text:p>20150940</text:p>
          </table:table-cell>
          <table:table-cell table:style-name="ce6" office:value-type="string" calcext:value-type="string">
            <text:p>DUMETZ</text:p>
          </table:table-cell>
          <table:table-cell table:style-name="ce6" office:value-type="string" calcext:value-type="string">
            <text:p>Joffrey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3-06-03" calcext:value-type="date">
            <text:p>03/06/93</text:p>
          </table:table-cell>
          <table:table-cell table:style-name="ce12" office:value-type="string" calcext:value-type="string">
            <text:p>STI2D</text:p>
          </table:table-cell>
          <table:table-cell table:style-name="ce13" office:value-type="string" calcext:value-type="string">
            <text:p>Lycée Blaise Pascal</text:p>
          </table:table-cell>
        </table:table-row>
        <table:table-row table:style-name="ro3">
          <table:table-cell table:style-name="ce2" office:value-type="string" calcext:value-type="string">
            <text:p>20150941</text:p>
          </table:table-cell>
          <table:table-cell table:style-name="ce6" office:value-type="string" calcext:value-type="string">
            <text:p>FEVRIER</text:p>
          </table:table-cell>
          <table:table-cell table:style-name="ce6" office:value-type="string" calcext:value-type="string">
            <text:p>Tennessee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4-02-04" calcext:value-type="date">
            <text:p>04/02/94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Fernand Darchicourt</text:p>
          </table:table-cell>
        </table:table-row>
        <table:table-row table:style-name="ro3">
          <table:table-cell table:style-name="ce2" office:value-type="string" calcext:value-type="string">
            <text:p>20150942</text:p>
          </table:table-cell>
          <table:table-cell table:style-name="ce7" office:value-type="string" calcext:value-type="string">
            <text:p>FORGET</text:p>
          </table:table-cell>
          <table:table-cell table:style-name="ce7" office:value-type="string" calcext:value-type="string">
            <text:p>Kévin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7-11-29" calcext:value-type="date">
            <text:p>29/11/97</text:p>
          </table:table-cell>
          <table:table-cell table:style-name="ce12" office:value-type="string" calcext:value-type="string">
            <text:p>STI2D</text:p>
          </table:table-cell>
          <table:table-cell table:style-name="ce13" office:value-type="string" calcext:value-type="string">
            <text:p>Lycée Saint Riquier</text:p>
          </table:table-cell>
        </table:table-row>
        <table:table-row table:style-name="ro3">
          <table:table-cell table:style-name="ce2" office:value-type="string" calcext:value-type="string">
            <text:p>20150943</text:p>
          </table:table-cell>
          <table:table-cell table:style-name="ce7" office:value-type="string" calcext:value-type="string">
            <text:p>FROISSART</text:p>
          </table:table-cell>
          <table:table-cell table:style-name="ce7" office:value-type="string" calcext:value-type="string">
            <text:p>Marie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7-11-23" calcext:value-type="date">
            <text:p>23/11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Paul Duez</text:p>
          </table:table-cell>
        </table:table-row>
        <table:table-row table:style-name="ro3">
          <table:table-cell table:style-name="ce2" office:value-type="string" calcext:value-type="string">
            <text:p>20150944</text:p>
          </table:table-cell>
          <table:table-cell table:style-name="ce7" office:value-type="string" calcext:value-type="string">
            <text:p>FRUY</text:p>
          </table:table-cell>
          <table:table-cell table:style-name="ce7" office:value-type="string" calcext:value-type="string">
            <text:p>Sébastien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7-02-02" calcext:value-type="date">
            <text:p>02/02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Condorcet</text:p>
          </table:table-cell>
        </table:table-row>
        <table:table-row table:style-name="ro3">
          <table:table-cell table:style-name="ce2" office:value-type="string" calcext:value-type="string">
            <text:p>20150945</text:p>
          </table:table-cell>
          <table:table-cell table:style-name="ce6" office:value-type="string" calcext:value-type="string">
            <text:p>GEERAERT</text:p>
          </table:table-cell>
          <table:table-cell table:style-name="ce6" office:value-type="string" calcext:value-type="string">
            <text:p>Quentin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6-11-18" calcext:value-type="date">
            <text:p>18/11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Fernand Darchicourt</text:p>
          </table:table-cell>
        </table:table-row>
        <table:table-row table:style-name="ro3">
          <table:table-cell table:style-name="ce2" office:value-type="string" calcext:value-type="string">
            <text:p>20150946</text:p>
          </table:table-cell>
          <table:table-cell table:style-name="ce6" office:value-type="string" calcext:value-type="string">
            <text:p>GREMBER</text:p>
          </table:table-cell>
          <table:table-cell table:style-name="ce6" office:value-type="string" calcext:value-type="string">
            <text:p>Nicolas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6-11-02" calcext:value-type="date">
            <text:p>02/11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Andre Malraux</text:p>
          </table:table-cell>
        </table:table-row>
        <table:table-row table:style-name="ro3">
          <table:table-cell table:style-name="ce2" office:value-type="string" calcext:value-type="string">
            <text:p>20150947</text:p>
          </table:table-cell>
          <table:table-cell table:style-name="ce6" office:value-type="string" calcext:value-type="string">
            <text:p>HENNAUT</text:p>
          </table:table-cell>
          <table:table-cell table:style-name="ce6" office:value-type="string" calcext:value-type="string">
            <text:p>Thibaut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7-10-23" calcext:value-type="date">
            <text:p>23/10/97</text:p>
          </table:table-cell>
          <table:table-cell table:style-name="ce12" office:value-type="string" calcext:value-type="string">
            <text:p>ES</text:p>
          </table:table-cell>
          <table:table-cell table:style-name="ce13" office:value-type="string" calcext:value-type="string">
            <text:p>GAMBETTA CARNOT</text:p>
          </table:table-cell>
        </table:table-row>
        <table:table-row table:style-name="ro3">
          <table:table-cell table:style-name="ce2" office:value-type="string" calcext:value-type="string">
            <text:p>20150948</text:p>
          </table:table-cell>
          <table:table-cell table:style-name="ce7" office:value-type="string" calcext:value-type="string">
            <text:p>KURZAWSKI</text:p>
          </table:table-cell>
          <table:table-cell table:style-name="ce7" office:value-type="string" calcext:value-type="string">
            <text:p>Pierre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8-01-12" calcext:value-type="date">
            <text:p>12/01/98</text:p>
          </table:table-cell>
          <table:table-cell table:style-name="ce12" office:value-type="string" calcext:value-type="string">
            <text:p>ES</text:p>
          </table:table-cell>
          <table:table-cell table:style-name="ce13" office:value-type="string" calcext:value-type="string">
            <text:p>Lycée Anatole France</text:p>
          </table:table-cell>
        </table:table-row>
        <table:table-row table:style-name="ro3">
          <table:table-cell table:style-name="ce2" office:value-type="string" calcext:value-type="string">
            <text:p>20150949</text:p>
          </table:table-cell>
          <table:table-cell table:style-name="ce7" office:value-type="string" calcext:value-type="string">
            <text:p>LAMBERSENS</text:p>
          </table:table-cell>
          <table:table-cell table:style-name="ce7" office:value-type="string" calcext:value-type="string">
            <text:p>Adrien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7-04-20" calcext:value-type="date">
            <text:p>20/04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Voltaire</text:p>
          </table:table-cell>
        </table:table-row>
        <table:table-row table:style-name="ro3">
          <table:table-cell table:style-name="ce2" office:value-type="string" calcext:value-type="string">
            <text:p>20150950</text:p>
          </table:table-cell>
          <table:table-cell table:style-name="ce6" office:value-type="string" calcext:value-type="string">
            <text:p>LE FOLL</text:p>
          </table:table-cell>
          <table:table-cell table:style-name="ce6" office:value-type="string" calcext:value-type="string">
            <text:p>Coralie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7-10-27" calcext:value-type="date">
            <text:p>27/10/97</text:p>
          </table:table-cell>
          <table:table-cell table:style-name="ce12" office:value-type="string" calcext:value-type="string">
            <text:p>ES</text:p>
          </table:table-cell>
          <table:table-cell table:style-name="ce13" office:value-type="string" calcext:value-type="string">
            <text:p>Lycée Saint-Paul</text:p>
          </table:table-cell>
        </table:table-row>
        <table:table-row table:style-name="ro3">
          <table:table-cell table:style-name="ce2" office:value-type="string" calcext:value-type="string">
            <text:p>20150951</text:p>
          </table:table-cell>
          <table:table-cell table:style-name="ce6" office:value-type="string" calcext:value-type="string">
            <text:p>LECHA</text:p>
          </table:table-cell>
          <table:table-cell table:style-name="ce6" office:value-type="string" calcext:value-type="string">
            <text:p>Benjamin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12-09" calcext:value-type="date">
            <text:p>09/12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Albert Chatelet</text:p>
          </table:table-cell>
        </table:table-row>
        <table:table-row table:style-name="ro3">
          <table:table-cell table:style-name="ce2" office:value-type="string" calcext:value-type="string">
            <text:p>20150952</text:p>
          </table:table-cell>
          <table:table-cell table:style-name="ce7" office:value-type="string" calcext:value-type="string">
            <text:p>LEFAIT</text:p>
          </table:table-cell>
          <table:table-cell table:style-name="ce7" office:value-type="string" calcext:value-type="string">
            <text:p>Romain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6-11-09" calcext:value-type="date">
            <text:p>09/11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I.U.T. de Lille A</text:p>
          </table:table-cell>
        </table:table-row>
        <table:table-row table:style-name="ro3">
          <table:table-cell table:style-name="ce2" office:value-type="string" calcext:value-type="string">
            <text:p>20150953</text:p>
          </table:table-cell>
          <table:table-cell table:style-name="ce7" office:value-type="string" calcext:value-type="string">
            <text:p>LEFEBVRE</text:p>
          </table:table-cell>
          <table:table-cell table:style-name="ce7" office:value-type="string" calcext:value-type="string">
            <text:p>Jéremy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6-09-23" calcext:value-type="date">
            <text:p>23/09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Carnot</text:p>
          </table:table-cell>
        </table:table-row>
        <table:table-row table:style-name="ro3">
          <table:table-cell table:style-name="ce2" office:value-type="string" calcext:value-type="string">
            <text:p>20150954</text:p>
          </table:table-cell>
          <table:table-cell table:style-name="ce6" office:value-type="string" calcext:value-type="string">
            <text:p>LEFEBVRE</text:p>
          </table:table-cell>
          <table:table-cell table:style-name="ce6" office:value-type="string" calcext:value-type="string">
            <text:p>Kévin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7-10-28" calcext:value-type="date">
            <text:p>28/10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Voltaire</text:p>
          </table:table-cell>
        </table:table-row>
        <table:table-row table:style-name="ro3">
          <table:table-cell table:style-name="ce2" office:value-type="string" calcext:value-type="string">
            <text:p>20150955</text:p>
          </table:table-cell>
          <table:table-cell table:style-name="ce6" office:value-type="string" calcext:value-type="string">
            <text:p>LEGRAND</text:p>
          </table:table-cell>
          <table:table-cell table:style-name="ce6" office:value-type="string" calcext:value-type="string">
            <text:p>Baptiste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02-06" calcext:value-type="date">
            <text:p>06/02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Fernand Darchicourt</text:p>
          </table:table-cell>
        </table:table-row>
        <table:table-row table:style-name="ro3">
          <table:table-cell table:style-name="ce2" office:value-type="string" calcext:value-type="string">
            <text:p>20150956</text:p>
          </table:table-cell>
          <table:table-cell table:style-name="ce7" office:value-type="string" calcext:value-type="string">
            <text:p>LEGRU</text:p>
          </table:table-cell>
          <table:table-cell table:style-name="ce7" office:value-type="string" calcext:value-type="string">
            <text:p>Florent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7-02-03" calcext:value-type="date">
            <text:p>03/02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Carnot</text:p>
          </table:table-cell>
        </table:table-row>
        <table:table-row table:style-name="ro3">
          <table:table-cell table:style-name="ce2" office:value-type="string" calcext:value-type="string">
            <text:p>20150957</text:p>
          </table:table-cell>
          <table:table-cell table:style-name="ce6" office:value-type="string" calcext:value-type="string">
            <text:p>LEMAITRE</text:p>
          </table:table-cell>
          <table:table-cell table:style-name="ce6" office:value-type="string" calcext:value-type="string">
            <text:p>Valentin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6-10-22" calcext:value-type="date">
            <text:p>22/10/96</text:p>
          </table:table-cell>
          <table:table-cell table:style-name="ce12" office:value-type="string" calcext:value-type="string">
            <text:p>STI2D </text:p>
          </table:table-cell>
          <table:table-cell table:style-name="ce13" office:value-type="string" calcext:value-type="string">
            <text:p>André Malraux</text:p>
          </table:table-cell>
        </table:table-row>
        <table:table-row table:style-name="ro3">
          <table:table-cell table:style-name="ce2" office:value-type="string" calcext:value-type="string">
            <text:p>20150958</text:p>
          </table:table-cell>
          <table:table-cell table:style-name="ce6" office:value-type="string" calcext:value-type="string">
            <text:p>LESAFFRE</text:p>
          </table:table-cell>
          <table:table-cell table:style-name="ce6" office:value-type="string" calcext:value-type="string">
            <text:p>Romain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6-06-19" calcext:value-type="date">
            <text:p>19/06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IG2I</text:p>
          </table:table-cell>
        </table:table-row>
        <table:table-row table:style-name="ro3">
          <table:table-cell table:style-name="ce2" office:value-type="string" calcext:value-type="string">
            <text:p>20150959</text:p>
          </table:table-cell>
          <table:table-cell table:style-name="ce6" office:value-type="string" calcext:value-type="string">
            <text:p>LETERTRE</text:p>
          </table:table-cell>
          <table:table-cell table:style-name="ce6" office:value-type="string" calcext:value-type="string">
            <text:p>Florian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08-06" calcext:value-type="date">
            <text:p>06/08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Guy Mollet</text:p>
          </table:table-cell>
        </table:table-row>
        <table:table-row table:style-name="ro3">
          <table:table-cell table:style-name="ce2" office:value-type="string" calcext:value-type="string">
            <text:p>20150960</text:p>
          </table:table-cell>
          <table:table-cell table:style-name="ce6" office:value-type="string" calcext:value-type="string">
            <text:p>LONGOUR</text:p>
          </table:table-cell>
          <table:table-cell table:style-name="ce6" office:value-type="string" calcext:value-type="string">
            <text:p>David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7-11-24" calcext:value-type="date">
            <text:p>24/11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Guy Mollet</text:p>
          </table:table-cell>
        </table:table-row>
        <table:table-row table:style-name="ro3">
          <table:table-cell table:style-name="ce2" office:value-type="string" calcext:value-type="string">
            <text:p>20150961</text:p>
          </table:table-cell>
          <table:table-cell table:style-name="ce6" office:value-type="string" calcext:value-type="string">
            <text:p>LOOPE</text:p>
          </table:table-cell>
          <table:table-cell table:style-name="ce6" office:value-type="string" calcext:value-type="string">
            <text:p>Giovanni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7-05-21" calcext:value-type="date">
            <text:p>21/05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Henri Darras</text:p>
          </table:table-cell>
        </table:table-row>
        <table:table-row table:style-name="ro3">
          <table:table-cell table:style-name="ce2" office:value-type="string" calcext:value-type="string">
            <text:p>20150962</text:p>
          </table:table-cell>
          <table:table-cell table:style-name="ce6" office:value-type="string" calcext:value-type="string">
            <text:p>MAERTEN</text:p>
          </table:table-cell>
          <table:table-cell table:style-name="ce6" office:value-type="string" calcext:value-type="string">
            <text:p>Nicolas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7-10-25" calcext:value-type="date">
            <text:p>25/10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IG2I</text:p>
          </table:table-cell>
        </table:table-row>
        <table:table-row table:style-name="ro3">
          <table:table-cell table:style-name="ce2" office:value-type="string" calcext:value-type="string">
            <text:p>20150963</text:p>
          </table:table-cell>
          <table:table-cell table:style-name="ce7" office:value-type="string" calcext:value-type="string">
            <text:p>MAILLOT</text:p>
          </table:table-cell>
          <table:table-cell table:style-name="ce7" office:value-type="string" calcext:value-type="string">
            <text:p>Maxime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8-02-01" calcext:value-type="date">
            <text:p>01/02/98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EE GENERAL INTERNAT D'EXCELLENCE</text:p>
          </table:table-cell>
        </table:table-row>
        <table:table-row table:style-name="ro3">
          <table:table-cell table:style-name="ce2" office:value-type="string" calcext:value-type="string">
            <text:p>20150964</text:p>
          </table:table-cell>
          <table:table-cell table:style-name="ce6" office:value-type="string" calcext:value-type="string">
            <text:p>MARIE</text:p>
          </table:table-cell>
          <table:table-cell table:style-name="ce6" office:value-type="string" calcext:value-type="string">
            <text:p>Louis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3-11-04" calcext:value-type="date">
            <text:p>04/11/93</text:p>
          </table:table-cell>
          <table:table-cell table:style-name="ce12" office:value-type="string" calcext:value-type="string">
            <text:p>STI2D</text:p>
          </table:table-cell>
          <table:table-cell table:style-name="ce13" office:value-type="string" calcext:value-type="string">
            <text:p>Lycée Louis Pasteur</text:p>
          </table:table-cell>
        </table:table-row>
        <table:table-row table:style-name="ro3">
          <table:table-cell table:style-name="ce2" office:value-type="string" calcext:value-type="string">
            <text:p>20150965</text:p>
          </table:table-cell>
          <table:table-cell table:style-name="ce6" office:value-type="string" calcext:value-type="string">
            <text:p>MARTIN</text:p>
          </table:table-cell>
          <table:table-cell table:style-name="ce6" office:value-type="string" calcext:value-type="string">
            <text:p>Alexandre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07-01" calcext:value-type="date">
            <text:p>01/07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Cesar Baggio</text:p>
          </table:table-cell>
        </table:table-row>
        <table:table-row table:style-name="ro3">
          <table:table-cell table:style-name="ce2" office:value-type="string" calcext:value-type="string">
            <text:p>20150966</text:p>
          </table:table-cell>
          <table:table-cell table:style-name="ce6" office:value-type="string" calcext:value-type="string">
            <text:p>MASSELOT</text:p>
          </table:table-cell>
          <table:table-cell table:style-name="ce6" office:value-type="string" calcext:value-type="string">
            <text:p>Romain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7-08-05" calcext:value-type="date">
            <text:p>05/08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IG2I</text:p>
          </table:table-cell>
        </table:table-row>
        <table:table-row table:style-name="ro3">
          <table:table-cell table:style-name="ce2" office:value-type="string" calcext:value-type="string">
            <text:p>20150967</text:p>
          </table:table-cell>
          <table:table-cell table:style-name="ce6" office:value-type="string" calcext:value-type="string">
            <text:p>MERLIN</text:p>
          </table:table-cell>
          <table:table-cell table:style-name="ce6" office:value-type="string" calcext:value-type="string">
            <text:p>Anthony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6-08-08" calcext:value-type="date">
            <text:p>08/08/96</text:p>
          </table:table-cell>
          <table:table-cell table:style-name="ce12" office:value-type="string" calcext:value-type="string">
            <text:p>STI2D</text:p>
          </table:table-cell>
          <table:table-cell table:style-name="ce13" office:value-type="string" calcext:value-type="string">
            <text:p>Lycée Andre Malraux</text:p>
          </table:table-cell>
        </table:table-row>
        <table:table-row table:style-name="ro3">
          <table:table-cell table:style-name="ce2" office:value-type="string" calcext:value-type="string">
            <text:p>20150968</text:p>
          </table:table-cell>
          <table:table-cell table:style-name="ce6" office:value-type="string" calcext:value-type="string">
            <text:p>PETIT</text:p>
          </table:table-cell>
          <table:table-cell table:style-name="ce6" office:value-type="string" calcext:value-type="string">
            <text:p>Chloe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12-14" calcext:value-type="date">
            <text:p>14/12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IG2I</text:p>
          </table:table-cell>
        </table:table-row>
        <table:table-row table:style-name="ro3">
          <table:table-cell table:style-name="ce2" office:value-type="string" calcext:value-type="string">
            <text:p>20150969</text:p>
          </table:table-cell>
          <table:table-cell table:style-name="ce6" office:value-type="string" calcext:value-type="string">
            <text:p>POLAN</text:p>
          </table:table-cell>
          <table:table-cell table:style-name="ce6" office:value-type="string" calcext:value-type="string">
            <text:p>Geoffrey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6-03-22" calcext:value-type="date">
            <text:p>22/03/96</text:p>
          </table:table-cell>
          <table:table-cell table:style-name="ce12" office:value-type="string" calcext:value-type="string">
            <text:p>STI2D</text:p>
          </table:table-cell>
          <table:table-cell table:style-name="ce13" office:value-type="string" calcext:value-type="string">
            <text:p>Lycée Henri Darras</text:p>
          </table:table-cell>
        </table:table-row>
        <table:table-row table:style-name="ro3">
          <table:table-cell table:style-name="ce2" office:value-type="string" calcext:value-type="string">
            <text:p>20150970</text:p>
          </table:table-cell>
          <table:table-cell table:style-name="ce7" office:value-type="string" calcext:value-type="string">
            <text:p>POUILLY</text:p>
          </table:table-cell>
          <table:table-cell table:style-name="ce7" office:value-type="string" calcext:value-type="string">
            <text:p>Gaetan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7-10-30" calcext:value-type="date">
            <text:p>30/10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Guy Mollet</text:p>
          </table:table-cell>
        </table:table-row>
        <table:table-row table:style-name="ro3">
          <table:table-cell table:style-name="ce2" office:value-type="string" calcext:value-type="string">
            <text:p>20150971</text:p>
          </table:table-cell>
          <table:table-cell table:style-name="ce6" office:value-type="string" calcext:value-type="string">
            <text:p>ROLAND</text:p>
          </table:table-cell>
          <table:table-cell table:style-name="ce6" office:value-type="string" calcext:value-type="string">
            <text:p>Jeremie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6-10-23" calcext:value-type="date">
            <text:p>23/10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Arthur Rimbaud</text:p>
          </table:table-cell>
        </table:table-row>
        <table:table-row table:style-name="ro3">
          <table:table-cell table:style-name="ce2" office:value-type="string" calcext:value-type="string">
            <text:p>20150972</text:p>
          </table:table-cell>
          <table:table-cell table:style-name="ce7" office:value-type="string" calcext:value-type="string">
            <text:p>ROTTIERS</text:p>
          </table:table-cell>
          <table:table-cell table:style-name="ce7" office:value-type="string" calcext:value-type="string">
            <text:p>Theo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7-07-14" calcext:value-type="date">
            <text:p>14/07/97</text:p>
          </table:table-cell>
          <table:table-cell table:style-name="ce12" office:value-type="string" calcext:value-type="string">
            <text:p>STI2D</text:p>
          </table:table-cell>
          <table:table-cell table:style-name="ce13" office:value-type="string" calcext:value-type="string">
            <text:p>Lycée Louis Pasteur</text:p>
          </table:table-cell>
        </table:table-row>
        <table:table-row table:style-name="ro3">
          <table:table-cell table:style-name="ce2" office:value-type="string" calcext:value-type="string">
            <text:p>20150973</text:p>
          </table:table-cell>
          <table:table-cell table:style-name="ce7" office:value-type="string" calcext:value-type="string">
            <text:p>SACRE</text:p>
          </table:table-cell>
          <table:table-cell table:style-name="ce7" office:value-type="string" calcext:value-type="string">
            <text:p>Pierre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7-09-03" calcext:value-type="date">
            <text:p>03/09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SAINT-LUC</text:p>
          </table:table-cell>
        </table:table-row>
        <table:table-row table:style-name="ro3">
          <table:table-cell table:style-name="ce2" office:value-type="string" calcext:value-type="string">
            <text:p>20150974</text:p>
          </table:table-cell>
          <table:table-cell table:style-name="ce6" office:value-type="string" calcext:value-type="string">
            <text:p>SCHILLER</text:p>
          </table:table-cell>
          <table:table-cell table:style-name="ce6" office:value-type="string" calcext:value-type="string">
            <text:p>Dylan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6-01-25" calcext:value-type="date">
            <text:p>25/01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Guy Mollet</text:p>
          </table:table-cell>
        </table:table-row>
        <table:table-row table:style-name="ro3">
          <table:table-cell table:style-name="ce2" office:value-type="string" calcext:value-type="string">
            <text:p>20150975</text:p>
          </table:table-cell>
          <table:table-cell table:style-name="ce6" office:value-type="string" calcext:value-type="string">
            <text:p>SURET</text:p>
          </table:table-cell>
          <table:table-cell table:style-name="ce6" office:value-type="string" calcext:value-type="string">
            <text:p>Kévin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6-07-08" calcext:value-type="date">
            <text:p>08/07/96</text:p>
          </table:table-cell>
          <table:table-cell table:style-name="ce12" office:value-type="string" calcext:value-type="string">
            <text:p>STI2D</text:p>
          </table:table-cell>
          <table:table-cell table:style-name="ce13" office:value-type="string" calcext:value-type="string">
            <text:p>Lycée Louis Pasteur</text:p>
          </table:table-cell>
        </table:table-row>
        <table:table-row table:style-name="ro3">
          <table:table-cell table:style-name="ce2" office:value-type="string" calcext:value-type="string">
            <text:p>20150976</text:p>
          </table:table-cell>
          <table:table-cell table:style-name="ce7" office:value-type="string" calcext:value-type="string">
            <text:p>SZKARADEK</text:p>
          </table:table-cell>
          <table:table-cell table:style-name="ce7" office:value-type="string" calcext:value-type="string">
            <text:p>Thibaud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7-10-27" calcext:value-type="date">
            <text:p>27/10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Auguste Behal</text:p>
          </table:table-cell>
        </table:table-row>
        <table:table-row table:style-name="ro3">
          <table:table-cell table:style-name="ce2" office:value-type="string" calcext:value-type="string">
            <text:p>20150977</text:p>
          </table:table-cell>
          <table:table-cell table:style-name="ce6" office:value-type="string" calcext:value-type="string">
            <text:p>SZYMURA</text:p>
          </table:table-cell>
          <table:table-cell table:style-name="ce6" office:value-type="string" calcext:value-type="string">
            <text:p>Alexandre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6-03-08" calcext:value-type="date">
            <text:p>08/03/96</text:p>
          </table:table-cell>
          <table:table-cell table:style-name="ce12" office:value-type="string" calcext:value-type="string">
            <text:p>STI2D</text:p>
          </table:table-cell>
          <table:table-cell table:style-name="ce13" office:value-type="string" calcext:value-type="string">
            <text:p>Lycée Andre Malraux</text:p>
          </table:table-cell>
        </table:table-row>
        <table:table-row table:style-name="ro3">
          <table:table-cell table:style-name="ce2" office:value-type="string" calcext:value-type="string">
            <text:p>20150978</text:p>
          </table:table-cell>
          <table:table-cell table:style-name="ce6" office:value-type="string" calcext:value-type="string">
            <text:p>TANG</text:p>
          </table:table-cell>
          <table:table-cell table:style-name="ce6" office:value-type="string" calcext:value-type="string">
            <text:p>Frédéric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6-08-13" calcext:value-type="date">
            <text:p>13/08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Henri Darras</text:p>
          </table:table-cell>
        </table:table-row>
        <table:table-row table:style-name="ro3">
          <table:table-cell table:style-name="ce2" office:value-type="string" calcext:value-type="string">
            <text:p>20150979</text:p>
          </table:table-cell>
          <table:table-cell table:style-name="ce7" office:value-type="string" calcext:value-type="string">
            <text:p>TASSART</text:p>
          </table:table-cell>
          <table:table-cell table:style-name="ce7" office:value-type="string" calcext:value-type="string">
            <text:p>Alexandre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7-08-04" calcext:value-type="date">
            <text:p>04/08/97</text:p>
          </table:table-cell>
          <table:table-cell table:style-name="ce12" office:value-type="string" calcext:value-type="string">
            <text:p>DAEU</text:p>
          </table:table-cell>
          <table:table-cell table:style-name="ce13" office:value-type="string" calcext:value-type="string">
            <text:p>Université d'Artois - Site de Lens</text:p>
          </table:table-cell>
        </table:table-row>
        <table:table-row table:style-name="ro3">
          <table:table-cell table:style-name="ce2" office:value-type="string" calcext:value-type="string">
            <text:p>20150980</text:p>
          </table:table-cell>
          <table:table-cell table:style-name="ce6" office:value-type="string" calcext:value-type="string">
            <text:p>THERAGE</text:p>
          </table:table-cell>
          <table:table-cell table:style-name="ce6" office:value-type="string" calcext:value-type="string">
            <text:p>Lucas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8-04-18" calcext:value-type="date">
            <text:p>18/04/98</text:p>
          </table:table-cell>
          <table:table-cell table:style-name="ce12" office:value-type="string" calcext:value-type="string">
            <text:p>STI2D</text:p>
          </table:table-cell>
          <table:table-cell table:style-name="ce13" office:value-type="string" calcext:value-type="string">
            <text:p>Lycée Andre Malraux</text:p>
          </table:table-cell>
        </table:table-row>
        <table:table-row table:style-name="ro3">
          <table:table-cell table:style-name="ce2" office:value-type="string" calcext:value-type="string">
            <text:p>20150981</text:p>
          </table:table-cell>
          <table:table-cell table:style-name="ce7" office:value-type="string" calcext:value-type="string">
            <text:p>THOMAS</text:p>
          </table:table-cell>
          <table:table-cell table:style-name="ce7" office:value-type="string" calcext:value-type="string">
            <text:p>Louis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8-05-05" calcext:value-type="date">
            <text:p>05/05/98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Université d'Artois - Site d'Arras</text:p>
          </table:table-cell>
        </table:table-row>
        <table:table-row table:style-name="ro3">
          <table:table-cell table:style-name="ce2" office:value-type="string" calcext:value-type="string">
            <text:p>20150982</text:p>
          </table:table-cell>
          <table:table-cell table:style-name="ce7" office:value-type="string" calcext:value-type="string">
            <text:p>VANDEWOORDE</text:p>
          </table:table-cell>
          <table:table-cell table:style-name="ce7" office:value-type="string" calcext:value-type="string">
            <text:p>Aymeric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6-02-15" calcext:value-type="date">
            <text:p>15/02/96</text:p>
          </table:table-cell>
          <table:table-cell table:style-name="ce12" office:value-type="string" calcext:value-type="string">
            <text:p>STI2D</text:p>
          </table:table-cell>
          <table:table-cell table:style-name="ce13" office:value-type="string" calcext:value-type="string">
            <text:p>Lycée Edouard Branly</text:p>
          </table:table-cell>
        </table:table-row>
        <table:table-row table:style-name="ro3">
          <table:table-cell table:style-name="ce2" office:value-type="string" calcext:value-type="string">
            <text:p>20150983</text:p>
          </table:table-cell>
          <table:table-cell table:style-name="ce6" office:value-type="string" calcext:value-type="string">
            <text:p>VANROY</text:p>
          </table:table-cell>
          <table:table-cell table:style-name="ce6" office:value-type="string" calcext:value-type="string">
            <text:p>Julien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6-08-17" calcext:value-type="date">
            <text:p>17/08/96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Paul Gauguin</text:p>
          </table:table-cell>
        </table:table-row>
        <table:table-row table:style-name="ro3">
          <table:table-cell table:style-name="ce2" office:value-type="string" calcext:value-type="string">
            <text:p>20150984</text:p>
          </table:table-cell>
          <table:table-cell table:style-name="ce6" office:value-type="string" calcext:value-type="string">
            <text:p>VELLA</text:p>
          </table:table-cell>
          <table:table-cell table:style-name="ce6" office:value-type="string" calcext:value-type="string">
            <text:p>Emanuele</text:p>
          </table:table-cell>
          <table:table-cell table:style-name="ce9" office:value-type="string" calcext:value-type="string">
            <text:p>2-C</text:p>
          </table:table-cell>
          <table:table-cell table:style-name="ce11" office:value-type="date" office:date-value="1997-03-19" calcext:value-type="date">
            <text:p>19/03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Louis Pasteur</text:p>
          </table:table-cell>
        </table:table-row>
        <table:table-row table:style-name="ro3">
          <table:table-cell table:style-name="ce2" office:value-type="string" calcext:value-type="string">
            <text:p>20150985</text:p>
          </table:table-cell>
          <table:table-cell table:style-name="ce6" office:value-type="string" calcext:value-type="string">
            <text:p>VERPOEST</text:p>
          </table:table-cell>
          <table:table-cell table:style-name="ce6" office:value-type="string" calcext:value-type="string">
            <text:p>Sylvain</text:p>
          </table:table-cell>
          <table:table-cell table:style-name="ce9" office:value-type="string" calcext:value-type="string">
            <text:p>2-A</text:p>
          </table:table-cell>
          <table:table-cell table:style-name="ce11" office:value-type="date" office:date-value="1997-10-21" calcext:value-type="date">
            <text:p>21/10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Louis Pasteur</text:p>
          </table:table-cell>
        </table:table-row>
        <table:table-row table:style-name="ro3">
          <table:table-cell table:style-name="ce2" office:value-type="string" calcext:value-type="string">
            <text:p>20150986</text:p>
          </table:table-cell>
          <table:table-cell table:style-name="ce7" office:value-type="string" calcext:value-type="string">
            <text:p>WICART</text:p>
          </table:table-cell>
          <table:table-cell table:style-name="ce7" office:value-type="string" calcext:value-type="string">
            <text:p>Melvin</text:p>
          </table:table-cell>
          <table:table-cell table:style-name="ce10" office:value-type="string" calcext:value-type="string">
            <text:p>2-B</text:p>
          </table:table-cell>
          <table:table-cell table:style-name="ce11" office:value-type="date" office:date-value="1997-02-07" calcext:value-type="date">
            <text:p>07/02/97</text:p>
          </table:table-cell>
          <table:table-cell table:style-name="ce12" office:value-type="string" calcext:value-type="string">
            <text:p>S</text:p>
          </table:table-cell>
          <table:table-cell table:style-name="ce13" office:value-type="string" calcext:value-type="string">
            <text:p>Lycée Jean Monnet</text:p>
          </table:table-cell>
        </table:table-row>
        <table:table-row table:style-name="ro4" table:number-rows-repeated="1048512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Matieres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3" table:default-cell-style-name="ce2"/>
        <table:table-row table:style-name="ro4">
          <table:table-cell table:style-name="ce14" office:value-type="string" calcext:value-type="string">
            <text:p>Référence</text:p>
          </table:table-cell>
          <table:table-cell table:style-name="ce16" office:value-type="string" calcext:value-type="string">
            <text:p>Nom Module</text:p>
          </table:table-cell>
          <table:table-cell table:style-name="ce14" office:value-type="string" calcext:value-type="string">
            <text:p>Abréviation</text:p>
          </table:table-cell>
          <table:table-cell table:style-name="ce14" office:value-type="string" calcext:value-type="string">
            <text:p>Coefficient</text:p>
          </table:table-cell>
          <table:table-cell table:style-name="ce14" office:value-type="string" calcext:value-type="string">
            <text:p>UE</text:p>
          </table:table-cell>
          <table:table-cell table:style-name="ce14" office:value-type="string" calcext:value-type="string">
            <text:p>Semestre</text:p>
          </table:table-cell>
        </table:table-row>
        <table:table-row table:style-name="ro4">
          <table:table-cell table:style-name="ce15" office:value-type="string" calcext:value-type="string">
            <text:p>M3101</text:p>
          </table:table-cell>
          <table:table-cell table:style-name="ce17" office:value-type="string" calcext:value-type="string">
            <text:p>Principes des systèmes d'exploitation </text:p>
          </table:table-cell>
          <table:table-cell table:style-name="ce15" office:value-type="string" calcext:value-type="string">
            <text:p>SE-3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string" calcext:value-type="string">
            <text:p>UE31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102</text:p>
          </table:table-cell>
          <table:table-cell table:style-name="ce17" office:value-type="string" calcext:value-type="string">
            <text:p>Services réseaux </text:p>
          </table:table-cell>
          <table:table-cell table:style-name="ce15" office:value-type="string" calcext:value-type="string">
            <text:p>RX-2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string" calcext:value-type="string">
            <text:p>UE31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103</text:p>
          </table:table-cell>
          <table:table-cell table:style-name="ce17" office:value-type="string" calcext:value-type="string">
            <text:p>Algorithmique avancée</text:p>
          </table:table-cell>
          <table:table-cell table:style-name="ce15" office:value-type="string" calcext:value-type="string">
            <text:p>APA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string" calcext:value-type="string">
            <text:p>UE31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104</text:p>
          </table:table-cell>
          <table:table-cell table:style-name="ce17" office:value-type="string" calcext:value-type="string">
            <text:p>Programmation Web côté serveur </text:p>
          </table:table-cell>
          <table:table-cell table:style-name="ce15" office:value-type="string" calcext:value-type="string">
            <text:p>Pweb-1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string" calcext:value-type="string">
            <text:p>UE31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105</text:p>
          </table:table-cell>
          <table:table-cell table:style-name="ce17" office:value-type="string" calcext:value-type="string">
            <text:p>Conception et programmation objet avancées </text:p>
          </table:table-cell>
          <table:table-cell table:style-name="ce15" office:value-type="string" calcext:value-type="string">
            <text:p>CPA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string" calcext:value-type="string">
            <text:p>UE31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106</text:p>
          </table:table-cell>
          <table:table-cell table:style-name="ce17" office:value-type="string" calcext:value-type="string">
            <text:p>Bases de données avancées </text:p>
          </table:table-cell>
          <table:table-cell table:style-name="ce15" office:value-type="string" calcext:value-type="string">
            <text:p>BDA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string" calcext:value-type="string">
            <text:p>UE31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201</text:p>
          </table:table-cell>
          <table:table-cell table:style-name="ce17" office:value-type="string" calcext:value-type="string">
            <text:p>Probabilités et statistiques </text:p>
          </table:table-cell>
          <table:table-cell table:style-name="ce15" office:value-type="string" calcext:value-type="string">
            <text:p>Proba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string" calcext:value-type="string">
            <text:p>UE32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202</text:p>
          </table:table-cell>
          <table:table-cell table:style-name="ce17" office:value-type="string" calcext:value-type="string">
            <text:p>Modélisations mathématiques </text:p>
          </table:table-cell>
          <table:table-cell table:style-name="ce15" office:value-type="string" calcext:value-type="string">
            <text:p>ModMath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string" calcext:value-type="string">
            <text:p>UE32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203</text:p>
          </table:table-cell>
          <table:table-cell table:style-name="ce17" office:value-type="string" calcext:value-type="string">
            <text:p>Droit des technologies de l’information et de la communication (TIC) </text:p>
          </table:table-cell>
          <table:table-cell table:style-name="ce15" office:value-type="string" calcext:value-type="string">
            <text:p>Droit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string" calcext:value-type="string">
            <text:p>UE32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204</text:p>
          </table:table-cell>
          <table:table-cell table:style-name="ce17" office:value-type="string" calcext:value-type="string">
            <text:p>Gestion des systèmes d'information </text:p>
          </table:table-cell>
          <table:table-cell table:style-name="ce15" office:value-type="string" calcext:value-type="string">
            <text:p>GSI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string" calcext:value-type="string">
            <text:p>UE32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205</text:p>
          </table:table-cell>
          <table:table-cell table:style-name="ce17" office:value-type="string" calcext:value-type="string">
            <text:p>Expression-Communication – Communication professionnelle </text:p>
          </table:table-cell>
          <table:table-cell table:style-name="ce15" office:value-type="string" calcext:value-type="string">
            <text:p>Com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string" calcext:value-type="string">
            <text:p>UE32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206</text:p>
          </table:table-cell>
          <table:table-cell table:style-name="ce17" office:value-type="string" calcext:value-type="string">
            <text:p>Collaborer en anglais</text:p>
          </table:table-cell>
          <table:table-cell table:style-name="ce15" office:value-type="string" calcext:value-type="string">
            <text:p>Ang-3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string" calcext:value-type="string">
            <text:p>UE32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301</text:p>
          </table:table-cell>
          <table:table-cell table:style-name="ce17" office:value-type="string" calcext:value-type="string">
            <text:p>Méthodologie de la production d’applications </text:p>
          </table:table-cell>
          <table:table-cell table:style-name="ce15" office:value-type="string" calcext:value-type="string">
            <text:p>ProdApp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UE33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302</text:p>
          </table:table-cell>
          <table:table-cell table:style-name="ce17" office:value-type="string" calcext:value-type="string">
            <text:p>Projet tutoré – Mise en situation professionnelle </text:p>
          </table:table-cell>
          <table:table-cell table:style-name="ce15" office:value-type="string" calcext:value-type="string">
            <text:p>PT-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UE33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office:value-type="string" calcext:value-type="string">
            <text:p>M3303</text:p>
          </table:table-cell>
          <table:table-cell table:style-name="ce17" office:value-type="string" calcext:value-type="string">
            <text:p>PPP – Préciser son projet </text:p>
          </table:table-cell>
          <table:table-cell table:style-name="ce15" office:value-type="string" calcext:value-type="string">
            <text:p>PPP-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UE33</text:p>
          </table:table-cell>
          <table:table-cell table:style-name="ce21" office:value-type="string" calcext:value-type="string">
            <text:p>S3</text:p>
          </table:table-cell>
        </table:table-row>
        <table:table-row table:style-name="ro4">
          <table:table-cell table:style-name="ce15" table:number-columns-repeated="3"/>
          <table:table-cell table:style-name="ce21" table:number-columns-repeated="3"/>
        </table:table-row>
        <table:table-row table:style-name="ro4">
          <table:table-cell table:number-columns-repeated="6"/>
        </table:table-row>
        <table:table-row table:style-name="ro4">
          <table:table-cell table:style-name="ce15" office:value-type="string" calcext:value-type="string">
            <text:p>UE31</text:p>
          </table:table-cell>
          <table:table-cell table:style-name="ce15" office:value-type="string" calcext:value-type="string">
            <text:p>Informatique Avancé</text:p>
          </table:table-cell>
          <table:table-cell table:formula="of:=SUM([.D2:.D7])"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UE32</text:p>
          </table:table-cell>
          <table:table-cell table:style-name="ce17" office:value-type="string" calcext:value-type="string">
            <text:p>Culture scientifique, sociale et humaine avancées</text:p>
          </table:table-cell>
          <table:table-cell table:formula="of:=SUM([.D8:.D13])"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UE33</text:p>
          </table:table-cell>
          <table:table-cell table:style-name="ce18" office:value-type="string" calcext:value-type="string">
            <text:p>Méthodologie et Projets</text:p>
          </table:table-cell>
          <table:table-cell table:formula="of:=SUM([.D14:.D16])"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Département</text:p>
          </table:table-cell>
          <table:table-cell table:style-name="ce19" office:value-type="string" calcext:value-type="string">
            <text:p>INFO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nnée</text:p>
          </table:table-cell>
          <table:table-cell table:style-name="ce19" office:value-type="string" calcext:value-type="string">
            <text:p>INFO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ate début</text:p>
          </table:table-cell>
          <table:table-cell table:style-name="ce20" office:value-type="date" office:date-value="2016-09-01" calcext:value-type="date">
            <text:p>01/09/201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ate de fin </text:p>
          </table:table-cell>
          <table:table-cell table:style-name="ce19" office:value-type="string" calcext:value-type="string">
            <text:p>31/06/201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emestre</text:p>
          </table:table-cell>
          <table:table-cell table:style-name="ce19" office:value-type="string" calcext:value-type="string">
            <text:p>S3</text:p>
          </table:table-cell>
          <table:table-cell table:number-columns-repeated="4"/>
        </table:table-row>
        <table:table-row table:style-name="ro4" table:number-rows-repeated="1048548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Detail Notes S3" table:style-name="ta1" table:print="false">
        <table:table-column table:style-name="co5" table:default-cell-style-name="ce2"/>
        <table:table-column table:style-name="co6" table:default-cell-style-name="ce27"/>
        <table:table-column table:style-name="co7" table:default-cell-style-name="ce27"/>
        <table:table-column table:style-name="co8" table:default-cell-style-name="Default"/>
        <table:table-column table:style-name="co9" table:default-cell-style-name="ce21"/>
        <table:table-column table:style-name="co10" table:default-cell-style-name="ce21"/>
        <table:table-column table:style-name="co9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number-columns-repeated="13" table:default-cell-style-name="ce21"/>
        <table:table-column table:style-name="co14" table:default-cell-style-name="ce39"/>
        <table:table-column table:style-name="co14" table:default-cell-style-name="ce21"/>
        <table:table-column table:style-name="co6" table:default-cell-style-name="Default"/>
        <table:table-column table:style-name="co7" table:number-columns-repeated="984" table:default-cell-style-name="Default"/>
        <table:table-column table:style-name="co1" table:number-columns-repeated="14" table:default-cell-style-name="Default"/>
        <table:table-row table:style-name="ro5">
          <table:table-cell table:style-name="ce1" table:formula="of:=[Liste.A1]" office:value-type="string" office:string-value="Numéro" calcext:value-type="string">
            <text:p>Numéro</text:p>
          </table:table-cell>
          <table:table-cell table:style-name="ce22" table:formula="of:=[Liste.B1]" office:value-type="string" office:string-value="Nom" calcext:value-type="string">
            <text:p>Nom</text:p>
          </table:table-cell>
          <table:table-cell table:style-name="ce22" table:formula="of:=[Liste.C1]" office:value-type="string" office:string-value="Prénom" calcext:value-type="string">
            <text:p>Prénom</text:p>
          </table:table-cell>
          <table:table-cell table:style-name="ce1" table:formula="of:=[Liste.D1]" office:value-type="string" office:string-value="Groupe" calcext:value-type="string">
            <text:p>Groupe</text:p>
          </table:table-cell>
          <table:table-cell table:style-name="ce31" office:value-type="string" calcext:value-type="string">
            <text:p>M S3</text:p>
          </table:table-cell>
          <table:table-cell table:style-name="ce31" office:value-type="string" calcext:value-type="string">
            <text:p>Rang</text:p>
          </table:table-cell>
          <table:table-cell table:style-name="ce36" office:value-type="string" calcext:value-type="string">
            <text:p>UE31 INFO</text:p>
          </table:table-cell>
          <table:table-cell table:style-name="ce36" office:value-type="string" calcext:value-type="string">
            <text:p>UE32 CCG</text:p>
          </table:table-cell>
          <table:table-cell table:style-name="ce36" office:value-type="string" calcext:value-type="string">
            <text:p>UE33 PT</text:p>
          </table:table-cell>
          <table:table-cell table:style-name="ce36" office:value-type="string" calcext:value-type="string">
            <text:p>M3101 SE3</text:p>
          </table:table-cell>
          <table:table-cell table:style-name="ce36" office:value-type="string" calcext:value-type="string">
            <text:p>M3102 RX</text:p>
          </table:table-cell>
          <table:table-cell table:style-name="ce36" office:value-type="string" calcext:value-type="string">
            <text:p>M3103 APA</text:p>
          </table:table-cell>
          <table:table-cell table:style-name="ce36" office:value-type="string" calcext:value-type="string">
            <text:p>M3104 Pweb</text:p>
          </table:table-cell>
          <table:table-cell table:style-name="ce36" office:value-type="string" calcext:value-type="string">
            <text:p>M3105 CPA</text:p>
          </table:table-cell>
          <table:table-cell table:style-name="ce36" office:value-type="string" calcext:value-type="string">
            <text:p>M3106 BDA</text:p>
          </table:table-cell>
          <table:table-cell table:style-name="ce36" office:value-type="string" calcext:value-type="string">
            <text:p>M3201 PROBA</text:p>
          </table:table-cell>
          <table:table-cell table:style-name="ce36" office:value-type="string" calcext:value-type="string">
            <text:p>M3202 ModMath</text:p>
          </table:table-cell>
          <table:table-cell table:style-name="ce36" office:value-type="string" calcext:value-type="string">
            <text:p>M3203 Droit</text:p>
          </table:table-cell>
          <table:table-cell table:style-name="ce36" office:value-type="string" calcext:value-type="string">
            <text:p>M3204 GSI</text:p>
          </table:table-cell>
          <table:table-cell table:style-name="ce36" office:value-type="string" calcext:value-type="string">
            <text:p>M3205 Com</text:p>
          </table:table-cell>
          <table:table-cell table:style-name="ce36" office:value-type="string" calcext:value-type="string">
            <text:p>M3206 Ang-3</text:p>
          </table:table-cell>
          <table:table-cell table:style-name="ce36" office:value-type="string" calcext:value-type="string">
            <text:p>M3301 ProdApp</text:p>
          </table:table-cell>
          <table:table-cell table:style-name="ce36" office:value-type="string" calcext:value-type="string">
            <text:p>M3302 PT-3</text:p>
          </table:table-cell>
          <table:table-cell table:style-name="ce38" office:value-type="string" calcext:value-type="string">
            <text:p>M3303 PPP-3</text:p>
          </table:table-cell>
          <table:table-cell table:style-name="ce40" office:value-type="string" calcext:value-type="string">
            <text:p>Bonus sport :note-10</text:p>
          </table:table-cell>
          <table:table-cell table:style-name="ce3" office:value-type="string" calcext:value-type="string">
            <text:p>Nom</text:p>
          </table:table-cell>
          <table:table-cell table:style-name="ce43" table:number-columns-repeated="978"/>
          <table:table-cell table:style-name="ce44" table:number-columns-repeated="20"/>
        </table:table-row>
        <table:table-row table:style-name="ro2">
          <table:table-cell/>
          <table:table-cell table:style-name="ce23" table:number-columns-repeated="2"/>
          <table:table-cell table:style-name="ce4"/>
          <table:table-cell table:style-name="ce32" table:formula="of:=SUM([.G2:.I2])" office:value-type="float" office:value="30" calcext:value-type="float">
            <text:p>30,00</text:p>
          </table:table-cell>
          <table:table-cell table:style-name="ce32"/>
          <table:table-cell table:style-name="ce37" table:formula="of:=SUM([.$J$2:.$O$2])" office:value-type="float" office:value="12" calcext:value-type="float">
            <text:p>12,00</text:p>
          </table:table-cell>
          <table:table-cell table:style-name="ce37" table:formula="of:=SUM([.P2:.U2])" office:value-type="float" office:value="12" calcext:value-type="float">
            <text:p>12,00</text:p>
          </table:table-cell>
          <table:table-cell table:style-name="ce37" table:formula="of:=SUM([.V2:.X2])" office:value-type="float" office:value="6" calcext:value-type="float">
            <text:p>6,00</text:p>
          </table:table-cell>
          <table:table-cell table:style-name="ce37" office:value-type="float" office:value="2.5" calcext:value-type="float">
            <text:p>2,50</text:p>
          </table:table-cell>
          <table:table-cell table:number-columns-repeated="2" table:style-name="ce37" office:value-type="float" office:value="1.5" calcext:value-type="float">
            <text:p>1,50</text:p>
          </table:table-cell>
          <table:table-cell table:number-columns-repeated="2" table:style-name="ce37" office:value-type="float" office:value="2.5" calcext:value-type="float">
            <text:p>2,50</text:p>
          </table:table-cell>
          <table:table-cell table:style-name="ce37" office:value-type="float" office:value="1.5" calcext:value-type="float">
            <text:p>1,50</text:p>
          </table:table-cell>
          <table:table-cell table:style-name="ce37" office:value-type="float" office:value="2.5" calcext:value-type="float">
            <text:p>2,50</text:p>
          </table:table-cell>
          <table:table-cell table:number-columns-repeated="2" table:style-name="ce37" office:value-type="float" office:value="1.5" calcext:value-type="float">
            <text:p>1,50</text:p>
          </table:table-cell>
          <table:table-cell table:style-name="ce37" office:value-type="float" office:value="2.5" calcext:value-type="float">
            <text:p>2,50</text:p>
          </table:table-cell>
          <table:table-cell table:style-name="ce37" office:value-type="float" office:value="1.5" calcext:value-type="float">
            <text:p>1,50</text:p>
          </table:table-cell>
          <table:table-cell table:style-name="ce35" office:value-type="float" office:value="2.5" calcext:value-type="float">
            <text:p>2,50</text:p>
          </table:table-cell>
          <table:table-cell table:style-name="ce35" office:value-type="float" office:value="3" calcext:value-type="float">
            <text:p>3,00</text:p>
          </table:table-cell>
          <table:table-cell table:style-name="ce35"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table:style-name="ce35"/>
          <table:table-cell table:style-name="ce41"/>
          <table:table-cell table:number-columns-repeated="998"/>
        </table:table-row>
        <table:table-row table:style-name="ro1">
          <table:table-cell table:style-name="ce21" table:formula="of:=[Liste.A3]" office:value-type="string" office:string-value="20150926" calcext:value-type="string">
            <text:p>20150926</text:p>
          </table:table-cell>
          <table:table-cell table:style-name="ce24" table:formula="of:=[Liste.B3]" office:value-type="string" office:string-value="BAUDELET" calcext:value-type="string">
            <text:p>BAUDELET</text:p>
          </table:table-cell>
          <table:table-cell table:style-name="ce24" table:formula="of:=[Liste.C3]" office:value-type="string" office:string-value="Geoffrey" calcext:value-type="string">
            <text:p>Geoffrey</text:p>
          </table:table-cell>
          <table:table-cell table:style-name="ce21" table:formula="of:=[Liste.D3]" office:value-type="string" office:string-value="2-B" calcext:value-type="string">
            <text:p>2-B</text:p>
          </table:table-cell>
          <table:table-cell table:style-name="ce33" table:formula="of:=([.$G$2]*[.G3]+[.$H$2]*[.H3]+[.$I$2]*[.I3])/[.$E$2]*(1+[.Y3]/200)" office:value-type="float" office:value="12.7266666666667" calcext:value-type="float">
            <text:p>12,73</text:p>
          </table:table-cell>
          <table:table-cell table:formula="of:=RANK([.E3];[.$E$3:.$E$63])" office:value-type="float" office:value="13" calcext:value-type="float">
            <text:p>13</text:p>
          </table:table-cell>
          <table:table-cell table:style-name="ce33" table:formula="of:=([.$J$2]*[.J3]+[.$K$2]*[.K3]+[.$L$2]*[.L3]+[.$M$2]*[.M3]+[.$N$2]*[.N3]+[.$O$2]*[.O3])/[.$G$2]" office:value-type="float" office:value="13.9625" calcext:value-type="float">
            <text:p>13,96</text:p>
          </table:table-cell>
          <table:table-cell table:style-name="ce33" table:formula="of:=([.$P$2]*[.P3]+[.$Q$2]*[.Q3]+[.$R$2]*[.R3]+[.$S$2]*[.S3]+[.$T$2]*[.T3]+[.$U$2]*[.U3])/[.$H$2]" office:value-type="float" office:value="13.6375" calcext:value-type="float">
            <text:p>13,64</text:p>
          </table:table-cell>
          <table:table-cell table:style-name="ce33" table:formula="of:=([.$V$2]*[.V3]+[.$W$2]*[.W3]+[.$X$2]*[.X3])/[.$I$2]" office:value-type="float" office:value="8.43333333333333" calcext:value-type="float">
            <text:p>8,43</text:p>
          </table:table-cell>
          <table:table-cell table:style-name="ce33" table:formula="of:=[SE3.E3]" office:value-type="float" office:value="17.3" calcext:value-type="float">
            <text:p>17,30</text:p>
          </table:table-cell>
          <table:table-cell table:style-name="ce33" table:formula="of:=[RX2.E3]" office:value-type="float" office:value="19.2" calcext:value-type="float">
            <text:p>19,20</text:p>
          </table:table-cell>
          <table:table-cell table:style-name="ce35" table:formula="of:=RANDBETWEEN(30;180)/10" office:value-type="float" office:value="9.2" calcext:value-type="float">
            <text:p>9,20</text:p>
          </table:table-cell>
          <table:table-cell table:style-name="ce35" table:formula="of:=RANDBETWEEN(30;180)/10" office:value-type="float" office:value="13.5" calcext:value-type="float">
            <text:p>13,50</text:p>
          </table:table-cell>
          <table:table-cell table:style-name="ce35" table:formula="of:=RANDBETWEEN(30;180)/10" office:value-type="float" office:value="12.4" calcext:value-type="float">
            <text:p>12,40</text:p>
          </table:table-cell>
          <table:table-cell table:style-name="ce35" table:formula="of:=RANDBETWEEN(30;180)/10" office:value-type="float" office:value="11.3" calcext:value-type="float">
            <text:p>11,30</text:p>
          </table:table-cell>
          <table:table-cell table:style-name="ce35" table:formula="of:=RANDBETWEEN(30;180)/10" office:value-type="float" office:value="16.6" calcext:value-type="float">
            <text:p>16,60</text:p>
          </table:table-cell>
          <table:table-cell table:style-name="ce35" table:formula="of:=RANDBETWEEN(50;200)/10" office:value-type="float" office:value="14.6" calcext:value-type="float">
            <text:p>14,60</text:p>
          </table:table-cell>
          <table:table-cell table:style-name="ce35" table:formula="of:=RANDBETWEEN(50;200)/10" office:value-type="float" office:value="6.3" calcext:value-type="float">
            <text:p>6,30</text:p>
          </table:table-cell>
          <table:table-cell table:style-name="ce35" table:formula="of:=RANDBETWEEN(50;200)/10" office:value-type="float" office:value="7.4" calcext:value-type="float">
            <text:p>7,40</text:p>
          </table:table-cell>
          <table:table-cell table:style-name="ce35" table:formula="of:=RANDBETWEEN(50;200)/10" office:value-type="float" office:value="17.2" calcext:value-type="float">
            <text:p>17,20</text:p>
          </table:table-cell>
          <table:table-cell table:style-name="ce35" table:formula="of:=RANDBETWEEN(50;200)/10" office:value-type="float" office:value="18.6" calcext:value-type="float">
            <text:p>18,60</text:p>
          </table:table-cell>
          <table:table-cell table:style-name="ce35" table:formula="of:=RANDBETWEEN(50;200)/10" office:value-type="float" office:value="10" calcext:value-type="float">
            <text:p>10,00</text:p>
          </table:table-cell>
          <table:table-cell table:style-name="ce35" table:formula="of:=RANDBETWEEN(50;200)/10" office:value-type="float" office:value="7.4" calcext:value-type="float">
            <text:p>7,40</text:p>
          </table:table-cell>
          <table:table-cell table:style-name="ce35" table:formula="of:=RANDBETWEEN(50;200)/10" office:value-type="float" office:value="5.8" calcext:value-type="float">
            <text:p>5,80</text:p>
          </table:table-cell>
          <table:table-cell table:style-name="ce33"/>
          <table:table-cell table:style-name="ce5" office:value-type="string" calcext:value-type="string">
            <text:p>BAUDELE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4]" office:value-type="string" office:string-value="20150927" calcext:value-type="string">
            <text:p>20150927</text:p>
          </table:table-cell>
          <table:table-cell table:style-name="ce24" table:formula="of:=[Liste.B4]" office:value-type="string" office:string-value="BIGARD" calcext:value-type="string">
            <text:p>BIGARD</text:p>
          </table:table-cell>
          <table:table-cell table:style-name="ce24" table:formula="of:=[Liste.C4]" office:value-type="string" office:string-value="Samuel" calcext:value-type="string">
            <text:p>Samuel</text:p>
          </table:table-cell>
          <table:table-cell table:style-name="ce21" table:formula="of:=[Liste.D4]" office:value-type="string" office:string-value="2-C" calcext:value-type="string">
            <text:p>2-C</text:p>
          </table:table-cell>
          <table:table-cell table:style-name="ce33" table:formula="of:=([.$G$2]*[.G4]+[.$H$2]*[.H4]+[.$I$2]*[.I4])/[.$E$2]*(1+[.Y4]/200)" office:value-type="float" office:value="13.1766666666667" calcext:value-type="float">
            <text:p>13,18</text:p>
          </table:table-cell>
          <table:table-cell table:formula="of:=RANK([.E4];[.$E$3:.$E$63])" office:value-type="float" office:value="7" calcext:value-type="float">
            <text:p>7</text:p>
          </table:table-cell>
          <table:table-cell table:style-name="ce33" table:formula="of:=([.$J$2]*[.J4]+[.$K$2]*[.K4]+[.$L$2]*[.L4]+[.$M$2]*[.M4]+[.$N$2]*[.N4]+[.$O$2]*[.O4])/[.$G$2]" office:value-type="float" office:value="13.0583333333333" calcext:value-type="float">
            <text:p>13,06</text:p>
          </table:table-cell>
          <table:table-cell table:style-name="ce33" table:formula="of:=([.$P$2]*[.P4]+[.$Q$2]*[.Q4]+[.$R$2]*[.R4]+[.$S$2]*[.S4]+[.$T$2]*[.T4]+[.$U$2]*[.U4])/[.$H$2]" office:value-type="float" office:value="15.8916666666667" calcext:value-type="float">
            <text:p>15,89</text:p>
          </table:table-cell>
          <table:table-cell table:style-name="ce33" table:formula="of:=([.$V$2]*[.V4]+[.$W$2]*[.W4]+[.$X$2]*[.X4])/[.$I$2]" office:value-type="float" office:value="7.98333333333333" calcext:value-type="float">
            <text:p>7,98</text:p>
          </table:table-cell>
          <table:table-cell table:style-name="ce33" table:formula="of:=[SE3.E4]" office:value-type="float" office:value="15.5" calcext:value-type="float">
            <text:p>15,50</text:p>
          </table:table-cell>
          <table:table-cell table:style-name="ce33" table:formula="of:=[RX2.E4]" office:value-type="float" office:value="9.6" calcext:value-type="float">
            <text:p>9,60</text:p>
          </table:table-cell>
          <table:table-cell table:style-name="ce35" table:formula="of:=RANDBETWEEN(30;180)/10" office:value-type="float" office:value="3.6" calcext:value-type="float">
            <text:p>3,60</text:p>
          </table:table-cell>
          <table:table-cell table:style-name="ce35" table:formula="of:=RANDBETWEEN(30;180)/10" office:value-type="float" office:value="13.1" calcext:value-type="float">
            <text:p>13,10</text:p>
          </table:table-cell>
          <table:table-cell table:style-name="ce35" table:formula="of:=RANDBETWEEN(30;180)/10" office:value-type="float" office:value="15.6" calcext:value-type="float">
            <text:p>15,60</text:p>
          </table:table-cell>
          <table:table-cell table:style-name="ce35" table:formula="of:=RANDBETWEEN(30;180)/10" office:value-type="float" office:value="17.6" calcext:value-type="float">
            <text:p>17,60</text:p>
          </table:table-cell>
          <table:table-cell table:style-name="ce35" table:formula="of:=RANDBETWEEN(30;180)/10" office:value-type="float" office:value="16.2" calcext:value-type="float">
            <text:p>16,20</text:p>
          </table:table-cell>
          <table:table-cell table:style-name="ce35" table:formula="of:=RANDBETWEEN(50;200)/10" office:value-type="float" office:value="12.8" calcext:value-type="float">
            <text:p>12,80</text:p>
          </table:table-cell>
          <table:table-cell table:style-name="ce35" table:formula="of:=RANDBETWEEN(50;200)/10" office:value-type="float" office:value="19.6" calcext:value-type="float">
            <text:p>19,60</text:p>
          </table:table-cell>
          <table:table-cell table:style-name="ce35" table:formula="of:=RANDBETWEEN(50;200)/10" office:value-type="float" office:value="17.6" calcext:value-type="float">
            <text:p>17,60</text:p>
          </table:table-cell>
          <table:table-cell table:style-name="ce35" table:formula="of:=RANDBETWEEN(50;200)/10" office:value-type="float" office:value="17.9" calcext:value-type="float">
            <text:p>17,90</text:p>
          </table:table-cell>
          <table:table-cell table:style-name="ce35" table:formula="of:=RANDBETWEEN(50;200)/10" office:value-type="float" office:value="12.3" calcext:value-type="float">
            <text:p>12,30</text:p>
          </table:table-cell>
          <table:table-cell table:style-name="ce35" table:formula="of:=RANDBETWEEN(50;200)/10" office:value-type="float" office:value="5.2" calcext:value-type="float">
            <text:p>5,20</text:p>
          </table:table-cell>
          <table:table-cell table:style-name="ce35" table:formula="of:=RANDBETWEEN(50;200)/10" office:value-type="float" office:value="12.4" calcext:value-type="float">
            <text:p>12,40</text:p>
          </table:table-cell>
          <table:table-cell table:style-name="ce35" table:formula="of:=RANDBETWEEN(50;200)/10" office:value-type="float" office:value="7.5" calcext:value-type="float">
            <text:p>7,50</text:p>
          </table:table-cell>
          <table:table-cell table:style-name="ce33"/>
          <table:table-cell table:style-name="ce6" office:value-type="string" calcext:value-type="string">
            <text:p>BIGARD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5]" office:value-type="string" office:string-value="20150928" calcext:value-type="string">
            <text:p>20150928</text:p>
          </table:table-cell>
          <table:table-cell table:style-name="ce24" table:formula="of:=[Liste.B5]" office:value-type="string" office:string-value="BISSON" calcext:value-type="string">
            <text:p>BISSON</text:p>
          </table:table-cell>
          <table:table-cell table:style-name="ce24" table:formula="of:=[Liste.C5]" office:value-type="string" office:string-value="Julien" calcext:value-type="string">
            <text:p>Julien</text:p>
          </table:table-cell>
          <table:table-cell table:style-name="ce21" table:formula="of:=[Liste.D5]" office:value-type="string" office:string-value="2-A" calcext:value-type="string">
            <text:p>2-A</text:p>
          </table:table-cell>
          <table:table-cell table:style-name="ce33" table:formula="of:=([.$G$2]*[.G5]+[.$H$2]*[.H5]+[.$I$2]*[.I5])/[.$E$2]*(1+[.Y5]/200)" office:value-type="float" office:value="10.205" calcext:value-type="float">
            <text:p>10,21</text:p>
          </table:table-cell>
          <table:table-cell table:formula="of:=RANK([.E5];[.$E$3:.$E$63])" office:value-type="float" office:value="55" calcext:value-type="float">
            <text:p>55</text:p>
          </table:table-cell>
          <table:table-cell table:style-name="ce33" table:formula="of:=([.$J$2]*[.J5]+[.$K$2]*[.K5]+[.$L$2]*[.L5]+[.$M$2]*[.M5]+[.$N$2]*[.N5]+[.$O$2]*[.O5])/[.$G$2]" office:value-type="float" office:value="9.76666666666667" calcext:value-type="float">
            <text:p>9,77</text:p>
          </table:table-cell>
          <table:table-cell table:style-name="ce33" table:formula="of:=([.$P$2]*[.P5]+[.$Q$2]*[.Q5]+[.$R$2]*[.R5]+[.$S$2]*[.S5]+[.$T$2]*[.T5]+[.$U$2]*[.U5])/[.$H$2]" office:value-type="float" office:value="10.3875" calcext:value-type="float">
            <text:p>10,39</text:p>
          </table:table-cell>
          <table:table-cell table:style-name="ce33" table:formula="of:=([.$V$2]*[.V5]+[.$W$2]*[.W5]+[.$X$2]*[.X5])/[.$I$2]" office:value-type="float" office:value="10.7166666666667" calcext:value-type="float">
            <text:p>10,72</text:p>
          </table:table-cell>
          <table:table-cell table:style-name="ce33" table:formula="of:=[SE3.E5]" office:value-type="float" office:value="11.3" calcext:value-type="float">
            <text:p>11,30</text:p>
          </table:table-cell>
          <table:table-cell table:style-name="ce33" table:formula="of:=[RX2.E5]" office:value-type="float" office:value="9.6" calcext:value-type="float">
            <text:p>9,60</text:p>
          </table:table-cell>
          <table:table-cell table:style-name="ce35" table:formula="of:=RANDBETWEEN(30;180)/10" office:value-type="float" office:value="4.6" calcext:value-type="float">
            <text:p>4,60</text:p>
          </table:table-cell>
          <table:table-cell table:style-name="ce35" table:formula="of:=RANDBETWEEN(30;180)/10" office:value-type="float" office:value="15.6" calcext:value-type="float">
            <text:p>15,60</text:p>
          </table:table-cell>
          <table:table-cell table:style-name="ce35" table:formula="of:=RANDBETWEEN(30;180)/10" office:value-type="float" office:value="3" calcext:value-type="float">
            <text:p>3,00</text:p>
          </table:table-cell>
          <table:table-cell table:style-name="ce35" table:formula="of:=RANDBETWEEN(30;180)/10" office:value-type="float" office:value="14.1" calcext:value-type="float">
            <text:p>14,10</text:p>
          </table:table-cell>
          <table:table-cell table:style-name="ce35" table:formula="of:=RANDBETWEEN(30;180)/10" office:value-type="float" office:value="8.8" calcext:value-type="float">
            <text:p>8,80</text:p>
          </table:table-cell>
          <table:table-cell table:style-name="ce35" table:formula="of:=RANDBETWEEN(50;200)/10" office:value-type="float" office:value="18.6" calcext:value-type="float">
            <text:p>18,60</text:p>
          </table:table-cell>
          <table:table-cell table:style-name="ce35" table:formula="of:=RANDBETWEEN(50;200)/10" office:value-type="float" office:value="10.6" calcext:value-type="float">
            <text:p>10,60</text:p>
          </table:table-cell>
          <table:table-cell table:style-name="ce35" table:formula="of:=RANDBETWEEN(50;200)/10" office:value-type="float" office:value="12.2" calcext:value-type="float">
            <text:p>12,20</text:p>
          </table:table-cell>
          <table:table-cell table:style-name="ce35" table:formula="of:=RANDBETWEEN(50;200)/10" office:value-type="float" office:value="5.9" calcext:value-type="float">
            <text:p>5,90</text:p>
          </table:table-cell>
          <table:table-cell table:style-name="ce35" table:formula="of:=RANDBETWEEN(50;200)/10" office:value-type="float" office:value="7.8" calcext:value-type="float">
            <text:p>7,80</text:p>
          </table:table-cell>
          <table:table-cell table:style-name="ce35" table:formula="of:=RANDBETWEEN(50;200)/10" office:value-type="float" office:value="10.7" calcext:value-type="float">
            <text:p>10,70</text:p>
          </table:table-cell>
          <table:table-cell table:style-name="ce35" table:formula="of:=RANDBETWEEN(50;200)/10" office:value-type="float" office:value="11" calcext:value-type="float">
            <text:p>11,00</text:p>
          </table:table-cell>
          <table:table-cell table:style-name="ce35" table:formula="of:=RANDBETWEEN(50;200)/10" office:value-type="float" office:value="10.2" calcext:value-type="float">
            <text:p>10,20</text:p>
          </table:table-cell>
          <table:table-cell table:style-name="ce33"/>
          <table:table-cell table:style-name="ce6" office:value-type="string" calcext:value-type="string">
            <text:p>BISSON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6]" office:value-type="string" office:string-value="20150929" calcext:value-type="string">
            <text:p>20150929</text:p>
          </table:table-cell>
          <table:table-cell table:style-name="ce24" table:formula="of:=[Liste.B6]" office:value-type="string" office:string-value="BONTE" calcext:value-type="string">
            <text:p>BONTE</text:p>
          </table:table-cell>
          <table:table-cell table:style-name="ce24" table:formula="of:=[Liste.C6]" office:value-type="string" office:string-value="Nicolas" calcext:value-type="string">
            <text:p>Nicolas</text:p>
          </table:table-cell>
          <table:table-cell table:style-name="ce21" table:formula="of:=[Liste.D6]" office:value-type="string" office:string-value="2-A" calcext:value-type="string">
            <text:p>2-A</text:p>
          </table:table-cell>
          <table:table-cell table:style-name="ce33" table:formula="of:=([.$G$2]*[.G6]+[.$H$2]*[.H6]+[.$I$2]*[.I6])/[.$E$2]*(1+[.Y6]/200)" office:value-type="float" office:value="12.415" calcext:value-type="float">
            <text:p>12,42</text:p>
          </table:table-cell>
          <table:table-cell table:formula="of:=RANK([.E6];[.$E$3:.$E$63])" office:value-type="float" office:value="25" calcext:value-type="float">
            <text:p>25</text:p>
          </table:table-cell>
          <table:table-cell table:style-name="ce33" table:formula="of:=([.$J$2]*[.J6]+[.$K$2]*[.K6]+[.$L$2]*[.L6]+[.$M$2]*[.M6]+[.$N$2]*[.N6]+[.$O$2]*[.O6])/[.$G$2]" office:value-type="float" office:value="11.275" calcext:value-type="float">
            <text:p>11,28</text:p>
          </table:table-cell>
          <table:table-cell table:style-name="ce33" table:formula="of:=([.$P$2]*[.P6]+[.$Q$2]*[.Q6]+[.$R$2]*[.R6]+[.$S$2]*[.S6]+[.$T$2]*[.T6]+[.$U$2]*[.U6])/[.$H$2]" office:value-type="float" office:value="12.1791666666667" calcext:value-type="float">
            <text:p>12,18</text:p>
          </table:table-cell>
          <table:table-cell table:style-name="ce33" table:formula="of:=([.$V$2]*[.V6]+[.$W$2]*[.W6]+[.$X$2]*[.X6])/[.$I$2]" office:value-type="float" office:value="15.1666666666667" calcext:value-type="float">
            <text:p>15,17</text:p>
          </table:table-cell>
          <table:table-cell table:style-name="ce33" table:formula="of:=[SE3.E6]" office:value-type="float" office:value="11.6" calcext:value-type="float">
            <text:p>11,60</text:p>
          </table:table-cell>
          <table:table-cell table:style-name="ce33" table:formula="of:=[RX2.E6]" office:value-type="float" office:value="6.4" calcext:value-type="float">
            <text:p>6,40</text:p>
          </table:table-cell>
          <table:table-cell table:style-name="ce35" table:formula="of:=RANDBETWEEN(30;180)/10" office:value-type="float" office:value="12.9" calcext:value-type="float">
            <text:p>12,90</text:p>
          </table:table-cell>
          <table:table-cell table:style-name="ce35" table:formula="of:=RANDBETWEEN(30;180)/10" office:value-type="float" office:value="10.2" calcext:value-type="float">
            <text:p>10,20</text:p>
          </table:table-cell>
          <table:table-cell table:style-name="ce35" table:formula="of:=RANDBETWEEN(30;180)/10" office:value-type="float" office:value="14.5" calcext:value-type="float">
            <text:p>14,50</text:p>
          </table:table-cell>
          <table:table-cell table:style-name="ce35" table:formula="of:=RANDBETWEEN(30;180)/10" office:value-type="float" office:value="10.4" calcext:value-type="float">
            <text:p>10,40</text:p>
          </table:table-cell>
          <table:table-cell table:style-name="ce35" table:formula="of:=RANDBETWEEN(30;180)/10" office:value-type="float" office:value="9.8" calcext:value-type="float">
            <text:p>9,80</text:p>
          </table:table-cell>
          <table:table-cell table:style-name="ce35" table:formula="of:=RANDBETWEEN(50;200)/10" office:value-type="float" office:value="14.7" calcext:value-type="float">
            <text:p>14,70</text:p>
          </table:table-cell>
          <table:table-cell table:style-name="ce35" table:formula="of:=RANDBETWEEN(50;200)/10" office:value-type="float" office:value="5.2" calcext:value-type="float">
            <text:p>5,20</text:p>
          </table:table-cell>
          <table:table-cell table:style-name="ce35" table:formula="of:=RANDBETWEEN(50;200)/10" office:value-type="float" office:value="11.3" calcext:value-type="float">
            <text:p>11,30</text:p>
          </table:table-cell>
          <table:table-cell table:style-name="ce35" table:formula="of:=RANDBETWEEN(50;200)/10" office:value-type="float" office:value="12.2" calcext:value-type="float">
            <text:p>12,20</text:p>
          </table:table-cell>
          <table:table-cell table:style-name="ce35" table:formula="of:=RANDBETWEEN(50;200)/10" office:value-type="float" office:value="18.1" calcext:value-type="float">
            <text:p>18,10</text:p>
          </table:table-cell>
          <table:table-cell table:style-name="ce35" table:formula="of:=RANDBETWEEN(50;200)/10" office:value-type="float" office:value="18.6" calcext:value-type="float">
            <text:p>18,60</text:p>
          </table:table-cell>
          <table:table-cell table:style-name="ce35" table:formula="of:=RANDBETWEEN(50;200)/10" office:value-type="float" office:value="12.4" calcext:value-type="float">
            <text:p>12,40</text:p>
          </table:table-cell>
          <table:table-cell table:style-name="ce35" table:formula="of:=RANDBETWEEN(50;200)/10" office:value-type="float" office:value="10.4" calcext:value-type="float">
            <text:p>10,40</text:p>
          </table:table-cell>
          <table:table-cell table:style-name="ce33"/>
          <table:table-cell table:style-name="ce6" office:value-type="string" calcext:value-type="string">
            <text:p>BONT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7]" office:value-type="string" office:string-value="20150930" calcext:value-type="string">
            <text:p>20150930</text:p>
          </table:table-cell>
          <table:table-cell table:style-name="ce24" table:formula="of:=[Liste.B7]" office:value-type="string" office:string-value="BOULNOIS" calcext:value-type="string">
            <text:p>BOULNOIS</text:p>
          </table:table-cell>
          <table:table-cell table:style-name="ce24" table:formula="of:=[Liste.C7]" office:value-type="string" office:string-value="Louis" calcext:value-type="string">
            <text:p>Louis</text:p>
          </table:table-cell>
          <table:table-cell table:style-name="ce21" table:formula="of:=[Liste.D7]" office:value-type="string" office:string-value="2-A" calcext:value-type="string">
            <text:p>2-A</text:p>
          </table:table-cell>
          <table:table-cell table:style-name="ce33" table:formula="of:=([.$G$2]*[.G7]+[.$H$2]*[.H7]+[.$I$2]*[.I7])/[.$E$2]*(1+[.Y7]/200)" office:value-type="float" office:value="12.5766" calcext:value-type="float">
            <text:p>12,58</text:p>
          </table:table-cell>
          <table:table-cell table:formula="of:=RANK([.E7];[.$E$3:.$E$63])" office:value-type="float" office:value="20" calcext:value-type="float">
            <text:p>20</text:p>
          </table:table-cell>
          <table:table-cell table:style-name="ce33" table:formula="of:=([.$J$2]*[.J7]+[.$K$2]*[.K7]+[.$L$2]*[.L7]+[.$M$2]*[.M7]+[.$N$2]*[.N7]+[.$O$2]*[.O7])/[.$G$2]" office:value-type="float" office:value="11.0625" calcext:value-type="float">
            <text:p>11,06</text:p>
          </table:table-cell>
          <table:table-cell table:style-name="ce33" table:formula="of:=([.$P$2]*[.P7]+[.$Q$2]*[.Q7]+[.$R$2]*[.R7]+[.$S$2]*[.S7]+[.$T$2]*[.T7]+[.$U$2]*[.U7])/[.$H$2]" office:value-type="float" office:value="12.8875" calcext:value-type="float">
            <text:p>12,89</text:p>
          </table:table-cell>
          <table:table-cell table:style-name="ce33" table:formula="of:=([.$V$2]*[.V7]+[.$W$2]*[.W7]+[.$X$2]*[.X7])/[.$I$2]" office:value-type="float" office:value="13.75" calcext:value-type="float">
            <text:p>13,75</text:p>
          </table:table-cell>
          <table:table-cell table:style-name="ce33" table:formula="of:=[SE3.E7]" office:value-type="float" office:value="6.1" calcext:value-type="float">
            <text:p>6,10</text:p>
          </table:table-cell>
          <table:table-cell table:style-name="ce33" table:formula="of:=[RX2.E7]" office:value-type="float" office:value="18.8" calcext:value-type="float">
            <text:p>18,80</text:p>
          </table:table-cell>
          <table:table-cell table:style-name="ce35" table:formula="of:=RANDBETWEEN(30;180)/10" office:value-type="float" office:value="13.1" calcext:value-type="float">
            <text:p>13,10</text:p>
          </table:table-cell>
          <table:table-cell table:style-name="ce35" table:formula="of:=RANDBETWEEN(30;180)/10" office:value-type="float" office:value="5.7" calcext:value-type="float">
            <text:p>5,70</text:p>
          </table:table-cell>
          <table:table-cell table:style-name="ce35" table:formula="of:=RANDBETWEEN(30;180)/10" office:value-type="float" office:value="14.3" calcext:value-type="float">
            <text:p>14,30</text:p>
          </table:table-cell>
          <table:table-cell table:style-name="ce35" table:formula="of:=RANDBETWEEN(30;180)/10" office:value-type="float" office:value="13.1" calcext:value-type="float">
            <text:p>13,10</text:p>
          </table:table-cell>
          <table:table-cell table:style-name="ce35" table:formula="of:=RANDBETWEEN(30;180)/10" office:value-type="float" office:value="16.8" calcext:value-type="float">
            <text:p>16,80</text:p>
          </table:table-cell>
          <table:table-cell table:style-name="ce35" table:formula="of:=RANDBETWEEN(50;200)/10" office:value-type="float" office:value="7.1" calcext:value-type="float">
            <text:p>7,10</text:p>
          </table:table-cell>
          <table:table-cell table:style-name="ce35" table:formula="of:=RANDBETWEEN(50;200)/10" office:value-type="float" office:value="13.7" calcext:value-type="float">
            <text:p>13,70</text:p>
          </table:table-cell>
          <table:table-cell table:style-name="ce35" table:formula="of:=RANDBETWEEN(50;200)/10" office:value-type="float" office:value="9.4" calcext:value-type="float">
            <text:p>9,40</text:p>
          </table:table-cell>
          <table:table-cell table:style-name="ce35" table:formula="of:=RANDBETWEEN(50;200)/10" office:value-type="float" office:value="14.3" calcext:value-type="float">
            <text:p>14,30</text:p>
          </table:table-cell>
          <table:table-cell table:style-name="ce35" table:formula="of:=RANDBETWEEN(50;200)/10" office:value-type="float" office:value="14.6" calcext:value-type="float">
            <text:p>14,60</text:p>
          </table:table-cell>
          <table:table-cell table:style-name="ce35" table:formula="of:=RANDBETWEEN(50;200)/10" office:value-type="float" office:value="12.3" calcext:value-type="float">
            <text:p>12,30</text:p>
          </table:table-cell>
          <table:table-cell table:style-name="ce35" table:formula="of:=RANDBETWEEN(50;200)/10" office:value-type="float" office:value="20" calcext:value-type="float">
            <text:p>20,00</text:p>
          </table:table-cell>
          <table:table-cell table:style-name="ce35" table:formula="of:=RANDBETWEEN(50;200)/10" office:value-type="float" office:value="5.6" calcext:value-type="float">
            <text:p>5,60</text:p>
          </table:table-cell>
          <table:table-cell table:style-name="ce33" office:value-type="float" office:value="4" calcext:value-type="float">
            <text:p>4,00</text:p>
          </table:table-cell>
          <table:table-cell table:style-name="ce6" office:value-type="string" calcext:value-type="string">
            <text:p>BOULNOIS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8]" office:value-type="string" office:string-value="20150931" calcext:value-type="string">
            <text:p>20150931</text:p>
          </table:table-cell>
          <table:table-cell table:style-name="ce24" table:formula="of:=[Liste.B8]" office:value-type="string" office:string-value="CHATELET" calcext:value-type="string">
            <text:p>CHATELET</text:p>
          </table:table-cell>
          <table:table-cell table:style-name="ce24" table:formula="of:=[Liste.C8]" office:value-type="string" office:string-value="Hadrien" calcext:value-type="string">
            <text:p>Hadrien</text:p>
          </table:table-cell>
          <table:table-cell table:style-name="ce21" table:formula="of:=[Liste.D8]" office:value-type="string" office:string-value="2-B" calcext:value-type="string">
            <text:p>2-B</text:p>
          </table:table-cell>
          <table:table-cell table:style-name="ce33" table:formula="of:=([.$G$2]*[.G8]+[.$H$2]*[.H8]+[.$I$2]*[.I8])/[.$E$2]*(1+[.Y8]/200)" office:value-type="float" office:value="13.085" calcext:value-type="float">
            <text:p>13,09</text:p>
          </table:table-cell>
          <table:table-cell table:formula="of:=RANK([.E8];[.$E$3:.$E$63])" office:value-type="float" office:value="8" calcext:value-type="float">
            <text:p>8</text:p>
          </table:table-cell>
          <table:table-cell table:style-name="ce33" table:formula="of:=([.$J$2]*[.J8]+[.$K$2]*[.K8]+[.$L$2]*[.L8]+[.$M$2]*[.M8]+[.$N$2]*[.N8]+[.$O$2]*[.O8])/[.$G$2]" office:value-type="float" office:value="13.5291666666667" calcext:value-type="float">
            <text:p>13,53</text:p>
          </table:table-cell>
          <table:table-cell table:style-name="ce33" table:formula="of:=([.$P$2]*[.P8]+[.$Q$2]*[.Q8]+[.$R$2]*[.R8]+[.$S$2]*[.S8]+[.$T$2]*[.T8]+[.$U$2]*[.U8])/[.$H$2]" office:value-type="float" office:value="10.975" calcext:value-type="float">
            <text:p>10,98</text:p>
          </table:table-cell>
          <table:table-cell table:style-name="ce33" table:formula="of:=([.$V$2]*[.V8]+[.$W$2]*[.W8]+[.$X$2]*[.X8])/[.$I$2]" office:value-type="float" office:value="16.4166666666667" calcext:value-type="float">
            <text:p>16,42</text:p>
          </table:table-cell>
          <table:table-cell table:style-name="ce33" table:formula="of:=[SE3.E8]" office:value-type="float" office:value="17.6" calcext:value-type="float">
            <text:p>17,60</text:p>
          </table:table-cell>
          <table:table-cell table:style-name="ce33" table:formula="of:=[RX2.E8]" office:value-type="float" office:value="11.6" calcext:value-type="float">
            <text:p>11,60</text:p>
          </table:table-cell>
          <table:table-cell table:style-name="ce35" table:formula="of:=RANDBETWEEN(30;180)/10" office:value-type="float" office:value="5.1" calcext:value-type="float">
            <text:p>5,10</text:p>
          </table:table-cell>
          <table:table-cell table:style-name="ce35" table:formula="of:=RANDBETWEEN(30;180)/10" office:value-type="float" office:value="10.4" calcext:value-type="float">
            <text:p>10,40</text:p>
          </table:table-cell>
          <table:table-cell table:style-name="ce35" table:formula="of:=RANDBETWEEN(30;180)/10" office:value-type="float" office:value="16.9" calcext:value-type="float">
            <text:p>16,90</text:p>
          </table:table-cell>
          <table:table-cell table:style-name="ce35" table:formula="of:=RANDBETWEEN(30;180)/10" office:value-type="float" office:value="16.7" calcext:value-type="float">
            <text:p>16,70</text:p>
          </table:table-cell>
          <table:table-cell table:style-name="ce35" table:formula="of:=RANDBETWEEN(30;180)/10" office:value-type="float" office:value="17.8" calcext:value-type="float">
            <text:p>17,80</text:p>
          </table:table-cell>
          <table:table-cell table:style-name="ce35" table:formula="of:=RANDBETWEEN(50;200)/10" office:value-type="float" office:value="10.6" calcext:value-type="float">
            <text:p>10,60</text:p>
          </table:table-cell>
          <table:table-cell table:style-name="ce35" table:formula="of:=RANDBETWEEN(50;200)/10" office:value-type="float" office:value="13.3" calcext:value-type="float">
            <text:p>13,30</text:p>
          </table:table-cell>
          <table:table-cell table:style-name="ce35" table:formula="of:=RANDBETWEEN(50;200)/10" office:value-type="float" office:value="5" calcext:value-type="float">
            <text:p>5,00</text:p>
          </table:table-cell>
          <table:table-cell table:style-name="ce35" table:formula="of:=RANDBETWEEN(50;200)/10" office:value-type="float" office:value="16.9" calcext:value-type="float">
            <text:p>16,90</text:p>
          </table:table-cell>
          <table:table-cell table:style-name="ce35" table:formula="of:=RANDBETWEEN(50;200)/10" office:value-type="float" office:value="5.4" calcext:value-type="float">
            <text:p>5,40</text:p>
          </table:table-cell>
          <table:table-cell table:style-name="ce35" table:formula="of:=RANDBETWEEN(50;200)/10" office:value-type="float" office:value="18.2" calcext:value-type="float">
            <text:p>18,20</text:p>
          </table:table-cell>
          <table:table-cell table:style-name="ce35" table:formula="of:=RANDBETWEEN(50;200)/10" office:value-type="float" office:value="15.5" calcext:value-type="float">
            <text:p>15,50</text:p>
          </table:table-cell>
          <table:table-cell table:style-name="ce35" table:formula="of:=RANDBETWEEN(50;200)/10" office:value-type="float" office:value="12.9" calcext:value-type="float">
            <text:p>12,90</text:p>
          </table:table-cell>
          <table:table-cell table:style-name="ce33"/>
          <table:table-cell table:style-name="ce5" office:value-type="string" calcext:value-type="string">
            <text:p>CHATELE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9]" office:value-type="string" office:string-value="20150932" calcext:value-type="string">
            <text:p>20150932</text:p>
          </table:table-cell>
          <table:table-cell table:style-name="ce24" table:formula="of:=[Liste.B9]" office:value-type="string" office:string-value="CLEROT" calcext:value-type="string">
            <text:p>CLEROT</text:p>
          </table:table-cell>
          <table:table-cell table:style-name="ce24" table:formula="of:=[Liste.C9]" office:value-type="string" office:string-value="Jérémy" calcext:value-type="string">
            <text:p>Jérémy</text:p>
          </table:table-cell>
          <table:table-cell table:style-name="ce21" table:formula="of:=[Liste.D9]" office:value-type="string" office:string-value="2-C" calcext:value-type="string">
            <text:p>2-C</text:p>
          </table:table-cell>
          <table:table-cell table:style-name="ce33" table:formula="of:=([.$G$2]*[.G9]+[.$H$2]*[.H9]+[.$I$2]*[.I9])/[.$E$2]*(1+[.Y9]/200)" office:value-type="float" office:value="13.4966666666667" calcext:value-type="float">
            <text:p>13,50</text:p>
          </table:table-cell>
          <table:table-cell table:formula="of:=RANK([.E9];[.$E$3:.$E$63])" office:value-type="float" office:value="5" calcext:value-type="float">
            <text:p>5</text:p>
          </table:table-cell>
          <table:table-cell table:style-name="ce33" table:formula="of:=([.$J$2]*[.J9]+[.$K$2]*[.K9]+[.$L$2]*[.L9]+[.$M$2]*[.M9]+[.$N$2]*[.N9]+[.$O$2]*[.O9])/[.$G$2]" office:value-type="float" office:value="12.9" calcext:value-type="float">
            <text:p>12,90</text:p>
          </table:table-cell>
          <table:table-cell table:style-name="ce33" table:formula="of:=([.$P$2]*[.P9]+[.$Q$2]*[.Q9]+[.$R$2]*[.R9]+[.$S$2]*[.S9]+[.$T$2]*[.T9]+[.$U$2]*[.U9])/[.$H$2]" office:value-type="float" office:value="12.4916666666667" calcext:value-type="float">
            <text:p>12,49</text:p>
          </table:table-cell>
          <table:table-cell table:style-name="ce33" table:formula="of:=([.$V$2]*[.V9]+[.$W$2]*[.W9]+[.$X$2]*[.X9])/[.$I$2]" office:value-type="float" office:value="16.7" calcext:value-type="float">
            <text:p>16,70</text:p>
          </table:table-cell>
          <table:table-cell table:style-name="ce33" table:formula="of:=[SE3.E9]" office:value-type="float" office:value="8.6" calcext:value-type="float">
            <text:p>8,60</text:p>
          </table:table-cell>
          <table:table-cell table:style-name="ce33" table:formula="of:=[RX2.E9]" office:value-type="float" office:value="16.6" calcext:value-type="float">
            <text:p>16,60</text:p>
          </table:table-cell>
          <table:table-cell table:style-name="ce35" table:formula="of:=RANDBETWEEN(30;180)/10" office:value-type="float" office:value="9.7" calcext:value-type="float">
            <text:p>9,70</text:p>
          </table:table-cell>
          <table:table-cell table:style-name="ce35" table:formula="of:=RANDBETWEEN(30;180)/10" office:value-type="float" office:value="16.7" calcext:value-type="float">
            <text:p>16,70</text:p>
          </table:table-cell>
          <table:table-cell table:style-name="ce35" table:formula="of:=RANDBETWEEN(30;180)/10" office:value-type="float" office:value="17.3" calcext:value-type="float">
            <text:p>17,30</text:p>
          </table:table-cell>
          <table:table-cell table:style-name="ce35" table:formula="of:=RANDBETWEEN(30;180)/10" office:value-type="float" office:value="5.9" calcext:value-type="float">
            <text:p>5,90</text:p>
          </table:table-cell>
          <table:table-cell table:style-name="ce35" table:formula="of:=RANDBETWEEN(30;180)/10" office:value-type="float" office:value="11.8" calcext:value-type="float">
            <text:p>11,80</text:p>
          </table:table-cell>
          <table:table-cell table:style-name="ce35" table:formula="of:=RANDBETWEEN(50;200)/10" office:value-type="float" office:value="18.1" calcext:value-type="float">
            <text:p>18,10</text:p>
          </table:table-cell>
          <table:table-cell table:style-name="ce35" table:formula="of:=RANDBETWEEN(50;200)/10" office:value-type="float" office:value="10" calcext:value-type="float">
            <text:p>10,00</text:p>
          </table:table-cell>
          <table:table-cell table:style-name="ce35" table:formula="of:=RANDBETWEEN(50;200)/10" office:value-type="float" office:value="7.4" calcext:value-type="float">
            <text:p>7,40</text:p>
          </table:table-cell>
          <table:table-cell table:style-name="ce35" table:formula="of:=RANDBETWEEN(50;200)/10" office:value-type="float" office:value="7.5" calcext:value-type="float">
            <text:p>7,50</text:p>
          </table:table-cell>
          <table:table-cell table:style-name="ce35" table:formula="of:=RANDBETWEEN(50;200)/10" office:value-type="float" office:value="19.4" calcext:value-type="float">
            <text:p>19,40</text:p>
          </table:table-cell>
          <table:table-cell table:style-name="ce35" table:formula="of:=RANDBETWEEN(50;200)/10" office:value-type="float" office:value="17.1" calcext:value-type="float">
            <text:p>17,10</text:p>
          </table:table-cell>
          <table:table-cell table:style-name="ce35" table:formula="of:=RANDBETWEEN(50;200)/10" office:value-type="float" office:value="14.8" calcext:value-type="float">
            <text:p>14,80</text:p>
          </table:table-cell>
          <table:table-cell table:style-name="ce35" table:formula="of:=RANDBETWEEN(50;200)/10" office:value-type="float" office:value="19.3" calcext:value-type="float">
            <text:p>19,30</text:p>
          </table:table-cell>
          <table:table-cell table:style-name="ce33"/>
          <table:table-cell table:style-name="ce6" office:value-type="string" calcext:value-type="string">
            <text:p>CLERO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10]" office:value-type="string" office:string-value="20150933" calcext:value-type="string">
            <text:p>20150933</text:p>
          </table:table-cell>
          <table:table-cell table:style-name="ce24" table:formula="of:=[Liste.B10]" office:value-type="string" office:string-value="CORNU" calcext:value-type="string">
            <text:p>CORNU</text:p>
          </table:table-cell>
          <table:table-cell table:style-name="ce24" table:formula="of:=[Liste.C10]" office:value-type="string" office:string-value="Bastien" calcext:value-type="string">
            <text:p>Bastien</text:p>
          </table:table-cell>
          <table:table-cell table:style-name="ce21" table:formula="of:=[Liste.D10]" office:value-type="string" office:string-value="2-C" calcext:value-type="string">
            <text:p>2-C</text:p>
          </table:table-cell>
          <table:table-cell table:style-name="ce33" table:formula="of:=([.$G$2]*[.G10]+[.$H$2]*[.H10]+[.$I$2]*[.I10])/[.$E$2]*(1+[.Y10]/200)" office:value-type="float" office:value="14.5833333333333" calcext:value-type="float">
            <text:p>14,58</text:p>
          </table:table-cell>
          <table:table-cell table:formula="of:=RANK([.E10];[.$E$3:.$E$63])" office:value-type="float" office:value="1" calcext:value-type="float">
            <text:p>1</text:p>
          </table:table-cell>
          <table:table-cell table:style-name="ce33" table:formula="of:=([.$J$2]*[.J10]+[.$K$2]*[.K10]+[.$L$2]*[.L10]+[.$M$2]*[.M10]+[.$N$2]*[.N10]+[.$O$2]*[.O10])/[.$G$2]" office:value-type="float" office:value="14.6958333333333" calcext:value-type="float">
            <text:p>14,70</text:p>
          </table:table-cell>
          <table:table-cell table:style-name="ce33" table:formula="of:=([.$P$2]*[.P10]+[.$Q$2]*[.Q10]+[.$R$2]*[.R10]+[.$S$2]*[.S10]+[.$T$2]*[.T10]+[.$U$2]*[.U10])/[.$H$2]" office:value-type="float" office:value="15.1541666666667" calcext:value-type="float">
            <text:p>15,15</text:p>
          </table:table-cell>
          <table:table-cell table:style-name="ce33" table:formula="of:=([.$V$2]*[.V10]+[.$W$2]*[.W10]+[.$X$2]*[.X10])/[.$I$2]" office:value-type="float" office:value="13.2166666666667" calcext:value-type="float">
            <text:p>13,22</text:p>
          </table:table-cell>
          <table:table-cell table:style-name="ce33" table:formula="of:=[SE3.E10]" office:value-type="float" office:value="17.7" calcext:value-type="float">
            <text:p>17,70</text:p>
          </table:table-cell>
          <table:table-cell table:style-name="ce33" table:formula="of:=[RX2.E10]" office:value-type="float" office:value="12.3" calcext:value-type="float">
            <text:p>12,30</text:p>
          </table:table-cell>
          <table:table-cell table:style-name="ce35" table:formula="of:=RANDBETWEEN(30;180)/10" office:value-type="float" office:value="8.9" calcext:value-type="float">
            <text:p>8,90</text:p>
          </table:table-cell>
          <table:table-cell table:style-name="ce35" table:formula="of:=RANDBETWEEN(30;180)/10" office:value-type="float" office:value="17.8" calcext:value-type="float">
            <text:p>17,80</text:p>
          </table:table-cell>
          <table:table-cell table:style-name="ce35" table:formula="of:=RANDBETWEEN(30;180)/10" office:value-type="float" office:value="17.7" calcext:value-type="float">
            <text:p>17,70</text:p>
          </table:table-cell>
          <table:table-cell table:style-name="ce35" table:formula="of:=RANDBETWEEN(30;180)/10" office:value-type="float" office:value="7.7" calcext:value-type="float">
            <text:p>7,70</text:p>
          </table:table-cell>
          <table:table-cell table:style-name="ce35" table:formula="of:=RANDBETWEEN(30;180)/10" office:value-type="float" office:value="16.4" calcext:value-type="float">
            <text:p>16,40</text:p>
          </table:table-cell>
          <table:table-cell table:style-name="ce35" table:formula="of:=RANDBETWEEN(50;200)/10" office:value-type="float" office:value="19.5" calcext:value-type="float">
            <text:p>19,50</text:p>
          </table:table-cell>
          <table:table-cell table:style-name="ce35" table:formula="of:=RANDBETWEEN(50;200)/10" office:value-type="float" office:value="15.3" calcext:value-type="float">
            <text:p>15,30</text:p>
          </table:table-cell>
          <table:table-cell table:style-name="ce35" table:formula="of:=RANDBETWEEN(50;200)/10" office:value-type="float" office:value="11.6" calcext:value-type="float">
            <text:p>11,60</text:p>
          </table:table-cell>
          <table:table-cell table:style-name="ce35" table:formula="of:=RANDBETWEEN(50;200)/10" office:value-type="float" office:value="19.6" calcext:value-type="float">
            <text:p>19,60</text:p>
          </table:table-cell>
          <table:table-cell table:style-name="ce35" table:formula="of:=RANDBETWEEN(50;200)/10" office:value-type="float" office:value="12.1" calcext:value-type="float">
            <text:p>12,10</text:p>
          </table:table-cell>
          <table:table-cell table:style-name="ce35" table:formula="of:=RANDBETWEEN(50;200)/10" office:value-type="float" office:value="12.1" calcext:value-type="float">
            <text:p>12,10</text:p>
          </table:table-cell>
          <table:table-cell table:style-name="ce35" table:formula="of:=RANDBETWEEN(50;200)/10" office:value-type="float" office:value="17.7" calcext:value-type="float">
            <text:p>17,70</text:p>
          </table:table-cell>
          <table:table-cell table:style-name="ce35" table:formula="of:=RANDBETWEEN(50;200)/10" office:value-type="float" office:value="7.6" calcext:value-type="float">
            <text:p>7,60</text:p>
          </table:table-cell>
          <table:table-cell table:style-name="ce33"/>
          <table:table-cell table:style-name="ce6" office:value-type="string" calcext:value-type="string">
            <text:p>CORNU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11]" office:value-type="string" office:string-value="20150934" calcext:value-type="string">
            <text:p>20150934</text:p>
          </table:table-cell>
          <table:table-cell table:style-name="ce24" table:formula="of:=[Liste.B11]" office:value-type="string" office:string-value="DACHY" calcext:value-type="string">
            <text:p>DACHY</text:p>
          </table:table-cell>
          <table:table-cell table:style-name="ce24" table:formula="of:=[Liste.C11]" office:value-type="string" office:string-value="Remy" calcext:value-type="string">
            <text:p>Remy</text:p>
          </table:table-cell>
          <table:table-cell table:style-name="ce21" table:formula="of:=[Liste.D11]" office:value-type="string" office:string-value="2-B" calcext:value-type="string">
            <text:p>2-B</text:p>
          </table:table-cell>
          <table:table-cell table:style-name="ce33" table:formula="of:=([.$G$2]*[.G11]+[.$H$2]*[.H11]+[.$I$2]*[.I11])/[.$E$2]*(1+[.Y11]/200)" office:value-type="float" office:value="14.5816666666667" calcext:value-type="float">
            <text:p>14,58</text:p>
          </table:table-cell>
          <table:table-cell table:formula="of:=RANK([.E11];[.$E$3:.$E$63])" office:value-type="float" office:value="2" calcext:value-type="float">
            <text:p>2</text:p>
          </table:table-cell>
          <table:table-cell table:style-name="ce33" table:formula="of:=([.$J$2]*[.J11]+[.$K$2]*[.K11]+[.$L$2]*[.L11]+[.$M$2]*[.M11]+[.$N$2]*[.N11]+[.$O$2]*[.O11])/[.$G$2]" office:value-type="float" office:value="11.8125" calcext:value-type="float">
            <text:p>11,81</text:p>
          </table:table-cell>
          <table:table-cell table:style-name="ce33" table:formula="of:=([.$P$2]*[.P11]+[.$Q$2]*[.Q11]+[.$R$2]*[.R11]+[.$S$2]*[.S11]+[.$T$2]*[.T11]+[.$U$2]*[.U11])/[.$H$2]" office:value-type="float" office:value="16.5333333333333" calcext:value-type="float">
            <text:p>16,53</text:p>
          </table:table-cell>
          <table:table-cell table:style-name="ce33" table:formula="of:=([.$V$2]*[.V11]+[.$W$2]*[.W11]+[.$X$2]*[.X11])/[.$I$2]" office:value-type="float" office:value="16.2166666666667" calcext:value-type="float">
            <text:p>16,22</text:p>
          </table:table-cell>
          <table:table-cell table:style-name="ce33" table:formula="of:=[SE3.E11]" office:value-type="float" office:value="5" calcext:value-type="float">
            <text:p>5,00</text:p>
          </table:table-cell>
          <table:table-cell table:style-name="ce33" table:formula="of:=[RX2.E11]" office:value-type="float" office:value="6.3" calcext:value-type="float">
            <text:p>6,30</text:p>
          </table:table-cell>
          <table:table-cell table:style-name="ce35" table:formula="of:=RANDBETWEEN(30;180)/10" office:value-type="float" office:value="17.2" calcext:value-type="float">
            <text:p>17,20</text:p>
          </table:table-cell>
          <table:table-cell table:style-name="ce35" table:formula="of:=RANDBETWEEN(30;180)/10" office:value-type="float" office:value="9.7" calcext:value-type="float">
            <text:p>9,70</text:p>
          </table:table-cell>
          <table:table-cell table:style-name="ce35" table:formula="of:=RANDBETWEEN(30;180)/10" office:value-type="float" office:value="18" calcext:value-type="float">
            <text:p>18,00</text:p>
          </table:table-cell>
          <table:table-cell table:style-name="ce35" table:formula="of:=RANDBETWEEN(30;180)/10" office:value-type="float" office:value="16.5" calcext:value-type="float">
            <text:p>16,50</text:p>
          </table:table-cell>
          <table:table-cell table:style-name="ce35" table:formula="of:=RANDBETWEEN(30;180)/10" office:value-type="float" office:value="12.6" calcext:value-type="float">
            <text:p>12,60</text:p>
          </table:table-cell>
          <table:table-cell table:style-name="ce35" table:formula="of:=RANDBETWEEN(50;200)/10" office:value-type="float" office:value="13.8" calcext:value-type="float">
            <text:p>13,80</text:p>
          </table:table-cell>
          <table:table-cell table:style-name="ce35" table:formula="of:=RANDBETWEEN(50;200)/10" office:value-type="float" office:value="16.6" calcext:value-type="float">
            <text:p>16,60</text:p>
          </table:table-cell>
          <table:table-cell table:style-name="ce35" table:formula="of:=RANDBETWEEN(50;200)/10" office:value-type="float" office:value="19.7" calcext:value-type="float">
            <text:p>19,70</text:p>
          </table:table-cell>
          <table:table-cell table:style-name="ce35" table:formula="of:=RANDBETWEEN(50;200)/10" office:value-type="float" office:value="16.2" calcext:value-type="float">
            <text:p>16,20</text:p>
          </table:table-cell>
          <table:table-cell table:style-name="ce35" table:formula="of:=RANDBETWEEN(50;200)/10" office:value-type="float" office:value="19.1" calcext:value-type="float">
            <text:p>19,10</text:p>
          </table:table-cell>
          <table:table-cell table:style-name="ce35" table:formula="of:=RANDBETWEEN(50;200)/10" office:value-type="float" office:value="19" calcext:value-type="float">
            <text:p>19,00</text:p>
          </table:table-cell>
          <table:table-cell table:style-name="ce35" table:formula="of:=RANDBETWEEN(50;200)/10" office:value-type="float" office:value="13.2" calcext:value-type="float">
            <text:p>13,20</text:p>
          </table:table-cell>
          <table:table-cell table:style-name="ce35" table:formula="of:=RANDBETWEEN(50;200)/10" office:value-type="float" office:value="13.9" calcext:value-type="float">
            <text:p>13,90</text:p>
          </table:table-cell>
          <table:table-cell table:style-name="ce33"/>
          <table:table-cell table:style-name="ce7" office:value-type="string" calcext:value-type="string">
            <text:p>DACHY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12]" office:value-type="string" office:string-value="20150935" calcext:value-type="string">
            <text:p>20150935</text:p>
          </table:table-cell>
          <table:table-cell table:style-name="ce24" table:formula="of:=[Liste.B12]" office:value-type="string" office:string-value="DANGLETERRE" calcext:value-type="string">
            <text:p>DANGLETERRE</text:p>
          </table:table-cell>
          <table:table-cell table:style-name="ce24" table:formula="of:=[Liste.C12]" office:value-type="string" office:string-value="Thomas" calcext:value-type="string">
            <text:p>Thomas</text:p>
          </table:table-cell>
          <table:table-cell table:style-name="ce21" table:formula="of:=[Liste.D12]" office:value-type="string" office:string-value="2-C" calcext:value-type="string">
            <text:p>2-C</text:p>
          </table:table-cell>
          <table:table-cell table:style-name="ce33" table:formula="of:=([.$G$2]*[.G12]+[.$H$2]*[.H12]+[.$I$2]*[.I12])/[.$E$2]*(1+[.Y12]/200)" office:value-type="float" office:value="11.3883333333333" calcext:value-type="float">
            <text:p>11,39</text:p>
          </table:table-cell>
          <table:table-cell table:formula="of:=RANK([.E12];[.$E$3:.$E$63])" office:value-type="float" office:value="44" calcext:value-type="float">
            <text:p>44</text:p>
          </table:table-cell>
          <table:table-cell table:style-name="ce33" table:formula="of:=([.$J$2]*[.J12]+[.$K$2]*[.K12]+[.$L$2]*[.L12]+[.$M$2]*[.M12]+[.$N$2]*[.N12]+[.$O$2]*[.O12])/[.$G$2]" office:value-type="float" office:value="9.42083333333333" calcext:value-type="float">
            <text:p>9,42</text:p>
          </table:table-cell>
          <table:table-cell table:style-name="ce33" table:formula="of:=([.$P$2]*[.P12]+[.$Q$2]*[.Q12]+[.$R$2]*[.R12]+[.$S$2]*[.S12]+[.$T$2]*[.T12]+[.$U$2]*[.U12])/[.$H$2]" office:value-type="float" office:value="12.225" calcext:value-type="float">
            <text:p>12,23</text:p>
          </table:table-cell>
          <table:table-cell table:style-name="ce33" table:formula="of:=([.$V$2]*[.V12]+[.$W$2]*[.W12]+[.$X$2]*[.X12])/[.$I$2]" office:value-type="float" office:value="13.65" calcext:value-type="float">
            <text:p>13,65</text:p>
          </table:table-cell>
          <table:table-cell table:style-name="ce33" table:formula="of:=[SE3.E12]" office:value-type="float" office:value="18.3" calcext:value-type="float">
            <text:p>18,30</text:p>
          </table:table-cell>
          <table:table-cell table:style-name="ce33" table:formula="of:=[RX2.E12]" office:value-type="float" office:value="10.8" calcext:value-type="float">
            <text:p>10,80</text:p>
          </table:table-cell>
          <table:table-cell table:style-name="ce35" table:formula="of:=RANDBETWEEN(30;180)/10" office:value-type="float" office:value="4.1" calcext:value-type="float">
            <text:p>4,10</text:p>
          </table:table-cell>
          <table:table-cell table:style-name="ce35" table:formula="of:=RANDBETWEEN(30;180)/10" office:value-type="float" office:value="7.1" calcext:value-type="float">
            <text:p>7,10</text:p>
          </table:table-cell>
          <table:table-cell table:style-name="ce35" table:formula="of:=RANDBETWEEN(30;180)/10" office:value-type="float" office:value="8.6" calcext:value-type="float">
            <text:p>8,60</text:p>
          </table:table-cell>
          <table:table-cell table:style-name="ce35" table:formula="of:=RANDBETWEEN(30;180)/10" office:value-type="float" office:value="3.8" calcext:value-type="float">
            <text:p>3,80</text:p>
          </table:table-cell>
          <table:table-cell table:style-name="ce35" table:formula="of:=RANDBETWEEN(30;180)/10" office:value-type="float" office:value="11.8" calcext:value-type="float">
            <text:p>11,80</text:p>
          </table:table-cell>
          <table:table-cell table:style-name="ce35" table:formula="of:=RANDBETWEEN(50;200)/10" office:value-type="float" office:value="8.9" calcext:value-type="float">
            <text:p>8,90</text:p>
          </table:table-cell>
          <table:table-cell table:style-name="ce35" table:formula="of:=RANDBETWEEN(50;200)/10" office:value-type="float" office:value="5.3" calcext:value-type="float">
            <text:p>5,30</text:p>
          </table:table-cell>
          <table:table-cell table:style-name="ce35" table:formula="of:=RANDBETWEEN(50;200)/10" office:value-type="float" office:value="9.1" calcext:value-type="float">
            <text:p>9,10</text:p>
          </table:table-cell>
          <table:table-cell table:style-name="ce35" table:formula="of:=RANDBETWEEN(50;200)/10" office:value-type="float" office:value="15.6" calcext:value-type="float">
            <text:p>15,60</text:p>
          </table:table-cell>
          <table:table-cell table:style-name="ce35" table:formula="of:=RANDBETWEEN(50;200)/10" office:value-type="float" office:value="19.9" calcext:value-type="float">
            <text:p>19,90</text:p>
          </table:table-cell>
          <table:table-cell table:style-name="ce35" table:formula="of:=RANDBETWEEN(50;200)/10" office:value-type="float" office:value="16.3" calcext:value-type="float">
            <text:p>16,30</text:p>
          </table:table-cell>
          <table:table-cell table:style-name="ce35" table:formula="of:=RANDBETWEEN(50;200)/10" office:value-type="float" office:value="7.7" calcext:value-type="float">
            <text:p>7,70</text:p>
          </table:table-cell>
          <table:table-cell table:style-name="ce35" table:formula="of:=RANDBETWEEN(50;200)/10" office:value-type="float" office:value="17.6" calcext:value-type="float">
            <text:p>17,60</text:p>
          </table:table-cell>
          <table:table-cell table:style-name="ce33"/>
          <table:table-cell table:style-name="ce6" office:value-type="string" calcext:value-type="string">
            <text:p>DANGLETERR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13]" office:value-type="string" office:string-value="20150936" calcext:value-type="string">
            <text:p>20150936</text:p>
          </table:table-cell>
          <table:table-cell table:style-name="ce24" table:formula="of:=[Liste.B13]" office:value-type="string" office:string-value="DEBACKER" calcext:value-type="string">
            <text:p>DEBACKER</text:p>
          </table:table-cell>
          <table:table-cell table:style-name="ce24" table:formula="of:=[Liste.C13]" office:value-type="string" office:string-value="Thomas" calcext:value-type="string">
            <text:p>Thomas</text:p>
          </table:table-cell>
          <table:table-cell table:style-name="ce21" table:formula="of:=[Liste.D13]" office:value-type="string" office:string-value="2-C" calcext:value-type="string">
            <text:p>2-C</text:p>
          </table:table-cell>
          <table:table-cell table:style-name="ce33" table:formula="of:=([.$G$2]*[.G13]+[.$H$2]*[.H13]+[.$I$2]*[.I13])/[.$E$2]*(1+[.Y13]/200)" office:value-type="float" office:value="12.88" calcext:value-type="float">
            <text:p>12,88</text:p>
          </table:table-cell>
          <table:table-cell table:formula="of:=RANK([.E13];[.$E$3:.$E$63])" office:value-type="float" office:value="10" calcext:value-type="float">
            <text:p>10</text:p>
          </table:table-cell>
          <table:table-cell table:style-name="ce33" table:formula="of:=([.$J$2]*[.J13]+[.$K$2]*[.K13]+[.$L$2]*[.L13]+[.$M$2]*[.M13]+[.$N$2]*[.N13]+[.$O$2]*[.O13])/[.$G$2]" office:value-type="float" office:value="15.0875" calcext:value-type="float">
            <text:p>15,09</text:p>
          </table:table-cell>
          <table:table-cell table:style-name="ce33" table:formula="of:=([.$P$2]*[.P13]+[.$Q$2]*[.Q13]+[.$R$2]*[.R13]+[.$S$2]*[.S13]+[.$T$2]*[.T13]+[.$U$2]*[.U13])/[.$H$2]" office:value-type="float" office:value="11.3708333333333" calcext:value-type="float">
            <text:p>11,37</text:p>
          </table:table-cell>
          <table:table-cell table:style-name="ce33" table:formula="of:=([.$V$2]*[.V13]+[.$W$2]*[.W13]+[.$X$2]*[.X13])/[.$I$2]" office:value-type="float" office:value="11.4833333333333" calcext:value-type="float">
            <text:p>11,48</text:p>
          </table:table-cell>
          <table:table-cell table:style-name="ce33" table:formula="of:=[SE3.E13]" office:value-type="float" office:value="18.9" calcext:value-type="float">
            <text:p>18,90</text:p>
          </table:table-cell>
          <table:table-cell table:style-name="ce33" table:formula="of:=[RX2.E13]" office:value-type="float" office:value="7.7" calcext:value-type="float">
            <text:p>7,70</text:p>
          </table:table-cell>
          <table:table-cell table:style-name="ce35" table:formula="of:=RANDBETWEEN(30;180)/10" office:value-type="float" office:value="17" calcext:value-type="float">
            <text:p>17,00</text:p>
          </table:table-cell>
          <table:table-cell table:style-name="ce35" table:formula="of:=RANDBETWEEN(30;180)/10" office:value-type="float" office:value="16.1" calcext:value-type="float">
            <text:p>16,10</text:p>
          </table:table-cell>
          <table:table-cell table:style-name="ce35" table:formula="of:=RANDBETWEEN(30;180)/10" office:value-type="float" office:value="12.4" calcext:value-type="float">
            <text:p>12,40</text:p>
          </table:table-cell>
          <table:table-cell table:style-name="ce35" table:formula="of:=RANDBETWEEN(30;180)/10" office:value-type="float" office:value="17" calcext:value-type="float">
            <text:p>17,00</text:p>
          </table:table-cell>
          <table:table-cell table:style-name="ce35" table:formula="of:=RANDBETWEEN(30;180)/10" office:value-type="float" office:value="14.5" calcext:value-type="float">
            <text:p>14,50</text:p>
          </table:table-cell>
          <table:table-cell table:style-name="ce35" table:formula="of:=RANDBETWEEN(50;200)/10" office:value-type="float" office:value="9" calcext:value-type="float">
            <text:p>9,00</text:p>
          </table:table-cell>
          <table:table-cell table:style-name="ce35" table:formula="of:=RANDBETWEEN(50;200)/10" office:value-type="float" office:value="12.7" calcext:value-type="float">
            <text:p>12,70</text:p>
          </table:table-cell>
          <table:table-cell table:style-name="ce35" table:formula="of:=RANDBETWEEN(50;200)/10" office:value-type="float" office:value="13.1" calcext:value-type="float">
            <text:p>13,10</text:p>
          </table:table-cell>
          <table:table-cell table:style-name="ce35" table:formula="of:=RANDBETWEEN(50;200)/10" office:value-type="float" office:value="8.6" calcext:value-type="float">
            <text:p>8,60</text:p>
          </table:table-cell>
          <table:table-cell table:style-name="ce35" table:formula="of:=RANDBETWEEN(50;200)/10" office:value-type="float" office:value="8.8" calcext:value-type="float">
            <text:p>8,80</text:p>
          </table:table-cell>
          <table:table-cell table:style-name="ce35" table:formula="of:=RANDBETWEEN(50;200)/10" office:value-type="float" office:value="12.2" calcext:value-type="float">
            <text:p>12,20</text:p>
          </table:table-cell>
          <table:table-cell table:style-name="ce35" table:formula="of:=RANDBETWEEN(50;200)/10" office:value-type="float" office:value="7.6" calcext:value-type="float">
            <text:p>7,60</text:p>
          </table:table-cell>
          <table:table-cell table:style-name="ce35" table:formula="of:=RANDBETWEEN(50;200)/10" office:value-type="float" office:value="17.1" calcext:value-type="float">
            <text:p>17,10</text:p>
          </table:table-cell>
          <table:table-cell table:style-name="ce33"/>
          <table:table-cell table:style-name="ce6" office:value-type="string" calcext:value-type="string">
            <text:p>DEBACKER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14]" office:value-type="string" office:string-value="20150937" calcext:value-type="string">
            <text:p>20150937</text:p>
          </table:table-cell>
          <table:table-cell table:style-name="ce24" table:formula="of:=[Liste.B14]" office:value-type="string" office:string-value="DELBREUVE" calcext:value-type="string">
            <text:p>DELBREUVE</text:p>
          </table:table-cell>
          <table:table-cell table:style-name="ce24" table:formula="of:=[Liste.C14]" office:value-type="string" office:string-value="Benjamin" calcext:value-type="string">
            <text:p>Benjamin</text:p>
          </table:table-cell>
          <table:table-cell table:style-name="ce21" table:formula="of:=[Liste.D14]" office:value-type="string" office:string-value="2-C" calcext:value-type="string">
            <text:p>2-C</text:p>
          </table:table-cell>
          <table:table-cell table:style-name="ce33" table:formula="of:=([.$G$2]*[.G14]+[.$H$2]*[.H14]+[.$I$2]*[.I14])/[.$E$2]*(1+[.Y14]/200)" office:value-type="float" office:value="9.87833333333333" calcext:value-type="float">
            <text:p>9,88</text:p>
          </table:table-cell>
          <table:table-cell table:formula="of:=RANK([.E14];[.$E$3:.$E$63])" office:value-type="float" office:value="57" calcext:value-type="float">
            <text:p>57</text:p>
          </table:table-cell>
          <table:table-cell table:style-name="ce33" table:formula="of:=([.$J$2]*[.J14]+[.$K$2]*[.K14]+[.$L$2]*[.L14]+[.$M$2]*[.M14]+[.$N$2]*[.N14]+[.$O$2]*[.O14])/[.$G$2]" office:value-type="float" office:value="6.87916666666667" calcext:value-type="float">
            <text:p>6,88</text:p>
          </table:table-cell>
          <table:table-cell table:style-name="ce33" table:formula="of:=([.$P$2]*[.P14]+[.$Q$2]*[.Q14]+[.$R$2]*[.R14]+[.$S$2]*[.S14]+[.$T$2]*[.T14]+[.$U$2]*[.U14])/[.$H$2]" office:value-type="float" office:value="11.2416666666667" calcext:value-type="float">
            <text:p>11,24</text:p>
          </table:table-cell>
          <table:table-cell table:style-name="ce33" table:formula="of:=([.$V$2]*[.V14]+[.$W$2]*[.W14]+[.$X$2]*[.X14])/[.$I$2]" office:value-type="float" office:value="13.15" calcext:value-type="float">
            <text:p>13,15</text:p>
          </table:table-cell>
          <table:table-cell table:style-name="ce33" table:formula="of:=[SE3.E14]" office:value-type="float" office:value="6" calcext:value-type="float">
            <text:p>6,00</text:p>
          </table:table-cell>
          <table:table-cell table:style-name="ce33" table:formula="of:=[RX2.E14]" office:value-type="float" office:value="5.8" calcext:value-type="float">
            <text:p>5,80</text:p>
          </table:table-cell>
          <table:table-cell table:style-name="ce35" table:formula="of:=RANDBETWEEN(30;180)/10" office:value-type="float" office:value="5.9" calcext:value-type="float">
            <text:p>5,90</text:p>
          </table:table-cell>
          <table:table-cell table:style-name="ce35" table:formula="of:=RANDBETWEEN(30;180)/10" office:value-type="float" office:value="5.2" calcext:value-type="float">
            <text:p>5,20</text:p>
          </table:table-cell>
          <table:table-cell table:style-name="ce35" table:formula="of:=RANDBETWEEN(30;180)/10" office:value-type="float" office:value="7.9" calcext:value-type="float">
            <text:p>7,90</text:p>
          </table:table-cell>
          <table:table-cell table:style-name="ce35" table:formula="of:=RANDBETWEEN(30;180)/10" office:value-type="float" office:value="11.5" calcext:value-type="float">
            <text:p>11,50</text:p>
          </table:table-cell>
          <table:table-cell table:style-name="ce35" table:formula="of:=RANDBETWEEN(30;180)/10" office:value-type="float" office:value="6" calcext:value-type="float">
            <text:p>6,00</text:p>
          </table:table-cell>
          <table:table-cell table:style-name="ce35" table:formula="of:=RANDBETWEEN(50;200)/10" office:value-type="float" office:value="18.8" calcext:value-type="float">
            <text:p>18,80</text:p>
          </table:table-cell>
          <table:table-cell table:style-name="ce35" table:formula="of:=RANDBETWEEN(50;200)/10" office:value-type="float" office:value="17.5" calcext:value-type="float">
            <text:p>17,50</text:p>
          </table:table-cell>
          <table:table-cell table:style-name="ce35" table:formula="of:=RANDBETWEEN(50;200)/10" office:value-type="float" office:value="8.4" calcext:value-type="float">
            <text:p>8,40</text:p>
          </table:table-cell>
          <table:table-cell table:style-name="ce35" table:formula="of:=RANDBETWEEN(50;200)/10" office:value-type="float" office:value="7.8" calcext:value-type="float">
            <text:p>7,80</text:p>
          </table:table-cell>
          <table:table-cell table:style-name="ce35" table:formula="of:=RANDBETWEEN(50;200)/10" office:value-type="float" office:value="13.1" calcext:value-type="float">
            <text:p>13,10</text:p>
          </table:table-cell>
          <table:table-cell table:style-name="ce35" table:formula="of:=RANDBETWEEN(50;200)/10" office:value-type="float" office:value="8.3" calcext:value-type="float">
            <text:p>8,30</text:p>
          </table:table-cell>
          <table:table-cell table:style-name="ce35" table:formula="of:=RANDBETWEEN(50;200)/10" office:value-type="float" office:value="19.1" calcext:value-type="float">
            <text:p>19,10</text:p>
          </table:table-cell>
          <table:table-cell table:style-name="ce35" table:formula="of:=RANDBETWEEN(50;200)/10" office:value-type="float" office:value="15.8" calcext:value-type="float">
            <text:p>15,80</text:p>
          </table:table-cell>
          <table:table-cell table:style-name="ce33"/>
          <table:table-cell table:style-name="ce6" office:value-type="string" calcext:value-type="string">
            <text:p>DELBREUV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15]" office:value-type="string" office:string-value="20150938" calcext:value-type="string">
            <text:p>20150938</text:p>
          </table:table-cell>
          <table:table-cell table:style-name="ce24" table:formula="of:=[Liste.B15]" office:value-type="string" office:string-value="DEROSNE" calcext:value-type="string">
            <text:p>DEROSNE</text:p>
          </table:table-cell>
          <table:table-cell table:style-name="ce24" table:formula="of:=[Liste.C15]" office:value-type="string" office:string-value="Florentin" calcext:value-type="string">
            <text:p>Florentin</text:p>
          </table:table-cell>
          <table:table-cell table:style-name="ce21" table:formula="of:=[Liste.D15]" office:value-type="string" office:string-value="2-B" calcext:value-type="string">
            <text:p>2-B</text:p>
          </table:table-cell>
          <table:table-cell table:style-name="ce33" table:formula="of:=([.$G$2]*[.G15]+[.$H$2]*[.H15]+[.$I$2]*[.I15])/[.$E$2]*(1+[.Y15]/200)" office:value-type="float" office:value="12.6016666666667" calcext:value-type="float">
            <text:p>12,60</text:p>
          </table:table-cell>
          <table:table-cell table:formula="of:=RANK([.E15];[.$E$3:.$E$63])" office:value-type="float" office:value="16" calcext:value-type="float">
            <text:p>16</text:p>
          </table:table-cell>
          <table:table-cell table:style-name="ce33" table:formula="of:=([.$J$2]*[.J15]+[.$K$2]*[.K15]+[.$L$2]*[.L15]+[.$M$2]*[.M15]+[.$N$2]*[.N15]+[.$O$2]*[.O15])/[.$G$2]" office:value-type="float" office:value="13.5083333333333" calcext:value-type="float">
            <text:p>13,51</text:p>
          </table:table-cell>
          <table:table-cell table:style-name="ce33" table:formula="of:=([.$P$2]*[.P15]+[.$Q$2]*[.Q15]+[.$R$2]*[.R15]+[.$S$2]*[.S15]+[.$T$2]*[.T15]+[.$U$2]*[.U15])/[.$H$2]" office:value-type="float" office:value="11.3958333333333" calcext:value-type="float">
            <text:p>11,40</text:p>
          </table:table-cell>
          <table:table-cell table:style-name="ce33" table:formula="of:=([.$V$2]*[.V15]+[.$W$2]*[.W15]+[.$X$2]*[.X15])/[.$I$2]" office:value-type="float" office:value="13.2" calcext:value-type="float">
            <text:p>13,20</text:p>
          </table:table-cell>
          <table:table-cell table:style-name="ce33" table:formula="of:=[SE3.E15]" office:value-type="float" office:value="5.8" calcext:value-type="float">
            <text:p>5,80</text:p>
          </table:table-cell>
          <table:table-cell table:style-name="ce33" table:formula="of:=[RX2.E15]" office:value-type="float" office:value="18" calcext:value-type="float">
            <text:p>18,00</text:p>
          </table:table-cell>
          <table:table-cell table:style-name="ce35" table:formula="of:=RANDBETWEEN(30;180)/10" office:value-type="float" office:value="16.5" calcext:value-type="float">
            <text:p>16,50</text:p>
          </table:table-cell>
          <table:table-cell table:style-name="ce35" table:formula="of:=RANDBETWEEN(30;180)/10" office:value-type="float" office:value="17.8" calcext:value-type="float">
            <text:p>17,80</text:p>
          </table:table-cell>
          <table:table-cell table:style-name="ce35" table:formula="of:=RANDBETWEEN(30;180)/10" office:value-type="float" office:value="14" calcext:value-type="float">
            <text:p>14,00</text:p>
          </table:table-cell>
          <table:table-cell table:style-name="ce35" table:formula="of:=RANDBETWEEN(30;180)/10" office:value-type="float" office:value="10.9" calcext:value-type="float">
            <text:p>10,90</text:p>
          </table:table-cell>
          <table:table-cell table:style-name="ce35" table:formula="of:=RANDBETWEEN(30;180)/10" office:value-type="float" office:value="16.8" calcext:value-type="float">
            <text:p>16,80</text:p>
          </table:table-cell>
          <table:table-cell table:style-name="ce35" table:formula="of:=RANDBETWEEN(50;200)/10" office:value-type="float" office:value="12.5" calcext:value-type="float">
            <text:p>12,50</text:p>
          </table:table-cell>
          <table:table-cell table:style-name="ce35" table:formula="of:=RANDBETWEEN(50;200)/10" office:value-type="float" office:value="17" calcext:value-type="float">
            <text:p>17,00</text:p>
          </table:table-cell>
          <table:table-cell table:style-name="ce35" table:formula="of:=RANDBETWEEN(50;200)/10" office:value-type="float" office:value="11.4" calcext:value-type="float">
            <text:p>11,40</text:p>
          </table:table-cell>
          <table:table-cell table:style-name="ce35" table:formula="of:=RANDBETWEEN(50;200)/10" office:value-type="float" office:value="5.5" calcext:value-type="float">
            <text:p>5,50</text:p>
          </table:table-cell>
          <table:table-cell table:style-name="ce35" table:formula="of:=RANDBETWEEN(50;200)/10" office:value-type="float" office:value="5.5" calcext:value-type="float">
            <text:p>5,50</text:p>
          </table:table-cell>
          <table:table-cell table:style-name="ce35" table:formula="of:=RANDBETWEEN(50;200)/10" office:value-type="float" office:value="15.2" calcext:value-type="float">
            <text:p>15,20</text:p>
          </table:table-cell>
          <table:table-cell table:style-name="ce35" table:formula="of:=RANDBETWEEN(50;200)/10" office:value-type="float" office:value="12.7" calcext:value-type="float">
            <text:p>12,70</text:p>
          </table:table-cell>
          <table:table-cell table:style-name="ce35" table:formula="of:=RANDBETWEEN(50;200)/10" office:value-type="float" office:value="8.2" calcext:value-type="float">
            <text:p>8,20</text:p>
          </table:table-cell>
          <table:table-cell table:style-name="ce33"/>
          <table:table-cell table:style-name="ce7" office:value-type="string" calcext:value-type="string">
            <text:p>DEROSN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16]" office:value-type="string" office:string-value="20150939" calcext:value-type="string">
            <text:p>20150939</text:p>
          </table:table-cell>
          <table:table-cell table:style-name="ce24" table:formula="of:=[Liste.B16]" office:value-type="string" office:string-value="DUHAUT" calcext:value-type="string">
            <text:p>DUHAUT</text:p>
          </table:table-cell>
          <table:table-cell table:style-name="ce24" table:formula="of:=[Liste.C16]" office:value-type="string" office:string-value="Thomas" calcext:value-type="string">
            <text:p>Thomas</text:p>
          </table:table-cell>
          <table:table-cell table:style-name="ce21" table:formula="of:=[Liste.D16]" office:value-type="string" office:string-value="2-A" calcext:value-type="string">
            <text:p>2-A</text:p>
          </table:table-cell>
          <table:table-cell table:style-name="ce33" table:formula="of:=([.$G$2]*[.G16]+[.$H$2]*[.H16]+[.$I$2]*[.I16])/[.$E$2]*(1+[.Y16]/200)" office:value-type="float" office:value="11.8616666666667" calcext:value-type="float">
            <text:p>11,86</text:p>
          </table:table-cell>
          <table:table-cell table:formula="of:=RANK([.E16];[.$E$3:.$E$63])" office:value-type="float" office:value="34" calcext:value-type="float">
            <text:p>34</text:p>
          </table:table-cell>
          <table:table-cell table:style-name="ce33" table:formula="of:=([.$J$2]*[.J16]+[.$K$2]*[.K16]+[.$L$2]*[.L16]+[.$M$2]*[.M16]+[.$N$2]*[.N16]+[.$O$2]*[.O16])/[.$G$2]" office:value-type="float" office:value="12.3083333333333" calcext:value-type="float">
            <text:p>12,31</text:p>
          </table:table-cell>
          <table:table-cell table:style-name="ce33" table:formula="of:=([.$P$2]*[.P16]+[.$Q$2]*[.Q16]+[.$R$2]*[.R16]+[.$S$2]*[.S16]+[.$T$2]*[.T16]+[.$U$2]*[.U16])/[.$H$2]" office:value-type="float" office:value="10.7958333333333" calcext:value-type="float">
            <text:p>10,80</text:p>
          </table:table-cell>
          <table:table-cell table:style-name="ce33" table:formula="of:=([.$V$2]*[.V16]+[.$W$2]*[.W16]+[.$X$2]*[.X16])/[.$I$2]" office:value-type="float" office:value="13.1" calcext:value-type="float">
            <text:p>13,10</text:p>
          </table:table-cell>
          <table:table-cell table:style-name="ce33" table:formula="of:=[SE3.E16]" office:value-type="float" office:value="12.2" calcext:value-type="float">
            <text:p>12,20</text:p>
          </table:table-cell>
          <table:table-cell table:style-name="ce33" table:formula="of:=[RX2.E16]" office:value-type="float" office:value="13.8" calcext:value-type="float">
            <text:p>13,80</text:p>
          </table:table-cell>
          <table:table-cell table:style-name="ce35" table:formula="of:=RANDBETWEEN(30;180)/10" office:value-type="float" office:value="7" calcext:value-type="float">
            <text:p>7,00</text:p>
          </table:table-cell>
          <table:table-cell table:style-name="ce35" table:formula="of:=RANDBETWEEN(30;180)/10" office:value-type="float" office:value="13.2" calcext:value-type="float">
            <text:p>13,20</text:p>
          </table:table-cell>
          <table:table-cell table:style-name="ce35" table:formula="of:=RANDBETWEEN(30;180)/10" office:value-type="float" office:value="14" calcext:value-type="float">
            <text:p>14,00</text:p>
          </table:table-cell>
          <table:table-cell table:style-name="ce35" table:formula="of:=RANDBETWEEN(30;180)/10" office:value-type="float" office:value="12" calcext:value-type="float">
            <text:p>12,00</text:p>
          </table:table-cell>
          <table:table-cell table:style-name="ce35" table:formula="of:=RANDBETWEEN(30;180)/10" office:value-type="float" office:value="6.6" calcext:value-type="float">
            <text:p>6,60</text:p>
          </table:table-cell>
          <table:table-cell table:style-name="ce35" table:formula="of:=RANDBETWEEN(50;200)/10" office:value-type="float" office:value="19.1" calcext:value-type="float">
            <text:p>19,10</text:p>
          </table:table-cell>
          <table:table-cell table:style-name="ce35" table:formula="of:=RANDBETWEEN(50;200)/10" office:value-type="float" office:value="12.7" calcext:value-type="float">
            <text:p>12,70</text:p>
          </table:table-cell>
          <table:table-cell table:style-name="ce35" table:formula="of:=RANDBETWEEN(50;200)/10" office:value-type="float" office:value="6.1" calcext:value-type="float">
            <text:p>6,10</text:p>
          </table:table-cell>
          <table:table-cell table:style-name="ce35" table:formula="of:=RANDBETWEEN(50;200)/10" office:value-type="float" office:value="7.4" calcext:value-type="float">
            <text:p>7,40</text:p>
          </table:table-cell>
          <table:table-cell table:style-name="ce35" table:formula="of:=RANDBETWEEN(50;200)/10" office:value-type="float" office:value="15.6" calcext:value-type="float">
            <text:p>15,60</text:p>
          </table:table-cell>
          <table:table-cell table:style-name="ce35" table:formula="of:=RANDBETWEEN(50;200)/10" office:value-type="float" office:value="14.2" calcext:value-type="float">
            <text:p>14,20</text:p>
          </table:table-cell>
          <table:table-cell table:style-name="ce35" table:formula="of:=RANDBETWEEN(50;200)/10" office:value-type="float" office:value="10.7" calcext:value-type="float">
            <text:p>10,70</text:p>
          </table:table-cell>
          <table:table-cell table:style-name="ce35" table:formula="of:=RANDBETWEEN(50;200)/10" office:value-type="float" office:value="14.6" calcext:value-type="float">
            <text:p>14,60</text:p>
          </table:table-cell>
          <table:table-cell table:style-name="ce33"/>
          <table:table-cell table:style-name="ce6" office:value-type="string" calcext:value-type="string">
            <text:p>DUHAU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17]" office:value-type="string" office:string-value="20150940" calcext:value-type="string">
            <text:p>20150940</text:p>
          </table:table-cell>
          <table:table-cell table:style-name="ce24" table:formula="of:=[Liste.B17]" office:value-type="string" office:string-value="DUMETZ" calcext:value-type="string">
            <text:p>DUMETZ</text:p>
          </table:table-cell>
          <table:table-cell table:style-name="ce24" table:formula="of:=[Liste.C17]" office:value-type="string" office:string-value="Joffrey" calcext:value-type="string">
            <text:p>Joffrey</text:p>
          </table:table-cell>
          <table:table-cell table:style-name="ce21" table:formula="of:=[Liste.D17]" office:value-type="string" office:string-value="2-C" calcext:value-type="string">
            <text:p>2-C</text:p>
          </table:table-cell>
          <table:table-cell table:style-name="ce33" table:formula="of:=([.$G$2]*[.G17]+[.$H$2]*[.H17]+[.$I$2]*[.I17])/[.$E$2]*(1+[.Y17]/200)" office:value-type="float" office:value="11.8616666666667" calcext:value-type="float">
            <text:p>11,86</text:p>
          </table:table-cell>
          <table:table-cell table:formula="of:=RANK([.E17];[.$E$3:.$E$63])" office:value-type="float" office:value="34" calcext:value-type="float">
            <text:p>34</text:p>
          </table:table-cell>
          <table:table-cell table:style-name="ce33" table:formula="of:=([.$J$2]*[.J17]+[.$K$2]*[.K17]+[.$L$2]*[.L17]+[.$M$2]*[.M17]+[.$N$2]*[.N17]+[.$O$2]*[.O17])/[.$G$2]" office:value-type="float" office:value="8.92916666666667" calcext:value-type="float">
            <text:p>8,93</text:p>
          </table:table-cell>
          <table:table-cell table:style-name="ce33" table:formula="of:=([.$P$2]*[.P17]+[.$Q$2]*[.Q17]+[.$R$2]*[.R17]+[.$S$2]*[.S17]+[.$T$2]*[.T17]+[.$U$2]*[.U17])/[.$H$2]" office:value-type="float" office:value="14.5333333333333" calcext:value-type="float">
            <text:p>14,53</text:p>
          </table:table-cell>
          <table:table-cell table:style-name="ce33" table:formula="of:=([.$V$2]*[.V17]+[.$W$2]*[.W17]+[.$X$2]*[.X17])/[.$I$2]" office:value-type="float" office:value="12.3833333333333" calcext:value-type="float">
            <text:p>12,38</text:p>
          </table:table-cell>
          <table:table-cell table:style-name="ce33" table:formula="of:=[SE3.E17]" office:value-type="float" office:value="9.9" calcext:value-type="float">
            <text:p>9,90</text:p>
          </table:table-cell>
          <table:table-cell table:style-name="ce33" table:formula="of:=[RX2.E17]" office:value-type="float" office:value="11.6" calcext:value-type="float">
            <text:p>11,60</text:p>
          </table:table-cell>
          <table:table-cell table:style-name="ce35" table:formula="of:=RANDBETWEEN(30;180)/10" office:value-type="float" office:value="10.5" calcext:value-type="float">
            <text:p>10,50</text:p>
          </table:table-cell>
          <table:table-cell table:style-name="ce35" table:formula="of:=RANDBETWEEN(30;180)/10" office:value-type="float" office:value="6.4" calcext:value-type="float">
            <text:p>6,40</text:p>
          </table:table-cell>
          <table:table-cell table:style-name="ce35" table:formula="of:=RANDBETWEEN(30;180)/10" office:value-type="float" office:value="9.4" calcext:value-type="float">
            <text:p>9,40</text:p>
          </table:table-cell>
          <table:table-cell table:style-name="ce35" table:formula="of:=RANDBETWEEN(30;180)/10" office:value-type="float" office:value="6.5" calcext:value-type="float">
            <text:p>6,50</text:p>
          </table:table-cell>
          <table:table-cell table:style-name="ce35" table:formula="of:=RANDBETWEEN(30;180)/10" office:value-type="float" office:value="14.4" calcext:value-type="float">
            <text:p>14,40</text:p>
          </table:table-cell>
          <table:table-cell table:style-name="ce35" table:formula="of:=RANDBETWEEN(50;200)/10" office:value-type="float" office:value="10.1" calcext:value-type="float">
            <text:p>10,10</text:p>
          </table:table-cell>
          <table:table-cell table:style-name="ce35" table:formula="of:=RANDBETWEEN(50;200)/10" office:value-type="float" office:value="16" calcext:value-type="float">
            <text:p>16,00</text:p>
          </table:table-cell>
          <table:table-cell table:style-name="ce35" table:formula="of:=RANDBETWEEN(50;200)/10" office:value-type="float" office:value="13.3" calcext:value-type="float">
            <text:p>13,30</text:p>
          </table:table-cell>
          <table:table-cell table:style-name="ce35" table:formula="of:=RANDBETWEEN(50;200)/10" office:value-type="float" office:value="16.5" calcext:value-type="float">
            <text:p>16,50</text:p>
          </table:table-cell>
          <table:table-cell table:style-name="ce35" table:formula="of:=RANDBETWEEN(50;200)/10" office:value-type="float" office:value="16.5" calcext:value-type="float">
            <text:p>16,50</text:p>
          </table:table-cell>
          <table:table-cell table:style-name="ce35" table:formula="of:=RANDBETWEEN(50;200)/10" office:value-type="float" office:value="13.9" calcext:value-type="float">
            <text:p>13,90</text:p>
          </table:table-cell>
          <table:table-cell table:style-name="ce35" table:formula="of:=RANDBETWEEN(50;200)/10" office:value-type="float" office:value="11.7" calcext:value-type="float">
            <text:p>11,70</text:p>
          </table:table-cell>
          <table:table-cell table:style-name="ce35" table:formula="of:=RANDBETWEEN(50;200)/10" office:value-type="float" office:value="9.2" calcext:value-type="float">
            <text:p>9,20</text:p>
          </table:table-cell>
          <table:table-cell table:style-name="ce33"/>
          <table:table-cell table:style-name="ce6" office:value-type="string" calcext:value-type="string">
            <text:p>DUMETZ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18]" office:value-type="string" office:string-value="20150941" calcext:value-type="string">
            <text:p>20150941</text:p>
          </table:table-cell>
          <table:table-cell table:style-name="ce24" table:formula="of:=[Liste.B18]" office:value-type="string" office:string-value="FEVRIER" calcext:value-type="string">
            <text:p>FEVRIER</text:p>
          </table:table-cell>
          <table:table-cell table:style-name="ce24" table:formula="of:=[Liste.C18]" office:value-type="string" office:string-value="Tennessee" calcext:value-type="string">
            <text:p>Tennessee</text:p>
          </table:table-cell>
          <table:table-cell table:style-name="ce21" table:formula="of:=[Liste.D18]" office:value-type="string" office:string-value="2-C" calcext:value-type="string">
            <text:p>2-C</text:p>
          </table:table-cell>
          <table:table-cell table:style-name="ce33" table:formula="of:=([.$G$2]*[.G18]+[.$H$2]*[.H18]+[.$I$2]*[.I18])/[.$E$2]*(1+[.Y18]/200)" office:value-type="float" office:value="13.5033333333333" calcext:value-type="float">
            <text:p>13,50</text:p>
          </table:table-cell>
          <table:table-cell table:formula="of:=RANK([.E18];[.$E$3:.$E$63])" office:value-type="float" office:value="4" calcext:value-type="float">
            <text:p>4</text:p>
          </table:table-cell>
          <table:table-cell table:style-name="ce33" table:formula="of:=([.$J$2]*[.J18]+[.$K$2]*[.K18]+[.$L$2]*[.L18]+[.$M$2]*[.M18]+[.$N$2]*[.N18]+[.$O$2]*[.O18])/[.$G$2]" office:value-type="float" office:value="12.8" calcext:value-type="float">
            <text:p>12,80</text:p>
          </table:table-cell>
          <table:table-cell table:style-name="ce33" table:formula="of:=([.$P$2]*[.P18]+[.$Q$2]*[.Q18]+[.$R$2]*[.R18]+[.$S$2]*[.S18]+[.$T$2]*[.T18]+[.$U$2]*[.U18])/[.$H$2]" office:value-type="float" office:value="13.7166666666667" calcext:value-type="float">
            <text:p>13,72</text:p>
          </table:table-cell>
          <table:table-cell table:style-name="ce33" table:formula="of:=([.$V$2]*[.V18]+[.$W$2]*[.W18]+[.$X$2]*[.X18])/[.$I$2]" office:value-type="float" office:value="14.4833333333333" calcext:value-type="float">
            <text:p>14,48</text:p>
          </table:table-cell>
          <table:table-cell table:style-name="ce33" table:formula="of:=[SE3.E18]" office:value-type="float" office:value="17.1" calcext:value-type="float">
            <text:p>17,10</text:p>
          </table:table-cell>
          <table:table-cell table:style-name="ce33" table:formula="of:=[RX2.E18]" office:value-type="float" office:value="19" calcext:value-type="float">
            <text:p>19,00</text:p>
          </table:table-cell>
          <table:table-cell table:style-name="ce35" table:formula="of:=RANDBETWEEN(30;180)/10" office:value-type="float" office:value="16" calcext:value-type="float">
            <text:p>16,00</text:p>
          </table:table-cell>
          <table:table-cell table:style-name="ce35" table:formula="of:=RANDBETWEEN(30;180)/10" office:value-type="float" office:value="4.1" calcext:value-type="float">
            <text:p>4,10</text:p>
          </table:table-cell>
          <table:table-cell table:style-name="ce35" table:formula="of:=RANDBETWEEN(30;180)/10" office:value-type="float" office:value="12.1" calcext:value-type="float">
            <text:p>12,10</text:p>
          </table:table-cell>
          <table:table-cell table:style-name="ce35" table:formula="of:=RANDBETWEEN(30;180)/10" office:value-type="float" office:value="11.9" calcext:value-type="float">
            <text:p>11,90</text:p>
          </table:table-cell>
          <table:table-cell table:style-name="ce35" table:formula="of:=RANDBETWEEN(30;180)/10" office:value-type="float" office:value="13.1" calcext:value-type="float">
            <text:p>13,10</text:p>
          </table:table-cell>
          <table:table-cell table:style-name="ce35" table:formula="of:=RANDBETWEEN(50;200)/10" office:value-type="float" office:value="17.7" calcext:value-type="float">
            <text:p>17,70</text:p>
          </table:table-cell>
          <table:table-cell table:style-name="ce35" table:formula="of:=RANDBETWEEN(50;200)/10" office:value-type="float" office:value="12.9" calcext:value-type="float">
            <text:p>12,90</text:p>
          </table:table-cell>
          <table:table-cell table:style-name="ce35" table:formula="of:=RANDBETWEEN(50;200)/10" office:value-type="float" office:value="7.7" calcext:value-type="float">
            <text:p>7,70</text:p>
          </table:table-cell>
          <table:table-cell table:style-name="ce35" table:formula="of:=RANDBETWEEN(50;200)/10" office:value-type="float" office:value="18.8" calcext:value-type="float">
            <text:p>18,80</text:p>
          </table:table-cell>
          <table:table-cell table:style-name="ce35" table:formula="of:=RANDBETWEEN(50;200)/10" office:value-type="float" office:value="15.4" calcext:value-type="float">
            <text:p>15,40</text:p>
          </table:table-cell>
          <table:table-cell table:style-name="ce35" table:formula="of:=RANDBETWEEN(50;200)/10" office:value-type="float" office:value="18.3" calcext:value-type="float">
            <text:p>18,30</text:p>
          </table:table-cell>
          <table:table-cell table:style-name="ce35" table:formula="of:=RANDBETWEEN(50;200)/10" office:value-type="float" office:value="13" calcext:value-type="float">
            <text:p>13,00</text:p>
          </table:table-cell>
          <table:table-cell table:style-name="ce35" table:formula="of:=RANDBETWEEN(50;200)/10" office:value-type="float" office:value="6" calcext:value-type="float">
            <text:p>6,00</text:p>
          </table:table-cell>
          <table:table-cell table:style-name="ce33"/>
          <table:table-cell table:style-name="ce6" office:value-type="string" calcext:value-type="string">
            <text:p>FEVRIER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19]" office:value-type="string" office:string-value="20150942" calcext:value-type="string">
            <text:p>20150942</text:p>
          </table:table-cell>
          <table:table-cell table:style-name="ce24" table:formula="of:=[Liste.B19]" office:value-type="string" office:string-value="FORGET" calcext:value-type="string">
            <text:p>FORGET</text:p>
          </table:table-cell>
          <table:table-cell table:style-name="ce24" table:formula="of:=[Liste.C19]" office:value-type="string" office:string-value="Kévin" calcext:value-type="string">
            <text:p>Kévin</text:p>
          </table:table-cell>
          <table:table-cell table:style-name="ce21" table:formula="of:=[Liste.D19]" office:value-type="string" office:string-value="2-B" calcext:value-type="string">
            <text:p>2-B</text:p>
          </table:table-cell>
          <table:table-cell table:style-name="ce33" table:formula="of:=([.$G$2]*[.G19]+[.$H$2]*[.H19]+[.$I$2]*[.I19])/[.$E$2]*(1+[.Y19]/200)" office:value-type="float" office:value="11.9666666666667" calcext:value-type="float">
            <text:p>11,97</text:p>
          </table:table-cell>
          <table:table-cell table:formula="of:=RANK([.E19];[.$E$3:.$E$63])" office:value-type="float" office:value="31" calcext:value-type="float">
            <text:p>31</text:p>
          </table:table-cell>
          <table:table-cell table:style-name="ce33" table:formula="of:=([.$J$2]*[.J19]+[.$K$2]*[.K19]+[.$L$2]*[.L19]+[.$M$2]*[.M19]+[.$N$2]*[.N19]+[.$O$2]*[.O19])/[.$G$2]" office:value-type="float" office:value="9.99166666666667" calcext:value-type="float">
            <text:p>9,99</text:p>
          </table:table-cell>
          <table:table-cell table:style-name="ce33" table:formula="of:=([.$P$2]*[.P19]+[.$Q$2]*[.Q19]+[.$R$2]*[.R19]+[.$S$2]*[.S19]+[.$T$2]*[.T19]+[.$U$2]*[.U19])/[.$H$2]" office:value-type="float" office:value="11.4666666666667" calcext:value-type="float">
            <text:p>11,47</text:p>
          </table:table-cell>
          <table:table-cell table:style-name="ce33" table:formula="of:=([.$V$2]*[.V19]+[.$W$2]*[.W19]+[.$X$2]*[.X19])/[.$I$2]" office:value-type="float" office:value="16.9166666666667" calcext:value-type="float">
            <text:p>16,92</text:p>
          </table:table-cell>
          <table:table-cell table:style-name="ce33" table:formula="of:=[SE3.E19]" office:value-type="float" office:value="12.9" calcext:value-type="float">
            <text:p>12,90</text:p>
          </table:table-cell>
          <table:table-cell table:style-name="ce33" table:formula="of:=[RX2.E19]" office:value-type="float" office:value="17.9" calcext:value-type="float">
            <text:p>17,90</text:p>
          </table:table-cell>
          <table:table-cell table:style-name="ce35" table:formula="of:=RANDBETWEEN(30;180)/10" office:value-type="float" office:value="10.6" calcext:value-type="float">
            <text:p>10,60</text:p>
          </table:table-cell>
          <table:table-cell table:style-name="ce35" table:formula="of:=RANDBETWEEN(30;180)/10" office:value-type="float" office:value="3.4" calcext:value-type="float">
            <text:p>3,40</text:p>
          </table:table-cell>
          <table:table-cell table:style-name="ce35" table:formula="of:=RANDBETWEEN(30;180)/10" office:value-type="float" office:value="4.3" calcext:value-type="float">
            <text:p>4,30</text:p>
          </table:table-cell>
          <table:table-cell table:style-name="ce35" table:formula="of:=RANDBETWEEN(30;180)/10" office:value-type="float" office:value="17.1" calcext:value-type="float">
            <text:p>17,10</text:p>
          </table:table-cell>
          <table:table-cell table:style-name="ce35" table:formula="of:=RANDBETWEEN(30;180)/10" office:value-type="float" office:value="6.9" calcext:value-type="float">
            <text:p>6,90</text:p>
          </table:table-cell>
          <table:table-cell table:style-name="ce35" table:formula="of:=RANDBETWEEN(50;200)/10" office:value-type="float" office:value="17.8" calcext:value-type="float">
            <text:p>17,80</text:p>
          </table:table-cell>
          <table:table-cell table:style-name="ce35" table:formula="of:=RANDBETWEEN(50;200)/10" office:value-type="float" office:value="9.1" calcext:value-type="float">
            <text:p>9,10</text:p>
          </table:table-cell>
          <table:table-cell table:style-name="ce35" table:formula="of:=RANDBETWEEN(50;200)/10" office:value-type="float" office:value="19.9" calcext:value-type="float">
            <text:p>19,90</text:p>
          </table:table-cell>
          <table:table-cell table:style-name="ce35" table:formula="of:=RANDBETWEEN(50;200)/10" office:value-type="float" office:value="11" calcext:value-type="float">
            <text:p>11,00</text:p>
          </table:table-cell>
          <table:table-cell table:style-name="ce35" table:formula="of:=RANDBETWEEN(50;200)/10" office:value-type="float" office:value="5.5" calcext:value-type="float">
            <text:p>5,50</text:p>
          </table:table-cell>
          <table:table-cell table:style-name="ce35" table:formula="of:=RANDBETWEEN(50;200)/10" office:value-type="float" office:value="16.4" calcext:value-type="float">
            <text:p>16,40</text:p>
          </table:table-cell>
          <table:table-cell table:style-name="ce35" table:formula="of:=RANDBETWEEN(50;200)/10" office:value-type="float" office:value="20" calcext:value-type="float">
            <text:p>20,00</text:p>
          </table:table-cell>
          <table:table-cell table:style-name="ce35" table:formula="of:=RANDBETWEEN(50;200)/10" office:value-type="float" office:value="12.3" calcext:value-type="float">
            <text:p>12,30</text:p>
          </table:table-cell>
          <table:table-cell table:style-name="ce33"/>
          <table:table-cell table:style-name="ce7" office:value-type="string" calcext:value-type="string">
            <text:p>FORGE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20]" office:value-type="string" office:string-value="20150943" calcext:value-type="string">
            <text:p>20150943</text:p>
          </table:table-cell>
          <table:table-cell table:style-name="ce24" table:formula="of:=[Liste.B20]" office:value-type="string" office:string-value="FROISSART" calcext:value-type="string">
            <text:p>FROISSART</text:p>
          </table:table-cell>
          <table:table-cell table:style-name="ce24" table:formula="of:=[Liste.C20]" office:value-type="string" office:string-value="Marie" calcext:value-type="string">
            <text:p>Marie</text:p>
          </table:table-cell>
          <table:table-cell table:style-name="ce21" table:formula="of:=[Liste.D20]" office:value-type="string" office:string-value="2-B" calcext:value-type="string">
            <text:p>2-B</text:p>
          </table:table-cell>
          <table:table-cell table:style-name="ce33" table:formula="of:=([.$G$2]*[.G20]+[.$H$2]*[.H20]+[.$I$2]*[.I20])/[.$E$2]*(1+[.Y20]/200)" office:value-type="float" office:value="12.6" calcext:value-type="float">
            <text:p>12,60</text:p>
          </table:table-cell>
          <table:table-cell table:formula="of:=RANK([.E20];[.$E$3:.$E$63])" office:value-type="float" office:value="17" calcext:value-type="float">
            <text:p>17</text:p>
          </table:table-cell>
          <table:table-cell table:style-name="ce33" table:formula="of:=([.$J$2]*[.J20]+[.$K$2]*[.K20]+[.$L$2]*[.L20]+[.$M$2]*[.M20]+[.$N$2]*[.N20]+[.$O$2]*[.O20])/[.$G$2]" office:value-type="float" office:value="11.6875" calcext:value-type="float">
            <text:p>11,69</text:p>
          </table:table-cell>
          <table:table-cell table:style-name="ce33" table:formula="of:=([.$P$2]*[.P20]+[.$Q$2]*[.Q20]+[.$R$2]*[.R20]+[.$S$2]*[.S20]+[.$T$2]*[.T20]+[.$U$2]*[.U20])/[.$H$2]" office:value-type="float" office:value="12.6791666666667" calcext:value-type="float">
            <text:p>12,68</text:p>
          </table:table-cell>
          <table:table-cell table:style-name="ce33" table:formula="of:=([.$V$2]*[.V20]+[.$W$2]*[.W20]+[.$X$2]*[.X20])/[.$I$2]" office:value-type="float" office:value="14.2666666666667" calcext:value-type="float">
            <text:p>14,27</text:p>
          </table:table-cell>
          <table:table-cell table:style-name="ce33" table:formula="of:=[SE3.E20]" office:value-type="float" office:value="5.6" calcext:value-type="float">
            <text:p>5,60</text:p>
          </table:table-cell>
          <table:table-cell table:style-name="ce33" table:formula="of:=[RX2.E20]" office:value-type="float" office:value="17.1" calcext:value-type="float">
            <text:p>17,10</text:p>
          </table:table-cell>
          <table:table-cell table:style-name="ce35" table:formula="of:=RANDBETWEEN(30;180)/10" office:value-type="float" office:value="9.2" calcext:value-type="float">
            <text:p>9,20</text:p>
          </table:table-cell>
          <table:table-cell table:style-name="ce35" table:formula="of:=RANDBETWEEN(30;180)/10" office:value-type="float" office:value="16.6" calcext:value-type="float">
            <text:p>16,60</text:p>
          </table:table-cell>
          <table:table-cell table:style-name="ce35" table:formula="of:=RANDBETWEEN(30;180)/10" office:value-type="float" office:value="16.2" calcext:value-type="float">
            <text:p>16,20</text:p>
          </table:table-cell>
          <table:table-cell table:style-name="ce35" table:formula="of:=RANDBETWEEN(30;180)/10" office:value-type="float" office:value="3.2" calcext:value-type="float">
            <text:p>3,20</text:p>
          </table:table-cell>
          <table:table-cell table:style-name="ce35" table:formula="of:=RANDBETWEEN(30;180)/10" office:value-type="float" office:value="10.5" calcext:value-type="float">
            <text:p>10,50</text:p>
          </table:table-cell>
          <table:table-cell table:style-name="ce35" table:formula="of:=RANDBETWEEN(50;200)/10" office:value-type="float" office:value="13.2" calcext:value-type="float">
            <text:p>13,20</text:p>
          </table:table-cell>
          <table:table-cell table:style-name="ce35" table:formula="of:=RANDBETWEEN(50;200)/10" office:value-type="float" office:value="17.9" calcext:value-type="float">
            <text:p>17,90</text:p>
          </table:table-cell>
          <table:table-cell table:style-name="ce35" table:formula="of:=RANDBETWEEN(50;200)/10" office:value-type="float" office:value="5.4" calcext:value-type="float">
            <text:p>5,40</text:p>
          </table:table-cell>
          <table:table-cell table:style-name="ce35" table:formula="of:=RANDBETWEEN(50;200)/10" office:value-type="float" office:value="16" calcext:value-type="float">
            <text:p>16,00</text:p>
          </table:table-cell>
          <table:table-cell table:style-name="ce35" table:formula="of:=RANDBETWEEN(50;200)/10" office:value-type="float" office:value="16.7" calcext:value-type="float">
            <text:p>16,70</text:p>
          </table:table-cell>
          <table:table-cell table:style-name="ce35" table:formula="of:=RANDBETWEEN(50;200)/10" office:value-type="float" office:value="15.8" calcext:value-type="float">
            <text:p>15,80</text:p>
          </table:table-cell>
          <table:table-cell table:style-name="ce35" table:formula="of:=RANDBETWEEN(50;200)/10" office:value-type="float" office:value="14.3" calcext:value-type="float">
            <text:p>14,30</text:p>
          </table:table-cell>
          <table:table-cell table:style-name="ce35" table:formula="of:=RANDBETWEEN(50;200)/10" office:value-type="float" office:value="9.6" calcext:value-type="float">
            <text:p>9,60</text:p>
          </table:table-cell>
          <table:table-cell table:style-name="ce33"/>
          <table:table-cell table:style-name="ce7" office:value-type="string" calcext:value-type="string">
            <text:p>FROISSAR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21]" office:value-type="string" office:string-value="20150944" calcext:value-type="string">
            <text:p>20150944</text:p>
          </table:table-cell>
          <table:table-cell table:style-name="ce24" table:formula="of:=[Liste.B21]" office:value-type="string" office:string-value="FRUY" calcext:value-type="string">
            <text:p>FRUY</text:p>
          </table:table-cell>
          <table:table-cell table:style-name="ce24" table:formula="of:=[Liste.C21]" office:value-type="string" office:string-value="Sébastien" calcext:value-type="string">
            <text:p>Sébastien</text:p>
          </table:table-cell>
          <table:table-cell table:style-name="ce21" table:formula="of:=[Liste.D21]" office:value-type="string" office:string-value="2-B" calcext:value-type="string">
            <text:p>2-B</text:p>
          </table:table-cell>
          <table:table-cell table:style-name="ce33" table:formula="of:=([.$G$2]*[.G21]+[.$H$2]*[.H21]+[.$I$2]*[.I21])/[.$E$2]*(1+[.Y21]/200)" office:value-type="float" office:value="9.84" calcext:value-type="float">
            <text:p>9,84</text:p>
          </table:table-cell>
          <table:table-cell table:formula="of:=RANK([.E21];[.$E$3:.$E$63])" office:value-type="float" office:value="58" calcext:value-type="float">
            <text:p>58</text:p>
          </table:table-cell>
          <table:table-cell table:style-name="ce33" table:formula="of:=([.$J$2]*[.J21]+[.$K$2]*[.K21]+[.$L$2]*[.L21]+[.$M$2]*[.M21]+[.$N$2]*[.N21]+[.$O$2]*[.O21])/[.$G$2]" office:value-type="float" office:value="8.66666666666667" calcext:value-type="float">
            <text:p>8,67</text:p>
          </table:table-cell>
          <table:table-cell table:style-name="ce33" table:formula="of:=([.$P$2]*[.P21]+[.$Q$2]*[.Q21]+[.$R$2]*[.R21]+[.$S$2]*[.S21]+[.$T$2]*[.T21]+[.$U$2]*[.U21])/[.$H$2]" office:value-type="float" office:value="10.3" calcext:value-type="float">
            <text:p>10,30</text:p>
          </table:table-cell>
          <table:table-cell table:style-name="ce33" table:formula="of:=([.$V$2]*[.V21]+[.$W$2]*[.W21]+[.$X$2]*[.X21])/[.$I$2]" office:value-type="float" office:value="11.2666666666667" calcext:value-type="float">
            <text:p>11,27</text:p>
          </table:table-cell>
          <table:table-cell table:style-name="ce33" table:formula="of:=[SE3.E21]" office:value-type="float" office:value="16.9" calcext:value-type="float">
            <text:p>16,90</text:p>
          </table:table-cell>
          <table:table-cell table:style-name="ce33" table:formula="of:=[RX2.E21]" office:value-type="float" office:value="7.1" calcext:value-type="float">
            <text:p>7,10</text:p>
          </table:table-cell>
          <table:table-cell table:style-name="ce35" table:formula="of:=RANDBETWEEN(30;180)/10" office:value-type="float" office:value="5.5" calcext:value-type="float">
            <text:p>5,50</text:p>
          </table:table-cell>
          <table:table-cell table:style-name="ce35" table:formula="of:=RANDBETWEEN(30;180)/10" office:value-type="float" office:value="7.5" calcext:value-type="float">
            <text:p>7,50</text:p>
          </table:table-cell>
          <table:table-cell table:style-name="ce35" table:formula="of:=RANDBETWEEN(30;180)/10" office:value-type="float" office:value="5.5" calcext:value-type="float">
            <text:p>5,50</text:p>
          </table:table-cell>
          <table:table-cell table:style-name="ce35" table:formula="of:=RANDBETWEEN(30;180)/10" office:value-type="float" office:value="6.9" calcext:value-type="float">
            <text:p>6,90</text:p>
          </table:table-cell>
          <table:table-cell table:style-name="ce35" table:formula="of:=RANDBETWEEN(30;180)/10" office:value-type="float" office:value="6.5" calcext:value-type="float">
            <text:p>6,50</text:p>
          </table:table-cell>
          <table:table-cell table:style-name="ce35" table:formula="of:=RANDBETWEEN(50;200)/10" office:value-type="float" office:value="11.5" calcext:value-type="float">
            <text:p>11,50</text:p>
          </table:table-cell>
          <table:table-cell table:style-name="ce35" table:formula="of:=RANDBETWEEN(50;200)/10" office:value-type="float" office:value="6.6" calcext:value-type="float">
            <text:p>6,60</text:p>
          </table:table-cell>
          <table:table-cell table:style-name="ce35" table:formula="of:=RANDBETWEEN(50;200)/10" office:value-type="float" office:value="12.6" calcext:value-type="float">
            <text:p>12,60</text:p>
          </table:table-cell>
          <table:table-cell table:style-name="ce35" table:formula="of:=RANDBETWEEN(50;200)/10" office:value-type="float" office:value="11.3" calcext:value-type="float">
            <text:p>11,30</text:p>
          </table:table-cell>
          <table:table-cell table:style-name="ce35" table:formula="of:=RANDBETWEEN(50;200)/10" office:value-type="float" office:value="12.7" calcext:value-type="float">
            <text:p>12,70</text:p>
          </table:table-cell>
          <table:table-cell table:style-name="ce35" table:formula="of:=RANDBETWEEN(50;200)/10" office:value-type="float" office:value="13.2" calcext:value-type="float">
            <text:p>13,20</text:p>
          </table:table-cell>
          <table:table-cell table:style-name="ce35" table:formula="of:=RANDBETWEEN(50;200)/10" office:value-type="float" office:value="7.7" calcext:value-type="float">
            <text:p>7,70</text:p>
          </table:table-cell>
          <table:table-cell table:style-name="ce35" table:formula="of:=RANDBETWEEN(50;200)/10" office:value-type="float" office:value="12.6" calcext:value-type="float">
            <text:p>12,60</text:p>
          </table:table-cell>
          <table:table-cell table:style-name="ce33"/>
          <table:table-cell table:style-name="ce7" office:value-type="string" calcext:value-type="string">
            <text:p>FRUY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22]" office:value-type="string" office:string-value="20150945" calcext:value-type="string">
            <text:p>20150945</text:p>
          </table:table-cell>
          <table:table-cell table:style-name="ce24" table:formula="of:=[Liste.B22]" office:value-type="string" office:string-value="GEERAERT" calcext:value-type="string">
            <text:p>GEERAERT</text:p>
          </table:table-cell>
          <table:table-cell table:style-name="ce24" table:formula="of:=[Liste.C22]" office:value-type="string" office:string-value="Quentin" calcext:value-type="string">
            <text:p>Quentin</text:p>
          </table:table-cell>
          <table:table-cell table:style-name="ce21" table:formula="of:=[Liste.D22]" office:value-type="string" office:string-value="2-C" calcext:value-type="string">
            <text:p>2-C</text:p>
          </table:table-cell>
          <table:table-cell table:style-name="ce33" table:formula="of:=([.$G$2]*[.G22]+[.$H$2]*[.H22]+[.$I$2]*[.I22])/[.$E$2]*(1+[.Y22]/200)" office:value-type="float" office:value="9.195" calcext:value-type="float">
            <text:p>9,20</text:p>
          </table:table-cell>
          <table:table-cell table:formula="of:=RANK([.E22];[.$E$3:.$E$63])" office:value-type="float" office:value="60" calcext:value-type="float">
            <text:p>60</text:p>
          </table:table-cell>
          <table:table-cell table:style-name="ce33" table:formula="of:=([.$J$2]*[.J22]+[.$K$2]*[.K22]+[.$L$2]*[.L22]+[.$M$2]*[.M22]+[.$N$2]*[.N22]+[.$O$2]*[.O22])/[.$G$2]" office:value-type="float" office:value="6.85833333333333" calcext:value-type="float">
            <text:p>6,86</text:p>
          </table:table-cell>
          <table:table-cell table:style-name="ce33" table:formula="of:=([.$P$2]*[.P22]+[.$Q$2]*[.Q22]+[.$R$2]*[.R22]+[.$S$2]*[.S22]+[.$T$2]*[.T22]+[.$U$2]*[.U22])/[.$H$2]" office:value-type="float" office:value="12.2458333333333" calcext:value-type="float">
            <text:p>12,25</text:p>
          </table:table-cell>
          <table:table-cell table:style-name="ce33" table:formula="of:=([.$V$2]*[.V22]+[.$W$2]*[.W22]+[.$X$2]*[.X22])/[.$I$2]" office:value-type="float" office:value="7.76666666666667" calcext:value-type="float">
            <text:p>7,77</text:p>
          </table:table-cell>
          <table:table-cell table:style-name="ce33" table:formula="of:=[SE3.E22]" office:value-type="float" office:value="5.4" calcext:value-type="float">
            <text:p>5,40</text:p>
          </table:table-cell>
          <table:table-cell table:style-name="ce33" table:formula="of:=[RX2.E22]" office:value-type="float" office:value="8.3" calcext:value-type="float">
            <text:p>8,30</text:p>
          </table:table-cell>
          <table:table-cell table:style-name="ce35" table:formula="of:=RANDBETWEEN(30;180)/10" office:value-type="float" office:value="7.6" calcext:value-type="float">
            <text:p>7,60</text:p>
          </table:table-cell>
          <table:table-cell table:style-name="ce35" table:formula="of:=RANDBETWEEN(30;180)/10" office:value-type="float" office:value="9.6" calcext:value-type="float">
            <text:p>9,60</text:p>
          </table:table-cell>
          <table:table-cell table:style-name="ce35" table:formula="of:=RANDBETWEEN(30;180)/10" office:value-type="float" office:value="4.9" calcext:value-type="float">
            <text:p>4,90</text:p>
          </table:table-cell>
          <table:table-cell table:style-name="ce35" table:formula="of:=RANDBETWEEN(30;180)/10" office:value-type="float" office:value="5.8" calcext:value-type="float">
            <text:p>5,80</text:p>
          </table:table-cell>
          <table:table-cell table:style-name="ce35" table:formula="of:=RANDBETWEEN(30;180)/10" office:value-type="float" office:value="9.9" calcext:value-type="float">
            <text:p>9,90</text:p>
          </table:table-cell>
          <table:table-cell table:style-name="ce35" table:formula="of:=RANDBETWEEN(50;200)/10" office:value-type="float" office:value="14.4" calcext:value-type="float">
            <text:p>14,40</text:p>
          </table:table-cell>
          <table:table-cell table:style-name="ce35" table:formula="of:=RANDBETWEEN(50;200)/10" office:value-type="float" office:value="16" calcext:value-type="float">
            <text:p>16,00</text:p>
          </table:table-cell>
          <table:table-cell table:style-name="ce35" table:formula="of:=RANDBETWEEN(50;200)/10" office:value-type="float" office:value="9.7" calcext:value-type="float">
            <text:p>9,70</text:p>
          </table:table-cell>
          <table:table-cell table:style-name="ce35" table:formula="of:=RANDBETWEEN(50;200)/10" office:value-type="float" office:value="14.9" calcext:value-type="float">
            <text:p>14,90</text:p>
          </table:table-cell>
          <table:table-cell table:style-name="ce35" table:formula="of:=RANDBETWEEN(50;200)/10" office:value-type="float" office:value="12" calcext:value-type="float">
            <text:p>12,00</text:p>
          </table:table-cell>
          <table:table-cell table:style-name="ce35" table:formula="of:=RANDBETWEEN(50;200)/10" office:value-type="float" office:value="6.4" calcext:value-type="float">
            <text:p>6,40</text:p>
          </table:table-cell>
          <table:table-cell table:style-name="ce35" table:formula="of:=RANDBETWEEN(50;200)/10" office:value-type="float" office:value="10.6" calcext:value-type="float">
            <text:p>10,60</text:p>
          </table:table-cell>
          <table:table-cell table:style-name="ce35" table:formula="of:=RANDBETWEEN(50;200)/10" office:value-type="float" office:value="6.2" calcext:value-type="float">
            <text:p>6,20</text:p>
          </table:table-cell>
          <table:table-cell table:style-name="ce33"/>
          <table:table-cell table:style-name="ce6" office:value-type="string" calcext:value-type="string">
            <text:p>GEERAER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23]" office:value-type="string" office:string-value="20150946" calcext:value-type="string">
            <text:p>20150946</text:p>
          </table:table-cell>
          <table:table-cell table:style-name="ce24" table:formula="of:=[Liste.B23]" office:value-type="string" office:string-value="GREMBER" calcext:value-type="string">
            <text:p>GREMBER</text:p>
          </table:table-cell>
          <table:table-cell table:style-name="ce24" table:formula="of:=[Liste.C23]" office:value-type="string" office:string-value="Nicolas" calcext:value-type="string">
            <text:p>Nicolas</text:p>
          </table:table-cell>
          <table:table-cell table:style-name="ce21" table:formula="of:=[Liste.D23]" office:value-type="string" office:string-value="2-A" calcext:value-type="string">
            <text:p>2-A</text:p>
          </table:table-cell>
          <table:table-cell table:style-name="ce33" table:formula="of:=([.$G$2]*[.G23]+[.$H$2]*[.H23]+[.$I$2]*[.I23])/[.$E$2]*(1+[.Y23]/200)" office:value-type="float" office:value="12.1983333333333" calcext:value-type="float">
            <text:p>12,20</text:p>
          </table:table-cell>
          <table:table-cell table:formula="of:=RANK([.E23];[.$E$3:.$E$63])" office:value-type="float" office:value="29" calcext:value-type="float">
            <text:p>29</text:p>
          </table:table-cell>
          <table:table-cell table:style-name="ce33" table:formula="of:=([.$J$2]*[.J23]+[.$K$2]*[.K23]+[.$L$2]*[.L23]+[.$M$2]*[.M23]+[.$N$2]*[.N23]+[.$O$2]*[.O23])/[.$G$2]" office:value-type="float" office:value="9.65833333333333" calcext:value-type="float">
            <text:p>9,66</text:p>
          </table:table-cell>
          <table:table-cell table:style-name="ce33" table:formula="of:=([.$P$2]*[.P23]+[.$Q$2]*[.Q23]+[.$R$2]*[.R23]+[.$S$2]*[.S23]+[.$T$2]*[.T23]+[.$U$2]*[.U23])/[.$H$2]" office:value-type="float" office:value="14.1875" calcext:value-type="float">
            <text:p>14,19</text:p>
          </table:table-cell>
          <table:table-cell table:style-name="ce33" table:formula="of:=([.$V$2]*[.V23]+[.$W$2]*[.W23]+[.$X$2]*[.X23])/[.$I$2]" office:value-type="float" office:value="13.3" calcext:value-type="float">
            <text:p>13,30</text:p>
          </table:table-cell>
          <table:table-cell table:style-name="ce33" table:formula="of:=[SE3.E23]" office:value-type="float" office:value="11.1" calcext:value-type="float">
            <text:p>11,10</text:p>
          </table:table-cell>
          <table:table-cell table:style-name="ce33" table:formula="of:=[RX2.E23]" office:value-type="float" office:value="7.4" calcext:value-type="float">
            <text:p>7,40</text:p>
          </table:table-cell>
          <table:table-cell table:style-name="ce35" table:formula="of:=RANDBETWEEN(30;180)/10" office:value-type="float" office:value="6.3" calcext:value-type="float">
            <text:p>6,30</text:p>
          </table:table-cell>
          <table:table-cell table:style-name="ce35" table:formula="of:=RANDBETWEEN(30;180)/10" office:value-type="float" office:value="11.7" calcext:value-type="float">
            <text:p>11,70</text:p>
          </table:table-cell>
          <table:table-cell table:style-name="ce35" table:formula="of:=RANDBETWEEN(30;180)/10" office:value-type="float" office:value="10" calcext:value-type="float">
            <text:p>10,00</text:p>
          </table:table-cell>
          <table:table-cell table:style-name="ce35" table:formula="of:=RANDBETWEEN(30;180)/10" office:value-type="float" office:value="8.9" calcext:value-type="float">
            <text:p>8,90</text:p>
          </table:table-cell>
          <table:table-cell table:style-name="ce35" table:formula="of:=RANDBETWEEN(30;180)/10" office:value-type="float" office:value="15.6" calcext:value-type="float">
            <text:p>15,60</text:p>
          </table:table-cell>
          <table:table-cell table:style-name="ce35" table:formula="of:=RANDBETWEEN(50;200)/10" office:value-type="float" office:value="15.5" calcext:value-type="float">
            <text:p>15,50</text:p>
          </table:table-cell>
          <table:table-cell table:style-name="ce35" table:formula="of:=RANDBETWEEN(50;200)/10" office:value-type="float" office:value="17.4" calcext:value-type="float">
            <text:p>17,40</text:p>
          </table:table-cell>
          <table:table-cell table:style-name="ce35" table:formula="of:=RANDBETWEEN(50;200)/10" office:value-type="float" office:value="19.2" calcext:value-type="float">
            <text:p>19,20</text:p>
          </table:table-cell>
          <table:table-cell table:style-name="ce35" table:formula="of:=RANDBETWEEN(50;200)/10" office:value-type="float" office:value="8.1" calcext:value-type="float">
            <text:p>8,10</text:p>
          </table:table-cell>
          <table:table-cell table:style-name="ce35" table:formula="of:=RANDBETWEEN(50;200)/10" office:value-type="float" office:value="8.7" calcext:value-type="float">
            <text:p>8,70</text:p>
          </table:table-cell>
          <table:table-cell table:style-name="ce35" table:formula="of:=RANDBETWEEN(50;200)/10" office:value-type="float" office:value="11.9" calcext:value-type="float">
            <text:p>11,90</text:p>
          </table:table-cell>
          <table:table-cell table:style-name="ce35" table:formula="of:=RANDBETWEEN(50;200)/10" office:value-type="float" office:value="16.3" calcext:value-type="float">
            <text:p>16,30</text:p>
          </table:table-cell>
          <table:table-cell table:style-name="ce35" table:formula="of:=RANDBETWEEN(50;200)/10" office:value-type="float" office:value="11.5" calcext:value-type="float">
            <text:p>11,50</text:p>
          </table:table-cell>
          <table:table-cell table:style-name="ce33"/>
          <table:table-cell table:style-name="ce6" office:value-type="string" calcext:value-type="string">
            <text:p>GREMBER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24]" office:value-type="string" office:string-value="20150947" calcext:value-type="string">
            <text:p>20150947</text:p>
          </table:table-cell>
          <table:table-cell table:style-name="ce24" table:formula="of:=[Liste.B24]" office:value-type="string" office:string-value="HENNAUT" calcext:value-type="string">
            <text:p>HENNAUT</text:p>
          </table:table-cell>
          <table:table-cell table:style-name="ce24" table:formula="of:=[Liste.C24]" office:value-type="string" office:string-value="Thibaut" calcext:value-type="string">
            <text:p>Thibaut</text:p>
          </table:table-cell>
          <table:table-cell table:style-name="ce21" table:formula="of:=[Liste.D24]" office:value-type="string" office:string-value="2-A" calcext:value-type="string">
            <text:p>2-A</text:p>
          </table:table-cell>
          <table:table-cell table:style-name="ce33" table:formula="of:=([.$G$2]*[.G24]+[.$H$2]*[.H24]+[.$I$2]*[.I24])/[.$E$2]*(1+[.Y24]/200)" office:value-type="float" office:value="10.8316666666667" calcext:value-type="float">
            <text:p>10,83</text:p>
          </table:table-cell>
          <table:table-cell table:formula="of:=RANK([.E24];[.$E$3:.$E$63])" office:value-type="float" office:value="48" calcext:value-type="float">
            <text:p>48</text:p>
          </table:table-cell>
          <table:table-cell table:style-name="ce33" table:formula="of:=([.$J$2]*[.J24]+[.$K$2]*[.K24]+[.$L$2]*[.L24]+[.$M$2]*[.M24]+[.$N$2]*[.N24]+[.$O$2]*[.O24])/[.$G$2]" office:value-type="float" office:value="12.4125" calcext:value-type="float">
            <text:p>12,41</text:p>
          </table:table-cell>
          <table:table-cell table:style-name="ce33" table:formula="of:=([.$P$2]*[.P24]+[.$Q$2]*[.Q24]+[.$R$2]*[.R24]+[.$S$2]*[.S24]+[.$T$2]*[.T24]+[.$U$2]*[.U24])/[.$H$2]" office:value-type="float" office:value="8.88333333333333" calcext:value-type="float">
            <text:p>8,88</text:p>
          </table:table-cell>
          <table:table-cell table:style-name="ce33" table:formula="of:=([.$V$2]*[.V24]+[.$W$2]*[.W24]+[.$X$2]*[.X24])/[.$I$2]" office:value-type="float" office:value="11.5666666666667" calcext:value-type="float">
            <text:p>11,57</text:p>
          </table:table-cell>
          <table:table-cell table:style-name="ce33" table:formula="of:=[SE3.E24]" office:value-type="float" office:value="19.5" calcext:value-type="float">
            <text:p>19,50</text:p>
          </table:table-cell>
          <table:table-cell table:style-name="ce33" table:formula="of:=[RX2.E24]" office:value-type="float" office:value="16.8" calcext:value-type="float">
            <text:p>16,80</text:p>
          </table:table-cell>
          <table:table-cell table:style-name="ce35" table:formula="of:=RANDBETWEEN(30;180)/10" office:value-type="float" office:value="12.8" calcext:value-type="float">
            <text:p>12,80</text:p>
          </table:table-cell>
          <table:table-cell table:style-name="ce35" table:formula="of:=RANDBETWEEN(30;180)/10" office:value-type="float" office:value="7.1" calcext:value-type="float">
            <text:p>7,10</text:p>
          </table:table-cell>
          <table:table-cell table:style-name="ce35" table:formula="of:=RANDBETWEEN(30;180)/10" office:value-type="float" office:value="6.4" calcext:value-type="float">
            <text:p>6,40</text:p>
          </table:table-cell>
          <table:table-cell table:style-name="ce35" table:formula="of:=RANDBETWEEN(30;180)/10" office:value-type="float" office:value="14.7" calcext:value-type="float">
            <text:p>14,70</text:p>
          </table:table-cell>
          <table:table-cell table:style-name="ce35" table:formula="of:=RANDBETWEEN(30;180)/10" office:value-type="float" office:value="10" calcext:value-type="float">
            <text:p>10,00</text:p>
          </table:table-cell>
          <table:table-cell table:style-name="ce35" table:formula="of:=RANDBETWEEN(50;200)/10" office:value-type="float" office:value="15.3" calcext:value-type="float">
            <text:p>15,30</text:p>
          </table:table-cell>
          <table:table-cell table:style-name="ce35" table:formula="of:=RANDBETWEEN(50;200)/10" office:value-type="float" office:value="11.1" calcext:value-type="float">
            <text:p>11,10</text:p>
          </table:table-cell>
          <table:table-cell table:style-name="ce35" table:formula="of:=RANDBETWEEN(50;200)/10" office:value-type="float" office:value="7.9" calcext:value-type="float">
            <text:p>7,90</text:p>
          </table:table-cell>
          <table:table-cell table:style-name="ce35" table:formula="of:=RANDBETWEEN(50;200)/10" office:value-type="float" office:value="5" calcext:value-type="float">
            <text:p>5,00</text:p>
          </table:table-cell>
          <table:table-cell table:style-name="ce35" table:formula="of:=RANDBETWEEN(50;200)/10" office:value-type="float" office:value="5.9" calcext:value-type="float">
            <text:p>5,90</text:p>
          </table:table-cell>
          <table:table-cell table:style-name="ce35" table:formula="of:=RANDBETWEEN(50;200)/10" office:value-type="float" office:value="15" calcext:value-type="float">
            <text:p>15,00</text:p>
          </table:table-cell>
          <table:table-cell table:style-name="ce35" table:formula="of:=RANDBETWEEN(50;200)/10" office:value-type="float" office:value="6.4" calcext:value-type="float">
            <text:p>6,40</text:p>
          </table:table-cell>
          <table:table-cell table:style-name="ce35" table:formula="of:=RANDBETWEEN(50;200)/10" office:value-type="float" office:value="11.6" calcext:value-type="float">
            <text:p>11,60</text:p>
          </table:table-cell>
          <table:table-cell table:style-name="ce33"/>
          <table:table-cell table:style-name="ce6" office:value-type="string" calcext:value-type="string">
            <text:p>HENNAU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25]" office:value-type="string" office:string-value="20150948" calcext:value-type="string">
            <text:p>20150948</text:p>
          </table:table-cell>
          <table:table-cell table:style-name="ce24" table:formula="of:=[Liste.B25]" office:value-type="string" office:string-value="KURZAWSKI" calcext:value-type="string">
            <text:p>KURZAWSKI</text:p>
          </table:table-cell>
          <table:table-cell table:style-name="ce24" table:formula="of:=[Liste.C25]" office:value-type="string" office:string-value="Pierre" calcext:value-type="string">
            <text:p>Pierre</text:p>
          </table:table-cell>
          <table:table-cell table:style-name="ce21" table:formula="of:=[Liste.D25]" office:value-type="string" office:string-value="2-B" calcext:value-type="string">
            <text:p>2-B</text:p>
          </table:table-cell>
          <table:table-cell table:style-name="ce33" table:formula="of:=([.$G$2]*[.G25]+[.$H$2]*[.H25]+[.$I$2]*[.I25])/[.$E$2]*(1+[.Y25]/200)" office:value-type="float" office:value="12.5933333333333" calcext:value-type="float">
            <text:p>12,59</text:p>
          </table:table-cell>
          <table:table-cell table:formula="of:=RANK([.E25];[.$E$3:.$E$63])" office:value-type="float" office:value="18" calcext:value-type="float">
            <text:p>18</text:p>
          </table:table-cell>
          <table:table-cell table:style-name="ce33" table:formula="of:=([.$J$2]*[.J25]+[.$K$2]*[.K25]+[.$L$2]*[.L25]+[.$M$2]*[.M25]+[.$N$2]*[.N25]+[.$O$2]*[.O25])/[.$G$2]" office:value-type="float" office:value="11.5041666666667" calcext:value-type="float">
            <text:p>11,50</text:p>
          </table:table-cell>
          <table:table-cell table:style-name="ce33" table:formula="of:=([.$P$2]*[.P25]+[.$Q$2]*[.Q25]+[.$R$2]*[.R25]+[.$S$2]*[.S25]+[.$T$2]*[.T25]+[.$U$2]*[.U25])/[.$H$2]" office:value-type="float" office:value="14.1208333333333" calcext:value-type="float">
            <text:p>14,12</text:p>
          </table:table-cell>
          <table:table-cell table:style-name="ce33" table:formula="of:=([.$V$2]*[.V25]+[.$W$2]*[.W25]+[.$X$2]*[.X25])/[.$I$2]" office:value-type="float" office:value="11.7166666666667" calcext:value-type="float">
            <text:p>11,72</text:p>
          </table:table-cell>
          <table:table-cell table:style-name="ce33" table:formula="of:=[SE3.E25]" office:value-type="float" office:value="16.2" calcext:value-type="float">
            <text:p>16,20</text:p>
          </table:table-cell>
          <table:table-cell table:style-name="ce33" table:formula="of:=[RX2.E25]" office:value-type="float" office:value="12.6" calcext:value-type="float">
            <text:p>12,60</text:p>
          </table:table-cell>
          <table:table-cell table:style-name="ce35" table:formula="of:=RANDBETWEEN(30;180)/10" office:value-type="float" office:value="12.1" calcext:value-type="float">
            <text:p>12,10</text:p>
          </table:table-cell>
          <table:table-cell table:style-name="ce35" table:formula="of:=RANDBETWEEN(30;180)/10" office:value-type="float" office:value="17.6" calcext:value-type="float">
            <text:p>17,60</text:p>
          </table:table-cell>
          <table:table-cell table:style-name="ce35" table:formula="of:=RANDBETWEEN(30;180)/10" office:value-type="float" office:value="4.2" calcext:value-type="float">
            <text:p>4,20</text:p>
          </table:table-cell>
          <table:table-cell table:style-name="ce35" table:formula="of:=RANDBETWEEN(30;180)/10" office:value-type="float" office:value="4" calcext:value-type="float">
            <text:p>4,00</text:p>
          </table:table-cell>
          <table:table-cell table:style-name="ce35" table:formula="of:=RANDBETWEEN(30;180)/10" office:value-type="float" office:value="8.4" calcext:value-type="float">
            <text:p>8,40</text:p>
          </table:table-cell>
          <table:table-cell table:style-name="ce35" table:formula="of:=RANDBETWEEN(50;200)/10" office:value-type="float" office:value="18.8" calcext:value-type="float">
            <text:p>18,80</text:p>
          </table:table-cell>
          <table:table-cell table:style-name="ce35" table:formula="of:=RANDBETWEEN(50;200)/10" office:value-type="float" office:value="16.5" calcext:value-type="float">
            <text:p>16,50</text:p>
          </table:table-cell>
          <table:table-cell table:style-name="ce35" table:formula="of:=RANDBETWEEN(50;200)/10" office:value-type="float" office:value="7.8" calcext:value-type="float">
            <text:p>7,80</text:p>
          </table:table-cell>
          <table:table-cell table:style-name="ce35" table:formula="of:=RANDBETWEEN(50;200)/10" office:value-type="float" office:value="18" calcext:value-type="float">
            <text:p>18,00</text:p>
          </table:table-cell>
          <table:table-cell table:style-name="ce35" table:formula="of:=RANDBETWEEN(50;200)/10" office:value-type="float" office:value="19.6" calcext:value-type="float">
            <text:p>19,60</text:p>
          </table:table-cell>
          <table:table-cell table:style-name="ce35" table:formula="of:=RANDBETWEEN(50;200)/10" office:value-type="float" office:value="11.6" calcext:value-type="float">
            <text:p>11,60</text:p>
          </table:table-cell>
          <table:table-cell table:style-name="ce35" table:formula="of:=RANDBETWEEN(50;200)/10" office:value-type="float" office:value="9.8" calcext:value-type="float">
            <text:p>9,80</text:p>
          </table:table-cell>
          <table:table-cell table:style-name="ce35" table:formula="of:=RANDBETWEEN(50;200)/10" office:value-type="float" office:value="15.9" calcext:value-type="float">
            <text:p>15,90</text:p>
          </table:table-cell>
          <table:table-cell table:style-name="ce33"/>
          <table:table-cell table:style-name="ce7" office:value-type="string" calcext:value-type="string">
            <text:p>KURZAWSKI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26]" office:value-type="string" office:string-value="20150949" calcext:value-type="string">
            <text:p>20150949</text:p>
          </table:table-cell>
          <table:table-cell table:style-name="ce24" table:formula="of:=[Liste.B26]" office:value-type="string" office:string-value="LAMBERSENS" calcext:value-type="string">
            <text:p>LAMBERSENS</text:p>
          </table:table-cell>
          <table:table-cell table:style-name="ce24" table:formula="of:=[Liste.C26]" office:value-type="string" office:string-value="Adrien" calcext:value-type="string">
            <text:p>Adrien</text:p>
          </table:table-cell>
          <table:table-cell table:style-name="ce21" table:formula="of:=[Liste.D26]" office:value-type="string" office:string-value="2-B" calcext:value-type="string">
            <text:p>2-B</text:p>
          </table:table-cell>
          <table:table-cell table:style-name="ce33" table:formula="of:=([.$G$2]*[.G26]+[.$H$2]*[.H26]+[.$I$2]*[.I26])/[.$E$2]*(1+[.Y26]/200)" office:value-type="float" office:value="12.5133333333333" calcext:value-type="float">
            <text:p>12,51</text:p>
          </table:table-cell>
          <table:table-cell table:formula="of:=RANK([.E26];[.$E$3:.$E$63])" office:value-type="float" office:value="22" calcext:value-type="float">
            <text:p>22</text:p>
          </table:table-cell>
          <table:table-cell table:style-name="ce33" table:formula="of:=([.$J$2]*[.J26]+[.$K$2]*[.K26]+[.$L$2]*[.L26]+[.$M$2]*[.M26]+[.$N$2]*[.N26]+[.$O$2]*[.O26])/[.$G$2]" office:value-type="float" office:value="12.6791666666667" calcext:value-type="float">
            <text:p>12,68</text:p>
          </table:table-cell>
          <table:table-cell table:style-name="ce33" table:formula="of:=([.$P$2]*[.P26]+[.$Q$2]*[.Q26]+[.$R$2]*[.R26]+[.$S$2]*[.S26]+[.$T$2]*[.T26]+[.$U$2]*[.U26])/[.$H$2]" office:value-type="float" office:value="10.3041666666667" calcext:value-type="float">
            <text:p>10,30</text:p>
          </table:table-cell>
          <table:table-cell table:style-name="ce33" table:formula="of:=([.$V$2]*[.V26]+[.$W$2]*[.W26]+[.$X$2]*[.X26])/[.$I$2]" office:value-type="float" office:value="16.6" calcext:value-type="float">
            <text:p>16,60</text:p>
          </table:table-cell>
          <table:table-cell table:style-name="ce33" table:formula="of:=[SE3.E26]" office:value-type="float" office:value="18.1" calcext:value-type="float">
            <text:p>18,10</text:p>
          </table:table-cell>
          <table:table-cell table:style-name="ce33" table:formula="of:=[RX2.E26]" office:value-type="float" office:value="9.3" calcext:value-type="float">
            <text:p>9,30</text:p>
          </table:table-cell>
          <table:table-cell table:style-name="ce35" table:formula="of:=RANDBETWEEN(30;180)/10" office:value-type="float" office:value="10.7" calcext:value-type="float">
            <text:p>10,70</text:p>
          </table:table-cell>
          <table:table-cell table:style-name="ce35" table:formula="of:=RANDBETWEEN(30;180)/10" office:value-type="float" office:value="10.8" calcext:value-type="float">
            <text:p>10,80</text:p>
          </table:table-cell>
          <table:table-cell table:style-name="ce35" table:formula="of:=RANDBETWEEN(30;180)/10" office:value-type="float" office:value="11.5" calcext:value-type="float">
            <text:p>11,50</text:p>
          </table:table-cell>
          <table:table-cell table:style-name="ce35" table:formula="of:=RANDBETWEEN(30;180)/10" office:value-type="float" office:value="14.1" calcext:value-type="float">
            <text:p>14,10</text:p>
          </table:table-cell>
          <table:table-cell table:style-name="ce35" table:formula="of:=RANDBETWEEN(30;180)/10" office:value-type="float" office:value="7.5" calcext:value-type="float">
            <text:p>7,50</text:p>
          </table:table-cell>
          <table:table-cell table:style-name="ce35" table:formula="of:=RANDBETWEEN(50;200)/10" office:value-type="float" office:value="5.4" calcext:value-type="float">
            <text:p>5,40</text:p>
          </table:table-cell>
          <table:table-cell table:style-name="ce35" table:formula="of:=RANDBETWEEN(50;200)/10" office:value-type="float" office:value="11.3" calcext:value-type="float">
            <text:p>11,30</text:p>
          </table:table-cell>
          <table:table-cell table:style-name="ce35" table:formula="of:=RANDBETWEEN(50;200)/10" office:value-type="float" office:value="15.6" calcext:value-type="float">
            <text:p>15,60</text:p>
          </table:table-cell>
          <table:table-cell table:style-name="ce35" table:formula="of:=RANDBETWEEN(50;200)/10" office:value-type="float" office:value="8.4" calcext:value-type="float">
            <text:p>8,40</text:p>
          </table:table-cell>
          <table:table-cell table:style-name="ce35" table:formula="of:=RANDBETWEEN(50;200)/10" office:value-type="float" office:value="11.3" calcext:value-type="float">
            <text:p>11,30</text:p>
          </table:table-cell>
          <table:table-cell table:style-name="ce35" table:formula="of:=RANDBETWEEN(50;200)/10" office:value-type="float" office:value="16.6" calcext:value-type="float">
            <text:p>16,60</text:p>
          </table:table-cell>
          <table:table-cell table:style-name="ce35" table:formula="of:=RANDBETWEEN(50;200)/10" office:value-type="float" office:value="18.5" calcext:value-type="float">
            <text:p>18,50</text:p>
          </table:table-cell>
          <table:table-cell table:style-name="ce35" table:formula="of:=RANDBETWEEN(50;200)/10" office:value-type="float" office:value="12.8" calcext:value-type="float">
            <text:p>12,80</text:p>
          </table:table-cell>
          <table:table-cell table:style-name="ce33"/>
          <table:table-cell table:style-name="ce7" office:value-type="string" calcext:value-type="string">
            <text:p>LAMBERSENS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27]" office:value-type="string" office:string-value="20150950" calcext:value-type="string">
            <text:p>20150950</text:p>
          </table:table-cell>
          <table:table-cell table:style-name="ce24" table:formula="of:=[Liste.B27]" office:value-type="string" office:string-value="LE FOLL" calcext:value-type="string">
            <text:p>LE FOLL</text:p>
          </table:table-cell>
          <table:table-cell table:style-name="ce24" table:formula="of:=[Liste.C27]" office:value-type="string" office:string-value="Coralie" calcext:value-type="string">
            <text:p>Coralie</text:p>
          </table:table-cell>
          <table:table-cell table:style-name="ce21" table:formula="of:=[Liste.D27]" office:value-type="string" office:string-value="2-A" calcext:value-type="string">
            <text:p>2-A</text:p>
          </table:table-cell>
          <table:table-cell table:style-name="ce33" table:formula="of:=([.$G$2]*[.G27]+[.$H$2]*[.H27]+[.$I$2]*[.I27])/[.$E$2]*(1+[.Y27]/200)" office:value-type="float" office:value="12.435" calcext:value-type="float">
            <text:p>12,44</text:p>
          </table:table-cell>
          <table:table-cell table:formula="of:=RANK([.E27];[.$E$3:.$E$63])" office:value-type="float" office:value="24" calcext:value-type="float">
            <text:p>24</text:p>
          </table:table-cell>
          <table:table-cell table:style-name="ce33" table:formula="of:=([.$J$2]*[.J27]+[.$K$2]*[.K27]+[.$L$2]*[.L27]+[.$M$2]*[.M27]+[.$N$2]*[.N27]+[.$O$2]*[.O27])/[.$G$2]" office:value-type="float" office:value="10.2" calcext:value-type="float">
            <text:p>10,20</text:p>
          </table:table-cell>
          <table:table-cell table:style-name="ce33" table:formula="of:=([.$P$2]*[.P27]+[.$Q$2]*[.Q27]+[.$R$2]*[.R27]+[.$S$2]*[.S27]+[.$T$2]*[.T27]+[.$U$2]*[.U27])/[.$H$2]" office:value-type="float" office:value="14.3208333333333" calcext:value-type="float">
            <text:p>14,32</text:p>
          </table:table-cell>
          <table:table-cell table:style-name="ce33" table:formula="of:=([.$V$2]*[.V27]+[.$W$2]*[.W27]+[.$X$2]*[.X27])/[.$I$2]" office:value-type="float" office:value="13.1333333333333" calcext:value-type="float">
            <text:p>13,13</text:p>
          </table:table-cell>
          <table:table-cell table:style-name="ce33" table:formula="of:=[SE3.E27]" office:value-type="float" office:value="8.1" calcext:value-type="float">
            <text:p>8,10</text:p>
          </table:table-cell>
          <table:table-cell table:style-name="ce33" table:formula="of:=[RX2.E27]" office:value-type="float" office:value="14.6" calcext:value-type="float">
            <text:p>14,60</text:p>
          </table:table-cell>
          <table:table-cell table:style-name="ce35" table:formula="of:=RANDBETWEEN(30;180)/10" office:value-type="float" office:value="3.4" calcext:value-type="float">
            <text:p>3,40</text:p>
          </table:table-cell>
          <table:table-cell table:style-name="ce35" table:formula="of:=RANDBETWEEN(30;180)/10" office:value-type="float" office:value="15.2" calcext:value-type="float">
            <text:p>15,20</text:p>
          </table:table-cell>
          <table:table-cell table:style-name="ce35" table:formula="of:=RANDBETWEEN(30;180)/10" office:value-type="float" office:value="12.1" calcext:value-type="float">
            <text:p>12,10</text:p>
          </table:table-cell>
          <table:table-cell table:style-name="ce35" table:formula="of:=RANDBETWEEN(30;180)/10" office:value-type="float" office:value="4.6" calcext:value-type="float">
            <text:p>4,60</text:p>
          </table:table-cell>
          <table:table-cell table:style-name="ce35" table:formula="of:=RANDBETWEEN(30;180)/10" office:value-type="float" office:value="16.2" calcext:value-type="float">
            <text:p>16,20</text:p>
          </table:table-cell>
          <table:table-cell table:style-name="ce35" table:formula="of:=RANDBETWEEN(50;200)/10" office:value-type="float" office:value="19.6" calcext:value-type="float">
            <text:p>19,60</text:p>
          </table:table-cell>
          <table:table-cell table:style-name="ce35" table:formula="of:=RANDBETWEEN(50;200)/10" office:value-type="float" office:value="5.4" calcext:value-type="float">
            <text:p>5,40</text:p>
          </table:table-cell>
          <table:table-cell table:style-name="ce35" table:formula="of:=RANDBETWEEN(50;200)/10" office:value-type="float" office:value="14.7" calcext:value-type="float">
            <text:p>14,70</text:p>
          </table:table-cell>
          <table:table-cell table:style-name="ce35" table:formula="of:=RANDBETWEEN(50;200)/10" office:value-type="float" office:value="7.4" calcext:value-type="float">
            <text:p>7,40</text:p>
          </table:table-cell>
          <table:table-cell table:style-name="ce35" table:formula="of:=RANDBETWEEN(50;200)/10" office:value-type="float" office:value="18.4" calcext:value-type="float">
            <text:p>18,40</text:p>
          </table:table-cell>
          <table:table-cell table:style-name="ce35" table:formula="of:=RANDBETWEEN(50;200)/10" office:value-type="float" office:value="14.2" calcext:value-type="float">
            <text:p>14,20</text:p>
          </table:table-cell>
          <table:table-cell table:style-name="ce35" table:formula="of:=RANDBETWEEN(50;200)/10" office:value-type="float" office:value="14" calcext:value-type="float">
            <text:p>14,00</text:p>
          </table:table-cell>
          <table:table-cell table:style-name="ce35" table:formula="of:=RANDBETWEEN(50;200)/10" office:value-type="float" office:value="8.2" calcext:value-type="float">
            <text:p>8,20</text:p>
          </table:table-cell>
          <table:table-cell table:style-name="ce33"/>
          <table:table-cell table:style-name="ce6" office:value-type="string" calcext:value-type="string">
            <text:p>LE FOLL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28]" office:value-type="string" office:string-value="20150951" calcext:value-type="string">
            <text:p>20150951</text:p>
          </table:table-cell>
          <table:table-cell table:style-name="ce24" table:formula="of:=[Liste.B28]" office:value-type="string" office:string-value="LECHA" calcext:value-type="string">
            <text:p>LECHA</text:p>
          </table:table-cell>
          <table:table-cell table:style-name="ce24" table:formula="of:=[Liste.C28]" office:value-type="string" office:string-value="Benjamin" calcext:value-type="string">
            <text:p>Benjamin</text:p>
          </table:table-cell>
          <table:table-cell table:style-name="ce21" table:formula="of:=[Liste.D28]" office:value-type="string" office:string-value="2-C" calcext:value-type="string">
            <text:p>2-C</text:p>
          </table:table-cell>
          <table:table-cell table:style-name="ce33" table:formula="of:=([.$G$2]*[.G28]+[.$H$2]*[.H28]+[.$I$2]*[.I28])/[.$E$2]*(1+[.Y28]/200)" office:value-type="float" office:value="11.57" calcext:value-type="float">
            <text:p>11,57</text:p>
          </table:table-cell>
          <table:table-cell table:formula="of:=RANK([.E28];[.$E$3:.$E$63])" office:value-type="float" office:value="40" calcext:value-type="float">
            <text:p>40</text:p>
          </table:table-cell>
          <table:table-cell table:style-name="ce33" table:formula="of:=([.$J$2]*[.J28]+[.$K$2]*[.K28]+[.$L$2]*[.L28]+[.$M$2]*[.M28]+[.$N$2]*[.N28]+[.$O$2]*[.O28])/[.$G$2]" office:value-type="float" office:value="12.4625" calcext:value-type="float">
            <text:p>12,46</text:p>
          </table:table-cell>
          <table:table-cell table:style-name="ce33" table:formula="of:=([.$P$2]*[.P28]+[.$Q$2]*[.Q28]+[.$R$2]*[.R28]+[.$S$2]*[.S28]+[.$T$2]*[.T28]+[.$U$2]*[.U28])/[.$H$2]" office:value-type="float" office:value="10.1125" calcext:value-type="float">
            <text:p>10,11</text:p>
          </table:table-cell>
          <table:table-cell table:style-name="ce33" table:formula="of:=([.$V$2]*[.V28]+[.$W$2]*[.W28]+[.$X$2]*[.X28])/[.$I$2]" office:value-type="float" office:value="12.7" calcext:value-type="float">
            <text:p>12,70</text:p>
          </table:table-cell>
          <table:table-cell table:style-name="ce33" table:formula="of:=[SE3.E28]" office:value-type="float" office:value="10.1" calcext:value-type="float">
            <text:p>10,10</text:p>
          </table:table-cell>
          <table:table-cell table:style-name="ce33" table:formula="of:=[RX2.E28]" office:value-type="float" office:value="12" calcext:value-type="float">
            <text:p>12,00</text:p>
          </table:table-cell>
          <table:table-cell table:style-name="ce35" table:formula="of:=RANDBETWEEN(30;180)/10" office:value-type="float" office:value="10.6" calcext:value-type="float">
            <text:p>10,60</text:p>
          </table:table-cell>
          <table:table-cell table:style-name="ce35" table:formula="of:=RANDBETWEEN(30;180)/10" office:value-type="float" office:value="15.8" calcext:value-type="float">
            <text:p>15,80</text:p>
          </table:table-cell>
          <table:table-cell table:style-name="ce35" table:formula="of:=RANDBETWEEN(30;180)/10" office:value-type="float" office:value="17.9" calcext:value-type="float">
            <text:p>17,90</text:p>
          </table:table-cell>
          <table:table-cell table:style-name="ce35" table:formula="of:=RANDBETWEEN(30;180)/10" office:value-type="float" office:value="4.1" calcext:value-type="float">
            <text:p>4,10</text:p>
          </table:table-cell>
          <table:table-cell table:style-name="ce35" table:formula="of:=RANDBETWEEN(30;180)/10" office:value-type="float" office:value="11.8" calcext:value-type="float">
            <text:p>11,80</text:p>
          </table:table-cell>
          <table:table-cell table:style-name="ce35" table:formula="of:=RANDBETWEEN(50;200)/10" office:value-type="float" office:value="9.3" calcext:value-type="float">
            <text:p>9,30</text:p>
          </table:table-cell>
          <table:table-cell table:style-name="ce35" table:formula="of:=RANDBETWEEN(50;200)/10" office:value-type="float" office:value="6.6" calcext:value-type="float">
            <text:p>6,60</text:p>
          </table:table-cell>
          <table:table-cell table:style-name="ce35" table:formula="of:=RANDBETWEEN(50;200)/10" office:value-type="float" office:value="5.1" calcext:value-type="float">
            <text:p>5,10</text:p>
          </table:table-cell>
          <table:table-cell table:style-name="ce35" table:formula="of:=RANDBETWEEN(50;200)/10" office:value-type="float" office:value="20" calcext:value-type="float">
            <text:p>20,00</text:p>
          </table:table-cell>
          <table:table-cell table:style-name="ce35" table:formula="of:=RANDBETWEEN(50;200)/10" office:value-type="float" office:value="10.1" calcext:value-type="float">
            <text:p>10,10</text:p>
          </table:table-cell>
          <table:table-cell table:style-name="ce35" table:formula="of:=RANDBETWEEN(50;200)/10" office:value-type="float" office:value="11.5" calcext:value-type="float">
            <text:p>11,50</text:p>
          </table:table-cell>
          <table:table-cell table:style-name="ce35" table:formula="of:=RANDBETWEEN(50;200)/10" office:value-type="float" office:value="16.6" calcext:value-type="float">
            <text:p>16,60</text:p>
          </table:table-cell>
          <table:table-cell table:style-name="ce35" table:formula="of:=RANDBETWEEN(50;200)/10" office:value-type="float" office:value="8.5" calcext:value-type="float">
            <text:p>8,50</text:p>
          </table:table-cell>
          <table:table-cell table:style-name="ce33"/>
          <table:table-cell table:style-name="ce6" office:value-type="string" calcext:value-type="string">
            <text:p>LECHA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29]" office:value-type="string" office:string-value="20150952" calcext:value-type="string">
            <text:p>20150952</text:p>
          </table:table-cell>
          <table:table-cell table:style-name="ce24" table:formula="of:=[Liste.B29]" office:value-type="string" office:string-value="LEFAIT" calcext:value-type="string">
            <text:p>LEFAIT</text:p>
          </table:table-cell>
          <table:table-cell table:style-name="ce24" table:formula="of:=[Liste.C29]" office:value-type="string" office:string-value="Romain" calcext:value-type="string">
            <text:p>Romain</text:p>
          </table:table-cell>
          <table:table-cell table:style-name="ce21" table:formula="of:=[Liste.D29]" office:value-type="string" office:string-value="2-B" calcext:value-type="string">
            <text:p>2-B</text:p>
          </table:table-cell>
          <table:table-cell table:style-name="ce33" table:formula="of:=([.$G$2]*[.G29]+[.$H$2]*[.H29]+[.$I$2]*[.I29])/[.$E$2]*(1+[.Y29]/200)" office:value-type="float" office:value="12.58" calcext:value-type="float">
            <text:p>12,58</text:p>
          </table:table-cell>
          <table:table-cell table:formula="of:=RANK([.E29];[.$E$3:.$E$63])" office:value-type="float" office:value="19" calcext:value-type="float">
            <text:p>19</text:p>
          </table:table-cell>
          <table:table-cell table:style-name="ce33" table:formula="of:=([.$J$2]*[.J29]+[.$K$2]*[.K29]+[.$L$2]*[.L29]+[.$M$2]*[.M29]+[.$N$2]*[.N29]+[.$O$2]*[.O29])/[.$G$2]" office:value-type="float" office:value="16.5833333333333" calcext:value-type="float">
            <text:p>16,58</text:p>
          </table:table-cell>
          <table:table-cell table:style-name="ce33" table:formula="of:=([.$P$2]*[.P29]+[.$Q$2]*[.Q29]+[.$R$2]*[.R29]+[.$S$2]*[.S29]+[.$T$2]*[.T29]+[.$U$2]*[.U29])/[.$H$2]" office:value-type="float" office:value="9.76666666666667" calcext:value-type="float">
            <text:p>9,77</text:p>
          </table:table-cell>
          <table:table-cell table:style-name="ce33" table:formula="of:=([.$V$2]*[.V29]+[.$W$2]*[.W29]+[.$X$2]*[.X29])/[.$I$2]" office:value-type="float" office:value="10.2" calcext:value-type="float">
            <text:p>10,20</text:p>
          </table:table-cell>
          <table:table-cell table:style-name="ce33" table:formula="of:=[SE3.E29]" office:value-type="float" office:value="19.4" calcext:value-type="float">
            <text:p>19,40</text:p>
          </table:table-cell>
          <table:table-cell table:style-name="ce33" table:formula="of:=[RX2.E29]" office:value-type="float" office:value="19.7" calcext:value-type="float">
            <text:p>19,70</text:p>
          </table:table-cell>
          <table:table-cell table:style-name="ce35" table:formula="of:=RANDBETWEEN(30;180)/10" office:value-type="float" office:value="16.1" calcext:value-type="float">
            <text:p>16,10</text:p>
          </table:table-cell>
          <table:table-cell table:style-name="ce35" table:formula="of:=RANDBETWEEN(30;180)/10" office:value-type="float" office:value="17.8" calcext:value-type="float">
            <text:p>17,80</text:p>
          </table:table-cell>
          <table:table-cell table:style-name="ce35" table:formula="of:=RANDBETWEEN(30;180)/10" office:value-type="float" office:value="14.8" calcext:value-type="float">
            <text:p>14,80</text:p>
          </table:table-cell>
          <table:table-cell table:style-name="ce35" table:formula="of:=RANDBETWEEN(30;180)/10" office:value-type="float" office:value="10.2" calcext:value-type="float">
            <text:p>10,20</text:p>
          </table:table-cell>
          <table:table-cell table:style-name="ce35" table:formula="of:=RANDBETWEEN(30;180)/10" office:value-type="float" office:value="4.3" calcext:value-type="float">
            <text:p>4,30</text:p>
          </table:table-cell>
          <table:table-cell table:style-name="ce35" table:formula="of:=RANDBETWEEN(50;200)/10" office:value-type="float" office:value="15" calcext:value-type="float">
            <text:p>15,00</text:p>
          </table:table-cell>
          <table:table-cell table:style-name="ce35" table:formula="of:=RANDBETWEEN(50;200)/10" office:value-type="float" office:value="11.7" calcext:value-type="float">
            <text:p>11,70</text:p>
          </table:table-cell>
          <table:table-cell table:style-name="ce35" table:formula="of:=RANDBETWEEN(50;200)/10" office:value-type="float" office:value="6.7" calcext:value-type="float">
            <text:p>6,70</text:p>
          </table:table-cell>
          <table:table-cell table:style-name="ce35" table:formula="of:=RANDBETWEEN(50;200)/10" office:value-type="float" office:value="9.6" calcext:value-type="float">
            <text:p>9,60</text:p>
          </table:table-cell>
          <table:table-cell table:style-name="ce35" table:formula="of:=RANDBETWEEN(50;200)/10" office:value-type="float" office:value="14.1" calcext:value-type="float">
            <text:p>14,10</text:p>
          </table:table-cell>
          <table:table-cell table:style-name="ce35" table:formula="of:=RANDBETWEEN(50;200)/10" office:value-type="float" office:value="5.1" calcext:value-type="float">
            <text:p>5,10</text:p>
          </table:table-cell>
          <table:table-cell table:style-name="ce35" table:formula="of:=RANDBETWEEN(50;200)/10" office:value-type="float" office:value="18.9" calcext:value-type="float">
            <text:p>18,90</text:p>
          </table:table-cell>
          <table:table-cell table:style-name="ce35" table:formula="of:=RANDBETWEEN(50;200)/10" office:value-type="float" office:value="8.1" calcext:value-type="float">
            <text:p>8,10</text:p>
          </table:table-cell>
          <table:table-cell table:style-name="ce33"/>
          <table:table-cell table:style-name="ce7" office:value-type="string" calcext:value-type="string">
            <text:p>LEFAI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30]" office:value-type="string" office:string-value="20150953" calcext:value-type="string">
            <text:p>20150953</text:p>
          </table:table-cell>
          <table:table-cell table:style-name="ce24" table:formula="of:=[Liste.B30]" office:value-type="string" office:string-value="LEFEBVRE" calcext:value-type="string">
            <text:p>LEFEBVRE</text:p>
          </table:table-cell>
          <table:table-cell table:style-name="ce24" table:formula="of:=[Liste.C30]" office:value-type="string" office:string-value="Jéremy" calcext:value-type="string">
            <text:p>Jéremy</text:p>
          </table:table-cell>
          <table:table-cell table:style-name="ce21" table:formula="of:=[Liste.D30]" office:value-type="string" office:string-value="2-B" calcext:value-type="string">
            <text:p>2-B</text:p>
          </table:table-cell>
          <table:table-cell table:style-name="ce33" table:formula="of:=([.$G$2]*[.G30]+[.$H$2]*[.H30]+[.$I$2]*[.I30])/[.$E$2]*(1+[.Y30]/200)" office:value-type="float" office:value="12.8766666666667" calcext:value-type="float">
            <text:p>12,88</text:p>
          </table:table-cell>
          <table:table-cell table:formula="of:=RANK([.E30];[.$E$3:.$E$63])" office:value-type="float" office:value="11" calcext:value-type="float">
            <text:p>11</text:p>
          </table:table-cell>
          <table:table-cell table:style-name="ce33" table:formula="of:=([.$J$2]*[.J30]+[.$K$2]*[.K30]+[.$L$2]*[.L30]+[.$M$2]*[.M30]+[.$N$2]*[.N30]+[.$O$2]*[.O30])/[.$G$2]" office:value-type="float" office:value="10.0333333333333" calcext:value-type="float">
            <text:p>10,03</text:p>
          </table:table-cell>
          <table:table-cell table:style-name="ce33" table:formula="of:=([.$P$2]*[.P30]+[.$Q$2]*[.Q30]+[.$R$2]*[.R30]+[.$S$2]*[.S30]+[.$T$2]*[.T30]+[.$U$2]*[.U30])/[.$H$2]" office:value-type="float" office:value="17.4416666666667" calcext:value-type="float">
            <text:p>17,44</text:p>
          </table:table-cell>
          <table:table-cell table:style-name="ce33" table:formula="of:=([.$V$2]*[.V30]+[.$W$2]*[.W30]+[.$X$2]*[.X30])/[.$I$2]" office:value-type="float" office:value="9.43333333333334" calcext:value-type="float">
            <text:p>9,43</text:p>
          </table:table-cell>
          <table:table-cell table:style-name="ce33" table:formula="of:=[SE3.E30]" office:value-type="float" office:value="8.4" calcext:value-type="float">
            <text:p>8,40</text:p>
          </table:table-cell>
          <table:table-cell table:style-name="ce33" table:formula="of:=[RX2.E30]" office:value-type="float" office:value="9" calcext:value-type="float">
            <text:p>9,00</text:p>
          </table:table-cell>
          <table:table-cell table:style-name="ce35" table:formula="of:=RANDBETWEEN(30;180)/10" office:value-type="float" office:value="13.1" calcext:value-type="float">
            <text:p>13,10</text:p>
          </table:table-cell>
          <table:table-cell table:style-name="ce35" table:formula="of:=RANDBETWEEN(30;180)/10" office:value-type="float" office:value="14" calcext:value-type="float">
            <text:p>14,00</text:p>
          </table:table-cell>
          <table:table-cell table:style-name="ce35" table:formula="of:=RANDBETWEEN(30;180)/10" office:value-type="float" office:value="4.7" calcext:value-type="float">
            <text:p>4,70</text:p>
          </table:table-cell>
          <table:table-cell table:style-name="ce35" table:formula="of:=RANDBETWEEN(30;180)/10" office:value-type="float" office:value="13" calcext:value-type="float">
            <text:p>13,00</text:p>
          </table:table-cell>
          <table:table-cell table:style-name="ce35" table:formula="of:=RANDBETWEEN(30;180)/10" office:value-type="float" office:value="15.2" calcext:value-type="float">
            <text:p>15,20</text:p>
          </table:table-cell>
          <table:table-cell table:style-name="ce35" table:formula="of:=RANDBETWEEN(50;200)/10" office:value-type="float" office:value="15.6" calcext:value-type="float">
            <text:p>15,60</text:p>
          </table:table-cell>
          <table:table-cell table:style-name="ce35" table:formula="of:=RANDBETWEEN(50;200)/10" office:value-type="float" office:value="19.4" calcext:value-type="float">
            <text:p>19,40</text:p>
          </table:table-cell>
          <table:table-cell table:style-name="ce35" table:formula="of:=RANDBETWEEN(50;200)/10" office:value-type="float" office:value="18.8" calcext:value-type="float">
            <text:p>18,80</text:p>
          </table:table-cell>
          <table:table-cell table:style-name="ce35" table:formula="of:=RANDBETWEEN(50;200)/10" office:value-type="float" office:value="15.7" calcext:value-type="float">
            <text:p>15,70</text:p>
          </table:table-cell>
          <table:table-cell table:style-name="ce35" table:formula="of:=RANDBETWEEN(50;200)/10" office:value-type="float" office:value="19.3" calcext:value-type="float">
            <text:p>19,30</text:p>
          </table:table-cell>
          <table:table-cell table:style-name="ce35" table:formula="of:=RANDBETWEEN(50;200)/10" office:value-type="float" office:value="8.8" calcext:value-type="float">
            <text:p>8,80</text:p>
          </table:table-cell>
          <table:table-cell table:style-name="ce35" table:formula="of:=RANDBETWEEN(50;200)/10" office:value-type="float" office:value="7.2" calcext:value-type="float">
            <text:p>7,20</text:p>
          </table:table-cell>
          <table:table-cell table:style-name="ce35" table:formula="of:=RANDBETWEEN(50;200)/10" office:value-type="float" office:value="15.8" calcext:value-type="float">
            <text:p>15,80</text:p>
          </table:table-cell>
          <table:table-cell table:style-name="ce33"/>
          <table:table-cell table:style-name="ce7" office:value-type="string" calcext:value-type="string">
            <text:p>LEFEBVR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31]" office:value-type="string" office:string-value="20150954" calcext:value-type="string">
            <text:p>20150954</text:p>
          </table:table-cell>
          <table:table-cell table:style-name="ce24" table:formula="of:=[Liste.B31]" office:value-type="string" office:string-value="LEFEBVRE" calcext:value-type="string">
            <text:p>LEFEBVRE</text:p>
          </table:table-cell>
          <table:table-cell table:style-name="ce24" table:formula="of:=[Liste.C31]" office:value-type="string" office:string-value="Kévin" calcext:value-type="string">
            <text:p>Kévin</text:p>
          </table:table-cell>
          <table:table-cell table:style-name="ce21" table:formula="of:=[Liste.D31]" office:value-type="string" office:string-value="2-A" calcext:value-type="string">
            <text:p>2-A</text:p>
          </table:table-cell>
          <table:table-cell table:style-name="ce33" table:formula="of:=([.$G$2]*[.G31]+[.$H$2]*[.H31]+[.$I$2]*[.I31])/[.$E$2]*(1+[.Y31]/200)" office:value-type="float" office:value="10.7" calcext:value-type="float">
            <text:p>10,70</text:p>
          </table:table-cell>
          <table:table-cell table:formula="of:=RANK([.E31];[.$E$3:.$E$63])" office:value-type="float" office:value="49" calcext:value-type="float">
            <text:p>49</text:p>
          </table:table-cell>
          <table:table-cell table:style-name="ce33" table:formula="of:=([.$J$2]*[.J31]+[.$K$2]*[.K31]+[.$L$2]*[.L31]+[.$M$2]*[.M31]+[.$N$2]*[.N31]+[.$O$2]*[.O31])/[.$G$2]" office:value-type="float" office:value="8.975" calcext:value-type="float">
            <text:p>8,98</text:p>
          </table:table-cell>
          <table:table-cell table:style-name="ce33" table:formula="of:=([.$P$2]*[.P31]+[.$Q$2]*[.Q31]+[.$R$2]*[.R31]+[.$S$2]*[.S31]+[.$T$2]*[.T31]+[.$U$2]*[.U31])/[.$H$2]" office:value-type="float" office:value="10.6666666666667" calcext:value-type="float">
            <text:p>10,67</text:p>
          </table:table-cell>
          <table:table-cell table:style-name="ce33" table:formula="of:=([.$V$2]*[.V31]+[.$W$2]*[.W31]+[.$X$2]*[.X31])/[.$I$2]" office:value-type="float" office:value="14.2166666666667" calcext:value-type="float">
            <text:p>14,22</text:p>
          </table:table-cell>
          <table:table-cell table:style-name="ce33" table:formula="of:=[SE3.E31]" office:value-type="float" office:value="12.3" calcext:value-type="float">
            <text:p>12,30</text:p>
          </table:table-cell>
          <table:table-cell table:style-name="ce33" table:formula="of:=[RX2.E31]" office:value-type="float" office:value="6.5" calcext:value-type="float">
            <text:p>6,50</text:p>
          </table:table-cell>
          <table:table-cell table:style-name="ce35" table:formula="of:=RANDBETWEEN(30;180)/10" office:value-type="float" office:value="13.5" calcext:value-type="float">
            <text:p>13,50</text:p>
          </table:table-cell>
          <table:table-cell table:style-name="ce35" table:formula="of:=RANDBETWEEN(30;180)/10" office:value-type="float" office:value="8.4" calcext:value-type="float">
            <text:p>8,40</text:p>
          </table:table-cell>
          <table:table-cell table:style-name="ce35" table:formula="of:=RANDBETWEEN(30;180)/10" office:value-type="float" office:value="4.2" calcext:value-type="float">
            <text:p>4,20</text:p>
          </table:table-cell>
          <table:table-cell table:style-name="ce35" table:formula="of:=RANDBETWEEN(30;180)/10" office:value-type="float" office:value="10.3" calcext:value-type="float">
            <text:p>10,30</text:p>
          </table:table-cell>
          <table:table-cell table:style-name="ce35" table:formula="of:=RANDBETWEEN(30;180)/10" office:value-type="float" office:value="15.6" calcext:value-type="float">
            <text:p>15,60</text:p>
          </table:table-cell>
          <table:table-cell table:style-name="ce35" table:formula="of:=RANDBETWEEN(50;200)/10" office:value-type="float" office:value="7.5" calcext:value-type="float">
            <text:p>7,50</text:p>
          </table:table-cell>
          <table:table-cell table:style-name="ce35" table:formula="of:=RANDBETWEEN(50;200)/10" office:value-type="float" office:value="7.2" calcext:value-type="float">
            <text:p>7,20</text:p>
          </table:table-cell>
          <table:table-cell table:style-name="ce35" table:formula="of:=RANDBETWEEN(50;200)/10" office:value-type="float" office:value="9.3" calcext:value-type="float">
            <text:p>9,30</text:p>
          </table:table-cell>
          <table:table-cell table:style-name="ce35" table:formula="of:=RANDBETWEEN(50;200)/10" office:value-type="float" office:value="9.3" calcext:value-type="float">
            <text:p>9,30</text:p>
          </table:table-cell>
          <table:table-cell table:style-name="ce35" table:formula="of:=RANDBETWEEN(50;200)/10" office:value-type="float" office:value="11.9" calcext:value-type="float">
            <text:p>11,90</text:p>
          </table:table-cell>
          <table:table-cell table:style-name="ce35" table:formula="of:=RANDBETWEEN(50;200)/10" office:value-type="float" office:value="18.5" calcext:value-type="float">
            <text:p>18,50</text:p>
          </table:table-cell>
          <table:table-cell table:style-name="ce35" table:formula="of:=RANDBETWEEN(50;200)/10" office:value-type="float" office:value="9.5" calcext:value-type="float">
            <text:p>9,50</text:p>
          </table:table-cell>
          <table:table-cell table:style-name="ce35" table:formula="of:=RANDBETWEEN(50;200)/10" office:value-type="float" office:value="10.8" calcext:value-type="float">
            <text:p>10,80</text:p>
          </table:table-cell>
          <table:table-cell table:style-name="ce33"/>
          <table:table-cell table:style-name="ce6" office:value-type="string" calcext:value-type="string">
            <text:p>LEFEBVR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32]" office:value-type="string" office:string-value="20150955" calcext:value-type="string">
            <text:p>20150955</text:p>
          </table:table-cell>
          <table:table-cell table:style-name="ce24" table:formula="of:=[Liste.B32]" office:value-type="string" office:string-value="LEGRAND" calcext:value-type="string">
            <text:p>LEGRAND</text:p>
          </table:table-cell>
          <table:table-cell table:style-name="ce24" table:formula="of:=[Liste.C32]" office:value-type="string" office:string-value="Baptiste" calcext:value-type="string">
            <text:p>Baptiste</text:p>
          </table:table-cell>
          <table:table-cell table:style-name="ce21" table:formula="of:=[Liste.D32]" office:value-type="string" office:string-value="2-C" calcext:value-type="string">
            <text:p>2-C</text:p>
          </table:table-cell>
          <table:table-cell table:style-name="ce33" table:formula="of:=([.$G$2]*[.G32]+[.$H$2]*[.H32]+[.$I$2]*[.I32])/[.$E$2]*(1+[.Y32]/200)" office:value-type="float" office:value="10.5283333333333" calcext:value-type="float">
            <text:p>10,53</text:p>
          </table:table-cell>
          <table:table-cell table:formula="of:=RANK([.E32];[.$E$3:.$E$63])" office:value-type="float" office:value="51" calcext:value-type="float">
            <text:p>51</text:p>
          </table:table-cell>
          <table:table-cell table:style-name="ce33" table:formula="of:=([.$J$2]*[.J32]+[.$K$2]*[.K32]+[.$L$2]*[.L32]+[.$M$2]*[.M32]+[.$N$2]*[.N32]+[.$O$2]*[.O32])/[.$G$2]" office:value-type="float" office:value="10.8791666666667" calcext:value-type="float">
            <text:p>10,88</text:p>
          </table:table-cell>
          <table:table-cell table:style-name="ce33" table:formula="of:=([.$P$2]*[.P32]+[.$Q$2]*[.Q32]+[.$R$2]*[.R32]+[.$S$2]*[.S32]+[.$T$2]*[.T32]+[.$U$2]*[.U32])/[.$H$2]" office:value-type="float" office:value="10.625" calcext:value-type="float">
            <text:p>10,63</text:p>
          </table:table-cell>
          <table:table-cell table:style-name="ce33" table:formula="of:=([.$V$2]*[.V32]+[.$W$2]*[.W32]+[.$X$2]*[.X32])/[.$I$2]" office:value-type="float" office:value="9.63333333333333" calcext:value-type="float">
            <text:p>9,63</text:p>
          </table:table-cell>
          <table:table-cell table:style-name="ce33" table:formula="of:=[SE3.E32]" office:value-type="float" office:value="6.5" calcext:value-type="float">
            <text:p>6,50</text:p>
          </table:table-cell>
          <table:table-cell table:style-name="ce33" table:formula="of:=[RX2.E32]" office:value-type="float" office:value="12.9" calcext:value-type="float">
            <text:p>12,90</text:p>
          </table:table-cell>
          <table:table-cell table:style-name="ce35" table:formula="of:=RANDBETWEEN(30;180)/10" office:value-type="float" office:value="12.8" calcext:value-type="float">
            <text:p>12,80</text:p>
          </table:table-cell>
          <table:table-cell table:style-name="ce35" table:formula="of:=RANDBETWEEN(30;180)/10" office:value-type="float" office:value="14.7" calcext:value-type="float">
            <text:p>14,70</text:p>
          </table:table-cell>
          <table:table-cell table:style-name="ce35" table:formula="of:=RANDBETWEEN(30;180)/10" office:value-type="float" office:value="6.9" calcext:value-type="float">
            <text:p>6,90</text:p>
          </table:table-cell>
          <table:table-cell table:style-name="ce35" table:formula="of:=RANDBETWEEN(30;180)/10" office:value-type="float" office:value="14.5" calcext:value-type="float">
            <text:p>14,50</text:p>
          </table:table-cell>
          <table:table-cell table:style-name="ce35" table:formula="of:=RANDBETWEEN(30;180)/10" office:value-type="float" office:value="9.6" calcext:value-type="float">
            <text:p>9,60</text:p>
          </table:table-cell>
          <table:table-cell table:style-name="ce35" table:formula="of:=RANDBETWEEN(50;200)/10" office:value-type="float" office:value="6" calcext:value-type="float">
            <text:p>6,00</text:p>
          </table:table-cell>
          <table:table-cell table:style-name="ce35" table:formula="of:=RANDBETWEEN(50;200)/10" office:value-type="float" office:value="12.1" calcext:value-type="float">
            <text:p>12,10</text:p>
          </table:table-cell>
          <table:table-cell table:style-name="ce35" table:formula="of:=RANDBETWEEN(50;200)/10" office:value-type="float" office:value="10.9" calcext:value-type="float">
            <text:p>10,90</text:p>
          </table:table-cell>
          <table:table-cell table:style-name="ce35" table:formula="of:=RANDBETWEEN(50;200)/10" office:value-type="float" office:value="19.9" calcext:value-type="float">
            <text:p>19,90</text:p>
          </table:table-cell>
          <table:table-cell table:style-name="ce35" table:formula="of:=RANDBETWEEN(50;200)/10" office:value-type="float" office:value="7.7" calcext:value-type="float">
            <text:p>7,70</text:p>
          </table:table-cell>
          <table:table-cell table:style-name="ce35" table:formula="of:=RANDBETWEEN(50;200)/10" office:value-type="float" office:value="10.2" calcext:value-type="float">
            <text:p>10,20</text:p>
          </table:table-cell>
          <table:table-cell table:style-name="ce35" table:formula="of:=RANDBETWEEN(50;200)/10" office:value-type="float" office:value="8.6" calcext:value-type="float">
            <text:p>8,60</text:p>
          </table:table-cell>
          <table:table-cell table:style-name="ce35" table:formula="of:=RANDBETWEEN(50;200)/10" office:value-type="float" office:value="10" calcext:value-type="float">
            <text:p>10,00</text:p>
          </table:table-cell>
          <table:table-cell table:style-name="ce33"/>
          <table:table-cell table:style-name="ce6" office:value-type="string" calcext:value-type="string">
            <text:p>LEGRAND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33]" office:value-type="string" office:string-value="20150956" calcext:value-type="string">
            <text:p>20150956</text:p>
          </table:table-cell>
          <table:table-cell table:style-name="ce24" table:formula="of:=[Liste.B33]" office:value-type="string" office:string-value="LEGRU" calcext:value-type="string">
            <text:p>LEGRU</text:p>
          </table:table-cell>
          <table:table-cell table:style-name="ce24" table:formula="of:=[Liste.C33]" office:value-type="string" office:string-value="Florent" calcext:value-type="string">
            <text:p>Florent</text:p>
          </table:table-cell>
          <table:table-cell table:style-name="ce21" table:formula="of:=[Liste.D33]" office:value-type="string" office:string-value="2-B" calcext:value-type="string">
            <text:p>2-B</text:p>
          </table:table-cell>
          <table:table-cell table:style-name="ce33" table:formula="of:=([.$G$2]*[.G33]+[.$H$2]*[.H33]+[.$I$2]*[.I33])/[.$E$2]*(1+[.Y33]/200)" office:value-type="float" office:value="11.6783333333333" calcext:value-type="float">
            <text:p>11,68</text:p>
          </table:table-cell>
          <table:table-cell table:formula="of:=RANK([.E33];[.$E$3:.$E$63])" office:value-type="float" office:value="38" calcext:value-type="float">
            <text:p>38</text:p>
          </table:table-cell>
          <table:table-cell table:style-name="ce33" table:formula="of:=([.$J$2]*[.J33]+[.$K$2]*[.K33]+[.$L$2]*[.L33]+[.$M$2]*[.M33]+[.$N$2]*[.N33]+[.$O$2]*[.O33])/[.$G$2]" office:value-type="float" office:value="9.69166666666667" calcext:value-type="float">
            <text:p>9,69</text:p>
          </table:table-cell>
          <table:table-cell table:style-name="ce33" table:formula="of:=([.$P$2]*[.P33]+[.$Q$2]*[.Q33]+[.$R$2]*[.R33]+[.$S$2]*[.S33]+[.$T$2]*[.T33]+[.$U$2]*[.U33])/[.$H$2]" office:value-type="float" office:value="13.1458333333333" calcext:value-type="float">
            <text:p>13,15</text:p>
          </table:table-cell>
          <table:table-cell table:style-name="ce33" table:formula="of:=([.$V$2]*[.V33]+[.$W$2]*[.W33]+[.$X$2]*[.X33])/[.$I$2]" office:value-type="float" office:value="12.7166666666667" calcext:value-type="float">
            <text:p>12,72</text:p>
          </table:table-cell>
          <table:table-cell table:style-name="ce33" table:formula="of:=[SE3.E33]" office:value-type="float" office:value="6" calcext:value-type="float">
            <text:p>6,00</text:p>
          </table:table-cell>
          <table:table-cell table:style-name="ce33" table:formula="of:=[RX2.E33]" office:value-type="float" office:value="16" calcext:value-type="float">
            <text:p>16,00</text:p>
          </table:table-cell>
          <table:table-cell table:style-name="ce35" table:formula="of:=RANDBETWEEN(30;180)/10" office:value-type="float" office:value="9.5" calcext:value-type="float">
            <text:p>9,50</text:p>
          </table:table-cell>
          <table:table-cell table:style-name="ce35" table:formula="of:=RANDBETWEEN(30;180)/10" office:value-type="float" office:value="14.5" calcext:value-type="float">
            <text:p>14,50</text:p>
          </table:table-cell>
          <table:table-cell table:style-name="ce35" table:formula="of:=RANDBETWEEN(30;180)/10" office:value-type="float" office:value="4.3" calcext:value-type="float">
            <text:p>4,30</text:p>
          </table:table-cell>
          <table:table-cell table:style-name="ce35" table:formula="of:=RANDBETWEEN(30;180)/10" office:value-type="float" office:value="10.7" calcext:value-type="float">
            <text:p>10,70</text:p>
          </table:table-cell>
          <table:table-cell table:style-name="ce35" table:formula="of:=RANDBETWEEN(30;180)/10" office:value-type="float" office:value="6.8" calcext:value-type="float">
            <text:p>6,80</text:p>
          </table:table-cell>
          <table:table-cell table:style-name="ce35" table:formula="of:=RANDBETWEEN(50;200)/10" office:value-type="float" office:value="19" calcext:value-type="float">
            <text:p>19,00</text:p>
          </table:table-cell>
          <table:table-cell table:style-name="ce35" table:formula="of:=RANDBETWEEN(50;200)/10" office:value-type="float" office:value="15.3" calcext:value-type="float">
            <text:p>15,30</text:p>
          </table:table-cell>
          <table:table-cell table:style-name="ce35" table:formula="of:=RANDBETWEEN(50;200)/10" office:value-type="float" office:value="11.1" calcext:value-type="float">
            <text:p>11,10</text:p>
          </table:table-cell>
          <table:table-cell table:style-name="ce35" table:formula="of:=RANDBETWEEN(50;200)/10" office:value-type="float" office:value="8.2" calcext:value-type="float">
            <text:p>8,20</text:p>
          </table:table-cell>
          <table:table-cell table:style-name="ce35" table:formula="of:=RANDBETWEEN(50;200)/10" office:value-type="float" office:value="19.7" calcext:value-type="float">
            <text:p>19,70</text:p>
          </table:table-cell>
          <table:table-cell table:style-name="ce35" table:formula="of:=RANDBETWEEN(50;200)/10" office:value-type="float" office:value="18" calcext:value-type="float">
            <text:p>18,00</text:p>
          </table:table-cell>
          <table:table-cell table:style-name="ce35" table:formula="of:=RANDBETWEEN(50;200)/10" office:value-type="float" office:value="6.6" calcext:value-type="float">
            <text:p>6,60</text:p>
          </table:table-cell>
          <table:table-cell table:style-name="ce35" table:formula="of:=RANDBETWEEN(50;200)/10" office:value-type="float" office:value="9.1" calcext:value-type="float">
            <text:p>9,10</text:p>
          </table:table-cell>
          <table:table-cell table:style-name="ce33"/>
          <table:table-cell table:style-name="ce7" office:value-type="string" calcext:value-type="string">
            <text:p>LEGRU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34]" office:value-type="string" office:string-value="20150957" calcext:value-type="string">
            <text:p>20150957</text:p>
          </table:table-cell>
          <table:table-cell table:style-name="ce24" table:formula="of:=[Liste.B34]" office:value-type="string" office:string-value="LEMAITRE" calcext:value-type="string">
            <text:p>LEMAITRE</text:p>
          </table:table-cell>
          <table:table-cell table:style-name="ce24" table:formula="of:=[Liste.C34]" office:value-type="string" office:string-value="Valentin" calcext:value-type="string">
            <text:p>Valentin</text:p>
          </table:table-cell>
          <table:table-cell table:style-name="ce21" table:formula="of:=[Liste.D34]" office:value-type="string" office:string-value="2-C" calcext:value-type="string">
            <text:p>2-C</text:p>
          </table:table-cell>
          <table:table-cell table:style-name="ce33" table:formula="of:=([.$G$2]*[.G34]+[.$H$2]*[.H34]+[.$I$2]*[.I34])/[.$E$2]*(1+[.Y34]/200)" office:value-type="float" office:value="10.835" calcext:value-type="float">
            <text:p>10,84</text:p>
          </table:table-cell>
          <table:table-cell table:formula="of:=RANK([.E34];[.$E$3:.$E$63])" office:value-type="float" office:value="47" calcext:value-type="float">
            <text:p>47</text:p>
          </table:table-cell>
          <table:table-cell table:style-name="ce33" table:formula="of:=([.$J$2]*[.J34]+[.$K$2]*[.K34]+[.$L$2]*[.L34]+[.$M$2]*[.M34]+[.$N$2]*[.N34]+[.$O$2]*[.O34])/[.$G$2]" office:value-type="float" office:value="12.3875" calcext:value-type="float">
            <text:p>12,39</text:p>
          </table:table-cell>
          <table:table-cell table:style-name="ce33" table:formula="of:=([.$P$2]*[.P34]+[.$Q$2]*[.Q34]+[.$R$2]*[.R34]+[.$S$2]*[.S34]+[.$T$2]*[.T34]+[.$U$2]*[.U34])/[.$H$2]" office:value-type="float" office:value="10.1" calcext:value-type="float">
            <text:p>10,10</text:p>
          </table:table-cell>
          <table:table-cell table:style-name="ce33" table:formula="of:=([.$V$2]*[.V34]+[.$W$2]*[.W34]+[.$X$2]*[.X34])/[.$I$2]" office:value-type="float" office:value="9.2" calcext:value-type="float">
            <text:p>9,20</text:p>
          </table:table-cell>
          <table:table-cell table:style-name="ce33" table:formula="of:=[SE3.E34]" office:value-type="float" office:value="8.8" calcext:value-type="float">
            <text:p>8,80</text:p>
          </table:table-cell>
          <table:table-cell table:style-name="ce33" table:formula="of:=[RX2.E34]" office:value-type="float" office:value="8.1" calcext:value-type="float">
            <text:p>8,10</text:p>
          </table:table-cell>
          <table:table-cell table:style-name="ce35" table:formula="of:=RANDBETWEEN(30;180)/10" office:value-type="float" office:value="15.1" calcext:value-type="float">
            <text:p>15,10</text:p>
          </table:table-cell>
          <table:table-cell table:style-name="ce35" table:formula="of:=RANDBETWEEN(30;180)/10" office:value-type="float" office:value="16.6" calcext:value-type="float">
            <text:p>16,60</text:p>
          </table:table-cell>
          <table:table-cell table:style-name="ce35" table:formula="of:=RANDBETWEEN(30;180)/10" office:value-type="float" office:value="17.8" calcext:value-type="float">
            <text:p>17,80</text:p>
          </table:table-cell>
          <table:table-cell table:style-name="ce35" table:formula="of:=RANDBETWEEN(30;180)/10" office:value-type="float" office:value="3.9" calcext:value-type="float">
            <text:p>3,90</text:p>
          </table:table-cell>
          <table:table-cell table:style-name="ce35" table:formula="of:=RANDBETWEEN(30;180)/10" office:value-type="float" office:value="13.1" calcext:value-type="float">
            <text:p>13,10</text:p>
          </table:table-cell>
          <table:table-cell table:style-name="ce35" table:formula="of:=RANDBETWEEN(50;200)/10" office:value-type="float" office:value="11.4" calcext:value-type="float">
            <text:p>11,40</text:p>
          </table:table-cell>
          <table:table-cell table:style-name="ce35" table:formula="of:=RANDBETWEEN(50;200)/10" office:value-type="float" office:value="7" calcext:value-type="float">
            <text:p>7,00</text:p>
          </table:table-cell>
          <table:table-cell table:style-name="ce35" table:formula="of:=RANDBETWEEN(50;200)/10" office:value-type="float" office:value="7.1" calcext:value-type="float">
            <text:p>7,10</text:p>
          </table:table-cell>
          <table:table-cell table:style-name="ce35" table:formula="of:=RANDBETWEEN(50;200)/10" office:value-type="float" office:value="17.4" calcext:value-type="float">
            <text:p>17,40</text:p>
          </table:table-cell>
          <table:table-cell table:style-name="ce35" table:formula="of:=RANDBETWEEN(50;200)/10" office:value-type="float" office:value="6.8" calcext:value-type="float">
            <text:p>6,80</text:p>
          </table:table-cell>
          <table:table-cell table:style-name="ce35" table:formula="of:=RANDBETWEEN(50;200)/10" office:value-type="float" office:value="9.9" calcext:value-type="float">
            <text:p>9,90</text:p>
          </table:table-cell>
          <table:table-cell table:style-name="ce35" table:formula="of:=RANDBETWEEN(50;200)/10" office:value-type="float" office:value="7.5" calcext:value-type="float">
            <text:p>7,50</text:p>
          </table:table-cell>
          <table:table-cell table:style-name="ce35" table:formula="of:=RANDBETWEEN(50;200)/10" office:value-type="float" office:value="10.5" calcext:value-type="float">
            <text:p>10,50</text:p>
          </table:table-cell>
          <table:table-cell table:style-name="ce33"/>
          <table:table-cell table:style-name="ce6" office:value-type="string" calcext:value-type="string">
            <text:p>LEMAITR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35]" office:value-type="string" office:string-value="20150958" calcext:value-type="string">
            <text:p>20150958</text:p>
          </table:table-cell>
          <table:table-cell table:style-name="ce24" table:formula="of:=[Liste.B35]" office:value-type="string" office:string-value="LESAFFRE" calcext:value-type="string">
            <text:p>LESAFFRE</text:p>
          </table:table-cell>
          <table:table-cell table:style-name="ce24" table:formula="of:=[Liste.C35]" office:value-type="string" office:string-value="Romain" calcext:value-type="string">
            <text:p>Romain</text:p>
          </table:table-cell>
          <table:table-cell table:style-name="ce21" table:formula="of:=[Liste.D35]" office:value-type="string" office:string-value="2-A" calcext:value-type="string">
            <text:p>2-A</text:p>
          </table:table-cell>
          <table:table-cell table:style-name="ce33" table:formula="of:=([.$G$2]*[.G35]+[.$H$2]*[.H35]+[.$I$2]*[.I35])/[.$E$2]*(1+[.Y35]/200)" office:value-type="float" office:value="9.11333333333334" calcext:value-type="float">
            <text:p>9,11</text:p>
          </table:table-cell>
          <table:table-cell table:formula="of:=RANK([.E35];[.$E$3:.$E$63])" office:value-type="float" office:value="61" calcext:value-type="float">
            <text:p>61</text:p>
          </table:table-cell>
          <table:table-cell table:style-name="ce33" table:formula="of:=([.$J$2]*[.J35]+[.$K$2]*[.K35]+[.$L$2]*[.L35]+[.$M$2]*[.M35]+[.$N$2]*[.N35]+[.$O$2]*[.O35])/[.$G$2]" office:value-type="float" office:value="7.00833333333333" calcext:value-type="float">
            <text:p>7,01</text:p>
          </table:table-cell>
          <table:table-cell table:style-name="ce33" table:formula="of:=([.$P$2]*[.P35]+[.$Q$2]*[.Q35]+[.$R$2]*[.R35]+[.$S$2]*[.S35]+[.$T$2]*[.T35]+[.$U$2]*[.U35])/[.$H$2]" office:value-type="float" office:value="10.4" calcext:value-type="float">
            <text:p>10,40</text:p>
          </table:table-cell>
          <table:table-cell table:style-name="ce33" table:formula="of:=([.$V$2]*[.V35]+[.$W$2]*[.W35]+[.$X$2]*[.X35])/[.$I$2]" office:value-type="float" office:value="10.75" calcext:value-type="float">
            <text:p>10,75</text:p>
          </table:table-cell>
          <table:table-cell table:style-name="ce33" table:formula="of:=[SE3.E35]" office:value-type="float" office:value="14.9" calcext:value-type="float">
            <text:p>14,90</text:p>
          </table:table-cell>
          <table:table-cell table:style-name="ce33" table:formula="of:=[RX2.E35]" office:value-type="float" office:value="8.6" calcext:value-type="float">
            <text:p>8,60</text:p>
          </table:table-cell>
          <table:table-cell table:style-name="ce35" table:formula="of:=RANDBETWEEN(30;180)/10" office:value-type="float" office:value="4.5" calcext:value-type="float">
            <text:p>4,50</text:p>
          </table:table-cell>
          <table:table-cell table:style-name="ce35" table:formula="of:=RANDBETWEEN(30;180)/10" office:value-type="float" office:value="4.3" calcext:value-type="float">
            <text:p>4,30</text:p>
          </table:table-cell>
          <table:table-cell table:style-name="ce35" table:formula="of:=RANDBETWEEN(30;180)/10" office:value-type="float" office:value="3.1" calcext:value-type="float">
            <text:p>3,10</text:p>
          </table:table-cell>
          <table:table-cell table:style-name="ce35" table:formula="of:=RANDBETWEEN(30;180)/10" office:value-type="float" office:value="5.8" calcext:value-type="float">
            <text:p>5,80</text:p>
          </table:table-cell>
          <table:table-cell table:style-name="ce35" table:formula="of:=RANDBETWEEN(30;180)/10" office:value-type="float" office:value="12.1" calcext:value-type="float">
            <text:p>12,10</text:p>
          </table:table-cell>
          <table:table-cell table:style-name="ce35" table:formula="of:=RANDBETWEEN(50;200)/10" office:value-type="float" office:value="8.9" calcext:value-type="float">
            <text:p>8,90</text:p>
          </table:table-cell>
          <table:table-cell table:style-name="ce35" table:formula="of:=RANDBETWEEN(50;200)/10" office:value-type="float" office:value="6.8" calcext:value-type="float">
            <text:p>6,80</text:p>
          </table:table-cell>
          <table:table-cell table:style-name="ce35" table:formula="of:=RANDBETWEEN(50;200)/10" office:value-type="float" office:value="9.4" calcext:value-type="float">
            <text:p>9,40</text:p>
          </table:table-cell>
          <table:table-cell table:style-name="ce35" table:formula="of:=RANDBETWEEN(50;200)/10" office:value-type="float" office:value="15" calcext:value-type="float">
            <text:p>15,00</text:p>
          </table:table-cell>
          <table:table-cell table:style-name="ce35" table:formula="of:=RANDBETWEEN(50;200)/10" office:value-type="float" office:value="10" calcext:value-type="float">
            <text:p>10,00</text:p>
          </table:table-cell>
          <table:table-cell table:style-name="ce35" table:formula="of:=RANDBETWEEN(50;200)/10" office:value-type="float" office:value="9" calcext:value-type="float">
            <text:p>9,00</text:p>
          </table:table-cell>
          <table:table-cell table:style-name="ce35" table:formula="of:=RANDBETWEEN(50;200)/10" office:value-type="float" office:value="12.9" calcext:value-type="float">
            <text:p>12,90</text:p>
          </table:table-cell>
          <table:table-cell table:style-name="ce35" table:formula="of:=RANDBETWEEN(50;200)/10" office:value-type="float" office:value="11.7" calcext:value-type="float">
            <text:p>11,70</text:p>
          </table:table-cell>
          <table:table-cell table:style-name="ce33"/>
          <table:table-cell table:style-name="ce6" office:value-type="string" calcext:value-type="string">
            <text:p>LESAFFR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36]" office:value-type="string" office:string-value="20150959" calcext:value-type="string">
            <text:p>20150959</text:p>
          </table:table-cell>
          <table:table-cell table:style-name="ce24" table:formula="of:=[Liste.B36]" office:value-type="string" office:string-value="LETERTRE" calcext:value-type="string">
            <text:p>LETERTRE</text:p>
          </table:table-cell>
          <table:table-cell table:style-name="ce24" table:formula="of:=[Liste.C36]" office:value-type="string" office:string-value="Florian" calcext:value-type="string">
            <text:p>Florian</text:p>
          </table:table-cell>
          <table:table-cell table:style-name="ce21" table:formula="of:=[Liste.D36]" office:value-type="string" office:string-value="2-C" calcext:value-type="string">
            <text:p>2-C</text:p>
          </table:table-cell>
          <table:table-cell table:style-name="ce33" table:formula="of:=([.$G$2]*[.G36]+[.$H$2]*[.H36]+[.$I$2]*[.I36])/[.$E$2]*(1+[.Y36]/200)" office:value-type="float" office:value="12.665" calcext:value-type="float">
            <text:p>12,67</text:p>
          </table:table-cell>
          <table:table-cell table:formula="of:=RANK([.E36];[.$E$3:.$E$63])" office:value-type="float" office:value="14" calcext:value-type="float">
            <text:p>14</text:p>
          </table:table-cell>
          <table:table-cell table:style-name="ce33" table:formula="of:=([.$J$2]*[.J36]+[.$K$2]*[.K36]+[.$L$2]*[.L36]+[.$M$2]*[.M36]+[.$N$2]*[.N36]+[.$O$2]*[.O36])/[.$G$2]" office:value-type="float" office:value="12.4625" calcext:value-type="float">
            <text:p>12,46</text:p>
          </table:table-cell>
          <table:table-cell table:style-name="ce33" table:formula="of:=([.$P$2]*[.P36]+[.$Q$2]*[.Q36]+[.$R$2]*[.R36]+[.$S$2]*[.S36]+[.$T$2]*[.T36]+[.$U$2]*[.U36])/[.$H$2]" office:value-type="float" office:value="12.0583333333333" calcext:value-type="float">
            <text:p>12,06</text:p>
          </table:table-cell>
          <table:table-cell table:style-name="ce33" table:formula="of:=([.$V$2]*[.V36]+[.$W$2]*[.W36]+[.$X$2]*[.X36])/[.$I$2]" office:value-type="float" office:value="14.2833333333333" calcext:value-type="float">
            <text:p>14,28</text:p>
          </table:table-cell>
          <table:table-cell table:style-name="ce33" table:formula="of:=[SE3.E36]" office:value-type="float" office:value="13.1" calcext:value-type="float">
            <text:p>13,10</text:p>
          </table:table-cell>
          <table:table-cell table:style-name="ce33" table:formula="of:=[RX2.E36]" office:value-type="float" office:value="16.7" calcext:value-type="float">
            <text:p>16,70</text:p>
          </table:table-cell>
          <table:table-cell table:style-name="ce35" table:formula="of:=RANDBETWEEN(30;180)/10" office:value-type="float" office:value="12.9" calcext:value-type="float">
            <text:p>12,90</text:p>
          </table:table-cell>
          <table:table-cell table:style-name="ce35" table:formula="of:=RANDBETWEEN(30;180)/10" office:value-type="float" office:value="8.1" calcext:value-type="float">
            <text:p>8,10</text:p>
          </table:table-cell>
          <table:table-cell table:style-name="ce35" table:formula="of:=RANDBETWEEN(30;180)/10" office:value-type="float" office:value="13.3" calcext:value-type="float">
            <text:p>13,30</text:p>
          </table:table-cell>
          <table:table-cell table:style-name="ce35" table:formula="of:=RANDBETWEEN(30;180)/10" office:value-type="float" office:value="12.6" calcext:value-type="float">
            <text:p>12,60</text:p>
          </table:table-cell>
          <table:table-cell table:style-name="ce35" table:formula="of:=RANDBETWEEN(30;180)/10" office:value-type="float" office:value="9.1" calcext:value-type="float">
            <text:p>9,10</text:p>
          </table:table-cell>
          <table:table-cell table:style-name="ce35" table:formula="of:=RANDBETWEEN(50;200)/10" office:value-type="float" office:value="10.3" calcext:value-type="float">
            <text:p>10,30</text:p>
          </table:table-cell>
          <table:table-cell table:style-name="ce35" table:formula="of:=RANDBETWEEN(50;200)/10" office:value-type="float" office:value="6" calcext:value-type="float">
            <text:p>6,00</text:p>
          </table:table-cell>
          <table:table-cell table:style-name="ce35" table:formula="of:=RANDBETWEEN(50;200)/10" office:value-type="float" office:value="13.1" calcext:value-type="float">
            <text:p>13,10</text:p>
          </table:table-cell>
          <table:table-cell table:style-name="ce35" table:formula="of:=RANDBETWEEN(50;200)/10" office:value-type="float" office:value="12.5" calcext:value-type="float">
            <text:p>12,50</text:p>
          </table:table-cell>
          <table:table-cell table:style-name="ce35" table:formula="of:=RANDBETWEEN(50;200)/10" office:value-type="float" office:value="18.4" calcext:value-type="float">
            <text:p>18,40</text:p>
          </table:table-cell>
          <table:table-cell table:style-name="ce35" table:formula="of:=RANDBETWEEN(50;200)/10" office:value-type="float" office:value="15" calcext:value-type="float">
            <text:p>15,00</text:p>
          </table:table-cell>
          <table:table-cell table:style-name="ce35" table:formula="of:=RANDBETWEEN(50;200)/10" office:value-type="float" office:value="17.4" calcext:value-type="float">
            <text:p>17,40</text:p>
          </table:table-cell>
          <table:table-cell table:style-name="ce35" table:formula="of:=RANDBETWEEN(50;200)/10" office:value-type="float" office:value="5.9" calcext:value-type="float">
            <text:p>5,90</text:p>
          </table:table-cell>
          <table:table-cell table:style-name="ce33"/>
          <table:table-cell table:style-name="ce6" office:value-type="string" calcext:value-type="string">
            <text:p>LETERTR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37]" office:value-type="string" office:string-value="20150960" calcext:value-type="string">
            <text:p>20150960</text:p>
          </table:table-cell>
          <table:table-cell table:style-name="ce24" table:formula="of:=[Liste.B37]" office:value-type="string" office:string-value="LONGOUR" calcext:value-type="string">
            <text:p>LONGOUR</text:p>
          </table:table-cell>
          <table:table-cell table:style-name="ce24" table:formula="of:=[Liste.C37]" office:value-type="string" office:string-value="David" calcext:value-type="string">
            <text:p>David</text:p>
          </table:table-cell>
          <table:table-cell table:style-name="ce21" table:formula="of:=[Liste.D37]" office:value-type="string" office:string-value="2-A" calcext:value-type="string">
            <text:p>2-A</text:p>
          </table:table-cell>
          <table:table-cell table:style-name="ce33" table:formula="of:=([.$G$2]*[.G37]+[.$H$2]*[.H37]+[.$I$2]*[.I37])/[.$E$2]*(1+[.Y37]/200)" office:value-type="float" office:value="10.4833333333333" calcext:value-type="float">
            <text:p>10,48</text:p>
          </table:table-cell>
          <table:table-cell table:formula="of:=RANK([.E37];[.$E$3:.$E$63])" office:value-type="float" office:value="52" calcext:value-type="float">
            <text:p>52</text:p>
          </table:table-cell>
          <table:table-cell table:style-name="ce33" table:formula="of:=([.$J$2]*[.J37]+[.$K$2]*[.K37]+[.$L$2]*[.L37]+[.$M$2]*[.M37]+[.$N$2]*[.N37]+[.$O$2]*[.O37])/[.$G$2]" office:value-type="float" office:value="8.00833333333333" calcext:value-type="float">
            <text:p>8,01</text:p>
          </table:table-cell>
          <table:table-cell table:style-name="ce33" table:formula="of:=([.$P$2]*[.P37]+[.$Q$2]*[.Q37]+[.$R$2]*[.R37]+[.$S$2]*[.S37]+[.$T$2]*[.T37]+[.$U$2]*[.U37])/[.$H$2]" office:value-type="float" office:value="9.975" calcext:value-type="float">
            <text:p>9,98</text:p>
          </table:table-cell>
          <table:table-cell table:style-name="ce33" table:formula="of:=([.$V$2]*[.V37]+[.$W$2]*[.W37]+[.$X$2]*[.X37])/[.$I$2]" office:value-type="float" office:value="16.45" calcext:value-type="float">
            <text:p>16,45</text:p>
          </table:table-cell>
          <table:table-cell table:style-name="ce33" table:formula="of:=[SE3.E37]" office:value-type="float" office:value="5.4" calcext:value-type="float">
            <text:p>5,40</text:p>
          </table:table-cell>
          <table:table-cell table:style-name="ce33" table:formula="of:=[RX2.E37]" office:value-type="float" office:value="12.3" calcext:value-type="float">
            <text:p>12,30</text:p>
          </table:table-cell>
          <table:table-cell table:style-name="ce35" table:formula="of:=RANDBETWEEN(30;180)/10" office:value-type="float" office:value="7.5" calcext:value-type="float">
            <text:p>7,50</text:p>
          </table:table-cell>
          <table:table-cell table:style-name="ce35" table:formula="of:=RANDBETWEEN(30;180)/10" office:value-type="float" office:value="4.9" calcext:value-type="float">
            <text:p>4,90</text:p>
          </table:table-cell>
          <table:table-cell table:style-name="ce35" table:formula="of:=RANDBETWEEN(30;180)/10" office:value-type="float" office:value="11.7" calcext:value-type="float">
            <text:p>11,70</text:p>
          </table:table-cell>
          <table:table-cell table:style-name="ce35" table:formula="of:=RANDBETWEEN(30;180)/10" office:value-type="float" office:value="7.6" calcext:value-type="float">
            <text:p>7,60</text:p>
          </table:table-cell>
          <table:table-cell table:style-name="ce35" table:formula="of:=RANDBETWEEN(30;180)/10" office:value-type="float" office:value="7.8" calcext:value-type="float">
            <text:p>7,80</text:p>
          </table:table-cell>
          <table:table-cell table:style-name="ce35" table:formula="of:=RANDBETWEEN(50;200)/10" office:value-type="float" office:value="7.7" calcext:value-type="float">
            <text:p>7,70</text:p>
          </table:table-cell>
          <table:table-cell table:style-name="ce35" table:formula="of:=RANDBETWEEN(50;200)/10" office:value-type="float" office:value="13.5" calcext:value-type="float">
            <text:p>13,50</text:p>
          </table:table-cell>
          <table:table-cell table:style-name="ce35" table:formula="of:=RANDBETWEEN(50;200)/10" office:value-type="float" office:value="11.7" calcext:value-type="float">
            <text:p>11,70</text:p>
          </table:table-cell>
          <table:table-cell table:style-name="ce35" table:formula="of:=RANDBETWEEN(50;200)/10" office:value-type="float" office:value="12.1" calcext:value-type="float">
            <text:p>12,10</text:p>
          </table:table-cell>
          <table:table-cell table:style-name="ce35" table:formula="of:=RANDBETWEEN(50;200)/10" office:value-type="float" office:value="8.4" calcext:value-type="float">
            <text:p>8,40</text:p>
          </table:table-cell>
          <table:table-cell table:style-name="ce35" table:formula="of:=RANDBETWEEN(50;200)/10" office:value-type="float" office:value="16.7" calcext:value-type="float">
            <text:p>16,70</text:p>
          </table:table-cell>
          <table:table-cell table:style-name="ce35" table:formula="of:=RANDBETWEEN(50;200)/10" office:value-type="float" office:value="16.1" calcext:value-type="float">
            <text:p>16,10</text:p>
          </table:table-cell>
          <table:table-cell table:style-name="ce35" table:formula="of:=RANDBETWEEN(50;200)/10" office:value-type="float" office:value="16.4" calcext:value-type="float">
            <text:p>16,40</text:p>
          </table:table-cell>
          <table:table-cell table:style-name="ce33"/>
          <table:table-cell table:style-name="ce6" office:value-type="string" calcext:value-type="string">
            <text:p>LONGOUR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38]" office:value-type="string" office:string-value="20150961" calcext:value-type="string">
            <text:p>20150961</text:p>
          </table:table-cell>
          <table:table-cell table:style-name="ce24" table:formula="of:=[Liste.B38]" office:value-type="string" office:string-value="LOOPE" calcext:value-type="string">
            <text:p>LOOPE</text:p>
          </table:table-cell>
          <table:table-cell table:style-name="ce24" table:formula="of:=[Liste.C38]" office:value-type="string" office:string-value="Giovanni" calcext:value-type="string">
            <text:p>Giovanni</text:p>
          </table:table-cell>
          <table:table-cell table:style-name="ce21" table:formula="of:=[Liste.D38]" office:value-type="string" office:string-value="2-A" calcext:value-type="string">
            <text:p>2-A</text:p>
          </table:table-cell>
          <table:table-cell table:style-name="ce33" table:formula="of:=([.$G$2]*[.G38]+[.$H$2]*[.H38]+[.$I$2]*[.I38])/[.$E$2]*(1+[.Y38]/200)" office:value-type="float" office:value="11.0316666666667" calcext:value-type="float">
            <text:p>11,03</text:p>
          </table:table-cell>
          <table:table-cell table:formula="of:=RANK([.E38];[.$E$3:.$E$63])" office:value-type="float" office:value="46" calcext:value-type="float">
            <text:p>46</text:p>
          </table:table-cell>
          <table:table-cell table:style-name="ce33" table:formula="of:=([.$J$2]*[.J38]+[.$K$2]*[.K38]+[.$L$2]*[.L38]+[.$M$2]*[.M38]+[.$N$2]*[.N38]+[.$O$2]*[.O38])/[.$G$2]" office:value-type="float" office:value="11.0666666666667" calcext:value-type="float">
            <text:p>11,07</text:p>
          </table:table-cell>
          <table:table-cell table:style-name="ce33" table:formula="of:=([.$P$2]*[.P38]+[.$Q$2]*[.Q38]+[.$R$2]*[.R38]+[.$S$2]*[.S38]+[.$T$2]*[.T38]+[.$U$2]*[.U38])/[.$H$2]" office:value-type="float" office:value="10.5125" calcext:value-type="float">
            <text:p>10,51</text:p>
          </table:table-cell>
          <table:table-cell table:style-name="ce33" table:formula="of:=([.$V$2]*[.V38]+[.$W$2]*[.W38]+[.$X$2]*[.X38])/[.$I$2]" office:value-type="float" office:value="12" calcext:value-type="float">
            <text:p>12,00</text:p>
          </table:table-cell>
          <table:table-cell table:style-name="ce33" table:formula="of:=[SE3.E38]" office:value-type="float" office:value="8.4" calcext:value-type="float">
            <text:p>8,40</text:p>
          </table:table-cell>
          <table:table-cell table:style-name="ce33" table:formula="of:=[RX2.E38]" office:value-type="float" office:value="9.2" calcext:value-type="float">
            <text:p>9,20</text:p>
          </table:table-cell>
          <table:table-cell table:style-name="ce35" table:formula="of:=RANDBETWEEN(30;180)/10" office:value-type="float" office:value="11.1" calcext:value-type="float">
            <text:p>11,10</text:p>
          </table:table-cell>
          <table:table-cell table:style-name="ce35" table:formula="of:=RANDBETWEEN(30;180)/10" office:value-type="float" office:value="16.3" calcext:value-type="float">
            <text:p>16,30</text:p>
          </table:table-cell>
          <table:table-cell table:style-name="ce35" table:formula="of:=RANDBETWEEN(30;180)/10" office:value-type="float" office:value="12.4" calcext:value-type="float">
            <text:p>12,40</text:p>
          </table:table-cell>
          <table:table-cell table:style-name="ce35" table:formula="of:=RANDBETWEEN(30;180)/10" office:value-type="float" office:value="6.4" calcext:value-type="float">
            <text:p>6,40</text:p>
          </table:table-cell>
          <table:table-cell table:style-name="ce35" table:formula="of:=RANDBETWEEN(30;180)/10" office:value-type="float" office:value="10.9" calcext:value-type="float">
            <text:p>10,90</text:p>
          </table:table-cell>
          <table:table-cell table:style-name="ce35" table:formula="of:=RANDBETWEEN(50;200)/10" office:value-type="float" office:value="5.4" calcext:value-type="float">
            <text:p>5,40</text:p>
          </table:table-cell>
          <table:table-cell table:style-name="ce35" table:formula="of:=RANDBETWEEN(50;200)/10" office:value-type="float" office:value="13.7" calcext:value-type="float">
            <text:p>13,70</text:p>
          </table:table-cell>
          <table:table-cell table:style-name="ce35" table:formula="of:=RANDBETWEEN(50;200)/10" office:value-type="float" office:value="13.9" calcext:value-type="float">
            <text:p>13,90</text:p>
          </table:table-cell>
          <table:table-cell table:style-name="ce35" table:formula="of:=RANDBETWEEN(50;200)/10" office:value-type="float" office:value="13.5" calcext:value-type="float">
            <text:p>13,50</text:p>
          </table:table-cell>
          <table:table-cell table:style-name="ce35" table:formula="of:=RANDBETWEEN(50;200)/10" office:value-type="float" office:value="6.1" calcext:value-type="float">
            <text:p>6,10</text:p>
          </table:table-cell>
          <table:table-cell table:style-name="ce35" table:formula="of:=RANDBETWEEN(50;200)/10" office:value-type="float" office:value="12.2" calcext:value-type="float">
            <text:p>12,20</text:p>
          </table:table-cell>
          <table:table-cell table:style-name="ce35" table:formula="of:=RANDBETWEEN(50;200)/10" office:value-type="float" office:value="8.4" calcext:value-type="float">
            <text:p>8,40</text:p>
          </table:table-cell>
          <table:table-cell table:style-name="ce35" table:formula="of:=RANDBETWEEN(50;200)/10" office:value-type="float" office:value="18.6" calcext:value-type="float">
            <text:p>18,60</text:p>
          </table:table-cell>
          <table:table-cell table:style-name="ce33"/>
          <table:table-cell table:style-name="ce6" office:value-type="string" calcext:value-type="string">
            <text:p>LOOP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39]" office:value-type="string" office:string-value="20150962" calcext:value-type="string">
            <text:p>20150962</text:p>
          </table:table-cell>
          <table:table-cell table:style-name="ce24" table:formula="of:=[Liste.B39]" office:value-type="string" office:string-value="MAERTEN" calcext:value-type="string">
            <text:p>MAERTEN</text:p>
          </table:table-cell>
          <table:table-cell table:style-name="ce24" table:formula="of:=[Liste.C39]" office:value-type="string" office:string-value="Nicolas" calcext:value-type="string">
            <text:p>Nicolas</text:p>
          </table:table-cell>
          <table:table-cell table:style-name="ce21" table:formula="of:=[Liste.D39]" office:value-type="string" office:string-value="2-A" calcext:value-type="string">
            <text:p>2-A</text:p>
          </table:table-cell>
          <table:table-cell table:style-name="ce33" table:formula="of:=([.$G$2]*[.G39]+[.$H$2]*[.H39]+[.$I$2]*[.I39])/[.$E$2]*(1+[.Y39]/200)" office:value-type="float" office:value="12.9233333333333" calcext:value-type="float">
            <text:p>12,92</text:p>
          </table:table-cell>
          <table:table-cell table:formula="of:=RANK([.E39];[.$E$3:.$E$63])" office:value-type="float" office:value="9" calcext:value-type="float">
            <text:p>9</text:p>
          </table:table-cell>
          <table:table-cell table:style-name="ce33" table:formula="of:=([.$J$2]*[.J39]+[.$K$2]*[.K39]+[.$L$2]*[.L39]+[.$M$2]*[.M39]+[.$N$2]*[.N39]+[.$O$2]*[.O39])/[.$G$2]" office:value-type="float" office:value="12.2791666666667" calcext:value-type="float">
            <text:p>12,28</text:p>
          </table:table-cell>
          <table:table-cell table:style-name="ce33" table:formula="of:=([.$P$2]*[.P39]+[.$Q$2]*[.Q39]+[.$R$2]*[.R39]+[.$S$2]*[.S39]+[.$T$2]*[.T39]+[.$U$2]*[.U39])/[.$H$2]" office:value-type="float" office:value="11.1541666666667" calcext:value-type="float">
            <text:p>11,15</text:p>
          </table:table-cell>
          <table:table-cell table:style-name="ce33" table:formula="of:=([.$V$2]*[.V39]+[.$W$2]*[.W39]+[.$X$2]*[.X39])/[.$I$2]" office:value-type="float" office:value="17.75" calcext:value-type="float">
            <text:p>17,75</text:p>
          </table:table-cell>
          <table:table-cell table:style-name="ce33" table:formula="of:=[SE3.E39]" office:value-type="float" office:value="13.1" calcext:value-type="float">
            <text:p>13,10</text:p>
          </table:table-cell>
          <table:table-cell table:style-name="ce33" table:formula="of:=[RX2.E39]" office:value-type="float" office:value="8.9" calcext:value-type="float">
            <text:p>8,90</text:p>
          </table:table-cell>
          <table:table-cell table:style-name="ce35" table:formula="of:=RANDBETWEEN(30;180)/10" office:value-type="float" office:value="8.9" calcext:value-type="float">
            <text:p>8,90</text:p>
          </table:table-cell>
          <table:table-cell table:style-name="ce35" table:formula="of:=RANDBETWEEN(30;180)/10" office:value-type="float" office:value="15.7" calcext:value-type="float">
            <text:p>15,70</text:p>
          </table:table-cell>
          <table:table-cell table:style-name="ce35" table:formula="of:=RANDBETWEEN(30;180)/10" office:value-type="float" office:value="8.9" calcext:value-type="float">
            <text:p>8,90</text:p>
          </table:table-cell>
          <table:table-cell table:style-name="ce35" table:formula="of:=RANDBETWEEN(30;180)/10" office:value-type="float" office:value="17.6" calcext:value-type="float">
            <text:p>17,60</text:p>
          </table:table-cell>
          <table:table-cell table:style-name="ce35" table:formula="of:=RANDBETWEEN(30;180)/10" office:value-type="float" office:value="5.2" calcext:value-type="float">
            <text:p>5,20</text:p>
          </table:table-cell>
          <table:table-cell table:style-name="ce35" table:formula="of:=RANDBETWEEN(50;200)/10" office:value-type="float" office:value="15.8" calcext:value-type="float">
            <text:p>15,80</text:p>
          </table:table-cell>
          <table:table-cell table:style-name="ce35" table:formula="of:=RANDBETWEEN(50;200)/10" office:value-type="float" office:value="7.2" calcext:value-type="float">
            <text:p>7,20</text:p>
          </table:table-cell>
          <table:table-cell table:style-name="ce35" table:formula="of:=RANDBETWEEN(50;200)/10" office:value-type="float" office:value="15.7" calcext:value-type="float">
            <text:p>15,70</text:p>
          </table:table-cell>
          <table:table-cell table:style-name="ce35" table:formula="of:=RANDBETWEEN(50;200)/10" office:value-type="float" office:value="7.4" calcext:value-type="float">
            <text:p>7,40</text:p>
          </table:table-cell>
          <table:table-cell table:style-name="ce35" table:formula="of:=RANDBETWEEN(50;200)/10" office:value-type="float" office:value="14.4" calcext:value-type="float">
            <text:p>14,40</text:p>
          </table:table-cell>
          <table:table-cell table:style-name="ce35" table:formula="of:=RANDBETWEEN(50;200)/10" office:value-type="float" office:value="19.2" calcext:value-type="float">
            <text:p>19,20</text:p>
          </table:table-cell>
          <table:table-cell table:style-name="ce35" table:formula="of:=RANDBETWEEN(50;200)/10" office:value-type="float" office:value="19.2" calcext:value-type="float">
            <text:p>19,20</text:p>
          </table:table-cell>
          <table:table-cell table:style-name="ce35" table:formula="of:=RANDBETWEEN(50;200)/10" office:value-type="float" office:value="10.5" calcext:value-type="float">
            <text:p>10,50</text:p>
          </table:table-cell>
          <table:table-cell table:style-name="ce33"/>
          <table:table-cell table:style-name="ce6" office:value-type="string" calcext:value-type="string">
            <text:p>MAERTEN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40]" office:value-type="string" office:string-value="20150963" calcext:value-type="string">
            <text:p>20150963</text:p>
          </table:table-cell>
          <table:table-cell table:style-name="ce24" table:formula="of:=[Liste.B40]" office:value-type="string" office:string-value="MAILLOT" calcext:value-type="string">
            <text:p>MAILLOT</text:p>
          </table:table-cell>
          <table:table-cell table:style-name="ce24" table:formula="of:=[Liste.C40]" office:value-type="string" office:string-value="Maxime" calcext:value-type="string">
            <text:p>Maxime</text:p>
          </table:table-cell>
          <table:table-cell table:style-name="ce21" table:formula="of:=[Liste.D40]" office:value-type="string" office:string-value="2-B" calcext:value-type="string">
            <text:p>2-B</text:p>
          </table:table-cell>
          <table:table-cell table:style-name="ce33" table:formula="of:=([.$G$2]*[.G40]+[.$H$2]*[.H40]+[.$I$2]*[.I40])/[.$E$2]*(1+[.Y40]/200)" office:value-type="float" office:value="9.73833333333334" calcext:value-type="float">
            <text:p>9,74</text:p>
          </table:table-cell>
          <table:table-cell table:formula="of:=RANK([.E40];[.$E$3:.$E$63])" office:value-type="float" office:value="59" calcext:value-type="float">
            <text:p>59</text:p>
          </table:table-cell>
          <table:table-cell table:style-name="ce33" table:formula="of:=([.$J$2]*[.J40]+[.$K$2]*[.K40]+[.$L$2]*[.L40]+[.$M$2]*[.M40]+[.$N$2]*[.N40]+[.$O$2]*[.O40])/[.$G$2]" office:value-type="float" office:value="8.775" calcext:value-type="float">
            <text:p>8,78</text:p>
          </table:table-cell>
          <table:table-cell table:style-name="ce33" table:formula="of:=([.$P$2]*[.P40]+[.$Q$2]*[.Q40]+[.$R$2]*[.R40]+[.$S$2]*[.S40]+[.$T$2]*[.T40]+[.$U$2]*[.U40])/[.$H$2]" office:value-type="float" office:value="10.8458333333333" calcext:value-type="float">
            <text:p>10,85</text:p>
          </table:table-cell>
          <table:table-cell table:style-name="ce33" table:formula="of:=([.$V$2]*[.V40]+[.$W$2]*[.W40]+[.$X$2]*[.X40])/[.$I$2]" office:value-type="float" office:value="9.45" calcext:value-type="float">
            <text:p>9,45</text:p>
          </table:table-cell>
          <table:table-cell table:style-name="ce33" table:formula="of:=[SE3.E40]" office:value-type="float" office:value="15.5" calcext:value-type="float">
            <text:p>15,50</text:p>
          </table:table-cell>
          <table:table-cell table:style-name="ce33" table:formula="of:=[RX2.E40]" office:value-type="float" office:value="7.5" calcext:value-type="float">
            <text:p>7,50</text:p>
          </table:table-cell>
          <table:table-cell table:style-name="ce35" table:formula="of:=RANDBETWEEN(30;180)/10" office:value-type="float" office:value="12.7" calcext:value-type="float">
            <text:p>12,70</text:p>
          </table:table-cell>
          <table:table-cell table:style-name="ce35" table:formula="of:=RANDBETWEEN(30;180)/10" office:value-type="float" office:value="6.6" calcext:value-type="float">
            <text:p>6,60</text:p>
          </table:table-cell>
          <table:table-cell table:style-name="ce35" table:formula="of:=RANDBETWEEN(30;180)/10" office:value-type="float" office:value="3.7" calcext:value-type="float">
            <text:p>3,70</text:p>
          </table:table-cell>
          <table:table-cell table:style-name="ce35" table:formula="of:=RANDBETWEEN(30;180)/10" office:value-type="float" office:value="7" calcext:value-type="float">
            <text:p>7,00</text:p>
          </table:table-cell>
          <table:table-cell table:style-name="ce35" table:formula="of:=RANDBETWEEN(30;180)/10" office:value-type="float" office:value="10" calcext:value-type="float">
            <text:p>10,00</text:p>
          </table:table-cell>
          <table:table-cell table:style-name="ce35" table:formula="of:=RANDBETWEEN(50;200)/10" office:value-type="float" office:value="13.6" calcext:value-type="float">
            <text:p>13,60</text:p>
          </table:table-cell>
          <table:table-cell table:style-name="ce35" table:formula="of:=RANDBETWEEN(50;200)/10" office:value-type="float" office:value="9.5" calcext:value-type="float">
            <text:p>9,50</text:p>
          </table:table-cell>
          <table:table-cell table:style-name="ce35" table:formula="of:=RANDBETWEEN(50;200)/10" office:value-type="float" office:value="5.7" calcext:value-type="float">
            <text:p>5,70</text:p>
          </table:table-cell>
          <table:table-cell table:style-name="ce35" table:formula="of:=RANDBETWEEN(50;200)/10" office:value-type="float" office:value="7.5" calcext:value-type="float">
            <text:p>7,50</text:p>
          </table:table-cell>
          <table:table-cell table:style-name="ce35" table:formula="of:=RANDBETWEEN(50;200)/10" office:value-type="float" office:value="18" calcext:value-type="float">
            <text:p>18,00</text:p>
          </table:table-cell>
          <table:table-cell table:style-name="ce35" table:formula="of:=RANDBETWEEN(50;200)/10" office:value-type="float" office:value="6.9" calcext:value-type="float">
            <text:p>6,90</text:p>
          </table:table-cell>
          <table:table-cell table:style-name="ce35" table:formula="of:=RANDBETWEEN(50;200)/10" office:value-type="float" office:value="14.8" calcext:value-type="float">
            <text:p>14,80</text:p>
          </table:table-cell>
          <table:table-cell table:style-name="ce35" table:formula="of:=RANDBETWEEN(50;200)/10" office:value-type="float" office:value="6.4" calcext:value-type="float">
            <text:p>6,40</text:p>
          </table:table-cell>
          <table:table-cell table:style-name="ce33"/>
          <table:table-cell table:style-name="ce7" office:value-type="string" calcext:value-type="string">
            <text:p>MAILLO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41]" office:value-type="string" office:string-value="20150964" calcext:value-type="string">
            <text:p>20150964</text:p>
          </table:table-cell>
          <table:table-cell table:style-name="ce24" table:formula="of:=[Liste.B41]" office:value-type="string" office:string-value="MARIE" calcext:value-type="string">
            <text:p>MARIE</text:p>
          </table:table-cell>
          <table:table-cell table:style-name="ce24" table:formula="of:=[Liste.C41]" office:value-type="string" office:string-value="Louis" calcext:value-type="string">
            <text:p>Louis</text:p>
          </table:table-cell>
          <table:table-cell table:style-name="ce21" table:formula="of:=[Liste.D41]" office:value-type="string" office:string-value="2-A" calcext:value-type="string">
            <text:p>2-A</text:p>
          </table:table-cell>
          <table:table-cell table:style-name="ce33" table:formula="of:=([.$G$2]*[.G41]+[.$H$2]*[.H41]+[.$I$2]*[.I41])/[.$E$2]*(1+[.Y41]/200)" office:value-type="float" office:value="10.4216666666667" calcext:value-type="float">
            <text:p>10,42</text:p>
          </table:table-cell>
          <table:table-cell table:formula="of:=RANK([.E41];[.$E$3:.$E$63])" office:value-type="float" office:value="54" calcext:value-type="float">
            <text:p>54</text:p>
          </table:table-cell>
          <table:table-cell table:style-name="ce33" table:formula="of:=([.$J$2]*[.J41]+[.$K$2]*[.K41]+[.$L$2]*[.L41]+[.$M$2]*[.M41]+[.$N$2]*[.N41]+[.$O$2]*[.O41])/[.$G$2]" office:value-type="float" office:value="7.67083333333333" calcext:value-type="float">
            <text:p>7,67</text:p>
          </table:table-cell>
          <table:table-cell table:style-name="ce33" table:formula="of:=([.$P$2]*[.P41]+[.$Q$2]*[.Q41]+[.$R$2]*[.R41]+[.$S$2]*[.S41]+[.$T$2]*[.T41]+[.$U$2]*[.U41])/[.$H$2]" office:value-type="float" office:value="12.4333333333333" calcext:value-type="float">
            <text:p>12,43</text:p>
          </table:table-cell>
          <table:table-cell table:style-name="ce33" table:formula="of:=([.$V$2]*[.V41]+[.$W$2]*[.W41]+[.$X$2]*[.X41])/[.$I$2]" office:value-type="float" office:value="11.9" calcext:value-type="float">
            <text:p>11,90</text:p>
          </table:table-cell>
          <table:table-cell table:style-name="ce33" table:formula="of:=[SE3.E41]" office:value-type="float" office:value="5.5" calcext:value-type="float">
            <text:p>5,50</text:p>
          </table:table-cell>
          <table:table-cell table:style-name="ce33" table:formula="of:=[RX2.E41]" office:value-type="float" office:value="7.9" calcext:value-type="float">
            <text:p>7,90</text:p>
          </table:table-cell>
          <table:table-cell table:style-name="ce35" table:formula="of:=RANDBETWEEN(30;180)/10" office:value-type="float" office:value="8.4" calcext:value-type="float">
            <text:p>8,40</text:p>
          </table:table-cell>
          <table:table-cell table:style-name="ce35" table:formula="of:=RANDBETWEEN(30;180)/10" office:value-type="float" office:value="9.4" calcext:value-type="float">
            <text:p>9,40</text:p>
          </table:table-cell>
          <table:table-cell table:style-name="ce35" table:formula="of:=RANDBETWEEN(30;180)/10" office:value-type="float" office:value="3.5" calcext:value-type="float">
            <text:p>3,50</text:p>
          </table:table-cell>
          <table:table-cell table:style-name="ce35" table:formula="of:=RANDBETWEEN(30;180)/10" office:value-type="float" office:value="14.4" calcext:value-type="float">
            <text:p>14,40</text:p>
          </table:table-cell>
          <table:table-cell table:style-name="ce35" table:formula="of:=RANDBETWEEN(30;180)/10" office:value-type="float" office:value="8.9" calcext:value-type="float">
            <text:p>8,90</text:p>
          </table:table-cell>
          <table:table-cell table:style-name="ce35" table:formula="of:=RANDBETWEEN(50;200)/10" office:value-type="float" office:value="7.7" calcext:value-type="float">
            <text:p>7,70</text:p>
          </table:table-cell>
          <table:table-cell table:style-name="ce35" table:formula="of:=RANDBETWEEN(50;200)/10" office:value-type="float" office:value="12.1" calcext:value-type="float">
            <text:p>12,10</text:p>
          </table:table-cell>
          <table:table-cell table:style-name="ce35" table:formula="of:=RANDBETWEEN(50;200)/10" office:value-type="float" office:value="13.2" calcext:value-type="float">
            <text:p>13,20</text:p>
          </table:table-cell>
          <table:table-cell table:style-name="ce35" table:formula="of:=RANDBETWEEN(50;200)/10" office:value-type="float" office:value="18.5" calcext:value-type="float">
            <text:p>18,50</text:p>
          </table:table-cell>
          <table:table-cell table:style-name="ce35" table:formula="of:=RANDBETWEEN(50;200)/10" office:value-type="float" office:value="14.6" calcext:value-type="float">
            <text:p>14,60</text:p>
          </table:table-cell>
          <table:table-cell table:style-name="ce35" table:formula="of:=RANDBETWEEN(50;200)/10" office:value-type="float" office:value="7.5" calcext:value-type="float">
            <text:p>7,50</text:p>
          </table:table-cell>
          <table:table-cell table:style-name="ce35" table:formula="of:=RANDBETWEEN(50;200)/10" office:value-type="float" office:value="17.6" calcext:value-type="float">
            <text:p>17,60</text:p>
          </table:table-cell>
          <table:table-cell table:style-name="ce35" table:formula="of:=RANDBETWEEN(50;200)/10" office:value-type="float" office:value="13.7" calcext:value-type="float">
            <text:p>13,70</text:p>
          </table:table-cell>
          <table:table-cell table:style-name="ce33"/>
          <table:table-cell table:style-name="ce6" office:value-type="string" calcext:value-type="string">
            <text:p>MARI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42]" office:value-type="string" office:string-value="20150965" calcext:value-type="string">
            <text:p>20150965</text:p>
          </table:table-cell>
          <table:table-cell table:style-name="ce24" table:formula="of:=[Liste.B42]" office:value-type="string" office:string-value="MARTIN" calcext:value-type="string">
            <text:p>MARTIN</text:p>
          </table:table-cell>
          <table:table-cell table:style-name="ce24" table:formula="of:=[Liste.C42]" office:value-type="string" office:string-value="Alexandre" calcext:value-type="string">
            <text:p>Alexandre</text:p>
          </table:table-cell>
          <table:table-cell table:style-name="ce21" table:formula="of:=[Liste.D42]" office:value-type="string" office:string-value="2-C" calcext:value-type="string">
            <text:p>2-C</text:p>
          </table:table-cell>
          <table:table-cell table:style-name="ce33" table:formula="of:=([.$G$2]*[.G42]+[.$H$2]*[.H42]+[.$I$2]*[.I42])/[.$E$2]*(1+[.Y42]/200)" office:value-type="float" office:value="12.09" calcext:value-type="float">
            <text:p>12,09</text:p>
          </table:table-cell>
          <table:table-cell table:formula="of:=RANK([.E42];[.$E$3:.$E$63])" office:value-type="float" office:value="30" calcext:value-type="float">
            <text:p>30</text:p>
          </table:table-cell>
          <table:table-cell table:style-name="ce33" table:formula="of:=([.$J$2]*[.J42]+[.$K$2]*[.K42]+[.$L$2]*[.L42]+[.$M$2]*[.M42]+[.$N$2]*[.N42]+[.$O$2]*[.O42])/[.$G$2]" office:value-type="float" office:value="12.2875" calcext:value-type="float">
            <text:p>12,29</text:p>
          </table:table-cell>
          <table:table-cell table:style-name="ce33" table:formula="of:=([.$P$2]*[.P42]+[.$Q$2]*[.Q42]+[.$R$2]*[.R42]+[.$S$2]*[.S42]+[.$T$2]*[.T42]+[.$U$2]*[.U42])/[.$H$2]" office:value-type="float" office:value="11.7875" calcext:value-type="float">
            <text:p>11,79</text:p>
          </table:table-cell>
          <table:table-cell table:style-name="ce33" table:formula="of:=([.$V$2]*[.V42]+[.$W$2]*[.W42]+[.$X$2]*[.X42])/[.$I$2]" office:value-type="float" office:value="12.3" calcext:value-type="float">
            <text:p>12,30</text:p>
          </table:table-cell>
          <table:table-cell table:style-name="ce33" table:formula="of:=[SE3.E42]" office:value-type="float" office:value="13.1" calcext:value-type="float">
            <text:p>13,10</text:p>
          </table:table-cell>
          <table:table-cell table:style-name="ce33" table:formula="of:=[RX2.E42]" office:value-type="float" office:value="13.1" calcext:value-type="float">
            <text:p>13,10</text:p>
          </table:table-cell>
          <table:table-cell table:style-name="ce35" table:formula="of:=RANDBETWEEN(30;180)/10" office:value-type="float" office:value="14.2" calcext:value-type="float">
            <text:p>14,20</text:p>
          </table:table-cell>
          <table:table-cell table:style-name="ce35" table:formula="of:=RANDBETWEEN(30;180)/10" office:value-type="float" office:value="5.7" calcext:value-type="float">
            <text:p>5,70</text:p>
          </table:table-cell>
          <table:table-cell table:style-name="ce35" table:formula="of:=RANDBETWEEN(30;180)/10" office:value-type="float" office:value="14.8" calcext:value-type="float">
            <text:p>14,80</text:p>
          </table:table-cell>
          <table:table-cell table:style-name="ce35" table:formula="of:=RANDBETWEEN(30;180)/10" office:value-type="float" office:value="15" calcext:value-type="float">
            <text:p>15,00</text:p>
          </table:table-cell>
          <table:table-cell table:style-name="ce35" table:formula="of:=RANDBETWEEN(30;180)/10" office:value-type="float" office:value="9.8" calcext:value-type="float">
            <text:p>9,80</text:p>
          </table:table-cell>
          <table:table-cell table:style-name="ce35" table:formula="of:=RANDBETWEEN(50;200)/10" office:value-type="float" office:value="8.7" calcext:value-type="float">
            <text:p>8,70</text:p>
          </table:table-cell>
          <table:table-cell table:style-name="ce35" table:formula="of:=RANDBETWEEN(50;200)/10" office:value-type="float" office:value="10.6" calcext:value-type="float">
            <text:p>10,60</text:p>
          </table:table-cell>
          <table:table-cell table:style-name="ce35" table:formula="of:=RANDBETWEEN(50;200)/10" office:value-type="float" office:value="16.4" calcext:value-type="float">
            <text:p>16,40</text:p>
          </table:table-cell>
          <table:table-cell table:style-name="ce35" table:formula="of:=RANDBETWEEN(50;200)/10" office:value-type="float" office:value="9.5" calcext:value-type="float">
            <text:p>9,50</text:p>
          </table:table-cell>
          <table:table-cell table:style-name="ce35" table:formula="of:=RANDBETWEEN(50;200)/10" office:value-type="float" office:value="13.1" calcext:value-type="float">
            <text:p>13,10</text:p>
          </table:table-cell>
          <table:table-cell table:style-name="ce35" table:formula="of:=RANDBETWEEN(50;200)/10" office:value-type="float" office:value="14.4" calcext:value-type="float">
            <text:p>14,40</text:p>
          </table:table-cell>
          <table:table-cell table:style-name="ce35" table:formula="of:=RANDBETWEEN(50;200)/10" office:value-type="float" office:value="11.4" calcext:value-type="float">
            <text:p>11,40</text:p>
          </table:table-cell>
          <table:table-cell table:style-name="ce35" table:formula="of:=RANDBETWEEN(50;200)/10" office:value-type="float" office:value="7.8" calcext:value-type="float">
            <text:p>7,80</text:p>
          </table:table-cell>
          <table:table-cell table:style-name="ce33"/>
          <table:table-cell table:style-name="ce6" office:value-type="string" calcext:value-type="string">
            <text:p>MARTIN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43]" office:value-type="string" office:string-value="20150966" calcext:value-type="string">
            <text:p>20150966</text:p>
          </table:table-cell>
          <table:table-cell table:style-name="ce24" table:formula="of:=[Liste.B43]" office:value-type="string" office:string-value="MASSELOT" calcext:value-type="string">
            <text:p>MASSELOT</text:p>
          </table:table-cell>
          <table:table-cell table:style-name="ce24" table:formula="of:=[Liste.C43]" office:value-type="string" office:string-value="Romain" calcext:value-type="string">
            <text:p>Romain</text:p>
          </table:table-cell>
          <table:table-cell table:style-name="ce21" table:formula="of:=[Liste.D43]" office:value-type="string" office:string-value="2-A" calcext:value-type="string">
            <text:p>2-A</text:p>
          </table:table-cell>
          <table:table-cell table:style-name="ce33" table:formula="of:=([.$G$2]*[.G43]+[.$H$2]*[.H43]+[.$I$2]*[.I43])/[.$E$2]*(1+[.Y43]/200)" office:value-type="float" office:value="13.3016666666667" calcext:value-type="float">
            <text:p>13,30</text:p>
          </table:table-cell>
          <table:table-cell table:formula="of:=RANK([.E43];[.$E$3:.$E$63])" office:value-type="float" office:value="6" calcext:value-type="float">
            <text:p>6</text:p>
          </table:table-cell>
          <table:table-cell table:style-name="ce33" table:formula="of:=([.$J$2]*[.J43]+[.$K$2]*[.K43]+[.$L$2]*[.L43]+[.$M$2]*[.M43]+[.$N$2]*[.N43]+[.$O$2]*[.O43])/[.$G$2]" office:value-type="float" office:value="11.3125" calcext:value-type="float">
            <text:p>11,31</text:p>
          </table:table-cell>
          <table:table-cell table:style-name="ce33" table:formula="of:=([.$P$2]*[.P43]+[.$Q$2]*[.Q43]+[.$R$2]*[.R43]+[.$S$2]*[.S43]+[.$T$2]*[.T43]+[.$U$2]*[.U43])/[.$H$2]" office:value-type="float" office:value="12.95" calcext:value-type="float">
            <text:p>12,95</text:p>
          </table:table-cell>
          <table:table-cell table:style-name="ce33" table:formula="of:=([.$V$2]*[.V43]+[.$W$2]*[.W43]+[.$X$2]*[.X43])/[.$I$2]" office:value-type="float" office:value="17.9833333333333" calcext:value-type="float">
            <text:p>17,98</text:p>
          </table:table-cell>
          <table:table-cell table:style-name="ce33" table:formula="of:=[SE3.E43]" office:value-type="float" office:value="15.8" calcext:value-type="float">
            <text:p>15,80</text:p>
          </table:table-cell>
          <table:table-cell table:style-name="ce33" table:formula="of:=[RX2.E43]" office:value-type="float" office:value="11.9" calcext:value-type="float">
            <text:p>11,90</text:p>
          </table:table-cell>
          <table:table-cell table:style-name="ce35" table:formula="of:=RANDBETWEEN(30;180)/10" office:value-type="float" office:value="8.8" calcext:value-type="float">
            <text:p>8,80</text:p>
          </table:table-cell>
          <table:table-cell table:style-name="ce35" table:formula="of:=RANDBETWEEN(30;180)/10" office:value-type="float" office:value="4.2" calcext:value-type="float">
            <text:p>4,20</text:p>
          </table:table-cell>
          <table:table-cell table:style-name="ce35" table:formula="of:=RANDBETWEEN(30;180)/10" office:value-type="float" office:value="16.3" calcext:value-type="float">
            <text:p>16,30</text:p>
          </table:table-cell>
          <table:table-cell table:style-name="ce35" table:formula="of:=RANDBETWEEN(30;180)/10" office:value-type="float" office:value="9.3" calcext:value-type="float">
            <text:p>9,30</text:p>
          </table:table-cell>
          <table:table-cell table:style-name="ce35" table:formula="of:=RANDBETWEEN(30;180)/10" office:value-type="float" office:value="15.6" calcext:value-type="float">
            <text:p>15,60</text:p>
          </table:table-cell>
          <table:table-cell table:style-name="ce35" table:formula="of:=RANDBETWEEN(50;200)/10" office:value-type="float" office:value="9.2" calcext:value-type="float">
            <text:p>9,20</text:p>
          </table:table-cell>
          <table:table-cell table:style-name="ce35" table:formula="of:=RANDBETWEEN(50;200)/10" office:value-type="float" office:value="14" calcext:value-type="float">
            <text:p>14,00</text:p>
          </table:table-cell>
          <table:table-cell table:style-name="ce35" table:formula="of:=RANDBETWEEN(50;200)/10" office:value-type="float" office:value="9.7" calcext:value-type="float">
            <text:p>9,70</text:p>
          </table:table-cell>
          <table:table-cell table:style-name="ce35" table:formula="of:=RANDBETWEEN(50;200)/10" office:value-type="float" office:value="17.4" calcext:value-type="float">
            <text:p>17,40</text:p>
          </table:table-cell>
          <table:table-cell table:style-name="ce35" table:formula="of:=RANDBETWEEN(50;200)/10" office:value-type="float" office:value="12.5" calcext:value-type="float">
            <text:p>12,50</text:p>
          </table:table-cell>
          <table:table-cell table:style-name="ce35" table:formula="of:=RANDBETWEEN(50;200)/10" office:value-type="float" office:value="19.3" calcext:value-type="float">
            <text:p>19,30</text:p>
          </table:table-cell>
          <table:table-cell table:style-name="ce35" table:formula="of:=RANDBETWEEN(50;200)/10" office:value-type="float" office:value="20" calcext:value-type="float">
            <text:p>20,00</text:p>
          </table:table-cell>
          <table:table-cell table:style-name="ce35" table:formula="of:=RANDBETWEEN(50;200)/10" office:value-type="float" office:value="10" calcext:value-type="float">
            <text:p>10,00</text:p>
          </table:table-cell>
          <table:table-cell table:style-name="ce33"/>
          <table:table-cell table:style-name="ce6" office:value-type="string" calcext:value-type="string">
            <text:p>MASSELO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44]" office:value-type="string" office:string-value="20150967" calcext:value-type="string">
            <text:p>20150967</text:p>
          </table:table-cell>
          <table:table-cell table:style-name="ce24" table:formula="of:=[Liste.B44]" office:value-type="string" office:string-value="MERLIN" calcext:value-type="string">
            <text:p>MERLIN</text:p>
          </table:table-cell>
          <table:table-cell table:style-name="ce24" table:formula="of:=[Liste.C44]" office:value-type="string" office:string-value="Anthony" calcext:value-type="string">
            <text:p>Anthony</text:p>
          </table:table-cell>
          <table:table-cell table:style-name="ce21" table:formula="of:=[Liste.D44]" office:value-type="string" office:string-value="2-A" calcext:value-type="string">
            <text:p>2-A</text:p>
          </table:table-cell>
          <table:table-cell table:style-name="ce33" table:formula="of:=([.$G$2]*[.G44]+[.$H$2]*[.H44]+[.$I$2]*[.I44])/[.$E$2]*(1+[.Y44]/200)" office:value-type="float" office:value="12.5333333333333" calcext:value-type="float">
            <text:p>12,53</text:p>
          </table:table-cell>
          <table:table-cell table:formula="of:=RANK([.E44];[.$E$3:.$E$63])" office:value-type="float" office:value="21" calcext:value-type="float">
            <text:p>21</text:p>
          </table:table-cell>
          <table:table-cell table:style-name="ce33" table:formula="of:=([.$J$2]*[.J44]+[.$K$2]*[.K44]+[.$L$2]*[.L44]+[.$M$2]*[.M44]+[.$N$2]*[.N44]+[.$O$2]*[.O44])/[.$G$2]" office:value-type="float" office:value="12.3041666666667" calcext:value-type="float">
            <text:p>12,30</text:p>
          </table:table-cell>
          <table:table-cell table:style-name="ce33" table:formula="of:=([.$P$2]*[.P44]+[.$Q$2]*[.Q44]+[.$R$2]*[.R44]+[.$S$2]*[.S44]+[.$T$2]*[.T44]+[.$U$2]*[.U44])/[.$H$2]" office:value-type="float" office:value="10.6375" calcext:value-type="float">
            <text:p>10,64</text:p>
          </table:table-cell>
          <table:table-cell table:style-name="ce33" table:formula="of:=([.$V$2]*[.V44]+[.$W$2]*[.W44]+[.$X$2]*[.X44])/[.$I$2]" office:value-type="float" office:value="16.7833333333333" calcext:value-type="float">
            <text:p>16,78</text:p>
          </table:table-cell>
          <table:table-cell table:style-name="ce33" table:formula="of:=[SE3.E44]" office:value-type="float" office:value="12.9" calcext:value-type="float">
            <text:p>12,90</text:p>
          </table:table-cell>
          <table:table-cell table:style-name="ce33" table:formula="of:=[RX2.E44]" office:value-type="float" office:value="13" calcext:value-type="float">
            <text:p>13,00</text:p>
          </table:table-cell>
          <table:table-cell table:style-name="ce35" table:formula="of:=RANDBETWEEN(30;180)/10" office:value-type="float" office:value="16.2" calcext:value-type="float">
            <text:p>16,20</text:p>
          </table:table-cell>
          <table:table-cell table:style-name="ce35" table:formula="of:=RANDBETWEEN(30;180)/10" office:value-type="float" office:value="7.1" calcext:value-type="float">
            <text:p>7,10</text:p>
          </table:table-cell>
          <table:table-cell table:style-name="ce35" table:formula="of:=RANDBETWEEN(30;180)/10" office:value-type="float" office:value="13.8" calcext:value-type="float">
            <text:p>13,80</text:p>
          </table:table-cell>
          <table:table-cell table:style-name="ce35" table:formula="of:=RANDBETWEEN(30;180)/10" office:value-type="float" office:value="12.9" calcext:value-type="float">
            <text:p>12,90</text:p>
          </table:table-cell>
          <table:table-cell table:style-name="ce35" table:formula="of:=RANDBETWEEN(30;180)/10" office:value-type="float" office:value="4.1" calcext:value-type="float">
            <text:p>4,10</text:p>
          </table:table-cell>
          <table:table-cell table:style-name="ce35" table:formula="of:=RANDBETWEEN(50;200)/10" office:value-type="float" office:value="7.5" calcext:value-type="float">
            <text:p>7,50</text:p>
          </table:table-cell>
          <table:table-cell table:style-name="ce35" table:formula="of:=RANDBETWEEN(50;200)/10" office:value-type="float" office:value="18.7" calcext:value-type="float">
            <text:p>18,70</text:p>
          </table:table-cell>
          <table:table-cell table:style-name="ce35" table:formula="of:=RANDBETWEEN(50;200)/10" office:value-type="float" office:value="11.7" calcext:value-type="float">
            <text:p>11,70</text:p>
          </table:table-cell>
          <table:table-cell table:style-name="ce35" table:formula="of:=RANDBETWEEN(50;200)/10" office:value-type="float" office:value="18.9" calcext:value-type="float">
            <text:p>18,90</text:p>
          </table:table-cell>
          <table:table-cell table:style-name="ce35" table:formula="of:=RANDBETWEEN(50;200)/10" office:value-type="float" office:value="8.2" calcext:value-type="float">
            <text:p>8,20</text:p>
          </table:table-cell>
          <table:table-cell table:style-name="ce35" table:formula="of:=RANDBETWEEN(50;200)/10" office:value-type="float" office:value="19.9" calcext:value-type="float">
            <text:p>19,90</text:p>
          </table:table-cell>
          <table:table-cell table:style-name="ce35" table:formula="of:=RANDBETWEEN(50;200)/10" office:value-type="float" office:value="13.2" calcext:value-type="float">
            <text:p>13,20</text:p>
          </table:table-cell>
          <table:table-cell table:style-name="ce35" table:formula="of:=RANDBETWEEN(50;200)/10" office:value-type="float" office:value="14.6" calcext:value-type="float">
            <text:p>14,60</text:p>
          </table:table-cell>
          <table:table-cell table:style-name="ce33"/>
          <table:table-cell table:style-name="ce6" office:value-type="string" calcext:value-type="string">
            <text:p>MERLIN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45]" office:value-type="string" office:string-value="20150968" calcext:value-type="string">
            <text:p>20150968</text:p>
          </table:table-cell>
          <table:table-cell table:style-name="ce24" table:formula="of:=[Liste.B45]" office:value-type="string" office:string-value="PETIT" calcext:value-type="string">
            <text:p>PETIT</text:p>
          </table:table-cell>
          <table:table-cell table:style-name="ce24" table:formula="of:=[Liste.C45]" office:value-type="string" office:string-value="Chloe" calcext:value-type="string">
            <text:p>Chloe</text:p>
          </table:table-cell>
          <table:table-cell table:style-name="ce21" table:formula="of:=[Liste.D45]" office:value-type="string" office:string-value="2-C" calcext:value-type="string">
            <text:p>2-C</text:p>
          </table:table-cell>
          <table:table-cell table:style-name="ce33" table:formula="of:=([.$G$2]*[.G45]+[.$H$2]*[.H45]+[.$I$2]*[.I45])/[.$E$2]*(1+[.Y45]/200)" office:value-type="float" office:value="10.0916666666667" calcext:value-type="float">
            <text:p>10,09</text:p>
          </table:table-cell>
          <table:table-cell table:formula="of:=RANK([.E45];[.$E$3:.$E$63])" office:value-type="float" office:value="56" calcext:value-type="float">
            <text:p>56</text:p>
          </table:table-cell>
          <table:table-cell table:style-name="ce33" table:formula="of:=([.$J$2]*[.J45]+[.$K$2]*[.K45]+[.$L$2]*[.L45]+[.$M$2]*[.M45]+[.$N$2]*[.N45]+[.$O$2]*[.O45])/[.$G$2]" office:value-type="float" office:value="9.6125" calcext:value-type="float">
            <text:p>9,61</text:p>
          </table:table-cell>
          <table:table-cell table:style-name="ce33" table:formula="of:=([.$P$2]*[.P45]+[.$Q$2]*[.Q45]+[.$R$2]*[.R45]+[.$S$2]*[.S45]+[.$T$2]*[.T45]+[.$U$2]*[.U45])/[.$H$2]" office:value-type="float" office:value="11.5833333333333" calcext:value-type="float">
            <text:p>11,58</text:p>
          </table:table-cell>
          <table:table-cell table:style-name="ce33" table:formula="of:=([.$V$2]*[.V45]+[.$W$2]*[.W45]+[.$X$2]*[.X45])/[.$I$2]" office:value-type="float" office:value="8.06666666666667" calcext:value-type="float">
            <text:p>8,07</text:p>
          </table:table-cell>
          <table:table-cell table:style-name="ce33" table:formula="of:=[SE3.E45]" office:value-type="float" office:value="7.6" calcext:value-type="float">
            <text:p>7,60</text:p>
          </table:table-cell>
          <table:table-cell table:style-name="ce33" table:formula="of:=[RX2.E45]" office:value-type="float" office:value="9" calcext:value-type="float">
            <text:p>9,00</text:p>
          </table:table-cell>
          <table:table-cell table:style-name="ce35" table:formula="of:=RANDBETWEEN(30;180)/10" office:value-type="float" office:value="4.5" calcext:value-type="float">
            <text:p>4,50</text:p>
          </table:table-cell>
          <table:table-cell table:style-name="ce35" table:formula="of:=RANDBETWEEN(30;180)/10" office:value-type="float" office:value="11.4" calcext:value-type="float">
            <text:p>11,40</text:p>
          </table:table-cell>
          <table:table-cell table:style-name="ce35" table:formula="of:=RANDBETWEEN(30;180)/10" office:value-type="float" office:value="8.3" calcext:value-type="float">
            <text:p>8,30</text:p>
          </table:table-cell>
          <table:table-cell table:style-name="ce35" table:formula="of:=RANDBETWEEN(30;180)/10" office:value-type="float" office:value="17.9" calcext:value-type="float">
            <text:p>17,90</text:p>
          </table:table-cell>
          <table:table-cell table:style-name="ce35" table:formula="of:=RANDBETWEEN(30;180)/10" office:value-type="float" office:value="17.8" calcext:value-type="float">
            <text:p>17,80</text:p>
          </table:table-cell>
          <table:table-cell table:style-name="ce35" table:formula="of:=RANDBETWEEN(50;200)/10" office:value-type="float" office:value="7.9" calcext:value-type="float">
            <text:p>7,90</text:p>
          </table:table-cell>
          <table:table-cell table:style-name="ce35" table:formula="of:=RANDBETWEEN(50;200)/10" office:value-type="float" office:value="9" calcext:value-type="float">
            <text:p>9,00</text:p>
          </table:table-cell>
          <table:table-cell table:style-name="ce35" table:formula="of:=RANDBETWEEN(50;200)/10" office:value-type="float" office:value="13.8" calcext:value-type="float">
            <text:p>13,80</text:p>
          </table:table-cell>
          <table:table-cell table:style-name="ce35" table:formula="of:=RANDBETWEEN(50;200)/10" office:value-type="float" office:value="12.6" calcext:value-type="float">
            <text:p>12,60</text:p>
          </table:table-cell>
          <table:table-cell table:style-name="ce35" table:formula="of:=RANDBETWEEN(50;200)/10" office:value-type="float" office:value="6.3" calcext:value-type="float">
            <text:p>6,30</text:p>
          </table:table-cell>
          <table:table-cell table:style-name="ce35" table:formula="of:=RANDBETWEEN(50;200)/10" office:value-type="float" office:value="6.2" calcext:value-type="float">
            <text:p>6,20</text:p>
          </table:table-cell>
          <table:table-cell table:style-name="ce35" table:formula="of:=RANDBETWEEN(50;200)/10" office:value-type="float" office:value="11.8" calcext:value-type="float">
            <text:p>11,80</text:p>
          </table:table-cell>
          <table:table-cell table:style-name="ce35" table:formula="of:=RANDBETWEEN(50;200)/10" office:value-type="float" office:value="6.2" calcext:value-type="float">
            <text:p>6,20</text:p>
          </table:table-cell>
          <table:table-cell table:style-name="ce33"/>
          <table:table-cell table:style-name="ce6" office:value-type="string" calcext:value-type="string">
            <text:p>PETI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46]" office:value-type="string" office:string-value="20150969" calcext:value-type="string">
            <text:p>20150969</text:p>
          </table:table-cell>
          <table:table-cell table:style-name="ce24" table:formula="of:=[Liste.B46]" office:value-type="string" office:string-value="POLAN" calcext:value-type="string">
            <text:p>POLAN</text:p>
          </table:table-cell>
          <table:table-cell table:style-name="ce24" table:formula="of:=[Liste.C46]" office:value-type="string" office:string-value="Geoffrey" calcext:value-type="string">
            <text:p>Geoffrey</text:p>
          </table:table-cell>
          <table:table-cell table:style-name="ce21" table:formula="of:=[Liste.D46]" office:value-type="string" office:string-value="2-A" calcext:value-type="string">
            <text:p>2-A</text:p>
          </table:table-cell>
          <table:table-cell table:style-name="ce33" table:formula="of:=([.$G$2]*[.G46]+[.$H$2]*[.H46]+[.$I$2]*[.I46])/[.$E$2]*(1+[.Y46]/200)" office:value-type="float" office:value="12.37" calcext:value-type="float">
            <text:p>12,37</text:p>
          </table:table-cell>
          <table:table-cell table:formula="of:=RANK([.E46];[.$E$3:.$E$63])" office:value-type="float" office:value="26" calcext:value-type="float">
            <text:p>26</text:p>
          </table:table-cell>
          <table:table-cell table:style-name="ce33" table:formula="of:=([.$J$2]*[.J46]+[.$K$2]*[.K46]+[.$L$2]*[.L46]+[.$M$2]*[.M46]+[.$N$2]*[.N46]+[.$O$2]*[.O46])/[.$G$2]" office:value-type="float" office:value="10.3083333333333" calcext:value-type="float">
            <text:p>10,31</text:p>
          </table:table-cell>
          <table:table-cell table:style-name="ce33" table:formula="of:=([.$P$2]*[.P46]+[.$Q$2]*[.Q46]+[.$R$2]*[.R46]+[.$S$2]*[.S46]+[.$T$2]*[.T46]+[.$U$2]*[.U46])/[.$H$2]" office:value-type="float" office:value="14.6666666666667" calcext:value-type="float">
            <text:p>14,67</text:p>
          </table:table-cell>
          <table:table-cell table:style-name="ce33" table:formula="of:=([.$V$2]*[.V46]+[.$W$2]*[.W46]+[.$X$2]*[.X46])/[.$I$2]" office:value-type="float" office:value="11.9" calcext:value-type="float">
            <text:p>11,90</text:p>
          </table:table-cell>
          <table:table-cell table:style-name="ce33" table:formula="of:=[SE3.E46]" office:value-type="float" office:value="11.3" calcext:value-type="float">
            <text:p>11,30</text:p>
          </table:table-cell>
          <table:table-cell table:style-name="ce33" table:formula="of:=[RX2.E46]" office:value-type="float" office:value="19.7" calcext:value-type="float">
            <text:p>19,70</text:p>
          </table:table-cell>
          <table:table-cell table:style-name="ce35" table:formula="of:=RANDBETWEEN(30;180)/10" office:value-type="float" office:value="12.2" calcext:value-type="float">
            <text:p>12,20</text:p>
          </table:table-cell>
          <table:table-cell table:style-name="ce35" table:formula="of:=RANDBETWEEN(30;180)/10" office:value-type="float" office:value="7.5" calcext:value-type="float">
            <text:p>7,50</text:p>
          </table:table-cell>
          <table:table-cell table:style-name="ce35" table:formula="of:=RANDBETWEEN(30;180)/10" office:value-type="float" office:value="6.8" calcext:value-type="float">
            <text:p>6,80</text:p>
          </table:table-cell>
          <table:table-cell table:style-name="ce35" table:formula="of:=RANDBETWEEN(30;180)/10" office:value-type="float" office:value="7.9" calcext:value-type="float">
            <text:p>7,90</text:p>
          </table:table-cell>
          <table:table-cell table:style-name="ce35" table:formula="of:=RANDBETWEEN(30;180)/10" office:value-type="float" office:value="17.5" calcext:value-type="float">
            <text:p>17,50</text:p>
          </table:table-cell>
          <table:table-cell table:style-name="ce35" table:formula="of:=RANDBETWEEN(50;200)/10" office:value-type="float" office:value="9.9" calcext:value-type="float">
            <text:p>9,90</text:p>
          </table:table-cell>
          <table:table-cell table:style-name="ce35" table:formula="of:=RANDBETWEEN(50;200)/10" office:value-type="float" office:value="12.5" calcext:value-type="float">
            <text:p>12,50</text:p>
          </table:table-cell>
          <table:table-cell table:style-name="ce35" table:formula="of:=RANDBETWEEN(50;200)/10" office:value-type="float" office:value="18.1" calcext:value-type="float">
            <text:p>18,10</text:p>
          </table:table-cell>
          <table:table-cell table:style-name="ce35" table:formula="of:=RANDBETWEEN(50;200)/10" office:value-type="float" office:value="16.6" calcext:value-type="float">
            <text:p>16,60</text:p>
          </table:table-cell>
          <table:table-cell table:style-name="ce35" table:formula="of:=RANDBETWEEN(50;200)/10" office:value-type="float" office:value="11.4" calcext:value-type="float">
            <text:p>11,40</text:p>
          </table:table-cell>
          <table:table-cell table:style-name="ce35" table:formula="of:=RANDBETWEEN(50;200)/10" office:value-type="float" office:value="6.3" calcext:value-type="float">
            <text:p>6,30</text:p>
          </table:table-cell>
          <table:table-cell table:style-name="ce35" table:formula="of:=RANDBETWEEN(50;200)/10" office:value-type="float" office:value="16.4" calcext:value-type="float">
            <text:p>16,40</text:p>
          </table:table-cell>
          <table:table-cell table:style-name="ce35" table:formula="of:=RANDBETWEEN(50;200)/10" office:value-type="float" office:value="19.7" calcext:value-type="float">
            <text:p>19,70</text:p>
          </table:table-cell>
          <table:table-cell table:style-name="ce33"/>
          <table:table-cell table:style-name="ce6" office:value-type="string" calcext:value-type="string">
            <text:p>POLAN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47]" office:value-type="string" office:string-value="20150970" calcext:value-type="string">
            <text:p>20150970</text:p>
          </table:table-cell>
          <table:table-cell table:style-name="ce24" table:formula="of:=[Liste.B47]" office:value-type="string" office:string-value="POUILLY" calcext:value-type="string">
            <text:p>POUILLY</text:p>
          </table:table-cell>
          <table:table-cell table:style-name="ce24" table:formula="of:=[Liste.C47]" office:value-type="string" office:string-value="Gaetan" calcext:value-type="string">
            <text:p>Gaetan</text:p>
          </table:table-cell>
          <table:table-cell table:style-name="ce21" table:formula="of:=[Liste.D47]" office:value-type="string" office:string-value="2-B" calcext:value-type="string">
            <text:p>2-B</text:p>
          </table:table-cell>
          <table:table-cell table:style-name="ce33" table:formula="of:=([.$G$2]*[.G47]+[.$H$2]*[.H47]+[.$I$2]*[.I47])/[.$E$2]*(1+[.Y47]/200)" office:value-type="float" office:value="11.515" calcext:value-type="float">
            <text:p>11,52</text:p>
          </table:table-cell>
          <table:table-cell table:formula="of:=RANK([.E47];[.$E$3:.$E$63])" office:value-type="float" office:value="42" calcext:value-type="float">
            <text:p>42</text:p>
          </table:table-cell>
          <table:table-cell table:style-name="ce33" table:formula="of:=([.$J$2]*[.J47]+[.$K$2]*[.K47]+[.$L$2]*[.L47]+[.$M$2]*[.M47]+[.$N$2]*[.N47]+[.$O$2]*[.O47])/[.$G$2]" office:value-type="float" office:value="13.4541666666667" calcext:value-type="float">
            <text:p>13,45</text:p>
          </table:table-cell>
          <table:table-cell table:style-name="ce33" table:formula="of:=([.$P$2]*[.P47]+[.$Q$2]*[.Q47]+[.$R$2]*[.R47]+[.$S$2]*[.S47]+[.$T$2]*[.T47]+[.$U$2]*[.U47])/[.$H$2]" office:value-type="float" office:value="10.8583333333333" calcext:value-type="float">
            <text:p>10,86</text:p>
          </table:table-cell>
          <table:table-cell table:style-name="ce33" table:formula="of:=([.$V$2]*[.V47]+[.$W$2]*[.W47]+[.$X$2]*[.X47])/[.$I$2]" office:value-type="float" office:value="8.95" calcext:value-type="float">
            <text:p>8,95</text:p>
          </table:table-cell>
          <table:table-cell table:style-name="ce33" table:formula="of:=[SE3.E47]" office:value-type="float" office:value="15.9" calcext:value-type="float">
            <text:p>15,90</text:p>
          </table:table-cell>
          <table:table-cell table:style-name="ce33" table:formula="of:=[RX2.E47]" office:value-type="float" office:value="19.1" calcext:value-type="float">
            <text:p>19,10</text:p>
          </table:table-cell>
          <table:table-cell table:style-name="ce35" table:formula="of:=RANDBETWEEN(30;180)/10" office:value-type="float" office:value="6.7" calcext:value-type="float">
            <text:p>6,70</text:p>
          </table:table-cell>
          <table:table-cell table:style-name="ce35" table:formula="of:=RANDBETWEEN(30;180)/10" office:value-type="float" office:value="15.5" calcext:value-type="float">
            <text:p>15,50</text:p>
          </table:table-cell>
          <table:table-cell table:style-name="ce35" table:formula="of:=RANDBETWEEN(30;180)/10" office:value-type="float" office:value="10.5" calcext:value-type="float">
            <text:p>10,50</text:p>
          </table:table-cell>
          <table:table-cell table:style-name="ce35" table:formula="of:=RANDBETWEEN(30;180)/10" office:value-type="float" office:value="12" calcext:value-type="float">
            <text:p>12,00</text:p>
          </table:table-cell>
          <table:table-cell table:style-name="ce35" table:formula="of:=RANDBETWEEN(30;180)/10" office:value-type="float" office:value="15.3" calcext:value-type="float">
            <text:p>15,30</text:p>
          </table:table-cell>
          <table:table-cell table:style-name="ce35" table:formula="of:=RANDBETWEEN(50;200)/10" office:value-type="float" office:value="12.3" calcext:value-type="float">
            <text:p>12,30</text:p>
          </table:table-cell>
          <table:table-cell table:style-name="ce35" table:formula="of:=RANDBETWEEN(50;200)/10" office:value-type="float" office:value="16.9" calcext:value-type="float">
            <text:p>16,90</text:p>
          </table:table-cell>
          <table:table-cell table:style-name="ce35" table:formula="of:=RANDBETWEEN(50;200)/10" office:value-type="float" office:value="6.3" calcext:value-type="float">
            <text:p>6,30</text:p>
          </table:table-cell>
          <table:table-cell table:style-name="ce35" table:formula="of:=RANDBETWEEN(50;200)/10" office:value-type="float" office:value="6" calcext:value-type="float">
            <text:p>6,00</text:p>
          </table:table-cell>
          <table:table-cell table:style-name="ce35" table:formula="of:=RANDBETWEEN(50;200)/10" office:value-type="float" office:value="9.4" calcext:value-type="float">
            <text:p>9,40</text:p>
          </table:table-cell>
          <table:table-cell table:style-name="ce35" table:formula="of:=RANDBETWEEN(50;200)/10" office:value-type="float" office:value="7.6" calcext:value-type="float">
            <text:p>7,60</text:p>
          </table:table-cell>
          <table:table-cell table:style-name="ce35" table:formula="of:=RANDBETWEEN(50;200)/10" office:value-type="float" office:value="7.3" calcext:value-type="float">
            <text:p>7,30</text:p>
          </table:table-cell>
          <table:table-cell table:style-name="ce35" table:formula="of:=RANDBETWEEN(50;200)/10" office:value-type="float" office:value="16.3" calcext:value-type="float">
            <text:p>16,30</text:p>
          </table:table-cell>
          <table:table-cell table:style-name="ce33"/>
          <table:table-cell table:style-name="ce7" office:value-type="string" calcext:value-type="string">
            <text:p>POUILLY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48]" office:value-type="string" office:string-value="20150971" calcext:value-type="string">
            <text:p>20150971</text:p>
          </table:table-cell>
          <table:table-cell table:style-name="ce24" table:formula="of:=[Liste.B48]" office:value-type="string" office:string-value="ROLAND" calcext:value-type="string">
            <text:p>ROLAND</text:p>
          </table:table-cell>
          <table:table-cell table:style-name="ce24" table:formula="of:=[Liste.C48]" office:value-type="string" office:string-value="Jeremie" calcext:value-type="string">
            <text:p>Jeremie</text:p>
          </table:table-cell>
          <table:table-cell table:style-name="ce21" table:formula="of:=[Liste.D48]" office:value-type="string" office:string-value="2-C" calcext:value-type="string">
            <text:p>2-C</text:p>
          </table:table-cell>
          <table:table-cell table:style-name="ce33" table:formula="of:=([.$G$2]*[.G48]+[.$H$2]*[.H48]+[.$I$2]*[.I48])/[.$E$2]*(1+[.Y48]/200)" office:value-type="float" office:value="12.605" calcext:value-type="float">
            <text:p>12,61</text:p>
          </table:table-cell>
          <table:table-cell table:formula="of:=RANK([.E48];[.$E$3:.$E$63])" office:value-type="float" office:value="15" calcext:value-type="float">
            <text:p>15</text:p>
          </table:table-cell>
          <table:table-cell table:style-name="ce33" table:formula="of:=([.$J$2]*[.J48]+[.$K$2]*[.K48]+[.$L$2]*[.L48]+[.$M$2]*[.M48]+[.$N$2]*[.N48]+[.$O$2]*[.O48])/[.$G$2]" office:value-type="float" office:value="14.2583333333333" calcext:value-type="float">
            <text:p>14,26</text:p>
          </table:table-cell>
          <table:table-cell table:style-name="ce33" table:formula="of:=([.$P$2]*[.P48]+[.$Q$2]*[.Q48]+[.$R$2]*[.R48]+[.$S$2]*[.S48]+[.$T$2]*[.T48]+[.$U$2]*[.U48])/[.$H$2]" office:value-type="float" office:value="11.1958333333333" calcext:value-type="float">
            <text:p>11,20</text:p>
          </table:table-cell>
          <table:table-cell table:style-name="ce33" table:formula="of:=([.$V$2]*[.V48]+[.$W$2]*[.W48]+[.$X$2]*[.X48])/[.$I$2]" office:value-type="float" office:value="12.1166666666667" calcext:value-type="float">
            <text:p>12,12</text:p>
          </table:table-cell>
          <table:table-cell table:style-name="ce33" table:formula="of:=[SE3.E48]" office:value-type="float" office:value="8.9" calcext:value-type="float">
            <text:p>8,90</text:p>
          </table:table-cell>
          <table:table-cell table:style-name="ce33" table:formula="of:=[RX2.E48]" office:value-type="float" office:value="13.6" calcext:value-type="float">
            <text:p>13,60</text:p>
          </table:table-cell>
          <table:table-cell table:style-name="ce35" table:formula="of:=RANDBETWEEN(30;180)/10" office:value-type="float" office:value="14" calcext:value-type="float">
            <text:p>14,00</text:p>
          </table:table-cell>
          <table:table-cell table:style-name="ce35" table:formula="of:=RANDBETWEEN(30;180)/10" office:value-type="float" office:value="16.2" calcext:value-type="float">
            <text:p>16,20</text:p>
          </table:table-cell>
          <table:table-cell table:style-name="ce35" table:formula="of:=RANDBETWEEN(30;180)/10" office:value-type="float" office:value="16.1" calcext:value-type="float">
            <text:p>16,10</text:p>
          </table:table-cell>
          <table:table-cell table:style-name="ce35" table:formula="of:=RANDBETWEEN(30;180)/10" office:value-type="float" office:value="17.8" calcext:value-type="float">
            <text:p>17,80</text:p>
          </table:table-cell>
          <table:table-cell table:style-name="ce35" table:formula="of:=RANDBETWEEN(30;180)/10" office:value-type="float" office:value="6.1" calcext:value-type="float">
            <text:p>6,10</text:p>
          </table:table-cell>
          <table:table-cell table:style-name="ce35" table:formula="of:=RANDBETWEEN(50;200)/10" office:value-type="float" office:value="17.6" calcext:value-type="float">
            <text:p>17,60</text:p>
          </table:table-cell>
          <table:table-cell table:style-name="ce35" table:formula="of:=RANDBETWEEN(50;200)/10" office:value-type="float" office:value="9.7" calcext:value-type="float">
            <text:p>9,70</text:p>
          </table:table-cell>
          <table:table-cell table:style-name="ce35" table:formula="of:=RANDBETWEEN(50;200)/10" office:value-type="float" office:value="15.7" calcext:value-type="float">
            <text:p>15,70</text:p>
          </table:table-cell>
          <table:table-cell table:style-name="ce35" table:formula="of:=RANDBETWEEN(50;200)/10" office:value-type="float" office:value="15.6" calcext:value-type="float">
            <text:p>15,60</text:p>
          </table:table-cell>
          <table:table-cell table:style-name="ce35" table:formula="of:=RANDBETWEEN(50;200)/10" office:value-type="float" office:value="6.2" calcext:value-type="float">
            <text:p>6,20</text:p>
          </table:table-cell>
          <table:table-cell table:style-name="ce35" table:formula="of:=RANDBETWEEN(50;200)/10" office:value-type="float" office:value="7" calcext:value-type="float">
            <text:p>7,00</text:p>
          </table:table-cell>
          <table:table-cell table:style-name="ce35" table:formula="of:=RANDBETWEEN(50;200)/10" office:value-type="float" office:value="17" calcext:value-type="float">
            <text:p>17,00</text:p>
          </table:table-cell>
          <table:table-cell table:style-name="ce35" table:formula="of:=RANDBETWEEN(50;200)/10" office:value-type="float" office:value="17.7" calcext:value-type="float">
            <text:p>17,70</text:p>
          </table:table-cell>
          <table:table-cell table:style-name="ce33"/>
          <table:table-cell table:style-name="ce6" office:value-type="string" calcext:value-type="string">
            <text:p>ROLAND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49]" office:value-type="string" office:string-value="20150972" calcext:value-type="string">
            <text:p>20150972</text:p>
          </table:table-cell>
          <table:table-cell table:style-name="ce24" table:formula="of:=[Liste.B49]" office:value-type="string" office:string-value="ROTTIERS" calcext:value-type="string">
            <text:p>ROTTIERS</text:p>
          </table:table-cell>
          <table:table-cell table:style-name="ce24" table:formula="of:=[Liste.C49]" office:value-type="string" office:string-value="Theo" calcext:value-type="string">
            <text:p>Theo</text:p>
          </table:table-cell>
          <table:table-cell table:style-name="ce21" table:formula="of:=[Liste.D49]" office:value-type="string" office:string-value="2-B" calcext:value-type="string">
            <text:p>2-B</text:p>
          </table:table-cell>
          <table:table-cell table:style-name="ce33" table:formula="of:=([.$G$2]*[.G49]+[.$H$2]*[.H49]+[.$I$2]*[.I49])/[.$E$2]*(1+[.Y49]/200)" office:value-type="float" office:value="11.6633333333333" calcext:value-type="float">
            <text:p>11,66</text:p>
          </table:table-cell>
          <table:table-cell table:formula="of:=RANK([.E49];[.$E$3:.$E$63])" office:value-type="float" office:value="39" calcext:value-type="float">
            <text:p>39</text:p>
          </table:table-cell>
          <table:table-cell table:style-name="ce33" table:formula="of:=([.$J$2]*[.J49]+[.$K$2]*[.K49]+[.$L$2]*[.L49]+[.$M$2]*[.M49]+[.$N$2]*[.N49]+[.$O$2]*[.O49])/[.$G$2]" office:value-type="float" office:value="9.25" calcext:value-type="float">
            <text:p>9,25</text:p>
          </table:table-cell>
          <table:table-cell table:style-name="ce33" table:formula="of:=([.$P$2]*[.P49]+[.$Q$2]*[.Q49]+[.$R$2]*[.R49]+[.$S$2]*[.S49]+[.$T$2]*[.T49]+[.$U$2]*[.U49])/[.$H$2]" office:value-type="float" office:value="14.8666666666667" calcext:value-type="float">
            <text:p>14,87</text:p>
          </table:table-cell>
          <table:table-cell table:style-name="ce33" table:formula="of:=([.$V$2]*[.V49]+[.$W$2]*[.W49]+[.$X$2]*[.X49])/[.$I$2]" office:value-type="float" office:value="10.0833333333333" calcext:value-type="float">
            <text:p>10,08</text:p>
          </table:table-cell>
          <table:table-cell table:style-name="ce33" table:formula="of:=[SE3.E49]" office:value-type="float" office:value="6.7" calcext:value-type="float">
            <text:p>6,70</text:p>
          </table:table-cell>
          <table:table-cell table:style-name="ce33" table:formula="of:=[RX2.E49]" office:value-type="float" office:value="12.9" calcext:value-type="float">
            <text:p>12,90</text:p>
          </table:table-cell>
          <table:table-cell table:style-name="ce35" table:formula="of:=RANDBETWEEN(30;180)/10" office:value-type="float" office:value="14.8" calcext:value-type="float">
            <text:p>14,80</text:p>
          </table:table-cell>
          <table:table-cell table:style-name="ce35" table:formula="of:=RANDBETWEEN(30;180)/10" office:value-type="float" office:value="8.4" calcext:value-type="float">
            <text:p>8,40</text:p>
          </table:table-cell>
          <table:table-cell table:style-name="ce35" table:formula="of:=RANDBETWEEN(30;180)/10" office:value-type="float" office:value="8.3" calcext:value-type="float">
            <text:p>8,30</text:p>
          </table:table-cell>
          <table:table-cell table:style-name="ce35" table:formula="of:=RANDBETWEEN(30;180)/10" office:value-type="float" office:value="7.3" calcext:value-type="float">
            <text:p>7,30</text:p>
          </table:table-cell>
          <table:table-cell table:style-name="ce35" table:formula="of:=RANDBETWEEN(30;180)/10" office:value-type="float" office:value="17.5" calcext:value-type="float">
            <text:p>17,50</text:p>
          </table:table-cell>
          <table:table-cell table:style-name="ce35" table:formula="of:=RANDBETWEEN(50;200)/10" office:value-type="float" office:value="7.6" calcext:value-type="float">
            <text:p>7,60</text:p>
          </table:table-cell>
          <table:table-cell table:style-name="ce35" table:formula="of:=RANDBETWEEN(50;200)/10" office:value-type="float" office:value="16.6" calcext:value-type="float">
            <text:p>16,60</text:p>
          </table:table-cell>
          <table:table-cell table:style-name="ce35" table:formula="of:=RANDBETWEEN(50;200)/10" office:value-type="float" office:value="16.4" calcext:value-type="float">
            <text:p>16,40</text:p>
          </table:table-cell>
          <table:table-cell table:style-name="ce35" table:formula="of:=RANDBETWEEN(50;200)/10" office:value-type="float" office:value="8.9" calcext:value-type="float">
            <text:p>8,90</text:p>
          </table:table-cell>
          <table:table-cell table:style-name="ce35" table:formula="of:=RANDBETWEEN(50;200)/10" office:value-type="float" office:value="17.6" calcext:value-type="float">
            <text:p>17,60</text:p>
          </table:table-cell>
          <table:table-cell table:style-name="ce35" table:formula="of:=RANDBETWEEN(50;200)/10" office:value-type="float" office:value="5.8" calcext:value-type="float">
            <text:p>5,80</text:p>
          </table:table-cell>
          <table:table-cell table:style-name="ce35" table:formula="of:=RANDBETWEEN(50;200)/10" office:value-type="float" office:value="11.6" calcext:value-type="float">
            <text:p>11,60</text:p>
          </table:table-cell>
          <table:table-cell table:style-name="ce35" table:formula="of:=RANDBETWEEN(50;200)/10" office:value-type="float" office:value="19.9" calcext:value-type="float">
            <text:p>19,90</text:p>
          </table:table-cell>
          <table:table-cell table:style-name="ce33"/>
          <table:table-cell table:style-name="ce7" office:value-type="string" calcext:value-type="string">
            <text:p>ROTTIERS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50]" office:value-type="string" office:string-value="20150973" calcext:value-type="string">
            <text:p>20150973</text:p>
          </table:table-cell>
          <table:table-cell table:style-name="ce24" table:formula="of:=[Liste.B50]" office:value-type="string" office:string-value="SACRE" calcext:value-type="string">
            <text:p>SACRE</text:p>
          </table:table-cell>
          <table:table-cell table:style-name="ce24" table:formula="of:=[Liste.C50]" office:value-type="string" office:string-value="Pierre" calcext:value-type="string">
            <text:p>Pierre</text:p>
          </table:table-cell>
          <table:table-cell table:style-name="ce21" table:formula="of:=[Liste.D50]" office:value-type="string" office:string-value="2-B" calcext:value-type="string">
            <text:p>2-B</text:p>
          </table:table-cell>
          <table:table-cell table:style-name="ce33" table:formula="of:=([.$G$2]*[.G50]+[.$H$2]*[.H50]+[.$I$2]*[.I50])/[.$E$2]*(1+[.Y50]/200)" office:value-type="float" office:value="14.5033333333333" calcext:value-type="float">
            <text:p>14,50</text:p>
          </table:table-cell>
          <table:table-cell table:formula="of:=RANK([.E50];[.$E$3:.$E$63])" office:value-type="float" office:value="3" calcext:value-type="float">
            <text:p>3</text:p>
          </table:table-cell>
          <table:table-cell table:style-name="ce33" table:formula="of:=([.$J$2]*[.J50]+[.$K$2]*[.K50]+[.$L$2]*[.L50]+[.$M$2]*[.M50]+[.$N$2]*[.N50]+[.$O$2]*[.O50])/[.$G$2]" office:value-type="float" office:value="12.9" calcext:value-type="float">
            <text:p>12,90</text:p>
          </table:table-cell>
          <table:table-cell table:style-name="ce33" table:formula="of:=([.$P$2]*[.P50]+[.$Q$2]*[.Q50]+[.$R$2]*[.R50]+[.$S$2]*[.S50]+[.$T$2]*[.T50]+[.$U$2]*[.U50])/[.$H$2]" office:value-type="float" office:value="14.8333333333333" calcext:value-type="float">
            <text:p>14,83</text:p>
          </table:table-cell>
          <table:table-cell table:style-name="ce33" table:formula="of:=([.$V$2]*[.V50]+[.$W$2]*[.W50]+[.$X$2]*[.X50])/[.$I$2]" office:value-type="float" office:value="17.05" calcext:value-type="float">
            <text:p>17,05</text:p>
          </table:table-cell>
          <table:table-cell table:style-name="ce33" table:formula="of:=[SE3.E50]" office:value-type="float" office:value="17.1" calcext:value-type="float">
            <text:p>17,10</text:p>
          </table:table-cell>
          <table:table-cell table:style-name="ce33" table:formula="of:=[RX2.E50]" office:value-type="float" office:value="15.6" calcext:value-type="float">
            <text:p>15,60</text:p>
          </table:table-cell>
          <table:table-cell table:style-name="ce35" table:formula="of:=RANDBETWEEN(30;180)/10" office:value-type="float" office:value="11.5" calcext:value-type="float">
            <text:p>11,50</text:p>
          </table:table-cell>
          <table:table-cell table:style-name="ce35" table:formula="of:=RANDBETWEEN(30;180)/10" office:value-type="float" office:value="11" calcext:value-type="float">
            <text:p>11,00</text:p>
          </table:table-cell>
          <table:table-cell table:style-name="ce35" table:formula="of:=RANDBETWEEN(30;180)/10" office:value-type="float" office:value="11.8" calcext:value-type="float">
            <text:p>11,80</text:p>
          </table:table-cell>
          <table:table-cell table:style-name="ce35" table:formula="of:=RANDBETWEEN(30;180)/10" office:value-type="float" office:value="9.6" calcext:value-type="float">
            <text:p>9,60</text:p>
          </table:table-cell>
          <table:table-cell table:style-name="ce35" table:formula="of:=RANDBETWEEN(30;180)/10" office:value-type="float" office:value="10.8" calcext:value-type="float">
            <text:p>10,80</text:p>
          </table:table-cell>
          <table:table-cell table:style-name="ce35" table:formula="of:=RANDBETWEEN(50;200)/10" office:value-type="float" office:value="16.9" calcext:value-type="float">
            <text:p>16,90</text:p>
          </table:table-cell>
          <table:table-cell table:style-name="ce35" table:formula="of:=RANDBETWEEN(50;200)/10" office:value-type="float" office:value="9.1" calcext:value-type="float">
            <text:p>9,10</text:p>
          </table:table-cell>
          <table:table-cell table:style-name="ce35" table:formula="of:=RANDBETWEEN(50;200)/10" office:value-type="float" office:value="17.5" calcext:value-type="float">
            <text:p>17,50</text:p>
          </table:table-cell>
          <table:table-cell table:style-name="ce35" table:formula="of:=RANDBETWEEN(50;200)/10" office:value-type="float" office:value="12.5" calcext:value-type="float">
            <text:p>12,50</text:p>
          </table:table-cell>
          <table:table-cell table:style-name="ce35" table:formula="of:=RANDBETWEEN(50;200)/10" office:value-type="float" office:value="19.8" calcext:value-type="float">
            <text:p>19,80</text:p>
          </table:table-cell>
          <table:table-cell table:style-name="ce35" table:formula="of:=RANDBETWEEN(50;200)/10" office:value-type="float" office:value="18.8" calcext:value-type="float">
            <text:p>18,80</text:p>
          </table:table-cell>
          <table:table-cell table:style-name="ce35" table:formula="of:=RANDBETWEEN(50;200)/10" office:value-type="float" office:value="14.6" calcext:value-type="float">
            <text:p>14,60</text:p>
          </table:table-cell>
          <table:table-cell table:style-name="ce35" table:formula="of:=RANDBETWEEN(50;200)/10" office:value-type="float" office:value="16.7" calcext:value-type="float">
            <text:p>16,70</text:p>
          </table:table-cell>
          <table:table-cell table:style-name="ce33"/>
          <table:table-cell table:style-name="ce7" office:value-type="string" calcext:value-type="string">
            <text:p>SACR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51]" office:value-type="string" office:string-value="20150974" calcext:value-type="string">
            <text:p>20150974</text:p>
          </table:table-cell>
          <table:table-cell table:style-name="ce24" table:formula="of:=[Liste.B51]" office:value-type="string" office:string-value="SCHILLER" calcext:value-type="string">
            <text:p>SCHILLER</text:p>
          </table:table-cell>
          <table:table-cell table:style-name="ce24" table:formula="of:=[Liste.C51]" office:value-type="string" office:string-value="Dylan" calcext:value-type="string">
            <text:p>Dylan</text:p>
          </table:table-cell>
          <table:table-cell table:style-name="ce21" table:formula="of:=[Liste.D51]" office:value-type="string" office:string-value="2-C" calcext:value-type="string">
            <text:p>2-C</text:p>
          </table:table-cell>
          <table:table-cell table:style-name="ce33" table:formula="of:=([.$G$2]*[.G51]+[.$H$2]*[.H51]+[.$I$2]*[.I51])/[.$E$2]*(1+[.Y51]/200)" office:value-type="float" office:value="12.4433333333333" calcext:value-type="float">
            <text:p>12,44</text:p>
          </table:table-cell>
          <table:table-cell table:formula="of:=RANK([.E51];[.$E$3:.$E$63])" office:value-type="float" office:value="23" calcext:value-type="float">
            <text:p>23</text:p>
          </table:table-cell>
          <table:table-cell table:style-name="ce33" table:formula="of:=([.$J$2]*[.J51]+[.$K$2]*[.K51]+[.$L$2]*[.L51]+[.$M$2]*[.M51]+[.$N$2]*[.N51]+[.$O$2]*[.O51])/[.$G$2]" office:value-type="float" office:value="11.35" calcext:value-type="float">
            <text:p>11,35</text:p>
          </table:table-cell>
          <table:table-cell table:style-name="ce33" table:formula="of:=([.$P$2]*[.P51]+[.$Q$2]*[.Q51]+[.$R$2]*[.R51]+[.$S$2]*[.S51]+[.$T$2]*[.T51]+[.$U$2]*[.U51])/[.$H$2]" office:value-type="float" office:value="12.6833333333333" calcext:value-type="float">
            <text:p>12,68</text:p>
          </table:table-cell>
          <table:table-cell table:style-name="ce33" table:formula="of:=([.$V$2]*[.V51]+[.$W$2]*[.W51]+[.$X$2]*[.X51])/[.$I$2]" office:value-type="float" office:value="14.15" calcext:value-type="float">
            <text:p>14,15</text:p>
          </table:table-cell>
          <table:table-cell table:style-name="ce33" table:formula="of:=[SE3.E51]" office:value-type="float" office:value="16.5" calcext:value-type="float">
            <text:p>16,50</text:p>
          </table:table-cell>
          <table:table-cell table:style-name="ce33" table:formula="of:=[RX2.E51]" office:value-type="float" office:value="16.4" calcext:value-type="float">
            <text:p>16,40</text:p>
          </table:table-cell>
          <table:table-cell table:style-name="ce35" table:formula="of:=RANDBETWEEN(30;180)/10" office:value-type="float" office:value="7.5" calcext:value-type="float">
            <text:p>7,50</text:p>
          </table:table-cell>
          <table:table-cell table:style-name="ce35" table:formula="of:=RANDBETWEEN(30;180)/10" office:value-type="float" office:value="11.2" calcext:value-type="float">
            <text:p>11,20</text:p>
          </table:table-cell>
          <table:table-cell table:style-name="ce35" table:formula="of:=RANDBETWEEN(30;180)/10" office:value-type="float" office:value="4.7" calcext:value-type="float">
            <text:p>4,70</text:p>
          </table:table-cell>
          <table:table-cell table:style-name="ce35" table:formula="of:=RANDBETWEEN(30;180)/10" office:value-type="float" office:value="12.9" calcext:value-type="float">
            <text:p>12,90</text:p>
          </table:table-cell>
          <table:table-cell table:style-name="ce35" table:formula="of:=RANDBETWEEN(30;180)/10" office:value-type="float" office:value="15.6" calcext:value-type="float">
            <text:p>15,60</text:p>
          </table:table-cell>
          <table:table-cell table:style-name="ce35" table:formula="of:=RANDBETWEEN(50;200)/10" office:value-type="float" office:value="6.2" calcext:value-type="float">
            <text:p>6,20</text:p>
          </table:table-cell>
          <table:table-cell table:style-name="ce35" table:formula="of:=RANDBETWEEN(50;200)/10" office:value-type="float" office:value="17.5" calcext:value-type="float">
            <text:p>17,50</text:p>
          </table:table-cell>
          <table:table-cell table:style-name="ce35" table:formula="of:=RANDBETWEEN(50;200)/10" office:value-type="float" office:value="14.1" calcext:value-type="float">
            <text:p>14,10</text:p>
          </table:table-cell>
          <table:table-cell table:style-name="ce35" table:formula="of:=RANDBETWEEN(50;200)/10" office:value-type="float" office:value="17.6" calcext:value-type="float">
            <text:p>17,60</text:p>
          </table:table-cell>
          <table:table-cell table:style-name="ce35" table:formula="of:=RANDBETWEEN(50;200)/10" office:value-type="float" office:value="6.4" calcext:value-type="float">
            <text:p>6,40</text:p>
          </table:table-cell>
          <table:table-cell table:style-name="ce35" table:formula="of:=RANDBETWEEN(50;200)/10" office:value-type="float" office:value="11.7" calcext:value-type="float">
            <text:p>11,70</text:p>
          </table:table-cell>
          <table:table-cell table:style-name="ce35" table:formula="of:=RANDBETWEEN(50;200)/10" office:value-type="float" office:value="18.4" calcext:value-type="float">
            <text:p>18,40</text:p>
          </table:table-cell>
          <table:table-cell table:style-name="ce35" table:formula="of:=RANDBETWEEN(50;200)/10" office:value-type="float" office:value="13" calcext:value-type="float">
            <text:p>13,00</text:p>
          </table:table-cell>
          <table:table-cell table:style-name="ce33"/>
          <table:table-cell table:style-name="ce6" office:value-type="string" calcext:value-type="string">
            <text:p>SCHILLER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52]" office:value-type="string" office:string-value="20150975" calcext:value-type="string">
            <text:p>20150975</text:p>
          </table:table-cell>
          <table:table-cell table:style-name="ce24" table:formula="of:=[Liste.B52]" office:value-type="string" office:string-value="SURET" calcext:value-type="string">
            <text:p>SURET</text:p>
          </table:table-cell>
          <table:table-cell table:style-name="ce24" table:formula="of:=[Liste.C52]" office:value-type="string" office:string-value="Kévin" calcext:value-type="string">
            <text:p>Kévin</text:p>
          </table:table-cell>
          <table:table-cell table:style-name="ce21" table:formula="of:=[Liste.D52]" office:value-type="string" office:string-value="2-A" calcext:value-type="string">
            <text:p>2-A</text:p>
          </table:table-cell>
          <table:table-cell table:style-name="ce33" table:formula="of:=([.$G$2]*[.G52]+[.$H$2]*[.H52]+[.$I$2]*[.I52])/[.$E$2]*(1+[.Y52]/200)" office:value-type="float" office:value="11.4616666666667" calcext:value-type="float">
            <text:p>11,46</text:p>
          </table:table-cell>
          <table:table-cell table:formula="of:=RANK([.E52];[.$E$3:.$E$63])" office:value-type="float" office:value="43" calcext:value-type="float">
            <text:p>43</text:p>
          </table:table-cell>
          <table:table-cell table:style-name="ce33" table:formula="of:=([.$J$2]*[.J52]+[.$K$2]*[.K52]+[.$L$2]*[.L52]+[.$M$2]*[.M52]+[.$N$2]*[.N52]+[.$O$2]*[.O52])/[.$G$2]" office:value-type="float" office:value="9.05" calcext:value-type="float">
            <text:p>9,05</text:p>
          </table:table-cell>
          <table:table-cell table:style-name="ce33" table:formula="of:=([.$P$2]*[.P52]+[.$Q$2]*[.Q52]+[.$R$2]*[.R52]+[.$S$2]*[.S52]+[.$T$2]*[.T52]+[.$U$2]*[.U52])/[.$H$2]" office:value-type="float" office:value="12.2541666666667" calcext:value-type="float">
            <text:p>12,25</text:p>
          </table:table-cell>
          <table:table-cell table:style-name="ce33" table:formula="of:=([.$V$2]*[.V52]+[.$W$2]*[.W52]+[.$X$2]*[.X52])/[.$I$2]" office:value-type="float" office:value="14.7" calcext:value-type="float">
            <text:p>14,70</text:p>
          </table:table-cell>
          <table:table-cell table:style-name="ce33" table:formula="of:=[SE3.E52]" office:value-type="float" office:value="11.6" calcext:value-type="float">
            <text:p>11,60</text:p>
          </table:table-cell>
          <table:table-cell table:style-name="ce33" table:formula="of:=[RX2.E52]" office:value-type="float" office:value="15.4" calcext:value-type="float">
            <text:p>15,40</text:p>
          </table:table-cell>
          <table:table-cell table:style-name="ce35" table:formula="of:=RANDBETWEEN(30;180)/10" office:value-type="float" office:value="6.6" calcext:value-type="float">
            <text:p>6,60</text:p>
          </table:table-cell>
          <table:table-cell table:style-name="ce35" table:formula="of:=RANDBETWEEN(30;180)/10" office:value-type="float" office:value="3" calcext:value-type="float">
            <text:p>3,00</text:p>
          </table:table-cell>
          <table:table-cell table:style-name="ce35" table:formula="of:=RANDBETWEEN(30;180)/10" office:value-type="float" office:value="6.4" calcext:value-type="float">
            <text:p>6,40</text:p>
          </table:table-cell>
          <table:table-cell table:style-name="ce35" table:formula="of:=RANDBETWEEN(30;180)/10" office:value-type="float" office:value="15.4" calcext:value-type="float">
            <text:p>15,40</text:p>
          </table:table-cell>
          <table:table-cell table:style-name="ce35" table:formula="of:=RANDBETWEEN(30;180)/10" office:value-type="float" office:value="9.7" calcext:value-type="float">
            <text:p>9,70</text:p>
          </table:table-cell>
          <table:table-cell table:style-name="ce35" table:formula="of:=RANDBETWEEN(50;200)/10" office:value-type="float" office:value="16.3" calcext:value-type="float">
            <text:p>16,30</text:p>
          </table:table-cell>
          <table:table-cell table:style-name="ce35" table:formula="of:=RANDBETWEEN(50;200)/10" office:value-type="float" office:value="14.2" calcext:value-type="float">
            <text:p>14,20</text:p>
          </table:table-cell>
          <table:table-cell table:style-name="ce35" table:formula="of:=RANDBETWEEN(50;200)/10" office:value-type="float" office:value="15.9" calcext:value-type="float">
            <text:p>15,90</text:p>
          </table:table-cell>
          <table:table-cell table:style-name="ce35" table:formula="of:=RANDBETWEEN(50;200)/10" office:value-type="float" office:value="13.7" calcext:value-type="float">
            <text:p>13,70</text:p>
          </table:table-cell>
          <table:table-cell table:style-name="ce35" table:formula="of:=RANDBETWEEN(50;200)/10" office:value-type="float" office:value="6.7" calcext:value-type="float">
            <text:p>6,70</text:p>
          </table:table-cell>
          <table:table-cell table:style-name="ce35" table:formula="of:=RANDBETWEEN(50;200)/10" office:value-type="float" office:value="15.6" calcext:value-type="float">
            <text:p>15,60</text:p>
          </table:table-cell>
          <table:table-cell table:style-name="ce35" table:formula="of:=RANDBETWEEN(50;200)/10" office:value-type="float" office:value="12.5" calcext:value-type="float">
            <text:p>12,50</text:p>
          </table:table-cell>
          <table:table-cell table:style-name="ce35" table:formula="of:=RANDBETWEEN(50;200)/10" office:value-type="float" office:value="16.4" calcext:value-type="float">
            <text:p>16,40</text:p>
          </table:table-cell>
          <table:table-cell table:style-name="ce33"/>
          <table:table-cell table:style-name="ce6" office:value-type="string" calcext:value-type="string">
            <text:p>SURE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53]" office:value-type="string" office:string-value="20150976" calcext:value-type="string">
            <text:p>20150976</text:p>
          </table:table-cell>
          <table:table-cell table:style-name="ce24" table:formula="of:=[Liste.B53]" office:value-type="string" office:string-value="SZKARADEK" calcext:value-type="string">
            <text:p>SZKARADEK</text:p>
          </table:table-cell>
          <table:table-cell table:style-name="ce24" table:formula="of:=[Liste.C53]" office:value-type="string" office:string-value="Thibaud" calcext:value-type="string">
            <text:p>Thibaud</text:p>
          </table:table-cell>
          <table:table-cell table:style-name="ce21" table:formula="of:=[Liste.D53]" office:value-type="string" office:string-value="2-B" calcext:value-type="string">
            <text:p>2-B</text:p>
          </table:table-cell>
          <table:table-cell table:style-name="ce33" table:formula="of:=([.$G$2]*[.G53]+[.$H$2]*[.H53]+[.$I$2]*[.I53])/[.$E$2]*(1+[.Y53]/200)" office:value-type="float" office:value="12.2616666666667" calcext:value-type="float">
            <text:p>12,26</text:p>
          </table:table-cell>
          <table:table-cell table:formula="of:=RANK([.E53];[.$E$3:.$E$63])" office:value-type="float" office:value="27" calcext:value-type="float">
            <text:p>27</text:p>
          </table:table-cell>
          <table:table-cell table:style-name="ce33" table:formula="of:=([.$J$2]*[.J53]+[.$K$2]*[.K53]+[.$L$2]*[.L53]+[.$M$2]*[.M53]+[.$N$2]*[.N53]+[.$O$2]*[.O53])/[.$G$2]" office:value-type="float" office:value="12.8458333333333" calcext:value-type="float">
            <text:p>12,85</text:p>
          </table:table-cell>
          <table:table-cell table:style-name="ce33" table:formula="of:=([.$P$2]*[.P53]+[.$Q$2]*[.Q53]+[.$R$2]*[.R53]+[.$S$2]*[.S53]+[.$T$2]*[.T53]+[.$U$2]*[.U53])/[.$H$2]" office:value-type="float" office:value="11.6083333333333" calcext:value-type="float">
            <text:p>11,61</text:p>
          </table:table-cell>
          <table:table-cell table:style-name="ce33" table:formula="of:=([.$V$2]*[.V53]+[.$W$2]*[.W53]+[.$X$2]*[.X53])/[.$I$2]" office:value-type="float" office:value="12.4" calcext:value-type="float">
            <text:p>12,40</text:p>
          </table:table-cell>
          <table:table-cell table:style-name="ce33" table:formula="of:=[SE3.E53]" office:value-type="float" office:value="12.3" calcext:value-type="float">
            <text:p>12,30</text:p>
          </table:table-cell>
          <table:table-cell table:style-name="ce33" table:formula="of:=[RX2.E53]" office:value-type="float" office:value="8.9" calcext:value-type="float">
            <text:p>8,90</text:p>
          </table:table-cell>
          <table:table-cell table:style-name="ce35" table:formula="of:=RANDBETWEEN(30;180)/10" office:value-type="float" office:value="10.7" calcext:value-type="float">
            <text:p>10,70</text:p>
          </table:table-cell>
          <table:table-cell table:style-name="ce35" table:formula="of:=RANDBETWEEN(30;180)/10" office:value-type="float" office:value="14.9" calcext:value-type="float">
            <text:p>14,90</text:p>
          </table:table-cell>
          <table:table-cell table:style-name="ce35" table:formula="of:=RANDBETWEEN(30;180)/10" office:value-type="float" office:value="15.2" calcext:value-type="float">
            <text:p>15,20</text:p>
          </table:table-cell>
          <table:table-cell table:style-name="ce35" table:formula="of:=RANDBETWEEN(30;180)/10" office:value-type="float" office:value="12.5" calcext:value-type="float">
            <text:p>12,50</text:p>
          </table:table-cell>
          <table:table-cell table:style-name="ce35" table:formula="of:=RANDBETWEEN(30;180)/10" office:value-type="float" office:value="9.7" calcext:value-type="float">
            <text:p>9,70</text:p>
          </table:table-cell>
          <table:table-cell table:style-name="ce35" table:formula="of:=RANDBETWEEN(50;200)/10" office:value-type="float" office:value="14.7" calcext:value-type="float">
            <text:p>14,70</text:p>
          </table:table-cell>
          <table:table-cell table:style-name="ce35" table:formula="of:=RANDBETWEEN(50;200)/10" office:value-type="float" office:value="15.7" calcext:value-type="float">
            <text:p>15,70</text:p>
          </table:table-cell>
          <table:table-cell table:style-name="ce35" table:formula="of:=RANDBETWEEN(50;200)/10" office:value-type="float" office:value="9.2" calcext:value-type="float">
            <text:p>9,20</text:p>
          </table:table-cell>
          <table:table-cell table:style-name="ce35" table:formula="of:=RANDBETWEEN(50;200)/10" office:value-type="float" office:value="8.8" calcext:value-type="float">
            <text:p>8,80</text:p>
          </table:table-cell>
          <table:table-cell table:style-name="ce35" table:formula="of:=RANDBETWEEN(50;200)/10" office:value-type="float" office:value="13.3" calcext:value-type="float">
            <text:p>13,30</text:p>
          </table:table-cell>
          <table:table-cell table:style-name="ce35" table:formula="of:=RANDBETWEEN(50;200)/10" office:value-type="float" office:value="10.6" calcext:value-type="float">
            <text:p>10,60</text:p>
          </table:table-cell>
          <table:table-cell table:style-name="ce35" table:formula="of:=RANDBETWEEN(50;200)/10" office:value-type="float" office:value="15.5" calcext:value-type="float">
            <text:p>15,50</text:p>
          </table:table-cell>
          <table:table-cell table:style-name="ce35" table:formula="of:=RANDBETWEEN(50;200)/10" office:value-type="float" office:value="11.6" calcext:value-type="float">
            <text:p>11,60</text:p>
          </table:table-cell>
          <table:table-cell table:style-name="ce33"/>
          <table:table-cell table:style-name="ce7" office:value-type="string" calcext:value-type="string">
            <text:p>SZKARADEK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54]" office:value-type="string" office:string-value="20150977" calcext:value-type="string">
            <text:p>20150977</text:p>
          </table:table-cell>
          <table:table-cell table:style-name="ce24" table:formula="of:=[Liste.B54]" office:value-type="string" office:string-value="SZYMURA" calcext:value-type="string">
            <text:p>SZYMURA</text:p>
          </table:table-cell>
          <table:table-cell table:style-name="ce24" table:formula="of:=[Liste.C54]" office:value-type="string" office:string-value="Alexandre" calcext:value-type="string">
            <text:p>Alexandre</text:p>
          </table:table-cell>
          <table:table-cell table:style-name="ce21" table:formula="of:=[Liste.D54]" office:value-type="string" office:string-value="2-C" calcext:value-type="string">
            <text:p>2-C</text:p>
          </table:table-cell>
          <table:table-cell table:style-name="ce33" table:formula="of:=([.$G$2]*[.G54]+[.$H$2]*[.H54]+[.$I$2]*[.I54])/[.$E$2]*(1+[.Y54]/200)" office:value-type="float" office:value="11.0766666666667" calcext:value-type="float">
            <text:p>11,08</text:p>
          </table:table-cell>
          <table:table-cell table:formula="of:=RANK([.E54];[.$E$3:.$E$63])" office:value-type="float" office:value="45" calcext:value-type="float">
            <text:p>45</text:p>
          </table:table-cell>
          <table:table-cell table:style-name="ce33" table:formula="of:=([.$J$2]*[.J54]+[.$K$2]*[.K54]+[.$L$2]*[.L54]+[.$M$2]*[.M54]+[.$N$2]*[.N54]+[.$O$2]*[.O54])/[.$G$2]" office:value-type="float" office:value="8.625" calcext:value-type="float">
            <text:p>8,63</text:p>
          </table:table-cell>
          <table:table-cell table:style-name="ce33" table:formula="of:=([.$P$2]*[.P54]+[.$Q$2]*[.Q54]+[.$R$2]*[.R54]+[.$S$2]*[.S54]+[.$T$2]*[.T54]+[.$U$2]*[.U54])/[.$H$2]" office:value-type="float" office:value="13.6" calcext:value-type="float">
            <text:p>13,60</text:p>
          </table:table-cell>
          <table:table-cell table:style-name="ce33" table:formula="of:=([.$V$2]*[.V54]+[.$W$2]*[.W54]+[.$X$2]*[.X54])/[.$I$2]" office:value-type="float" office:value="10.9333333333333" calcext:value-type="float">
            <text:p>10,93</text:p>
          </table:table-cell>
          <table:table-cell table:style-name="ce33" table:formula="of:=[SE3.E54]" office:value-type="float" office:value="18.7" calcext:value-type="float">
            <text:p>18,70</text:p>
          </table:table-cell>
          <table:table-cell table:style-name="ce33" table:formula="of:=[RX2.E54]" office:value-type="float" office:value="7" calcext:value-type="float">
            <text:p>7,00</text:p>
          </table:table-cell>
          <table:table-cell table:style-name="ce35" table:formula="of:=RANDBETWEEN(30;180)/10" office:value-type="float" office:value="5" calcext:value-type="float">
            <text:p>5,00</text:p>
          </table:table-cell>
          <table:table-cell table:style-name="ce35" table:formula="of:=RANDBETWEEN(30;180)/10" office:value-type="float" office:value="5.3" calcext:value-type="float">
            <text:p>5,30</text:p>
          </table:table-cell>
          <table:table-cell table:style-name="ce35" table:formula="of:=RANDBETWEEN(30;180)/10" office:value-type="float" office:value="5.1" calcext:value-type="float">
            <text:p>5,10</text:p>
          </table:table-cell>
          <table:table-cell table:style-name="ce35" table:formula="of:=RANDBETWEEN(30;180)/10" office:value-type="float" office:value="8.5" calcext:value-type="float">
            <text:p>8,50</text:p>
          </table:table-cell>
          <table:table-cell table:style-name="ce35" table:formula="of:=RANDBETWEEN(30;180)/10" office:value-type="float" office:value="17.7" calcext:value-type="float">
            <text:p>17,70</text:p>
          </table:table-cell>
          <table:table-cell table:style-name="ce35" table:formula="of:=RANDBETWEEN(50;200)/10" office:value-type="float" office:value="13.9" calcext:value-type="float">
            <text:p>13,90</text:p>
          </table:table-cell>
          <table:table-cell table:style-name="ce35" table:formula="of:=RANDBETWEEN(50;200)/10" office:value-type="float" office:value="6.7" calcext:value-type="float">
            <text:p>6,70</text:p>
          </table:table-cell>
          <table:table-cell table:style-name="ce35" table:formula="of:=RANDBETWEEN(50;200)/10" office:value-type="float" office:value="13.9" calcext:value-type="float">
            <text:p>13,90</text:p>
          </table:table-cell>
          <table:table-cell table:style-name="ce35" table:formula="of:=RANDBETWEEN(50;200)/10" office:value-type="float" office:value="9.7" calcext:value-type="float">
            <text:p>9,70</text:p>
          </table:table-cell>
          <table:table-cell table:style-name="ce35" table:formula="of:=RANDBETWEEN(50;200)/10" office:value-type="float" office:value="15.5" calcext:value-type="float">
            <text:p>15,50</text:p>
          </table:table-cell>
          <table:table-cell table:style-name="ce35" table:formula="of:=RANDBETWEEN(50;200)/10" office:value-type="float" office:value="15.7" calcext:value-type="float">
            <text:p>15,70</text:p>
          </table:table-cell>
          <table:table-cell table:style-name="ce35" table:formula="of:=RANDBETWEEN(50;200)/10" office:value-type="float" office:value="5.3" calcext:value-type="float">
            <text:p>5,30</text:p>
          </table:table-cell>
          <table:table-cell table:style-name="ce35" table:formula="of:=RANDBETWEEN(50;200)/10" office:value-type="float" office:value="7.9" calcext:value-type="float">
            <text:p>7,90</text:p>
          </table:table-cell>
          <table:table-cell table:style-name="ce33"/>
          <table:table-cell table:style-name="ce6" office:value-type="string" calcext:value-type="string">
            <text:p>SZYMURA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55]" office:value-type="string" office:string-value="20150978" calcext:value-type="string">
            <text:p>20150978</text:p>
          </table:table-cell>
          <table:table-cell table:style-name="ce24" table:formula="of:=[Liste.B55]" office:value-type="string" office:string-value="TANG" calcext:value-type="string">
            <text:p>TANG</text:p>
          </table:table-cell>
          <table:table-cell table:style-name="ce24" table:formula="of:=[Liste.C55]" office:value-type="string" office:string-value="Frédéric" calcext:value-type="string">
            <text:p>Frédéric</text:p>
          </table:table-cell>
          <table:table-cell table:style-name="ce21" table:formula="of:=[Liste.D55]" office:value-type="string" office:string-value="2-C" calcext:value-type="string">
            <text:p>2-C</text:p>
          </table:table-cell>
          <table:table-cell table:style-name="ce33" table:formula="of:=([.$G$2]*[.G55]+[.$H$2]*[.H55]+[.$I$2]*[.I55])/[.$E$2]*(1+[.Y55]/200)" office:value-type="float" office:value="12.245" calcext:value-type="float">
            <text:p>12,25</text:p>
          </table:table-cell>
          <table:table-cell table:formula="of:=RANK([.E55];[.$E$3:.$E$63])" office:value-type="float" office:value="28" calcext:value-type="float">
            <text:p>28</text:p>
          </table:table-cell>
          <table:table-cell table:style-name="ce33" table:formula="of:=([.$J$2]*[.J55]+[.$K$2]*[.K55]+[.$L$2]*[.L55]+[.$M$2]*[.M55]+[.$N$2]*[.N55]+[.$O$2]*[.O55])/[.$G$2]" office:value-type="float" office:value="11.4583333333333" calcext:value-type="float">
            <text:p>11,46</text:p>
          </table:table-cell>
          <table:table-cell table:style-name="ce33" table:formula="of:=([.$P$2]*[.P55]+[.$Q$2]*[.Q55]+[.$R$2]*[.R55]+[.$S$2]*[.S55]+[.$T$2]*[.T55]+[.$U$2]*[.U55])/[.$H$2]" office:value-type="float" office:value="11.2291666666667" calcext:value-type="float">
            <text:p>11,23</text:p>
          </table:table-cell>
          <table:table-cell table:style-name="ce33" table:formula="of:=([.$V$2]*[.V55]+[.$W$2]*[.W55]+[.$X$2]*[.X55])/[.$I$2]" office:value-type="float" office:value="15.85" calcext:value-type="float">
            <text:p>15,85</text:p>
          </table:table-cell>
          <table:table-cell table:style-name="ce33" table:formula="of:=[SE3.E55]" office:value-type="float" office:value="12" calcext:value-type="float">
            <text:p>12,00</text:p>
          </table:table-cell>
          <table:table-cell table:style-name="ce33" table:formula="of:=[RX2.E55]" office:value-type="float" office:value="12.6" calcext:value-type="float">
            <text:p>12,60</text:p>
          </table:table-cell>
          <table:table-cell table:style-name="ce35" table:formula="of:=RANDBETWEEN(30;180)/10" office:value-type="float" office:value="9.9" calcext:value-type="float">
            <text:p>9,90</text:p>
          </table:table-cell>
          <table:table-cell table:style-name="ce35" table:formula="of:=RANDBETWEEN(30;180)/10" office:value-type="float" office:value="17.8" calcext:value-type="float">
            <text:p>17,80</text:p>
          </table:table-cell>
          <table:table-cell table:style-name="ce35" table:formula="of:=RANDBETWEEN(30;180)/10" office:value-type="float" office:value="7.5" calcext:value-type="float">
            <text:p>7,50</text:p>
          </table:table-cell>
          <table:table-cell table:style-name="ce35" table:formula="of:=RANDBETWEEN(30;180)/10" office:value-type="float" office:value="7" calcext:value-type="float">
            <text:p>7,00</text:p>
          </table:table-cell>
          <table:table-cell table:style-name="ce35" table:formula="of:=RANDBETWEEN(30;180)/10" office:value-type="float" office:value="12.2" calcext:value-type="float">
            <text:p>12,20</text:p>
          </table:table-cell>
          <table:table-cell table:style-name="ce35" table:formula="of:=RANDBETWEEN(50;200)/10" office:value-type="float" office:value="16.3" calcext:value-type="float">
            <text:p>16,30</text:p>
          </table:table-cell>
          <table:table-cell table:style-name="ce35" table:formula="of:=RANDBETWEEN(50;200)/10" office:value-type="float" office:value="18.8" calcext:value-type="float">
            <text:p>18,80</text:p>
          </table:table-cell>
          <table:table-cell table:style-name="ce35" table:formula="of:=RANDBETWEEN(50;200)/10" office:value-type="float" office:value="9.9" calcext:value-type="float">
            <text:p>9,90</text:p>
          </table:table-cell>
          <table:table-cell table:style-name="ce35" table:formula="of:=RANDBETWEEN(50;200)/10" office:value-type="float" office:value="5.4" calcext:value-type="float">
            <text:p>5,40</text:p>
          </table:table-cell>
          <table:table-cell table:style-name="ce35" table:formula="of:=RANDBETWEEN(50;200)/10" office:value-type="float" office:value="7.5" calcext:value-type="float">
            <text:p>7,50</text:p>
          </table:table-cell>
          <table:table-cell table:style-name="ce35" table:formula="of:=RANDBETWEEN(50;200)/10" office:value-type="float" office:value="18.3" calcext:value-type="float">
            <text:p>18,30</text:p>
          </table:table-cell>
          <table:table-cell table:style-name="ce35" table:formula="of:=RANDBETWEEN(50;200)/10" office:value-type="float" office:value="11.1" calcext:value-type="float">
            <text:p>11,10</text:p>
          </table:table-cell>
          <table:table-cell table:style-name="ce35" table:formula="of:=RANDBETWEEN(50;200)/10" office:value-type="float" office:value="18" calcext:value-type="float">
            <text:p>18,00</text:p>
          </table:table-cell>
          <table:table-cell table:style-name="ce33"/>
          <table:table-cell table:style-name="ce6" office:value-type="string" calcext:value-type="string">
            <text:p>TANG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56]" office:value-type="string" office:string-value="20150979" calcext:value-type="string">
            <text:p>20150979</text:p>
          </table:table-cell>
          <table:table-cell table:style-name="ce24" table:formula="of:=[Liste.B56]" office:value-type="string" office:string-value="TASSART" calcext:value-type="string">
            <text:p>TASSART</text:p>
          </table:table-cell>
          <table:table-cell table:style-name="ce24" table:formula="of:=[Liste.C56]" office:value-type="string" office:string-value="Alexandre" calcext:value-type="string">
            <text:p>Alexandre</text:p>
          </table:table-cell>
          <table:table-cell table:style-name="ce21" table:formula="of:=[Liste.D56]" office:value-type="string" office:string-value="2-B" calcext:value-type="string">
            <text:p>2-B</text:p>
          </table:table-cell>
          <table:table-cell table:style-name="ce33" table:formula="of:=([.$G$2]*[.G56]+[.$H$2]*[.H56]+[.$I$2]*[.I56])/[.$E$2]*(1+[.Y56]/200)" office:value-type="float" office:value="11.9033333333333" calcext:value-type="float">
            <text:p>11,90</text:p>
          </table:table-cell>
          <table:table-cell table:formula="of:=RANK([.E56];[.$E$3:.$E$63])" office:value-type="float" office:value="32" calcext:value-type="float">
            <text:p>32</text:p>
          </table:table-cell>
          <table:table-cell table:style-name="ce33" table:formula="of:=([.$J$2]*[.J56]+[.$K$2]*[.K56]+[.$L$2]*[.L56]+[.$M$2]*[.M56]+[.$N$2]*[.N56]+[.$O$2]*[.O56])/[.$G$2]" office:value-type="float" office:value="10.3208333333333" calcext:value-type="float">
            <text:p>10,32</text:p>
          </table:table-cell>
          <table:table-cell table:style-name="ce33" table:formula="of:=([.$P$2]*[.P56]+[.$Q$2]*[.Q56]+[.$R$2]*[.R56]+[.$S$2]*[.S56]+[.$T$2]*[.T56]+[.$U$2]*[.U56])/[.$H$2]" office:value-type="float" office:value="12.5708333333333" calcext:value-type="float">
            <text:p>12,57</text:p>
          </table:table-cell>
          <table:table-cell table:style-name="ce33" table:formula="of:=([.$V$2]*[.V56]+[.$W$2]*[.W56]+[.$X$2]*[.X56])/[.$I$2]" office:value-type="float" office:value="13.7333333333333" calcext:value-type="float">
            <text:p>13,73</text:p>
          </table:table-cell>
          <table:table-cell table:style-name="ce33" table:formula="of:=[SE3.E56]" office:value-type="float" office:value="9.8" calcext:value-type="float">
            <text:p>9,80</text:p>
          </table:table-cell>
          <table:table-cell table:style-name="ce33" table:formula="of:=[RX2.E56]" office:value-type="float" office:value="9.8" calcext:value-type="float">
            <text:p>9,80</text:p>
          </table:table-cell>
          <table:table-cell table:style-name="ce35" table:formula="of:=RANDBETWEEN(30;180)/10" office:value-type="float" office:value="18" calcext:value-type="float">
            <text:p>18,00</text:p>
          </table:table-cell>
          <table:table-cell table:style-name="ce35" table:formula="of:=RANDBETWEEN(30;180)/10" office:value-type="float" office:value="9.9" calcext:value-type="float">
            <text:p>9,90</text:p>
          </table:table-cell>
          <table:table-cell table:style-name="ce35" table:formula="of:=RANDBETWEEN(30;180)/10" office:value-type="float" office:value="10.1" calcext:value-type="float">
            <text:p>10,10</text:p>
          </table:table-cell>
          <table:table-cell table:style-name="ce35" table:formula="of:=RANDBETWEEN(30;180)/10" office:value-type="float" office:value="5.1" calcext:value-type="float">
            <text:p>5,10</text:p>
          </table:table-cell>
          <table:table-cell table:style-name="ce35" table:formula="of:=RANDBETWEEN(30;180)/10" office:value-type="float" office:value="15.4" calcext:value-type="float">
            <text:p>15,40</text:p>
          </table:table-cell>
          <table:table-cell table:style-name="ce35" table:formula="of:=RANDBETWEEN(50;200)/10" office:value-type="float" office:value="11.8" calcext:value-type="float">
            <text:p>11,80</text:p>
          </table:table-cell>
          <table:table-cell table:style-name="ce35" table:formula="of:=RANDBETWEEN(50;200)/10" office:value-type="float" office:value="16" calcext:value-type="float">
            <text:p>16,00</text:p>
          </table:table-cell>
          <table:table-cell table:style-name="ce35" table:formula="of:=RANDBETWEEN(50;200)/10" office:value-type="float" office:value="19.2" calcext:value-type="float">
            <text:p>19,20</text:p>
          </table:table-cell>
          <table:table-cell table:style-name="ce35" table:formula="of:=RANDBETWEEN(50;200)/10" office:value-type="float" office:value="5.6" calcext:value-type="float">
            <text:p>5,60</text:p>
          </table:table-cell>
          <table:table-cell table:style-name="ce35" table:formula="of:=RANDBETWEEN(50;200)/10" office:value-type="float" office:value="5.7" calcext:value-type="float">
            <text:p>5,70</text:p>
          </table:table-cell>
          <table:table-cell table:style-name="ce35" table:formula="of:=RANDBETWEEN(50;200)/10" office:value-type="float" office:value="14.6" calcext:value-type="float">
            <text:p>14,60</text:p>
          </table:table-cell>
          <table:table-cell table:style-name="ce35" table:formula="of:=RANDBETWEEN(50;200)/10" office:value-type="float" office:value="16.3" calcext:value-type="float">
            <text:p>16,30</text:p>
          </table:table-cell>
          <table:table-cell table:style-name="ce35" table:formula="of:=RANDBETWEEN(50;200)/10" office:value-type="float" office:value="6" calcext:value-type="float">
            <text:p>6,00</text:p>
          </table:table-cell>
          <table:table-cell table:style-name="ce33"/>
          <table:table-cell table:style-name="ce7" office:value-type="string" calcext:value-type="string">
            <text:p>TASSAR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57]" office:value-type="string" office:string-value="20150980" calcext:value-type="string">
            <text:p>20150980</text:p>
          </table:table-cell>
          <table:table-cell table:style-name="ce24" table:formula="of:=[Liste.B57]" office:value-type="string" office:string-value="THERAGE" calcext:value-type="string">
            <text:p>THERAGE</text:p>
          </table:table-cell>
          <table:table-cell table:style-name="ce24" table:formula="of:=[Liste.C57]" office:value-type="string" office:string-value="Lucas" calcext:value-type="string">
            <text:p>Lucas</text:p>
          </table:table-cell>
          <table:table-cell table:style-name="ce21" table:formula="of:=[Liste.D57]" office:value-type="string" office:string-value="2-A" calcext:value-type="string">
            <text:p>2-A</text:p>
          </table:table-cell>
          <table:table-cell table:style-name="ce33" table:formula="of:=([.$G$2]*[.G57]+[.$H$2]*[.H57]+[.$I$2]*[.I57])/[.$E$2]*(1+[.Y57]/200)" office:value-type="float" office:value="11.56" calcext:value-type="float">
            <text:p>11,56</text:p>
          </table:table-cell>
          <table:table-cell table:formula="of:=RANK([.E57];[.$E$3:.$E$63])" office:value-type="float" office:value="41" calcext:value-type="float">
            <text:p>41</text:p>
          </table:table-cell>
          <table:table-cell table:style-name="ce33" table:formula="of:=([.$J$2]*[.J57]+[.$K$2]*[.K57]+[.$L$2]*[.L57]+[.$M$2]*[.M57]+[.$N$2]*[.N57]+[.$O$2]*[.O57])/[.$G$2]" office:value-type="float" office:value="10.9625" calcext:value-type="float">
            <text:p>10,96</text:p>
          </table:table-cell>
          <table:table-cell table:style-name="ce33" table:formula="of:=([.$P$2]*[.P57]+[.$Q$2]*[.Q57]+[.$R$2]*[.R57]+[.$S$2]*[.S57]+[.$T$2]*[.T57]+[.$U$2]*[.U57])/[.$H$2]" office:value-type="float" office:value="12.8875" calcext:value-type="float">
            <text:p>12,89</text:p>
          </table:table-cell>
          <table:table-cell table:style-name="ce33" table:formula="of:=([.$V$2]*[.V57]+[.$W$2]*[.W57]+[.$X$2]*[.X57])/[.$I$2]" office:value-type="float" office:value="10.1" calcext:value-type="float">
            <text:p>10,10</text:p>
          </table:table-cell>
          <table:table-cell table:style-name="ce33" table:formula="of:=[SE3.E57]" office:value-type="float" office:value="17.5" calcext:value-type="float">
            <text:p>17,50</text:p>
          </table:table-cell>
          <table:table-cell table:style-name="ce33" table:formula="of:=[RX2.E57]" office:value-type="float" office:value="8.3" calcext:value-type="float">
            <text:p>8,30</text:p>
          </table:table-cell>
          <table:table-cell table:style-name="ce35" table:formula="of:=RANDBETWEEN(30;180)/10" office:value-type="float" office:value="11.7" calcext:value-type="float">
            <text:p>11,70</text:p>
          </table:table-cell>
          <table:table-cell table:style-name="ce35" table:formula="of:=RANDBETWEEN(30;180)/10" office:value-type="float" office:value="7.3" calcext:value-type="float">
            <text:p>7,30</text:p>
          </table:table-cell>
          <table:table-cell table:style-name="ce35" table:formula="of:=RANDBETWEEN(30;180)/10" office:value-type="float" office:value="6.1" calcext:value-type="float">
            <text:p>6,10</text:p>
          </table:table-cell>
          <table:table-cell table:style-name="ce35" table:formula="of:=RANDBETWEEN(30;180)/10" office:value-type="float" office:value="16.2" calcext:value-type="float">
            <text:p>16,20</text:p>
          </table:table-cell>
          <table:table-cell table:style-name="ce35" table:formula="of:=RANDBETWEEN(30;180)/10" office:value-type="float" office:value="11.4" calcext:value-type="float">
            <text:p>11,40</text:p>
          </table:table-cell>
          <table:table-cell table:style-name="ce35" table:formula="of:=RANDBETWEEN(50;200)/10" office:value-type="float" office:value="17.4" calcext:value-type="float">
            <text:p>17,40</text:p>
          </table:table-cell>
          <table:table-cell table:style-name="ce35" table:formula="of:=RANDBETWEEN(50;200)/10" office:value-type="float" office:value="14.5" calcext:value-type="float">
            <text:p>14,50</text:p>
          </table:table-cell>
          <table:table-cell table:style-name="ce35" table:formula="of:=RANDBETWEEN(50;200)/10" office:value-type="float" office:value="12.1" calcext:value-type="float">
            <text:p>12,10</text:p>
          </table:table-cell>
          <table:table-cell table:style-name="ce35" table:formula="of:=RANDBETWEEN(50;200)/10" office:value-type="float" office:value="7.2" calcext:value-type="float">
            <text:p>7,20</text:p>
          </table:table-cell>
          <table:table-cell table:style-name="ce35" table:formula="of:=RANDBETWEEN(50;200)/10" office:value-type="float" office:value="14.9" calcext:value-type="float">
            <text:p>14,90</text:p>
          </table:table-cell>
          <table:table-cell table:style-name="ce35" table:formula="of:=RANDBETWEEN(50;200)/10" office:value-type="float" office:value="14.6" calcext:value-type="float">
            <text:p>14,60</text:p>
          </table:table-cell>
          <table:table-cell table:style-name="ce35" table:formula="of:=RANDBETWEEN(50;200)/10" office:value-type="float" office:value="5.4" calcext:value-type="float">
            <text:p>5,40</text:p>
          </table:table-cell>
          <table:table-cell table:style-name="ce35" table:formula="of:=RANDBETWEEN(50;200)/10" office:value-type="float" office:value="6" calcext:value-type="float">
            <text:p>6,00</text:p>
          </table:table-cell>
          <table:table-cell table:style-name="ce33"/>
          <table:table-cell table:style-name="ce6" office:value-type="string" calcext:value-type="string">
            <text:p>THERAG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58]" office:value-type="string" office:string-value="20150981" calcext:value-type="string">
            <text:p>20150981</text:p>
          </table:table-cell>
          <table:table-cell table:style-name="ce24" table:formula="of:=[Liste.B58]" office:value-type="string" office:string-value="THOMAS" calcext:value-type="string">
            <text:p>THOMAS</text:p>
          </table:table-cell>
          <table:table-cell table:style-name="ce24" table:formula="of:=[Liste.C58]" office:value-type="string" office:string-value="Louis" calcext:value-type="string">
            <text:p>Louis</text:p>
          </table:table-cell>
          <table:table-cell table:style-name="ce21" table:formula="of:=[Liste.D58]" office:value-type="string" office:string-value="2-B" calcext:value-type="string">
            <text:p>2-B</text:p>
          </table:table-cell>
          <table:table-cell table:style-name="ce33" table:formula="of:=([.$G$2]*[.G58]+[.$H$2]*[.H58]+[.$I$2]*[.I58])/[.$E$2]*(1+[.Y58]/200)" office:value-type="float" office:value="11.8624875" calcext:value-type="float">
            <text:p>11,86</text:p>
          </table:table-cell>
          <table:table-cell table:formula="of:=RANK([.E58];[.$E$3:.$E$63])" office:value-type="float" office:value="33" calcext:value-type="float">
            <text:p>33</text:p>
          </table:table-cell>
          <table:table-cell table:style-name="ce33" table:formula="of:=([.$J$2]*[.J58]+[.$K$2]*[.K58]+[.$L$2]*[.L58]+[.$M$2]*[.M58]+[.$N$2]*[.N58]+[.$O$2]*[.O58])/[.$G$2]" office:value-type="float" office:value="12.3541666666667" calcext:value-type="float">
            <text:p>12,35</text:p>
          </table:table-cell>
          <table:table-cell table:style-name="ce33" table:formula="of:=([.$P$2]*[.P58]+[.$Q$2]*[.Q58]+[.$R$2]*[.R58]+[.$S$2]*[.S58]+[.$T$2]*[.T58]+[.$U$2]*[.U58])/[.$H$2]" office:value-type="float" office:value="11.75" calcext:value-type="float">
            <text:p>11,75</text:p>
          </table:table-cell>
          <table:table-cell table:style-name="ce33" table:formula="of:=([.$V$2]*[.V58]+[.$W$2]*[.W58]+[.$X$2]*[.X58])/[.$I$2]" office:value-type="float" office:value="9.51666666666667" calcext:value-type="float">
            <text:p>9,52</text:p>
          </table:table-cell>
          <table:table-cell table:style-name="ce33" table:formula="of:=[SE3.E58]" office:value-type="float" office:value="12.5" calcext:value-type="float">
            <text:p>12,50</text:p>
          </table:table-cell>
          <table:table-cell table:style-name="ce33" table:formula="of:=[RX2.E58]" office:value-type="float" office:value="10.3" calcext:value-type="float">
            <text:p>10,30</text:p>
          </table:table-cell>
          <table:table-cell table:style-name="ce35" table:formula="of:=RANDBETWEEN(30;180)/10" office:value-type="float" office:value="8.8" calcext:value-type="float">
            <text:p>8,80</text:p>
          </table:table-cell>
          <table:table-cell table:style-name="ce35" table:formula="of:=RANDBETWEEN(30;180)/10" office:value-type="float" office:value="10.5" calcext:value-type="float">
            <text:p>10,50</text:p>
          </table:table-cell>
          <table:table-cell table:style-name="ce35" table:formula="of:=RANDBETWEEN(30;180)/10" office:value-type="float" office:value="15.3" calcext:value-type="float">
            <text:p>15,30</text:p>
          </table:table-cell>
          <table:table-cell table:style-name="ce35" table:formula="of:=RANDBETWEEN(30;180)/10" office:value-type="float" office:value="15.9" calcext:value-type="float">
            <text:p>15,90</text:p>
          </table:table-cell>
          <table:table-cell table:style-name="ce35" table:formula="of:=RANDBETWEEN(30;180)/10" office:value-type="float" office:value="12.7" calcext:value-type="float">
            <text:p>12,70</text:p>
          </table:table-cell>
          <table:table-cell table:style-name="ce35" table:formula="of:=RANDBETWEEN(50;200)/10" office:value-type="float" office:value="14.6" calcext:value-type="float">
            <text:p>14,60</text:p>
          </table:table-cell>
          <table:table-cell table:style-name="ce35" table:formula="of:=RANDBETWEEN(50;200)/10" office:value-type="float" office:value="9.6" calcext:value-type="float">
            <text:p>9,60</text:p>
          </table:table-cell>
          <table:table-cell table:style-name="ce35" table:formula="of:=RANDBETWEEN(50;200)/10" office:value-type="float" office:value="10.6" calcext:value-type="float">
            <text:p>10,60</text:p>
          </table:table-cell>
          <table:table-cell table:style-name="ce35" table:formula="of:=RANDBETWEEN(50;200)/10" office:value-type="float" office:value="13.8" calcext:value-type="float">
            <text:p>13,80</text:p>
          </table:table-cell>
          <table:table-cell table:style-name="ce35" table:formula="of:=RANDBETWEEN(50;200)/10" office:value-type="float" office:value="10.3" calcext:value-type="float">
            <text:p>10,30</text:p>
          </table:table-cell>
          <table:table-cell table:style-name="ce35" table:formula="of:=RANDBETWEEN(50;200)/10" office:value-type="float" office:value="11.3" calcext:value-type="float">
            <text:p>11,30</text:p>
          </table:table-cell>
          <table:table-cell table:style-name="ce35" table:formula="of:=RANDBETWEEN(50;200)/10" office:value-type="float" office:value="8.3" calcext:value-type="float">
            <text:p>8,30</text:p>
          </table:table-cell>
          <table:table-cell table:style-name="ce35" table:formula="of:=RANDBETWEEN(50;200)/10" office:value-type="float" office:value="6.6" calcext:value-type="float">
            <text:p>6,60</text:p>
          </table:table-cell>
          <table:table-cell table:style-name="ce33" office:value-type="float" office:value="5.5" calcext:value-type="float">
            <text:p>5,50</text:p>
          </table:table-cell>
          <table:table-cell table:style-name="ce7" office:value-type="string" calcext:value-type="string">
            <text:p>THOMAS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59]" office:value-type="string" office:string-value="20150982" calcext:value-type="string">
            <text:p>20150982</text:p>
          </table:table-cell>
          <table:table-cell table:style-name="ce24" table:formula="of:=[Liste.B59]" office:value-type="string" office:string-value="VANDEWOORDE" calcext:value-type="string">
            <text:p>VANDEWOORDE</text:p>
          </table:table-cell>
          <table:table-cell table:style-name="ce24" table:formula="of:=[Liste.C59]" office:value-type="string" office:string-value="Aymeric" calcext:value-type="string">
            <text:p>Aymeric</text:p>
          </table:table-cell>
          <table:table-cell table:style-name="ce21" table:formula="of:=[Liste.D59]" office:value-type="string" office:string-value="2-B" calcext:value-type="string">
            <text:p>2-B</text:p>
          </table:table-cell>
          <table:table-cell table:style-name="ce33" table:formula="of:=([.$G$2]*[.G59]+[.$H$2]*[.H59]+[.$I$2]*[.I59])/[.$E$2]*(1+[.Y59]/200)" office:value-type="float" office:value="10.5483333333333" calcext:value-type="float">
            <text:p>10,55</text:p>
          </table:table-cell>
          <table:table-cell table:formula="of:=RANK([.E59];[.$E$3:.$E$63])" office:value-type="float" office:value="50" calcext:value-type="float">
            <text:p>50</text:p>
          </table:table-cell>
          <table:table-cell table:style-name="ce33" table:formula="of:=([.$J$2]*[.J59]+[.$K$2]*[.K59]+[.$L$2]*[.L59]+[.$M$2]*[.M59]+[.$N$2]*[.N59]+[.$O$2]*[.O59])/[.$G$2]" office:value-type="float" office:value="8.21666666666667" calcext:value-type="float">
            <text:p>8,22</text:p>
          </table:table-cell>
          <table:table-cell table:style-name="ce33" table:formula="of:=([.$P$2]*[.P59]+[.$Q$2]*[.Q59]+[.$R$2]*[.R59]+[.$S$2]*[.S59]+[.$T$2]*[.T59]+[.$U$2]*[.U59])/[.$H$2]" office:value-type="float" office:value="14.0541666666667" calcext:value-type="float">
            <text:p>14,05</text:p>
          </table:table-cell>
          <table:table-cell table:style-name="ce33" table:formula="of:=([.$V$2]*[.V59]+[.$W$2]*[.W59]+[.$X$2]*[.X59])/[.$I$2]" office:value-type="float" office:value="8.2" calcext:value-type="float">
            <text:p>8,20</text:p>
          </table:table-cell>
          <table:table-cell table:style-name="ce33" table:formula="of:=[SE3.E59]" office:value-type="float" office:value="12.4" calcext:value-type="float">
            <text:p>12,40</text:p>
          </table:table-cell>
          <table:table-cell table:style-name="ce33" table:formula="of:=[RX2.E59]" office:value-type="float" office:value="5.8" calcext:value-type="float">
            <text:p>5,80</text:p>
          </table:table-cell>
          <table:table-cell table:style-name="ce35" table:formula="of:=RANDBETWEEN(30;180)/10" office:value-type="float" office:value="8" calcext:value-type="float">
            <text:p>8,00</text:p>
          </table:table-cell>
          <table:table-cell table:style-name="ce35" table:formula="of:=RANDBETWEEN(30;180)/10" office:value-type="float" office:value="4" calcext:value-type="float">
            <text:p>4,00</text:p>
          </table:table-cell>
          <table:table-cell table:style-name="ce35" table:formula="of:=RANDBETWEEN(30;180)/10" office:value-type="float" office:value="8.1" calcext:value-type="float">
            <text:p>8,10</text:p>
          </table:table-cell>
          <table:table-cell table:style-name="ce35" table:formula="of:=RANDBETWEEN(30;180)/10" office:value-type="float" office:value="11.1" calcext:value-type="float">
            <text:p>11,10</text:p>
          </table:table-cell>
          <table:table-cell table:style-name="ce35" table:formula="of:=RANDBETWEEN(30;180)/10" office:value-type="float" office:value="17.3" calcext:value-type="float">
            <text:p>17,30</text:p>
          </table:table-cell>
          <table:table-cell table:style-name="ce35" table:formula="of:=RANDBETWEEN(50;200)/10" office:value-type="float" office:value="18.6" calcext:value-type="float">
            <text:p>18,60</text:p>
          </table:table-cell>
          <table:table-cell table:style-name="ce35" table:formula="of:=RANDBETWEEN(50;200)/10" office:value-type="float" office:value="10.4" calcext:value-type="float">
            <text:p>10,40</text:p>
          </table:table-cell>
          <table:table-cell table:style-name="ce35" table:formula="of:=RANDBETWEEN(50;200)/10" office:value-type="float" office:value="13.7" calcext:value-type="float">
            <text:p>13,70</text:p>
          </table:table-cell>
          <table:table-cell table:style-name="ce35" table:formula="of:=RANDBETWEEN(50;200)/10" office:value-type="float" office:value="10.6" calcext:value-type="float">
            <text:p>10,60</text:p>
          </table:table-cell>
          <table:table-cell table:style-name="ce35" table:formula="of:=RANDBETWEEN(50;200)/10" office:value-type="float" office:value="12.7" calcext:value-type="float">
            <text:p>12,70</text:p>
          </table:table-cell>
          <table:table-cell table:style-name="ce35" table:formula="of:=RANDBETWEEN(50;200)/10" office:value-type="float" office:value="8.6" calcext:value-type="float">
            <text:p>8,60</text:p>
          </table:table-cell>
          <table:table-cell table:style-name="ce35" table:formula="of:=RANDBETWEEN(50;200)/10" office:value-type="float" office:value="5.1" calcext:value-type="float">
            <text:p>5,10</text:p>
          </table:table-cell>
          <table:table-cell table:style-name="ce35" table:formula="of:=RANDBETWEEN(50;200)/10" office:value-type="float" office:value="13.2" calcext:value-type="float">
            <text:p>13,20</text:p>
          </table:table-cell>
          <table:table-cell table:style-name="ce33"/>
          <table:table-cell table:style-name="ce7" office:value-type="string" calcext:value-type="string">
            <text:p>VANDEWOORDE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60]" office:value-type="string" office:string-value="20150983" calcext:value-type="string">
            <text:p>20150983</text:p>
          </table:table-cell>
          <table:table-cell table:style-name="ce24" table:formula="of:=[Liste.B60]" office:value-type="string" office:string-value="VANROY" calcext:value-type="string">
            <text:p>VANROY</text:p>
          </table:table-cell>
          <table:table-cell table:style-name="ce24" table:formula="of:=[Liste.C60]" office:value-type="string" office:string-value="Julien" calcext:value-type="string">
            <text:p>Julien</text:p>
          </table:table-cell>
          <table:table-cell table:style-name="ce21" table:formula="of:=[Liste.D60]" office:value-type="string" office:string-value="2-A" calcext:value-type="string">
            <text:p>2-A</text:p>
          </table:table-cell>
          <table:table-cell table:style-name="ce33" table:formula="of:=([.$G$2]*[.G60]+[.$H$2]*[.H60]+[.$I$2]*[.I60])/[.$E$2]*(1+[.Y60]/200)" office:value-type="float" office:value="11.7966666666667" calcext:value-type="float">
            <text:p>11,80</text:p>
          </table:table-cell>
          <table:table-cell table:formula="of:=RANK([.E60];[.$E$3:.$E$63])" office:value-type="float" office:value="36" calcext:value-type="float">
            <text:p>36</text:p>
          </table:table-cell>
          <table:table-cell table:style-name="ce33" table:formula="of:=([.$J$2]*[.J60]+[.$K$2]*[.K60]+[.$L$2]*[.L60]+[.$M$2]*[.M60]+[.$N$2]*[.N60]+[.$O$2]*[.O60])/[.$G$2]" office:value-type="float" office:value="10.8541666666667" calcext:value-type="float">
            <text:p>10,85</text:p>
          </table:table-cell>
          <table:table-cell table:style-name="ce33" table:formula="of:=([.$P$2]*[.P60]+[.$Q$2]*[.Q60]+[.$R$2]*[.R60]+[.$S$2]*[.S60]+[.$T$2]*[.T60]+[.$U$2]*[.U60])/[.$H$2]" office:value-type="float" office:value="13.9625" calcext:value-type="float">
            <text:p>13,96</text:p>
          </table:table-cell>
          <table:table-cell table:style-name="ce33" table:formula="of:=([.$V$2]*[.V60]+[.$W$2]*[.W60]+[.$X$2]*[.X60])/[.$I$2]" office:value-type="float" office:value="9.35" calcext:value-type="float">
            <text:p>9,35</text:p>
          </table:table-cell>
          <table:table-cell table:style-name="ce33" table:formula="of:=[SE3.E60]" office:value-type="float" office:value="9.6" calcext:value-type="float">
            <text:p>9,60</text:p>
          </table:table-cell>
          <table:table-cell table:style-name="ce33" table:formula="of:=[RX2.E60]" office:value-type="float" office:value="12.7" calcext:value-type="float">
            <text:p>12,70</text:p>
          </table:table-cell>
          <table:table-cell table:style-name="ce35" table:formula="of:=RANDBETWEEN(30;180)/10" office:value-type="float" office:value="16.5" calcext:value-type="float">
            <text:p>16,50</text:p>
          </table:table-cell>
          <table:table-cell table:style-name="ce35" table:formula="of:=RANDBETWEEN(30;180)/10" office:value-type="float" office:value="13.5" calcext:value-type="float">
            <text:p>13,50</text:p>
          </table:table-cell>
          <table:table-cell table:style-name="ce35" table:formula="of:=RANDBETWEEN(30;180)/10" office:value-type="float" office:value="3.2" calcext:value-type="float">
            <text:p>3,20</text:p>
          </table:table-cell>
          <table:table-cell table:style-name="ce35" table:formula="of:=RANDBETWEEN(30;180)/10" office:value-type="float" office:value="13.8" calcext:value-type="float">
            <text:p>13,80</text:p>
          </table:table-cell>
          <table:table-cell table:style-name="ce35" table:formula="of:=RANDBETWEEN(30;180)/10" office:value-type="float" office:value="11.4" calcext:value-type="float">
            <text:p>11,40</text:p>
          </table:table-cell>
          <table:table-cell table:style-name="ce35" table:formula="of:=RANDBETWEEN(50;200)/10" office:value-type="float" office:value="14.9" calcext:value-type="float">
            <text:p>14,90</text:p>
          </table:table-cell>
          <table:table-cell table:style-name="ce35" table:formula="of:=RANDBETWEEN(50;200)/10" office:value-type="float" office:value="10.3" calcext:value-type="float">
            <text:p>10,30</text:p>
          </table:table-cell>
          <table:table-cell table:style-name="ce35" table:formula="of:=RANDBETWEEN(50;200)/10" office:value-type="float" office:value="18.1" calcext:value-type="float">
            <text:p>18,10</text:p>
          </table:table-cell>
          <table:table-cell table:style-name="ce35" table:formula="of:=RANDBETWEEN(50;200)/10" office:value-type="float" office:value="5.5" calcext:value-type="float">
            <text:p>5,50</text:p>
          </table:table-cell>
          <table:table-cell table:style-name="ce35" table:formula="of:=RANDBETWEEN(50;200)/10" office:value-type="float" office:value="19.1" calcext:value-type="float">
            <text:p>19,10</text:p>
          </table:table-cell>
          <table:table-cell table:style-name="ce35" table:formula="of:=RANDBETWEEN(50;200)/10" office:value-type="float" office:value="8.3" calcext:value-type="float">
            <text:p>8,30</text:p>
          </table:table-cell>
          <table:table-cell table:style-name="ce35" table:formula="of:=RANDBETWEEN(50;200)/10" office:value-type="float" office:value="11.9" calcext:value-type="float">
            <text:p>11,90</text:p>
          </table:table-cell>
          <table:table-cell table:style-name="ce35" table:formula="of:=RANDBETWEEN(50;200)/10" office:value-type="float" office:value="7.4" calcext:value-type="float">
            <text:p>7,40</text:p>
          </table:table-cell>
          <table:table-cell table:style-name="ce33"/>
          <table:table-cell table:style-name="ce6" office:value-type="string" calcext:value-type="string">
            <text:p>VANROY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61]" office:value-type="string" office:string-value="20150984" calcext:value-type="string">
            <text:p>20150984</text:p>
          </table:table-cell>
          <table:table-cell table:style-name="ce24" table:formula="of:=[Liste.B61]" office:value-type="string" office:string-value="VELLA" calcext:value-type="string">
            <text:p>VELLA</text:p>
          </table:table-cell>
          <table:table-cell table:style-name="ce24" table:formula="of:=[Liste.C61]" office:value-type="string" office:string-value="Emanuele" calcext:value-type="string">
            <text:p>Emanuele</text:p>
          </table:table-cell>
          <table:table-cell table:style-name="ce21" table:formula="of:=[Liste.D61]" office:value-type="string" office:string-value="2-C" calcext:value-type="string">
            <text:p>2-C</text:p>
          </table:table-cell>
          <table:table-cell table:style-name="ce33" table:formula="of:=([.$G$2]*[.G61]+[.$H$2]*[.H61]+[.$I$2]*[.I61])/[.$E$2]*(1+[.Y61]/200)" office:value-type="float" office:value="11.6916666666667" calcext:value-type="float">
            <text:p>11,69</text:p>
          </table:table-cell>
          <table:table-cell table:formula="of:=RANK([.E61];[.$E$3:.$E$63])" office:value-type="float" office:value="37" calcext:value-type="float">
            <text:p>37</text:p>
          </table:table-cell>
          <table:table-cell table:style-name="ce33" table:formula="of:=([.$J$2]*[.J61]+[.$K$2]*[.K61]+[.$L$2]*[.L61]+[.$M$2]*[.M61]+[.$N$2]*[.N61]+[.$O$2]*[.O61])/[.$G$2]" office:value-type="float" office:value="10.0916666666667" calcext:value-type="float">
            <text:p>10,09</text:p>
          </table:table-cell>
          <table:table-cell table:style-name="ce33" table:formula="of:=([.$P$2]*[.P61]+[.$Q$2]*[.Q61]+[.$R$2]*[.R61]+[.$S$2]*[.S61]+[.$T$2]*[.T61]+[.$U$2]*[.U61])/[.$H$2]" office:value-type="float" office:value="13.3125" calcext:value-type="float">
            <text:p>13,31</text:p>
          </table:table-cell>
          <table:table-cell table:style-name="ce33" table:formula="of:=([.$V$2]*[.V61]+[.$W$2]*[.W61]+[.$X$2]*[.X61])/[.$I$2]" office:value-type="float" office:value="11.65" calcext:value-type="float">
            <text:p>11,65</text:p>
          </table:table-cell>
          <table:table-cell table:style-name="ce33" table:formula="of:=[SE3.E61]" office:value-type="float" office:value="10" calcext:value-type="float">
            <text:p>10,00</text:p>
          </table:table-cell>
          <table:table-cell table:style-name="ce33" table:formula="of:=[RX2.E61]" office:value-type="float" office:value="19.3" calcext:value-type="float">
            <text:p>19,30</text:p>
          </table:table-cell>
          <table:table-cell table:style-name="ce35" table:formula="of:=RANDBETWEEN(30;180)/10" office:value-type="float" office:value="6.2" calcext:value-type="float">
            <text:p>6,20</text:p>
          </table:table-cell>
          <table:table-cell table:style-name="ce35" table:formula="of:=RANDBETWEEN(30;180)/10" office:value-type="float" office:value="13" calcext:value-type="float">
            <text:p>13,00</text:p>
          </table:table-cell>
          <table:table-cell table:style-name="ce35" table:formula="of:=RANDBETWEEN(30;180)/10" office:value-type="float" office:value="3.3" calcext:value-type="float">
            <text:p>3,30</text:p>
          </table:table-cell>
          <table:table-cell table:style-name="ce35" table:formula="of:=RANDBETWEEN(30;180)/10" office:value-type="float" office:value="11.4" calcext:value-type="float">
            <text:p>11,40</text:p>
          </table:table-cell>
          <table:table-cell table:style-name="ce35" table:formula="of:=RANDBETWEEN(30;180)/10" office:value-type="float" office:value="6" calcext:value-type="float">
            <text:p>6,00</text:p>
          </table:table-cell>
          <table:table-cell table:style-name="ce35" table:formula="of:=RANDBETWEEN(50;200)/10" office:value-type="float" office:value="19.7" calcext:value-type="float">
            <text:p>19,70</text:p>
          </table:table-cell>
          <table:table-cell table:style-name="ce35" table:formula="of:=RANDBETWEEN(50;200)/10" office:value-type="float" office:value="11.9" calcext:value-type="float">
            <text:p>11,90</text:p>
          </table:table-cell>
          <table:table-cell table:style-name="ce35" table:formula="of:=RANDBETWEEN(50;200)/10" office:value-type="float" office:value="13.4" calcext:value-type="float">
            <text:p>13,40</text:p>
          </table:table-cell>
          <table:table-cell table:style-name="ce35" table:formula="of:=RANDBETWEEN(50;200)/10" office:value-type="float" office:value="13.4" calcext:value-type="float">
            <text:p>13,40</text:p>
          </table:table-cell>
          <table:table-cell table:style-name="ce35" table:formula="of:=RANDBETWEEN(50;200)/10" office:value-type="float" office:value="17.5" calcext:value-type="float">
            <text:p>17,50</text:p>
          </table:table-cell>
          <table:table-cell table:style-name="ce35" table:formula="of:=RANDBETWEEN(50;200)/10" office:value-type="float" office:value="6" calcext:value-type="float">
            <text:p>6,00</text:p>
          </table:table-cell>
          <table:table-cell table:style-name="ce35" table:formula="of:=RANDBETWEEN(50;200)/10" office:value-type="float" office:value="17.1" calcext:value-type="float">
            <text:p>17,10</text:p>
          </table:table-cell>
          <table:table-cell table:style-name="ce35" table:formula="of:=RANDBETWEEN(50;200)/10" office:value-type="float" office:value="17.7" calcext:value-type="float">
            <text:p>17,70</text:p>
          </table:table-cell>
          <table:table-cell table:style-name="ce33"/>
          <table:table-cell table:style-name="ce6" office:value-type="string" calcext:value-type="string">
            <text:p>VELLA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62]" office:value-type="string" office:string-value="20150985" calcext:value-type="string">
            <text:p>20150985</text:p>
          </table:table-cell>
          <table:table-cell table:style-name="ce24" table:formula="of:=[Liste.B62]" office:value-type="string" office:string-value="VERPOEST" calcext:value-type="string">
            <text:p>VERPOEST</text:p>
          </table:table-cell>
          <table:table-cell table:style-name="ce24" table:formula="of:=[Liste.C62]" office:value-type="string" office:string-value="Sylvain" calcext:value-type="string">
            <text:p>Sylvain</text:p>
          </table:table-cell>
          <table:table-cell table:style-name="ce21" table:formula="of:=[Liste.D62]" office:value-type="string" office:string-value="2-A" calcext:value-type="string">
            <text:p>2-A</text:p>
          </table:table-cell>
          <table:table-cell table:style-name="ce33" table:formula="of:=([.$G$2]*[.G62]+[.$H$2]*[.H62]+[.$I$2]*[.I62])/[.$E$2]*(1+[.Y62]/200)" office:value-type="float" office:value="10.46" calcext:value-type="float">
            <text:p>10,46</text:p>
          </table:table-cell>
          <table:table-cell table:formula="of:=RANK([.E62];[.$E$3:.$E$63])" office:value-type="float" office:value="53" calcext:value-type="float">
            <text:p>53</text:p>
          </table:table-cell>
          <table:table-cell table:style-name="ce33" table:formula="of:=([.$J$2]*[.J62]+[.$K$2]*[.K62]+[.$L$2]*[.L62]+[.$M$2]*[.M62]+[.$N$2]*[.N62]+[.$O$2]*[.O62])/[.$G$2]" office:value-type="float" office:value="11.3375" calcext:value-type="float">
            <text:p>11,34</text:p>
          </table:table-cell>
          <table:table-cell table:style-name="ce33" table:formula="of:=([.$P$2]*[.P62]+[.$Q$2]*[.Q62]+[.$R$2]*[.R62]+[.$S$2]*[.S62]+[.$T$2]*[.T62]+[.$U$2]*[.U62])/[.$H$2]" office:value-type="float" office:value="8.52083333333333" calcext:value-type="float">
            <text:p>8,52</text:p>
          </table:table-cell>
          <table:table-cell table:style-name="ce33" table:formula="of:=([.$V$2]*[.V62]+[.$W$2]*[.W62]+[.$X$2]*[.X62])/[.$I$2]" office:value-type="float" office:value="12.5833333333333" calcext:value-type="float">
            <text:p>12,58</text:p>
          </table:table-cell>
          <table:table-cell table:style-name="ce33" table:formula="of:=[SE3.E62]" office:value-type="float" office:value="14.3" calcext:value-type="float">
            <text:p>14,30</text:p>
          </table:table-cell>
          <table:table-cell table:style-name="ce33" table:formula="of:=[RX2.E62]" office:value-type="float" office:value="6.7" calcext:value-type="float">
            <text:p>6,70</text:p>
          </table:table-cell>
          <table:table-cell table:style-name="ce35" table:formula="of:=RANDBETWEEN(30;180)/10" office:value-type="float" office:value="8.4" calcext:value-type="float">
            <text:p>8,40</text:p>
          </table:table-cell>
          <table:table-cell table:style-name="ce35" table:formula="of:=RANDBETWEEN(30;180)/10" office:value-type="float" office:value="10.7" calcext:value-type="float">
            <text:p>10,70</text:p>
          </table:table-cell>
          <table:table-cell table:style-name="ce35" table:formula="of:=RANDBETWEEN(30;180)/10" office:value-type="float" office:value="15.2" calcext:value-type="float">
            <text:p>15,20</text:p>
          </table:table-cell>
          <table:table-cell table:style-name="ce35" table:formula="of:=RANDBETWEEN(30;180)/10" office:value-type="float" office:value="8.6" calcext:value-type="float">
            <text:p>8,60</text:p>
          </table:table-cell>
          <table:table-cell table:style-name="ce35" table:formula="of:=RANDBETWEEN(30;180)/10" office:value-type="float" office:value="6.4" calcext:value-type="float">
            <text:p>6,40</text:p>
          </table:table-cell>
          <table:table-cell table:style-name="ce35" table:formula="of:=RANDBETWEEN(50;200)/10" office:value-type="float" office:value="10.5" calcext:value-type="float">
            <text:p>10,50</text:p>
          </table:table-cell>
          <table:table-cell table:style-name="ce35" table:formula="of:=RANDBETWEEN(50;200)/10" office:value-type="float" office:value="5.5" calcext:value-type="float">
            <text:p>5,50</text:p>
          </table:table-cell>
          <table:table-cell table:style-name="ce35" table:formula="of:=RANDBETWEEN(50;200)/10" office:value-type="float" office:value="13.8" calcext:value-type="float">
            <text:p>13,80</text:p>
          </table:table-cell>
          <table:table-cell table:style-name="ce35" table:formula="of:=RANDBETWEEN(50;200)/10" office:value-type="float" office:value="8.5" calcext:value-type="float">
            <text:p>8,50</text:p>
          </table:table-cell>
          <table:table-cell table:style-name="ce35" table:formula="of:=RANDBETWEEN(50;200)/10" office:value-type="float" office:value="6" calcext:value-type="float">
            <text:p>6,00</text:p>
          </table:table-cell>
          <table:table-cell table:style-name="ce35" table:formula="of:=RANDBETWEEN(50;200)/10" office:value-type="float" office:value="12.9" calcext:value-type="float">
            <text:p>12,90</text:p>
          </table:table-cell>
          <table:table-cell table:style-name="ce35" table:formula="of:=RANDBETWEEN(50;200)/10" office:value-type="float" office:value="11.9" calcext:value-type="float">
            <text:p>11,90</text:p>
          </table:table-cell>
          <table:table-cell table:style-name="ce35" table:formula="of:=RANDBETWEEN(50;200)/10" office:value-type="float" office:value="13" calcext:value-type="float">
            <text:p>13,00</text:p>
          </table:table-cell>
          <table:table-cell table:style-name="ce33"/>
          <table:table-cell table:style-name="ce6" office:value-type="string" calcext:value-type="string">
            <text:p>VERPOEST</text:p>
          </table:table-cell>
          <table:table-cell table:style-name="ce30" table:number-columns-repeated="984"/>
          <table:table-cell table:number-columns-repeated="14"/>
        </table:table-row>
        <table:table-row table:style-name="ro1">
          <table:table-cell table:style-name="ce21" table:formula="of:=[Liste.A63]" office:value-type="string" office:string-value="20150986" calcext:value-type="string">
            <text:p>20150986</text:p>
          </table:table-cell>
          <table:table-cell table:style-name="ce24" table:formula="of:=[Liste.B63]" office:value-type="string" office:string-value="WICART" calcext:value-type="string">
            <text:p>WICART</text:p>
          </table:table-cell>
          <table:table-cell table:style-name="ce24" table:formula="of:=[Liste.C63]" office:value-type="string" office:string-value="Melvin" calcext:value-type="string">
            <text:p>Melvin</text:p>
          </table:table-cell>
          <table:table-cell table:style-name="ce21" table:formula="of:=[Liste.D63]" office:value-type="string" office:string-value="2-B" calcext:value-type="string">
            <text:p>2-B</text:p>
          </table:table-cell>
          <table:table-cell table:style-name="ce33" table:formula="of:=([.$G$2]*[.G63]+[.$H$2]*[.H63]+[.$I$2]*[.I63])/[.$E$2]*(1+[.Y63]/200)" office:value-type="float" office:value="12.8583333333333" calcext:value-type="float">
            <text:p>12,86</text:p>
          </table:table-cell>
          <table:table-cell table:formula="of:=RANK([.E63];[.$E$3:.$E$63])" office:value-type="float" office:value="12" calcext:value-type="float">
            <text:p>12</text:p>
          </table:table-cell>
          <table:table-cell table:style-name="ce33" table:formula="of:=([.$J$2]*[.J63]+[.$K$2]*[.K63]+[.$L$2]*[.L63]+[.$M$2]*[.M63]+[.$N$2]*[.N63]+[.$O$2]*[.O63])/[.$G$2]" office:value-type="float" office:value="13.4208333333333" calcext:value-type="float">
            <text:p>13,42</text:p>
          </table:table-cell>
          <table:table-cell table:style-name="ce33" table:formula="of:=([.$P$2]*[.P63]+[.$Q$2]*[.Q63]+[.$R$2]*[.R63]+[.$S$2]*[.S63]+[.$T$2]*[.T63]+[.$U$2]*[.U63])/[.$H$2]" office:value-type="float" office:value="11.5916666666667" calcext:value-type="float">
            <text:p>11,59</text:p>
          </table:table-cell>
          <table:table-cell table:style-name="ce33" table:formula="of:=([.$V$2]*[.V63]+[.$W$2]*[.W63]+[.$X$2]*[.X63])/[.$I$2]" office:value-type="float" office:value="14.2666666666667" calcext:value-type="float">
            <text:p>14,27</text:p>
          </table:table-cell>
          <table:table-cell table:style-name="ce33" table:formula="of:=[SE3.E63]" office:value-type="float" office:value="15.4" calcext:value-type="float">
            <text:p>15,40</text:p>
          </table:table-cell>
          <table:table-cell table:style-name="ce33" table:formula="of:=[RX2.E63]" office:value-type="float" office:value="16.9" calcext:value-type="float">
            <text:p>16,90</text:p>
          </table:table-cell>
          <table:table-cell table:style-name="ce35" table:formula="of:=RANDBETWEEN(30;180)/10" office:value-type="float" office:value="10.2" calcext:value-type="float">
            <text:p>10,20</text:p>
          </table:table-cell>
          <table:table-cell table:style-name="ce35" table:formula="of:=RANDBETWEEN(30;180)/10" office:value-type="float" office:value="16.6" calcext:value-type="float">
            <text:p>16,60</text:p>
          </table:table-cell>
          <table:table-cell table:style-name="ce35" table:formula="of:=RANDBETWEEN(30;180)/10" office:value-type="float" office:value="9.8" calcext:value-type="float">
            <text:p>9,80</text:p>
          </table:table-cell>
          <table:table-cell table:style-name="ce35" table:formula="of:=RANDBETWEEN(30;180)/10" office:value-type="float" office:value="10.6" calcext:value-type="float">
            <text:p>10,60</text:p>
          </table:table-cell>
          <table:table-cell table:style-name="ce35" table:formula="of:=RANDBETWEEN(30;180)/10" office:value-type="float" office:value="9.9" calcext:value-type="float">
            <text:p>9,90</text:p>
          </table:table-cell>
          <table:table-cell table:style-name="ce35" table:formula="of:=RANDBETWEEN(50;200)/10" office:value-type="float" office:value="14.9" calcext:value-type="float">
            <text:p>14,90</text:p>
          </table:table-cell>
          <table:table-cell table:style-name="ce35" table:formula="of:=RANDBETWEEN(50;200)/10" office:value-type="float" office:value="12.3" calcext:value-type="float">
            <text:p>12,30</text:p>
          </table:table-cell>
          <table:table-cell table:style-name="ce35" table:formula="of:=RANDBETWEEN(50;200)/10" office:value-type="float" office:value="18.9" calcext:value-type="float">
            <text:p>18,90</text:p>
          </table:table-cell>
          <table:table-cell table:style-name="ce35" table:formula="of:=RANDBETWEEN(50;200)/10" office:value-type="float" office:value="8.2" calcext:value-type="float">
            <text:p>8,20</text:p>
          </table:table-cell>
          <table:table-cell table:style-name="ce35" table:formula="of:=RANDBETWEEN(50;200)/10" office:value-type="float" office:value="5.6" calcext:value-type="float">
            <text:p>5,60</text:p>
          </table:table-cell>
          <table:table-cell table:style-name="ce35" table:formula="of:=RANDBETWEEN(50;200)/10" office:value-type="float" office:value="16.4" calcext:value-type="float">
            <text:p>16,40</text:p>
          </table:table-cell>
          <table:table-cell table:style-name="ce35" table:formula="of:=RANDBETWEEN(50;200)/10" office:value-type="float" office:value="9.3" calcext:value-type="float">
            <text:p>9,30</text:p>
          </table:table-cell>
          <table:table-cell table:style-name="ce35" table:formula="of:=RANDBETWEEN(50;200)/10" office:value-type="float" office:value="17.8" calcext:value-type="float">
            <text:p>17,80</text:p>
          </table:table-cell>
          <table:table-cell table:style-name="ce33"/>
          <table:table-cell table:style-name="ce7" office:value-type="string" calcext:value-type="string">
            <text:p>WICART</text:p>
          </table:table-cell>
          <table:table-cell table:style-name="ce30" table:number-columns-repeated="984"/>
          <table:table-cell table:number-columns-repeated="14"/>
        </table:table-row>
        <table:table-row table:style-name="ro4">
          <table:table-cell table:style-name="ce21" office:value-type="string" calcext:value-type="string">
            <text:p>xxxxxxxxx</text:p>
          </table:table-cell>
          <table:table-cell table:style-name="ce25"/>
          <table:table-cell table:style-name="ce25" office:value-type="string" calcext:value-type="string">
            <text:p>Moyenne</text:p>
          </table:table-cell>
          <table:table-cell table:style-name="ce28"/>
          <table:table-cell table:style-name="ce34" table:formula="of:=AVERAGE([.E3:.E63])" office:value-type="float" office:value="11.8849577185792" calcext:value-type="float">
            <text:p>11,88</text:p>
          </table:table-cell>
          <table:table-cell table:style-name="ce34"/>
          <table:table-cell table:style-name="ce34" table:formula="of:=AVERAGE([.G3:.G63])" office:value-type="float" office:value="11.1395491803279" calcext:value-type="float">
            <text:p>11,14</text:p>
          </table:table-cell>
          <table:table-cell table:style-name="ce34" table:formula="of:=AVERAGE([.H3:.H63])" office:value-type="float" office:value="12.2387978142077" calcext:value-type="float">
            <text:p>12,24</text:p>
          </table:table-cell>
          <table:table-cell table:style-name="ce34" table:formula="of:=AVERAGE([.I3:.I63])" office:value-type="float" office:value="12.6218579234973" calcext:value-type="float">
            <text:p>12,62</text:p>
          </table:table-cell>
          <table:table-cell table:style-name="ce34" table:formula="of:=AVERAGE([.J3:.J63])" office:value-type="float" office:value="12.1639344262295" calcext:value-type="float">
            <text:p>12,16</text:p>
          </table:table-cell>
          <table:table-cell table:style-name="ce34" table:formula="of:=AVERAGE([.K3:.K63])" office:value-type="float" office:value="12.155737704918" calcext:value-type="float">
            <text:p>12,16</text:p>
          </table:table-cell>
          <table:table-cell table:style-name="ce34" table:formula="of:=AVERAGE([.L3:.L63])" office:value-type="float" office:value="10.272131147541" calcext:value-type="float">
            <text:p>10,27</text:p>
          </table:table-cell>
          <table:table-cell table:style-name="ce34" table:formula="of:=AVERAGE([.M3:.M63])" office:value-type="float" office:value="11.0475409836066" calcext:value-type="float">
            <text:p>11,05</text:p>
          </table:table-cell>
          <table:table-cell table:style-name="ce34" table:formula="of:=AVERAGE([.N3:.N63])" office:value-type="float" office:value="10.2803278688525" calcext:value-type="float">
            <text:p>10,28</text:p>
          </table:table-cell>
          <table:table-cell table:style-name="ce34" table:formula="of:=AVERAGE([.O3:.O63])" office:value-type="float" office:value="10.8688524590164" calcext:value-type="float">
            <text:p>10,87</text:p>
          </table:table-cell>
          <table:table-cell table:style-name="ce34" table:formula="of:=AVERAGE([.P3:.P63])" office:value-type="float" office:value="11.6688524590164" calcext:value-type="float">
            <text:p>11,67</text:p>
          </table:table-cell>
          <table:table-cell table:style-name="ce34" table:formula="of:=AVERAGE([.Q3:.Q63])" office:value-type="float" office:value="13.0819672131148" calcext:value-type="float">
            <text:p>13,08</text:p>
          </table:table-cell>
          <table:table-cell table:style-name="ce34" table:formula="of:=AVERAGE([.R3:.R63])" office:value-type="float" office:value="12.2065573770492" calcext:value-type="float">
            <text:p>12,21</text:p>
          </table:table-cell>
          <table:table-cell table:style-name="ce34" table:formula="of:=AVERAGE([.S3:.S63])" office:value-type="float" office:value="12.1901639344262" calcext:value-type="float">
            <text:p>12,19</text:p>
          </table:table-cell>
          <table:table-cell table:style-name="ce34" table:formula="of:=AVERAGE([.T3:.T63])" office:value-type="float" office:value="12.1409836065574" calcext:value-type="float">
            <text:p>12,14</text:p>
          </table:table-cell>
          <table:table-cell table:style-name="ce34" table:formula="of:=AVERAGE([.U3:.U63])" office:value-type="float" office:value="12.4295081967213" calcext:value-type="float">
            <text:p>12,43</text:p>
          </table:table-cell>
          <table:table-cell table:style-name="ce34" table:formula="of:=AVERAGE([.V3:.V63])" office:value-type="float" office:value="12.8049180327869" calcext:value-type="float">
            <text:p>12,80</text:p>
          </table:table-cell>
          <table:table-cell table:style-name="ce34" table:formula="of:=AVERAGE([.W3:.W63])" office:value-type="float" office:value="12.7409836065574" calcext:value-type="float">
            <text:p>12,74</text:p>
          </table:table-cell>
          <table:table-cell table:style-name="ce34" table:formula="of:=AVERAGE([.X3:.X63])" office:value-type="float" office:value="11.8344262295082" calcext:value-type="float">
            <text:p>11,83</text:p>
          </table:table-cell>
          <table:table-cell table:style-name="ce34"/>
          <table:table-cell table:style-name="ce42" table:number-columns-repeated="985"/>
          <table:table-cell table:number-columns-repeated="14"/>
        </table:table-row>
        <table:table-row table:style-name="ro4">
          <table:table-cell table:style-name="ce21"/>
          <table:table-cell table:style-name="ce26"/>
          <table:table-cell table:style-name="ce26" office:value-type="string" calcext:value-type="string">
            <text:p>Max</text:p>
          </table:table-cell>
          <table:table-cell table:style-name="ce29"/>
          <table:table-cell table:style-name="ce34" table:formula="of:=MAX([.E4:.E64])" office:value-type="float" office:value="14.5833333333333" calcext:value-type="float">
            <text:p>14,58</text:p>
          </table:table-cell>
          <table:table-cell table:style-name="ce33"/>
          <table:table-cell table:style-name="ce34" table:formula="of:=MAX([.G4:.G64])" office:value-type="float" office:value="16.5833333333333" calcext:value-type="float">
            <text:p>16,58</text:p>
          </table:table-cell>
          <table:table-cell table:style-name="ce34" table:formula="of:=MAX([.H4:.H64])" office:value-type="float" office:value="17.4416666666667" calcext:value-type="float">
            <text:p>17,44</text:p>
          </table:table-cell>
          <table:table-cell table:style-name="ce34" table:formula="of:=MAX([.I4:.I64])" office:value-type="float" office:value="17.9833333333333" calcext:value-type="float">
            <text:p>17,98</text:p>
          </table:table-cell>
          <table:table-cell table:style-name="ce34" table:formula="of:=MAX([.J4:.J64])" office:value-type="float" office:value="19.5" calcext:value-type="float">
            <text:p>19,50</text:p>
          </table:table-cell>
          <table:table-cell table:style-name="ce34" table:formula="of:=MAX([.K4:.K64])" office:value-type="float" office:value="19.7" calcext:value-type="float">
            <text:p>19,70</text:p>
          </table:table-cell>
          <table:table-cell table:style-name="ce34" table:formula="of:=MAX([.L4:.L64])" office:value-type="float" office:value="18" calcext:value-type="float">
            <text:p>18,00</text:p>
          </table:table-cell>
          <table:table-cell table:style-name="ce34" table:formula="of:=MAX([.M4:.M64])" office:value-type="float" office:value="17.8" calcext:value-type="float">
            <text:p>17,80</text:p>
          </table:table-cell>
          <table:table-cell table:style-name="ce34" table:formula="of:=MAX([.N4:.N64])" office:value-type="float" office:value="18" calcext:value-type="float">
            <text:p>18,00</text:p>
          </table:table-cell>
          <table:table-cell table:style-name="ce34" table:formula="of:=MAX([.O4:.O64])" office:value-type="float" office:value="17.9" calcext:value-type="float">
            <text:p>17,90</text:p>
          </table:table-cell>
          <table:table-cell table:style-name="ce34" table:formula="of:=MAX([.P4:.P64])" office:value-type="float" office:value="17.8" calcext:value-type="float">
            <text:p>17,80</text:p>
          </table:table-cell>
          <table:table-cell table:style-name="ce34" table:formula="of:=MAX([.Q4:.Q64])" office:value-type="float" office:value="19.7" calcext:value-type="float">
            <text:p>19,70</text:p>
          </table:table-cell>
          <table:table-cell table:style-name="ce34" table:formula="of:=MAX([.R4:.R64])" office:value-type="float" office:value="19.6" calcext:value-type="float">
            <text:p>19,60</text:p>
          </table:table-cell>
          <table:table-cell table:style-name="ce34" table:formula="of:=MAX([.S4:.S64])" office:value-type="float" office:value="19.9" calcext:value-type="float">
            <text:p>19,90</text:p>
          </table:table-cell>
          <table:table-cell table:style-name="ce34" table:formula="of:=MAX([.T4:.T64])" office:value-type="float" office:value="20" calcext:value-type="float">
            <text:p>20,00</text:p>
          </table:table-cell>
          <table:table-cell table:style-name="ce34" table:formula="of:=MAX([.U4:.U64])" office:value-type="float" office:value="19.9" calcext:value-type="float">
            <text:p>19,90</text:p>
          </table:table-cell>
          <table:table-cell table:style-name="ce34" table:formula="of:=MAX([.V4:.V64])" office:value-type="float" office:value="19.9" calcext:value-type="float">
            <text:p>19,90</text:p>
          </table:table-cell>
          <table:table-cell table:style-name="ce34" table:formula="of:=MAX([.W4:.W64])" office:value-type="float" office:value="20" calcext:value-type="float">
            <text:p>20,00</text:p>
          </table:table-cell>
          <table:table-cell table:style-name="ce34" table:formula="of:=MAX([.X4:.X64])" office:value-type="float" office:value="19.9" calcext:value-type="float">
            <text:p>19,90</text:p>
          </table:table-cell>
          <table:table-cell table:style-name="ce33"/>
          <table:table-cell table:style-name="ce30" table:number-columns-repeated="985"/>
          <table:table-cell table:number-columns-repeated="14"/>
        </table:table-row>
        <table:table-row table:style-name="ro4">
          <table:table-cell table:style-name="ce21"/>
          <table:table-cell table:style-name="ce26"/>
          <table:table-cell table:style-name="ce26" office:value-type="string" calcext:value-type="string">
            <text:p>Min</text:p>
          </table:table-cell>
          <table:table-cell table:style-name="ce29"/>
          <table:table-cell table:style-name="ce34" table:formula="of:=MIN([.E5:.E65])" office:value-type="float" office:value="9.11333333333334" calcext:value-type="float">
            <text:p>9,11</text:p>
          </table:table-cell>
          <table:table-cell table:style-name="ce33"/>
          <table:table-cell table:style-name="ce34" table:formula="of:=MIN([.G5:.G65])" office:value-type="float" office:value="6.85833333333333" calcext:value-type="float">
            <text:p>6,86</text:p>
          </table:table-cell>
          <table:table-cell table:style-name="ce34" table:formula="of:=MIN([.H5:.H65])" office:value-type="float" office:value="8.52083333333333" calcext:value-type="float">
            <text:p>8,52</text:p>
          </table:table-cell>
          <table:table-cell table:style-name="ce34" table:formula="of:=MIN([.I5:.I65])" office:value-type="float" office:value="7.76666666666667" calcext:value-type="float">
            <text:p>7,77</text:p>
          </table:table-cell>
          <table:table-cell table:style-name="ce34" table:formula="of:=MIN([.J5:.J65])" office:value-type="float" office:value="5" calcext:value-type="float">
            <text:p>5,00</text:p>
          </table:table-cell>
          <table:table-cell table:style-name="ce34" table:formula="of:=MIN([.K5:.K65])" office:value-type="float" office:value="5.8" calcext:value-type="float">
            <text:p>5,80</text:p>
          </table:table-cell>
          <table:table-cell table:style-name="ce34" table:formula="of:=MIN([.L5:.L65])" office:value-type="float" office:value="3.4" calcext:value-type="float">
            <text:p>3,40</text:p>
          </table:table-cell>
          <table:table-cell table:style-name="ce34" table:formula="of:=MIN([.M5:.M65])" office:value-type="float" office:value="3" calcext:value-type="float">
            <text:p>3,00</text:p>
          </table:table-cell>
          <table:table-cell table:style-name="ce34" table:formula="of:=MIN([.N5:.N65])" office:value-type="float" office:value="3" calcext:value-type="float">
            <text:p>3,00</text:p>
          </table:table-cell>
          <table:table-cell table:style-name="ce34" table:formula="of:=MIN([.O5:.O65])" office:value-type="float" office:value="3.2" calcext:value-type="float">
            <text:p>3,20</text:p>
          </table:table-cell>
          <table:table-cell table:style-name="ce34" table:formula="of:=MIN([.P5:.P65])" office:value-type="float" office:value="4.1" calcext:value-type="float">
            <text:p>4,10</text:p>
          </table:table-cell>
          <table:table-cell table:style-name="ce34" table:formula="of:=MIN([.Q5:.Q65])" office:value-type="float" office:value="5.4" calcext:value-type="float">
            <text:p>5,40</text:p>
          </table:table-cell>
          <table:table-cell table:style-name="ce34" table:formula="of:=MIN([.R5:.R65])" office:value-type="float" office:value="5.2" calcext:value-type="float">
            <text:p>5,20</text:p>
          </table:table-cell>
          <table:table-cell table:style-name="ce34" table:formula="of:=MIN([.S5:.S65])" office:value-type="float" office:value="5" calcext:value-type="float">
            <text:p>5,00</text:p>
          </table:table-cell>
          <table:table-cell table:style-name="ce34" table:formula="of:=MIN([.T5:.T65])" office:value-type="float" office:value="5" calcext:value-type="float">
            <text:p>5,00</text:p>
          </table:table-cell>
          <table:table-cell table:style-name="ce34" table:formula="of:=MIN([.U5:.U65])" office:value-type="float" office:value="5.4" calcext:value-type="float">
            <text:p>5,40</text:p>
          </table:table-cell>
          <table:table-cell table:style-name="ce34" table:formula="of:=MIN([.V5:.V65])" office:value-type="float" office:value="5.1" calcext:value-type="float">
            <text:p>5,10</text:p>
          </table:table-cell>
          <table:table-cell table:style-name="ce34" table:formula="of:=MIN([.W5:.W65])" office:value-type="float" office:value="5.1" calcext:value-type="float">
            <text:p>5,10</text:p>
          </table:table-cell>
          <table:table-cell table:style-name="ce34" table:formula="of:=MIN([.X5:.X65])" office:value-type="float" office:value="5.6" calcext:value-type="float">
            <text:p>5,60</text:p>
          </table:table-cell>
          <table:table-cell table:style-name="ce33"/>
          <table:table-cell table:style-name="ce30" table:number-columns-repeated="985"/>
          <table:table-cell table:number-columns-repeated="14"/>
        </table:table-row>
        <table:table-row table:style-name="ro4">
          <table:table-cell table:style-name="Default" office:value-type="string" calcext:value-type="string">
            <text:p>Département</text:p>
          </table:table-cell>
          <table:table-cell table:style-name="ce19" office:value-type="string" calcext:value-type="string">
            <text:p>INFO</text:p>
          </table:table-cell>
          <table:table-cell table:style-name="ce19"/>
          <table:table-cell table:style-name="ce30"/>
          <table:table-cell table:style-name="ce33" table:number-columns-repeated="19"/>
          <table:table-cell/>
          <table:table-cell table:style-name="ce33"/>
          <table:table-cell table:style-name="ce30" table:number-columns-repeated="985"/>
          <table:table-cell table:number-columns-repeated="14"/>
        </table:table-row>
        <table:table-row table:style-name="ro4">
          <table:table-cell table:style-name="Default" office:value-type="string" calcext:value-type="string">
            <text:p>Année</text:p>
          </table:table-cell>
          <table:table-cell table:style-name="ce19" office:value-type="string" calcext:value-type="string">
            <text:p>INFO2</text:p>
          </table:table-cell>
          <table:table-cell table:style-name="ce19"/>
          <table:table-cell table:style-name="ce30"/>
          <table:table-cell table:style-name="ce33" table:number-columns-repeated="19"/>
          <table:table-cell/>
          <table:table-cell table:style-name="ce33"/>
          <table:table-cell table:style-name="ce30" table:number-columns-repeated="985"/>
          <table:table-cell table:number-columns-repeated="14"/>
        </table:table-row>
        <table:table-row table:style-name="ro4">
          <table:table-cell table:style-name="Default" office:value-type="string" calcext:value-type="string">
            <text:p>Date début</text:p>
          </table:table-cell>
          <table:table-cell table:style-name="ce20" office:value-type="date" office:date-value="2016-09-01" calcext:value-type="date">
            <text:p>01/09/2016</text:p>
          </table:table-cell>
          <table:table-cell table:style-name="ce19"/>
          <table:table-cell table:style-name="ce30"/>
          <table:table-cell table:style-name="ce33" table:number-columns-repeated="19"/>
          <table:table-cell/>
          <table:table-cell table:style-name="ce33"/>
          <table:table-cell table:style-name="ce30" table:number-columns-repeated="985"/>
          <table:table-cell table:number-columns-repeated="14"/>
        </table:table-row>
        <table:table-row table:style-name="ro4">
          <table:table-cell table:style-name="Default" office:value-type="string" calcext:value-type="string">
            <text:p>Date de fin </text:p>
          </table:table-cell>
          <table:table-cell table:style-name="ce19" office:value-type="string" calcext:value-type="string">
            <text:p>31/06/2017</text:p>
          </table:table-cell>
          <table:table-cell table:style-name="ce19"/>
          <table:table-cell table:style-name="ce30"/>
          <table:table-cell table:style-name="ce33" table:number-columns-repeated="19"/>
          <table:table-cell/>
          <table:table-cell table:style-name="ce33"/>
          <table:table-cell table:style-name="ce30" table:number-columns-repeated="985"/>
          <table:table-cell table:number-columns-repeated="14"/>
        </table:table-row>
        <table:table-row table:style-name="ro4">
          <table:table-cell table:style-name="Default" office:value-type="string" calcext:value-type="string">
            <text:p>Semestre</text:p>
          </table:table-cell>
          <table:table-cell table:style-name="ce19" office:value-type="string" calcext:value-type="string">
            <text:p>S3</text:p>
          </table:table-cell>
          <table:table-cell table:style-name="ce19"/>
          <table:table-cell table:style-name="ce30"/>
          <table:table-cell table:style-name="ce33" table:number-columns-repeated="19"/>
          <table:table-cell/>
          <table:table-cell table:style-name="ce33"/>
          <table:table-cell table:style-name="ce30" table:number-columns-repeated="985"/>
          <table:table-cell table:number-columns-repeated="14"/>
        </table:table-row>
        <table:table-row table:style-name="ro4">
          <table:table-cell office:value-type="string" calcext:value-type="string">
            <text:p>Moyenne</text:p>
          </table:table-cell>
          <table:table-cell table:style-name="ce19" table:formula="of:=AVERAGE([.E3:.E63])" office:value-type="float" office:value="11.8849577185792" calcext:value-type="float">
            <text:p>11,8849577186</text:p>
          </table:table-cell>
          <table:table-cell table:style-name="ce19"/>
          <table:table-cell table:style-name="ce30"/>
          <table:table-cell table:style-name="ce33" table:number-columns-repeated="19"/>
          <table:table-cell/>
          <table:table-cell table:style-name="ce33"/>
          <table:table-cell table:style-name="ce30" table:number-columns-repeated="985"/>
          <table:table-cell table:number-columns-repeated="14"/>
        </table:table-row>
        <table:table-row table:style-name="ro4">
          <table:table-cell office:value-type="string" calcext:value-type="string">
            <text:p>Max</text:p>
          </table:table-cell>
          <table:table-cell table:style-name="ce19" table:formula="of:=MAX([.E4:.E64])" office:value-type="float" office:value="14.5833333333333" calcext:value-type="float">
            <text:p>14,5833333333</text:p>
          </table:table-cell>
          <table:table-cell table:style-name="ce19"/>
          <table:table-cell table:style-name="ce30"/>
          <table:table-cell table:style-name="ce33" table:number-columns-repeated="19"/>
          <table:table-cell/>
          <table:table-cell table:style-name="ce33"/>
          <table:table-cell table:style-name="ce30" table:number-columns-repeated="985"/>
          <table:table-cell table:number-columns-repeated="14"/>
        </table:table-row>
        <table:table-row table:style-name="ro4">
          <table:table-cell office:value-type="string" calcext:value-type="string">
            <text:p>Min</text:p>
          </table:table-cell>
          <table:table-cell table:style-name="ce19" table:formula="of:=MIN([.E5:.E65])" office:value-type="float" office:value="9.11333333333334" calcext:value-type="float">
            <text:p>9,1133333333</text:p>
          </table:table-cell>
          <table:table-cell table:style-name="ce19"/>
          <table:table-cell table:style-name="ce30"/>
          <table:table-cell table:style-name="ce33" table:number-columns-repeated="19"/>
          <table:table-cell/>
          <table:table-cell table:style-name="ce33"/>
          <table:table-cell table:style-name="ce30" table:number-columns-repeated="985"/>
          <table:table-cell table:number-columns-repeated="14"/>
        </table:table-row>
        <table:table-row table:style-name="ro4" table:number-rows-repeated="5">
          <table:table-cell/>
          <table:table-cell table:style-name="ce19" table:number-columns-repeated="2"/>
          <table:table-cell table:style-name="ce30"/>
          <table:table-cell table:style-name="ce33" table:number-columns-repeated="19"/>
          <table:table-cell/>
          <table:table-cell table:style-name="ce33"/>
          <table:table-cell table:style-name="ce30" table:number-columns-repeated="985"/>
          <table:table-cell table:number-columns-repeated="14"/>
        </table:table-row>
        <table:table-row table:style-name="ro4" table:number-rows-repeated="65437">
          <table:table-cell table:number-columns-repeated="4"/>
          <table:table-cell table:style-name="ce35" table:number-columns-repeated="19"/>
          <table:table-cell/>
          <table:table-cell table:style-name="ce35"/>
          <table:table-cell table:number-columns-repeated="999"/>
        </table:table-row>
        <table:table-row table:style-name="ro4" table:number-rows-repeated="9830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écisions" table:style-name="ta1">
        <table:table-column table:style-name="co1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ce2"/>
        <table:table-column table:style-name="co1" table:number-columns-repeated="3" table:default-cell-style-name="ce2"/>
        <table:table-column table:style-name="co17" table:default-cell-style-name="Default"/>
        <table:table-row table:style-name="ro4">
          <table:table-cell table:formula="of:=[Liste.A1]" office:value-type="string" office:string-value="Numéro" calcext:value-type="string">
            <text:p>Numéro</text:p>
          </table:table-cell>
          <table:table-cell table:formula="of:=[Liste.B1]" office:value-type="string" office:string-value="Nom" calcext:value-type="string">
            <text:p>Nom</text:p>
          </table:table-cell>
          <table:table-cell table:formula="of:=[Liste.C1]" office:value-type="string" office:string-value="Prénom" calcext:value-type="string">
            <text:p>Prénom</text:p>
          </table:table-cell>
          <table:table-cell table:style-name="ce2" table:formula="of:=[Liste.D1]" office:value-type="string" office:string-value="Groupe" calcext:value-type="string">
            <text:p>Groupe</text:p>
          </table:table-cell>
          <table:table-cell table:style-name="ce46" office:value-type="string" calcext:value-type="string" table:number-columns-spanned="4" table:number-rows-spanned="1">
            <text:p>Décisions</text:p>
          </table:table-cell>
          <table:covered-table-cell table:number-columns-repeated="3"/>
          <table:table-cell table:style-name="ce47" office:value-type="string" calcext:value-type="string">
            <text:p>Commentaires </text:p>
          </table:table-cell>
        </table:table-row>
        <table:table-row table:style-name="ro4">
          <table:table-cell table:number-columns-repeated="3"/>
          <table:table-cell table:style-name="ce2"/>
          <table:table-cell office:value-type="string" calcext:value-type="string">
            <text:p>S3</text:p>
          </table:table-cell>
          <table:table-cell office:value-type="string" calcext:value-type="string">
            <text:p>UE31</text:p>
          </table:table-cell>
          <table:table-cell office:value-type="string" calcext:value-type="string">
            <text:p>UE32</text:p>
          </table:table-cell>
          <table:table-cell office:value-type="string" calcext:value-type="string">
            <text:p>UE33</text:p>
          </table:table-cell>
          <table:table-cell/>
        </table:table-row>
        <table:table-row table:style-name="ro4">
          <table:table-cell table:style-name="ce15" table:formula="of:=[Liste.A3]" office:value-type="string" office:string-value="20150926" calcext:value-type="string">
            <text:p>20150926</text:p>
          </table:table-cell>
          <table:table-cell table:style-name="ce15" table:formula="of:=[Liste.B3]" office:value-type="string" office:string-value="BAUDELET" calcext:value-type="string">
            <text:p>BAUDELET</text:p>
          </table:table-cell>
          <table:table-cell table:style-name="ce15" table:formula="of:=[Liste.C3]" office:value-type="string" office:string-value="Geoffrey" calcext:value-type="string">
            <text:p>Geoffrey</text:p>
          </table:table-cell>
          <table:table-cell table:style-name="ce21" table:formula="of:=[Liste.D3]" office:value-type="string" office:string-value="2-B" calcext:value-type="string">
            <text:p>2-B</text:p>
          </table:table-cell>
          <table:table-cell table:style-name="ce21" table:formula="of:=IF(AND(['Detail Notes S3'.E3]&gt;10 ; ['Detail Notes S3'.G3] &gt; 8 ; ['Detail Notes S3'.H3]&gt;8 ; ['Detail Notes S3'.I3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3]=&quot;validé&quot;;&quot;&quot;;IF(['Detail Notes S3'.G3]&gt;10;&quot;validé&quot;;&quot;non validé&quot;))">
            <text:p/>
          </table:table-cell>
          <table:table-cell table:style-name="ce21" table:formula="of:=IF([.E3]=&quot;validé&quot;;&quot;&quot;;IF(['Detail Notes S3'.H3]&gt;10;&quot;validé&quot;;&quot;non validé&quot;))">
            <text:p/>
          </table:table-cell>
          <table:table-cell table:style-name="ce21" table:formula="of:=IF([.E3]=&quot;validé&quot;;&quot;&quot;;IF(['Detail Notes S3'.I3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4]" office:value-type="string" office:string-value="20150927" calcext:value-type="string">
            <text:p>20150927</text:p>
          </table:table-cell>
          <table:table-cell table:style-name="ce15" table:formula="of:=[Liste.B4]" office:value-type="string" office:string-value="BIGARD" calcext:value-type="string">
            <text:p>BIGARD</text:p>
          </table:table-cell>
          <table:table-cell table:style-name="ce15" table:formula="of:=[Liste.C4]" office:value-type="string" office:string-value="Samuel" calcext:value-type="string">
            <text:p>Samuel</text:p>
          </table:table-cell>
          <table:table-cell table:style-name="ce21" table:formula="of:=[Liste.D4]" office:value-type="string" office:string-value="2-C" calcext:value-type="string">
            <text:p>2-C</text:p>
          </table:table-cell>
          <table:table-cell table:style-name="ce21" table:formula="of:=IF(AND(['Detail Notes S3'.E4]&gt;10 ; ['Detail Notes S3'.G4] &gt; 8 ; ['Detail Notes S3'.H4]&gt;8 ; ['Detail Notes S3'.I4]&gt; 8); &quot;validé&quot;; &quot;non validé&quot;)" office:value-type="string" office:string-value="non validé" calcext:value-type="string">
            <text:p>non validé</text:p>
          </table:table-cell>
          <table:table-cell table:style-name="ce21" table:formula="of:=IF([.E4]=&quot;validé&quot;;&quot;&quot;;IF(['Detail Notes S3'.G4]&gt;10;&quot;validé&quot;;&quot;non validé&quot;))" office:value-type="string" office:string-value="validé" calcext:value-type="string">
            <text:p>validé</text:p>
          </table:table-cell>
          <table:table-cell table:style-name="ce21" table:formula="of:=IF([.E4]=&quot;validé&quot;;&quot;&quot;;IF(['Detail Notes S3'.H4]&gt;10;&quot;validé&quot;;&quot;non validé&quot;))" office:value-type="string" office:string-value="validé" calcext:value-type="string">
            <text:p>validé</text:p>
          </table:table-cell>
          <table:table-cell table:style-name="ce21" table:formula="of:=IF([.E4]=&quot;validé&quot;;&quot;&quot;;IF(['Detail Notes S3'.I4]&gt;10;&quot;validé&quot;;&quot;non validé&quot;))" office:value-type="string" office:string-value="non validé" calcext:value-type="string">
            <text:p>non validé</text:p>
          </table:table-cell>
          <table:table-cell/>
        </table:table-row>
        <table:table-row table:style-name="ro4">
          <table:table-cell table:style-name="ce15" table:formula="of:=[Liste.A5]" office:value-type="string" office:string-value="20150928" calcext:value-type="string">
            <text:p>20150928</text:p>
          </table:table-cell>
          <table:table-cell table:style-name="ce15" table:formula="of:=[Liste.B5]" office:value-type="string" office:string-value="BISSON" calcext:value-type="string">
            <text:p>BISSON</text:p>
          </table:table-cell>
          <table:table-cell table:style-name="ce15" table:formula="of:=[Liste.C5]" office:value-type="string" office:string-value="Julien" calcext:value-type="string">
            <text:p>Julien</text:p>
          </table:table-cell>
          <table:table-cell table:style-name="ce21" table:formula="of:=[Liste.D5]" office:value-type="string" office:string-value="2-A" calcext:value-type="string">
            <text:p>2-A</text:p>
          </table:table-cell>
          <table:table-cell table:style-name="ce21" table:formula="of:=IF(AND(['Detail Notes S3'.E5]&gt;10 ; ['Detail Notes S3'.G5] &gt; 8 ; ['Detail Notes S3'.H5]&gt;8 ; ['Detail Notes S3'.I5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5]=&quot;validé&quot;;&quot;&quot;;IF(['Detail Notes S3'.G5]&gt;10;&quot;validé&quot;;&quot;non validé&quot;))">
            <text:p/>
          </table:table-cell>
          <table:table-cell table:style-name="ce21" table:formula="of:=IF([.E5]=&quot;validé&quot;;&quot;&quot;;IF(['Detail Notes S3'.H5]&gt;10;&quot;validé&quot;;&quot;non validé&quot;))">
            <text:p/>
          </table:table-cell>
          <table:table-cell table:style-name="ce21" table:formula="of:=IF([.E5]=&quot;validé&quot;;&quot;&quot;;IF(['Detail Notes S3'.I5]&gt;10;&quot;validé&quot;;&quot;non validé&quot;))">
            <text:p/>
          </table:table-cell>
          <table:table-cell office:value-type="string" calcext:value-type="string">
            <text:p>Problème de santé </text:p>
          </table:table-cell>
        </table:table-row>
        <table:table-row table:style-name="ro4">
          <table:table-cell table:style-name="ce15" table:formula="of:=[Liste.A6]" office:value-type="string" office:string-value="20150929" calcext:value-type="string">
            <text:p>20150929</text:p>
          </table:table-cell>
          <table:table-cell table:style-name="ce15" table:formula="of:=[Liste.B6]" office:value-type="string" office:string-value="BONTE" calcext:value-type="string">
            <text:p>BONTE</text:p>
          </table:table-cell>
          <table:table-cell table:style-name="ce15" table:formula="of:=[Liste.C6]" office:value-type="string" office:string-value="Nicolas" calcext:value-type="string">
            <text:p>Nicolas</text:p>
          </table:table-cell>
          <table:table-cell table:style-name="ce21" table:formula="of:=[Liste.D6]" office:value-type="string" office:string-value="2-A" calcext:value-type="string">
            <text:p>2-A</text:p>
          </table:table-cell>
          <table:table-cell table:style-name="ce21" table:formula="of:=IF(AND(['Detail Notes S3'.E6]&gt;10 ; ['Detail Notes S3'.G6] &gt; 8 ; ['Detail Notes S3'.H6]&gt;8 ; ['Detail Notes S3'.I6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6]=&quot;validé&quot;;&quot;&quot;;IF(['Detail Notes S3'.G6]&gt;10;&quot;validé&quot;;&quot;non validé&quot;))">
            <text:p/>
          </table:table-cell>
          <table:table-cell table:style-name="ce21" table:formula="of:=IF([.E6]=&quot;validé&quot;;&quot;&quot;;IF(['Detail Notes S3'.H6]&gt;10;&quot;validé&quot;;&quot;non validé&quot;))">
            <text:p/>
          </table:table-cell>
          <table:table-cell table:style-name="ce21" table:formula="of:=IF([.E6]=&quot;validé&quot;;&quot;&quot;;IF(['Detail Notes S3'.I6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7]" office:value-type="string" office:string-value="20150930" calcext:value-type="string">
            <text:p>20150930</text:p>
          </table:table-cell>
          <table:table-cell table:style-name="ce15" table:formula="of:=[Liste.B7]" office:value-type="string" office:string-value="BOULNOIS" calcext:value-type="string">
            <text:p>BOULNOIS</text:p>
          </table:table-cell>
          <table:table-cell table:style-name="ce15" table:formula="of:=[Liste.C7]" office:value-type="string" office:string-value="Louis" calcext:value-type="string">
            <text:p>Louis</text:p>
          </table:table-cell>
          <table:table-cell table:style-name="ce21" table:formula="of:=[Liste.D7]" office:value-type="string" office:string-value="2-A" calcext:value-type="string">
            <text:p>2-A</text:p>
          </table:table-cell>
          <table:table-cell table:style-name="ce21" table:formula="of:=IF(AND(['Detail Notes S3'.E7]&gt;10 ; ['Detail Notes S3'.G7] &gt; 8 ; ['Detail Notes S3'.H7]&gt;8 ; ['Detail Notes S3'.I7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7]=&quot;validé&quot;;&quot;&quot;;IF(['Detail Notes S3'.G7]&gt;10;&quot;validé&quot;;&quot;non validé&quot;))">
            <text:p/>
          </table:table-cell>
          <table:table-cell table:style-name="ce21" table:formula="of:=IF([.E7]=&quot;validé&quot;;&quot;&quot;;IF(['Detail Notes S3'.H7]&gt;10;&quot;validé&quot;;&quot;non validé&quot;))">
            <text:p/>
          </table:table-cell>
          <table:table-cell table:style-name="ce21" table:formula="of:=IF([.E7]=&quot;validé&quot;;&quot;&quot;;IF(['Detail Notes S3'.I7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8]" office:value-type="string" office:string-value="20150931" calcext:value-type="string">
            <text:p>20150931</text:p>
          </table:table-cell>
          <table:table-cell table:style-name="ce15" table:formula="of:=[Liste.B8]" office:value-type="string" office:string-value="CHATELET" calcext:value-type="string">
            <text:p>CHATELET</text:p>
          </table:table-cell>
          <table:table-cell table:style-name="ce15" table:formula="of:=[Liste.C8]" office:value-type="string" office:string-value="Hadrien" calcext:value-type="string">
            <text:p>Hadrien</text:p>
          </table:table-cell>
          <table:table-cell table:style-name="ce21" table:formula="of:=[Liste.D8]" office:value-type="string" office:string-value="2-B" calcext:value-type="string">
            <text:p>2-B</text:p>
          </table:table-cell>
          <table:table-cell table:style-name="ce21" table:formula="of:=IF(AND(['Detail Notes S3'.E8]&gt;10 ; ['Detail Notes S3'.G8] &gt; 8 ; ['Detail Notes S3'.H8]&gt;8 ; ['Detail Notes S3'.I8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8]=&quot;validé&quot;;&quot;&quot;;IF(['Detail Notes S3'.G8]&gt;10;&quot;validé&quot;;&quot;non validé&quot;))">
            <text:p/>
          </table:table-cell>
          <table:table-cell table:style-name="ce21" table:formula="of:=IF([.E8]=&quot;validé&quot;;&quot;&quot;;IF(['Detail Notes S3'.H8]&gt;10;&quot;validé&quot;;&quot;non validé&quot;))">
            <text:p/>
          </table:table-cell>
          <table:table-cell table:style-name="ce21" table:formula="of:=IF([.E8]=&quot;validé&quot;;&quot;&quot;;IF(['Detail Notes S3'.I8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9]" office:value-type="string" office:string-value="20150932" calcext:value-type="string">
            <text:p>20150932</text:p>
          </table:table-cell>
          <table:table-cell table:style-name="ce15" table:formula="of:=[Liste.B9]" office:value-type="string" office:string-value="CLEROT" calcext:value-type="string">
            <text:p>CLEROT</text:p>
          </table:table-cell>
          <table:table-cell table:style-name="ce15" table:formula="of:=[Liste.C9]" office:value-type="string" office:string-value="Jérémy" calcext:value-type="string">
            <text:p>Jérémy</text:p>
          </table:table-cell>
          <table:table-cell table:style-name="ce21" table:formula="of:=[Liste.D9]" office:value-type="string" office:string-value="2-C" calcext:value-type="string">
            <text:p>2-C</text:p>
          </table:table-cell>
          <table:table-cell table:style-name="ce21" table:formula="of:=IF(AND(['Detail Notes S3'.E9]&gt;10 ; ['Detail Notes S3'.G9] &gt; 8 ; ['Detail Notes S3'.H9]&gt;8 ; ['Detail Notes S3'.I9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9]=&quot;validé&quot;;&quot;&quot;;IF(['Detail Notes S3'.G9]&gt;10;&quot;validé&quot;;&quot;non validé&quot;))">
            <text:p/>
          </table:table-cell>
          <table:table-cell table:style-name="ce21" table:formula="of:=IF([.E9]=&quot;validé&quot;;&quot;&quot;;IF(['Detail Notes S3'.H9]&gt;10;&quot;validé&quot;;&quot;non validé&quot;))">
            <text:p/>
          </table:table-cell>
          <table:table-cell table:style-name="ce21" table:formula="of:=IF([.E9]=&quot;validé&quot;;&quot;&quot;;IF(['Detail Notes S3'.I9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10]" office:value-type="string" office:string-value="20150933" calcext:value-type="string">
            <text:p>20150933</text:p>
          </table:table-cell>
          <table:table-cell table:style-name="ce15" table:formula="of:=[Liste.B10]" office:value-type="string" office:string-value="CORNU" calcext:value-type="string">
            <text:p>CORNU</text:p>
          </table:table-cell>
          <table:table-cell table:style-name="ce15" table:formula="of:=[Liste.C10]" office:value-type="string" office:string-value="Bastien" calcext:value-type="string">
            <text:p>Bastien</text:p>
          </table:table-cell>
          <table:table-cell table:style-name="ce21" table:formula="of:=[Liste.D10]" office:value-type="string" office:string-value="2-C" calcext:value-type="string">
            <text:p>2-C</text:p>
          </table:table-cell>
          <table:table-cell table:style-name="ce21" table:formula="of:=IF(AND(['Detail Notes S3'.E10]&gt;10 ; ['Detail Notes S3'.G10] &gt; 8 ; ['Detail Notes S3'.H10]&gt;8 ; ['Detail Notes S3'.I10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10]=&quot;validé&quot;;&quot;&quot;;IF(['Detail Notes S3'.G10]&gt;10;&quot;validé&quot;;&quot;non validé&quot;))">
            <text:p/>
          </table:table-cell>
          <table:table-cell table:style-name="ce21" table:formula="of:=IF([.E10]=&quot;validé&quot;;&quot;&quot;;IF(['Detail Notes S3'.H10]&gt;10;&quot;validé&quot;;&quot;non validé&quot;))">
            <text:p/>
          </table:table-cell>
          <table:table-cell table:style-name="ce21" table:formula="of:=IF([.E10]=&quot;validé&quot;;&quot;&quot;;IF(['Detail Notes S3'.I10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11]" office:value-type="string" office:string-value="20150934" calcext:value-type="string">
            <text:p>20150934</text:p>
          </table:table-cell>
          <table:table-cell table:style-name="ce15" table:formula="of:=[Liste.B11]" office:value-type="string" office:string-value="DACHY" calcext:value-type="string">
            <text:p>DACHY</text:p>
          </table:table-cell>
          <table:table-cell table:style-name="ce15" table:formula="of:=[Liste.C11]" office:value-type="string" office:string-value="Remy" calcext:value-type="string">
            <text:p>Remy</text:p>
          </table:table-cell>
          <table:table-cell table:style-name="ce21" table:formula="of:=[Liste.D11]" office:value-type="string" office:string-value="2-B" calcext:value-type="string">
            <text:p>2-B</text:p>
          </table:table-cell>
          <table:table-cell table:style-name="ce21" table:formula="of:=IF(AND(['Detail Notes S3'.E11]&gt;10 ; ['Detail Notes S3'.G11] &gt; 8 ; ['Detail Notes S3'.H11]&gt;8 ; ['Detail Notes S3'.I11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11]=&quot;validé&quot;;&quot;&quot;;IF(['Detail Notes S3'.G11]&gt;10;&quot;validé&quot;;&quot;non validé&quot;))">
            <text:p/>
          </table:table-cell>
          <table:table-cell table:style-name="ce21" table:formula="of:=IF([.E11]=&quot;validé&quot;;&quot;&quot;;IF(['Detail Notes S3'.H11]&gt;10;&quot;validé&quot;;&quot;non validé&quot;))">
            <text:p/>
          </table:table-cell>
          <table:table-cell table:style-name="ce21" table:formula="of:=IF([.E11]=&quot;validé&quot;;&quot;&quot;;IF(['Detail Notes S3'.I11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12]" office:value-type="string" office:string-value="20150935" calcext:value-type="string">
            <text:p>20150935</text:p>
          </table:table-cell>
          <table:table-cell table:style-name="ce15" table:formula="of:=[Liste.B12]" office:value-type="string" office:string-value="DANGLETERRE" calcext:value-type="string">
            <text:p>DANGLETERRE</text:p>
          </table:table-cell>
          <table:table-cell table:style-name="ce15" table:formula="of:=[Liste.C12]" office:value-type="string" office:string-value="Thomas" calcext:value-type="string">
            <text:p>Thomas</text:p>
          </table:table-cell>
          <table:table-cell table:style-name="ce21" table:formula="of:=[Liste.D12]" office:value-type="string" office:string-value="2-C" calcext:value-type="string">
            <text:p>2-C</text:p>
          </table:table-cell>
          <table:table-cell table:style-name="ce21" table:formula="of:=IF(AND(['Detail Notes S3'.E12]&gt;10 ; ['Detail Notes S3'.G12] &gt; 8 ; ['Detail Notes S3'.H12]&gt;8 ; ['Detail Notes S3'.I12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12]=&quot;validé&quot;;&quot;&quot;;IF(['Detail Notes S3'.G12]&gt;10;&quot;validé&quot;;&quot;non validé&quot;))">
            <text:p/>
          </table:table-cell>
          <table:table-cell table:style-name="ce21" table:formula="of:=IF([.E12]=&quot;validé&quot;;&quot;&quot;;IF(['Detail Notes S3'.H12]&gt;10;&quot;validé&quot;;&quot;non validé&quot;))">
            <text:p/>
          </table:table-cell>
          <table:table-cell table:style-name="ce21" table:formula="of:=IF([.E12]=&quot;validé&quot;;&quot;&quot;;IF(['Detail Notes S3'.I12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13]" office:value-type="string" office:string-value="20150936" calcext:value-type="string">
            <text:p>20150936</text:p>
          </table:table-cell>
          <table:table-cell table:style-name="ce15" table:formula="of:=[Liste.B13]" office:value-type="string" office:string-value="DEBACKER" calcext:value-type="string">
            <text:p>DEBACKER</text:p>
          </table:table-cell>
          <table:table-cell table:style-name="ce15" table:formula="of:=[Liste.C13]" office:value-type="string" office:string-value="Thomas" calcext:value-type="string">
            <text:p>Thomas</text:p>
          </table:table-cell>
          <table:table-cell table:style-name="ce21" table:formula="of:=[Liste.D13]" office:value-type="string" office:string-value="2-C" calcext:value-type="string">
            <text:p>2-C</text:p>
          </table:table-cell>
          <table:table-cell table:style-name="ce21" table:formula="of:=IF(AND(['Detail Notes S3'.E13]&gt;10 ; ['Detail Notes S3'.G13] &gt; 8 ; ['Detail Notes S3'.H13]&gt;8 ; ['Detail Notes S3'.I13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13]=&quot;validé&quot;;&quot;&quot;;IF(['Detail Notes S3'.G13]&gt;10;&quot;validé&quot;;&quot;non validé&quot;))">
            <text:p/>
          </table:table-cell>
          <table:table-cell table:style-name="ce21" table:formula="of:=IF([.E13]=&quot;validé&quot;;&quot;&quot;;IF(['Detail Notes S3'.H13]&gt;10;&quot;validé&quot;;&quot;non validé&quot;))">
            <text:p/>
          </table:table-cell>
          <table:table-cell table:style-name="ce21" table:formula="of:=IF([.E13]=&quot;validé&quot;;&quot;&quot;;IF(['Detail Notes S3'.I13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14]" office:value-type="string" office:string-value="20150937" calcext:value-type="string">
            <text:p>20150937</text:p>
          </table:table-cell>
          <table:table-cell table:style-name="ce15" table:formula="of:=[Liste.B14]" office:value-type="string" office:string-value="DELBREUVE" calcext:value-type="string">
            <text:p>DELBREUVE</text:p>
          </table:table-cell>
          <table:table-cell table:style-name="ce15" table:formula="of:=[Liste.C14]" office:value-type="string" office:string-value="Benjamin" calcext:value-type="string">
            <text:p>Benjamin</text:p>
          </table:table-cell>
          <table:table-cell table:style-name="ce21" table:formula="of:=[Liste.D14]" office:value-type="string" office:string-value="2-C" calcext:value-type="string">
            <text:p>2-C</text:p>
          </table:table-cell>
          <table:table-cell table:style-name="ce21" table:formula="of:=IF(AND(['Detail Notes S3'.E14]&gt;10 ; ['Detail Notes S3'.G14] &gt; 8 ; ['Detail Notes S3'.H14]&gt;8 ; ['Detail Notes S3'.I14]&gt; 8); &quot;validé&quot;; &quot;non validé&quot;)" office:value-type="string" office:string-value="non validé" calcext:value-type="string">
            <text:p>non validé</text:p>
          </table:table-cell>
          <table:table-cell table:style-name="ce21" table:formula="of:=IF([.E14]=&quot;validé&quot;;&quot;&quot;;IF(['Detail Notes S3'.G14]&gt;10;&quot;validé&quot;;&quot;non validé&quot;))" office:value-type="string" office:string-value="non validé" calcext:value-type="string">
            <text:p>non validé</text:p>
          </table:table-cell>
          <table:table-cell table:style-name="ce21" table:formula="of:=IF([.E14]=&quot;validé&quot;;&quot;&quot;;IF(['Detail Notes S3'.H14]&gt;10;&quot;validé&quot;;&quot;non validé&quot;))" office:value-type="string" office:string-value="validé" calcext:value-type="string">
            <text:p>validé</text:p>
          </table:table-cell>
          <table:table-cell table:style-name="ce21" table:formula="of:=IF([.E14]=&quot;validé&quot;;&quot;&quot;;IF(['Detail Notes S3'.I14]&gt;10;&quot;validé&quot;;&quot;non validé&quot;))" office:value-type="string" office:string-value="validé" calcext:value-type="string">
            <text:p>validé</text:p>
          </table:table-cell>
          <table:table-cell/>
        </table:table-row>
        <table:table-row table:style-name="ro4">
          <table:table-cell table:style-name="ce15" table:formula="of:=[Liste.A15]" office:value-type="string" office:string-value="20150938" calcext:value-type="string">
            <text:p>20150938</text:p>
          </table:table-cell>
          <table:table-cell table:style-name="ce15" table:formula="of:=[Liste.B15]" office:value-type="string" office:string-value="DEROSNE" calcext:value-type="string">
            <text:p>DEROSNE</text:p>
          </table:table-cell>
          <table:table-cell table:style-name="ce15" table:formula="of:=[Liste.C15]" office:value-type="string" office:string-value="Florentin" calcext:value-type="string">
            <text:p>Florentin</text:p>
          </table:table-cell>
          <table:table-cell table:style-name="ce21" table:formula="of:=[Liste.D15]" office:value-type="string" office:string-value="2-B" calcext:value-type="string">
            <text:p>2-B</text:p>
          </table:table-cell>
          <table:table-cell table:style-name="ce21" table:formula="of:=IF(AND(['Detail Notes S3'.E15]&gt;10 ; ['Detail Notes S3'.G15] &gt; 8 ; ['Detail Notes S3'.H15]&gt;8 ; ['Detail Notes S3'.I15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15]=&quot;validé&quot;;&quot;&quot;;IF(['Detail Notes S3'.G15]&gt;10;&quot;validé&quot;;&quot;non validé&quot;))">
            <text:p/>
          </table:table-cell>
          <table:table-cell table:style-name="ce21" table:formula="of:=IF([.E15]=&quot;validé&quot;;&quot;&quot;;IF(['Detail Notes S3'.H15]&gt;10;&quot;validé&quot;;&quot;non validé&quot;))">
            <text:p/>
          </table:table-cell>
          <table:table-cell table:style-name="ce21" table:formula="of:=IF([.E15]=&quot;validé&quot;;&quot;&quot;;IF(['Detail Notes S3'.I15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16]" office:value-type="string" office:string-value="20150939" calcext:value-type="string">
            <text:p>20150939</text:p>
          </table:table-cell>
          <table:table-cell table:style-name="ce15" table:formula="of:=[Liste.B16]" office:value-type="string" office:string-value="DUHAUT" calcext:value-type="string">
            <text:p>DUHAUT</text:p>
          </table:table-cell>
          <table:table-cell table:style-name="ce15" table:formula="of:=[Liste.C16]" office:value-type="string" office:string-value="Thomas" calcext:value-type="string">
            <text:p>Thomas</text:p>
          </table:table-cell>
          <table:table-cell table:style-name="ce21" table:formula="of:=[Liste.D16]" office:value-type="string" office:string-value="2-A" calcext:value-type="string">
            <text:p>2-A</text:p>
          </table:table-cell>
          <table:table-cell table:style-name="ce21" table:formula="of:=IF(AND(['Detail Notes S3'.E16]&gt;10 ; ['Detail Notes S3'.G16] &gt; 8 ; ['Detail Notes S3'.H16]&gt;8 ; ['Detail Notes S3'.I16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16]=&quot;validé&quot;;&quot;&quot;;IF(['Detail Notes S3'.G16]&gt;10;&quot;validé&quot;;&quot;non validé&quot;))">
            <text:p/>
          </table:table-cell>
          <table:table-cell table:style-name="ce21" table:formula="of:=IF([.E16]=&quot;validé&quot;;&quot;&quot;;IF(['Detail Notes S3'.H16]&gt;10;&quot;validé&quot;;&quot;non validé&quot;))">
            <text:p/>
          </table:table-cell>
          <table:table-cell table:style-name="ce21" table:formula="of:=IF([.E16]=&quot;validé&quot;;&quot;&quot;;IF(['Detail Notes S3'.I16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17]" office:value-type="string" office:string-value="20150940" calcext:value-type="string">
            <text:p>20150940</text:p>
          </table:table-cell>
          <table:table-cell table:style-name="ce15" table:formula="of:=[Liste.B17]" office:value-type="string" office:string-value="DUMETZ" calcext:value-type="string">
            <text:p>DUMETZ</text:p>
          </table:table-cell>
          <table:table-cell table:style-name="ce15" table:formula="of:=[Liste.C17]" office:value-type="string" office:string-value="Joffrey" calcext:value-type="string">
            <text:p>Joffrey</text:p>
          </table:table-cell>
          <table:table-cell table:style-name="ce21" table:formula="of:=[Liste.D17]" office:value-type="string" office:string-value="2-C" calcext:value-type="string">
            <text:p>2-C</text:p>
          </table:table-cell>
          <table:table-cell table:style-name="ce21" table:formula="of:=IF(AND(['Detail Notes S3'.E17]&gt;10 ; ['Detail Notes S3'.G17] &gt; 8 ; ['Detail Notes S3'.H17]&gt;8 ; ['Detail Notes S3'.I17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17]=&quot;validé&quot;;&quot;&quot;;IF(['Detail Notes S3'.G17]&gt;10;&quot;validé&quot;;&quot;non validé&quot;))">
            <text:p/>
          </table:table-cell>
          <table:table-cell table:style-name="ce21" table:formula="of:=IF([.E17]=&quot;validé&quot;;&quot;&quot;;IF(['Detail Notes S3'.H17]&gt;10;&quot;validé&quot;;&quot;non validé&quot;))">
            <text:p/>
          </table:table-cell>
          <table:table-cell table:style-name="ce21" table:formula="of:=IF([.E17]=&quot;validé&quot;;&quot;&quot;;IF(['Detail Notes S3'.I17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18]" office:value-type="string" office:string-value="20150941" calcext:value-type="string">
            <text:p>20150941</text:p>
          </table:table-cell>
          <table:table-cell table:style-name="ce15" table:formula="of:=[Liste.B18]" office:value-type="string" office:string-value="FEVRIER" calcext:value-type="string">
            <text:p>FEVRIER</text:p>
          </table:table-cell>
          <table:table-cell table:style-name="ce15" table:formula="of:=[Liste.C18]" office:value-type="string" office:string-value="Tennessee" calcext:value-type="string">
            <text:p>Tennessee</text:p>
          </table:table-cell>
          <table:table-cell table:style-name="ce21" table:formula="of:=[Liste.D18]" office:value-type="string" office:string-value="2-C" calcext:value-type="string">
            <text:p>2-C</text:p>
          </table:table-cell>
          <table:table-cell table:style-name="ce21" table:formula="of:=IF(AND(['Detail Notes S3'.E18]&gt;10 ; ['Detail Notes S3'.G18] &gt; 8 ; ['Detail Notes S3'.H18]&gt;8 ; ['Detail Notes S3'.I18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18]=&quot;validé&quot;;&quot;&quot;;IF(['Detail Notes S3'.G18]&gt;10;&quot;validé&quot;;&quot;non validé&quot;))">
            <text:p/>
          </table:table-cell>
          <table:table-cell table:style-name="ce21" table:formula="of:=IF([.E18]=&quot;validé&quot;;&quot;&quot;;IF(['Detail Notes S3'.H18]&gt;10;&quot;validé&quot;;&quot;non validé&quot;))">
            <text:p/>
          </table:table-cell>
          <table:table-cell table:style-name="ce21" table:formula="of:=IF([.E18]=&quot;validé&quot;;&quot;&quot;;IF(['Detail Notes S3'.I18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19]" office:value-type="string" office:string-value="20150942" calcext:value-type="string">
            <text:p>20150942</text:p>
          </table:table-cell>
          <table:table-cell table:style-name="ce15" table:formula="of:=[Liste.B19]" office:value-type="string" office:string-value="FORGET" calcext:value-type="string">
            <text:p>FORGET</text:p>
          </table:table-cell>
          <table:table-cell table:style-name="ce15" table:formula="of:=[Liste.C19]" office:value-type="string" office:string-value="Kévin" calcext:value-type="string">
            <text:p>Kévin</text:p>
          </table:table-cell>
          <table:table-cell table:style-name="ce21" table:formula="of:=[Liste.D19]" office:value-type="string" office:string-value="2-B" calcext:value-type="string">
            <text:p>2-B</text:p>
          </table:table-cell>
          <table:table-cell table:style-name="ce21" table:formula="of:=IF(AND(['Detail Notes S3'.E19]&gt;10 ; ['Detail Notes S3'.G19] &gt; 8 ; ['Detail Notes S3'.H19]&gt;8 ; ['Detail Notes S3'.I19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19]=&quot;validé&quot;;&quot;&quot;;IF(['Detail Notes S3'.G19]&gt;10;&quot;validé&quot;;&quot;non validé&quot;))">
            <text:p/>
          </table:table-cell>
          <table:table-cell table:style-name="ce21" table:formula="of:=IF([.E19]=&quot;validé&quot;;&quot;&quot;;IF(['Detail Notes S3'.H19]&gt;10;&quot;validé&quot;;&quot;non validé&quot;))">
            <text:p/>
          </table:table-cell>
          <table:table-cell table:style-name="ce21" table:formula="of:=IF([.E19]=&quot;validé&quot;;&quot;&quot;;IF(['Detail Notes S3'.I19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20]" office:value-type="string" office:string-value="20150943" calcext:value-type="string">
            <text:p>20150943</text:p>
          </table:table-cell>
          <table:table-cell table:style-name="ce15" table:formula="of:=[Liste.B20]" office:value-type="string" office:string-value="FROISSART" calcext:value-type="string">
            <text:p>FROISSART</text:p>
          </table:table-cell>
          <table:table-cell table:style-name="ce15" table:formula="of:=[Liste.C20]" office:value-type="string" office:string-value="Marie" calcext:value-type="string">
            <text:p>Marie</text:p>
          </table:table-cell>
          <table:table-cell table:style-name="ce21" table:formula="of:=[Liste.D20]" office:value-type="string" office:string-value="2-B" calcext:value-type="string">
            <text:p>2-B</text:p>
          </table:table-cell>
          <table:table-cell table:style-name="ce21" table:formula="of:=IF(AND(['Detail Notes S3'.E20]&gt;10 ; ['Detail Notes S3'.G20] &gt; 8 ; ['Detail Notes S3'.H20]&gt;8 ; ['Detail Notes S3'.I20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20]=&quot;validé&quot;;&quot;&quot;;IF(['Detail Notes S3'.G20]&gt;10;&quot;validé&quot;;&quot;non validé&quot;))">
            <text:p/>
          </table:table-cell>
          <table:table-cell table:style-name="ce21" table:formula="of:=IF([.E20]=&quot;validé&quot;;&quot;&quot;;IF(['Detail Notes S3'.H20]&gt;10;&quot;validé&quot;;&quot;non validé&quot;))">
            <text:p/>
          </table:table-cell>
          <table:table-cell table:style-name="ce21" table:formula="of:=IF([.E20]=&quot;validé&quot;;&quot;&quot;;IF(['Detail Notes S3'.I20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21]" office:value-type="string" office:string-value="20150944" calcext:value-type="string">
            <text:p>20150944</text:p>
          </table:table-cell>
          <table:table-cell table:style-name="ce15" table:formula="of:=[Liste.B21]" office:value-type="string" office:string-value="FRUY" calcext:value-type="string">
            <text:p>FRUY</text:p>
          </table:table-cell>
          <table:table-cell table:style-name="ce15" table:formula="of:=[Liste.C21]" office:value-type="string" office:string-value="Sébastien" calcext:value-type="string">
            <text:p>Sébastien</text:p>
          </table:table-cell>
          <table:table-cell table:style-name="ce21" table:formula="of:=[Liste.D21]" office:value-type="string" office:string-value="2-B" calcext:value-type="string">
            <text:p>2-B</text:p>
          </table:table-cell>
          <table:table-cell table:style-name="ce21" table:formula="of:=IF(AND(['Detail Notes S3'.E21]&gt;10 ; ['Detail Notes S3'.G21] &gt; 8 ; ['Detail Notes S3'.H21]&gt;8 ; ['Detail Notes S3'.I21]&gt; 8); &quot;validé&quot;; &quot;non validé&quot;)" office:value-type="string" office:string-value="non validé" calcext:value-type="string">
            <text:p>non validé</text:p>
          </table:table-cell>
          <table:table-cell table:style-name="ce21" table:formula="of:=IF([.E21]=&quot;validé&quot;;&quot;&quot;;IF(['Detail Notes S3'.G21]&gt;10;&quot;validé&quot;;&quot;non validé&quot;))" office:value-type="string" office:string-value="non validé" calcext:value-type="string">
            <text:p>non validé</text:p>
          </table:table-cell>
          <table:table-cell table:style-name="ce21" table:formula="of:=IF([.E21]=&quot;validé&quot;;&quot;&quot;;IF(['Detail Notes S3'.H21]&gt;10;&quot;validé&quot;;&quot;non validé&quot;))" office:value-type="string" office:string-value="validé" calcext:value-type="string">
            <text:p>validé</text:p>
          </table:table-cell>
          <table:table-cell table:style-name="ce21" table:formula="of:=IF([.E21]=&quot;validé&quot;;&quot;&quot;;IF(['Detail Notes S3'.I21]&gt;10;&quot;validé&quot;;&quot;non validé&quot;))" office:value-type="string" office:string-value="validé" calcext:value-type="string">
            <text:p>validé</text:p>
          </table:table-cell>
          <table:table-cell/>
        </table:table-row>
        <table:table-row table:style-name="ro4">
          <table:table-cell table:style-name="ce15" table:formula="of:=[Liste.A22]" office:value-type="string" office:string-value="20150945" calcext:value-type="string">
            <text:p>20150945</text:p>
          </table:table-cell>
          <table:table-cell table:style-name="ce15" table:formula="of:=[Liste.B22]" office:value-type="string" office:string-value="GEERAERT" calcext:value-type="string">
            <text:p>GEERAERT</text:p>
          </table:table-cell>
          <table:table-cell table:style-name="ce15" table:formula="of:=[Liste.C22]" office:value-type="string" office:string-value="Quentin" calcext:value-type="string">
            <text:p>Quentin</text:p>
          </table:table-cell>
          <table:table-cell table:style-name="ce21" table:formula="of:=[Liste.D22]" office:value-type="string" office:string-value="2-C" calcext:value-type="string">
            <text:p>2-C</text:p>
          </table:table-cell>
          <table:table-cell table:style-name="ce21" table:formula="of:=IF(AND(['Detail Notes S3'.E22]&gt;10 ; ['Detail Notes S3'.G22] &gt; 8 ; ['Detail Notes S3'.H22]&gt;8 ; ['Detail Notes S3'.I22]&gt; 8); &quot;validé&quot;; &quot;non validé&quot;)" office:value-type="string" office:string-value="non validé" calcext:value-type="string">
            <text:p>non validé</text:p>
          </table:table-cell>
          <table:table-cell table:style-name="ce21" table:formula="of:=IF([.E22]=&quot;validé&quot;;&quot;&quot;;IF(['Detail Notes S3'.G22]&gt;10;&quot;validé&quot;;&quot;non validé&quot;))" office:value-type="string" office:string-value="non validé" calcext:value-type="string">
            <text:p>non validé</text:p>
          </table:table-cell>
          <table:table-cell table:style-name="ce21" table:formula="of:=IF([.E22]=&quot;validé&quot;;&quot;&quot;;IF(['Detail Notes S3'.H22]&gt;10;&quot;validé&quot;;&quot;non validé&quot;))" office:value-type="string" office:string-value="validé" calcext:value-type="string">
            <text:p>validé</text:p>
          </table:table-cell>
          <table:table-cell table:style-name="ce21" table:formula="of:=IF([.E22]=&quot;validé&quot;;&quot;&quot;;IF(['Detail Notes S3'.I22]&gt;10;&quot;validé&quot;;&quot;non validé&quot;))" office:value-type="string" office:string-value="non validé" calcext:value-type="string">
            <text:p>non validé</text:p>
          </table:table-cell>
          <table:table-cell/>
        </table:table-row>
        <table:table-row table:style-name="ro4">
          <table:table-cell table:style-name="ce15" table:formula="of:=[Liste.A23]" office:value-type="string" office:string-value="20150946" calcext:value-type="string">
            <text:p>20150946</text:p>
          </table:table-cell>
          <table:table-cell table:style-name="ce15" table:formula="of:=[Liste.B23]" office:value-type="string" office:string-value="GREMBER" calcext:value-type="string">
            <text:p>GREMBER</text:p>
          </table:table-cell>
          <table:table-cell table:style-name="ce15" table:formula="of:=[Liste.C23]" office:value-type="string" office:string-value="Nicolas" calcext:value-type="string">
            <text:p>Nicolas</text:p>
          </table:table-cell>
          <table:table-cell table:style-name="ce21" table:formula="of:=[Liste.D23]" office:value-type="string" office:string-value="2-A" calcext:value-type="string">
            <text:p>2-A</text:p>
          </table:table-cell>
          <table:table-cell table:style-name="ce21" table:formula="of:=IF(AND(['Detail Notes S3'.E23]&gt;10 ; ['Detail Notes S3'.G23] &gt; 8 ; ['Detail Notes S3'.H23]&gt;8 ; ['Detail Notes S3'.I23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23]=&quot;validé&quot;;&quot;&quot;;IF(['Detail Notes S3'.G23]&gt;10;&quot;validé&quot;;&quot;non validé&quot;))">
            <text:p/>
          </table:table-cell>
          <table:table-cell table:style-name="ce21" table:formula="of:=IF([.E23]=&quot;validé&quot;;&quot;&quot;;IF(['Detail Notes S3'.H23]&gt;10;&quot;validé&quot;;&quot;non validé&quot;))">
            <text:p/>
          </table:table-cell>
          <table:table-cell table:style-name="ce21" table:formula="of:=IF([.E23]=&quot;validé&quot;;&quot;&quot;;IF(['Detail Notes S3'.I23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24]" office:value-type="string" office:string-value="20150947" calcext:value-type="string">
            <text:p>20150947</text:p>
          </table:table-cell>
          <table:table-cell table:style-name="ce15" table:formula="of:=[Liste.B24]" office:value-type="string" office:string-value="HENNAUT" calcext:value-type="string">
            <text:p>HENNAUT</text:p>
          </table:table-cell>
          <table:table-cell table:style-name="ce15" table:formula="of:=[Liste.C24]" office:value-type="string" office:string-value="Thibaut" calcext:value-type="string">
            <text:p>Thibaut</text:p>
          </table:table-cell>
          <table:table-cell table:style-name="ce21" table:formula="of:=[Liste.D24]" office:value-type="string" office:string-value="2-A" calcext:value-type="string">
            <text:p>2-A</text:p>
          </table:table-cell>
          <table:table-cell table:style-name="ce21" table:formula="of:=IF(AND(['Detail Notes S3'.E24]&gt;10 ; ['Detail Notes S3'.G24] &gt; 8 ; ['Detail Notes S3'.H24]&gt;8 ; ['Detail Notes S3'.I24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24]=&quot;validé&quot;;&quot;&quot;;IF(['Detail Notes S3'.G24]&gt;10;&quot;validé&quot;;&quot;non validé&quot;))">
            <text:p/>
          </table:table-cell>
          <table:table-cell table:style-name="ce21" table:formula="of:=IF([.E24]=&quot;validé&quot;;&quot;&quot;;IF(['Detail Notes S3'.H24]&gt;10;&quot;validé&quot;;&quot;non validé&quot;))">
            <text:p/>
          </table:table-cell>
          <table:table-cell table:style-name="ce21" table:formula="of:=IF([.E24]=&quot;validé&quot;;&quot;&quot;;IF(['Detail Notes S3'.I24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25]" office:value-type="string" office:string-value="20150948" calcext:value-type="string">
            <text:p>20150948</text:p>
          </table:table-cell>
          <table:table-cell table:style-name="ce15" table:formula="of:=[Liste.B25]" office:value-type="string" office:string-value="KURZAWSKI" calcext:value-type="string">
            <text:p>KURZAWSKI</text:p>
          </table:table-cell>
          <table:table-cell table:style-name="ce15" table:formula="of:=[Liste.C25]" office:value-type="string" office:string-value="Pierre" calcext:value-type="string">
            <text:p>Pierre</text:p>
          </table:table-cell>
          <table:table-cell table:style-name="ce21" table:formula="of:=[Liste.D25]" office:value-type="string" office:string-value="2-B" calcext:value-type="string">
            <text:p>2-B</text:p>
          </table:table-cell>
          <table:table-cell table:style-name="ce21" table:formula="of:=IF(AND(['Detail Notes S3'.E25]&gt;10 ; ['Detail Notes S3'.G25] &gt; 8 ; ['Detail Notes S3'.H25]&gt;8 ; ['Detail Notes S3'.I25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25]=&quot;validé&quot;;&quot;&quot;;IF(['Detail Notes S3'.G25]&gt;10;&quot;validé&quot;;&quot;non validé&quot;))">
            <text:p/>
          </table:table-cell>
          <table:table-cell table:style-name="ce21" table:formula="of:=IF([.E25]=&quot;validé&quot;;&quot;&quot;;IF(['Detail Notes S3'.H25]&gt;10;&quot;validé&quot;;&quot;non validé&quot;))">
            <text:p/>
          </table:table-cell>
          <table:table-cell table:style-name="ce21" table:formula="of:=IF([.E25]=&quot;validé&quot;;&quot;&quot;;IF(['Detail Notes S3'.I25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26]" office:value-type="string" office:string-value="20150949" calcext:value-type="string">
            <text:p>20150949</text:p>
          </table:table-cell>
          <table:table-cell table:style-name="ce15" table:formula="of:=[Liste.B26]" office:value-type="string" office:string-value="LAMBERSENS" calcext:value-type="string">
            <text:p>LAMBERSENS</text:p>
          </table:table-cell>
          <table:table-cell table:style-name="ce15" table:formula="of:=[Liste.C26]" office:value-type="string" office:string-value="Adrien" calcext:value-type="string">
            <text:p>Adrien</text:p>
          </table:table-cell>
          <table:table-cell table:style-name="ce21" table:formula="of:=[Liste.D26]" office:value-type="string" office:string-value="2-B" calcext:value-type="string">
            <text:p>2-B</text:p>
          </table:table-cell>
          <table:table-cell table:style-name="ce21" table:formula="of:=IF(AND(['Detail Notes S3'.E26]&gt;10 ; ['Detail Notes S3'.G26] &gt; 8 ; ['Detail Notes S3'.H26]&gt;8 ; ['Detail Notes S3'.I26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26]=&quot;validé&quot;;&quot;&quot;;IF(['Detail Notes S3'.G26]&gt;10;&quot;validé&quot;;&quot;non validé&quot;))">
            <text:p/>
          </table:table-cell>
          <table:table-cell table:style-name="ce21" table:formula="of:=IF([.E26]=&quot;validé&quot;;&quot;&quot;;IF(['Detail Notes S3'.H26]&gt;10;&quot;validé&quot;;&quot;non validé&quot;))">
            <text:p/>
          </table:table-cell>
          <table:table-cell table:style-name="ce21" table:formula="of:=IF([.E26]=&quot;validé&quot;;&quot;&quot;;IF(['Detail Notes S3'.I26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27]" office:value-type="string" office:string-value="20150950" calcext:value-type="string">
            <text:p>20150950</text:p>
          </table:table-cell>
          <table:table-cell table:style-name="ce15" table:formula="of:=[Liste.B27]" office:value-type="string" office:string-value="LE FOLL" calcext:value-type="string">
            <text:p>LE FOLL</text:p>
          </table:table-cell>
          <table:table-cell table:style-name="ce15" table:formula="of:=[Liste.C27]" office:value-type="string" office:string-value="Coralie" calcext:value-type="string">
            <text:p>Coralie</text:p>
          </table:table-cell>
          <table:table-cell table:style-name="ce21" table:formula="of:=[Liste.D27]" office:value-type="string" office:string-value="2-A" calcext:value-type="string">
            <text:p>2-A</text:p>
          </table:table-cell>
          <table:table-cell table:style-name="ce21" table:formula="of:=IF(AND(['Detail Notes S3'.E27]&gt;10 ; ['Detail Notes S3'.G27] &gt; 8 ; ['Detail Notes S3'.H27]&gt;8 ; ['Detail Notes S3'.I27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27]=&quot;validé&quot;;&quot;&quot;;IF(['Detail Notes S3'.G27]&gt;10;&quot;validé&quot;;&quot;non validé&quot;))">
            <text:p/>
          </table:table-cell>
          <table:table-cell table:style-name="ce21" table:formula="of:=IF([.E27]=&quot;validé&quot;;&quot;&quot;;IF(['Detail Notes S3'.H27]&gt;10;&quot;validé&quot;;&quot;non validé&quot;))">
            <text:p/>
          </table:table-cell>
          <table:table-cell table:style-name="ce21" table:formula="of:=IF([.E27]=&quot;validé&quot;;&quot;&quot;;IF(['Detail Notes S3'.I27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28]" office:value-type="string" office:string-value="20150951" calcext:value-type="string">
            <text:p>20150951</text:p>
          </table:table-cell>
          <table:table-cell table:style-name="ce15" table:formula="of:=[Liste.B28]" office:value-type="string" office:string-value="LECHA" calcext:value-type="string">
            <text:p>LECHA</text:p>
          </table:table-cell>
          <table:table-cell table:style-name="ce15" table:formula="of:=[Liste.C28]" office:value-type="string" office:string-value="Benjamin" calcext:value-type="string">
            <text:p>Benjamin</text:p>
          </table:table-cell>
          <table:table-cell table:style-name="ce21" table:formula="of:=[Liste.D28]" office:value-type="string" office:string-value="2-C" calcext:value-type="string">
            <text:p>2-C</text:p>
          </table:table-cell>
          <table:table-cell table:style-name="ce21" table:formula="of:=IF(AND(['Detail Notes S3'.E28]&gt;10 ; ['Detail Notes S3'.G28] &gt; 8 ; ['Detail Notes S3'.H28]&gt;8 ; ['Detail Notes S3'.I28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28]=&quot;validé&quot;;&quot;&quot;;IF(['Detail Notes S3'.G28]&gt;10;&quot;validé&quot;;&quot;non validé&quot;))">
            <text:p/>
          </table:table-cell>
          <table:table-cell table:style-name="ce21" table:formula="of:=IF([.E28]=&quot;validé&quot;;&quot;&quot;;IF(['Detail Notes S3'.H28]&gt;10;&quot;validé&quot;;&quot;non validé&quot;))">
            <text:p/>
          </table:table-cell>
          <table:table-cell table:style-name="ce21" table:formula="of:=IF([.E28]=&quot;validé&quot;;&quot;&quot;;IF(['Detail Notes S3'.I28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29]" office:value-type="string" office:string-value="20150952" calcext:value-type="string">
            <text:p>20150952</text:p>
          </table:table-cell>
          <table:table-cell table:style-name="ce15" table:formula="of:=[Liste.B29]" office:value-type="string" office:string-value="LEFAIT" calcext:value-type="string">
            <text:p>LEFAIT</text:p>
          </table:table-cell>
          <table:table-cell table:style-name="ce15" table:formula="of:=[Liste.C29]" office:value-type="string" office:string-value="Romain" calcext:value-type="string">
            <text:p>Romain</text:p>
          </table:table-cell>
          <table:table-cell table:style-name="ce21" table:formula="of:=[Liste.D29]" office:value-type="string" office:string-value="2-B" calcext:value-type="string">
            <text:p>2-B</text:p>
          </table:table-cell>
          <table:table-cell table:style-name="ce21" table:formula="of:=IF(AND(['Detail Notes S3'.E29]&gt;10 ; ['Detail Notes S3'.G29] &gt; 8 ; ['Detail Notes S3'.H29]&gt;8 ; ['Detail Notes S3'.I29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29]=&quot;validé&quot;;&quot;&quot;;IF(['Detail Notes S3'.G29]&gt;10;&quot;validé&quot;;&quot;non validé&quot;))">
            <text:p/>
          </table:table-cell>
          <table:table-cell table:style-name="ce21" table:formula="of:=IF([.E29]=&quot;validé&quot;;&quot;&quot;;IF(['Detail Notes S3'.H29]&gt;10;&quot;validé&quot;;&quot;non validé&quot;))">
            <text:p/>
          </table:table-cell>
          <table:table-cell table:style-name="ce21" table:formula="of:=IF([.E29]=&quot;validé&quot;;&quot;&quot;;IF(['Detail Notes S3'.I29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30]" office:value-type="string" office:string-value="20150953" calcext:value-type="string">
            <text:p>20150953</text:p>
          </table:table-cell>
          <table:table-cell table:style-name="ce15" table:formula="of:=[Liste.B30]" office:value-type="string" office:string-value="LEFEBVRE" calcext:value-type="string">
            <text:p>LEFEBVRE</text:p>
          </table:table-cell>
          <table:table-cell table:style-name="ce15" table:formula="of:=[Liste.C30]" office:value-type="string" office:string-value="Jéremy" calcext:value-type="string">
            <text:p>Jéremy</text:p>
          </table:table-cell>
          <table:table-cell table:style-name="ce21" table:formula="of:=[Liste.D30]" office:value-type="string" office:string-value="2-B" calcext:value-type="string">
            <text:p>2-B</text:p>
          </table:table-cell>
          <table:table-cell table:style-name="ce21" table:formula="of:=IF(AND(['Detail Notes S3'.E30]&gt;10 ; ['Detail Notes S3'.G30] &gt; 8 ; ['Detail Notes S3'.H30]&gt;8 ; ['Detail Notes S3'.I30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30]=&quot;validé&quot;;&quot;&quot;;IF(['Detail Notes S3'.G30]&gt;10;&quot;validé&quot;;&quot;non validé&quot;))">
            <text:p/>
          </table:table-cell>
          <table:table-cell table:style-name="ce21" table:formula="of:=IF([.E30]=&quot;validé&quot;;&quot;&quot;;IF(['Detail Notes S3'.H30]&gt;10;&quot;validé&quot;;&quot;non validé&quot;))">
            <text:p/>
          </table:table-cell>
          <table:table-cell table:style-name="ce21" table:formula="of:=IF([.E30]=&quot;validé&quot;;&quot;&quot;;IF(['Detail Notes S3'.I30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31]" office:value-type="string" office:string-value="20150954" calcext:value-type="string">
            <text:p>20150954</text:p>
          </table:table-cell>
          <table:table-cell table:style-name="ce15" table:formula="of:=[Liste.B31]" office:value-type="string" office:string-value="LEFEBVRE" calcext:value-type="string">
            <text:p>LEFEBVRE</text:p>
          </table:table-cell>
          <table:table-cell table:style-name="ce15" table:formula="of:=[Liste.C31]" office:value-type="string" office:string-value="Kévin" calcext:value-type="string">
            <text:p>Kévin</text:p>
          </table:table-cell>
          <table:table-cell table:style-name="ce21" table:formula="of:=[Liste.D31]" office:value-type="string" office:string-value="2-A" calcext:value-type="string">
            <text:p>2-A</text:p>
          </table:table-cell>
          <table:table-cell table:style-name="ce21" table:formula="of:=IF(AND(['Detail Notes S3'.E31]&gt;10 ; ['Detail Notes S3'.G31] &gt; 8 ; ['Detail Notes S3'.H31]&gt;8 ; ['Detail Notes S3'.I31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31]=&quot;validé&quot;;&quot;&quot;;IF(['Detail Notes S3'.G31]&gt;10;&quot;validé&quot;;&quot;non validé&quot;))">
            <text:p/>
          </table:table-cell>
          <table:table-cell table:style-name="ce21" table:formula="of:=IF([.E31]=&quot;validé&quot;;&quot;&quot;;IF(['Detail Notes S3'.H31]&gt;10;&quot;validé&quot;;&quot;non validé&quot;))">
            <text:p/>
          </table:table-cell>
          <table:table-cell table:style-name="ce21" table:formula="of:=IF([.E31]=&quot;validé&quot;;&quot;&quot;;IF(['Detail Notes S3'.I31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32]" office:value-type="string" office:string-value="20150955" calcext:value-type="string">
            <text:p>20150955</text:p>
          </table:table-cell>
          <table:table-cell table:style-name="ce15" table:formula="of:=[Liste.B32]" office:value-type="string" office:string-value="LEGRAND" calcext:value-type="string">
            <text:p>LEGRAND</text:p>
          </table:table-cell>
          <table:table-cell table:style-name="ce15" table:formula="of:=[Liste.C32]" office:value-type="string" office:string-value="Baptiste" calcext:value-type="string">
            <text:p>Baptiste</text:p>
          </table:table-cell>
          <table:table-cell table:style-name="ce21" table:formula="of:=[Liste.D32]" office:value-type="string" office:string-value="2-C" calcext:value-type="string">
            <text:p>2-C</text:p>
          </table:table-cell>
          <table:table-cell table:style-name="ce21" table:formula="of:=IF(AND(['Detail Notes S3'.E32]&gt;10 ; ['Detail Notes S3'.G32] &gt; 8 ; ['Detail Notes S3'.H32]&gt;8 ; ['Detail Notes S3'.I32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32]=&quot;validé&quot;;&quot;&quot;;IF(['Detail Notes S3'.G32]&gt;10;&quot;validé&quot;;&quot;non validé&quot;))">
            <text:p/>
          </table:table-cell>
          <table:table-cell table:style-name="ce21" table:formula="of:=IF([.E32]=&quot;validé&quot;;&quot;&quot;;IF(['Detail Notes S3'.H32]&gt;10;&quot;validé&quot;;&quot;non validé&quot;))">
            <text:p/>
          </table:table-cell>
          <table:table-cell table:style-name="ce21" table:formula="of:=IF([.E32]=&quot;validé&quot;;&quot;&quot;;IF(['Detail Notes S3'.I32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33]" office:value-type="string" office:string-value="20150956" calcext:value-type="string">
            <text:p>20150956</text:p>
          </table:table-cell>
          <table:table-cell table:style-name="ce15" table:formula="of:=[Liste.B33]" office:value-type="string" office:string-value="LEGRU" calcext:value-type="string">
            <text:p>LEGRU</text:p>
          </table:table-cell>
          <table:table-cell table:style-name="ce15" table:formula="of:=[Liste.C33]" office:value-type="string" office:string-value="Florent" calcext:value-type="string">
            <text:p>Florent</text:p>
          </table:table-cell>
          <table:table-cell table:style-name="ce21" table:formula="of:=[Liste.D33]" office:value-type="string" office:string-value="2-B" calcext:value-type="string">
            <text:p>2-B</text:p>
          </table:table-cell>
          <table:table-cell table:style-name="ce21" table:formula="of:=IF(AND(['Detail Notes S3'.E33]&gt;10 ; ['Detail Notes S3'.G33] &gt; 8 ; ['Detail Notes S3'.H33]&gt;8 ; ['Detail Notes S3'.I33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33]=&quot;validé&quot;;&quot;&quot;;IF(['Detail Notes S3'.G33]&gt;10;&quot;validé&quot;;&quot;non validé&quot;))">
            <text:p/>
          </table:table-cell>
          <table:table-cell table:style-name="ce21" table:formula="of:=IF([.E33]=&quot;validé&quot;;&quot;&quot;;IF(['Detail Notes S3'.H33]&gt;10;&quot;validé&quot;;&quot;non validé&quot;))">
            <text:p/>
          </table:table-cell>
          <table:table-cell table:style-name="ce21" table:formula="of:=IF([.E33]=&quot;validé&quot;;&quot;&quot;;IF(['Detail Notes S3'.I33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34]" office:value-type="string" office:string-value="20150957" calcext:value-type="string">
            <text:p>20150957</text:p>
          </table:table-cell>
          <table:table-cell table:style-name="ce15" table:formula="of:=[Liste.B34]" office:value-type="string" office:string-value="LEMAITRE" calcext:value-type="string">
            <text:p>LEMAITRE</text:p>
          </table:table-cell>
          <table:table-cell table:style-name="ce15" table:formula="of:=[Liste.C34]" office:value-type="string" office:string-value="Valentin" calcext:value-type="string">
            <text:p>Valentin</text:p>
          </table:table-cell>
          <table:table-cell table:style-name="ce21" table:formula="of:=[Liste.D34]" office:value-type="string" office:string-value="2-C" calcext:value-type="string">
            <text:p>2-C</text:p>
          </table:table-cell>
          <table:table-cell table:style-name="ce21" table:formula="of:=IF(AND(['Detail Notes S3'.E34]&gt;10 ; ['Detail Notes S3'.G34] &gt; 8 ; ['Detail Notes S3'.H34]&gt;8 ; ['Detail Notes S3'.I34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34]=&quot;validé&quot;;&quot;&quot;;IF(['Detail Notes S3'.G34]&gt;10;&quot;validé&quot;;&quot;non validé&quot;))">
            <text:p/>
          </table:table-cell>
          <table:table-cell table:style-name="ce21" table:formula="of:=IF([.E34]=&quot;validé&quot;;&quot;&quot;;IF(['Detail Notes S3'.H34]&gt;10;&quot;validé&quot;;&quot;non validé&quot;))">
            <text:p/>
          </table:table-cell>
          <table:table-cell table:style-name="ce21" table:formula="of:=IF([.E34]=&quot;validé&quot;;&quot;&quot;;IF(['Detail Notes S3'.I34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35]" office:value-type="string" office:string-value="20150958" calcext:value-type="string">
            <text:p>20150958</text:p>
          </table:table-cell>
          <table:table-cell table:style-name="ce15" table:formula="of:=[Liste.B35]" office:value-type="string" office:string-value="LESAFFRE" calcext:value-type="string">
            <text:p>LESAFFRE</text:p>
          </table:table-cell>
          <table:table-cell table:style-name="ce15" table:formula="of:=[Liste.C35]" office:value-type="string" office:string-value="Romain" calcext:value-type="string">
            <text:p>Romain</text:p>
          </table:table-cell>
          <table:table-cell table:style-name="ce21" table:formula="of:=[Liste.D35]" office:value-type="string" office:string-value="2-A" calcext:value-type="string">
            <text:p>2-A</text:p>
          </table:table-cell>
          <table:table-cell table:style-name="ce21" table:formula="of:=IF(AND(['Detail Notes S3'.E35]&gt;10 ; ['Detail Notes S3'.G35] &gt; 8 ; ['Detail Notes S3'.H35]&gt;8 ; ['Detail Notes S3'.I35]&gt; 8); &quot;validé&quot;; &quot;non validé&quot;)" office:value-type="string" office:string-value="non validé" calcext:value-type="string">
            <text:p>non validé</text:p>
          </table:table-cell>
          <table:table-cell table:style-name="ce21" table:formula="of:=IF([.E35]=&quot;validé&quot;;&quot;&quot;;IF(['Detail Notes S3'.G35]&gt;10;&quot;validé&quot;;&quot;non validé&quot;))" office:value-type="string" office:string-value="non validé" calcext:value-type="string">
            <text:p>non validé</text:p>
          </table:table-cell>
          <table:table-cell table:style-name="ce21" table:formula="of:=IF([.E35]=&quot;validé&quot;;&quot;&quot;;IF(['Detail Notes S3'.H35]&gt;10;&quot;validé&quot;;&quot;non validé&quot;))" office:value-type="string" office:string-value="validé" calcext:value-type="string">
            <text:p>validé</text:p>
          </table:table-cell>
          <table:table-cell table:style-name="ce21" table:formula="of:=IF([.E35]=&quot;validé&quot;;&quot;&quot;;IF(['Detail Notes S3'.I35]&gt;10;&quot;validé&quot;;&quot;non validé&quot;))" office:value-type="string" office:string-value="validé" calcext:value-type="string">
            <text:p>validé</text:p>
          </table:table-cell>
          <table:table-cell/>
        </table:table-row>
        <table:table-row table:style-name="ro4">
          <table:table-cell table:style-name="ce15" table:formula="of:=[Liste.A36]" office:value-type="string" office:string-value="20150959" calcext:value-type="string">
            <text:p>20150959</text:p>
          </table:table-cell>
          <table:table-cell table:style-name="ce15" table:formula="of:=[Liste.B36]" office:value-type="string" office:string-value="LETERTRE" calcext:value-type="string">
            <text:p>LETERTRE</text:p>
          </table:table-cell>
          <table:table-cell table:style-name="ce15" table:formula="of:=[Liste.C36]" office:value-type="string" office:string-value="Florian" calcext:value-type="string">
            <text:p>Florian</text:p>
          </table:table-cell>
          <table:table-cell table:style-name="ce21" table:formula="of:=[Liste.D36]" office:value-type="string" office:string-value="2-C" calcext:value-type="string">
            <text:p>2-C</text:p>
          </table:table-cell>
          <table:table-cell table:style-name="ce21" table:formula="of:=IF(AND(['Detail Notes S3'.E36]&gt;10 ; ['Detail Notes S3'.G36] &gt; 8 ; ['Detail Notes S3'.H36]&gt;8 ; ['Detail Notes S3'.I36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36]=&quot;validé&quot;;&quot;&quot;;IF(['Detail Notes S3'.G36]&gt;10;&quot;validé&quot;;&quot;non validé&quot;))">
            <text:p/>
          </table:table-cell>
          <table:table-cell table:style-name="ce21" table:formula="of:=IF([.E36]=&quot;validé&quot;;&quot;&quot;;IF(['Detail Notes S3'.H36]&gt;10;&quot;validé&quot;;&quot;non validé&quot;))">
            <text:p/>
          </table:table-cell>
          <table:table-cell table:style-name="ce21" table:formula="of:=IF([.E36]=&quot;validé&quot;;&quot;&quot;;IF(['Detail Notes S3'.I36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37]" office:value-type="string" office:string-value="20150960" calcext:value-type="string">
            <text:p>20150960</text:p>
          </table:table-cell>
          <table:table-cell table:style-name="ce15" table:formula="of:=[Liste.B37]" office:value-type="string" office:string-value="LONGOUR" calcext:value-type="string">
            <text:p>LONGOUR</text:p>
          </table:table-cell>
          <table:table-cell table:style-name="ce15" table:formula="of:=[Liste.C37]" office:value-type="string" office:string-value="David" calcext:value-type="string">
            <text:p>David</text:p>
          </table:table-cell>
          <table:table-cell table:style-name="ce21" table:formula="of:=[Liste.D37]" office:value-type="string" office:string-value="2-A" calcext:value-type="string">
            <text:p>2-A</text:p>
          </table:table-cell>
          <table:table-cell table:style-name="ce21" table:formula="of:=IF(AND(['Detail Notes S3'.E37]&gt;10 ; ['Detail Notes S3'.G37] &gt; 8 ; ['Detail Notes S3'.H37]&gt;8 ; ['Detail Notes S3'.I37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37]=&quot;validé&quot;;&quot;&quot;;IF(['Detail Notes S3'.G37]&gt;10;&quot;validé&quot;;&quot;non validé&quot;))">
            <text:p/>
          </table:table-cell>
          <table:table-cell table:style-name="ce21" table:formula="of:=IF([.E37]=&quot;validé&quot;;&quot;&quot;;IF(['Detail Notes S3'.H37]&gt;10;&quot;validé&quot;;&quot;non validé&quot;))">
            <text:p/>
          </table:table-cell>
          <table:table-cell table:style-name="ce21" table:formula="of:=IF([.E37]=&quot;validé&quot;;&quot;&quot;;IF(['Detail Notes S3'.I37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38]" office:value-type="string" office:string-value="20150961" calcext:value-type="string">
            <text:p>20150961</text:p>
          </table:table-cell>
          <table:table-cell table:style-name="ce15" table:formula="of:=[Liste.B38]" office:value-type="string" office:string-value="LOOPE" calcext:value-type="string">
            <text:p>LOOPE</text:p>
          </table:table-cell>
          <table:table-cell table:style-name="ce15" table:formula="of:=[Liste.C38]" office:value-type="string" office:string-value="Giovanni" calcext:value-type="string">
            <text:p>Giovanni</text:p>
          </table:table-cell>
          <table:table-cell table:style-name="ce21" table:formula="of:=[Liste.D38]" office:value-type="string" office:string-value="2-A" calcext:value-type="string">
            <text:p>2-A</text:p>
          </table:table-cell>
          <table:table-cell table:style-name="ce21" table:formula="of:=IF(AND(['Detail Notes S3'.E38]&gt;10 ; ['Detail Notes S3'.G38] &gt; 8 ; ['Detail Notes S3'.H38]&gt;8 ; ['Detail Notes S3'.I38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38]=&quot;validé&quot;;&quot;&quot;;IF(['Detail Notes S3'.G38]&gt;10;&quot;validé&quot;;&quot;non validé&quot;))">
            <text:p/>
          </table:table-cell>
          <table:table-cell table:style-name="ce21" table:formula="of:=IF([.E38]=&quot;validé&quot;;&quot;&quot;;IF(['Detail Notes S3'.H38]&gt;10;&quot;validé&quot;;&quot;non validé&quot;))">
            <text:p/>
          </table:table-cell>
          <table:table-cell table:style-name="ce21" table:formula="of:=IF([.E38]=&quot;validé&quot;;&quot;&quot;;IF(['Detail Notes S3'.I38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39]" office:value-type="string" office:string-value="20150962" calcext:value-type="string">
            <text:p>20150962</text:p>
          </table:table-cell>
          <table:table-cell table:style-name="ce15" table:formula="of:=[Liste.B39]" office:value-type="string" office:string-value="MAERTEN" calcext:value-type="string">
            <text:p>MAERTEN</text:p>
          </table:table-cell>
          <table:table-cell table:style-name="ce15" table:formula="of:=[Liste.C39]" office:value-type="string" office:string-value="Nicolas" calcext:value-type="string">
            <text:p>Nicolas</text:p>
          </table:table-cell>
          <table:table-cell table:style-name="ce21" table:formula="of:=[Liste.D39]" office:value-type="string" office:string-value="2-A" calcext:value-type="string">
            <text:p>2-A</text:p>
          </table:table-cell>
          <table:table-cell table:style-name="ce21" table:formula="of:=IF(AND(['Detail Notes S3'.E39]&gt;10 ; ['Detail Notes S3'.G39] &gt; 8 ; ['Detail Notes S3'.H39]&gt;8 ; ['Detail Notes S3'.I39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39]=&quot;validé&quot;;&quot;&quot;;IF(['Detail Notes S3'.G39]&gt;10;&quot;validé&quot;;&quot;non validé&quot;))">
            <text:p/>
          </table:table-cell>
          <table:table-cell table:style-name="ce21" table:formula="of:=IF([.E39]=&quot;validé&quot;;&quot;&quot;;IF(['Detail Notes S3'.H39]&gt;10;&quot;validé&quot;;&quot;non validé&quot;))">
            <text:p/>
          </table:table-cell>
          <table:table-cell table:style-name="ce21" table:formula="of:=IF([.E39]=&quot;validé&quot;;&quot;&quot;;IF(['Detail Notes S3'.I39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40]" office:value-type="string" office:string-value="20150963" calcext:value-type="string">
            <text:p>20150963</text:p>
          </table:table-cell>
          <table:table-cell table:style-name="ce15" table:formula="of:=[Liste.B40]" office:value-type="string" office:string-value="MAILLOT" calcext:value-type="string">
            <text:p>MAILLOT</text:p>
          </table:table-cell>
          <table:table-cell table:style-name="ce15" table:formula="of:=[Liste.C40]" office:value-type="string" office:string-value="Maxime" calcext:value-type="string">
            <text:p>Maxime</text:p>
          </table:table-cell>
          <table:table-cell table:style-name="ce21" table:formula="of:=[Liste.D40]" office:value-type="string" office:string-value="2-B" calcext:value-type="string">
            <text:p>2-B</text:p>
          </table:table-cell>
          <table:table-cell table:style-name="ce21" table:formula="of:=IF(AND(['Detail Notes S3'.E40]&gt;10 ; ['Detail Notes S3'.G40] &gt; 8 ; ['Detail Notes S3'.H40]&gt;8 ; ['Detail Notes S3'.I40]&gt; 8); &quot;validé&quot;; &quot;non validé&quot;)" office:value-type="string" office:string-value="non validé" calcext:value-type="string">
            <text:p>non validé</text:p>
          </table:table-cell>
          <table:table-cell table:style-name="ce21" table:formula="of:=IF([.E40]=&quot;validé&quot;;&quot;&quot;;IF(['Detail Notes S3'.G40]&gt;10;&quot;validé&quot;;&quot;non validé&quot;))" office:value-type="string" office:string-value="non validé" calcext:value-type="string">
            <text:p>non validé</text:p>
          </table:table-cell>
          <table:table-cell table:style-name="ce21" table:formula="of:=IF([.E40]=&quot;validé&quot;;&quot;&quot;;IF(['Detail Notes S3'.H40]&gt;10;&quot;validé&quot;;&quot;non validé&quot;))" office:value-type="string" office:string-value="validé" calcext:value-type="string">
            <text:p>validé</text:p>
          </table:table-cell>
          <table:table-cell table:style-name="ce21" table:formula="of:=IF([.E40]=&quot;validé&quot;;&quot;&quot;;IF(['Detail Notes S3'.I40]&gt;10;&quot;validé&quot;;&quot;non validé&quot;))" office:value-type="string" office:string-value="non validé" calcext:value-type="string">
            <text:p>non validé</text:p>
          </table:table-cell>
          <table:table-cell/>
        </table:table-row>
        <table:table-row table:style-name="ro4">
          <table:table-cell table:style-name="ce15" table:formula="of:=[Liste.A41]" office:value-type="string" office:string-value="20150964" calcext:value-type="string">
            <text:p>20150964</text:p>
          </table:table-cell>
          <table:table-cell table:style-name="ce15" table:formula="of:=[Liste.B41]" office:value-type="string" office:string-value="MARIE" calcext:value-type="string">
            <text:p>MARIE</text:p>
          </table:table-cell>
          <table:table-cell table:style-name="ce15" table:formula="of:=[Liste.C41]" office:value-type="string" office:string-value="Louis" calcext:value-type="string">
            <text:p>Louis</text:p>
          </table:table-cell>
          <table:table-cell table:style-name="ce21" table:formula="of:=[Liste.D41]" office:value-type="string" office:string-value="2-A" calcext:value-type="string">
            <text:p>2-A</text:p>
          </table:table-cell>
          <table:table-cell table:style-name="ce21" table:formula="of:=IF(AND(['Detail Notes S3'.E41]&gt;10 ; ['Detail Notes S3'.G41] &gt; 8 ; ['Detail Notes S3'.H41]&gt;8 ; ['Detail Notes S3'.I41]&gt; 8); &quot;validé&quot;; &quot;non validé&quot;)" office:value-type="string" office:string-value="non validé" calcext:value-type="string">
            <text:p>non validé</text:p>
          </table:table-cell>
          <table:table-cell table:style-name="ce21" table:formula="of:=IF([.E41]=&quot;validé&quot;;&quot;&quot;;IF(['Detail Notes S3'.G41]&gt;10;&quot;validé&quot;;&quot;non validé&quot;))" office:value-type="string" office:string-value="non validé" calcext:value-type="string">
            <text:p>non validé</text:p>
          </table:table-cell>
          <table:table-cell table:style-name="ce21" table:formula="of:=IF([.E41]=&quot;validé&quot;;&quot;&quot;;IF(['Detail Notes S3'.H41]&gt;10;&quot;validé&quot;;&quot;non validé&quot;))" office:value-type="string" office:string-value="validé" calcext:value-type="string">
            <text:p>validé</text:p>
          </table:table-cell>
          <table:table-cell table:style-name="ce21" table:formula="of:=IF([.E41]=&quot;validé&quot;;&quot;&quot;;IF(['Detail Notes S3'.I41]&gt;10;&quot;validé&quot;;&quot;non validé&quot;))" office:value-type="string" office:string-value="validé" calcext:value-type="string">
            <text:p>validé</text:p>
          </table:table-cell>
          <table:table-cell/>
        </table:table-row>
        <table:table-row table:style-name="ro4">
          <table:table-cell table:style-name="ce15" table:formula="of:=[Liste.A42]" office:value-type="string" office:string-value="20150965" calcext:value-type="string">
            <text:p>20150965</text:p>
          </table:table-cell>
          <table:table-cell table:style-name="ce15" table:formula="of:=[Liste.B42]" office:value-type="string" office:string-value="MARTIN" calcext:value-type="string">
            <text:p>MARTIN</text:p>
          </table:table-cell>
          <table:table-cell table:style-name="ce15" table:formula="of:=[Liste.C42]" office:value-type="string" office:string-value="Alexandre" calcext:value-type="string">
            <text:p>Alexandre</text:p>
          </table:table-cell>
          <table:table-cell table:style-name="ce21" table:formula="of:=[Liste.D42]" office:value-type="string" office:string-value="2-C" calcext:value-type="string">
            <text:p>2-C</text:p>
          </table:table-cell>
          <table:table-cell table:style-name="ce21" table:formula="of:=IF(AND(['Detail Notes S3'.E42]&gt;10 ; ['Detail Notes S3'.G42] &gt; 8 ; ['Detail Notes S3'.H42]&gt;8 ; ['Detail Notes S3'.I42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42]=&quot;validé&quot;;&quot;&quot;;IF(['Detail Notes S3'.G42]&gt;10;&quot;validé&quot;;&quot;non validé&quot;))">
            <text:p/>
          </table:table-cell>
          <table:table-cell table:style-name="ce21" table:formula="of:=IF([.E42]=&quot;validé&quot;;&quot;&quot;;IF(['Detail Notes S3'.H42]&gt;10;&quot;validé&quot;;&quot;non validé&quot;))">
            <text:p/>
          </table:table-cell>
          <table:table-cell table:style-name="ce21" table:formula="of:=IF([.E42]=&quot;validé&quot;;&quot;&quot;;IF(['Detail Notes S3'.I42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43]" office:value-type="string" office:string-value="20150966" calcext:value-type="string">
            <text:p>20150966</text:p>
          </table:table-cell>
          <table:table-cell table:style-name="ce15" table:formula="of:=[Liste.B43]" office:value-type="string" office:string-value="MASSELOT" calcext:value-type="string">
            <text:p>MASSELOT</text:p>
          </table:table-cell>
          <table:table-cell table:style-name="ce15" table:formula="of:=[Liste.C43]" office:value-type="string" office:string-value="Romain" calcext:value-type="string">
            <text:p>Romain</text:p>
          </table:table-cell>
          <table:table-cell table:style-name="ce21" table:formula="of:=[Liste.D43]" office:value-type="string" office:string-value="2-A" calcext:value-type="string">
            <text:p>2-A</text:p>
          </table:table-cell>
          <table:table-cell table:style-name="ce21" table:formula="of:=IF(AND(['Detail Notes S3'.E43]&gt;10 ; ['Detail Notes S3'.G43] &gt; 8 ; ['Detail Notes S3'.H43]&gt;8 ; ['Detail Notes S3'.I43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43]=&quot;validé&quot;;&quot;&quot;;IF(['Detail Notes S3'.G43]&gt;10;&quot;validé&quot;;&quot;non validé&quot;))">
            <text:p/>
          </table:table-cell>
          <table:table-cell table:style-name="ce21" table:formula="of:=IF([.E43]=&quot;validé&quot;;&quot;&quot;;IF(['Detail Notes S3'.H43]&gt;10;&quot;validé&quot;;&quot;non validé&quot;))">
            <text:p/>
          </table:table-cell>
          <table:table-cell table:style-name="ce21" table:formula="of:=IF([.E43]=&quot;validé&quot;;&quot;&quot;;IF(['Detail Notes S3'.I43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44]" office:value-type="string" office:string-value="20150967" calcext:value-type="string">
            <text:p>20150967</text:p>
          </table:table-cell>
          <table:table-cell table:style-name="ce15" table:formula="of:=[Liste.B44]" office:value-type="string" office:string-value="MERLIN" calcext:value-type="string">
            <text:p>MERLIN</text:p>
          </table:table-cell>
          <table:table-cell table:style-name="ce15" table:formula="of:=[Liste.C44]" office:value-type="string" office:string-value="Anthony" calcext:value-type="string">
            <text:p>Anthony</text:p>
          </table:table-cell>
          <table:table-cell table:style-name="ce21" table:formula="of:=[Liste.D44]" office:value-type="string" office:string-value="2-A" calcext:value-type="string">
            <text:p>2-A</text:p>
          </table:table-cell>
          <table:table-cell table:style-name="ce21" table:formula="of:=IF(AND(['Detail Notes S3'.E44]&gt;10 ; ['Detail Notes S3'.G44] &gt; 8 ; ['Detail Notes S3'.H44]&gt;8 ; ['Detail Notes S3'.I44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44]=&quot;validé&quot;;&quot;&quot;;IF(['Detail Notes S3'.G44]&gt;10;&quot;validé&quot;;&quot;non validé&quot;))">
            <text:p/>
          </table:table-cell>
          <table:table-cell table:style-name="ce21" table:formula="of:=IF([.E44]=&quot;validé&quot;;&quot;&quot;;IF(['Detail Notes S3'.H44]&gt;10;&quot;validé&quot;;&quot;non validé&quot;))">
            <text:p/>
          </table:table-cell>
          <table:table-cell table:style-name="ce21" table:formula="of:=IF([.E44]=&quot;validé&quot;;&quot;&quot;;IF(['Detail Notes S3'.I44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45]" office:value-type="string" office:string-value="20150968" calcext:value-type="string">
            <text:p>20150968</text:p>
          </table:table-cell>
          <table:table-cell table:style-name="ce15" table:formula="of:=[Liste.B45]" office:value-type="string" office:string-value="PETIT" calcext:value-type="string">
            <text:p>PETIT</text:p>
          </table:table-cell>
          <table:table-cell table:style-name="ce15" table:formula="of:=[Liste.C45]" office:value-type="string" office:string-value="Chloe" calcext:value-type="string">
            <text:p>Chloe</text:p>
          </table:table-cell>
          <table:table-cell table:style-name="ce21" table:formula="of:=[Liste.D45]" office:value-type="string" office:string-value="2-C" calcext:value-type="string">
            <text:p>2-C</text:p>
          </table:table-cell>
          <table:table-cell table:style-name="ce21" table:formula="of:=IF(AND(['Detail Notes S3'.E45]&gt;10 ; ['Detail Notes S3'.G45] &gt; 8 ; ['Detail Notes S3'.H45]&gt;8 ; ['Detail Notes S3'.I45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45]=&quot;validé&quot;;&quot;&quot;;IF(['Detail Notes S3'.G45]&gt;10;&quot;validé&quot;;&quot;non validé&quot;))">
            <text:p/>
          </table:table-cell>
          <table:table-cell table:style-name="ce21" table:formula="of:=IF([.E45]=&quot;validé&quot;;&quot;&quot;;IF(['Detail Notes S3'.H45]&gt;10;&quot;validé&quot;;&quot;non validé&quot;))">
            <text:p/>
          </table:table-cell>
          <table:table-cell table:style-name="ce21" table:formula="of:=IF([.E45]=&quot;validé&quot;;&quot;&quot;;IF(['Detail Notes S3'.I45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46]" office:value-type="string" office:string-value="20150969" calcext:value-type="string">
            <text:p>20150969</text:p>
          </table:table-cell>
          <table:table-cell table:style-name="ce15" table:formula="of:=[Liste.B46]" office:value-type="string" office:string-value="POLAN" calcext:value-type="string">
            <text:p>POLAN</text:p>
          </table:table-cell>
          <table:table-cell table:style-name="ce15" table:formula="of:=[Liste.C46]" office:value-type="string" office:string-value="Geoffrey" calcext:value-type="string">
            <text:p>Geoffrey</text:p>
          </table:table-cell>
          <table:table-cell table:style-name="ce21" table:formula="of:=[Liste.D46]" office:value-type="string" office:string-value="2-A" calcext:value-type="string">
            <text:p>2-A</text:p>
          </table:table-cell>
          <table:table-cell table:style-name="ce21" table:formula="of:=IF(AND(['Detail Notes S3'.E46]&gt;10 ; ['Detail Notes S3'.G46] &gt; 8 ; ['Detail Notes S3'.H46]&gt;8 ; ['Detail Notes S3'.I46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46]=&quot;validé&quot;;&quot;&quot;;IF(['Detail Notes S3'.G46]&gt;10;&quot;validé&quot;;&quot;non validé&quot;))">
            <text:p/>
          </table:table-cell>
          <table:table-cell table:style-name="ce21" table:formula="of:=IF([.E46]=&quot;validé&quot;;&quot;&quot;;IF(['Detail Notes S3'.H46]&gt;10;&quot;validé&quot;;&quot;non validé&quot;))">
            <text:p/>
          </table:table-cell>
          <table:table-cell table:style-name="ce21" table:formula="of:=IF([.E46]=&quot;validé&quot;;&quot;&quot;;IF(['Detail Notes S3'.I46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47]" office:value-type="string" office:string-value="20150970" calcext:value-type="string">
            <text:p>20150970</text:p>
          </table:table-cell>
          <table:table-cell table:style-name="ce15" table:formula="of:=[Liste.B47]" office:value-type="string" office:string-value="POUILLY" calcext:value-type="string">
            <text:p>POUILLY</text:p>
          </table:table-cell>
          <table:table-cell table:style-name="ce15" table:formula="of:=[Liste.C47]" office:value-type="string" office:string-value="Gaetan" calcext:value-type="string">
            <text:p>Gaetan</text:p>
          </table:table-cell>
          <table:table-cell table:style-name="ce21" table:formula="of:=[Liste.D47]" office:value-type="string" office:string-value="2-B" calcext:value-type="string">
            <text:p>2-B</text:p>
          </table:table-cell>
          <table:table-cell table:style-name="ce21" table:formula="of:=IF(AND(['Detail Notes S3'.E47]&gt;10 ; ['Detail Notes S3'.G47] &gt; 8 ; ['Detail Notes S3'.H47]&gt;8 ; ['Detail Notes S3'.I47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47]=&quot;validé&quot;;&quot;&quot;;IF(['Detail Notes S3'.G47]&gt;10;&quot;validé&quot;;&quot;non validé&quot;))">
            <text:p/>
          </table:table-cell>
          <table:table-cell table:style-name="ce21" table:formula="of:=IF([.E47]=&quot;validé&quot;;&quot;&quot;;IF(['Detail Notes S3'.H47]&gt;10;&quot;validé&quot;;&quot;non validé&quot;))">
            <text:p/>
          </table:table-cell>
          <table:table-cell table:style-name="ce21" table:formula="of:=IF([.E47]=&quot;validé&quot;;&quot;&quot;;IF(['Detail Notes S3'.I47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48]" office:value-type="string" office:string-value="20150971" calcext:value-type="string">
            <text:p>20150971</text:p>
          </table:table-cell>
          <table:table-cell table:style-name="ce15" table:formula="of:=[Liste.B48]" office:value-type="string" office:string-value="ROLAND" calcext:value-type="string">
            <text:p>ROLAND</text:p>
          </table:table-cell>
          <table:table-cell table:style-name="ce15" table:formula="of:=[Liste.C48]" office:value-type="string" office:string-value="Jeremie" calcext:value-type="string">
            <text:p>Jeremie</text:p>
          </table:table-cell>
          <table:table-cell table:style-name="ce21" table:formula="of:=[Liste.D48]" office:value-type="string" office:string-value="2-C" calcext:value-type="string">
            <text:p>2-C</text:p>
          </table:table-cell>
          <table:table-cell table:style-name="ce21" table:formula="of:=IF(AND(['Detail Notes S3'.E48]&gt;10 ; ['Detail Notes S3'.G48] &gt; 8 ; ['Detail Notes S3'.H48]&gt;8 ; ['Detail Notes S3'.I48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48]=&quot;validé&quot;;&quot;&quot;;IF(['Detail Notes S3'.G48]&gt;10;&quot;validé&quot;;&quot;non validé&quot;))">
            <text:p/>
          </table:table-cell>
          <table:table-cell table:style-name="ce21" table:formula="of:=IF([.E48]=&quot;validé&quot;;&quot;&quot;;IF(['Detail Notes S3'.H48]&gt;10;&quot;validé&quot;;&quot;non validé&quot;))">
            <text:p/>
          </table:table-cell>
          <table:table-cell table:style-name="ce21" table:formula="of:=IF([.E48]=&quot;validé&quot;;&quot;&quot;;IF(['Detail Notes S3'.I48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49]" office:value-type="string" office:string-value="20150972" calcext:value-type="string">
            <text:p>20150972</text:p>
          </table:table-cell>
          <table:table-cell table:style-name="ce15" table:formula="of:=[Liste.B49]" office:value-type="string" office:string-value="ROTTIERS" calcext:value-type="string">
            <text:p>ROTTIERS</text:p>
          </table:table-cell>
          <table:table-cell table:style-name="ce15" table:formula="of:=[Liste.C49]" office:value-type="string" office:string-value="Theo" calcext:value-type="string">
            <text:p>Theo</text:p>
          </table:table-cell>
          <table:table-cell table:style-name="ce21" table:formula="of:=[Liste.D49]" office:value-type="string" office:string-value="2-B" calcext:value-type="string">
            <text:p>2-B</text:p>
          </table:table-cell>
          <table:table-cell table:style-name="ce21" table:formula="of:=IF(AND(['Detail Notes S3'.E49]&gt;10 ; ['Detail Notes S3'.G49] &gt; 8 ; ['Detail Notes S3'.H49]&gt;8 ; ['Detail Notes S3'.I49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49]=&quot;validé&quot;;&quot;&quot;;IF(['Detail Notes S3'.G49]&gt;10;&quot;validé&quot;;&quot;non validé&quot;))">
            <text:p/>
          </table:table-cell>
          <table:table-cell table:style-name="ce21" table:formula="of:=IF([.E49]=&quot;validé&quot;;&quot;&quot;;IF(['Detail Notes S3'.H49]&gt;10;&quot;validé&quot;;&quot;non validé&quot;))">
            <text:p/>
          </table:table-cell>
          <table:table-cell table:style-name="ce21" table:formula="of:=IF([.E49]=&quot;validé&quot;;&quot;&quot;;IF(['Detail Notes S3'.I49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50]" office:value-type="string" office:string-value="20150973" calcext:value-type="string">
            <text:p>20150973</text:p>
          </table:table-cell>
          <table:table-cell table:style-name="ce15" table:formula="of:=[Liste.B50]" office:value-type="string" office:string-value="SACRE" calcext:value-type="string">
            <text:p>SACRE</text:p>
          </table:table-cell>
          <table:table-cell table:style-name="ce15" table:formula="of:=[Liste.C50]" office:value-type="string" office:string-value="Pierre" calcext:value-type="string">
            <text:p>Pierre</text:p>
          </table:table-cell>
          <table:table-cell table:style-name="ce21" table:formula="of:=[Liste.D50]" office:value-type="string" office:string-value="2-B" calcext:value-type="string">
            <text:p>2-B</text:p>
          </table:table-cell>
          <table:table-cell table:style-name="ce21" table:formula="of:=IF(AND(['Detail Notes S3'.E50]&gt;10 ; ['Detail Notes S3'.G50] &gt; 8 ; ['Detail Notes S3'.H50]&gt;8 ; ['Detail Notes S3'.I50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50]=&quot;validé&quot;;&quot;&quot;;IF(['Detail Notes S3'.G50]&gt;10;&quot;validé&quot;;&quot;non validé&quot;))">
            <text:p/>
          </table:table-cell>
          <table:table-cell table:style-name="ce21" table:formula="of:=IF([.E50]=&quot;validé&quot;;&quot;&quot;;IF(['Detail Notes S3'.H50]&gt;10;&quot;validé&quot;;&quot;non validé&quot;))">
            <text:p/>
          </table:table-cell>
          <table:table-cell table:style-name="ce21" table:formula="of:=IF([.E50]=&quot;validé&quot;;&quot;&quot;;IF(['Detail Notes S3'.I50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51]" office:value-type="string" office:string-value="20150974" calcext:value-type="string">
            <text:p>20150974</text:p>
          </table:table-cell>
          <table:table-cell table:style-name="ce15" table:formula="of:=[Liste.B51]" office:value-type="string" office:string-value="SCHILLER" calcext:value-type="string">
            <text:p>SCHILLER</text:p>
          </table:table-cell>
          <table:table-cell table:style-name="ce15" table:formula="of:=[Liste.C51]" office:value-type="string" office:string-value="Dylan" calcext:value-type="string">
            <text:p>Dylan</text:p>
          </table:table-cell>
          <table:table-cell table:style-name="ce21" table:formula="of:=[Liste.D51]" office:value-type="string" office:string-value="2-C" calcext:value-type="string">
            <text:p>2-C</text:p>
          </table:table-cell>
          <table:table-cell table:style-name="ce21" table:formula="of:=IF(AND(['Detail Notes S3'.E51]&gt;10 ; ['Detail Notes S3'.G51] &gt; 8 ; ['Detail Notes S3'.H51]&gt;8 ; ['Detail Notes S3'.I51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51]=&quot;validé&quot;;&quot;&quot;;IF(['Detail Notes S3'.G51]&gt;10;&quot;validé&quot;;&quot;non validé&quot;))">
            <text:p/>
          </table:table-cell>
          <table:table-cell table:style-name="ce21" table:formula="of:=IF([.E51]=&quot;validé&quot;;&quot;&quot;;IF(['Detail Notes S3'.H51]&gt;10;&quot;validé&quot;;&quot;non validé&quot;))">
            <text:p/>
          </table:table-cell>
          <table:table-cell table:style-name="ce21" table:formula="of:=IF([.E51]=&quot;validé&quot;;&quot;&quot;;IF(['Detail Notes S3'.I51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52]" office:value-type="string" office:string-value="20150975" calcext:value-type="string">
            <text:p>20150975</text:p>
          </table:table-cell>
          <table:table-cell table:style-name="ce15" table:formula="of:=[Liste.B52]" office:value-type="string" office:string-value="SURET" calcext:value-type="string">
            <text:p>SURET</text:p>
          </table:table-cell>
          <table:table-cell table:style-name="ce15" table:formula="of:=[Liste.C52]" office:value-type="string" office:string-value="Kévin" calcext:value-type="string">
            <text:p>Kévin</text:p>
          </table:table-cell>
          <table:table-cell table:style-name="ce21" table:formula="of:=[Liste.D52]" office:value-type="string" office:string-value="2-A" calcext:value-type="string">
            <text:p>2-A</text:p>
          </table:table-cell>
          <table:table-cell table:style-name="ce21" table:formula="of:=IF(AND(['Detail Notes S3'.E52]&gt;10 ; ['Detail Notes S3'.G52] &gt; 8 ; ['Detail Notes S3'.H52]&gt;8 ; ['Detail Notes S3'.I52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52]=&quot;validé&quot;;&quot;&quot;;IF(['Detail Notes S3'.G52]&gt;10;&quot;validé&quot;;&quot;non validé&quot;))">
            <text:p/>
          </table:table-cell>
          <table:table-cell table:style-name="ce21" table:formula="of:=IF([.E52]=&quot;validé&quot;;&quot;&quot;;IF(['Detail Notes S3'.H52]&gt;10;&quot;validé&quot;;&quot;non validé&quot;))">
            <text:p/>
          </table:table-cell>
          <table:table-cell table:style-name="ce21" table:formula="of:=IF([.E52]=&quot;validé&quot;;&quot;&quot;;IF(['Detail Notes S3'.I52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53]" office:value-type="string" office:string-value="20150976" calcext:value-type="string">
            <text:p>20150976</text:p>
          </table:table-cell>
          <table:table-cell table:style-name="ce15" table:formula="of:=[Liste.B53]" office:value-type="string" office:string-value="SZKARADEK" calcext:value-type="string">
            <text:p>SZKARADEK</text:p>
          </table:table-cell>
          <table:table-cell table:style-name="ce15" table:formula="of:=[Liste.C53]" office:value-type="string" office:string-value="Thibaud" calcext:value-type="string">
            <text:p>Thibaud</text:p>
          </table:table-cell>
          <table:table-cell table:style-name="ce21" table:formula="of:=[Liste.D53]" office:value-type="string" office:string-value="2-B" calcext:value-type="string">
            <text:p>2-B</text:p>
          </table:table-cell>
          <table:table-cell table:style-name="ce21" table:formula="of:=IF(AND(['Detail Notes S3'.E53]&gt;10 ; ['Detail Notes S3'.G53] &gt; 8 ; ['Detail Notes S3'.H53]&gt;8 ; ['Detail Notes S3'.I53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53]=&quot;validé&quot;;&quot;&quot;;IF(['Detail Notes S3'.G53]&gt;10;&quot;validé&quot;;&quot;non validé&quot;))">
            <text:p/>
          </table:table-cell>
          <table:table-cell table:style-name="ce21" table:formula="of:=IF([.E53]=&quot;validé&quot;;&quot;&quot;;IF(['Detail Notes S3'.H53]&gt;10;&quot;validé&quot;;&quot;non validé&quot;))">
            <text:p/>
          </table:table-cell>
          <table:table-cell table:style-name="ce21" table:formula="of:=IF([.E53]=&quot;validé&quot;;&quot;&quot;;IF(['Detail Notes S3'.I53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54]" office:value-type="string" office:string-value="20150977" calcext:value-type="string">
            <text:p>20150977</text:p>
          </table:table-cell>
          <table:table-cell table:style-name="ce15" table:formula="of:=[Liste.B54]" office:value-type="string" office:string-value="SZYMURA" calcext:value-type="string">
            <text:p>SZYMURA</text:p>
          </table:table-cell>
          <table:table-cell table:style-name="ce15" table:formula="of:=[Liste.C54]" office:value-type="string" office:string-value="Alexandre" calcext:value-type="string">
            <text:p>Alexandre</text:p>
          </table:table-cell>
          <table:table-cell table:style-name="ce21" table:formula="of:=[Liste.D54]" office:value-type="string" office:string-value="2-C" calcext:value-type="string">
            <text:p>2-C</text:p>
          </table:table-cell>
          <table:table-cell table:style-name="ce21" table:formula="of:=IF(AND(['Detail Notes S3'.E54]&gt;10 ; ['Detail Notes S3'.G54] &gt; 8 ; ['Detail Notes S3'.H54]&gt;8 ; ['Detail Notes S3'.I54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54]=&quot;validé&quot;;&quot;&quot;;IF(['Detail Notes S3'.G54]&gt;10;&quot;validé&quot;;&quot;non validé&quot;))">
            <text:p/>
          </table:table-cell>
          <table:table-cell table:style-name="ce21" table:formula="of:=IF([.E54]=&quot;validé&quot;;&quot;&quot;;IF(['Detail Notes S3'.H54]&gt;10;&quot;validé&quot;;&quot;non validé&quot;))">
            <text:p/>
          </table:table-cell>
          <table:table-cell table:style-name="ce21" table:formula="of:=IF([.E54]=&quot;validé&quot;;&quot;&quot;;IF(['Detail Notes S3'.I54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55]" office:value-type="string" office:string-value="20150978" calcext:value-type="string">
            <text:p>20150978</text:p>
          </table:table-cell>
          <table:table-cell table:style-name="ce15" table:formula="of:=[Liste.B55]" office:value-type="string" office:string-value="TANG" calcext:value-type="string">
            <text:p>TANG</text:p>
          </table:table-cell>
          <table:table-cell table:style-name="ce15" table:formula="of:=[Liste.C55]" office:value-type="string" office:string-value="Frédéric" calcext:value-type="string">
            <text:p>Frédéric</text:p>
          </table:table-cell>
          <table:table-cell table:style-name="ce21" table:formula="of:=[Liste.D55]" office:value-type="string" office:string-value="2-C" calcext:value-type="string">
            <text:p>2-C</text:p>
          </table:table-cell>
          <table:table-cell table:style-name="ce21" table:formula="of:=IF(AND(['Detail Notes S3'.E55]&gt;10 ; ['Detail Notes S3'.G55] &gt; 8 ; ['Detail Notes S3'.H55]&gt;8 ; ['Detail Notes S3'.I55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55]=&quot;validé&quot;;&quot;&quot;;IF(['Detail Notes S3'.G55]&gt;10;&quot;validé&quot;;&quot;non validé&quot;))">
            <text:p/>
          </table:table-cell>
          <table:table-cell table:style-name="ce21" table:formula="of:=IF([.E55]=&quot;validé&quot;;&quot;&quot;;IF(['Detail Notes S3'.H55]&gt;10;&quot;validé&quot;;&quot;non validé&quot;))">
            <text:p/>
          </table:table-cell>
          <table:table-cell table:style-name="ce21" table:formula="of:=IF([.E55]=&quot;validé&quot;;&quot;&quot;;IF(['Detail Notes S3'.I55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56]" office:value-type="string" office:string-value="20150979" calcext:value-type="string">
            <text:p>20150979</text:p>
          </table:table-cell>
          <table:table-cell table:style-name="ce15" table:formula="of:=[Liste.B56]" office:value-type="string" office:string-value="TASSART" calcext:value-type="string">
            <text:p>TASSART</text:p>
          </table:table-cell>
          <table:table-cell table:style-name="ce15" table:formula="of:=[Liste.C56]" office:value-type="string" office:string-value="Alexandre" calcext:value-type="string">
            <text:p>Alexandre</text:p>
          </table:table-cell>
          <table:table-cell table:style-name="ce21" table:formula="of:=[Liste.D56]" office:value-type="string" office:string-value="2-B" calcext:value-type="string">
            <text:p>2-B</text:p>
          </table:table-cell>
          <table:table-cell table:style-name="ce21" table:formula="of:=IF(AND(['Detail Notes S3'.E56]&gt;10 ; ['Detail Notes S3'.G56] &gt; 8 ; ['Detail Notes S3'.H56]&gt;8 ; ['Detail Notes S3'.I56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56]=&quot;validé&quot;;&quot;&quot;;IF(['Detail Notes S3'.G56]&gt;10;&quot;validé&quot;;&quot;non validé&quot;))">
            <text:p/>
          </table:table-cell>
          <table:table-cell table:style-name="ce21" table:formula="of:=IF([.E56]=&quot;validé&quot;;&quot;&quot;;IF(['Detail Notes S3'.H56]&gt;10;&quot;validé&quot;;&quot;non validé&quot;))">
            <text:p/>
          </table:table-cell>
          <table:table-cell table:style-name="ce21" table:formula="of:=IF([.E56]=&quot;validé&quot;;&quot;&quot;;IF(['Detail Notes S3'.I56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57]" office:value-type="string" office:string-value="20150980" calcext:value-type="string">
            <text:p>20150980</text:p>
          </table:table-cell>
          <table:table-cell table:style-name="ce15" table:formula="of:=[Liste.B57]" office:value-type="string" office:string-value="THERAGE" calcext:value-type="string">
            <text:p>THERAGE</text:p>
          </table:table-cell>
          <table:table-cell table:style-name="ce15" table:formula="of:=[Liste.C57]" office:value-type="string" office:string-value="Lucas" calcext:value-type="string">
            <text:p>Lucas</text:p>
          </table:table-cell>
          <table:table-cell table:style-name="ce21" table:formula="of:=[Liste.D57]" office:value-type="string" office:string-value="2-A" calcext:value-type="string">
            <text:p>2-A</text:p>
          </table:table-cell>
          <table:table-cell table:style-name="ce21" table:formula="of:=IF(AND(['Detail Notes S3'.E57]&gt;10 ; ['Detail Notes S3'.G57] &gt; 8 ; ['Detail Notes S3'.H57]&gt;8 ; ['Detail Notes S3'.I57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57]=&quot;validé&quot;;&quot;&quot;;IF(['Detail Notes S3'.G57]&gt;10;&quot;validé&quot;;&quot;non validé&quot;))">
            <text:p/>
          </table:table-cell>
          <table:table-cell table:style-name="ce21" table:formula="of:=IF([.E57]=&quot;validé&quot;;&quot;&quot;;IF(['Detail Notes S3'.H57]&gt;10;&quot;validé&quot;;&quot;non validé&quot;))">
            <text:p/>
          </table:table-cell>
          <table:table-cell table:style-name="ce21" table:formula="of:=IF([.E57]=&quot;validé&quot;;&quot;&quot;;IF(['Detail Notes S3'.I57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58]" office:value-type="string" office:string-value="20150981" calcext:value-type="string">
            <text:p>20150981</text:p>
          </table:table-cell>
          <table:table-cell table:style-name="ce15" table:formula="of:=[Liste.B58]" office:value-type="string" office:string-value="THOMAS" calcext:value-type="string">
            <text:p>THOMAS</text:p>
          </table:table-cell>
          <table:table-cell table:style-name="ce15" table:formula="of:=[Liste.C58]" office:value-type="string" office:string-value="Louis" calcext:value-type="string">
            <text:p>Louis</text:p>
          </table:table-cell>
          <table:table-cell table:style-name="ce21" table:formula="of:=[Liste.D58]" office:value-type="string" office:string-value="2-B" calcext:value-type="string">
            <text:p>2-B</text:p>
          </table:table-cell>
          <table:table-cell table:style-name="ce21" table:formula="of:=IF(AND(['Detail Notes S3'.E58]&gt;10 ; ['Detail Notes S3'.G58] &gt; 8 ; ['Detail Notes S3'.H58]&gt;8 ; ['Detail Notes S3'.I58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58]=&quot;validé&quot;;&quot;&quot;;IF(['Detail Notes S3'.G58]&gt;10;&quot;validé&quot;;&quot;non validé&quot;))">
            <text:p/>
          </table:table-cell>
          <table:table-cell table:style-name="ce21" table:formula="of:=IF([.E58]=&quot;validé&quot;;&quot;&quot;;IF(['Detail Notes S3'.H58]&gt;10;&quot;validé&quot;;&quot;non validé&quot;))">
            <text:p/>
          </table:table-cell>
          <table:table-cell table:style-name="ce21" table:formula="of:=IF([.E58]=&quot;validé&quot;;&quot;&quot;;IF(['Detail Notes S3'.I58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59]" office:value-type="string" office:string-value="20150982" calcext:value-type="string">
            <text:p>20150982</text:p>
          </table:table-cell>
          <table:table-cell table:style-name="ce15" table:formula="of:=[Liste.B59]" office:value-type="string" office:string-value="VANDEWOORDE" calcext:value-type="string">
            <text:p>VANDEWOORDE</text:p>
          </table:table-cell>
          <table:table-cell table:style-name="ce15" table:formula="of:=[Liste.C59]" office:value-type="string" office:string-value="Aymeric" calcext:value-type="string">
            <text:p>Aymeric</text:p>
          </table:table-cell>
          <table:table-cell table:style-name="ce21" table:formula="of:=[Liste.D59]" office:value-type="string" office:string-value="2-B" calcext:value-type="string">
            <text:p>2-B</text:p>
          </table:table-cell>
          <table:table-cell table:style-name="ce21" table:formula="of:=IF(AND(['Detail Notes S3'.E59]&gt;10 ; ['Detail Notes S3'.G59] &gt; 8 ; ['Detail Notes S3'.H59]&gt;8 ; ['Detail Notes S3'.I59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59]=&quot;validé&quot;;&quot;&quot;;IF(['Detail Notes S3'.G59]&gt;10;&quot;validé&quot;;&quot;non validé&quot;))">
            <text:p/>
          </table:table-cell>
          <table:table-cell table:style-name="ce21" table:formula="of:=IF([.E59]=&quot;validé&quot;;&quot;&quot;;IF(['Detail Notes S3'.H59]&gt;10;&quot;validé&quot;;&quot;non validé&quot;))">
            <text:p/>
          </table:table-cell>
          <table:table-cell table:style-name="ce21" table:formula="of:=IF([.E59]=&quot;validé&quot;;&quot;&quot;;IF(['Detail Notes S3'.I59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60]" office:value-type="string" office:string-value="20150983" calcext:value-type="string">
            <text:p>20150983</text:p>
          </table:table-cell>
          <table:table-cell table:style-name="ce15" table:formula="of:=[Liste.B60]" office:value-type="string" office:string-value="VANROY" calcext:value-type="string">
            <text:p>VANROY</text:p>
          </table:table-cell>
          <table:table-cell table:style-name="ce15" table:formula="of:=[Liste.C60]" office:value-type="string" office:string-value="Julien" calcext:value-type="string">
            <text:p>Julien</text:p>
          </table:table-cell>
          <table:table-cell table:style-name="ce21" table:formula="of:=[Liste.D60]" office:value-type="string" office:string-value="2-A" calcext:value-type="string">
            <text:p>2-A</text:p>
          </table:table-cell>
          <table:table-cell table:style-name="ce21" table:formula="of:=IF(AND(['Detail Notes S3'.E60]&gt;10 ; ['Detail Notes S3'.G60] &gt; 8 ; ['Detail Notes S3'.H60]&gt;8 ; ['Detail Notes S3'.I60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60]=&quot;validé&quot;;&quot;&quot;;IF(['Detail Notes S3'.G60]&gt;10;&quot;validé&quot;;&quot;non validé&quot;))">
            <text:p/>
          </table:table-cell>
          <table:table-cell table:style-name="ce21" table:formula="of:=IF([.E60]=&quot;validé&quot;;&quot;&quot;;IF(['Detail Notes S3'.H60]&gt;10;&quot;validé&quot;;&quot;non validé&quot;))">
            <text:p/>
          </table:table-cell>
          <table:table-cell table:style-name="ce21" table:formula="of:=IF([.E60]=&quot;validé&quot;;&quot;&quot;;IF(['Detail Notes S3'.I60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61]" office:value-type="string" office:string-value="20150984" calcext:value-type="string">
            <text:p>20150984</text:p>
          </table:table-cell>
          <table:table-cell table:style-name="ce15" table:formula="of:=[Liste.B61]" office:value-type="string" office:string-value="VELLA" calcext:value-type="string">
            <text:p>VELLA</text:p>
          </table:table-cell>
          <table:table-cell table:style-name="ce15" table:formula="of:=[Liste.C61]" office:value-type="string" office:string-value="Emanuele" calcext:value-type="string">
            <text:p>Emanuele</text:p>
          </table:table-cell>
          <table:table-cell table:style-name="ce21" table:formula="of:=[Liste.D61]" office:value-type="string" office:string-value="2-C" calcext:value-type="string">
            <text:p>2-C</text:p>
          </table:table-cell>
          <table:table-cell table:style-name="ce21" table:formula="of:=IF(AND(['Detail Notes S3'.E61]&gt;10 ; ['Detail Notes S3'.G61] &gt; 8 ; ['Detail Notes S3'.H61]&gt;8 ; ['Detail Notes S3'.I61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61]=&quot;validé&quot;;&quot;&quot;;IF(['Detail Notes S3'.G61]&gt;10;&quot;validé&quot;;&quot;non validé&quot;))">
            <text:p/>
          </table:table-cell>
          <table:table-cell table:style-name="ce21" table:formula="of:=IF([.E61]=&quot;validé&quot;;&quot;&quot;;IF(['Detail Notes S3'.H61]&gt;10;&quot;validé&quot;;&quot;non validé&quot;))">
            <text:p/>
          </table:table-cell>
          <table:table-cell table:style-name="ce21" table:formula="of:=IF([.E61]=&quot;validé&quot;;&quot;&quot;;IF(['Detail Notes S3'.I61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62]" office:value-type="string" office:string-value="20150985" calcext:value-type="string">
            <text:p>20150985</text:p>
          </table:table-cell>
          <table:table-cell table:style-name="ce15" table:formula="of:=[Liste.B62]" office:value-type="string" office:string-value="VERPOEST" calcext:value-type="string">
            <text:p>VERPOEST</text:p>
          </table:table-cell>
          <table:table-cell table:style-name="ce15" table:formula="of:=[Liste.C62]" office:value-type="string" office:string-value="Sylvain" calcext:value-type="string">
            <text:p>Sylvain</text:p>
          </table:table-cell>
          <table:table-cell table:style-name="ce21" table:formula="of:=[Liste.D62]" office:value-type="string" office:string-value="2-A" calcext:value-type="string">
            <text:p>2-A</text:p>
          </table:table-cell>
          <table:table-cell table:style-name="ce21" table:formula="of:=IF(AND(['Detail Notes S3'.E62]&gt;10 ; ['Detail Notes S3'.G62] &gt; 8 ; ['Detail Notes S3'.H62]&gt;8 ; ['Detail Notes S3'.I62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62]=&quot;validé&quot;;&quot;&quot;;IF(['Detail Notes S3'.G62]&gt;10;&quot;validé&quot;;&quot;non validé&quot;))">
            <text:p/>
          </table:table-cell>
          <table:table-cell table:style-name="ce21" table:formula="of:=IF([.E62]=&quot;validé&quot;;&quot;&quot;;IF(['Detail Notes S3'.H62]&gt;10;&quot;validé&quot;;&quot;non validé&quot;))">
            <text:p/>
          </table:table-cell>
          <table:table-cell table:style-name="ce21" table:formula="of:=IF([.E62]=&quot;validé&quot;;&quot;&quot;;IF(['Detail Notes S3'.I62]&gt;10;&quot;validé&quot;;&quot;non validé&quot;))">
            <text:p/>
          </table:table-cell>
          <table:table-cell/>
        </table:table-row>
        <table:table-row table:style-name="ro4">
          <table:table-cell table:style-name="ce15" table:formula="of:=[Liste.A63]" office:value-type="string" office:string-value="20150986" calcext:value-type="string">
            <text:p>20150986</text:p>
          </table:table-cell>
          <table:table-cell table:style-name="ce15" table:formula="of:=[Liste.B63]" office:value-type="string" office:string-value="WICART" calcext:value-type="string">
            <text:p>WICART</text:p>
          </table:table-cell>
          <table:table-cell table:style-name="ce15" table:formula="of:=[Liste.C63]" office:value-type="string" office:string-value="Melvin" calcext:value-type="string">
            <text:p>Melvin</text:p>
          </table:table-cell>
          <table:table-cell table:style-name="ce21" table:formula="of:=[Liste.D63]" office:value-type="string" office:string-value="2-B" calcext:value-type="string">
            <text:p>2-B</text:p>
          </table:table-cell>
          <table:table-cell table:style-name="ce21" table:formula="of:=IF(AND(['Detail Notes S3'.E63]&gt;10 ; ['Detail Notes S3'.G63] &gt; 8 ; ['Detail Notes S3'.H63]&gt;8 ; ['Detail Notes S3'.I63]&gt; 8); &quot;validé&quot;; &quot;non validé&quot;)" office:value-type="string" office:string-value="validé" calcext:value-type="string">
            <text:p>validé</text:p>
          </table:table-cell>
          <table:table-cell table:style-name="ce21" table:formula="of:=IF([.E63]=&quot;validé&quot;;&quot;&quot;;IF(['Detail Notes S3'.G63]&gt;10;&quot;validé&quot;;&quot;non validé&quot;))">
            <text:p/>
          </table:table-cell>
          <table:table-cell table:style-name="ce21" table:formula="of:=IF([.E63]=&quot;validé&quot;;&quot;&quot;;IF(['Detail Notes S3'.H63]&gt;10;&quot;validé&quot;;&quot;non validé&quot;))">
            <text:p/>
          </table:table-cell>
          <table:table-cell table:style-name="ce21" table:formula="of:=IF([.E63]=&quot;validé&quot;;&quot;&quot;;IF(['Detail Notes S3'.I63]&gt;10;&quot;validé&quot;;&quot;non validé&quot;))">
            <text:p/>
          </table:table-cell>
          <table:table-cell/>
        </table:table-row>
        <table:table-row table:style-name="ro4">
          <table:table-cell table:number-columns-repeated="3"/>
          <table:table-cell table:style-name="ce2"/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style-name="ce15" office:value-type="string" calcext:value-type="string">
            <text:p>Département</text:p>
          </table:table-cell>
          <table:table-cell table:style-name="ce26" office:value-type="string" calcext:value-type="string">
            <text:p>INFO</text:p>
          </table:table-cell>
          <table:table-cell table:number-columns-repeated="7"/>
        </table:table-row>
        <table:table-row table:style-name="ro4">
          <table:table-cell table:style-name="ce15" office:value-type="string" calcext:value-type="string">
            <text:p>Année</text:p>
          </table:table-cell>
          <table:table-cell table:style-name="ce26" office:value-type="string" calcext:value-type="string">
            <text:p>INFO2</text:p>
          </table:table-cell>
          <table:table-cell table:number-columns-repeated="7"/>
        </table:table-row>
        <table:table-row table:style-name="ro4">
          <table:table-cell table:style-name="ce15" office:value-type="string" calcext:value-type="string">
            <text:p>Date début</text:p>
          </table:table-cell>
          <table:table-cell table:style-name="ce45" office:value-type="date" office:date-value="2016-09-01" calcext:value-type="date">
            <text:p>01/09/2016</text:p>
          </table:table-cell>
          <table:table-cell table:number-columns-repeated="7"/>
        </table:table-row>
        <table:table-row table:style-name="ro4">
          <table:table-cell table:style-name="ce15" office:value-type="string" calcext:value-type="string">
            <text:p>Date de fin </text:p>
          </table:table-cell>
          <table:table-cell table:style-name="ce26" office:value-type="string" calcext:value-type="string">
            <text:p>31/06/2017</text:p>
          </table:table-cell>
          <table:table-cell table:number-columns-repeated="7"/>
        </table:table-row>
        <table:table-row table:style-name="ro4">
          <table:table-cell table:style-name="ce15" office:value-type="string" calcext:value-type="string">
            <text:p>Semestre</text:p>
          </table:table-cell>
          <table:table-cell table:style-name="ce26" office:value-type="string" calcext:value-type="string">
            <text:p>S3</text:p>
          </table:table-cell>
          <table:table-cell table:number-columns-repeated="7"/>
        </table:table-row>
        <table:table-row table:style-name="ro4" table:number-rows-repeated="1048504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Absences" table:style-name="ta1">
        <table:table-column table:style-name="co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table:formula="of:=[Décisions.A1]" office:value-type="string" office:string-value="Numéro" calcext:value-type="string">
            <text:p>Numéro</text:p>
          </table:table-cell>
          <table:table-cell table:style-name="ce22" table:formula="of:=[Décisions.B1]" office:value-type="string" office:string-value="Nom" calcext:value-type="string">
            <text:p>Nom</text:p>
          </table:table-cell>
          <table:table-cell table:style-name="ce22" table:formula="of:=[Décisions.C1]" office:value-type="string" office:string-value="Prénom" calcext:value-type="string">
            <text:p>Prénom</text:p>
          </table:table-cell>
          <table:table-cell table:style-name="ce1" table:formula="of:=[Décisions.D1]" office:value-type="string" office:string-value="Groupe" calcext:value-type="string">
            <text:p>Groupe</text:p>
          </table:table-cell>
          <table:table-cell table:style-name="ce1" office:value-type="string" calcext:value-type="string">
            <text:p>ABI</text:p>
          </table:table-cell>
          <table:table-cell table:style-name="ce46" office:value-type="string" calcext:value-type="string" table:number-columns-spanned="2" table:number-rows-spanned="1">
            <text:p>UE31</text:p>
          </table:table-cell>
          <table:covered-table-cell/>
          <table:table-cell table:style-name="ce46" office:value-type="string" calcext:value-type="string" table:number-columns-spanned="2" table:number-rows-spanned="1">
            <text:p>UE32</text:p>
          </table:table-cell>
          <table:covered-table-cell/>
          <table:table-cell table:style-name="ce46" office:value-type="string" calcext:value-type="string" table:number-columns-spanned="2" table:number-rows-spanned="1">
            <text:p>UE33</text:p>
          </table:table-cell>
          <table:covered-table-cell/>
        </table:table-row>
        <table:table-row table:style-name="ro2">
          <table:table-cell table:style-name="ce2"/>
          <table:table-cell table:style-name="ce23" table:number-columns-repeated="2"/>
          <table:table-cell table:style-name="ce48" office:value-type="string" calcext:value-type="string">
            <text:p>seuil</text:p>
          </table:table-cell>
          <table:table-cell table:style-name="ce48" office:value-type="float" office:value="0.11" calcext:value-type="float">
            <text:p>0,11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J</text:p>
          </table:table-cell>
        </table:table-row>
        <table:table-row table:style-name="ro4">
          <table:table-cell table:style-name="ce21" table:formula="of:=[Décisions.A3]" office:value-type="string" office:string-value="20150926" calcext:value-type="string">
            <text:p>20150926</text:p>
          </table:table-cell>
          <table:table-cell table:style-name="ce24" table:formula="of:=[Décisions.B3]" office:value-type="string" office:string-value="BAUDELET" calcext:value-type="string">
            <text:p>BAUDELET</text:p>
          </table:table-cell>
          <table:table-cell table:style-name="ce24" table:formula="of:=[Décisions.C3]" office:value-type="string" office:string-value="Geoffrey" calcext:value-type="string">
            <text:p>Geoffrey</text:p>
          </table:table-cell>
          <table:table-cell table:style-name="ce21" table:formula="of:=[Décisions.D3]" office:value-type="string" office:string-value="2-B" calcext:value-type="string">
            <text:p>2-B</text:p>
          </table:table-cell>
          <table:table-cell table:style-name="ce21" table:formula="of:=IF(OR([.G3]&gt;[.$E$2];[.I3]&gt;[.$E$2];[.K3]&gt;[.$E$2]);&quot;ABI&quot;; &quot;&quot;)">
            <text:p/>
          </table:table-cell>
          <table:table-cell table:style-name="ce51" table:formula="of:=RANDBETWEEN(0;120)/1000" office:value-type="percentage" office:value="0.102" calcext:value-type="percentage">
            <text:p>10,20%</text:p>
          </table:table-cell>
          <table:table-cell table:style-name="ce51" table:formula="of:=RANDBETWEEN(0;120)/1000" office:value-type="percentage" office:value="0.096" calcext:value-type="percentage">
            <text:p>9,60%</text:p>
          </table:table-cell>
          <table:table-cell table:style-name="ce51" table:formula="of:=RANDBETWEEN(0;120)/1000" office:value-type="percentage" office:value="0.04" calcext:value-type="percentage">
            <text:p>4,00%</text:p>
          </table:table-cell>
          <table:table-cell table:style-name="ce51" table:formula="of:=RANDBETWEEN(0;120)/1000" office:value-type="percentage" office:value="0.016" calcext:value-type="percentage">
            <text:p>1,60%</text:p>
          </table:table-cell>
          <table:table-cell table:style-name="ce51" table:formula="of:=RANDBETWEEN(0;120)/1000" office:value-type="percentage" office:value="0.101" calcext:value-type="percentage">
            <text:p>10,10%</text:p>
          </table:table-cell>
          <table:table-cell table:style-name="ce51" table:formula="of:=RANDBETWEEN(0;120)/1000" office:value-type="percentage" office:value="0.067" calcext:value-type="percentage">
            <text:p>6,70%</text:p>
          </table:table-cell>
        </table:table-row>
        <table:table-row table:style-name="ro4">
          <table:table-cell table:style-name="ce21" table:formula="of:=[Décisions.A4]" office:value-type="string" office:string-value="20150927" calcext:value-type="string">
            <text:p>20150927</text:p>
          </table:table-cell>
          <table:table-cell table:style-name="ce24" table:formula="of:=[Décisions.B4]" office:value-type="string" office:string-value="BIGARD" calcext:value-type="string">
            <text:p>BIGARD</text:p>
          </table:table-cell>
          <table:table-cell table:style-name="ce24" table:formula="of:=[Décisions.C4]" office:value-type="string" office:string-value="Samuel" calcext:value-type="string">
            <text:p>Samuel</text:p>
          </table:table-cell>
          <table:table-cell table:style-name="ce21" table:formula="of:=[Décisions.D4]" office:value-type="string" office:string-value="2-C" calcext:value-type="string">
            <text:p>2-C</text:p>
          </table:table-cell>
          <table:table-cell table:style-name="ce21" table:formula="of:=IF(OR([.G4]&gt;[.$E$2];[.I4]&gt;[.$E$2];[.K4]&gt;[.$E$2]);&quot;ABI&quot;; &quot;&quot;)">
            <text:p/>
          </table:table-cell>
          <table:table-cell table:style-name="ce51" table:formula="of:=RANDBETWEEN(0;120)/1000" office:value-type="percentage" office:value="0.054" calcext:value-type="percentage">
            <text:p>5,40%</text:p>
          </table:table-cell>
          <table:table-cell table:style-name="ce51" table:formula="of:=RANDBETWEEN(0;120)/1000" office:value-type="percentage" office:value="0.043" calcext:value-type="percentage">
            <text:p>4,30%</text:p>
          </table:table-cell>
          <table:table-cell table:style-name="ce51" table:formula="of:=RANDBETWEEN(0;120)/1000" office:value-type="percentage" office:value="0.119" calcext:value-type="percentage">
            <text:p>11,90%</text:p>
          </table:table-cell>
          <table:table-cell table:style-name="ce51" table:formula="of:=RANDBETWEEN(0;120)/1000" office:value-type="percentage" office:value="0.06" calcext:value-type="percentage">
            <text:p>6,00%</text:p>
          </table:table-cell>
          <table:table-cell table:style-name="ce51" table:formula="of:=RANDBETWEEN(0;120)/1000" office:value-type="percentage" office:value="0.108" calcext:value-type="percentage">
            <text:p>10,80%</text:p>
          </table:table-cell>
          <table:table-cell table:style-name="ce51" table:formula="of:=RANDBETWEEN(0;120)/1000" office:value-type="percentage" office:value="0.081" calcext:value-type="percentage">
            <text:p>8,10%</text:p>
          </table:table-cell>
        </table:table-row>
        <table:table-row table:style-name="ro4">
          <table:table-cell table:style-name="ce21" table:formula="of:=[Décisions.A5]" office:value-type="string" office:string-value="20150928" calcext:value-type="string">
            <text:p>20150928</text:p>
          </table:table-cell>
          <table:table-cell table:style-name="ce24" table:formula="of:=[Décisions.B5]" office:value-type="string" office:string-value="BISSON" calcext:value-type="string">
            <text:p>BISSON</text:p>
          </table:table-cell>
          <table:table-cell table:style-name="ce24" table:formula="of:=[Décisions.C5]" office:value-type="string" office:string-value="Julien" calcext:value-type="string">
            <text:p>Julien</text:p>
          </table:table-cell>
          <table:table-cell table:style-name="ce21" table:formula="of:=[Décisions.D5]" office:value-type="string" office:string-value="2-A" calcext:value-type="string">
            <text:p>2-A</text:p>
          </table:table-cell>
          <table:table-cell table:style-name="ce21" table:formula="of:=IF(OR([.G5]&gt;[.$E$2];[.I5]&gt;[.$E$2];[.K5]&gt;[.$E$2]);&quot;ABI&quot;; &quot;&quot;)">
            <text:p/>
          </table:table-cell>
          <table:table-cell table:style-name="ce51" table:formula="of:=RANDBETWEEN(0;120)/1000" office:value-type="percentage" office:value="0.119" calcext:value-type="percentage">
            <text:p>11,90%</text:p>
          </table:table-cell>
          <table:table-cell table:style-name="ce51" table:formula="of:=RANDBETWEEN(0;120)/1000" office:value-type="percentage" office:value="0.063" calcext:value-type="percentage">
            <text:p>6,30%</text:p>
          </table:table-cell>
          <table:table-cell table:style-name="ce51" table:formula="of:=RANDBETWEEN(0;120)/1000" office:value-type="percentage" office:value="0.033" calcext:value-type="percentage">
            <text:p>3,30%</text:p>
          </table:table-cell>
          <table:table-cell table:style-name="ce51" table:formula="of:=RANDBETWEEN(0;120)/1000" office:value-type="percentage" office:value="0.088" calcext:value-type="percentage">
            <text:p>8,80%</text:p>
          </table:table-cell>
          <table:table-cell table:style-name="ce51" table:formula="of:=RANDBETWEEN(0;120)/1000" office:value-type="percentage" office:value="0.092" calcext:value-type="percentage">
            <text:p>9,20%</text:p>
          </table:table-cell>
          <table:table-cell table:style-name="ce51" table:formula="of:=RANDBETWEEN(0;120)/1000" office:value-type="percentage" office:value="0.042" calcext:value-type="percentage">
            <text:p>4,20%</text:p>
          </table:table-cell>
        </table:table-row>
        <table:table-row table:style-name="ro4">
          <table:table-cell table:style-name="ce21" table:formula="of:=[Décisions.A6]" office:value-type="string" office:string-value="20150929" calcext:value-type="string">
            <text:p>20150929</text:p>
          </table:table-cell>
          <table:table-cell table:style-name="ce24" table:formula="of:=[Décisions.B6]" office:value-type="string" office:string-value="BONTE" calcext:value-type="string">
            <text:p>BONTE</text:p>
          </table:table-cell>
          <table:table-cell table:style-name="ce24" table:formula="of:=[Décisions.C6]" office:value-type="string" office:string-value="Nicolas" calcext:value-type="string">
            <text:p>Nicolas</text:p>
          </table:table-cell>
          <table:table-cell table:style-name="ce21" table:formula="of:=[Décisions.D6]" office:value-type="string" office:string-value="2-A" calcext:value-type="string">
            <text:p>2-A</text:p>
          </table:table-cell>
          <table:table-cell table:style-name="ce21" table:formula="of:=IF(OR([.G6]&gt;[.$E$2];[.I6]&gt;[.$E$2];[.K6]&gt;[.$E$2]);&quot;ABI&quot;; &quot;&quot;)">
            <text:p/>
          </table:table-cell>
          <table:table-cell table:style-name="ce51" table:formula="of:=RANDBETWEEN(0;120)/1000" office:value-type="percentage" office:value="0.084" calcext:value-type="percentage">
            <text:p>8,40%</text:p>
          </table:table-cell>
          <table:table-cell table:style-name="ce51" table:formula="of:=RANDBETWEEN(0;120)/1000" office:value-type="percentage" office:value="0.047" calcext:value-type="percentage">
            <text:p>4,70%</text:p>
          </table:table-cell>
          <table:table-cell table:style-name="ce51" table:formula="of:=RANDBETWEEN(0;120)/1000" office:value-type="percentage" office:value="0.084" calcext:value-type="percentage">
            <text:p>8,40%</text:p>
          </table:table-cell>
          <table:table-cell table:style-name="ce51" table:formula="of:=RANDBETWEEN(0;120)/1000" office:value-type="percentage" office:value="0.094" calcext:value-type="percentage">
            <text:p>9,40%</text:p>
          </table:table-cell>
          <table:table-cell table:style-name="ce51" table:formula="of:=RANDBETWEEN(0;120)/1000" office:value-type="percentage" office:value="0.011" calcext:value-type="percentage">
            <text:p>1,10%</text:p>
          </table:table-cell>
          <table:table-cell table:style-name="ce51" table:formula="of:=RANDBETWEEN(0;120)/1000" office:value-type="percentage" office:value="0.072" calcext:value-type="percentage">
            <text:p>7,20%</text:p>
          </table:table-cell>
        </table:table-row>
        <table:table-row table:style-name="ro4">
          <table:table-cell table:style-name="ce21" table:formula="of:=[Décisions.A7]" office:value-type="string" office:string-value="20150930" calcext:value-type="string">
            <text:p>20150930</text:p>
          </table:table-cell>
          <table:table-cell table:style-name="ce24" table:formula="of:=[Décisions.B7]" office:value-type="string" office:string-value="BOULNOIS" calcext:value-type="string">
            <text:p>BOULNOIS</text:p>
          </table:table-cell>
          <table:table-cell table:style-name="ce24" table:formula="of:=[Décisions.C7]" office:value-type="string" office:string-value="Louis" calcext:value-type="string">
            <text:p>Louis</text:p>
          </table:table-cell>
          <table:table-cell table:style-name="ce21" table:formula="of:=[Décisions.D7]" office:value-type="string" office:string-value="2-A" calcext:value-type="string">
            <text:p>2-A</text:p>
          </table:table-cell>
          <table:table-cell table:style-name="ce21" table:formula="of:=IF(OR([.G7]&gt;[.$E$2];[.I7]&gt;[.$E$2];[.K7]&gt;[.$E$2]);&quot;ABI&quot;; &quot;&quot;)">
            <text:p/>
          </table:table-cell>
          <table:table-cell table:style-name="ce51" table:formula="of:=RANDBETWEEN(0;120)/1000" office:value-type="percentage" office:value="0.091" calcext:value-type="percentage">
            <text:p>9,10%</text:p>
          </table:table-cell>
          <table:table-cell table:style-name="ce51" table:formula="of:=RANDBETWEEN(0;120)/1000" office:value-type="percentage" office:value="0.065" calcext:value-type="percentage">
            <text:p>6,50%</text:p>
          </table:table-cell>
          <table:table-cell table:style-name="ce51" table:formula="of:=RANDBETWEEN(0;120)/1000" office:value-type="percentage" office:value="0.065" calcext:value-type="percentage">
            <text:p>6,50%</text:p>
          </table:table-cell>
          <table:table-cell table:style-name="ce51" table:formula="of:=RANDBETWEEN(0;120)/1000" office:value-type="percentage" office:value="0.065" calcext:value-type="percentage">
            <text:p>6,50%</text:p>
          </table:table-cell>
          <table:table-cell table:style-name="ce51" table:formula="of:=RANDBETWEEN(0;120)/1000" office:value-type="percentage" office:value="0.097" calcext:value-type="percentage">
            <text:p>9,70%</text:p>
          </table:table-cell>
          <table:table-cell table:style-name="ce51" table:formula="of:=RANDBETWEEN(0;120)/1000" office:value-type="percentage" office:value="0.03" calcext:value-type="percentage">
            <text:p>3,00%</text:p>
          </table:table-cell>
        </table:table-row>
        <table:table-row table:style-name="ro4">
          <table:table-cell table:style-name="ce21" table:formula="of:=[Décisions.A8]" office:value-type="string" office:string-value="20150931" calcext:value-type="string">
            <text:p>20150931</text:p>
          </table:table-cell>
          <table:table-cell table:style-name="ce24" table:formula="of:=[Décisions.B8]" office:value-type="string" office:string-value="CHATELET" calcext:value-type="string">
            <text:p>CHATELET</text:p>
          </table:table-cell>
          <table:table-cell table:style-name="ce24" table:formula="of:=[Décisions.C8]" office:value-type="string" office:string-value="Hadrien" calcext:value-type="string">
            <text:p>Hadrien</text:p>
          </table:table-cell>
          <table:table-cell table:style-name="ce21" table:formula="of:=[Décisions.D8]" office:value-type="string" office:string-value="2-B" calcext:value-type="string">
            <text:p>2-B</text:p>
          </table:table-cell>
          <table:table-cell table:style-name="ce21" table:formula="of:=IF(OR([.G8]&gt;[.$E$2];[.I8]&gt;[.$E$2];[.K8]&gt;[.$E$2]);&quot;ABI&quot;; &quot;&quot;)" office:value-type="string" office:string-value="ABI" calcext:value-type="string">
            <text:p>ABI</text:p>
          </table:table-cell>
          <table:table-cell table:style-name="ce51" table:formula="of:=RANDBETWEEN(0;120)/1000" office:value-type="percentage" office:value="0.012" calcext:value-type="percentage">
            <text:p>1,20%</text:p>
          </table:table-cell>
          <table:table-cell table:style-name="ce51" table:formula="of:=RANDBETWEEN(0;120)/1000" office:value-type="percentage" office:value="0.065" calcext:value-type="percentage">
            <text:p>6,50%</text:p>
          </table:table-cell>
          <table:table-cell table:style-name="ce51" table:formula="of:=RANDBETWEEN(0;120)/1000" office:value-type="percentage" office:value="0.022" calcext:value-type="percentage">
            <text:p>2,20%</text:p>
          </table:table-cell>
          <table:table-cell table:style-name="ce51" table:formula="of:=RANDBETWEEN(0;120)/1000" office:value-type="percentage" office:value="0.041" calcext:value-type="percentage">
            <text:p>4,10%</text:p>
          </table:table-cell>
          <table:table-cell table:style-name="ce51" table:formula="of:=RANDBETWEEN(0;120)/1000" office:value-type="percentage" office:value="0.033" calcext:value-type="percentage">
            <text:p>3,30%</text:p>
          </table:table-cell>
          <table:table-cell table:style-name="ce51" table:formula="of:=RANDBETWEEN(0;120)/1000" office:value-type="percentage" office:value="0.113" calcext:value-type="percentage">
            <text:p>11,30%</text:p>
          </table:table-cell>
        </table:table-row>
        <table:table-row table:style-name="ro4">
          <table:table-cell table:style-name="ce21" table:formula="of:=[Décisions.A9]" office:value-type="string" office:string-value="20150932" calcext:value-type="string">
            <text:p>20150932</text:p>
          </table:table-cell>
          <table:table-cell table:style-name="ce24" table:formula="of:=[Décisions.B9]" office:value-type="string" office:string-value="CLEROT" calcext:value-type="string">
            <text:p>CLEROT</text:p>
          </table:table-cell>
          <table:table-cell table:style-name="ce24" table:formula="of:=[Décisions.C9]" office:value-type="string" office:string-value="Jérémy" calcext:value-type="string">
            <text:p>Jérémy</text:p>
          </table:table-cell>
          <table:table-cell table:style-name="ce21" table:formula="of:=[Décisions.D9]" office:value-type="string" office:string-value="2-C" calcext:value-type="string">
            <text:p>2-C</text:p>
          </table:table-cell>
          <table:table-cell table:style-name="ce21" table:formula="of:=IF(OR([.G9]&gt;[.$E$2];[.I9]&gt;[.$E$2];[.K9]&gt;[.$E$2]);&quot;ABI&quot;; &quot;&quot;)" office:value-type="string" office:string-value="ABI" calcext:value-type="string">
            <text:p>ABI</text:p>
          </table:table-cell>
          <table:table-cell table:style-name="ce51" table:formula="of:=RANDBETWEEN(0;120)/1000" office:value-type="percentage" office:value="0.073" calcext:value-type="percentage">
            <text:p>7,30%</text:p>
          </table:table-cell>
          <table:table-cell table:style-name="ce51" table:formula="of:=RANDBETWEEN(0;120)/1000" office:value-type="percentage" office:value="0.113" calcext:value-type="percentage">
            <text:p>11,30%</text:p>
          </table:table-cell>
          <table:table-cell table:style-name="ce51" table:formula="of:=RANDBETWEEN(0;120)/1000" office:value-type="percentage" office:value="0.119" calcext:value-type="percentage">
            <text:p>11,90%</text:p>
          </table:table-cell>
          <table:table-cell table:style-name="ce51" table:formula="of:=RANDBETWEEN(0;120)/1000" office:value-type="percentage" office:value="0.065" calcext:value-type="percentage">
            <text:p>6,50%</text:p>
          </table:table-cell>
          <table:table-cell table:style-name="ce51" table:formula="of:=RANDBETWEEN(0;120)/1000" office:value-type="percentage" office:value="0.092" calcext:value-type="percentage">
            <text:p>9,20%</text:p>
          </table:table-cell>
          <table:table-cell table:style-name="ce51" table:formula="of:=RANDBETWEEN(0;120)/1000" office:value-type="percentage" office:value="0.094" calcext:value-type="percentage">
            <text:p>9,40%</text:p>
          </table:table-cell>
        </table:table-row>
        <table:table-row table:style-name="ro4">
          <table:table-cell table:style-name="ce21" table:formula="of:=[Décisions.A10]" office:value-type="string" office:string-value="20150933" calcext:value-type="string">
            <text:p>20150933</text:p>
          </table:table-cell>
          <table:table-cell table:style-name="ce24" table:formula="of:=[Décisions.B10]" office:value-type="string" office:string-value="CORNU" calcext:value-type="string">
            <text:p>CORNU</text:p>
          </table:table-cell>
          <table:table-cell table:style-name="ce24" table:formula="of:=[Décisions.C10]" office:value-type="string" office:string-value="Bastien" calcext:value-type="string">
            <text:p>Bastien</text:p>
          </table:table-cell>
          <table:table-cell table:style-name="ce21" table:formula="of:=[Décisions.D10]" office:value-type="string" office:string-value="2-C" calcext:value-type="string">
            <text:p>2-C</text:p>
          </table:table-cell>
          <table:table-cell table:style-name="ce21" table:formula="of:=IF(OR([.G10]&gt;[.$E$2];[.I10]&gt;[.$E$2];[.K10]&gt;[.$E$2]);&quot;ABI&quot;; &quot;&quot;)">
            <text:p/>
          </table:table-cell>
          <table:table-cell table:style-name="ce51" table:formula="of:=RANDBETWEEN(0;120)/1000" office:value-type="percentage" office:value="0.104" calcext:value-type="percentage">
            <text:p>10,40%</text:p>
          </table:table-cell>
          <table:table-cell table:style-name="ce51" table:formula="of:=RANDBETWEEN(0;120)/1000" office:value-type="percentage" office:value="0.061" calcext:value-type="percentage">
            <text:p>6,10%</text:p>
          </table:table-cell>
          <table:table-cell table:style-name="ce51" table:formula="of:=RANDBETWEEN(0;120)/1000" office:value-type="percentage" office:value="0.06" calcext:value-type="percentage">
            <text:p>6,00%</text:p>
          </table:table-cell>
          <table:table-cell table:style-name="ce51" table:formula="of:=RANDBETWEEN(0;120)/1000" office:value-type="percentage" office:value="0.061" calcext:value-type="percentage">
            <text:p>6,10%</text:p>
          </table:table-cell>
          <table:table-cell table:style-name="ce51" table:formula="of:=RANDBETWEEN(0;120)/1000" office:value-type="percentage" office:value="0.093" calcext:value-type="percentage">
            <text:p>9,30%</text:p>
          </table:table-cell>
          <table:table-cell table:style-name="ce51" table:formula="of:=RANDBETWEEN(0;120)/1000" office:value-type="percentage" office:value="0.06" calcext:value-type="percentage">
            <text:p>6,00%</text:p>
          </table:table-cell>
        </table:table-row>
        <table:table-row table:style-name="ro4">
          <table:table-cell table:style-name="ce21" table:formula="of:=[Décisions.A11]" office:value-type="string" office:string-value="20150934" calcext:value-type="string">
            <text:p>20150934</text:p>
          </table:table-cell>
          <table:table-cell table:style-name="ce24" table:formula="of:=[Décisions.B11]" office:value-type="string" office:string-value="DACHY" calcext:value-type="string">
            <text:p>DACHY</text:p>
          </table:table-cell>
          <table:table-cell table:style-name="ce24" table:formula="of:=[Décisions.C11]" office:value-type="string" office:string-value="Remy" calcext:value-type="string">
            <text:p>Remy</text:p>
          </table:table-cell>
          <table:table-cell table:style-name="ce21" table:formula="of:=[Décisions.D11]" office:value-type="string" office:string-value="2-B" calcext:value-type="string">
            <text:p>2-B</text:p>
          </table:table-cell>
          <table:table-cell table:style-name="ce21" table:formula="of:=IF(OR([.G11]&gt;[.$E$2];[.I11]&gt;[.$E$2];[.K11]&gt;[.$E$2]);&quot;ABI&quot;; &quot;&quot;)">
            <text:p/>
          </table:table-cell>
          <table:table-cell table:style-name="ce51" table:formula="of:=RANDBETWEEN(0;120)/1000" office:value-type="percentage" office:value="0.027" calcext:value-type="percentage">
            <text:p>2,70%</text:p>
          </table:table-cell>
          <table:table-cell table:style-name="ce51" table:formula="of:=RANDBETWEEN(0;120)/1000" office:value-type="percentage" office:value="0.075" calcext:value-type="percentage">
            <text:p>7,50%</text:p>
          </table:table-cell>
          <table:table-cell table:style-name="ce51" table:formula="of:=RANDBETWEEN(0;120)/1000" office:value-type="percentage" office:value="0.071" calcext:value-type="percentage">
            <text:p>7,10%</text:p>
          </table:table-cell>
          <table:table-cell table:style-name="ce51" table:formula="of:=RANDBETWEEN(0;120)/1000" office:value-type="percentage" office:value="0.108" calcext:value-type="percentage">
            <text:p>10,80%</text:p>
          </table:table-cell>
          <table:table-cell table:style-name="ce51" table:formula="of:=RANDBETWEEN(0;120)/1000" office:value-type="percentage" office:value="0.03" calcext:value-type="percentage">
            <text:p>3,00%</text:p>
          </table:table-cell>
          <table:table-cell table:style-name="ce51" table:formula="of:=RANDBETWEEN(0;120)/1000" office:value-type="percentage" office:value="0.067" calcext:value-type="percentage">
            <text:p>6,70%</text:p>
          </table:table-cell>
        </table:table-row>
        <table:table-row table:style-name="ro4">
          <table:table-cell table:style-name="ce21" table:formula="of:=[Décisions.A12]" office:value-type="string" office:string-value="20150935" calcext:value-type="string">
            <text:p>20150935</text:p>
          </table:table-cell>
          <table:table-cell table:style-name="ce24" table:formula="of:=[Décisions.B12]" office:value-type="string" office:string-value="DANGLETERRE" calcext:value-type="string">
            <text:p>DANGLETERRE</text:p>
          </table:table-cell>
          <table:table-cell table:style-name="ce24" table:formula="of:=[Décisions.C12]" office:value-type="string" office:string-value="Thomas" calcext:value-type="string">
            <text:p>Thomas</text:p>
          </table:table-cell>
          <table:table-cell table:style-name="ce21" table:formula="of:=[Décisions.D12]" office:value-type="string" office:string-value="2-C" calcext:value-type="string">
            <text:p>2-C</text:p>
          </table:table-cell>
          <table:table-cell table:style-name="ce21" table:formula="of:=IF(OR([.G12]&gt;[.$E$2];[.I12]&gt;[.$E$2];[.K12]&gt;[.$E$2]);&quot;ABI&quot;; &quot;&quot;)">
            <text:p/>
          </table:table-cell>
          <table:table-cell table:style-name="ce51" table:formula="of:=RANDBETWEEN(0;120)/1000" office:value-type="percentage" office:value="0.069" calcext:value-type="percentage">
            <text:p>6,90%</text:p>
          </table:table-cell>
          <table:table-cell table:style-name="ce51" table:formula="of:=RANDBETWEEN(0;120)/1000" office:value-type="percentage" office:value="0.038" calcext:value-type="percentage">
            <text:p>3,80%</text:p>
          </table:table-cell>
          <table:table-cell table:style-name="ce51" table:formula="of:=RANDBETWEEN(0;120)/1000" office:value-type="percentage" office:value="0.108" calcext:value-type="percentage">
            <text:p>10,80%</text:p>
          </table:table-cell>
          <table:table-cell table:style-name="ce51" table:formula="of:=RANDBETWEEN(0;120)/1000" office:value-type="percentage" office:value="0.016" calcext:value-type="percentage">
            <text:p>1,60%</text:p>
          </table:table-cell>
          <table:table-cell table:style-name="ce51" table:formula="of:=RANDBETWEEN(0;120)/1000" office:value-type="percentage" office:value="0.04" calcext:value-type="percentage">
            <text:p>4,00%</text:p>
          </table:table-cell>
          <table:table-cell table:style-name="ce51" table:formula="of:=RANDBETWEEN(0;120)/1000" office:value-type="percentage" office:value="0.095" calcext:value-type="percentage">
            <text:p>9,50%</text:p>
          </table:table-cell>
        </table:table-row>
        <table:table-row table:style-name="ro4">
          <table:table-cell table:style-name="ce21" table:formula="of:=[Décisions.A13]" office:value-type="string" office:string-value="20150936" calcext:value-type="string">
            <text:p>20150936</text:p>
          </table:table-cell>
          <table:table-cell table:style-name="ce24" table:formula="of:=[Décisions.B13]" office:value-type="string" office:string-value="DEBACKER" calcext:value-type="string">
            <text:p>DEBACKER</text:p>
          </table:table-cell>
          <table:table-cell table:style-name="ce24" table:formula="of:=[Décisions.C13]" office:value-type="string" office:string-value="Thomas" calcext:value-type="string">
            <text:p>Thomas</text:p>
          </table:table-cell>
          <table:table-cell table:style-name="ce21" table:formula="of:=[Décisions.D13]" office:value-type="string" office:string-value="2-C" calcext:value-type="string">
            <text:p>2-C</text:p>
          </table:table-cell>
          <table:table-cell table:style-name="ce21" table:formula="of:=IF(OR([.G13]&gt;[.$E$2];[.I13]&gt;[.$E$2];[.K13]&gt;[.$E$2]);&quot;ABI&quot;; &quot;&quot;)">
            <text:p/>
          </table:table-cell>
          <table:table-cell table:style-name="ce51" table:formula="of:=RANDBETWEEN(0;120)/1000" office:value-type="percentage" office:value="0.038" calcext:value-type="percentage">
            <text:p>3,80%</text:p>
          </table:table-cell>
          <table:table-cell table:style-name="ce51" table:formula="of:=RANDBETWEEN(0;120)/1000" office:value-type="percentage" office:value="0.045" calcext:value-type="percentage">
            <text:p>4,50%</text:p>
          </table:table-cell>
          <table:table-cell table:style-name="ce51" table:formula="of:=RANDBETWEEN(0;120)/1000" office:value-type="percentage" office:value="0.064" calcext:value-type="percentage">
            <text:p>6,40%</text:p>
          </table:table-cell>
          <table:table-cell table:style-name="ce51" table:formula="of:=RANDBETWEEN(0;120)/1000" office:value-type="percentage" office:value="0.052" calcext:value-type="percentage">
            <text:p>5,20%</text:p>
          </table:table-cell>
          <table:table-cell table:style-name="ce51" table:formula="of:=RANDBETWEEN(0;120)/1000" office:value-type="percentage" office:value="0.104" calcext:value-type="percentage">
            <text:p>10,40%</text:p>
          </table:table-cell>
          <table:table-cell table:style-name="ce51" table:formula="of:=RANDBETWEEN(0;120)/1000" office:value-type="percentage" office:value="0.081" calcext:value-type="percentage">
            <text:p>8,10%</text:p>
          </table:table-cell>
        </table:table-row>
        <table:table-row table:style-name="ro4">
          <table:table-cell table:style-name="ce21" table:formula="of:=[Décisions.A14]" office:value-type="string" office:string-value="20150937" calcext:value-type="string">
            <text:p>20150937</text:p>
          </table:table-cell>
          <table:table-cell table:style-name="ce24" table:formula="of:=[Décisions.B14]" office:value-type="string" office:string-value="DELBREUVE" calcext:value-type="string">
            <text:p>DELBREUVE</text:p>
          </table:table-cell>
          <table:table-cell table:style-name="ce24" table:formula="of:=[Décisions.C14]" office:value-type="string" office:string-value="Benjamin" calcext:value-type="string">
            <text:p>Benjamin</text:p>
          </table:table-cell>
          <table:table-cell table:style-name="ce21" table:formula="of:=[Décisions.D14]" office:value-type="string" office:string-value="2-C" calcext:value-type="string">
            <text:p>2-C</text:p>
          </table:table-cell>
          <table:table-cell table:style-name="ce21" table:formula="of:=IF(OR([.G14]&gt;[.$E$2];[.I14]&gt;[.$E$2];[.K14]&gt;[.$E$2]);&quot;ABI&quot;; &quot;&quot;)">
            <text:p/>
          </table:table-cell>
          <table:table-cell table:style-name="ce51" table:formula="of:=RANDBETWEEN(0;120)/1000" office:value-type="percentage" office:value="0.044" calcext:value-type="percentage">
            <text:p>4,40%</text:p>
          </table:table-cell>
          <table:table-cell table:style-name="ce51" table:formula="of:=RANDBETWEEN(0;120)/1000" office:value-type="percentage" office:value="0.071" calcext:value-type="percentage">
            <text:p>7,10%</text:p>
          </table:table-cell>
          <table:table-cell table:style-name="ce51" table:formula="of:=RANDBETWEEN(0;120)/1000" office:value-type="percentage" office:value="0.009" calcext:value-type="percentage">
            <text:p>0,90%</text:p>
          </table:table-cell>
          <table:table-cell table:style-name="ce51" table:formula="of:=RANDBETWEEN(0;120)/1000" office:value-type="percentage" office:value="0.056" calcext:value-type="percentage">
            <text:p>5,60%</text:p>
          </table:table-cell>
          <table:table-cell table:style-name="ce51" table:formula="of:=RANDBETWEEN(0;120)/1000" office:value-type="percentage" office:value="0.047" calcext:value-type="percentage">
            <text:p>4,70%</text:p>
          </table:table-cell>
          <table:table-cell table:style-name="ce51" table:formula="of:=RANDBETWEEN(0;120)/1000" office:value-type="percentage" office:value="0.048" calcext:value-type="percentage">
            <text:p>4,80%</text:p>
          </table:table-cell>
        </table:table-row>
        <table:table-row table:style-name="ro4">
          <table:table-cell table:style-name="ce21" table:formula="of:=[Décisions.A15]" office:value-type="string" office:string-value="20150938" calcext:value-type="string">
            <text:p>20150938</text:p>
          </table:table-cell>
          <table:table-cell table:style-name="ce24" table:formula="of:=[Décisions.B15]" office:value-type="string" office:string-value="DEROSNE" calcext:value-type="string">
            <text:p>DEROSNE</text:p>
          </table:table-cell>
          <table:table-cell table:style-name="ce24" table:formula="of:=[Décisions.C15]" office:value-type="string" office:string-value="Florentin" calcext:value-type="string">
            <text:p>Florentin</text:p>
          </table:table-cell>
          <table:table-cell table:style-name="ce21" table:formula="of:=[Décisions.D15]" office:value-type="string" office:string-value="2-B" calcext:value-type="string">
            <text:p>2-B</text:p>
          </table:table-cell>
          <table:table-cell table:style-name="ce21" table:formula="of:=IF(OR([.G15]&gt;[.$E$2];[.I15]&gt;[.$E$2];[.K15]&gt;[.$E$2]);&quot;ABI&quot;; &quot;&quot;)">
            <text:p/>
          </table:table-cell>
          <table:table-cell table:style-name="ce51" table:formula="of:=RANDBETWEEN(0;120)/1000" office:value-type="percentage" office:value="0.076" calcext:value-type="percentage">
            <text:p>7,60%</text:p>
          </table:table-cell>
          <table:table-cell table:style-name="ce51" table:formula="of:=RANDBETWEEN(0;120)/1000" office:value-type="percentage" office:value="0.016" calcext:value-type="percentage">
            <text:p>1,60%</text:p>
          </table:table-cell>
          <table:table-cell table:style-name="ce51" table:formula="of:=RANDBETWEEN(0;120)/1000" office:value-type="percentage" office:value="0.054" calcext:value-type="percentage">
            <text:p>5,40%</text:p>
          </table:table-cell>
          <table:table-cell table:style-name="ce51" table:formula="of:=RANDBETWEEN(0;120)/1000" office:value-type="percentage" office:value="0.071" calcext:value-type="percentage">
            <text:p>7,10%</text:p>
          </table:table-cell>
          <table:table-cell table:style-name="ce51" table:formula="of:=RANDBETWEEN(0;120)/1000" office:value-type="percentage" office:value="0.049" calcext:value-type="percentage">
            <text:p>4,90%</text:p>
          </table:table-cell>
          <table:table-cell table:style-name="ce51" table:formula="of:=RANDBETWEEN(0;120)/1000" office:value-type="percentage" office:value="0.109" calcext:value-type="percentage">
            <text:p>10,90%</text:p>
          </table:table-cell>
        </table:table-row>
        <table:table-row table:style-name="ro4">
          <table:table-cell table:style-name="ce21" table:formula="of:=[Décisions.A16]" office:value-type="string" office:string-value="20150939" calcext:value-type="string">
            <text:p>20150939</text:p>
          </table:table-cell>
          <table:table-cell table:style-name="ce24" table:formula="of:=[Décisions.B16]" office:value-type="string" office:string-value="DUHAUT" calcext:value-type="string">
            <text:p>DUHAUT</text:p>
          </table:table-cell>
          <table:table-cell table:style-name="ce24" table:formula="of:=[Décisions.C16]" office:value-type="string" office:string-value="Thomas" calcext:value-type="string">
            <text:p>Thomas</text:p>
          </table:table-cell>
          <table:table-cell table:style-name="ce21" table:formula="of:=[Décisions.D16]" office:value-type="string" office:string-value="2-A" calcext:value-type="string">
            <text:p>2-A</text:p>
          </table:table-cell>
          <table:table-cell table:style-name="ce21" table:formula="of:=IF(OR([.G16]&gt;[.$E$2];[.I16]&gt;[.$E$2];[.K16]&gt;[.$E$2]);&quot;ABI&quot;; &quot;&quot;)">
            <text:p/>
          </table:table-cell>
          <table:table-cell table:style-name="ce51" table:formula="of:=RANDBETWEEN(0;120)/1000" office:value-type="percentage" office:value="0.116" calcext:value-type="percentage">
            <text:p>11,60%</text:p>
          </table:table-cell>
          <table:table-cell table:style-name="ce51" table:formula="of:=RANDBETWEEN(0;120)/1000" office:value-type="percentage" office:value="0.049" calcext:value-type="percentage">
            <text:p>4,90%</text:p>
          </table:table-cell>
          <table:table-cell table:style-name="ce51" table:formula="of:=RANDBETWEEN(0;120)/1000" office:value-type="percentage" office:value="0.035" calcext:value-type="percentage">
            <text:p>3,50%</text:p>
          </table:table-cell>
          <table:table-cell table:style-name="ce51" table:formula="of:=RANDBETWEEN(0;120)/1000" office:value-type="percentage" office:value="0.008" calcext:value-type="percentage">
            <text:p>0,80%</text:p>
          </table:table-cell>
          <table:table-cell table:style-name="ce51" table:formula="of:=RANDBETWEEN(0;120)/1000" office:value-type="percentage" office:value="0.108" calcext:value-type="percentage">
            <text:p>10,80%</text:p>
          </table:table-cell>
          <table:table-cell table:style-name="ce51" table:formula="of:=RANDBETWEEN(0;120)/1000" office:value-type="percentage" office:value="0.036" calcext:value-type="percentage">
            <text:p>3,60%</text:p>
          </table:table-cell>
        </table:table-row>
        <table:table-row table:style-name="ro4">
          <table:table-cell table:style-name="ce21" table:formula="of:=[Décisions.A17]" office:value-type="string" office:string-value="20150940" calcext:value-type="string">
            <text:p>20150940</text:p>
          </table:table-cell>
          <table:table-cell table:style-name="ce24" table:formula="of:=[Décisions.B17]" office:value-type="string" office:string-value="DUMETZ" calcext:value-type="string">
            <text:p>DUMETZ</text:p>
          </table:table-cell>
          <table:table-cell table:style-name="ce24" table:formula="of:=[Décisions.C17]" office:value-type="string" office:string-value="Joffrey" calcext:value-type="string">
            <text:p>Joffrey</text:p>
          </table:table-cell>
          <table:table-cell table:style-name="ce21" table:formula="of:=[Décisions.D17]" office:value-type="string" office:string-value="2-C" calcext:value-type="string">
            <text:p>2-C</text:p>
          </table:table-cell>
          <table:table-cell table:style-name="ce21" table:formula="of:=IF(OR([.G17]&gt;[.$E$2];[.I17]&gt;[.$E$2];[.K17]&gt;[.$E$2]);&quot;ABI&quot;; &quot;&quot;)">
            <text:p/>
          </table:table-cell>
          <table:table-cell table:style-name="ce51" table:formula="of:=RANDBETWEEN(0;120)/1000" office:value-type="percentage" office:value="0.001" calcext:value-type="percentage">
            <text:p>0,10%</text:p>
          </table:table-cell>
          <table:table-cell table:style-name="ce51" table:formula="of:=RANDBETWEEN(0;120)/1000" office:value-type="percentage" office:value="0.026" calcext:value-type="percentage">
            <text:p>2,60%</text:p>
          </table:table-cell>
          <table:table-cell table:style-name="ce51" table:formula="of:=RANDBETWEEN(0;120)/1000" office:value-type="percentage" office:value="0.023" calcext:value-type="percentage">
            <text:p>2,30%</text:p>
          </table:table-cell>
          <table:table-cell table:style-name="ce51" table:formula="of:=RANDBETWEEN(0;120)/1000" office:value-type="percentage" office:value="0.074" calcext:value-type="percentage">
            <text:p>7,40%</text:p>
          </table:table-cell>
          <table:table-cell table:style-name="ce51" table:formula="of:=RANDBETWEEN(0;120)/1000" office:value-type="percentage" office:value="0.112" calcext:value-type="percentage">
            <text:p>11,20%</text:p>
          </table:table-cell>
          <table:table-cell table:style-name="ce51" table:formula="of:=RANDBETWEEN(0;120)/1000" office:value-type="percentage" office:value="0.004" calcext:value-type="percentage">
            <text:p>0,40%</text:p>
          </table:table-cell>
        </table:table-row>
        <table:table-row table:style-name="ro4">
          <table:table-cell table:style-name="ce21" table:formula="of:=[Décisions.A18]" office:value-type="string" office:string-value="20150941" calcext:value-type="string">
            <text:p>20150941</text:p>
          </table:table-cell>
          <table:table-cell table:style-name="ce24" table:formula="of:=[Décisions.B18]" office:value-type="string" office:string-value="FEVRIER" calcext:value-type="string">
            <text:p>FEVRIER</text:p>
          </table:table-cell>
          <table:table-cell table:style-name="ce24" table:formula="of:=[Décisions.C18]" office:value-type="string" office:string-value="Tennessee" calcext:value-type="string">
            <text:p>Tennessee</text:p>
          </table:table-cell>
          <table:table-cell table:style-name="ce21" table:formula="of:=[Décisions.D18]" office:value-type="string" office:string-value="2-C" calcext:value-type="string">
            <text:p>2-C</text:p>
          </table:table-cell>
          <table:table-cell table:style-name="ce21" table:formula="of:=IF(OR([.G18]&gt;[.$E$2];[.I18]&gt;[.$E$2];[.K18]&gt;[.$E$2]);&quot;ABI&quot;; &quot;&quot;)">
            <text:p/>
          </table:table-cell>
          <table:table-cell table:style-name="ce51" table:formula="of:=RANDBETWEEN(0;120)/1000" office:value-type="percentage" office:value="0.002" calcext:value-type="percentage">
            <text:p>0,20%</text:p>
          </table:table-cell>
          <table:table-cell table:style-name="ce51" table:formula="of:=RANDBETWEEN(0;120)/1000" office:value-type="percentage" office:value="0.041" calcext:value-type="percentage">
            <text:p>4,10%</text:p>
          </table:table-cell>
          <table:table-cell table:style-name="ce51" table:formula="of:=RANDBETWEEN(0;120)/1000" office:value-type="percentage" office:value="0.106" calcext:value-type="percentage">
            <text:p>10,60%</text:p>
          </table:table-cell>
          <table:table-cell table:style-name="ce51" table:formula="of:=RANDBETWEEN(0;120)/1000" office:value-type="percentage" office:value="0.068" calcext:value-type="percentage">
            <text:p>6,80%</text:p>
          </table:table-cell>
          <table:table-cell table:style-name="ce51" table:formula="of:=RANDBETWEEN(0;120)/1000" office:value-type="percentage" office:value="0.107" calcext:value-type="percentage">
            <text:p>10,70%</text:p>
          </table:table-cell>
          <table:table-cell table:style-name="ce51" table:formula="of:=RANDBETWEEN(0;120)/1000" office:value-type="percentage" office:value="0.043" calcext:value-type="percentage">
            <text:p>4,30%</text:p>
          </table:table-cell>
        </table:table-row>
        <table:table-row table:style-name="ro4">
          <table:table-cell table:style-name="ce21" table:formula="of:=[Décisions.A19]" office:value-type="string" office:string-value="20150942" calcext:value-type="string">
            <text:p>20150942</text:p>
          </table:table-cell>
          <table:table-cell table:style-name="ce24" table:formula="of:=[Décisions.B19]" office:value-type="string" office:string-value="FORGET" calcext:value-type="string">
            <text:p>FORGET</text:p>
          </table:table-cell>
          <table:table-cell table:style-name="ce24" table:formula="of:=[Décisions.C19]" office:value-type="string" office:string-value="Kévin" calcext:value-type="string">
            <text:p>Kévin</text:p>
          </table:table-cell>
          <table:table-cell table:style-name="ce21" table:formula="of:=[Décisions.D19]" office:value-type="string" office:string-value="2-B" calcext:value-type="string">
            <text:p>2-B</text:p>
          </table:table-cell>
          <table:table-cell table:style-name="ce21" table:formula="of:=IF(OR([.G19]&gt;[.$E$2];[.I19]&gt;[.$E$2];[.K19]&gt;[.$E$2]);&quot;ABI&quot;; &quot;&quot;)">
            <text:p/>
          </table:table-cell>
          <table:table-cell table:style-name="ce51" table:formula="of:=RANDBETWEEN(0;120)/1000" office:value-type="percentage" office:value="0.033" calcext:value-type="percentage">
            <text:p>3,30%</text:p>
          </table:table-cell>
          <table:table-cell table:style-name="ce51" table:formula="of:=RANDBETWEEN(0;120)/1000" office:value-type="percentage" office:value="0.106" calcext:value-type="percentage">
            <text:p>10,60%</text:p>
          </table:table-cell>
          <table:table-cell table:style-name="ce51" table:formula="of:=RANDBETWEEN(0;120)/1000" office:value-type="percentage" office:value="0.102" calcext:value-type="percentage">
            <text:p>10,20%</text:p>
          </table:table-cell>
          <table:table-cell table:style-name="ce51" table:formula="of:=RANDBETWEEN(0;120)/1000" office:value-type="percentage" office:value="0.057" calcext:value-type="percentage">
            <text:p>5,70%</text:p>
          </table:table-cell>
          <table:table-cell table:style-name="ce51" table:formula="of:=RANDBETWEEN(0;120)/1000" office:value-type="percentage" office:value="0.053" calcext:value-type="percentage">
            <text:p>5,30%</text:p>
          </table:table-cell>
          <table:table-cell table:style-name="ce51" table:formula="of:=RANDBETWEEN(0;120)/1000" office:value-type="percentage" office:value="0.043" calcext:value-type="percentage">
            <text:p>4,30%</text:p>
          </table:table-cell>
        </table:table-row>
        <table:table-row table:style-name="ro4">
          <table:table-cell table:style-name="ce21" table:formula="of:=[Décisions.A20]" office:value-type="string" office:string-value="20150943" calcext:value-type="string">
            <text:p>20150943</text:p>
          </table:table-cell>
          <table:table-cell table:style-name="ce24" table:formula="of:=[Décisions.B20]" office:value-type="string" office:string-value="FROISSART" calcext:value-type="string">
            <text:p>FROISSART</text:p>
          </table:table-cell>
          <table:table-cell table:style-name="ce24" table:formula="of:=[Décisions.C20]" office:value-type="string" office:string-value="Marie" calcext:value-type="string">
            <text:p>Marie</text:p>
          </table:table-cell>
          <table:table-cell table:style-name="ce21" table:formula="of:=[Décisions.D20]" office:value-type="string" office:string-value="2-B" calcext:value-type="string">
            <text:p>2-B</text:p>
          </table:table-cell>
          <table:table-cell table:style-name="ce21" table:formula="of:=IF(OR([.G20]&gt;[.$E$2];[.I20]&gt;[.$E$2];[.K20]&gt;[.$E$2]);&quot;ABI&quot;; &quot;&quot;)" office:value-type="string" office:string-value="ABI" calcext:value-type="string">
            <text:p>ABI</text:p>
          </table:table-cell>
          <table:table-cell table:style-name="ce51" table:formula="of:=RANDBETWEEN(0;120)/1000" office:value-type="percentage" office:value="0.069" calcext:value-type="percentage">
            <text:p>6,90%</text:p>
          </table:table-cell>
          <table:table-cell table:style-name="ce51" table:formula="of:=RANDBETWEEN(0;120)/1000" office:value-type="percentage" office:value="0.081" calcext:value-type="percentage">
            <text:p>8,10%</text:p>
          </table:table-cell>
          <table:table-cell table:style-name="ce51" table:formula="of:=RANDBETWEEN(0;120)/1000" office:value-type="percentage" office:value="0.075" calcext:value-type="percentage">
            <text:p>7,50%</text:p>
          </table:table-cell>
          <table:table-cell table:style-name="ce51" table:formula="of:=RANDBETWEEN(0;120)/1000" office:value-type="percentage" office:value="0.119" calcext:value-type="percentage">
            <text:p>11,90%</text:p>
          </table:table-cell>
          <table:table-cell table:style-name="ce51" table:formula="of:=RANDBETWEEN(0;120)/1000" office:value-type="percentage" office:value="0.057" calcext:value-type="percentage">
            <text:p>5,70%</text:p>
          </table:table-cell>
          <table:table-cell table:style-name="ce51" table:formula="of:=RANDBETWEEN(0;120)/1000" office:value-type="percentage" office:value="0.003" calcext:value-type="percentage">
            <text:p>0,30%</text:p>
          </table:table-cell>
        </table:table-row>
        <table:table-row table:style-name="ro4">
          <table:table-cell table:style-name="ce21" table:formula="of:=[Décisions.A21]" office:value-type="string" office:string-value="20150944" calcext:value-type="string">
            <text:p>20150944</text:p>
          </table:table-cell>
          <table:table-cell table:style-name="ce24" table:formula="of:=[Décisions.B21]" office:value-type="string" office:string-value="FRUY" calcext:value-type="string">
            <text:p>FRUY</text:p>
          </table:table-cell>
          <table:table-cell table:style-name="ce24" table:formula="of:=[Décisions.C21]" office:value-type="string" office:string-value="Sébastien" calcext:value-type="string">
            <text:p>Sébastien</text:p>
          </table:table-cell>
          <table:table-cell table:style-name="ce21" table:formula="of:=[Décisions.D21]" office:value-type="string" office:string-value="2-B" calcext:value-type="string">
            <text:p>2-B</text:p>
          </table:table-cell>
          <table:table-cell table:style-name="ce21" table:formula="of:=IF(OR([.G21]&gt;[.$E$2];[.I21]&gt;[.$E$2];[.K21]&gt;[.$E$2]);&quot;ABI&quot;; &quot;&quot;)" office:value-type="string" office:string-value="ABI" calcext:value-type="string">
            <text:p>ABI</text:p>
          </table:table-cell>
          <table:table-cell table:style-name="ce51" table:formula="of:=RANDBETWEEN(0;120)/1000" office:value-type="percentage" office:value="0.034" calcext:value-type="percentage">
            <text:p>3,40%</text:p>
          </table:table-cell>
          <table:table-cell table:style-name="ce51" table:formula="of:=RANDBETWEEN(0;120)/1000" office:value-type="percentage" office:value="0.118" calcext:value-type="percentage">
            <text:p>11,80%</text:p>
          </table:table-cell>
          <table:table-cell table:style-name="ce51" table:formula="of:=RANDBETWEEN(0;120)/1000" office:value-type="percentage" office:value="0.12" calcext:value-type="percentage">
            <text:p>12,00%</text:p>
          </table:table-cell>
          <table:table-cell table:style-name="ce51" table:formula="of:=RANDBETWEEN(0;120)/1000" office:value-type="percentage" office:value="0.003" calcext:value-type="percentage">
            <text:p>0,30%</text:p>
          </table:table-cell>
          <table:table-cell table:style-name="ce51" table:formula="of:=RANDBETWEEN(0;120)/1000" office:value-type="percentage" office:value="0.102" calcext:value-type="percentage">
            <text:p>10,20%</text:p>
          </table:table-cell>
          <table:table-cell table:style-name="ce51" table:formula="of:=RANDBETWEEN(0;120)/1000" office:value-type="percentage" office:value="0.066" calcext:value-type="percentage">
            <text:p>6,60%</text:p>
          </table:table-cell>
        </table:table-row>
        <table:table-row table:style-name="ro4">
          <table:table-cell table:style-name="ce21" table:formula="of:=[Décisions.A22]" office:value-type="string" office:string-value="20150945" calcext:value-type="string">
            <text:p>20150945</text:p>
          </table:table-cell>
          <table:table-cell table:style-name="ce24" table:formula="of:=[Décisions.B22]" office:value-type="string" office:string-value="GEERAERT" calcext:value-type="string">
            <text:p>GEERAERT</text:p>
          </table:table-cell>
          <table:table-cell table:style-name="ce24" table:formula="of:=[Décisions.C22]" office:value-type="string" office:string-value="Quentin" calcext:value-type="string">
            <text:p>Quentin</text:p>
          </table:table-cell>
          <table:table-cell table:style-name="ce21" table:formula="of:=[Décisions.D22]" office:value-type="string" office:string-value="2-C" calcext:value-type="string">
            <text:p>2-C</text:p>
          </table:table-cell>
          <table:table-cell table:style-name="ce21" table:formula="of:=IF(OR([.G22]&gt;[.$E$2];[.I22]&gt;[.$E$2];[.K22]&gt;[.$E$2]);&quot;ABI&quot;; &quot;&quot;)">
            <text:p/>
          </table:table-cell>
          <table:table-cell table:style-name="ce51" table:formula="of:=RANDBETWEEN(0;120)/1000" office:value-type="percentage" office:value="0.025" calcext:value-type="percentage">
            <text:p>2,50%</text:p>
          </table:table-cell>
          <table:table-cell table:style-name="ce51" table:formula="of:=RANDBETWEEN(0;120)/1000" office:value-type="percentage" office:value="0.021" calcext:value-type="percentage">
            <text:p>2,10%</text:p>
          </table:table-cell>
          <table:table-cell table:style-name="ce51" table:formula="of:=RANDBETWEEN(0;120)/1000" office:value-type="percentage" office:value="0.026" calcext:value-type="percentage">
            <text:p>2,60%</text:p>
          </table:table-cell>
          <table:table-cell table:style-name="ce51" table:formula="of:=RANDBETWEEN(0;120)/1000" office:value-type="percentage" office:value="0.025" calcext:value-type="percentage">
            <text:p>2,50%</text:p>
          </table:table-cell>
          <table:table-cell table:style-name="ce51" table:formula="of:=RANDBETWEEN(0;120)/1000" office:value-type="percentage" office:value="0.079" calcext:value-type="percentage">
            <text:p>7,90%</text:p>
          </table:table-cell>
          <table:table-cell table:style-name="ce51" table:formula="of:=RANDBETWEEN(0;120)/1000" office:value-type="percentage" office:value="0.056" calcext:value-type="percentage">
            <text:p>5,60%</text:p>
          </table:table-cell>
        </table:table-row>
        <table:table-row table:style-name="ro4">
          <table:table-cell table:style-name="ce21" table:formula="of:=[Décisions.A23]" office:value-type="string" office:string-value="20150946" calcext:value-type="string">
            <text:p>20150946</text:p>
          </table:table-cell>
          <table:table-cell table:style-name="ce24" table:formula="of:=[Décisions.B23]" office:value-type="string" office:string-value="GREMBER" calcext:value-type="string">
            <text:p>GREMBER</text:p>
          </table:table-cell>
          <table:table-cell table:style-name="ce24" table:formula="of:=[Décisions.C23]" office:value-type="string" office:string-value="Nicolas" calcext:value-type="string">
            <text:p>Nicolas</text:p>
          </table:table-cell>
          <table:table-cell table:style-name="ce21" table:formula="of:=[Décisions.D23]" office:value-type="string" office:string-value="2-A" calcext:value-type="string">
            <text:p>2-A</text:p>
          </table:table-cell>
          <table:table-cell table:style-name="ce21" table:formula="of:=IF(OR([.G23]&gt;[.$E$2];[.I23]&gt;[.$E$2];[.K23]&gt;[.$E$2]);&quot;ABI&quot;; &quot;&quot;)">
            <text:p/>
          </table:table-cell>
          <table:table-cell table:style-name="ce51" table:formula="of:=RANDBETWEEN(0;120)/1000" office:value-type="percentage" office:value="0.06" calcext:value-type="percentage">
            <text:p>6,00%</text:p>
          </table:table-cell>
          <table:table-cell table:style-name="ce51" table:formula="of:=RANDBETWEEN(0;120)/1000" office:value-type="percentage" office:value="0.016" calcext:value-type="percentage">
            <text:p>1,60%</text:p>
          </table:table-cell>
          <table:table-cell table:style-name="ce51" table:formula="of:=RANDBETWEEN(0;120)/1000" office:value-type="percentage" office:value="0.07" calcext:value-type="percentage">
            <text:p>7,00%</text:p>
          </table:table-cell>
          <table:table-cell table:style-name="ce51" table:formula="of:=RANDBETWEEN(0;120)/1000" office:value-type="percentage" office:value="0.068" calcext:value-type="percentage">
            <text:p>6,80%</text:p>
          </table:table-cell>
          <table:table-cell table:style-name="ce51" table:formula="of:=RANDBETWEEN(0;120)/1000" office:value-type="percentage" office:value="0.013" calcext:value-type="percentage">
            <text:p>1,30%</text:p>
          </table:table-cell>
          <table:table-cell table:style-name="ce51" table:formula="of:=RANDBETWEEN(0;120)/1000" office:value-type="percentage" office:value="0.027" calcext:value-type="percentage">
            <text:p>2,70%</text:p>
          </table:table-cell>
        </table:table-row>
        <table:table-row table:style-name="ro4">
          <table:table-cell table:style-name="ce21" table:formula="of:=[Décisions.A24]" office:value-type="string" office:string-value="20150947" calcext:value-type="string">
            <text:p>20150947</text:p>
          </table:table-cell>
          <table:table-cell table:style-name="ce24" table:formula="of:=[Décisions.B24]" office:value-type="string" office:string-value="HENNAUT" calcext:value-type="string">
            <text:p>HENNAUT</text:p>
          </table:table-cell>
          <table:table-cell table:style-name="ce24" table:formula="of:=[Décisions.C24]" office:value-type="string" office:string-value="Thibaut" calcext:value-type="string">
            <text:p>Thibaut</text:p>
          </table:table-cell>
          <table:table-cell table:style-name="ce21" table:formula="of:=[Décisions.D24]" office:value-type="string" office:string-value="2-A" calcext:value-type="string">
            <text:p>2-A</text:p>
          </table:table-cell>
          <table:table-cell table:style-name="ce21" table:formula="of:=IF(OR([.G24]&gt;[.$E$2];[.I24]&gt;[.$E$2];[.K24]&gt;[.$E$2]);&quot;ABI&quot;; &quot;&quot;)">
            <text:p/>
          </table:table-cell>
          <table:table-cell table:style-name="ce51" table:formula="of:=RANDBETWEEN(0;120)/1000" office:value-type="percentage" office:value="0.09" calcext:value-type="percentage">
            <text:p>9,00%</text:p>
          </table:table-cell>
          <table:table-cell table:style-name="ce51" table:formula="of:=RANDBETWEEN(0;120)/1000" office:value-type="percentage" office:value="0.047" calcext:value-type="percentage">
            <text:p>4,70%</text:p>
          </table:table-cell>
          <table:table-cell table:style-name="ce51" table:formula="of:=RANDBETWEEN(0;120)/1000" office:value-type="percentage" office:value="0.089" calcext:value-type="percentage">
            <text:p>8,90%</text:p>
          </table:table-cell>
          <table:table-cell table:style-name="ce51" table:formula="of:=RANDBETWEEN(0;120)/1000" office:value-type="percentage" office:value="0.055" calcext:value-type="percentage">
            <text:p>5,50%</text:p>
          </table:table-cell>
          <table:table-cell table:style-name="ce51" table:formula="of:=RANDBETWEEN(0;120)/1000" office:value-type="percentage" office:value="0.053" calcext:value-type="percentage">
            <text:p>5,30%</text:p>
          </table:table-cell>
          <table:table-cell table:style-name="ce51" table:formula="of:=RANDBETWEEN(0;120)/1000" office:value-type="percentage" office:value="0.071" calcext:value-type="percentage">
            <text:p>7,10%</text:p>
          </table:table-cell>
        </table:table-row>
        <table:table-row table:style-name="ro4">
          <table:table-cell table:style-name="ce21" table:formula="of:=[Décisions.A25]" office:value-type="string" office:string-value="20150948" calcext:value-type="string">
            <text:p>20150948</text:p>
          </table:table-cell>
          <table:table-cell table:style-name="ce24" table:formula="of:=[Décisions.B25]" office:value-type="string" office:string-value="KURZAWSKI" calcext:value-type="string">
            <text:p>KURZAWSKI</text:p>
          </table:table-cell>
          <table:table-cell table:style-name="ce24" table:formula="of:=[Décisions.C25]" office:value-type="string" office:string-value="Pierre" calcext:value-type="string">
            <text:p>Pierre</text:p>
          </table:table-cell>
          <table:table-cell table:style-name="ce21" table:formula="of:=[Décisions.D25]" office:value-type="string" office:string-value="2-B" calcext:value-type="string">
            <text:p>2-B</text:p>
          </table:table-cell>
          <table:table-cell table:style-name="ce21" table:formula="of:=IF(OR([.G25]&gt;[.$E$2];[.I25]&gt;[.$E$2];[.K25]&gt;[.$E$2]);&quot;ABI&quot;; &quot;&quot;)">
            <text:p/>
          </table:table-cell>
          <table:table-cell table:style-name="ce51" table:formula="of:=RANDBETWEEN(0;120)/1000" office:value-type="percentage" office:value="0.026" calcext:value-type="percentage">
            <text:p>2,60%</text:p>
          </table:table-cell>
          <table:table-cell table:style-name="ce51" table:formula="of:=RANDBETWEEN(0;120)/1000" office:value-type="percentage" office:value="0.023" calcext:value-type="percentage">
            <text:p>2,30%</text:p>
          </table:table-cell>
          <table:table-cell table:style-name="ce51" table:formula="of:=RANDBETWEEN(0;120)/1000" office:value-type="percentage" office:value="0.119" calcext:value-type="percentage">
            <text:p>11,90%</text:p>
          </table:table-cell>
          <table:table-cell table:style-name="ce51" table:formula="of:=RANDBETWEEN(0;120)/1000" office:value-type="percentage" office:value="0.049" calcext:value-type="percentage">
            <text:p>4,90%</text:p>
          </table:table-cell>
          <table:table-cell table:style-name="ce51" table:formula="of:=RANDBETWEEN(0;120)/1000" office:value-type="percentage" office:value="0.005" calcext:value-type="percentage">
            <text:p>0,50%</text:p>
          </table:table-cell>
          <table:table-cell table:style-name="ce51" table:formula="of:=RANDBETWEEN(0;120)/1000" office:value-type="percentage" office:value="0.051" calcext:value-type="percentage">
            <text:p>5,10%</text:p>
          </table:table-cell>
        </table:table-row>
        <table:table-row table:style-name="ro4">
          <table:table-cell table:style-name="ce21" table:formula="of:=[Décisions.A26]" office:value-type="string" office:string-value="20150949" calcext:value-type="string">
            <text:p>20150949</text:p>
          </table:table-cell>
          <table:table-cell table:style-name="ce24" table:formula="of:=[Décisions.B26]" office:value-type="string" office:string-value="LAMBERSENS" calcext:value-type="string">
            <text:p>LAMBERSENS</text:p>
          </table:table-cell>
          <table:table-cell table:style-name="ce24" table:formula="of:=[Décisions.C26]" office:value-type="string" office:string-value="Adrien" calcext:value-type="string">
            <text:p>Adrien</text:p>
          </table:table-cell>
          <table:table-cell table:style-name="ce21" table:formula="of:=[Décisions.D26]" office:value-type="string" office:string-value="2-B" calcext:value-type="string">
            <text:p>2-B</text:p>
          </table:table-cell>
          <table:table-cell table:style-name="ce21" table:formula="of:=IF(OR([.G26]&gt;[.$E$2];[.I26]&gt;[.$E$2];[.K26]&gt;[.$E$2]);&quot;ABI&quot;; &quot;&quot;)" office:value-type="string" office:string-value="ABI" calcext:value-type="string">
            <text:p>ABI</text:p>
          </table:table-cell>
          <table:table-cell table:style-name="ce51" table:formula="of:=RANDBETWEEN(0;120)/1000" office:value-type="percentage" office:value="0.03" calcext:value-type="percentage">
            <text:p>3,00%</text:p>
          </table:table-cell>
          <table:table-cell table:style-name="ce51" table:formula="of:=RANDBETWEEN(0;120)/1000" office:value-type="percentage" office:value="0.084" calcext:value-type="percentage">
            <text:p>8,40%</text:p>
          </table:table-cell>
          <table:table-cell table:style-name="ce51" table:formula="of:=RANDBETWEEN(0;120)/1000" office:value-type="percentage" office:value="0.029" calcext:value-type="percentage">
            <text:p>2,90%</text:p>
          </table:table-cell>
          <table:table-cell table:style-name="ce51" table:formula="of:=RANDBETWEEN(0;120)/1000" office:value-type="percentage" office:value="0.116" calcext:value-type="percentage">
            <text:p>11,60%</text:p>
          </table:table-cell>
          <table:table-cell table:style-name="ce51" table:formula="of:=RANDBETWEEN(0;120)/1000" office:value-type="percentage" office:value="0.008" calcext:value-type="percentage">
            <text:p>0,80%</text:p>
          </table:table-cell>
          <table:table-cell table:style-name="ce51" table:formula="of:=RANDBETWEEN(0;120)/1000" office:value-type="percentage" office:value="0.009" calcext:value-type="percentage">
            <text:p>0,90%</text:p>
          </table:table-cell>
        </table:table-row>
        <table:table-row table:style-name="ro4">
          <table:table-cell table:style-name="ce21" table:formula="of:=[Décisions.A27]" office:value-type="string" office:string-value="20150950" calcext:value-type="string">
            <text:p>20150950</text:p>
          </table:table-cell>
          <table:table-cell table:style-name="ce24" table:formula="of:=[Décisions.B27]" office:value-type="string" office:string-value="LE FOLL" calcext:value-type="string">
            <text:p>LE FOLL</text:p>
          </table:table-cell>
          <table:table-cell table:style-name="ce24" table:formula="of:=[Décisions.C27]" office:value-type="string" office:string-value="Coralie" calcext:value-type="string">
            <text:p>Coralie</text:p>
          </table:table-cell>
          <table:table-cell table:style-name="ce21" table:formula="of:=[Décisions.D27]" office:value-type="string" office:string-value="2-A" calcext:value-type="string">
            <text:p>2-A</text:p>
          </table:table-cell>
          <table:table-cell table:style-name="ce21" table:formula="of:=IF(OR([.G27]&gt;[.$E$2];[.I27]&gt;[.$E$2];[.K27]&gt;[.$E$2]);&quot;ABI&quot;; &quot;&quot;)">
            <text:p/>
          </table:table-cell>
          <table:table-cell table:style-name="ce51" table:formula="of:=RANDBETWEEN(0;120)/1000" office:value-type="percentage" office:value="0.068" calcext:value-type="percentage">
            <text:p>6,80%</text:p>
          </table:table-cell>
          <table:table-cell table:style-name="ce51" table:formula="of:=RANDBETWEEN(0;120)/1000" office:value-type="percentage" office:value="0.011" calcext:value-type="percentage">
            <text:p>1,10%</text:p>
          </table:table-cell>
          <table:table-cell table:style-name="ce51" table:formula="of:=RANDBETWEEN(0;120)/1000" office:value-type="percentage" office:value="0.076" calcext:value-type="percentage">
            <text:p>7,60%</text:p>
          </table:table-cell>
          <table:table-cell table:style-name="ce51" table:formula="of:=RANDBETWEEN(0;120)/1000" office:value-type="percentage" office:value="0.05" calcext:value-type="percentage">
            <text:p>5,00%</text:p>
          </table:table-cell>
          <table:table-cell table:style-name="ce51" table:formula="of:=RANDBETWEEN(0;120)/1000" office:value-type="percentage" office:value="0.06" calcext:value-type="percentage">
            <text:p>6,00%</text:p>
          </table:table-cell>
          <table:table-cell table:style-name="ce51" table:formula="of:=RANDBETWEEN(0;120)/1000" office:value-type="percentage" office:value="0.034" calcext:value-type="percentage">
            <text:p>3,40%</text:p>
          </table:table-cell>
        </table:table-row>
        <table:table-row table:style-name="ro4">
          <table:table-cell table:style-name="ce21" table:formula="of:=[Décisions.A28]" office:value-type="string" office:string-value="20150951" calcext:value-type="string">
            <text:p>20150951</text:p>
          </table:table-cell>
          <table:table-cell table:style-name="ce24" table:formula="of:=[Décisions.B28]" office:value-type="string" office:string-value="LECHA" calcext:value-type="string">
            <text:p>LECHA</text:p>
          </table:table-cell>
          <table:table-cell table:style-name="ce24" table:formula="of:=[Décisions.C28]" office:value-type="string" office:string-value="Benjamin" calcext:value-type="string">
            <text:p>Benjamin</text:p>
          </table:table-cell>
          <table:table-cell table:style-name="ce21" table:formula="of:=[Décisions.D28]" office:value-type="string" office:string-value="2-C" calcext:value-type="string">
            <text:p>2-C</text:p>
          </table:table-cell>
          <table:table-cell table:style-name="ce21" table:formula="of:=IF(OR([.G28]&gt;[.$E$2];[.I28]&gt;[.$E$2];[.K28]&gt;[.$E$2]);&quot;ABI&quot;; &quot;&quot;)">
            <text:p/>
          </table:table-cell>
          <table:table-cell table:style-name="ce51" table:formula="of:=RANDBETWEEN(0;120)/1000" office:value-type="percentage" office:value="0.054" calcext:value-type="percentage">
            <text:p>5,40%</text:p>
          </table:table-cell>
          <table:table-cell table:style-name="ce51" table:formula="of:=RANDBETWEEN(0;120)/1000" office:value-type="percentage" office:value="0.027" calcext:value-type="percentage">
            <text:p>2,70%</text:p>
          </table:table-cell>
          <table:table-cell table:style-name="ce51" table:formula="of:=RANDBETWEEN(0;120)/1000" office:value-type="percentage" office:value="0.032" calcext:value-type="percentage">
            <text:p>3,20%</text:p>
          </table:table-cell>
          <table:table-cell table:style-name="ce51" table:formula="of:=RANDBETWEEN(0;120)/1000" office:value-type="percentage" office:value="0.093" calcext:value-type="percentage">
            <text:p>9,30%</text:p>
          </table:table-cell>
          <table:table-cell table:style-name="ce51" table:formula="of:=RANDBETWEEN(0;120)/1000" office:value-type="percentage" office:value="0.078" calcext:value-type="percentage">
            <text:p>7,80%</text:p>
          </table:table-cell>
          <table:table-cell table:style-name="ce51" table:formula="of:=RANDBETWEEN(0;120)/1000" office:value-type="percentage" office:value="0.008" calcext:value-type="percentage">
            <text:p>0,80%</text:p>
          </table:table-cell>
        </table:table-row>
        <table:table-row table:style-name="ro4">
          <table:table-cell table:style-name="ce21" table:formula="of:=[Décisions.A29]" office:value-type="string" office:string-value="20150952" calcext:value-type="string">
            <text:p>20150952</text:p>
          </table:table-cell>
          <table:table-cell table:style-name="ce24" table:formula="of:=[Décisions.B29]" office:value-type="string" office:string-value="LEFAIT" calcext:value-type="string">
            <text:p>LEFAIT</text:p>
          </table:table-cell>
          <table:table-cell table:style-name="ce24" table:formula="of:=[Décisions.C29]" office:value-type="string" office:string-value="Romain" calcext:value-type="string">
            <text:p>Romain</text:p>
          </table:table-cell>
          <table:table-cell table:style-name="ce21" table:formula="of:=[Décisions.D29]" office:value-type="string" office:string-value="2-B" calcext:value-type="string">
            <text:p>2-B</text:p>
          </table:table-cell>
          <table:table-cell table:style-name="ce21" table:formula="of:=IF(OR([.G29]&gt;[.$E$2];[.I29]&gt;[.$E$2];[.K29]&gt;[.$E$2]);&quot;ABI&quot;; &quot;&quot;)">
            <text:p/>
          </table:table-cell>
          <table:table-cell table:style-name="ce51" table:formula="of:=RANDBETWEEN(0;120)/1000" office:value-type="percentage" office:value="0.018" calcext:value-type="percentage">
            <text:p>1,80%</text:p>
          </table:table-cell>
          <table:table-cell table:style-name="ce51" table:formula="of:=RANDBETWEEN(0;120)/1000" office:value-type="percentage" office:value="0.068" calcext:value-type="percentage">
            <text:p>6,80%</text:p>
          </table:table-cell>
          <table:table-cell table:style-name="ce51" table:formula="of:=RANDBETWEEN(0;120)/1000" office:value-type="percentage" office:value="0.049" calcext:value-type="percentage">
            <text:p>4,90%</text:p>
          </table:table-cell>
          <table:table-cell table:style-name="ce51" table:formula="of:=RANDBETWEEN(0;120)/1000" office:value-type="percentage" office:value="0.079" calcext:value-type="percentage">
            <text:p>7,90%</text:p>
          </table:table-cell>
          <table:table-cell table:style-name="ce51" table:formula="of:=RANDBETWEEN(0;120)/1000" office:value-type="percentage" office:value="0.103" calcext:value-type="percentage">
            <text:p>10,30%</text:p>
          </table:table-cell>
          <table:table-cell table:style-name="ce51" table:formula="of:=RANDBETWEEN(0;120)/1000" office:value-type="percentage" office:value="0.013" calcext:value-type="percentage">
            <text:p>1,30%</text:p>
          </table:table-cell>
        </table:table-row>
        <table:table-row table:style-name="ro4">
          <table:table-cell table:style-name="ce21" table:formula="of:=[Décisions.A30]" office:value-type="string" office:string-value="20150953" calcext:value-type="string">
            <text:p>20150953</text:p>
          </table:table-cell>
          <table:table-cell table:style-name="ce24" table:formula="of:=[Décisions.B30]" office:value-type="string" office:string-value="LEFEBVRE" calcext:value-type="string">
            <text:p>LEFEBVRE</text:p>
          </table:table-cell>
          <table:table-cell table:style-name="ce24" table:formula="of:=[Décisions.C30]" office:value-type="string" office:string-value="Jéremy" calcext:value-type="string">
            <text:p>Jéremy</text:p>
          </table:table-cell>
          <table:table-cell table:style-name="ce21" table:formula="of:=[Décisions.D30]" office:value-type="string" office:string-value="2-B" calcext:value-type="string">
            <text:p>2-B</text:p>
          </table:table-cell>
          <table:table-cell table:style-name="ce21" table:formula="of:=IF(OR([.G30]&gt;[.$E$2];[.I30]&gt;[.$E$2];[.K30]&gt;[.$E$2]);&quot;ABI&quot;; &quot;&quot;)">
            <text:p/>
          </table:table-cell>
          <table:table-cell table:style-name="ce51" table:formula="of:=RANDBETWEEN(0;120)/1000" office:value-type="percentage" office:value="0.002" calcext:value-type="percentage">
            <text:p>0,20%</text:p>
          </table:table-cell>
          <table:table-cell table:style-name="ce51" table:formula="of:=RANDBETWEEN(0;120)/1000" office:value-type="percentage" office:value="0.071" calcext:value-type="percentage">
            <text:p>7,10%</text:p>
          </table:table-cell>
          <table:table-cell table:style-name="ce51" table:formula="of:=RANDBETWEEN(0;120)/1000" office:value-type="percentage" office:value="0.099" calcext:value-type="percentage">
            <text:p>9,90%</text:p>
          </table:table-cell>
          <table:table-cell table:style-name="ce51" table:formula="of:=RANDBETWEEN(0;120)/1000" office:value-type="percentage" office:value="0.072" calcext:value-type="percentage">
            <text:p>7,20%</text:p>
          </table:table-cell>
          <table:table-cell table:style-name="ce51" table:formula="of:=RANDBETWEEN(0;120)/1000" office:value-type="percentage" office:value="0.03" calcext:value-type="percentage">
            <text:p>3,00%</text:p>
          </table:table-cell>
          <table:table-cell table:style-name="ce51" table:formula="of:=RANDBETWEEN(0;120)/1000" office:value-type="percentage" office:value="0.032" calcext:value-type="percentage">
            <text:p>3,20%</text:p>
          </table:table-cell>
        </table:table-row>
        <table:table-row table:style-name="ro4">
          <table:table-cell table:style-name="ce21" table:formula="of:=[Décisions.A31]" office:value-type="string" office:string-value="20150954" calcext:value-type="string">
            <text:p>20150954</text:p>
          </table:table-cell>
          <table:table-cell table:style-name="ce24" table:formula="of:=[Décisions.B31]" office:value-type="string" office:string-value="LEFEBVRE" calcext:value-type="string">
            <text:p>LEFEBVRE</text:p>
          </table:table-cell>
          <table:table-cell table:style-name="ce24" table:formula="of:=[Décisions.C31]" office:value-type="string" office:string-value="Kévin" calcext:value-type="string">
            <text:p>Kévin</text:p>
          </table:table-cell>
          <table:table-cell table:style-name="ce21" table:formula="of:=[Décisions.D31]" office:value-type="string" office:string-value="2-A" calcext:value-type="string">
            <text:p>2-A</text:p>
          </table:table-cell>
          <table:table-cell table:style-name="ce21" table:formula="of:=IF(OR([.G31]&gt;[.$E$2];[.I31]&gt;[.$E$2];[.K31]&gt;[.$E$2]);&quot;ABI&quot;; &quot;&quot;)">
            <text:p/>
          </table:table-cell>
          <table:table-cell table:style-name="ce51" table:formula="of:=RANDBETWEEN(0;120)/1000" office:value-type="percentage" office:value="0.018" calcext:value-type="percentage">
            <text:p>1,80%</text:p>
          </table:table-cell>
          <table:table-cell table:style-name="ce51" table:formula="of:=RANDBETWEEN(0;120)/1000" office:value-type="percentage" office:value="0.008" calcext:value-type="percentage">
            <text:p>0,80%</text:p>
          </table:table-cell>
          <table:table-cell table:style-name="ce51" table:formula="of:=RANDBETWEEN(0;120)/1000" office:value-type="percentage" office:value="0.092" calcext:value-type="percentage">
            <text:p>9,20%</text:p>
          </table:table-cell>
          <table:table-cell table:style-name="ce51" table:formula="of:=RANDBETWEEN(0;120)/1000" office:value-type="percentage" office:value="0.062" calcext:value-type="percentage">
            <text:p>6,20%</text:p>
          </table:table-cell>
          <table:table-cell table:style-name="ce51" table:formula="of:=RANDBETWEEN(0;120)/1000" office:value-type="percentage" office:value="0.055" calcext:value-type="percentage">
            <text:p>5,50%</text:p>
          </table:table-cell>
          <table:table-cell table:style-name="ce51" table:formula="of:=RANDBETWEEN(0;120)/1000" office:value-type="percentage" office:value="0.026" calcext:value-type="percentage">
            <text:p>2,60%</text:p>
          </table:table-cell>
        </table:table-row>
        <table:table-row table:style-name="ro4">
          <table:table-cell table:style-name="ce21" table:formula="of:=[Décisions.A32]" office:value-type="string" office:string-value="20150955" calcext:value-type="string">
            <text:p>20150955</text:p>
          </table:table-cell>
          <table:table-cell table:style-name="ce24" table:formula="of:=[Décisions.B32]" office:value-type="string" office:string-value="LEGRAND" calcext:value-type="string">
            <text:p>LEGRAND</text:p>
          </table:table-cell>
          <table:table-cell table:style-name="ce24" table:formula="of:=[Décisions.C32]" office:value-type="string" office:string-value="Baptiste" calcext:value-type="string">
            <text:p>Baptiste</text:p>
          </table:table-cell>
          <table:table-cell table:style-name="ce21" table:formula="of:=[Décisions.D32]" office:value-type="string" office:string-value="2-C" calcext:value-type="string">
            <text:p>2-C</text:p>
          </table:table-cell>
          <table:table-cell table:style-name="ce21" table:formula="of:=IF(OR([.G32]&gt;[.$E$2];[.I32]&gt;[.$E$2];[.K32]&gt;[.$E$2]);&quot;ABI&quot;; &quot;&quot;)">
            <text:p/>
          </table:table-cell>
          <table:table-cell table:style-name="ce51" table:formula="of:=RANDBETWEEN(0;120)/1000" office:value-type="percentage" office:value="0.061" calcext:value-type="percentage">
            <text:p>6,10%</text:p>
          </table:table-cell>
          <table:table-cell table:style-name="ce51" table:formula="of:=RANDBETWEEN(0;120)/1000" office:value-type="percentage" office:value="0.026" calcext:value-type="percentage">
            <text:p>2,60%</text:p>
          </table:table-cell>
          <table:table-cell table:style-name="ce51" table:formula="of:=RANDBETWEEN(0;120)/1000" office:value-type="percentage" office:value="0.051" calcext:value-type="percentage">
            <text:p>5,10%</text:p>
          </table:table-cell>
          <table:table-cell table:style-name="ce51" table:formula="of:=RANDBETWEEN(0;120)/1000" office:value-type="percentage" office:value="0.104" calcext:value-type="percentage">
            <text:p>10,40%</text:p>
          </table:table-cell>
          <table:table-cell table:style-name="ce51" table:formula="of:=RANDBETWEEN(0;120)/1000" office:value-type="percentage" office:value="0.061" calcext:value-type="percentage">
            <text:p>6,10%</text:p>
          </table:table-cell>
          <table:table-cell table:style-name="ce51" table:formula="of:=RANDBETWEEN(0;120)/1000" office:value-type="percentage" office:value="0.106" calcext:value-type="percentage">
            <text:p>10,60%</text:p>
          </table:table-cell>
        </table:table-row>
        <table:table-row table:style-name="ro4">
          <table:table-cell table:style-name="ce21" table:formula="of:=[Décisions.A33]" office:value-type="string" office:string-value="20150956" calcext:value-type="string">
            <text:p>20150956</text:p>
          </table:table-cell>
          <table:table-cell table:style-name="ce24" table:formula="of:=[Décisions.B33]" office:value-type="string" office:string-value="LEGRU" calcext:value-type="string">
            <text:p>LEGRU</text:p>
          </table:table-cell>
          <table:table-cell table:style-name="ce24" table:formula="of:=[Décisions.C33]" office:value-type="string" office:string-value="Florent" calcext:value-type="string">
            <text:p>Florent</text:p>
          </table:table-cell>
          <table:table-cell table:style-name="ce21" table:formula="of:=[Décisions.D33]" office:value-type="string" office:string-value="2-B" calcext:value-type="string">
            <text:p>2-B</text:p>
          </table:table-cell>
          <table:table-cell table:style-name="ce21" table:formula="of:=IF(OR([.G33]&gt;[.$E$2];[.I33]&gt;[.$E$2];[.K33]&gt;[.$E$2]);&quot;ABI&quot;; &quot;&quot;)">
            <text:p/>
          </table:table-cell>
          <table:table-cell table:style-name="ce51" table:formula="of:=RANDBETWEEN(0;120)/1000" office:value-type="percentage" office:value="0.009" calcext:value-type="percentage">
            <text:p>0,90%</text:p>
          </table:table-cell>
          <table:table-cell table:style-name="ce51" table:formula="of:=RANDBETWEEN(0;120)/1000" office:value-type="percentage" office:value="0.001" calcext:value-type="percentage">
            <text:p>0,10%</text:p>
          </table:table-cell>
          <table:table-cell table:style-name="ce51" table:formula="of:=RANDBETWEEN(0;120)/1000" office:value-type="percentage" office:value="0.013" calcext:value-type="percentage">
            <text:p>1,30%</text:p>
          </table:table-cell>
          <table:table-cell table:style-name="ce51" table:formula="of:=RANDBETWEEN(0;120)/1000" office:value-type="percentage" office:value="0.079" calcext:value-type="percentage">
            <text:p>7,90%</text:p>
          </table:table-cell>
          <table:table-cell table:style-name="ce51" table:formula="of:=RANDBETWEEN(0;120)/1000" office:value-type="percentage" office:value="0.066" calcext:value-type="percentage">
            <text:p>6,60%</text:p>
          </table:table-cell>
          <table:table-cell table:style-name="ce51" table:formula="of:=RANDBETWEEN(0;120)/1000" office:value-type="percentage" office:value="0.034" calcext:value-type="percentage">
            <text:p>3,40%</text:p>
          </table:table-cell>
        </table:table-row>
        <table:table-row table:style-name="ro4">
          <table:table-cell table:style-name="ce21" table:formula="of:=[Décisions.A34]" office:value-type="string" office:string-value="20150957" calcext:value-type="string">
            <text:p>20150957</text:p>
          </table:table-cell>
          <table:table-cell table:style-name="ce24" table:formula="of:=[Décisions.B34]" office:value-type="string" office:string-value="LEMAITRE" calcext:value-type="string">
            <text:p>LEMAITRE</text:p>
          </table:table-cell>
          <table:table-cell table:style-name="ce24" table:formula="of:=[Décisions.C34]" office:value-type="string" office:string-value="Valentin" calcext:value-type="string">
            <text:p>Valentin</text:p>
          </table:table-cell>
          <table:table-cell table:style-name="ce21" table:formula="of:=[Décisions.D34]" office:value-type="string" office:string-value="2-C" calcext:value-type="string">
            <text:p>2-C</text:p>
          </table:table-cell>
          <table:table-cell table:style-name="ce21" table:formula="of:=IF(OR([.G34]&gt;[.$E$2];[.I34]&gt;[.$E$2];[.K34]&gt;[.$E$2]);&quot;ABI&quot;; &quot;&quot;)">
            <text:p/>
          </table:table-cell>
          <table:table-cell table:style-name="ce51" table:formula="of:=RANDBETWEEN(0;120)/1000" office:value-type="percentage" office:value="0.102" calcext:value-type="percentage">
            <text:p>10,20%</text:p>
          </table:table-cell>
          <table:table-cell table:style-name="ce51" table:formula="of:=RANDBETWEEN(0;120)/1000" office:value-type="percentage" office:value="0.088" calcext:value-type="percentage">
            <text:p>8,80%</text:p>
          </table:table-cell>
          <table:table-cell table:style-name="ce51" table:formula="of:=RANDBETWEEN(0;120)/1000" office:value-type="percentage" office:value="0.1" calcext:value-type="percentage">
            <text:p>10,00%</text:p>
          </table:table-cell>
          <table:table-cell table:style-name="ce51" table:formula="of:=RANDBETWEEN(0;120)/1000" office:value-type="percentage" office:value="0.081" calcext:value-type="percentage">
            <text:p>8,10%</text:p>
          </table:table-cell>
          <table:table-cell table:style-name="ce51" table:formula="of:=RANDBETWEEN(0;120)/1000" office:value-type="percentage" office:value="0.075" calcext:value-type="percentage">
            <text:p>7,50%</text:p>
          </table:table-cell>
          <table:table-cell table:style-name="ce51" table:formula="of:=RANDBETWEEN(0;120)/1000" office:value-type="percentage" office:value="0.025" calcext:value-type="percentage">
            <text:p>2,50%</text:p>
          </table:table-cell>
        </table:table-row>
        <table:table-row table:style-name="ro4">
          <table:table-cell table:style-name="ce21" table:formula="of:=[Décisions.A35]" office:value-type="string" office:string-value="20150958" calcext:value-type="string">
            <text:p>20150958</text:p>
          </table:table-cell>
          <table:table-cell table:style-name="ce24" table:formula="of:=[Décisions.B35]" office:value-type="string" office:string-value="LESAFFRE" calcext:value-type="string">
            <text:p>LESAFFRE</text:p>
          </table:table-cell>
          <table:table-cell table:style-name="ce24" table:formula="of:=[Décisions.C35]" office:value-type="string" office:string-value="Romain" calcext:value-type="string">
            <text:p>Romain</text:p>
          </table:table-cell>
          <table:table-cell table:style-name="ce21" table:formula="of:=[Décisions.D35]" office:value-type="string" office:string-value="2-A" calcext:value-type="string">
            <text:p>2-A</text:p>
          </table:table-cell>
          <table:table-cell table:style-name="ce21" table:formula="of:=IF(OR([.G35]&gt;[.$E$2];[.I35]&gt;[.$E$2];[.K35]&gt;[.$E$2]);&quot;ABI&quot;; &quot;&quot;)">
            <text:p/>
          </table:table-cell>
          <table:table-cell table:style-name="ce51" table:formula="of:=RANDBETWEEN(0;120)/1000" office:value-type="percentage" office:value="0.117" calcext:value-type="percentage">
            <text:p>11,70%</text:p>
          </table:table-cell>
          <table:table-cell table:style-name="ce51" table:formula="of:=RANDBETWEEN(0;120)/1000" office:value-type="percentage" office:value="0.084" calcext:value-type="percentage">
            <text:p>8,40%</text:p>
          </table:table-cell>
          <table:table-cell table:style-name="ce51" table:formula="of:=RANDBETWEEN(0;120)/1000" office:value-type="percentage" office:value="0.053" calcext:value-type="percentage">
            <text:p>5,30%</text:p>
          </table:table-cell>
          <table:table-cell table:style-name="ce51" table:formula="of:=RANDBETWEEN(0;120)/1000" office:value-type="percentage" office:value="0.051" calcext:value-type="percentage">
            <text:p>5,10%</text:p>
          </table:table-cell>
          <table:table-cell table:style-name="ce51" table:formula="of:=RANDBETWEEN(0;120)/1000" office:value-type="percentage" office:value="0.005" calcext:value-type="percentage">
            <text:p>0,50%</text:p>
          </table:table-cell>
          <table:table-cell table:style-name="ce51" table:formula="of:=RANDBETWEEN(0;120)/1000" office:value-type="percentage" office:value="0.026" calcext:value-type="percentage">
            <text:p>2,60%</text:p>
          </table:table-cell>
        </table:table-row>
        <table:table-row table:style-name="ro4">
          <table:table-cell table:style-name="ce21" table:formula="of:=[Décisions.A36]" office:value-type="string" office:string-value="20150959" calcext:value-type="string">
            <text:p>20150959</text:p>
          </table:table-cell>
          <table:table-cell table:style-name="ce24" table:formula="of:=[Décisions.B36]" office:value-type="string" office:string-value="LETERTRE" calcext:value-type="string">
            <text:p>LETERTRE</text:p>
          </table:table-cell>
          <table:table-cell table:style-name="ce24" table:formula="of:=[Décisions.C36]" office:value-type="string" office:string-value="Florian" calcext:value-type="string">
            <text:p>Florian</text:p>
          </table:table-cell>
          <table:table-cell table:style-name="ce21" table:formula="of:=[Décisions.D36]" office:value-type="string" office:string-value="2-C" calcext:value-type="string">
            <text:p>2-C</text:p>
          </table:table-cell>
          <table:table-cell table:style-name="ce21" table:formula="of:=IF(OR([.G36]&gt;[.$E$2];[.I36]&gt;[.$E$2];[.K36]&gt;[.$E$2]);&quot;ABI&quot;; &quot;&quot;)">
            <text:p/>
          </table:table-cell>
          <table:table-cell table:style-name="ce51" table:formula="of:=RANDBETWEEN(0;120)/1000" office:value-type="percentage" office:value="0.053" calcext:value-type="percentage">
            <text:p>5,30%</text:p>
          </table:table-cell>
          <table:table-cell table:style-name="ce51" table:formula="of:=RANDBETWEEN(0;120)/1000" office:value-type="percentage" office:value="0.027" calcext:value-type="percentage">
            <text:p>2,70%</text:p>
          </table:table-cell>
          <table:table-cell table:style-name="ce51" table:formula="of:=RANDBETWEEN(0;120)/1000" office:value-type="percentage" office:value="0.079" calcext:value-type="percentage">
            <text:p>7,90%</text:p>
          </table:table-cell>
          <table:table-cell table:style-name="ce51" table:formula="of:=RANDBETWEEN(0;120)/1000" office:value-type="percentage" office:value="0.061" calcext:value-type="percentage">
            <text:p>6,10%</text:p>
          </table:table-cell>
          <table:table-cell table:style-name="ce51" table:formula="of:=RANDBETWEEN(0;120)/1000" office:value-type="percentage" office:value="0.039" calcext:value-type="percentage">
            <text:p>3,90%</text:p>
          </table:table-cell>
          <table:table-cell table:style-name="ce51" table:formula="of:=RANDBETWEEN(0;120)/1000" office:value-type="percentage" office:value="0.067" calcext:value-type="percentage">
            <text:p>6,70%</text:p>
          </table:table-cell>
        </table:table-row>
        <table:table-row table:style-name="ro4">
          <table:table-cell table:style-name="ce21" table:formula="of:=[Décisions.A37]" office:value-type="string" office:string-value="20150960" calcext:value-type="string">
            <text:p>20150960</text:p>
          </table:table-cell>
          <table:table-cell table:style-name="ce24" table:formula="of:=[Décisions.B37]" office:value-type="string" office:string-value="LONGOUR" calcext:value-type="string">
            <text:p>LONGOUR</text:p>
          </table:table-cell>
          <table:table-cell table:style-name="ce24" table:formula="of:=[Décisions.C37]" office:value-type="string" office:string-value="David" calcext:value-type="string">
            <text:p>David</text:p>
          </table:table-cell>
          <table:table-cell table:style-name="ce21" table:formula="of:=[Décisions.D37]" office:value-type="string" office:string-value="2-A" calcext:value-type="string">
            <text:p>2-A</text:p>
          </table:table-cell>
          <table:table-cell table:style-name="ce21" table:formula="of:=IF(OR([.G37]&gt;[.$E$2];[.I37]&gt;[.$E$2];[.K37]&gt;[.$E$2]);&quot;ABI&quot;; &quot;&quot;)">
            <text:p/>
          </table:table-cell>
          <table:table-cell table:style-name="ce51" table:formula="of:=RANDBETWEEN(0;120)/1000" office:value-type="percentage" office:value="0.094" calcext:value-type="percentage">
            <text:p>9,40%</text:p>
          </table:table-cell>
          <table:table-cell table:style-name="ce51" table:formula="of:=RANDBETWEEN(0;120)/1000" office:value-type="percentage" office:value="0.108" calcext:value-type="percentage">
            <text:p>10,80%</text:p>
          </table:table-cell>
          <table:table-cell table:style-name="ce51" table:formula="of:=RANDBETWEEN(0;120)/1000" office:value-type="percentage" office:value="0.046" calcext:value-type="percentage">
            <text:p>4,60%</text:p>
          </table:table-cell>
          <table:table-cell table:style-name="ce51" table:formula="of:=RANDBETWEEN(0;120)/1000" office:value-type="percentage" office:value="0.106" calcext:value-type="percentage">
            <text:p>10,60%</text:p>
          </table:table-cell>
          <table:table-cell table:style-name="ce51" table:formula="of:=RANDBETWEEN(0;120)/1000" office:value-type="percentage" office:value="0.074" calcext:value-type="percentage">
            <text:p>7,40%</text:p>
          </table:table-cell>
          <table:table-cell table:style-name="ce51" table:formula="of:=RANDBETWEEN(0;120)/1000" office:value-type="percentage" office:value="0.023" calcext:value-type="percentage">
            <text:p>2,30%</text:p>
          </table:table-cell>
        </table:table-row>
        <table:table-row table:style-name="ro4">
          <table:table-cell table:style-name="ce21" table:formula="of:=[Décisions.A38]" office:value-type="string" office:string-value="20150961" calcext:value-type="string">
            <text:p>20150961</text:p>
          </table:table-cell>
          <table:table-cell table:style-name="ce24" table:formula="of:=[Décisions.B38]" office:value-type="string" office:string-value="LOOPE" calcext:value-type="string">
            <text:p>LOOPE</text:p>
          </table:table-cell>
          <table:table-cell table:style-name="ce24" table:formula="of:=[Décisions.C38]" office:value-type="string" office:string-value="Giovanni" calcext:value-type="string">
            <text:p>Giovanni</text:p>
          </table:table-cell>
          <table:table-cell table:style-name="ce21" table:formula="of:=[Décisions.D38]" office:value-type="string" office:string-value="2-A" calcext:value-type="string">
            <text:p>2-A</text:p>
          </table:table-cell>
          <table:table-cell table:style-name="ce21" table:formula="of:=IF(OR([.G38]&gt;[.$E$2];[.I38]&gt;[.$E$2];[.K38]&gt;[.$E$2]);&quot;ABI&quot;; &quot;&quot;)">
            <text:p/>
          </table:table-cell>
          <table:table-cell table:style-name="ce51" table:formula="of:=RANDBETWEEN(0;120)/1000" office:value-type="percentage" office:value="0.069" calcext:value-type="percentage">
            <text:p>6,90%</text:p>
          </table:table-cell>
          <table:table-cell table:style-name="ce51" table:formula="of:=RANDBETWEEN(0;120)/1000" office:value-type="percentage" office:value="0.035" calcext:value-type="percentage">
            <text:p>3,50%</text:p>
          </table:table-cell>
          <table:table-cell table:style-name="ce51" table:formula="of:=RANDBETWEEN(0;120)/1000" office:value-type="percentage" office:value="0.057" calcext:value-type="percentage">
            <text:p>5,70%</text:p>
          </table:table-cell>
          <table:table-cell table:style-name="ce51" table:formula="of:=RANDBETWEEN(0;120)/1000" office:value-type="percentage" office:value="0.047" calcext:value-type="percentage">
            <text:p>4,70%</text:p>
          </table:table-cell>
          <table:table-cell table:style-name="ce51" table:formula="of:=RANDBETWEEN(0;120)/1000" office:value-type="percentage" office:value="0.045" calcext:value-type="percentage">
            <text:p>4,50%</text:p>
          </table:table-cell>
          <table:table-cell table:style-name="ce51" table:formula="of:=RANDBETWEEN(0;120)/1000" office:value-type="percentage" office:value="0.032" calcext:value-type="percentage">
            <text:p>3,20%</text:p>
          </table:table-cell>
        </table:table-row>
        <table:table-row table:style-name="ro4">
          <table:table-cell table:style-name="ce21" table:formula="of:=[Décisions.A39]" office:value-type="string" office:string-value="20150962" calcext:value-type="string">
            <text:p>20150962</text:p>
          </table:table-cell>
          <table:table-cell table:style-name="ce24" table:formula="of:=[Décisions.B39]" office:value-type="string" office:string-value="MAERTEN" calcext:value-type="string">
            <text:p>MAERTEN</text:p>
          </table:table-cell>
          <table:table-cell table:style-name="ce24" table:formula="of:=[Décisions.C39]" office:value-type="string" office:string-value="Nicolas" calcext:value-type="string">
            <text:p>Nicolas</text:p>
          </table:table-cell>
          <table:table-cell table:style-name="ce21" table:formula="of:=[Décisions.D39]" office:value-type="string" office:string-value="2-A" calcext:value-type="string">
            <text:p>2-A</text:p>
          </table:table-cell>
          <table:table-cell table:style-name="ce21" table:formula="of:=IF(OR([.G39]&gt;[.$E$2];[.I39]&gt;[.$E$2];[.K39]&gt;[.$E$2]);&quot;ABI&quot;; &quot;&quot;)">
            <text:p/>
          </table:table-cell>
          <table:table-cell table:style-name="ce51" table:formula="of:=RANDBETWEEN(0;120)/1000" office:value-type="percentage" office:value="0.04" calcext:value-type="percentage">
            <text:p>4,00%</text:p>
          </table:table-cell>
          <table:table-cell table:style-name="ce51" table:formula="of:=RANDBETWEEN(0;120)/1000" office:value-type="percentage" office:value="0.014" calcext:value-type="percentage">
            <text:p>1,40%</text:p>
          </table:table-cell>
          <table:table-cell table:style-name="ce51" table:formula="of:=RANDBETWEEN(0;120)/1000" office:value-type="percentage" office:value="0.005" calcext:value-type="percentage">
            <text:p>0,50%</text:p>
          </table:table-cell>
          <table:table-cell table:style-name="ce51" table:formula="of:=RANDBETWEEN(0;120)/1000" office:value-type="percentage" office:value="0.024" calcext:value-type="percentage">
            <text:p>2,40%</text:p>
          </table:table-cell>
          <table:table-cell table:style-name="ce51" table:formula="of:=RANDBETWEEN(0;120)/1000" office:value-type="percentage" office:value="0.106" calcext:value-type="percentage">
            <text:p>10,60%</text:p>
          </table:table-cell>
          <table:table-cell table:style-name="ce51" table:formula="of:=RANDBETWEEN(0;120)/1000" office:value-type="percentage" office:value="0.006" calcext:value-type="percentage">
            <text:p>0,60%</text:p>
          </table:table-cell>
        </table:table-row>
        <table:table-row table:style-name="ro4">
          <table:table-cell table:style-name="ce21" table:formula="of:=[Décisions.A40]" office:value-type="string" office:string-value="20150963" calcext:value-type="string">
            <text:p>20150963</text:p>
          </table:table-cell>
          <table:table-cell table:style-name="ce24" table:formula="of:=[Décisions.B40]" office:value-type="string" office:string-value="MAILLOT" calcext:value-type="string">
            <text:p>MAILLOT</text:p>
          </table:table-cell>
          <table:table-cell table:style-name="ce24" table:formula="of:=[Décisions.C40]" office:value-type="string" office:string-value="Maxime" calcext:value-type="string">
            <text:p>Maxime</text:p>
          </table:table-cell>
          <table:table-cell table:style-name="ce21" table:formula="of:=[Décisions.D40]" office:value-type="string" office:string-value="2-B" calcext:value-type="string">
            <text:p>2-B</text:p>
          </table:table-cell>
          <table:table-cell table:style-name="ce21" table:formula="of:=IF(OR([.G40]&gt;[.$E$2];[.I40]&gt;[.$E$2];[.K40]&gt;[.$E$2]);&quot;ABI&quot;; &quot;&quot;)" office:value-type="string" office:string-value="ABI" calcext:value-type="string">
            <text:p>ABI</text:p>
          </table:table-cell>
          <table:table-cell table:style-name="ce51" table:formula="of:=RANDBETWEEN(0;120)/1000" office:value-type="percentage" office:value="0.021" calcext:value-type="percentage">
            <text:p>2,10%</text:p>
          </table:table-cell>
          <table:table-cell table:style-name="ce51" table:formula="of:=RANDBETWEEN(0;120)/1000" office:value-type="percentage" office:value="0.115" calcext:value-type="percentage">
            <text:p>11,50%</text:p>
          </table:table-cell>
          <table:table-cell table:style-name="ce51" table:formula="of:=RANDBETWEEN(0;120)/1000" office:value-type="percentage" office:value="0.087" calcext:value-type="percentage">
            <text:p>8,70%</text:p>
          </table:table-cell>
          <table:table-cell table:style-name="ce51" table:formula="of:=RANDBETWEEN(0;120)/1000" office:value-type="percentage" office:value="0.09" calcext:value-type="percentage">
            <text:p>9,00%</text:p>
          </table:table-cell>
          <table:table-cell table:style-name="ce51" table:formula="of:=RANDBETWEEN(0;120)/1000" office:value-type="percentage" office:value="0.09" calcext:value-type="percentage">
            <text:p>9,00%</text:p>
          </table:table-cell>
          <table:table-cell table:style-name="ce51" table:formula="of:=RANDBETWEEN(0;120)/1000" office:value-type="percentage" office:value="0.037" calcext:value-type="percentage">
            <text:p>3,70%</text:p>
          </table:table-cell>
        </table:table-row>
        <table:table-row table:style-name="ro4">
          <table:table-cell table:style-name="ce21" table:formula="of:=[Décisions.A41]" office:value-type="string" office:string-value="20150964" calcext:value-type="string">
            <text:p>20150964</text:p>
          </table:table-cell>
          <table:table-cell table:style-name="ce24" table:formula="of:=[Décisions.B41]" office:value-type="string" office:string-value="MARIE" calcext:value-type="string">
            <text:p>MARIE</text:p>
          </table:table-cell>
          <table:table-cell table:style-name="ce24" table:formula="of:=[Décisions.C41]" office:value-type="string" office:string-value="Louis" calcext:value-type="string">
            <text:p>Louis</text:p>
          </table:table-cell>
          <table:table-cell table:style-name="ce21" table:formula="of:=[Décisions.D41]" office:value-type="string" office:string-value="2-A" calcext:value-type="string">
            <text:p>2-A</text:p>
          </table:table-cell>
          <table:table-cell table:style-name="ce21" table:formula="of:=IF(OR([.G41]&gt;[.$E$2];[.I41]&gt;[.$E$2];[.K41]&gt;[.$E$2]);&quot;ABI&quot;; &quot;&quot;)" office:value-type="string" office:string-value="ABI" calcext:value-type="string">
            <text:p>ABI</text:p>
          </table:table-cell>
          <table:table-cell table:style-name="ce51" table:formula="of:=RANDBETWEEN(0;120)/1000" office:value-type="percentage" office:value="0.094" calcext:value-type="percentage">
            <text:p>9,40%</text:p>
          </table:table-cell>
          <table:table-cell table:style-name="ce51" table:formula="of:=RANDBETWEEN(0;120)/1000" office:value-type="percentage" office:value="0.026" calcext:value-type="percentage">
            <text:p>2,60%</text:p>
          </table:table-cell>
          <table:table-cell table:style-name="ce51" table:formula="of:=RANDBETWEEN(0;120)/1000" office:value-type="percentage" office:value="0.046" calcext:value-type="percentage">
            <text:p>4,60%</text:p>
          </table:table-cell>
          <table:table-cell table:style-name="ce51" table:formula="of:=RANDBETWEEN(0;120)/1000" office:value-type="percentage" office:value="0.114" calcext:value-type="percentage">
            <text:p>11,40%</text:p>
          </table:table-cell>
          <table:table-cell table:style-name="ce51" table:formula="of:=RANDBETWEEN(0;120)/1000" office:value-type="percentage" office:value="0.111" calcext:value-type="percentage">
            <text:p>11,10%</text:p>
          </table:table-cell>
          <table:table-cell table:style-name="ce51" table:formula="of:=RANDBETWEEN(0;120)/1000" office:value-type="percentage" office:value="0.031" calcext:value-type="percentage">
            <text:p>3,10%</text:p>
          </table:table-cell>
        </table:table-row>
        <table:table-row table:style-name="ro4">
          <table:table-cell table:style-name="ce21" table:formula="of:=[Décisions.A42]" office:value-type="string" office:string-value="20150965" calcext:value-type="string">
            <text:p>20150965</text:p>
          </table:table-cell>
          <table:table-cell table:style-name="ce24" table:formula="of:=[Décisions.B42]" office:value-type="string" office:string-value="MARTIN" calcext:value-type="string">
            <text:p>MARTIN</text:p>
          </table:table-cell>
          <table:table-cell table:style-name="ce24" table:formula="of:=[Décisions.C42]" office:value-type="string" office:string-value="Alexandre" calcext:value-type="string">
            <text:p>Alexandre</text:p>
          </table:table-cell>
          <table:table-cell table:style-name="ce21" table:formula="of:=[Décisions.D42]" office:value-type="string" office:string-value="2-C" calcext:value-type="string">
            <text:p>2-C</text:p>
          </table:table-cell>
          <table:table-cell table:style-name="ce21" table:formula="of:=IF(OR([.G42]&gt;[.$E$2];[.I42]&gt;[.$E$2];[.K42]&gt;[.$E$2]);&quot;ABI&quot;; &quot;&quot;)">
            <text:p/>
          </table:table-cell>
          <table:table-cell table:style-name="ce51" table:formula="of:=RANDBETWEEN(0;120)/1000" office:value-type="percentage" office:value="0.036" calcext:value-type="percentage">
            <text:p>3,60%</text:p>
          </table:table-cell>
          <table:table-cell table:style-name="ce51" table:formula="of:=RANDBETWEEN(0;120)/1000" office:value-type="percentage" office:value="0.013" calcext:value-type="percentage">
            <text:p>1,30%</text:p>
          </table:table-cell>
          <table:table-cell table:style-name="ce51" table:formula="of:=RANDBETWEEN(0;120)/1000" office:value-type="percentage" office:value="0.007" calcext:value-type="percentage">
            <text:p>0,70%</text:p>
          </table:table-cell>
          <table:table-cell table:style-name="ce51" table:formula="of:=RANDBETWEEN(0;120)/1000" office:value-type="percentage" office:value="0.034" calcext:value-type="percentage">
            <text:p>3,40%</text:p>
          </table:table-cell>
          <table:table-cell table:style-name="ce51" table:formula="of:=RANDBETWEEN(0;120)/1000" office:value-type="percentage" office:value="0.023" calcext:value-type="percentage">
            <text:p>2,30%</text:p>
          </table:table-cell>
          <table:table-cell table:style-name="ce51" table:formula="of:=RANDBETWEEN(0;120)/1000" office:value-type="percentage" office:value="0.097" calcext:value-type="percentage">
            <text:p>9,70%</text:p>
          </table:table-cell>
        </table:table-row>
        <table:table-row table:style-name="ro4">
          <table:table-cell table:style-name="ce21" table:formula="of:=[Décisions.A43]" office:value-type="string" office:string-value="20150966" calcext:value-type="string">
            <text:p>20150966</text:p>
          </table:table-cell>
          <table:table-cell table:style-name="ce24" table:formula="of:=[Décisions.B43]" office:value-type="string" office:string-value="MASSELOT" calcext:value-type="string">
            <text:p>MASSELOT</text:p>
          </table:table-cell>
          <table:table-cell table:style-name="ce24" table:formula="of:=[Décisions.C43]" office:value-type="string" office:string-value="Romain" calcext:value-type="string">
            <text:p>Romain</text:p>
          </table:table-cell>
          <table:table-cell table:style-name="ce21" table:formula="of:=[Décisions.D43]" office:value-type="string" office:string-value="2-A" calcext:value-type="string">
            <text:p>2-A</text:p>
          </table:table-cell>
          <table:table-cell table:style-name="ce21" table:formula="of:=IF(OR([.G43]&gt;[.$E$2];[.I43]&gt;[.$E$2];[.K43]&gt;[.$E$2]);&quot;ABI&quot;; &quot;&quot;)">
            <text:p/>
          </table:table-cell>
          <table:table-cell table:style-name="ce51" table:formula="of:=RANDBETWEEN(0;120)/1000" office:value-type="percentage" office:value="0.022" calcext:value-type="percentage">
            <text:p>2,20%</text:p>
          </table:table-cell>
          <table:table-cell table:style-name="ce51" table:formula="of:=RANDBETWEEN(0;120)/1000" office:value-type="percentage" office:value="0.11" calcext:value-type="percentage">
            <text:p>11,00%</text:p>
          </table:table-cell>
          <table:table-cell table:style-name="ce51" table:formula="of:=RANDBETWEEN(0;120)/1000" office:value-type="percentage" office:value="0.112" calcext:value-type="percentage">
            <text:p>11,20%</text:p>
          </table:table-cell>
          <table:table-cell table:style-name="ce51" table:formula="of:=RANDBETWEEN(0;120)/1000" office:value-type="percentage" office:value="0.042" calcext:value-type="percentage">
            <text:p>4,20%</text:p>
          </table:table-cell>
          <table:table-cell table:style-name="ce51" table:formula="of:=RANDBETWEEN(0;120)/1000" office:value-type="percentage" office:value="0.007" calcext:value-type="percentage">
            <text:p>0,70%</text:p>
          </table:table-cell>
          <table:table-cell table:style-name="ce51" table:formula="of:=RANDBETWEEN(0;120)/1000" office:value-type="percentage" office:value="0.071" calcext:value-type="percentage">
            <text:p>7,10%</text:p>
          </table:table-cell>
        </table:table-row>
        <table:table-row table:style-name="ro4">
          <table:table-cell table:style-name="ce21" table:formula="of:=[Décisions.A44]" office:value-type="string" office:string-value="20150967" calcext:value-type="string">
            <text:p>20150967</text:p>
          </table:table-cell>
          <table:table-cell table:style-name="ce24" table:formula="of:=[Décisions.B44]" office:value-type="string" office:string-value="MERLIN" calcext:value-type="string">
            <text:p>MERLIN</text:p>
          </table:table-cell>
          <table:table-cell table:style-name="ce24" table:formula="of:=[Décisions.C44]" office:value-type="string" office:string-value="Anthony" calcext:value-type="string">
            <text:p>Anthony</text:p>
          </table:table-cell>
          <table:table-cell table:style-name="ce21" table:formula="of:=[Décisions.D44]" office:value-type="string" office:string-value="2-A" calcext:value-type="string">
            <text:p>2-A</text:p>
          </table:table-cell>
          <table:table-cell table:style-name="ce21" table:formula="of:=IF(OR([.G44]&gt;[.$E$2];[.I44]&gt;[.$E$2];[.K44]&gt;[.$E$2]);&quot;ABI&quot;; &quot;&quot;)">
            <text:p/>
          </table:table-cell>
          <table:table-cell table:style-name="ce51" table:formula="of:=RANDBETWEEN(0;120)/1000" office:value-type="percentage" office:value="0.075" calcext:value-type="percentage">
            <text:p>7,50%</text:p>
          </table:table-cell>
          <table:table-cell table:style-name="ce51" table:formula="of:=RANDBETWEEN(0;120)/1000" office:value-type="percentage" office:value="0.068" calcext:value-type="percentage">
            <text:p>6,80%</text:p>
          </table:table-cell>
          <table:table-cell table:style-name="ce51" table:formula="of:=RANDBETWEEN(0;120)/1000" office:value-type="percentage" office:value="0.046" calcext:value-type="percentage">
            <text:p>4,60%</text:p>
          </table:table-cell>
          <table:table-cell table:style-name="ce51" table:formula="of:=RANDBETWEEN(0;120)/1000" office:value-type="percentage" office:value="0.005" calcext:value-type="percentage">
            <text:p>0,50%</text:p>
          </table:table-cell>
          <table:table-cell table:style-name="ce51" table:formula="of:=RANDBETWEEN(0;120)/1000" office:value-type="percentage" office:value="0.038" calcext:value-type="percentage">
            <text:p>3,80%</text:p>
          </table:table-cell>
          <table:table-cell table:style-name="ce51" table:formula="of:=RANDBETWEEN(0;120)/1000" office:value-type="percentage" office:value="0.032" calcext:value-type="percentage">
            <text:p>3,20%</text:p>
          </table:table-cell>
        </table:table-row>
        <table:table-row table:style-name="ro4">
          <table:table-cell table:style-name="ce21" table:formula="of:=[Décisions.A45]" office:value-type="string" office:string-value="20150968" calcext:value-type="string">
            <text:p>20150968</text:p>
          </table:table-cell>
          <table:table-cell table:style-name="ce24" table:formula="of:=[Décisions.B45]" office:value-type="string" office:string-value="PETIT" calcext:value-type="string">
            <text:p>PETIT</text:p>
          </table:table-cell>
          <table:table-cell table:style-name="ce24" table:formula="of:=[Décisions.C45]" office:value-type="string" office:string-value="Chloe" calcext:value-type="string">
            <text:p>Chloe</text:p>
          </table:table-cell>
          <table:table-cell table:style-name="ce21" table:formula="of:=[Décisions.D45]" office:value-type="string" office:string-value="2-C" calcext:value-type="string">
            <text:p>2-C</text:p>
          </table:table-cell>
          <table:table-cell table:style-name="ce21" table:formula="of:=IF(OR([.G45]&gt;[.$E$2];[.I45]&gt;[.$E$2];[.K45]&gt;[.$E$2]);&quot;ABI&quot;; &quot;&quot;)">
            <text:p/>
          </table:table-cell>
          <table:table-cell table:style-name="ce51" table:formula="of:=RANDBETWEEN(0;120)/1000" office:value-type="percentage" office:value="0.098" calcext:value-type="percentage">
            <text:p>9,80%</text:p>
          </table:table-cell>
          <table:table-cell table:style-name="ce51" table:formula="of:=RANDBETWEEN(0;120)/1000" office:value-type="percentage" office:value="0.061" calcext:value-type="percentage">
            <text:p>6,10%</text:p>
          </table:table-cell>
          <table:table-cell table:style-name="ce51" table:formula="of:=RANDBETWEEN(0;120)/1000" office:value-type="percentage" office:value="0.061" calcext:value-type="percentage">
            <text:p>6,10%</text:p>
          </table:table-cell>
          <table:table-cell table:style-name="ce51" table:formula="of:=RANDBETWEEN(0;120)/1000" office:value-type="percentage" office:value="0.04" calcext:value-type="percentage">
            <text:p>4,00%</text:p>
          </table:table-cell>
          <table:table-cell table:style-name="ce51" table:formula="of:=RANDBETWEEN(0;120)/1000" office:value-type="percentage" office:value="0.095" calcext:value-type="percentage">
            <text:p>9,50%</text:p>
          </table:table-cell>
          <table:table-cell table:style-name="ce51" table:formula="of:=RANDBETWEEN(0;120)/1000" office:value-type="percentage" office:value="0.008" calcext:value-type="percentage">
            <text:p>0,80%</text:p>
          </table:table-cell>
        </table:table-row>
        <table:table-row table:style-name="ro4">
          <table:table-cell table:style-name="ce21" table:formula="of:=[Décisions.A46]" office:value-type="string" office:string-value="20150969" calcext:value-type="string">
            <text:p>20150969</text:p>
          </table:table-cell>
          <table:table-cell table:style-name="ce24" table:formula="of:=[Décisions.B46]" office:value-type="string" office:string-value="POLAN" calcext:value-type="string">
            <text:p>POLAN</text:p>
          </table:table-cell>
          <table:table-cell table:style-name="ce24" table:formula="of:=[Décisions.C46]" office:value-type="string" office:string-value="Geoffrey" calcext:value-type="string">
            <text:p>Geoffrey</text:p>
          </table:table-cell>
          <table:table-cell table:style-name="ce21" table:formula="of:=[Décisions.D46]" office:value-type="string" office:string-value="2-A" calcext:value-type="string">
            <text:p>2-A</text:p>
          </table:table-cell>
          <table:table-cell table:style-name="ce21" table:formula="of:=IF(OR([.G46]&gt;[.$E$2];[.I46]&gt;[.$E$2];[.K46]&gt;[.$E$2]);&quot;ABI&quot;; &quot;&quot;)">
            <text:p/>
          </table:table-cell>
          <table:table-cell table:style-name="ce51" table:formula="of:=RANDBETWEEN(0;120)/1000" office:value-type="percentage" office:value="0.099" calcext:value-type="percentage">
            <text:p>9,90%</text:p>
          </table:table-cell>
          <table:table-cell table:style-name="ce51" table:formula="of:=RANDBETWEEN(0;120)/1000" office:value-type="percentage" office:value="0.068" calcext:value-type="percentage">
            <text:p>6,80%</text:p>
          </table:table-cell>
          <table:table-cell table:style-name="ce51" table:formula="of:=RANDBETWEEN(0;120)/1000" office:value-type="percentage" office:value="0.061" calcext:value-type="percentage">
            <text:p>6,10%</text:p>
          </table:table-cell>
          <table:table-cell table:style-name="ce51" table:formula="of:=RANDBETWEEN(0;120)/1000" office:value-type="percentage" office:value="0.088" calcext:value-type="percentage">
            <text:p>8,80%</text:p>
          </table:table-cell>
          <table:table-cell table:style-name="ce51" table:formula="of:=RANDBETWEEN(0;120)/1000" office:value-type="percentage" office:value="0.015" calcext:value-type="percentage">
            <text:p>1,50%</text:p>
          </table:table-cell>
          <table:table-cell table:style-name="ce51" table:formula="of:=RANDBETWEEN(0;120)/1000" office:value-type="percentage" office:value="0.089" calcext:value-type="percentage">
            <text:p>8,90%</text:p>
          </table:table-cell>
        </table:table-row>
        <table:table-row table:style-name="ro4">
          <table:table-cell table:style-name="ce21" table:formula="of:=[Décisions.A47]" office:value-type="string" office:string-value="20150970" calcext:value-type="string">
            <text:p>20150970</text:p>
          </table:table-cell>
          <table:table-cell table:style-name="ce24" table:formula="of:=[Décisions.B47]" office:value-type="string" office:string-value="POUILLY" calcext:value-type="string">
            <text:p>POUILLY</text:p>
          </table:table-cell>
          <table:table-cell table:style-name="ce24" table:formula="of:=[Décisions.C47]" office:value-type="string" office:string-value="Gaetan" calcext:value-type="string">
            <text:p>Gaetan</text:p>
          </table:table-cell>
          <table:table-cell table:style-name="ce21" table:formula="of:=[Décisions.D47]" office:value-type="string" office:string-value="2-B" calcext:value-type="string">
            <text:p>2-B</text:p>
          </table:table-cell>
          <table:table-cell table:style-name="ce21" table:formula="of:=IF(OR([.G47]&gt;[.$E$2];[.I47]&gt;[.$E$2];[.K47]&gt;[.$E$2]);&quot;ABI&quot;; &quot;&quot;)">
            <text:p/>
          </table:table-cell>
          <table:table-cell table:style-name="ce51" table:formula="of:=RANDBETWEEN(0;120)/1000" office:value-type="percentage" office:value="0.066" calcext:value-type="percentage">
            <text:p>6,60%</text:p>
          </table:table-cell>
          <table:table-cell table:style-name="ce51" table:formula="of:=RANDBETWEEN(0;120)/1000" office:value-type="percentage" office:value="0.09" calcext:value-type="percentage">
            <text:p>9,00%</text:p>
          </table:table-cell>
          <table:table-cell table:style-name="ce51" table:formula="of:=RANDBETWEEN(0;120)/1000" office:value-type="percentage" office:value="0.111" calcext:value-type="percentage">
            <text:p>11,10%</text:p>
          </table:table-cell>
          <table:table-cell table:style-name="ce51" table:formula="of:=RANDBETWEEN(0;120)/1000" office:value-type="percentage" office:value="0.075" calcext:value-type="percentage">
            <text:p>7,50%</text:p>
          </table:table-cell>
          <table:table-cell table:style-name="ce51" table:formula="of:=RANDBETWEEN(0;120)/1000" office:value-type="percentage" office:value="0.057" calcext:value-type="percentage">
            <text:p>5,70%</text:p>
          </table:table-cell>
          <table:table-cell table:style-name="ce51" table:formula="of:=RANDBETWEEN(0;120)/1000" office:value-type="percentage" office:value="0.049" calcext:value-type="percentage">
            <text:p>4,90%</text:p>
          </table:table-cell>
        </table:table-row>
        <table:table-row table:style-name="ro4">
          <table:table-cell table:style-name="ce21" table:formula="of:=[Décisions.A48]" office:value-type="string" office:string-value="20150971" calcext:value-type="string">
            <text:p>20150971</text:p>
          </table:table-cell>
          <table:table-cell table:style-name="ce24" table:formula="of:=[Décisions.B48]" office:value-type="string" office:string-value="ROLAND" calcext:value-type="string">
            <text:p>ROLAND</text:p>
          </table:table-cell>
          <table:table-cell table:style-name="ce24" table:formula="of:=[Décisions.C48]" office:value-type="string" office:string-value="Jeremie" calcext:value-type="string">
            <text:p>Jeremie</text:p>
          </table:table-cell>
          <table:table-cell table:style-name="ce21" table:formula="of:=[Décisions.D48]" office:value-type="string" office:string-value="2-C" calcext:value-type="string">
            <text:p>2-C</text:p>
          </table:table-cell>
          <table:table-cell table:style-name="ce21" table:formula="of:=IF(OR([.G48]&gt;[.$E$2];[.I48]&gt;[.$E$2];[.K48]&gt;[.$E$2]);&quot;ABI&quot;; &quot;&quot;)">
            <text:p/>
          </table:table-cell>
          <table:table-cell table:style-name="ce51" table:formula="of:=RANDBETWEEN(0;120)/1000" office:value-type="percentage" office:value="0.04" calcext:value-type="percentage">
            <text:p>4,00%</text:p>
          </table:table-cell>
          <table:table-cell table:style-name="ce51" table:formula="of:=RANDBETWEEN(0;120)/1000" office:value-type="percentage" office:value="0.09" calcext:value-type="percentage">
            <text:p>9,00%</text:p>
          </table:table-cell>
          <table:table-cell table:style-name="ce51" table:formula="of:=RANDBETWEEN(0;120)/1000" office:value-type="percentage" office:value="0.003" calcext:value-type="percentage">
            <text:p>0,30%</text:p>
          </table:table-cell>
          <table:table-cell table:style-name="ce51" table:formula="of:=RANDBETWEEN(0;120)/1000" office:value-type="percentage" office:value="0.101" calcext:value-type="percentage">
            <text:p>10,10%</text:p>
          </table:table-cell>
          <table:table-cell table:style-name="ce51" table:formula="of:=RANDBETWEEN(0;120)/1000" office:value-type="percentage" office:value="0.091" calcext:value-type="percentage">
            <text:p>9,10%</text:p>
          </table:table-cell>
          <table:table-cell table:style-name="ce51" table:formula="of:=RANDBETWEEN(0;120)/1000" office:value-type="percentage" office:value="0.1" calcext:value-type="percentage">
            <text:p>10,00%</text:p>
          </table:table-cell>
        </table:table-row>
        <table:table-row table:style-name="ro4">
          <table:table-cell table:style-name="ce21" table:formula="of:=[Décisions.A49]" office:value-type="string" office:string-value="20150972" calcext:value-type="string">
            <text:p>20150972</text:p>
          </table:table-cell>
          <table:table-cell table:style-name="ce24" table:formula="of:=[Décisions.B49]" office:value-type="string" office:string-value="ROTTIERS" calcext:value-type="string">
            <text:p>ROTTIERS</text:p>
          </table:table-cell>
          <table:table-cell table:style-name="ce24" table:formula="of:=[Décisions.C49]" office:value-type="string" office:string-value="Theo" calcext:value-type="string">
            <text:p>Theo</text:p>
          </table:table-cell>
          <table:table-cell table:style-name="ce21" table:formula="of:=[Décisions.D49]" office:value-type="string" office:string-value="2-B" calcext:value-type="string">
            <text:p>2-B</text:p>
          </table:table-cell>
          <table:table-cell table:style-name="ce21" table:formula="of:=IF(OR([.G49]&gt;[.$E$2];[.I49]&gt;[.$E$2];[.K49]&gt;[.$E$2]);&quot;ABI&quot;; &quot;&quot;)">
            <text:p/>
          </table:table-cell>
          <table:table-cell table:style-name="ce51" table:formula="of:=RANDBETWEEN(0;120)/1000" office:value-type="percentage" office:value="0.08" calcext:value-type="percentage">
            <text:p>8,00%</text:p>
          </table:table-cell>
          <table:table-cell table:style-name="ce51" table:formula="of:=RANDBETWEEN(0;120)/1000" office:value-type="percentage" office:value="0.048" calcext:value-type="percentage">
            <text:p>4,80%</text:p>
          </table:table-cell>
          <table:table-cell table:style-name="ce51" table:formula="of:=RANDBETWEEN(0;120)/1000" office:value-type="percentage" office:value="0.026" calcext:value-type="percentage">
            <text:p>2,60%</text:p>
          </table:table-cell>
          <table:table-cell table:style-name="ce51" table:formula="of:=RANDBETWEEN(0;120)/1000" office:value-type="percentage" office:value="0.072" calcext:value-type="percentage">
            <text:p>7,20%</text:p>
          </table:table-cell>
          <table:table-cell table:style-name="ce51" table:formula="of:=RANDBETWEEN(0;120)/1000" office:value-type="percentage" office:value="0.022" calcext:value-type="percentage">
            <text:p>2,20%</text:p>
          </table:table-cell>
          <table:table-cell table:style-name="ce51" table:formula="of:=RANDBETWEEN(0;120)/1000" office:value-type="percentage" office:value="0.097" calcext:value-type="percentage">
            <text:p>9,70%</text:p>
          </table:table-cell>
        </table:table-row>
        <table:table-row table:style-name="ro4">
          <table:table-cell table:style-name="ce21" table:formula="of:=[Décisions.A50]" office:value-type="string" office:string-value="20150973" calcext:value-type="string">
            <text:p>20150973</text:p>
          </table:table-cell>
          <table:table-cell table:style-name="ce24" table:formula="of:=[Décisions.B50]" office:value-type="string" office:string-value="SACRE" calcext:value-type="string">
            <text:p>SACRE</text:p>
          </table:table-cell>
          <table:table-cell table:style-name="ce24" table:formula="of:=[Décisions.C50]" office:value-type="string" office:string-value="Pierre" calcext:value-type="string">
            <text:p>Pierre</text:p>
          </table:table-cell>
          <table:table-cell table:style-name="ce21" table:formula="of:=[Décisions.D50]" office:value-type="string" office:string-value="2-B" calcext:value-type="string">
            <text:p>2-B</text:p>
          </table:table-cell>
          <table:table-cell table:style-name="ce21" table:formula="of:=IF(OR([.G50]&gt;[.$E$2];[.I50]&gt;[.$E$2];[.K50]&gt;[.$E$2]);&quot;ABI&quot;; &quot;&quot;)" office:value-type="string" office:string-value="ABI" calcext:value-type="string">
            <text:p>ABI</text:p>
          </table:table-cell>
          <table:table-cell table:style-name="ce51" table:formula="of:=RANDBETWEEN(0;120)/1000" office:value-type="percentage" office:value="0.006" calcext:value-type="percentage">
            <text:p>0,60%</text:p>
          </table:table-cell>
          <table:table-cell table:style-name="ce51" table:formula="of:=RANDBETWEEN(0;120)/1000" office:value-type="percentage" office:value="0.118" calcext:value-type="percentage">
            <text:p>11,80%</text:p>
          </table:table-cell>
          <table:table-cell table:style-name="ce51" table:formula="of:=RANDBETWEEN(0;120)/1000" office:value-type="percentage" office:value="0.065" calcext:value-type="percentage">
            <text:p>6,50%</text:p>
          </table:table-cell>
          <table:table-cell table:style-name="ce51" table:formula="of:=RANDBETWEEN(0;120)/1000" office:value-type="percentage" office:value="0.087" calcext:value-type="percentage">
            <text:p>8,70%</text:p>
          </table:table-cell>
          <table:table-cell table:style-name="ce51" table:formula="of:=RANDBETWEEN(0;120)/1000" office:value-type="percentage" office:value="0.003" calcext:value-type="percentage">
            <text:p>0,30%</text:p>
          </table:table-cell>
          <table:table-cell table:style-name="ce51" table:formula="of:=RANDBETWEEN(0;120)/1000" office:value-type="percentage" office:value="0.062" calcext:value-type="percentage">
            <text:p>6,20%</text:p>
          </table:table-cell>
        </table:table-row>
        <table:table-row table:style-name="ro4">
          <table:table-cell table:style-name="ce21" table:formula="of:=[Décisions.A51]" office:value-type="string" office:string-value="20150974" calcext:value-type="string">
            <text:p>20150974</text:p>
          </table:table-cell>
          <table:table-cell table:style-name="ce24" table:formula="of:=[Décisions.B51]" office:value-type="string" office:string-value="SCHILLER" calcext:value-type="string">
            <text:p>SCHILLER</text:p>
          </table:table-cell>
          <table:table-cell table:style-name="ce24" table:formula="of:=[Décisions.C51]" office:value-type="string" office:string-value="Dylan" calcext:value-type="string">
            <text:p>Dylan</text:p>
          </table:table-cell>
          <table:table-cell table:style-name="ce21" table:formula="of:=[Décisions.D51]" office:value-type="string" office:string-value="2-C" calcext:value-type="string">
            <text:p>2-C</text:p>
          </table:table-cell>
          <table:table-cell table:style-name="ce21" table:formula="of:=IF(OR([.G51]&gt;[.$E$2];[.I51]&gt;[.$E$2];[.K51]&gt;[.$E$2]);&quot;ABI&quot;; &quot;&quot;)">
            <text:p/>
          </table:table-cell>
          <table:table-cell table:style-name="ce51" table:formula="of:=RANDBETWEEN(0;120)/1000" office:value-type="percentage" office:value="0.07" calcext:value-type="percentage">
            <text:p>7,00%</text:p>
          </table:table-cell>
          <table:table-cell table:style-name="ce51" table:formula="of:=RANDBETWEEN(0;120)/1000" office:value-type="percentage" office:value="0.101" calcext:value-type="percentage">
            <text:p>10,10%</text:p>
          </table:table-cell>
          <table:table-cell table:style-name="ce51" table:formula="of:=RANDBETWEEN(0;120)/1000" office:value-type="percentage" office:value="0.112" calcext:value-type="percentage">
            <text:p>11,20%</text:p>
          </table:table-cell>
          <table:table-cell table:style-name="ce51" table:formula="of:=RANDBETWEEN(0;120)/1000" office:value-type="percentage" office:value="0.012" calcext:value-type="percentage">
            <text:p>1,20%</text:p>
          </table:table-cell>
          <table:table-cell table:style-name="ce51" table:formula="of:=RANDBETWEEN(0;120)/1000" office:value-type="percentage" office:value="0.033" calcext:value-type="percentage">
            <text:p>3,30%</text:p>
          </table:table-cell>
          <table:table-cell table:style-name="ce51" table:formula="of:=RANDBETWEEN(0;120)/1000" office:value-type="percentage" office:value="0.092" calcext:value-type="percentage">
            <text:p>9,20%</text:p>
          </table:table-cell>
        </table:table-row>
        <table:table-row table:style-name="ro4">
          <table:table-cell table:style-name="ce21" table:formula="of:=[Décisions.A52]" office:value-type="string" office:string-value="20150975" calcext:value-type="string">
            <text:p>20150975</text:p>
          </table:table-cell>
          <table:table-cell table:style-name="ce24" table:formula="of:=[Décisions.B52]" office:value-type="string" office:string-value="SURET" calcext:value-type="string">
            <text:p>SURET</text:p>
          </table:table-cell>
          <table:table-cell table:style-name="ce24" table:formula="of:=[Décisions.C52]" office:value-type="string" office:string-value="Kévin" calcext:value-type="string">
            <text:p>Kévin</text:p>
          </table:table-cell>
          <table:table-cell table:style-name="ce21" table:formula="of:=[Décisions.D52]" office:value-type="string" office:string-value="2-A" calcext:value-type="string">
            <text:p>2-A</text:p>
          </table:table-cell>
          <table:table-cell table:style-name="ce21" table:formula="of:=IF(OR([.G52]&gt;[.$E$2];[.I52]&gt;[.$E$2];[.K52]&gt;[.$E$2]);&quot;ABI&quot;; &quot;&quot;)">
            <text:p/>
          </table:table-cell>
          <table:table-cell table:style-name="ce51" table:formula="of:=RANDBETWEEN(0;120)/1000" office:value-type="percentage" office:value="0.013" calcext:value-type="percentage">
            <text:p>1,30%</text:p>
          </table:table-cell>
          <table:table-cell table:style-name="ce51" table:formula="of:=RANDBETWEEN(0;120)/1000" office:value-type="percentage" office:value="0.085" calcext:value-type="percentage">
            <text:p>8,50%</text:p>
          </table:table-cell>
          <table:table-cell table:style-name="ce51" table:formula="of:=RANDBETWEEN(0;120)/1000" office:value-type="percentage" office:value="0.027" calcext:value-type="percentage">
            <text:p>2,70%</text:p>
          </table:table-cell>
          <table:table-cell table:style-name="ce51" table:formula="of:=RANDBETWEEN(0;120)/1000" office:value-type="percentage" office:value="0.081" calcext:value-type="percentage">
            <text:p>8,10%</text:p>
          </table:table-cell>
          <table:table-cell table:style-name="ce51" table:formula="of:=RANDBETWEEN(0;120)/1000" office:value-type="percentage" office:value="0.098" calcext:value-type="percentage">
            <text:p>9,80%</text:p>
          </table:table-cell>
          <table:table-cell table:style-name="ce51" table:formula="of:=RANDBETWEEN(0;120)/1000" office:value-type="percentage" office:value="0.108" calcext:value-type="percentage">
            <text:p>10,80%</text:p>
          </table:table-cell>
        </table:table-row>
        <table:table-row table:style-name="ro4">
          <table:table-cell table:style-name="ce21" table:formula="of:=[Décisions.A53]" office:value-type="string" office:string-value="20150976" calcext:value-type="string">
            <text:p>20150976</text:p>
          </table:table-cell>
          <table:table-cell table:style-name="ce24" table:formula="of:=[Décisions.B53]" office:value-type="string" office:string-value="SZKARADEK" calcext:value-type="string">
            <text:p>SZKARADEK</text:p>
          </table:table-cell>
          <table:table-cell table:style-name="ce24" table:formula="of:=[Décisions.C53]" office:value-type="string" office:string-value="Thibaud" calcext:value-type="string">
            <text:p>Thibaud</text:p>
          </table:table-cell>
          <table:table-cell table:style-name="ce21" table:formula="of:=[Décisions.D53]" office:value-type="string" office:string-value="2-B" calcext:value-type="string">
            <text:p>2-B</text:p>
          </table:table-cell>
          <table:table-cell table:style-name="ce21" table:formula="of:=IF(OR([.G53]&gt;[.$E$2];[.I53]&gt;[.$E$2];[.K53]&gt;[.$E$2]);&quot;ABI&quot;; &quot;&quot;)" office:value-type="string" office:string-value="ABI" calcext:value-type="string">
            <text:p>ABI</text:p>
          </table:table-cell>
          <table:table-cell table:style-name="ce51" table:formula="of:=RANDBETWEEN(0;120)/1000" office:value-type="percentage" office:value="0.05" calcext:value-type="percentage">
            <text:p>5,00%</text:p>
          </table:table-cell>
          <table:table-cell table:style-name="ce51" table:formula="of:=RANDBETWEEN(0;120)/1000" office:value-type="percentage" office:value="0.071" calcext:value-type="percentage">
            <text:p>7,10%</text:p>
          </table:table-cell>
          <table:table-cell table:style-name="ce51" table:formula="of:=RANDBETWEEN(0;120)/1000" office:value-type="percentage" office:value="0.037" calcext:value-type="percentage">
            <text:p>3,70%</text:p>
          </table:table-cell>
          <table:table-cell table:style-name="ce51" table:formula="of:=RANDBETWEEN(0;120)/1000" office:value-type="percentage" office:value="0.118" calcext:value-type="percentage">
            <text:p>11,80%</text:p>
          </table:table-cell>
          <table:table-cell table:style-name="ce51" table:formula="of:=RANDBETWEEN(0;120)/1000" office:value-type="percentage" office:value="0.081" calcext:value-type="percentage">
            <text:p>8,10%</text:p>
          </table:table-cell>
          <table:table-cell table:style-name="ce51" table:formula="of:=RANDBETWEEN(0;120)/1000" office:value-type="percentage" office:value="0.078" calcext:value-type="percentage">
            <text:p>7,80%</text:p>
          </table:table-cell>
        </table:table-row>
        <table:table-row table:style-name="ro4">
          <table:table-cell table:style-name="ce21" table:formula="of:=[Décisions.A54]" office:value-type="string" office:string-value="20150977" calcext:value-type="string">
            <text:p>20150977</text:p>
          </table:table-cell>
          <table:table-cell table:style-name="ce24" table:formula="of:=[Décisions.B54]" office:value-type="string" office:string-value="SZYMURA" calcext:value-type="string">
            <text:p>SZYMURA</text:p>
          </table:table-cell>
          <table:table-cell table:style-name="ce24" table:formula="of:=[Décisions.C54]" office:value-type="string" office:string-value="Alexandre" calcext:value-type="string">
            <text:p>Alexandre</text:p>
          </table:table-cell>
          <table:table-cell table:style-name="ce21" table:formula="of:=[Décisions.D54]" office:value-type="string" office:string-value="2-C" calcext:value-type="string">
            <text:p>2-C</text:p>
          </table:table-cell>
          <table:table-cell table:style-name="ce21" table:formula="of:=IF(OR([.G54]&gt;[.$E$2];[.I54]&gt;[.$E$2];[.K54]&gt;[.$E$2]);&quot;ABI&quot;; &quot;&quot;)">
            <text:p/>
          </table:table-cell>
          <table:table-cell table:style-name="ce51" table:formula="of:=RANDBETWEEN(0;120)/1000" office:value-type="percentage" office:value="0.118" calcext:value-type="percentage">
            <text:p>11,80%</text:p>
          </table:table-cell>
          <table:table-cell table:style-name="ce51" table:formula="of:=RANDBETWEEN(0;120)/1000" office:value-type="percentage" office:value="0.02" calcext:value-type="percentage">
            <text:p>2,00%</text:p>
          </table:table-cell>
          <table:table-cell table:style-name="ce51" table:formula="of:=RANDBETWEEN(0;120)/1000" office:value-type="percentage" office:value="0.045" calcext:value-type="percentage">
            <text:p>4,50%</text:p>
          </table:table-cell>
          <table:table-cell table:style-name="ce51" table:formula="of:=RANDBETWEEN(0;120)/1000" office:value-type="percentage" office:value="0.085" calcext:value-type="percentage">
            <text:p>8,50%</text:p>
          </table:table-cell>
          <table:table-cell table:style-name="ce51" table:formula="of:=RANDBETWEEN(0;120)/1000" office:value-type="percentage" office:value="0.059" calcext:value-type="percentage">
            <text:p>5,90%</text:p>
          </table:table-cell>
          <table:table-cell table:style-name="ce51" table:formula="of:=RANDBETWEEN(0;120)/1000" office:value-type="percentage" office:value="0.032" calcext:value-type="percentage">
            <text:p>3,20%</text:p>
          </table:table-cell>
        </table:table-row>
        <table:table-row table:style-name="ro4">
          <table:table-cell table:style-name="ce21" table:formula="of:=[Décisions.A55]" office:value-type="string" office:string-value="20150978" calcext:value-type="string">
            <text:p>20150978</text:p>
          </table:table-cell>
          <table:table-cell table:style-name="ce24" table:formula="of:=[Décisions.B55]" office:value-type="string" office:string-value="TANG" calcext:value-type="string">
            <text:p>TANG</text:p>
          </table:table-cell>
          <table:table-cell table:style-name="ce24" table:formula="of:=[Décisions.C55]" office:value-type="string" office:string-value="Frédéric" calcext:value-type="string">
            <text:p>Frédéric</text:p>
          </table:table-cell>
          <table:table-cell table:style-name="ce21" table:formula="of:=[Décisions.D55]" office:value-type="string" office:string-value="2-C" calcext:value-type="string">
            <text:p>2-C</text:p>
          </table:table-cell>
          <table:table-cell table:style-name="ce21" table:formula="of:=IF(OR([.G55]&gt;[.$E$2];[.I55]&gt;[.$E$2];[.K55]&gt;[.$E$2]);&quot;ABI&quot;; &quot;&quot;)">
            <text:p/>
          </table:table-cell>
          <table:table-cell table:style-name="ce51" table:formula="of:=RANDBETWEEN(0;120)/1000" office:value-type="percentage" office:value="0.082" calcext:value-type="percentage">
            <text:p>8,20%</text:p>
          </table:table-cell>
          <table:table-cell table:style-name="ce51" table:formula="of:=RANDBETWEEN(0;120)/1000" office:value-type="percentage" office:value="0.019" calcext:value-type="percentage">
            <text:p>1,90%</text:p>
          </table:table-cell>
          <table:table-cell table:style-name="ce51" table:formula="of:=RANDBETWEEN(0;120)/1000" office:value-type="percentage" office:value="0.049" calcext:value-type="percentage">
            <text:p>4,90%</text:p>
          </table:table-cell>
          <table:table-cell table:style-name="ce51" table:formula="of:=RANDBETWEEN(0;120)/1000" office:value-type="percentage" office:value="0.043" calcext:value-type="percentage">
            <text:p>4,30%</text:p>
          </table:table-cell>
          <table:table-cell table:style-name="ce51" table:formula="of:=RANDBETWEEN(0;120)/1000" office:value-type="percentage" office:value="0.091" calcext:value-type="percentage">
            <text:p>9,10%</text:p>
          </table:table-cell>
          <table:table-cell table:style-name="ce51" table:formula="of:=RANDBETWEEN(0;120)/1000" office:value-type="percentage" office:value="0.026" calcext:value-type="percentage">
            <text:p>2,60%</text:p>
          </table:table-cell>
        </table:table-row>
        <table:table-row table:style-name="ro4">
          <table:table-cell table:style-name="ce21" table:formula="of:=[Décisions.A56]" office:value-type="string" office:string-value="20150979" calcext:value-type="string">
            <text:p>20150979</text:p>
          </table:table-cell>
          <table:table-cell table:style-name="ce24" table:formula="of:=[Décisions.B56]" office:value-type="string" office:string-value="TASSART" calcext:value-type="string">
            <text:p>TASSART</text:p>
          </table:table-cell>
          <table:table-cell table:style-name="ce24" table:formula="of:=[Décisions.C56]" office:value-type="string" office:string-value="Alexandre" calcext:value-type="string">
            <text:p>Alexandre</text:p>
          </table:table-cell>
          <table:table-cell table:style-name="ce21" table:formula="of:=[Décisions.D56]" office:value-type="string" office:string-value="2-B" calcext:value-type="string">
            <text:p>2-B</text:p>
          </table:table-cell>
          <table:table-cell table:style-name="ce21" table:formula="of:=IF(OR([.G56]&gt;[.$E$2];[.I56]&gt;[.$E$2];[.K56]&gt;[.$E$2]);&quot;ABI&quot;; &quot;&quot;)">
            <text:p/>
          </table:table-cell>
          <table:table-cell table:style-name="ce51" table:formula="of:=RANDBETWEEN(0;120)/1000" office:value-type="percentage" office:value="0.057" calcext:value-type="percentage">
            <text:p>5,70%</text:p>
          </table:table-cell>
          <table:table-cell table:style-name="ce51" table:formula="of:=RANDBETWEEN(0;120)/1000" office:value-type="percentage" office:value="0.086" calcext:value-type="percentage">
            <text:p>8,60%</text:p>
          </table:table-cell>
          <table:table-cell table:style-name="ce51" table:formula="of:=RANDBETWEEN(0;120)/1000" office:value-type="percentage" office:value="0.1" calcext:value-type="percentage">
            <text:p>10,00%</text:p>
          </table:table-cell>
          <table:table-cell table:style-name="ce51" table:formula="of:=RANDBETWEEN(0;120)/1000" office:value-type="percentage" office:value="0.03" calcext:value-type="percentage">
            <text:p>3,00%</text:p>
          </table:table-cell>
          <table:table-cell table:style-name="ce51" table:formula="of:=RANDBETWEEN(0;120)/1000" office:value-type="percentage" office:value="0.095" calcext:value-type="percentage">
            <text:p>9,50%</text:p>
          </table:table-cell>
          <table:table-cell table:style-name="ce51" table:formula="of:=RANDBETWEEN(0;120)/1000" office:value-type="percentage" office:value="0.104" calcext:value-type="percentage">
            <text:p>10,40%</text:p>
          </table:table-cell>
        </table:table-row>
        <table:table-row table:style-name="ro4">
          <table:table-cell table:style-name="ce21" table:formula="of:=[Décisions.A57]" office:value-type="string" office:string-value="20150980" calcext:value-type="string">
            <text:p>20150980</text:p>
          </table:table-cell>
          <table:table-cell table:style-name="ce24" table:formula="of:=[Décisions.B57]" office:value-type="string" office:string-value="THERAGE" calcext:value-type="string">
            <text:p>THERAGE</text:p>
          </table:table-cell>
          <table:table-cell table:style-name="ce24" table:formula="of:=[Décisions.C57]" office:value-type="string" office:string-value="Lucas" calcext:value-type="string">
            <text:p>Lucas</text:p>
          </table:table-cell>
          <table:table-cell table:style-name="ce21" table:formula="of:=[Décisions.D57]" office:value-type="string" office:string-value="2-A" calcext:value-type="string">
            <text:p>2-A</text:p>
          </table:table-cell>
          <table:table-cell table:style-name="ce21" table:formula="of:=IF(OR([.G57]&gt;[.$E$2];[.I57]&gt;[.$E$2];[.K57]&gt;[.$E$2]);&quot;ABI&quot;; &quot;&quot;)">
            <text:p/>
          </table:table-cell>
          <table:table-cell table:style-name="ce51" table:formula="of:=RANDBETWEEN(0;120)/1000" office:value-type="percentage" office:value="0.077" calcext:value-type="percentage">
            <text:p>7,70%</text:p>
          </table:table-cell>
          <table:table-cell table:style-name="ce51" table:formula="of:=RANDBETWEEN(0;120)/1000" office:value-type="percentage" office:value="0.09" calcext:value-type="percentage">
            <text:p>9,00%</text:p>
          </table:table-cell>
          <table:table-cell table:style-name="ce51" table:formula="of:=RANDBETWEEN(0;120)/1000" office:value-type="percentage" office:value="0.078" calcext:value-type="percentage">
            <text:p>7,80%</text:p>
          </table:table-cell>
          <table:table-cell table:style-name="ce51" table:formula="of:=RANDBETWEEN(0;120)/1000" office:value-type="percentage" office:value="0.064" calcext:value-type="percentage">
            <text:p>6,40%</text:p>
          </table:table-cell>
          <table:table-cell table:style-name="ce51" table:formula="of:=RANDBETWEEN(0;120)/1000" office:value-type="percentage" office:value="0.084" calcext:value-type="percentage">
            <text:p>8,40%</text:p>
          </table:table-cell>
          <table:table-cell table:style-name="ce51" table:formula="of:=RANDBETWEEN(0;120)/1000" office:value-type="percentage" office:value="0.056" calcext:value-type="percentage">
            <text:p>5,60%</text:p>
          </table:table-cell>
        </table:table-row>
        <table:table-row table:style-name="ro4">
          <table:table-cell table:style-name="ce21" table:formula="of:=[Décisions.A58]" office:value-type="string" office:string-value="20150981" calcext:value-type="string">
            <text:p>20150981</text:p>
          </table:table-cell>
          <table:table-cell table:style-name="ce24" table:formula="of:=[Décisions.B58]" office:value-type="string" office:string-value="THOMAS" calcext:value-type="string">
            <text:p>THOMAS</text:p>
          </table:table-cell>
          <table:table-cell table:style-name="ce24" table:formula="of:=[Décisions.C58]" office:value-type="string" office:string-value="Louis" calcext:value-type="string">
            <text:p>Louis</text:p>
          </table:table-cell>
          <table:table-cell table:style-name="ce21" table:formula="of:=[Décisions.D58]" office:value-type="string" office:string-value="2-B" calcext:value-type="string">
            <text:p>2-B</text:p>
          </table:table-cell>
          <table:table-cell table:style-name="ce21" table:formula="of:=IF(OR([.G58]&gt;[.$E$2];[.I58]&gt;[.$E$2];[.K58]&gt;[.$E$2]);&quot;ABI&quot;; &quot;&quot;)">
            <text:p/>
          </table:table-cell>
          <table:table-cell table:style-name="ce51" table:formula="of:=RANDBETWEEN(0;120)/1000" office:value-type="percentage" office:value="0.012" calcext:value-type="percentage">
            <text:p>1,20%</text:p>
          </table:table-cell>
          <table:table-cell table:style-name="ce51" table:formula="of:=RANDBETWEEN(0;120)/1000" office:value-type="percentage" office:value="0.055" calcext:value-type="percentage">
            <text:p>5,50%</text:p>
          </table:table-cell>
          <table:table-cell table:style-name="ce51" table:formula="of:=RANDBETWEEN(0;120)/1000" office:value-type="percentage" office:value="0.078" calcext:value-type="percentage">
            <text:p>7,80%</text:p>
          </table:table-cell>
          <table:table-cell table:style-name="ce51" table:formula="of:=RANDBETWEEN(0;120)/1000" office:value-type="percentage" office:value="0.028" calcext:value-type="percentage">
            <text:p>2,80%</text:p>
          </table:table-cell>
          <table:table-cell table:style-name="ce51" table:formula="of:=RANDBETWEEN(0;120)/1000" office:value-type="percentage" office:value="0.118" calcext:value-type="percentage">
            <text:p>11,80%</text:p>
          </table:table-cell>
          <table:table-cell table:style-name="ce51" table:formula="of:=RANDBETWEEN(0;120)/1000" office:value-type="percentage" office:value="0.081" calcext:value-type="percentage">
            <text:p>8,10%</text:p>
          </table:table-cell>
        </table:table-row>
        <table:table-row table:style-name="ro4">
          <table:table-cell table:style-name="ce21" table:formula="of:=[Décisions.A59]" office:value-type="string" office:string-value="20150982" calcext:value-type="string">
            <text:p>20150982</text:p>
          </table:table-cell>
          <table:table-cell table:style-name="ce24" table:formula="of:=[Décisions.B59]" office:value-type="string" office:string-value="VANDEWOORDE" calcext:value-type="string">
            <text:p>VANDEWOORDE</text:p>
          </table:table-cell>
          <table:table-cell table:style-name="ce24" table:formula="of:=[Décisions.C59]" office:value-type="string" office:string-value="Aymeric" calcext:value-type="string">
            <text:p>Aymeric</text:p>
          </table:table-cell>
          <table:table-cell table:style-name="ce21" table:formula="of:=[Décisions.D59]" office:value-type="string" office:string-value="2-B" calcext:value-type="string">
            <text:p>2-B</text:p>
          </table:table-cell>
          <table:table-cell table:style-name="ce21" table:formula="of:=IF(OR([.G59]&gt;[.$E$2];[.I59]&gt;[.$E$2];[.K59]&gt;[.$E$2]);&quot;ABI&quot;; &quot;&quot;)">
            <text:p/>
          </table:table-cell>
          <table:table-cell table:style-name="ce51" table:formula="of:=RANDBETWEEN(0;120)/1000" office:value-type="percentage" office:value="0.006" calcext:value-type="percentage">
            <text:p>0,60%</text:p>
          </table:table-cell>
          <table:table-cell table:style-name="ce51" table:formula="of:=RANDBETWEEN(0;120)/1000" office:value-type="percentage" office:value="0.094" calcext:value-type="percentage">
            <text:p>9,40%</text:p>
          </table:table-cell>
          <table:table-cell table:style-name="ce51" table:formula="of:=RANDBETWEEN(0;120)/1000" office:value-type="percentage" office:value="0.096" calcext:value-type="percentage">
            <text:p>9,60%</text:p>
          </table:table-cell>
          <table:table-cell table:style-name="ce51" table:formula="of:=RANDBETWEEN(0;120)/1000" office:value-type="percentage" office:value="0.099" calcext:value-type="percentage">
            <text:p>9,90%</text:p>
          </table:table-cell>
          <table:table-cell table:style-name="ce51" table:formula="of:=RANDBETWEEN(0;120)/1000" office:value-type="percentage" office:value="0.008" calcext:value-type="percentage">
            <text:p>0,80%</text:p>
          </table:table-cell>
          <table:table-cell table:style-name="ce51" table:formula="of:=RANDBETWEEN(0;120)/1000" office:value-type="percentage" office:value="0.083" calcext:value-type="percentage">
            <text:p>8,30%</text:p>
          </table:table-cell>
        </table:table-row>
        <table:table-row table:style-name="ro4">
          <table:table-cell table:style-name="ce21" table:formula="of:=[Décisions.A60]" office:value-type="string" office:string-value="20150983" calcext:value-type="string">
            <text:p>20150983</text:p>
          </table:table-cell>
          <table:table-cell table:style-name="ce24" table:formula="of:=[Décisions.B60]" office:value-type="string" office:string-value="VANROY" calcext:value-type="string">
            <text:p>VANROY</text:p>
          </table:table-cell>
          <table:table-cell table:style-name="ce24" table:formula="of:=[Décisions.C60]" office:value-type="string" office:string-value="Julien" calcext:value-type="string">
            <text:p>Julien</text:p>
          </table:table-cell>
          <table:table-cell table:style-name="ce21" table:formula="of:=[Décisions.D60]" office:value-type="string" office:string-value="2-A" calcext:value-type="string">
            <text:p>2-A</text:p>
          </table:table-cell>
          <table:table-cell table:style-name="ce21" table:formula="of:=IF(OR([.G60]&gt;[.$E$2];[.I60]&gt;[.$E$2];[.K60]&gt;[.$E$2]);&quot;ABI&quot;; &quot;&quot;)" office:value-type="string" office:string-value="ABI" calcext:value-type="string">
            <text:p>ABI</text:p>
          </table:table-cell>
          <table:table-cell table:style-name="ce51" table:formula="of:=RANDBETWEEN(0;120)/1000" office:value-type="percentage" office:value="0.091" calcext:value-type="percentage">
            <text:p>9,10%</text:p>
          </table:table-cell>
          <table:table-cell table:style-name="ce51" table:formula="of:=RANDBETWEEN(0;120)/1000" office:value-type="percentage" office:value="0.065" calcext:value-type="percentage">
            <text:p>6,50%</text:p>
          </table:table-cell>
          <table:table-cell table:style-name="ce51" table:formula="of:=RANDBETWEEN(0;120)/1000" office:value-type="percentage" office:value="0.077" calcext:value-type="percentage">
            <text:p>7,70%</text:p>
          </table:table-cell>
          <table:table-cell table:style-name="ce51" table:formula="of:=RANDBETWEEN(0;120)/1000" office:value-type="percentage" office:value="0.115" calcext:value-type="percentage">
            <text:p>11,50%</text:p>
          </table:table-cell>
          <table:table-cell table:style-name="ce51" table:formula="of:=RANDBETWEEN(0;120)/1000" office:value-type="percentage" office:value="0.1" calcext:value-type="percentage">
            <text:p>10,00%</text:p>
          </table:table-cell>
          <table:table-cell table:style-name="ce51" table:formula="of:=RANDBETWEEN(0;120)/1000" office:value-type="percentage" office:value="0.051" calcext:value-type="percentage">
            <text:p>5,10%</text:p>
          </table:table-cell>
        </table:table-row>
        <table:table-row table:style-name="ro4">
          <table:table-cell table:style-name="ce21" table:formula="of:=[Décisions.A61]" office:value-type="string" office:string-value="20150984" calcext:value-type="string">
            <text:p>20150984</text:p>
          </table:table-cell>
          <table:table-cell table:style-name="ce24" table:formula="of:=[Décisions.B61]" office:value-type="string" office:string-value="VELLA" calcext:value-type="string">
            <text:p>VELLA</text:p>
          </table:table-cell>
          <table:table-cell table:style-name="ce24" table:formula="of:=[Décisions.C61]" office:value-type="string" office:string-value="Emanuele" calcext:value-type="string">
            <text:p>Emanuele</text:p>
          </table:table-cell>
          <table:table-cell table:style-name="ce21" table:formula="of:=[Décisions.D61]" office:value-type="string" office:string-value="2-C" calcext:value-type="string">
            <text:p>2-C</text:p>
          </table:table-cell>
          <table:table-cell table:style-name="ce21" table:formula="of:=IF(OR([.G61]&gt;[.$E$2];[.I61]&gt;[.$E$2];[.K61]&gt;[.$E$2]);&quot;ABI&quot;; &quot;&quot;)">
            <text:p/>
          </table:table-cell>
          <table:table-cell table:style-name="ce51" table:formula="of:=RANDBETWEEN(0;120)/1000" office:value-type="percentage" office:value="0.045" calcext:value-type="percentage">
            <text:p>4,50%</text:p>
          </table:table-cell>
          <table:table-cell table:style-name="ce51" table:formula="of:=RANDBETWEEN(0;120)/1000" office:value-type="percentage" office:value="0.062" calcext:value-type="percentage">
            <text:p>6,20%</text:p>
          </table:table-cell>
          <table:table-cell table:style-name="ce51" table:formula="of:=RANDBETWEEN(0;120)/1000" office:value-type="percentage" office:value="0.099" calcext:value-type="percentage">
            <text:p>9,90%</text:p>
          </table:table-cell>
          <table:table-cell table:style-name="ce51" table:formula="of:=RANDBETWEEN(0;120)/1000" office:value-type="percentage" office:value="0.042" calcext:value-type="percentage">
            <text:p>4,20%</text:p>
          </table:table-cell>
          <table:table-cell table:style-name="ce51" table:formula="of:=RANDBETWEEN(0;120)/1000" office:value-type="percentage" office:value="0.109" calcext:value-type="percentage">
            <text:p>10,90%</text:p>
          </table:table-cell>
          <table:table-cell table:style-name="ce51" table:formula="of:=RANDBETWEEN(0;120)/1000" office:value-type="percentage" office:value="0.009" calcext:value-type="percentage">
            <text:p>0,90%</text:p>
          </table:table-cell>
        </table:table-row>
        <table:table-row table:style-name="ro4">
          <table:table-cell table:style-name="ce21" table:formula="of:=[Décisions.A62]" office:value-type="string" office:string-value="20150985" calcext:value-type="string">
            <text:p>20150985</text:p>
          </table:table-cell>
          <table:table-cell table:style-name="ce24" table:formula="of:=[Décisions.B62]" office:value-type="string" office:string-value="VERPOEST" calcext:value-type="string">
            <text:p>VERPOEST</text:p>
          </table:table-cell>
          <table:table-cell table:style-name="ce24" table:formula="of:=[Décisions.C62]" office:value-type="string" office:string-value="Sylvain" calcext:value-type="string">
            <text:p>Sylvain</text:p>
          </table:table-cell>
          <table:table-cell table:style-name="ce21" table:formula="of:=[Décisions.D62]" office:value-type="string" office:string-value="2-A" calcext:value-type="string">
            <text:p>2-A</text:p>
          </table:table-cell>
          <table:table-cell table:style-name="ce21" table:formula="of:=IF(OR([.G62]&gt;[.$E$2];[.I62]&gt;[.$E$2];[.K62]&gt;[.$E$2]);&quot;ABI&quot;; &quot;&quot;)">
            <text:p/>
          </table:table-cell>
          <table:table-cell table:style-name="ce51" table:formula="of:=RANDBETWEEN(0;120)/1000" office:value-type="percentage" office:value="0.076" calcext:value-type="percentage">
            <text:p>7,60%</text:p>
          </table:table-cell>
          <table:table-cell table:style-name="ce51" table:formula="of:=RANDBETWEEN(0;120)/1000" office:value-type="percentage" office:value="0.019" calcext:value-type="percentage">
            <text:p>1,90%</text:p>
          </table:table-cell>
          <table:table-cell table:style-name="ce51" table:formula="of:=RANDBETWEEN(0;120)/1000" office:value-type="percentage" office:value="0.026" calcext:value-type="percentage">
            <text:p>2,60%</text:p>
          </table:table-cell>
          <table:table-cell table:style-name="ce51" table:formula="of:=RANDBETWEEN(0;120)/1000" office:value-type="percentage" office:value="0.069" calcext:value-type="percentage">
            <text:p>6,90%</text:p>
          </table:table-cell>
          <table:table-cell table:style-name="ce51" table:formula="of:=RANDBETWEEN(0;120)/1000" office:value-type="percentage" office:value="0.01" calcext:value-type="percentage">
            <text:p>1,00%</text:p>
          </table:table-cell>
          <table:table-cell table:style-name="ce51" table:formula="of:=RANDBETWEEN(0;120)/1000" office:value-type="percentage" office:value="0.053" calcext:value-type="percentage">
            <text:p>5,30%</text:p>
          </table:table-cell>
        </table:table-row>
        <table:table-row table:style-name="ro4">
          <table:table-cell table:style-name="ce21" table:formula="of:=[Décisions.A63]" office:value-type="string" office:string-value="20150986" calcext:value-type="string">
            <text:p>20150986</text:p>
          </table:table-cell>
          <table:table-cell table:style-name="ce24" table:formula="of:=[Décisions.B63]" office:value-type="string" office:string-value="WICART" calcext:value-type="string">
            <text:p>WICART</text:p>
          </table:table-cell>
          <table:table-cell table:style-name="ce24" table:formula="of:=[Décisions.C63]" office:value-type="string" office:string-value="Melvin" calcext:value-type="string">
            <text:p>Melvin</text:p>
          </table:table-cell>
          <table:table-cell table:style-name="ce21" table:formula="of:=[Décisions.D63]" office:value-type="string" office:string-value="2-B" calcext:value-type="string">
            <text:p>2-B</text:p>
          </table:table-cell>
          <table:table-cell table:style-name="ce21" table:formula="of:=IF(OR([.G63]&gt;[.$E$2];[.I63]&gt;[.$E$2];[.K63]&gt;[.$E$2]);&quot;ABI&quot;; &quot;&quot;)">
            <text:p/>
          </table:table-cell>
          <table:table-cell table:style-name="ce51" table:formula="of:=RANDBETWEEN(0;120)/1000" office:value-type="percentage" office:value="0.12" calcext:value-type="percentage">
            <text:p>12,00%</text:p>
          </table:table-cell>
          <table:table-cell table:style-name="ce51" table:formula="of:=RANDBETWEEN(0;120)/1000" office:value-type="percentage" office:value="0.039" calcext:value-type="percentage">
            <text:p>3,90%</text:p>
          </table:table-cell>
          <table:table-cell table:style-name="ce51" table:formula="of:=RANDBETWEEN(0;120)/1000" office:value-type="percentage" office:value="0.094" calcext:value-type="percentage">
            <text:p>9,40%</text:p>
          </table:table-cell>
          <table:table-cell table:style-name="ce51" table:formula="of:=RANDBETWEEN(0;120)/1000" office:value-type="percentage" office:value="0.081" calcext:value-type="percentage">
            <text:p>8,10%</text:p>
          </table:table-cell>
          <table:table-cell table:style-name="ce51" table:formula="of:=RANDBETWEEN(0;120)/1000" office:value-type="percentage" office:value="0.116" calcext:value-type="percentage">
            <text:p>11,60%</text:p>
          </table:table-cell>
          <table:table-cell table:style-name="ce51" table:formula="of:=RANDBETWEEN(0;120)/1000" office:value-type="percentage" office:value="0.038" calcext:value-type="percentage">
            <text:p>3,80%</text:p>
          </table:table-cell>
        </table:table-row>
        <table:table-row table:style-name="ro4">
          <table:table-cell table:style-name="ce21" office:value-type="string" calcext:value-type="string">
            <text:p>xxxxxxxxx</text:p>
          </table:table-cell>
          <table:table-cell table:style-name="ce25" table:number-columns-repeated="2"/>
          <table:table-cell table:style-name="ce28"/>
          <table:table-cell table:style-name="ce16"/>
          <table:table-cell table:number-columns-repeated="6"/>
        </table:table-row>
        <table:table-row table:style-name="ro4" table:number-rows-repeated="2">
          <table:table-cell table:style-name="ce21"/>
          <table:table-cell table:style-name="ce26" table:number-columns-repeated="2"/>
          <table:table-cell table:style-name="ce29"/>
          <table:table-cell table:style-name="ce49"/>
          <table:table-cell table:number-columns-repeated="6"/>
        </table:table-row>
        <table:table-row table:style-name="ro4">
          <table:table-cell office:value-type="string" calcext:value-type="string">
            <text:p>Département</text:p>
          </table:table-cell>
          <table:table-cell table:style-name="ce19" office:value-type="string" calcext:value-type="string">
            <text:p>INFO</text:p>
          </table:table-cell>
          <table:table-cell table:style-name="ce19"/>
          <table:table-cell table:style-name="ce30"/>
          <table:table-cell table:style-name="ce50"/>
          <table:table-cell table:number-columns-repeated="6"/>
        </table:table-row>
        <table:table-row table:style-name="ro4">
          <table:table-cell office:value-type="string" calcext:value-type="string">
            <text:p>Année</text:p>
          </table:table-cell>
          <table:table-cell table:style-name="ce19" office:value-type="string" calcext:value-type="string">
            <text:p>INFO2</text:p>
          </table:table-cell>
          <table:table-cell table:style-name="ce19"/>
          <table:table-cell table:style-name="ce30"/>
          <table:table-cell table:style-name="ce50"/>
          <table:table-cell table:number-columns-repeated="6"/>
        </table:table-row>
        <table:table-row table:style-name="ro4">
          <table:table-cell office:value-type="string" calcext:value-type="string">
            <text:p>Date début</text:p>
          </table:table-cell>
          <table:table-cell table:style-name="ce20" office:value-type="date" office:date-value="2016-09-01" calcext:value-type="date">
            <text:p>01/09/2016</text:p>
          </table:table-cell>
          <table:table-cell table:style-name="ce19"/>
          <table:table-cell table:style-name="ce30"/>
          <table:table-cell table:style-name="ce50"/>
          <table:table-cell table:number-columns-repeated="6"/>
        </table:table-row>
        <table:table-row table:style-name="ro4">
          <table:table-cell office:value-type="string" calcext:value-type="string">
            <text:p>Date de fin </text:p>
          </table:table-cell>
          <table:table-cell table:style-name="ce19" office:value-type="string" calcext:value-type="string">
            <text:p>31/06/2017</text:p>
          </table:table-cell>
          <table:table-cell table:style-name="ce19"/>
          <table:table-cell table:style-name="ce30"/>
          <table:table-cell table:style-name="ce50"/>
          <table:table-cell table:number-columns-repeated="6"/>
        </table:table-row>
        <table:table-row table:style-name="ro4">
          <table:table-cell office:value-type="string" calcext:value-type="string">
            <text:p>Semestre</text:p>
          </table:table-cell>
          <table:table-cell table:style-name="ce19" office:value-type="string" calcext:value-type="string">
            <text:p>S3</text:p>
          </table:table-cell>
          <table:table-cell table:style-name="ce19"/>
          <table:table-cell table:style-name="ce30"/>
          <table:table-cell table:style-name="ce50"/>
          <table:table-cell table:number-columns-repeated="6"/>
        </table:table-row>
        <table:table-row table:style-name="ro4" table:number-rows-repeated="1048504">
          <table:table-cell table:number-columns-repeated="11"/>
        </table:table-row>
        <table:table-row table:style-name="ro4">
          <table:table-cell table:number-columns-repeated="11"/>
        </table:table-row>
        <calcext:conditional-formats>
          <calcext:conditional-format calcext:target-range-address="Absences.F3:Absences.K63">
            <calcext:condition calcext:apply-style-name="Sans nom2" calcext:value="&gt;0.1" calcext:base-cell-address="Absences.F3"/>
          </calcext:conditional-format>
        </calcext:conditional-formats>
      </table:table>
      <table:table table:name="SE3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ce54"/>
        <table:table-column table:style-name="co1" table:default-cell-style-name="Default"/>
        <table:table-row table:style-name="ro4">
          <table:table-cell table:formula="of:=['Detail Notes S3'.A1]" office:value-type="string" office:string-value="Numéro" calcext:value-type="string">
            <text:p>Numéro</text:p>
          </table:table-cell>
          <table:table-cell table:formula="of:=['Detail Notes S3'.B1]" office:value-type="string" office:string-value="Nom" calcext:value-type="string">
            <text:p>Nom</text:p>
          </table:table-cell>
          <table:table-cell table:formula="of:=['Detail Notes S3'.C1]" office:value-type="string" office:string-value="Prénom" calcext:value-type="string">
            <text:p>Prénom</text:p>
          </table:table-cell>
          <table:table-cell table:formula="of:=['Detail Notes S3'.D1]" office:value-type="string" office:string-value="Groupe" calcext:value-type="string">
            <text:p>Group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Rang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15" table:formula="of:=['Detail Notes S3'.A3]" office:value-type="string" office:string-value="20150926" calcext:value-type="string">
            <text:p>20150926</text:p>
          </table:table-cell>
          <table:table-cell table:style-name="ce15" table:formula="of:=['Detail Notes S3'.B3]" office:value-type="string" office:string-value="BAUDELET" calcext:value-type="string">
            <text:p>BAUDELET</text:p>
          </table:table-cell>
          <table:table-cell table:style-name="ce15" table:formula="of:=['Detail Notes S3'.C3]" office:value-type="string" office:string-value="Geoffrey" calcext:value-type="string">
            <text:p>Geoffrey</text:p>
          </table:table-cell>
          <table:table-cell table:style-name="ce21" table:formula="of:=['Detail Notes S3'.D3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7.3" calcext:value-type="float">
            <text:p>17,30</text:p>
          </table:table-cell>
          <table:table-cell table:style-name="ce21" table:formula="of:=RANK([.E3];[.$E$3:.$E$63])" office:value-type="float" office:value="10" calcext:value-type="float">
            <text:p>10</text:p>
          </table:table-cell>
        </table:table-row>
        <table:table-row table:style-name="ro4">
          <table:table-cell table:style-name="ce15" table:formula="of:=['Detail Notes S3'.A4]" office:value-type="string" office:string-value="20150927" calcext:value-type="string">
            <text:p>20150927</text:p>
          </table:table-cell>
          <table:table-cell table:style-name="ce15" table:formula="of:=['Detail Notes S3'.B4]" office:value-type="string" office:string-value="BIGARD" calcext:value-type="string">
            <text:p>BIGARD</text:p>
          </table:table-cell>
          <table:table-cell table:style-name="ce15" table:formula="of:=['Detail Notes S3'.C4]" office:value-type="string" office:string-value="Samuel" calcext:value-type="string">
            <text:p>Samuel</text:p>
          </table:table-cell>
          <table:table-cell table:style-name="ce21" table:formula="of:=['Detail Notes S3'.D4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5.5" calcext:value-type="float">
            <text:p>15,50</text:p>
          </table:table-cell>
          <table:table-cell table:style-name="ce21" table:formula="of:=RANK([.E4];[.$E$3:.$E$63])" office:value-type="float" office:value="18" calcext:value-type="float">
            <text:p>18</text:p>
          </table:table-cell>
        </table:table-row>
        <table:table-row table:style-name="ro4">
          <table:table-cell table:style-name="ce15" table:formula="of:=['Detail Notes S3'.A5]" office:value-type="string" office:string-value="20150928" calcext:value-type="string">
            <text:p>20150928</text:p>
          </table:table-cell>
          <table:table-cell table:style-name="ce15" table:formula="of:=['Detail Notes S3'.B5]" office:value-type="string" office:string-value="BISSON" calcext:value-type="string">
            <text:p>BISSON</text:p>
          </table:table-cell>
          <table:table-cell table:style-name="ce15" table:formula="of:=['Detail Notes S3'.C5]" office:value-type="string" office:string-value="Julien" calcext:value-type="string">
            <text:p>Julien</text:p>
          </table:table-cell>
          <table:table-cell table:style-name="ce21" table:formula="of:=['Detail Notes S3'.D5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1.3" calcext:value-type="float">
            <text:p>11,30</text:p>
          </table:table-cell>
          <table:table-cell table:style-name="ce21" table:formula="of:=RANK([.E5];[.$E$3:.$E$63])" office:value-type="float" office:value="36" calcext:value-type="float">
            <text:p>36</text:p>
          </table:table-cell>
        </table:table-row>
        <table:table-row table:style-name="ro4">
          <table:table-cell table:style-name="ce15" table:formula="of:=['Detail Notes S3'.A6]" office:value-type="string" office:string-value="20150929" calcext:value-type="string">
            <text:p>20150929</text:p>
          </table:table-cell>
          <table:table-cell table:style-name="ce15" table:formula="of:=['Detail Notes S3'.B6]" office:value-type="string" office:string-value="BONTE" calcext:value-type="string">
            <text:p>BONTE</text:p>
          </table:table-cell>
          <table:table-cell table:style-name="ce15" table:formula="of:=['Detail Notes S3'.C6]" office:value-type="string" office:string-value="Nicolas" calcext:value-type="string">
            <text:p>Nicolas</text:p>
          </table:table-cell>
          <table:table-cell table:style-name="ce21" table:formula="of:=['Detail Notes S3'.D6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1.6" calcext:value-type="float">
            <text:p>11,60</text:p>
          </table:table-cell>
          <table:table-cell table:style-name="ce21" table:formula="of:=RANK([.E6];[.$E$3:.$E$63])" office:value-type="float" office:value="34" calcext:value-type="float">
            <text:p>34</text:p>
          </table:table-cell>
        </table:table-row>
        <table:table-row table:style-name="ro4">
          <table:table-cell table:style-name="ce15" table:formula="of:=['Detail Notes S3'.A7]" office:value-type="string" office:string-value="20150930" calcext:value-type="string">
            <text:p>20150930</text:p>
          </table:table-cell>
          <table:table-cell table:style-name="ce15" table:formula="of:=['Detail Notes S3'.B7]" office:value-type="string" office:string-value="BOULNOIS" calcext:value-type="string">
            <text:p>BOULNOIS</text:p>
          </table:table-cell>
          <table:table-cell table:style-name="ce15" table:formula="of:=['Detail Notes S3'.C7]" office:value-type="string" office:string-value="Louis" calcext:value-type="string">
            <text:p>Louis</text:p>
          </table:table-cell>
          <table:table-cell table:style-name="ce21" table:formula="of:=['Detail Notes S3'.D7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6.1" calcext:value-type="float">
            <text:p>6,10</text:p>
          </table:table-cell>
          <table:table-cell table:style-name="ce21" table:formula="of:=RANK([.E7];[.$E$3:.$E$63])" office:value-type="float" office:value="53" calcext:value-type="float">
            <text:p>53</text:p>
          </table:table-cell>
        </table:table-row>
        <table:table-row table:style-name="ro4">
          <table:table-cell table:style-name="ce15" table:formula="of:=['Detail Notes S3'.A8]" office:value-type="string" office:string-value="20150931" calcext:value-type="string">
            <text:p>20150931</text:p>
          </table:table-cell>
          <table:table-cell table:style-name="ce15" table:formula="of:=['Detail Notes S3'.B8]" office:value-type="string" office:string-value="CHATELET" calcext:value-type="string">
            <text:p>CHATELET</text:p>
          </table:table-cell>
          <table:table-cell table:style-name="ce15" table:formula="of:=['Detail Notes S3'.C8]" office:value-type="string" office:string-value="Hadrien" calcext:value-type="string">
            <text:p>Hadrien</text:p>
          </table:table-cell>
          <table:table-cell table:style-name="ce21" table:formula="of:=['Detail Notes S3'.D8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7.6" calcext:value-type="float">
            <text:p>17,60</text:p>
          </table:table-cell>
          <table:table-cell table:style-name="ce21" table:formula="of:=RANK([.E8];[.$E$3:.$E$63])" office:value-type="float" office:value="8" calcext:value-type="float">
            <text:p>8</text:p>
          </table:table-cell>
        </table:table-row>
        <table:table-row table:style-name="ro4">
          <table:table-cell table:style-name="ce15" table:formula="of:=['Detail Notes S3'.A9]" office:value-type="string" office:string-value="20150932" calcext:value-type="string">
            <text:p>20150932</text:p>
          </table:table-cell>
          <table:table-cell table:style-name="ce15" table:formula="of:=['Detail Notes S3'.B9]" office:value-type="string" office:string-value="CLEROT" calcext:value-type="string">
            <text:p>CLEROT</text:p>
          </table:table-cell>
          <table:table-cell table:style-name="ce15" table:formula="of:=['Detail Notes S3'.C9]" office:value-type="string" office:string-value="Jérémy" calcext:value-type="string">
            <text:p>Jérémy</text:p>
          </table:table-cell>
          <table:table-cell table:style-name="ce21" table:formula="of:=['Detail Notes S3'.D9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8.6" calcext:value-type="float">
            <text:p>8,60</text:p>
          </table:table-cell>
          <table:table-cell table:style-name="ce21" table:formula="of:=RANK([.E9];[.$E$3:.$E$63])" office:value-type="float" office:value="46" calcext:value-type="float">
            <text:p>46</text:p>
          </table:table-cell>
        </table:table-row>
        <table:table-row table:style-name="ro4">
          <table:table-cell table:style-name="ce15" table:formula="of:=['Detail Notes S3'.A10]" office:value-type="string" office:string-value="20150933" calcext:value-type="string">
            <text:p>20150933</text:p>
          </table:table-cell>
          <table:table-cell table:style-name="ce15" table:formula="of:=['Detail Notes S3'.B10]" office:value-type="string" office:string-value="CORNU" calcext:value-type="string">
            <text:p>CORNU</text:p>
          </table:table-cell>
          <table:table-cell table:style-name="ce15" table:formula="of:=['Detail Notes S3'.C10]" office:value-type="string" office:string-value="Bastien" calcext:value-type="string">
            <text:p>Bastien</text:p>
          </table:table-cell>
          <table:table-cell table:style-name="ce21" table:formula="of:=['Detail Notes S3'.D10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7.7" calcext:value-type="float">
            <text:p>17,70</text:p>
          </table:table-cell>
          <table:table-cell table:style-name="ce21" table:formula="of:=RANK([.E10];[.$E$3:.$E$63])" office:value-type="float" office:value="7" calcext:value-type="float">
            <text:p>7</text:p>
          </table:table-cell>
        </table:table-row>
        <table:table-row table:style-name="ro4">
          <table:table-cell table:style-name="ce15" table:formula="of:=['Detail Notes S3'.A11]" office:value-type="string" office:string-value="20150934" calcext:value-type="string">
            <text:p>20150934</text:p>
          </table:table-cell>
          <table:table-cell table:style-name="ce15" table:formula="of:=['Detail Notes S3'.B11]" office:value-type="string" office:string-value="DACHY" calcext:value-type="string">
            <text:p>DACHY</text:p>
          </table:table-cell>
          <table:table-cell table:style-name="ce15" table:formula="of:=['Detail Notes S3'.C11]" office:value-type="string" office:string-value="Remy" calcext:value-type="string">
            <text:p>Remy</text:p>
          </table:table-cell>
          <table:table-cell table:style-name="ce21" table:formula="of:=['Detail Notes S3'.D11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5" calcext:value-type="float">
            <text:p>5,00</text:p>
          </table:table-cell>
          <table:table-cell table:style-name="ce21" table:formula="of:=RANK([.E11];[.$E$3:.$E$63])" office:value-type="float" office:value="61" calcext:value-type="float">
            <text:p>61</text:p>
          </table:table-cell>
        </table:table-row>
        <table:table-row table:style-name="ro4">
          <table:table-cell table:style-name="ce15" table:formula="of:=['Detail Notes S3'.A12]" office:value-type="string" office:string-value="20150935" calcext:value-type="string">
            <text:p>20150935</text:p>
          </table:table-cell>
          <table:table-cell table:style-name="ce15" table:formula="of:=['Detail Notes S3'.B12]" office:value-type="string" office:string-value="DANGLETERRE" calcext:value-type="string">
            <text:p>DANGLETERRE</text:p>
          </table:table-cell>
          <table:table-cell table:style-name="ce15" table:formula="of:=['Detail Notes S3'.C12]" office:value-type="string" office:string-value="Thomas" calcext:value-type="string">
            <text:p>Thomas</text:p>
          </table:table-cell>
          <table:table-cell table:style-name="ce21" table:formula="of:=['Detail Notes S3'.D12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8.3" calcext:value-type="float">
            <text:p>18,30</text:p>
          </table:table-cell>
          <table:table-cell table:style-name="ce21" table:formula="of:=RANK([.E12];[.$E$3:.$E$63])" office:value-type="float" office:value="5" calcext:value-type="float">
            <text:p>5</text:p>
          </table:table-cell>
        </table:table-row>
        <table:table-row table:style-name="ro4">
          <table:table-cell table:style-name="ce15" table:formula="of:=['Detail Notes S3'.A13]" office:value-type="string" office:string-value="20150936" calcext:value-type="string">
            <text:p>20150936</text:p>
          </table:table-cell>
          <table:table-cell table:style-name="ce15" table:formula="of:=['Detail Notes S3'.B13]" office:value-type="string" office:string-value="DEBACKER" calcext:value-type="string">
            <text:p>DEBACKER</text:p>
          </table:table-cell>
          <table:table-cell table:style-name="ce15" table:formula="of:=['Detail Notes S3'.C13]" office:value-type="string" office:string-value="Thomas" calcext:value-type="string">
            <text:p>Thomas</text:p>
          </table:table-cell>
          <table:table-cell table:style-name="ce21" table:formula="of:=['Detail Notes S3'.D13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8.9" calcext:value-type="float">
            <text:p>18,90</text:p>
          </table:table-cell>
          <table:table-cell table:style-name="ce21" table:formula="of:=RANK([.E13];[.$E$3:.$E$63])" office:value-type="float" office:value="3" calcext:value-type="float">
            <text:p>3</text:p>
          </table:table-cell>
        </table:table-row>
        <table:table-row table:style-name="ro4">
          <table:table-cell table:style-name="ce15" table:formula="of:=['Detail Notes S3'.A14]" office:value-type="string" office:string-value="20150937" calcext:value-type="string">
            <text:p>20150937</text:p>
          </table:table-cell>
          <table:table-cell table:style-name="ce15" table:formula="of:=['Detail Notes S3'.B14]" office:value-type="string" office:string-value="DELBREUVE" calcext:value-type="string">
            <text:p>DELBREUVE</text:p>
          </table:table-cell>
          <table:table-cell table:style-name="ce15" table:formula="of:=['Detail Notes S3'.C14]" office:value-type="string" office:string-value="Benjamin" calcext:value-type="string">
            <text:p>Benjamin</text:p>
          </table:table-cell>
          <table:table-cell table:style-name="ce21" table:formula="of:=['Detail Notes S3'.D14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6" calcext:value-type="float">
            <text:p>6,00</text:p>
          </table:table-cell>
          <table:table-cell table:style-name="ce21" table:formula="of:=RANK([.E14];[.$E$3:.$E$63])" office:value-type="float" office:value="54" calcext:value-type="float">
            <text:p>54</text:p>
          </table:table-cell>
        </table:table-row>
        <table:table-row table:style-name="ro4">
          <table:table-cell table:style-name="ce15" table:formula="of:=['Detail Notes S3'.A15]" office:value-type="string" office:string-value="20150938" calcext:value-type="string">
            <text:p>20150938</text:p>
          </table:table-cell>
          <table:table-cell table:style-name="ce15" table:formula="of:=['Detail Notes S3'.B15]" office:value-type="string" office:string-value="DEROSNE" calcext:value-type="string">
            <text:p>DEROSNE</text:p>
          </table:table-cell>
          <table:table-cell table:style-name="ce15" table:formula="of:=['Detail Notes S3'.C15]" office:value-type="string" office:string-value="Florentin" calcext:value-type="string">
            <text:p>Florentin</text:p>
          </table:table-cell>
          <table:table-cell table:style-name="ce21" table:formula="of:=['Detail Notes S3'.D15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5.8" calcext:value-type="float">
            <text:p>5,80</text:p>
          </table:table-cell>
          <table:table-cell table:style-name="ce21" table:formula="of:=RANK([.E15];[.$E$3:.$E$63])" office:value-type="float" office:value="56" calcext:value-type="float">
            <text:p>56</text:p>
          </table:table-cell>
        </table:table-row>
        <table:table-row table:style-name="ro4">
          <table:table-cell table:style-name="ce15" table:formula="of:=['Detail Notes S3'.A16]" office:value-type="string" office:string-value="20150939" calcext:value-type="string">
            <text:p>20150939</text:p>
          </table:table-cell>
          <table:table-cell table:style-name="ce15" table:formula="of:=['Detail Notes S3'.B16]" office:value-type="string" office:string-value="DUHAUT" calcext:value-type="string">
            <text:p>DUHAUT</text:p>
          </table:table-cell>
          <table:table-cell table:style-name="ce15" table:formula="of:=['Detail Notes S3'.C16]" office:value-type="string" office:string-value="Thomas" calcext:value-type="string">
            <text:p>Thomas</text:p>
          </table:table-cell>
          <table:table-cell table:style-name="ce21" table:formula="of:=['Detail Notes S3'.D16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2.2" calcext:value-type="float">
            <text:p>12,20</text:p>
          </table:table-cell>
          <table:table-cell table:style-name="ce21" table:formula="of:=RANK([.E16];[.$E$3:.$E$63])" office:value-type="float" office:value="32" calcext:value-type="float">
            <text:p>32</text:p>
          </table:table-cell>
        </table:table-row>
        <table:table-row table:style-name="ro4">
          <table:table-cell table:style-name="ce15" table:formula="of:=['Detail Notes S3'.A17]" office:value-type="string" office:string-value="20150940" calcext:value-type="string">
            <text:p>20150940</text:p>
          </table:table-cell>
          <table:table-cell table:style-name="ce15" table:formula="of:=['Detail Notes S3'.B17]" office:value-type="string" office:string-value="DUMETZ" calcext:value-type="string">
            <text:p>DUMETZ</text:p>
          </table:table-cell>
          <table:table-cell table:style-name="ce15" table:formula="of:=['Detail Notes S3'.C17]" office:value-type="string" office:string-value="Joffrey" calcext:value-type="string">
            <text:p>Joffrey</text:p>
          </table:table-cell>
          <table:table-cell table:style-name="ce21" table:formula="of:=['Detail Notes S3'.D17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9.9" calcext:value-type="float">
            <text:p>9,90</text:p>
          </table:table-cell>
          <table:table-cell table:style-name="ce21" table:formula="of:=RANK([.E17];[.$E$3:.$E$63])" office:value-type="float" office:value="41" calcext:value-type="float">
            <text:p>41</text:p>
          </table:table-cell>
        </table:table-row>
        <table:table-row table:style-name="ro4">
          <table:table-cell table:style-name="ce15" table:formula="of:=['Detail Notes S3'.A18]" office:value-type="string" office:string-value="20150941" calcext:value-type="string">
            <text:p>20150941</text:p>
          </table:table-cell>
          <table:table-cell table:style-name="ce15" table:formula="of:=['Detail Notes S3'.B18]" office:value-type="string" office:string-value="FEVRIER" calcext:value-type="string">
            <text:p>FEVRIER</text:p>
          </table:table-cell>
          <table:table-cell table:style-name="ce15" table:formula="of:=['Detail Notes S3'.C18]" office:value-type="string" office:string-value="Tennessee" calcext:value-type="string">
            <text:p>Tennessee</text:p>
          </table:table-cell>
          <table:table-cell table:style-name="ce21" table:formula="of:=['Detail Notes S3'.D18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7.1" calcext:value-type="float">
            <text:p>17,10</text:p>
          </table:table-cell>
          <table:table-cell table:style-name="ce21" table:formula="of:=RANK([.E18];[.$E$3:.$E$63])" office:value-type="float" office:value="11" calcext:value-type="float">
            <text:p>11</text:p>
          </table:table-cell>
        </table:table-row>
        <table:table-row table:style-name="ro4">
          <table:table-cell table:style-name="ce15" table:formula="of:=['Detail Notes S3'.A19]" office:value-type="string" office:string-value="20150942" calcext:value-type="string">
            <text:p>20150942</text:p>
          </table:table-cell>
          <table:table-cell table:style-name="ce15" table:formula="of:=['Detail Notes S3'.B19]" office:value-type="string" office:string-value="FORGET" calcext:value-type="string">
            <text:p>FORGET</text:p>
          </table:table-cell>
          <table:table-cell table:style-name="ce15" table:formula="of:=['Detail Notes S3'.C19]" office:value-type="string" office:string-value="Kévin" calcext:value-type="string">
            <text:p>Kévin</text:p>
          </table:table-cell>
          <table:table-cell table:style-name="ce21" table:formula="of:=['Detail Notes S3'.D19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2.9" calcext:value-type="float">
            <text:p>12,90</text:p>
          </table:table-cell>
          <table:table-cell table:style-name="ce21" table:formula="of:=RANK([.E19];[.$E$3:.$E$63])" office:value-type="float" office:value="26" calcext:value-type="float">
            <text:p>26</text:p>
          </table:table-cell>
        </table:table-row>
        <table:table-row table:style-name="ro4">
          <table:table-cell table:style-name="ce15" table:formula="of:=['Detail Notes S3'.A20]" office:value-type="string" office:string-value="20150943" calcext:value-type="string">
            <text:p>20150943</text:p>
          </table:table-cell>
          <table:table-cell table:style-name="ce15" table:formula="of:=['Detail Notes S3'.B20]" office:value-type="string" office:string-value="FROISSART" calcext:value-type="string">
            <text:p>FROISSART</text:p>
          </table:table-cell>
          <table:table-cell table:style-name="ce15" table:formula="of:=['Detail Notes S3'.C20]" office:value-type="string" office:string-value="Marie" calcext:value-type="string">
            <text:p>Marie</text:p>
          </table:table-cell>
          <table:table-cell table:style-name="ce21" table:formula="of:=['Detail Notes S3'.D20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5.6" calcext:value-type="float">
            <text:p>5,60</text:p>
          </table:table-cell>
          <table:table-cell table:style-name="ce21" table:formula="of:=RANK([.E20];[.$E$3:.$E$63])" office:value-type="float" office:value="57" calcext:value-type="float">
            <text:p>57</text:p>
          </table:table-cell>
        </table:table-row>
        <table:table-row table:style-name="ro4">
          <table:table-cell table:style-name="ce15" table:formula="of:=['Detail Notes S3'.A21]" office:value-type="string" office:string-value="20150944" calcext:value-type="string">
            <text:p>20150944</text:p>
          </table:table-cell>
          <table:table-cell table:style-name="ce15" table:formula="of:=['Detail Notes S3'.B21]" office:value-type="string" office:string-value="FRUY" calcext:value-type="string">
            <text:p>FRUY</text:p>
          </table:table-cell>
          <table:table-cell table:style-name="ce15" table:formula="of:=['Detail Notes S3'.C21]" office:value-type="string" office:string-value="Sébastien" calcext:value-type="string">
            <text:p>Sébastien</text:p>
          </table:table-cell>
          <table:table-cell table:style-name="ce21" table:formula="of:=['Detail Notes S3'.D21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6.9" calcext:value-type="float">
            <text:p>16,90</text:p>
          </table:table-cell>
          <table:table-cell table:style-name="ce21" table:formula="of:=RANK([.E21];[.$E$3:.$E$63])" office:value-type="float" office:value="13" calcext:value-type="float">
            <text:p>13</text:p>
          </table:table-cell>
        </table:table-row>
        <table:table-row table:style-name="ro4">
          <table:table-cell table:style-name="ce15" table:formula="of:=['Detail Notes S3'.A22]" office:value-type="string" office:string-value="20150945" calcext:value-type="string">
            <text:p>20150945</text:p>
          </table:table-cell>
          <table:table-cell table:style-name="ce15" table:formula="of:=['Detail Notes S3'.B22]" office:value-type="string" office:string-value="GEERAERT" calcext:value-type="string">
            <text:p>GEERAERT</text:p>
          </table:table-cell>
          <table:table-cell table:style-name="ce15" table:formula="of:=['Detail Notes S3'.C22]" office:value-type="string" office:string-value="Quentin" calcext:value-type="string">
            <text:p>Quentin</text:p>
          </table:table-cell>
          <table:table-cell table:style-name="ce21" table:formula="of:=['Detail Notes S3'.D22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5.4" calcext:value-type="float">
            <text:p>5,40</text:p>
          </table:table-cell>
          <table:table-cell table:style-name="ce21" table:formula="of:=RANK([.E22];[.$E$3:.$E$63])" office:value-type="float" office:value="59" calcext:value-type="float">
            <text:p>59</text:p>
          </table:table-cell>
        </table:table-row>
        <table:table-row table:style-name="ro4">
          <table:table-cell table:style-name="ce15" table:formula="of:=['Detail Notes S3'.A23]" office:value-type="string" office:string-value="20150946" calcext:value-type="string">
            <text:p>20150946</text:p>
          </table:table-cell>
          <table:table-cell table:style-name="ce15" table:formula="of:=['Detail Notes S3'.B23]" office:value-type="string" office:string-value="GREMBER" calcext:value-type="string">
            <text:p>GREMBER</text:p>
          </table:table-cell>
          <table:table-cell table:style-name="ce15" table:formula="of:=['Detail Notes S3'.C23]" office:value-type="string" office:string-value="Nicolas" calcext:value-type="string">
            <text:p>Nicolas</text:p>
          </table:table-cell>
          <table:table-cell table:style-name="ce21" table:formula="of:=['Detail Notes S3'.D23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1.1" calcext:value-type="float">
            <text:p>11,10</text:p>
          </table:table-cell>
          <table:table-cell table:style-name="ce21" table:formula="of:=RANK([.E23];[.$E$3:.$E$63])" office:value-type="float" office:value="38" calcext:value-type="float">
            <text:p>38</text:p>
          </table:table-cell>
        </table:table-row>
        <table:table-row table:style-name="ro4">
          <table:table-cell table:style-name="ce15" table:formula="of:=['Detail Notes S3'.A24]" office:value-type="string" office:string-value="20150947" calcext:value-type="string">
            <text:p>20150947</text:p>
          </table:table-cell>
          <table:table-cell table:style-name="ce15" table:formula="of:=['Detail Notes S3'.B24]" office:value-type="string" office:string-value="HENNAUT" calcext:value-type="string">
            <text:p>HENNAUT</text:p>
          </table:table-cell>
          <table:table-cell table:style-name="ce15" table:formula="of:=['Detail Notes S3'.C24]" office:value-type="string" office:string-value="Thibaut" calcext:value-type="string">
            <text:p>Thibaut</text:p>
          </table:table-cell>
          <table:table-cell table:style-name="ce21" table:formula="of:=['Detail Notes S3'.D24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9.5" calcext:value-type="float">
            <text:p>19,50</text:p>
          </table:table-cell>
          <table:table-cell table:style-name="ce21" table:formula="of:=RANK([.E24];[.$E$3:.$E$63])" office:value-type="float" office:value="1" calcext:value-type="float">
            <text:p>1</text:p>
          </table:table-cell>
        </table:table-row>
        <table:table-row table:style-name="ro4">
          <table:table-cell table:style-name="ce15" table:formula="of:=['Detail Notes S3'.A25]" office:value-type="string" office:string-value="20150948" calcext:value-type="string">
            <text:p>20150948</text:p>
          </table:table-cell>
          <table:table-cell table:style-name="ce15" table:formula="of:=['Detail Notes S3'.B25]" office:value-type="string" office:string-value="KURZAWSKI" calcext:value-type="string">
            <text:p>KURZAWSKI</text:p>
          </table:table-cell>
          <table:table-cell table:style-name="ce15" table:formula="of:=['Detail Notes S3'.C25]" office:value-type="string" office:string-value="Pierre" calcext:value-type="string">
            <text:p>Pierre</text:p>
          </table:table-cell>
          <table:table-cell table:style-name="ce21" table:formula="of:=['Detail Notes S3'.D25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6.2" calcext:value-type="float">
            <text:p>16,20</text:p>
          </table:table-cell>
          <table:table-cell table:style-name="ce21" table:formula="of:=RANK([.E25];[.$E$3:.$E$63])" office:value-type="float" office:value="15" calcext:value-type="float">
            <text:p>15</text:p>
          </table:table-cell>
        </table:table-row>
        <table:table-row table:style-name="ro4">
          <table:table-cell table:style-name="ce15" table:formula="of:=['Detail Notes S3'.A26]" office:value-type="string" office:string-value="20150949" calcext:value-type="string">
            <text:p>20150949</text:p>
          </table:table-cell>
          <table:table-cell table:style-name="ce15" table:formula="of:=['Detail Notes S3'.B26]" office:value-type="string" office:string-value="LAMBERSENS" calcext:value-type="string">
            <text:p>LAMBERSENS</text:p>
          </table:table-cell>
          <table:table-cell table:style-name="ce15" table:formula="of:=['Detail Notes S3'.C26]" office:value-type="string" office:string-value="Adrien" calcext:value-type="string">
            <text:p>Adrien</text:p>
          </table:table-cell>
          <table:table-cell table:style-name="ce21" table:formula="of:=['Detail Notes S3'.D26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8.1" calcext:value-type="float">
            <text:p>18,10</text:p>
          </table:table-cell>
          <table:table-cell table:style-name="ce21" table:formula="of:=RANK([.E26];[.$E$3:.$E$63])" office:value-type="float" office:value="6" calcext:value-type="float">
            <text:p>6</text:p>
          </table:table-cell>
        </table:table-row>
        <table:table-row table:style-name="ro4">
          <table:table-cell table:style-name="ce15" table:formula="of:=['Detail Notes S3'.A27]" office:value-type="string" office:string-value="20150950" calcext:value-type="string">
            <text:p>20150950</text:p>
          </table:table-cell>
          <table:table-cell table:style-name="ce15" table:formula="of:=['Detail Notes S3'.B27]" office:value-type="string" office:string-value="LE FOLL" calcext:value-type="string">
            <text:p>LE FOLL</text:p>
          </table:table-cell>
          <table:table-cell table:style-name="ce15" table:formula="of:=['Detail Notes S3'.C27]" office:value-type="string" office:string-value="Coralie" calcext:value-type="string">
            <text:p>Coralie</text:p>
          </table:table-cell>
          <table:table-cell table:style-name="ce21" table:formula="of:=['Detail Notes S3'.D27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8.1" calcext:value-type="float">
            <text:p>8,10</text:p>
          </table:table-cell>
          <table:table-cell table:style-name="ce21" table:formula="of:=RANK([.E27];[.$E$3:.$E$63])" office:value-type="float" office:value="49" calcext:value-type="float">
            <text:p>49</text:p>
          </table:table-cell>
        </table:table-row>
        <table:table-row table:style-name="ro4">
          <table:table-cell table:style-name="ce15" table:formula="of:=['Detail Notes S3'.A28]" office:value-type="string" office:string-value="20150951" calcext:value-type="string">
            <text:p>20150951</text:p>
          </table:table-cell>
          <table:table-cell table:style-name="ce15" table:formula="of:=['Detail Notes S3'.B28]" office:value-type="string" office:string-value="LECHA" calcext:value-type="string">
            <text:p>LECHA</text:p>
          </table:table-cell>
          <table:table-cell table:style-name="ce15" table:formula="of:=['Detail Notes S3'.C28]" office:value-type="string" office:string-value="Benjamin" calcext:value-type="string">
            <text:p>Benjamin</text:p>
          </table:table-cell>
          <table:table-cell table:style-name="ce21" table:formula="of:=['Detail Notes S3'.D28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0.1" calcext:value-type="float">
            <text:p>10,10</text:p>
          </table:table-cell>
          <table:table-cell table:style-name="ce21" table:formula="of:=RANK([.E28];[.$E$3:.$E$63])" office:value-type="float" office:value="39" calcext:value-type="float">
            <text:p>39</text:p>
          </table:table-cell>
        </table:table-row>
        <table:table-row table:style-name="ro4">
          <table:table-cell table:style-name="ce15" table:formula="of:=['Detail Notes S3'.A29]" office:value-type="string" office:string-value="20150952" calcext:value-type="string">
            <text:p>20150952</text:p>
          </table:table-cell>
          <table:table-cell table:style-name="ce15" table:formula="of:=['Detail Notes S3'.B29]" office:value-type="string" office:string-value="LEFAIT" calcext:value-type="string">
            <text:p>LEFAIT</text:p>
          </table:table-cell>
          <table:table-cell table:style-name="ce15" table:formula="of:=['Detail Notes S3'.C29]" office:value-type="string" office:string-value="Romain" calcext:value-type="string">
            <text:p>Romain</text:p>
          </table:table-cell>
          <table:table-cell table:style-name="ce21" table:formula="of:=['Detail Notes S3'.D29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9.4" calcext:value-type="float">
            <text:p>19,40</text:p>
          </table:table-cell>
          <table:table-cell table:style-name="ce21" table:formula="of:=RANK([.E29];[.$E$3:.$E$63])" office:value-type="float" office:value="2" calcext:value-type="float">
            <text:p>2</text:p>
          </table:table-cell>
        </table:table-row>
        <table:table-row table:style-name="ro4">
          <table:table-cell table:style-name="ce15" table:formula="of:=['Detail Notes S3'.A30]" office:value-type="string" office:string-value="20150953" calcext:value-type="string">
            <text:p>20150953</text:p>
          </table:table-cell>
          <table:table-cell table:style-name="ce15" table:formula="of:=['Detail Notes S3'.B30]" office:value-type="string" office:string-value="LEFEBVRE" calcext:value-type="string">
            <text:p>LEFEBVRE</text:p>
          </table:table-cell>
          <table:table-cell table:style-name="ce15" table:formula="of:=['Detail Notes S3'.C30]" office:value-type="string" office:string-value="Jéremy" calcext:value-type="string">
            <text:p>Jéremy</text:p>
          </table:table-cell>
          <table:table-cell table:style-name="ce21" table:formula="of:=['Detail Notes S3'.D30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8.4" calcext:value-type="float">
            <text:p>8,40</text:p>
          </table:table-cell>
          <table:table-cell table:style-name="ce21" table:formula="of:=RANK([.E30];[.$E$3:.$E$63])" office:value-type="float" office:value="47" calcext:value-type="float">
            <text:p>47</text:p>
          </table:table-cell>
        </table:table-row>
        <table:table-row table:style-name="ro4">
          <table:table-cell table:style-name="ce15" table:formula="of:=['Detail Notes S3'.A31]" office:value-type="string" office:string-value="20150954" calcext:value-type="string">
            <text:p>20150954</text:p>
          </table:table-cell>
          <table:table-cell table:style-name="ce15" table:formula="of:=['Detail Notes S3'.B31]" office:value-type="string" office:string-value="LEFEBVRE" calcext:value-type="string">
            <text:p>LEFEBVRE</text:p>
          </table:table-cell>
          <table:table-cell table:style-name="ce15" table:formula="of:=['Detail Notes S3'.C31]" office:value-type="string" office:string-value="Kévin" calcext:value-type="string">
            <text:p>Kévin</text:p>
          </table:table-cell>
          <table:table-cell table:style-name="ce21" table:formula="of:=['Detail Notes S3'.D31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2.3" calcext:value-type="float">
            <text:p>12,30</text:p>
          </table:table-cell>
          <table:table-cell table:style-name="ce21" table:formula="of:=RANK([.E31];[.$E$3:.$E$63])" office:value-type="float" office:value="30" calcext:value-type="float">
            <text:p>30</text:p>
          </table:table-cell>
        </table:table-row>
        <table:table-row table:style-name="ro4">
          <table:table-cell table:style-name="ce15" table:formula="of:=['Detail Notes S3'.A32]" office:value-type="string" office:string-value="20150955" calcext:value-type="string">
            <text:p>20150955</text:p>
          </table:table-cell>
          <table:table-cell table:style-name="ce15" table:formula="of:=['Detail Notes S3'.B32]" office:value-type="string" office:string-value="LEGRAND" calcext:value-type="string">
            <text:p>LEGRAND</text:p>
          </table:table-cell>
          <table:table-cell table:style-name="ce15" table:formula="of:=['Detail Notes S3'.C32]" office:value-type="string" office:string-value="Baptiste" calcext:value-type="string">
            <text:p>Baptiste</text:p>
          </table:table-cell>
          <table:table-cell table:style-name="ce21" table:formula="of:=['Detail Notes S3'.D32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6.5" calcext:value-type="float">
            <text:p>6,50</text:p>
          </table:table-cell>
          <table:table-cell table:style-name="ce21" table:formula="of:=RANK([.E32];[.$E$3:.$E$63])" office:value-type="float" office:value="52" calcext:value-type="float">
            <text:p>52</text:p>
          </table:table-cell>
        </table:table-row>
        <table:table-row table:style-name="ro4">
          <table:table-cell table:style-name="ce15" table:formula="of:=['Detail Notes S3'.A33]" office:value-type="string" office:string-value="20150956" calcext:value-type="string">
            <text:p>20150956</text:p>
          </table:table-cell>
          <table:table-cell table:style-name="ce15" table:formula="of:=['Detail Notes S3'.B33]" office:value-type="string" office:string-value="LEGRU" calcext:value-type="string">
            <text:p>LEGRU</text:p>
          </table:table-cell>
          <table:table-cell table:style-name="ce15" table:formula="of:=['Detail Notes S3'.C33]" office:value-type="string" office:string-value="Florent" calcext:value-type="string">
            <text:p>Florent</text:p>
          </table:table-cell>
          <table:table-cell table:style-name="ce21" table:formula="of:=['Detail Notes S3'.D33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6" calcext:value-type="float">
            <text:p>6,00</text:p>
          </table:table-cell>
          <table:table-cell table:style-name="ce21" table:formula="of:=RANK([.E33];[.$E$3:.$E$63])" office:value-type="float" office:value="54" calcext:value-type="float">
            <text:p>54</text:p>
          </table:table-cell>
        </table:table-row>
        <table:table-row table:style-name="ro4">
          <table:table-cell table:style-name="ce15" table:formula="of:=['Detail Notes S3'.A34]" office:value-type="string" office:string-value="20150957" calcext:value-type="string">
            <text:p>20150957</text:p>
          </table:table-cell>
          <table:table-cell table:style-name="ce15" table:formula="of:=['Detail Notes S3'.B34]" office:value-type="string" office:string-value="LEMAITRE" calcext:value-type="string">
            <text:p>LEMAITRE</text:p>
          </table:table-cell>
          <table:table-cell table:style-name="ce15" table:formula="of:=['Detail Notes S3'.C34]" office:value-type="string" office:string-value="Valentin" calcext:value-type="string">
            <text:p>Valentin</text:p>
          </table:table-cell>
          <table:table-cell table:style-name="ce21" table:formula="of:=['Detail Notes S3'.D34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8.8" calcext:value-type="float">
            <text:p>8,80</text:p>
          </table:table-cell>
          <table:table-cell table:style-name="ce21" table:formula="of:=RANK([.E34];[.$E$3:.$E$63])" office:value-type="float" office:value="45" calcext:value-type="float">
            <text:p>45</text:p>
          </table:table-cell>
        </table:table-row>
        <table:table-row table:style-name="ro4">
          <table:table-cell table:style-name="ce15" table:formula="of:=['Detail Notes S3'.A35]" office:value-type="string" office:string-value="20150958" calcext:value-type="string">
            <text:p>20150958</text:p>
          </table:table-cell>
          <table:table-cell table:style-name="ce15" table:formula="of:=['Detail Notes S3'.B35]" office:value-type="string" office:string-value="LESAFFRE" calcext:value-type="string">
            <text:p>LESAFFRE</text:p>
          </table:table-cell>
          <table:table-cell table:style-name="ce15" table:formula="of:=['Detail Notes S3'.C35]" office:value-type="string" office:string-value="Romain" calcext:value-type="string">
            <text:p>Romain</text:p>
          </table:table-cell>
          <table:table-cell table:style-name="ce21" table:formula="of:=['Detail Notes S3'.D35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4.9" calcext:value-type="float">
            <text:p>14,90</text:p>
          </table:table-cell>
          <table:table-cell table:style-name="ce21" table:formula="of:=RANK([.E35];[.$E$3:.$E$63])" office:value-type="float" office:value="21" calcext:value-type="float">
            <text:p>21</text:p>
          </table:table-cell>
        </table:table-row>
        <table:table-row table:style-name="ro4">
          <table:table-cell table:style-name="ce15" table:formula="of:=['Detail Notes S3'.A36]" office:value-type="string" office:string-value="20150959" calcext:value-type="string">
            <text:p>20150959</text:p>
          </table:table-cell>
          <table:table-cell table:style-name="ce15" table:formula="of:=['Detail Notes S3'.B36]" office:value-type="string" office:string-value="LETERTRE" calcext:value-type="string">
            <text:p>LETERTRE</text:p>
          </table:table-cell>
          <table:table-cell table:style-name="ce15" table:formula="of:=['Detail Notes S3'.C36]" office:value-type="string" office:string-value="Florian" calcext:value-type="string">
            <text:p>Florian</text:p>
          </table:table-cell>
          <table:table-cell table:style-name="ce21" table:formula="of:=['Detail Notes S3'.D36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3.1" calcext:value-type="float">
            <text:p>13,10</text:p>
          </table:table-cell>
          <table:table-cell table:style-name="ce21" table:formula="of:=RANK([.E36];[.$E$3:.$E$63])" office:value-type="float" office:value="23" calcext:value-type="float">
            <text:p>23</text:p>
          </table:table-cell>
        </table:table-row>
        <table:table-row table:style-name="ro4">
          <table:table-cell table:style-name="ce15" table:formula="of:=['Detail Notes S3'.A37]" office:value-type="string" office:string-value="20150960" calcext:value-type="string">
            <text:p>20150960</text:p>
          </table:table-cell>
          <table:table-cell table:style-name="ce15" table:formula="of:=['Detail Notes S3'.B37]" office:value-type="string" office:string-value="LONGOUR" calcext:value-type="string">
            <text:p>LONGOUR</text:p>
          </table:table-cell>
          <table:table-cell table:style-name="ce15" table:formula="of:=['Detail Notes S3'.C37]" office:value-type="string" office:string-value="David" calcext:value-type="string">
            <text:p>David</text:p>
          </table:table-cell>
          <table:table-cell table:style-name="ce21" table:formula="of:=['Detail Notes S3'.D37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5.4" calcext:value-type="float">
            <text:p>5,40</text:p>
          </table:table-cell>
          <table:table-cell table:style-name="ce21" table:formula="of:=RANK([.E37];[.$E$3:.$E$63])" office:value-type="float" office:value="59" calcext:value-type="float">
            <text:p>59</text:p>
          </table:table-cell>
        </table:table-row>
        <table:table-row table:style-name="ro4">
          <table:table-cell table:style-name="ce15" table:formula="of:=['Detail Notes S3'.A38]" office:value-type="string" office:string-value="20150961" calcext:value-type="string">
            <text:p>20150961</text:p>
          </table:table-cell>
          <table:table-cell table:style-name="ce15" table:formula="of:=['Detail Notes S3'.B38]" office:value-type="string" office:string-value="LOOPE" calcext:value-type="string">
            <text:p>LOOPE</text:p>
          </table:table-cell>
          <table:table-cell table:style-name="ce15" table:formula="of:=['Detail Notes S3'.C38]" office:value-type="string" office:string-value="Giovanni" calcext:value-type="string">
            <text:p>Giovanni</text:p>
          </table:table-cell>
          <table:table-cell table:style-name="ce21" table:formula="of:=['Detail Notes S3'.D38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8.4" calcext:value-type="float">
            <text:p>8,40</text:p>
          </table:table-cell>
          <table:table-cell table:style-name="ce21" table:formula="of:=RANK([.E38];[.$E$3:.$E$63])" office:value-type="float" office:value="47" calcext:value-type="float">
            <text:p>47</text:p>
          </table:table-cell>
        </table:table-row>
        <table:table-row table:style-name="ro4">
          <table:table-cell table:style-name="ce15" table:formula="of:=['Detail Notes S3'.A39]" office:value-type="string" office:string-value="20150962" calcext:value-type="string">
            <text:p>20150962</text:p>
          </table:table-cell>
          <table:table-cell table:style-name="ce15" table:formula="of:=['Detail Notes S3'.B39]" office:value-type="string" office:string-value="MAERTEN" calcext:value-type="string">
            <text:p>MAERTEN</text:p>
          </table:table-cell>
          <table:table-cell table:style-name="ce15" table:formula="of:=['Detail Notes S3'.C39]" office:value-type="string" office:string-value="Nicolas" calcext:value-type="string">
            <text:p>Nicolas</text:p>
          </table:table-cell>
          <table:table-cell table:style-name="ce21" table:formula="of:=['Detail Notes S3'.D39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3.1" calcext:value-type="float">
            <text:p>13,10</text:p>
          </table:table-cell>
          <table:table-cell table:style-name="ce21" table:formula="of:=RANK([.E39];[.$E$3:.$E$63])" office:value-type="float" office:value="23" calcext:value-type="float">
            <text:p>23</text:p>
          </table:table-cell>
        </table:table-row>
        <table:table-row table:style-name="ro4">
          <table:table-cell table:style-name="ce15" table:formula="of:=['Detail Notes S3'.A40]" office:value-type="string" office:string-value="20150963" calcext:value-type="string">
            <text:p>20150963</text:p>
          </table:table-cell>
          <table:table-cell table:style-name="ce15" table:formula="of:=['Detail Notes S3'.B40]" office:value-type="string" office:string-value="MAILLOT" calcext:value-type="string">
            <text:p>MAILLOT</text:p>
          </table:table-cell>
          <table:table-cell table:style-name="ce15" table:formula="of:=['Detail Notes S3'.C40]" office:value-type="string" office:string-value="Maxime" calcext:value-type="string">
            <text:p>Maxime</text:p>
          </table:table-cell>
          <table:table-cell table:style-name="ce21" table:formula="of:=['Detail Notes S3'.D40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5.5" calcext:value-type="float">
            <text:p>15,50</text:p>
          </table:table-cell>
          <table:table-cell table:style-name="ce21" table:formula="of:=RANK([.E40];[.$E$3:.$E$63])" office:value-type="float" office:value="18" calcext:value-type="float">
            <text:p>18</text:p>
          </table:table-cell>
        </table:table-row>
        <table:table-row table:style-name="ro4">
          <table:table-cell table:style-name="ce15" table:formula="of:=['Detail Notes S3'.A41]" office:value-type="string" office:string-value="20150964" calcext:value-type="string">
            <text:p>20150964</text:p>
          </table:table-cell>
          <table:table-cell table:style-name="ce15" table:formula="of:=['Detail Notes S3'.B41]" office:value-type="string" office:string-value="MARIE" calcext:value-type="string">
            <text:p>MARIE</text:p>
          </table:table-cell>
          <table:table-cell table:style-name="ce15" table:formula="of:=['Detail Notes S3'.C41]" office:value-type="string" office:string-value="Louis" calcext:value-type="string">
            <text:p>Louis</text:p>
          </table:table-cell>
          <table:table-cell table:style-name="ce21" table:formula="of:=['Detail Notes S3'.D41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5.5" calcext:value-type="float">
            <text:p>5,50</text:p>
          </table:table-cell>
          <table:table-cell table:style-name="ce21" table:formula="of:=RANK([.E41];[.$E$3:.$E$63])" office:value-type="float" office:value="58" calcext:value-type="float">
            <text:p>58</text:p>
          </table:table-cell>
        </table:table-row>
        <table:table-row table:style-name="ro4">
          <table:table-cell table:style-name="ce15" table:formula="of:=['Detail Notes S3'.A42]" office:value-type="string" office:string-value="20150965" calcext:value-type="string">
            <text:p>20150965</text:p>
          </table:table-cell>
          <table:table-cell table:style-name="ce15" table:formula="of:=['Detail Notes S3'.B42]" office:value-type="string" office:string-value="MARTIN" calcext:value-type="string">
            <text:p>MARTIN</text:p>
          </table:table-cell>
          <table:table-cell table:style-name="ce15" table:formula="of:=['Detail Notes S3'.C42]" office:value-type="string" office:string-value="Alexandre" calcext:value-type="string">
            <text:p>Alexandre</text:p>
          </table:table-cell>
          <table:table-cell table:style-name="ce21" table:formula="of:=['Detail Notes S3'.D42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3.1" calcext:value-type="float">
            <text:p>13,10</text:p>
          </table:table-cell>
          <table:table-cell table:style-name="ce21" table:formula="of:=RANK([.E42];[.$E$3:.$E$63])" office:value-type="float" office:value="23" calcext:value-type="float">
            <text:p>23</text:p>
          </table:table-cell>
        </table:table-row>
        <table:table-row table:style-name="ro4">
          <table:table-cell table:style-name="ce15" table:formula="of:=['Detail Notes S3'.A43]" office:value-type="string" office:string-value="20150966" calcext:value-type="string">
            <text:p>20150966</text:p>
          </table:table-cell>
          <table:table-cell table:style-name="ce15" table:formula="of:=['Detail Notes S3'.B43]" office:value-type="string" office:string-value="MASSELOT" calcext:value-type="string">
            <text:p>MASSELOT</text:p>
          </table:table-cell>
          <table:table-cell table:style-name="ce15" table:formula="of:=['Detail Notes S3'.C43]" office:value-type="string" office:string-value="Romain" calcext:value-type="string">
            <text:p>Romain</text:p>
          </table:table-cell>
          <table:table-cell table:style-name="ce21" table:formula="of:=['Detail Notes S3'.D43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5.8" calcext:value-type="float">
            <text:p>15,80</text:p>
          </table:table-cell>
          <table:table-cell table:style-name="ce21" table:formula="of:=RANK([.E43];[.$E$3:.$E$63])" office:value-type="float" office:value="17" calcext:value-type="float">
            <text:p>17</text:p>
          </table:table-cell>
        </table:table-row>
        <table:table-row table:style-name="ro4">
          <table:table-cell table:style-name="ce15" table:formula="of:=['Detail Notes S3'.A44]" office:value-type="string" office:string-value="20150967" calcext:value-type="string">
            <text:p>20150967</text:p>
          </table:table-cell>
          <table:table-cell table:style-name="ce15" table:formula="of:=['Detail Notes S3'.B44]" office:value-type="string" office:string-value="MERLIN" calcext:value-type="string">
            <text:p>MERLIN</text:p>
          </table:table-cell>
          <table:table-cell table:style-name="ce15" table:formula="of:=['Detail Notes S3'.C44]" office:value-type="string" office:string-value="Anthony" calcext:value-type="string">
            <text:p>Anthony</text:p>
          </table:table-cell>
          <table:table-cell table:style-name="ce21" table:formula="of:=['Detail Notes S3'.D44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2.9" calcext:value-type="float">
            <text:p>12,90</text:p>
          </table:table-cell>
          <table:table-cell table:style-name="ce21" table:formula="of:=RANK([.E44];[.$E$3:.$E$63])" office:value-type="float" office:value="26" calcext:value-type="float">
            <text:p>26</text:p>
          </table:table-cell>
        </table:table-row>
        <table:table-row table:style-name="ro4">
          <table:table-cell table:style-name="ce15" table:formula="of:=['Detail Notes S3'.A45]" office:value-type="string" office:string-value="20150968" calcext:value-type="string">
            <text:p>20150968</text:p>
          </table:table-cell>
          <table:table-cell table:style-name="ce15" table:formula="of:=['Detail Notes S3'.B45]" office:value-type="string" office:string-value="PETIT" calcext:value-type="string">
            <text:p>PETIT</text:p>
          </table:table-cell>
          <table:table-cell table:style-name="ce15" table:formula="of:=['Detail Notes S3'.C45]" office:value-type="string" office:string-value="Chloe" calcext:value-type="string">
            <text:p>Chloe</text:p>
          </table:table-cell>
          <table:table-cell table:style-name="ce21" table:formula="of:=['Detail Notes S3'.D45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7.6" calcext:value-type="float">
            <text:p>7,60</text:p>
          </table:table-cell>
          <table:table-cell table:style-name="ce21" table:formula="of:=RANK([.E45];[.$E$3:.$E$63])" office:value-type="float" office:value="50" calcext:value-type="float">
            <text:p>50</text:p>
          </table:table-cell>
        </table:table-row>
        <table:table-row table:style-name="ro4">
          <table:table-cell table:style-name="ce15" table:formula="of:=['Detail Notes S3'.A46]" office:value-type="string" office:string-value="20150969" calcext:value-type="string">
            <text:p>20150969</text:p>
          </table:table-cell>
          <table:table-cell table:style-name="ce15" table:formula="of:=['Detail Notes S3'.B46]" office:value-type="string" office:string-value="POLAN" calcext:value-type="string">
            <text:p>POLAN</text:p>
          </table:table-cell>
          <table:table-cell table:style-name="ce15" table:formula="of:=['Detail Notes S3'.C46]" office:value-type="string" office:string-value="Geoffrey" calcext:value-type="string">
            <text:p>Geoffrey</text:p>
          </table:table-cell>
          <table:table-cell table:style-name="ce21" table:formula="of:=['Detail Notes S3'.D46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1.3" calcext:value-type="float">
            <text:p>11,30</text:p>
          </table:table-cell>
          <table:table-cell table:style-name="ce21" table:formula="of:=RANK([.E46];[.$E$3:.$E$63])" office:value-type="float" office:value="36" calcext:value-type="float">
            <text:p>36</text:p>
          </table:table-cell>
        </table:table-row>
        <table:table-row table:style-name="ro4">
          <table:table-cell table:style-name="ce15" table:formula="of:=['Detail Notes S3'.A47]" office:value-type="string" office:string-value="20150970" calcext:value-type="string">
            <text:p>20150970</text:p>
          </table:table-cell>
          <table:table-cell table:style-name="ce15" table:formula="of:=['Detail Notes S3'.B47]" office:value-type="string" office:string-value="POUILLY" calcext:value-type="string">
            <text:p>POUILLY</text:p>
          </table:table-cell>
          <table:table-cell table:style-name="ce15" table:formula="of:=['Detail Notes S3'.C47]" office:value-type="string" office:string-value="Gaetan" calcext:value-type="string">
            <text:p>Gaetan</text:p>
          </table:table-cell>
          <table:table-cell table:style-name="ce21" table:formula="of:=['Detail Notes S3'.D47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5.9" calcext:value-type="float">
            <text:p>15,90</text:p>
          </table:table-cell>
          <table:table-cell table:style-name="ce21" table:formula="of:=RANK([.E47];[.$E$3:.$E$63])" office:value-type="float" office:value="16" calcext:value-type="float">
            <text:p>16</text:p>
          </table:table-cell>
        </table:table-row>
        <table:table-row table:style-name="ro4">
          <table:table-cell table:style-name="ce15" table:formula="of:=['Detail Notes S3'.A48]" office:value-type="string" office:string-value="20150971" calcext:value-type="string">
            <text:p>20150971</text:p>
          </table:table-cell>
          <table:table-cell table:style-name="ce15" table:formula="of:=['Detail Notes S3'.B48]" office:value-type="string" office:string-value="ROLAND" calcext:value-type="string">
            <text:p>ROLAND</text:p>
          </table:table-cell>
          <table:table-cell table:style-name="ce15" table:formula="of:=['Detail Notes S3'.C48]" office:value-type="string" office:string-value="Jeremie" calcext:value-type="string">
            <text:p>Jeremie</text:p>
          </table:table-cell>
          <table:table-cell table:style-name="ce21" table:formula="of:=['Detail Notes S3'.D48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8.9" calcext:value-type="float">
            <text:p>8,90</text:p>
          </table:table-cell>
          <table:table-cell table:style-name="ce21" table:formula="of:=RANK([.E48];[.$E$3:.$E$63])" office:value-type="float" office:value="44" calcext:value-type="float">
            <text:p>44</text:p>
          </table:table-cell>
        </table:table-row>
        <table:table-row table:style-name="ro4">
          <table:table-cell table:style-name="ce15" table:formula="of:=['Detail Notes S3'.A49]" office:value-type="string" office:string-value="20150972" calcext:value-type="string">
            <text:p>20150972</text:p>
          </table:table-cell>
          <table:table-cell table:style-name="ce15" table:formula="of:=['Detail Notes S3'.B49]" office:value-type="string" office:string-value="ROTTIERS" calcext:value-type="string">
            <text:p>ROTTIERS</text:p>
          </table:table-cell>
          <table:table-cell table:style-name="ce15" table:formula="of:=['Detail Notes S3'.C49]" office:value-type="string" office:string-value="Theo" calcext:value-type="string">
            <text:p>Theo</text:p>
          </table:table-cell>
          <table:table-cell table:style-name="ce21" table:formula="of:=['Detail Notes S3'.D49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6.7" calcext:value-type="float">
            <text:p>6,70</text:p>
          </table:table-cell>
          <table:table-cell table:style-name="ce21" table:formula="of:=RANK([.E49];[.$E$3:.$E$63])" office:value-type="float" office:value="51" calcext:value-type="float">
            <text:p>51</text:p>
          </table:table-cell>
        </table:table-row>
        <table:table-row table:style-name="ro4">
          <table:table-cell table:style-name="ce15" table:formula="of:=['Detail Notes S3'.A50]" office:value-type="string" office:string-value="20150973" calcext:value-type="string">
            <text:p>20150973</text:p>
          </table:table-cell>
          <table:table-cell table:style-name="ce15" table:formula="of:=['Detail Notes S3'.B50]" office:value-type="string" office:string-value="SACRE" calcext:value-type="string">
            <text:p>SACRE</text:p>
          </table:table-cell>
          <table:table-cell table:style-name="ce15" table:formula="of:=['Detail Notes S3'.C50]" office:value-type="string" office:string-value="Pierre" calcext:value-type="string">
            <text:p>Pierre</text:p>
          </table:table-cell>
          <table:table-cell table:style-name="ce21" table:formula="of:=['Detail Notes S3'.D50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7.1" calcext:value-type="float">
            <text:p>17,10</text:p>
          </table:table-cell>
          <table:table-cell table:style-name="ce21" table:formula="of:=RANK([.E50];[.$E$3:.$E$63])" office:value-type="float" office:value="11" calcext:value-type="float">
            <text:p>11</text:p>
          </table:table-cell>
        </table:table-row>
        <table:table-row table:style-name="ro4">
          <table:table-cell table:style-name="ce15" table:formula="of:=['Detail Notes S3'.A51]" office:value-type="string" office:string-value="20150974" calcext:value-type="string">
            <text:p>20150974</text:p>
          </table:table-cell>
          <table:table-cell table:style-name="ce15" table:formula="of:=['Detail Notes S3'.B51]" office:value-type="string" office:string-value="SCHILLER" calcext:value-type="string">
            <text:p>SCHILLER</text:p>
          </table:table-cell>
          <table:table-cell table:style-name="ce15" table:formula="of:=['Detail Notes S3'.C51]" office:value-type="string" office:string-value="Dylan" calcext:value-type="string">
            <text:p>Dylan</text:p>
          </table:table-cell>
          <table:table-cell table:style-name="ce21" table:formula="of:=['Detail Notes S3'.D51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6.5" calcext:value-type="float">
            <text:p>16,50</text:p>
          </table:table-cell>
          <table:table-cell table:style-name="ce21" table:formula="of:=RANK([.E51];[.$E$3:.$E$63])" office:value-type="float" office:value="14" calcext:value-type="float">
            <text:p>14</text:p>
          </table:table-cell>
        </table:table-row>
        <table:table-row table:style-name="ro4">
          <table:table-cell table:style-name="ce15" table:formula="of:=['Detail Notes S3'.A52]" office:value-type="string" office:string-value="20150975" calcext:value-type="string">
            <text:p>20150975</text:p>
          </table:table-cell>
          <table:table-cell table:style-name="ce15" table:formula="of:=['Detail Notes S3'.B52]" office:value-type="string" office:string-value="SURET" calcext:value-type="string">
            <text:p>SURET</text:p>
          </table:table-cell>
          <table:table-cell table:style-name="ce15" table:formula="of:=['Detail Notes S3'.C52]" office:value-type="string" office:string-value="Kévin" calcext:value-type="string">
            <text:p>Kévin</text:p>
          </table:table-cell>
          <table:table-cell table:style-name="ce21" table:formula="of:=['Detail Notes S3'.D52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1.6" calcext:value-type="float">
            <text:p>11,60</text:p>
          </table:table-cell>
          <table:table-cell table:style-name="ce21" table:formula="of:=RANK([.E52];[.$E$3:.$E$63])" office:value-type="float" office:value="34" calcext:value-type="float">
            <text:p>34</text:p>
          </table:table-cell>
        </table:table-row>
        <table:table-row table:style-name="ro4">
          <table:table-cell table:style-name="ce15" table:formula="of:=['Detail Notes S3'.A53]" office:value-type="string" office:string-value="20150976" calcext:value-type="string">
            <text:p>20150976</text:p>
          </table:table-cell>
          <table:table-cell table:style-name="ce15" table:formula="of:=['Detail Notes S3'.B53]" office:value-type="string" office:string-value="SZKARADEK" calcext:value-type="string">
            <text:p>SZKARADEK</text:p>
          </table:table-cell>
          <table:table-cell table:style-name="ce15" table:formula="of:=['Detail Notes S3'.C53]" office:value-type="string" office:string-value="Thibaud" calcext:value-type="string">
            <text:p>Thibaud</text:p>
          </table:table-cell>
          <table:table-cell table:style-name="ce21" table:formula="of:=['Detail Notes S3'.D53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2.3" calcext:value-type="float">
            <text:p>12,30</text:p>
          </table:table-cell>
          <table:table-cell table:style-name="ce21" table:formula="of:=RANK([.E53];[.$E$3:.$E$63])" office:value-type="float" office:value="30" calcext:value-type="float">
            <text:p>30</text:p>
          </table:table-cell>
        </table:table-row>
        <table:table-row table:style-name="ro4">
          <table:table-cell table:style-name="ce15" table:formula="of:=['Detail Notes S3'.A54]" office:value-type="string" office:string-value="20150977" calcext:value-type="string">
            <text:p>20150977</text:p>
          </table:table-cell>
          <table:table-cell table:style-name="ce15" table:formula="of:=['Detail Notes S3'.B54]" office:value-type="string" office:string-value="SZYMURA" calcext:value-type="string">
            <text:p>SZYMURA</text:p>
          </table:table-cell>
          <table:table-cell table:style-name="ce15" table:formula="of:=['Detail Notes S3'.C54]" office:value-type="string" office:string-value="Alexandre" calcext:value-type="string">
            <text:p>Alexandre</text:p>
          </table:table-cell>
          <table:table-cell table:style-name="ce21" table:formula="of:=['Detail Notes S3'.D54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8.7" calcext:value-type="float">
            <text:p>18,70</text:p>
          </table:table-cell>
          <table:table-cell table:style-name="ce21" table:formula="of:=RANK([.E54];[.$E$3:.$E$63])" office:value-type="float" office:value="4" calcext:value-type="float">
            <text:p>4</text:p>
          </table:table-cell>
        </table:table-row>
        <table:table-row table:style-name="ro4">
          <table:table-cell table:style-name="ce15" table:formula="of:=['Detail Notes S3'.A55]" office:value-type="string" office:string-value="20150978" calcext:value-type="string">
            <text:p>20150978</text:p>
          </table:table-cell>
          <table:table-cell table:style-name="ce15" table:formula="of:=['Detail Notes S3'.B55]" office:value-type="string" office:string-value="TANG" calcext:value-type="string">
            <text:p>TANG</text:p>
          </table:table-cell>
          <table:table-cell table:style-name="ce15" table:formula="of:=['Detail Notes S3'.C55]" office:value-type="string" office:string-value="Frédéric" calcext:value-type="string">
            <text:p>Frédéric</text:p>
          </table:table-cell>
          <table:table-cell table:style-name="ce21" table:formula="of:=['Detail Notes S3'.D55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2" calcext:value-type="float">
            <text:p>12,00</text:p>
          </table:table-cell>
          <table:table-cell table:style-name="ce21" table:formula="of:=RANK([.E55];[.$E$3:.$E$63])" office:value-type="float" office:value="33" calcext:value-type="float">
            <text:p>33</text:p>
          </table:table-cell>
        </table:table-row>
        <table:table-row table:style-name="ro4">
          <table:table-cell table:style-name="ce15" table:formula="of:=['Detail Notes S3'.A56]" office:value-type="string" office:string-value="20150979" calcext:value-type="string">
            <text:p>20150979</text:p>
          </table:table-cell>
          <table:table-cell table:style-name="ce15" table:formula="of:=['Detail Notes S3'.B56]" office:value-type="string" office:string-value="TASSART" calcext:value-type="string">
            <text:p>TASSART</text:p>
          </table:table-cell>
          <table:table-cell table:style-name="ce15" table:formula="of:=['Detail Notes S3'.C56]" office:value-type="string" office:string-value="Alexandre" calcext:value-type="string">
            <text:p>Alexandre</text:p>
          </table:table-cell>
          <table:table-cell table:style-name="ce21" table:formula="of:=['Detail Notes S3'.D56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9.8" calcext:value-type="float">
            <text:p>9,80</text:p>
          </table:table-cell>
          <table:table-cell table:style-name="ce21" table:formula="of:=RANK([.E56];[.$E$3:.$E$63])" office:value-type="float" office:value="42" calcext:value-type="float">
            <text:p>42</text:p>
          </table:table-cell>
        </table:table-row>
        <table:table-row table:style-name="ro4">
          <table:table-cell table:style-name="ce15" table:formula="of:=['Detail Notes S3'.A57]" office:value-type="string" office:string-value="20150980" calcext:value-type="string">
            <text:p>20150980</text:p>
          </table:table-cell>
          <table:table-cell table:style-name="ce15" table:formula="of:=['Detail Notes S3'.B57]" office:value-type="string" office:string-value="THERAGE" calcext:value-type="string">
            <text:p>THERAGE</text:p>
          </table:table-cell>
          <table:table-cell table:style-name="ce15" table:formula="of:=['Detail Notes S3'.C57]" office:value-type="string" office:string-value="Lucas" calcext:value-type="string">
            <text:p>Lucas</text:p>
          </table:table-cell>
          <table:table-cell table:style-name="ce21" table:formula="of:=['Detail Notes S3'.D57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7.5" calcext:value-type="float">
            <text:p>17,50</text:p>
          </table:table-cell>
          <table:table-cell table:style-name="ce21" table:formula="of:=RANK([.E57];[.$E$3:.$E$63])" office:value-type="float" office:value="9" calcext:value-type="float">
            <text:p>9</text:p>
          </table:table-cell>
        </table:table-row>
        <table:table-row table:style-name="ro4">
          <table:table-cell table:style-name="ce15" table:formula="of:=['Detail Notes S3'.A58]" office:value-type="string" office:string-value="20150981" calcext:value-type="string">
            <text:p>20150981</text:p>
          </table:table-cell>
          <table:table-cell table:style-name="ce15" table:formula="of:=['Detail Notes S3'.B58]" office:value-type="string" office:string-value="THOMAS" calcext:value-type="string">
            <text:p>THOMAS</text:p>
          </table:table-cell>
          <table:table-cell table:style-name="ce15" table:formula="of:=['Detail Notes S3'.C58]" office:value-type="string" office:string-value="Louis" calcext:value-type="string">
            <text:p>Louis</text:p>
          </table:table-cell>
          <table:table-cell table:style-name="ce21" table:formula="of:=['Detail Notes S3'.D58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2.5" calcext:value-type="float">
            <text:p>12,50</text:p>
          </table:table-cell>
          <table:table-cell table:style-name="ce21" table:formula="of:=RANK([.E58];[.$E$3:.$E$63])" office:value-type="float" office:value="28" calcext:value-type="float">
            <text:p>28</text:p>
          </table:table-cell>
        </table:table-row>
        <table:table-row table:style-name="ro4">
          <table:table-cell table:style-name="ce15" table:formula="of:=['Detail Notes S3'.A59]" office:value-type="string" office:string-value="20150982" calcext:value-type="string">
            <text:p>20150982</text:p>
          </table:table-cell>
          <table:table-cell table:style-name="ce15" table:formula="of:=['Detail Notes S3'.B59]" office:value-type="string" office:string-value="VANDEWOORDE" calcext:value-type="string">
            <text:p>VANDEWOORDE</text:p>
          </table:table-cell>
          <table:table-cell table:style-name="ce15" table:formula="of:=['Detail Notes S3'.C59]" office:value-type="string" office:string-value="Aymeric" calcext:value-type="string">
            <text:p>Aymeric</text:p>
          </table:table-cell>
          <table:table-cell table:style-name="ce21" table:formula="of:=['Detail Notes S3'.D59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2.4" calcext:value-type="float">
            <text:p>12,40</text:p>
          </table:table-cell>
          <table:table-cell table:style-name="ce21" table:formula="of:=RANK([.E59];[.$E$3:.$E$63])" office:value-type="float" office:value="29" calcext:value-type="float">
            <text:p>29</text:p>
          </table:table-cell>
        </table:table-row>
        <table:table-row table:style-name="ro4">
          <table:table-cell table:style-name="ce15" table:formula="of:=['Detail Notes S3'.A60]" office:value-type="string" office:string-value="20150983" calcext:value-type="string">
            <text:p>20150983</text:p>
          </table:table-cell>
          <table:table-cell table:style-name="ce15" table:formula="of:=['Detail Notes S3'.B60]" office:value-type="string" office:string-value="VANROY" calcext:value-type="string">
            <text:p>VANROY</text:p>
          </table:table-cell>
          <table:table-cell table:style-name="ce15" table:formula="of:=['Detail Notes S3'.C60]" office:value-type="string" office:string-value="Julien" calcext:value-type="string">
            <text:p>Julien</text:p>
          </table:table-cell>
          <table:table-cell table:style-name="ce21" table:formula="of:=['Detail Notes S3'.D60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9.6" calcext:value-type="float">
            <text:p>9,60</text:p>
          </table:table-cell>
          <table:table-cell table:style-name="ce21" table:formula="of:=RANK([.E60];[.$E$3:.$E$63])" office:value-type="float" office:value="43" calcext:value-type="float">
            <text:p>43</text:p>
          </table:table-cell>
        </table:table-row>
        <table:table-row table:style-name="ro4">
          <table:table-cell table:style-name="ce15" table:formula="of:=['Detail Notes S3'.A61]" office:value-type="string" office:string-value="20150984" calcext:value-type="string">
            <text:p>20150984</text:p>
          </table:table-cell>
          <table:table-cell table:style-name="ce15" table:formula="of:=['Detail Notes S3'.B61]" office:value-type="string" office:string-value="VELLA" calcext:value-type="string">
            <text:p>VELLA</text:p>
          </table:table-cell>
          <table:table-cell table:style-name="ce15" table:formula="of:=['Detail Notes S3'.C61]" office:value-type="string" office:string-value="Emanuele" calcext:value-type="string">
            <text:p>Emanuele</text:p>
          </table:table-cell>
          <table:table-cell table:style-name="ce21" table:formula="of:=['Detail Notes S3'.D61]" office:value-type="string" office:string-value="2-C" calcext:value-type="string">
            <text:p>2-C</text:p>
          </table:table-cell>
          <table:table-cell table:style-name="ce35" table:formula="of:=RANDBETWEEN(50;200)/10" office:value-type="float" office:value="10" calcext:value-type="float">
            <text:p>10,00</text:p>
          </table:table-cell>
          <table:table-cell table:style-name="ce21" table:formula="of:=RANK([.E61];[.$E$3:.$E$63])" office:value-type="float" office:value="40" calcext:value-type="float">
            <text:p>40</text:p>
          </table:table-cell>
        </table:table-row>
        <table:table-row table:style-name="ro4">
          <table:table-cell table:style-name="ce15" table:formula="of:=['Detail Notes S3'.A62]" office:value-type="string" office:string-value="20150985" calcext:value-type="string">
            <text:p>20150985</text:p>
          </table:table-cell>
          <table:table-cell table:style-name="ce15" table:formula="of:=['Detail Notes S3'.B62]" office:value-type="string" office:string-value="VERPOEST" calcext:value-type="string">
            <text:p>VERPOEST</text:p>
          </table:table-cell>
          <table:table-cell table:style-name="ce15" table:formula="of:=['Detail Notes S3'.C62]" office:value-type="string" office:string-value="Sylvain" calcext:value-type="string">
            <text:p>Sylvain</text:p>
          </table:table-cell>
          <table:table-cell table:style-name="ce21" table:formula="of:=['Detail Notes S3'.D62]" office:value-type="string" office:string-value="2-A" calcext:value-type="string">
            <text:p>2-A</text:p>
          </table:table-cell>
          <table:table-cell table:style-name="ce35" table:formula="of:=RANDBETWEEN(50;200)/10" office:value-type="float" office:value="14.3" calcext:value-type="float">
            <text:p>14,30</text:p>
          </table:table-cell>
          <table:table-cell table:style-name="ce21" table:formula="of:=RANK([.E62];[.$E$3:.$E$63])" office:value-type="float" office:value="22" calcext:value-type="float">
            <text:p>22</text:p>
          </table:table-cell>
        </table:table-row>
        <table:table-row table:style-name="ro4">
          <table:table-cell table:style-name="ce15" table:formula="of:=['Detail Notes S3'.A63]" office:value-type="string" office:string-value="20150986" calcext:value-type="string">
            <text:p>20150986</text:p>
          </table:table-cell>
          <table:table-cell table:style-name="ce15" table:formula="of:=['Detail Notes S3'.B63]" office:value-type="string" office:string-value="WICART" calcext:value-type="string">
            <text:p>WICART</text:p>
          </table:table-cell>
          <table:table-cell table:style-name="ce15" table:formula="of:=['Detail Notes S3'.C63]" office:value-type="string" office:string-value="Melvin" calcext:value-type="string">
            <text:p>Melvin</text:p>
          </table:table-cell>
          <table:table-cell table:style-name="ce21" table:formula="of:=['Detail Notes S3'.D63]" office:value-type="string" office:string-value="2-B" calcext:value-type="string">
            <text:p>2-B</text:p>
          </table:table-cell>
          <table:table-cell table:style-name="ce35" table:formula="of:=RANDBETWEEN(50;200)/10" office:value-type="float" office:value="15.4" calcext:value-type="float">
            <text:p>15,40</text:p>
          </table:table-cell>
          <table:table-cell table:style-name="ce21" table:formula="of:=RANK([.E63];[.$E$3:.$E$63])" office:value-type="float" office:value="20" calcext:value-type="float">
            <text:p>20</text:p>
          </table:table-cell>
        </table:table-row>
        <table:table-row table:style-name="ro4">
          <table:table-cell table:formula="of:=['Detail Notes S3'.A64]" office:value-type="string" office:string-value="xxxxxxxxx" calcext:value-type="string">
            <text:p>xxxxxxxxx</text:p>
          </table:table-cell>
          <table:table-cell/>
          <table:table-cell table:formula="of:=['Detail Notes S3'.C64]" office:value-type="string" office:string-value="Moyenne" calcext:value-type="string">
            <text:p>Moyenne</text:p>
          </table:table-cell>
          <table:table-cell table:number-columns-repeated="3"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style-name="ce15" table:formula="of:=['Detail Notes S3'.A67]" office:value-type="string" office:string-value="Département" calcext:value-type="string">
            <text:p>Département</text:p>
          </table:table-cell>
          <table:table-cell table:style-name="ce24" table:formula="of:=['Detail Notes S3'.B67]" office:value-type="string" office:string-value="INFO" calcext:value-type="string">
            <text:p>INFO</text:p>
          </table:table-cell>
          <table:table-cell table:number-columns-repeated="4"/>
        </table:table-row>
        <table:table-row table:style-name="ro4">
          <table:table-cell table:style-name="ce15" table:formula="of:=['Detail Notes S3'.A68]" office:value-type="string" office:string-value="Année" calcext:value-type="string">
            <text:p>Année</text:p>
          </table:table-cell>
          <table:table-cell table:style-name="ce24" table:formula="of:=['Detail Notes S3'.B68]" office:value-type="string" office:string-value="INFO2" calcext:value-type="string">
            <text:p>INFO2</text:p>
          </table:table-cell>
          <table:table-cell table:number-columns-repeated="4"/>
        </table:table-row>
        <table:table-row table:style-name="ro4">
          <table:table-cell table:style-name="ce15" table:formula="of:=['Detail Notes S3'.A69]" office:value-type="string" office:string-value="Date début" calcext:value-type="string">
            <text:p>Date début</text:p>
          </table:table-cell>
          <table:table-cell table:style-name="ce52" table:formula="of:=['Detail Notes S3'.B69]" office:value-type="date" office:date-value="2016-09-01" calcext:value-type="date">
            <text:p>01/09/2016</text:p>
          </table:table-cell>
          <table:table-cell table:number-columns-repeated="4"/>
        </table:table-row>
        <table:table-row table:style-name="ro4">
          <table:table-cell table:style-name="ce15" table:formula="of:=['Detail Notes S3'.A70]" office:value-type="string" office:string-value="Date de fin " calcext:value-type="string">
            <text:p>Date de fin </text:p>
          </table:table-cell>
          <table:table-cell table:style-name="ce52" office:value-type="date" office:date-value="2016-12-31" calcext:value-type="date">
            <text:p>31/12/2016</text:p>
          </table:table-cell>
          <table:table-cell table:number-columns-repeated="4"/>
        </table:table-row>
        <table:table-row table:style-name="ro4">
          <table:table-cell table:style-name="ce15" table:formula="of:=['Detail Notes S3'.A71]" office:value-type="string" office:string-value="Semestre" calcext:value-type="string">
            <text:p>Semestre</text:p>
          </table:table-cell>
          <table:table-cell table:style-name="ce24" table:formula="of:=['Detail Notes S3'.B71]" office:value-type="string" office:string-value="S3" calcext:value-type="string">
            <text:p>S3</text:p>
          </table:table-cell>
          <table:table-cell table:number-columns-repeated="4"/>
        </table:table-row>
        <table:table-row table:style-name="ro4">
          <table:table-cell table:style-name="ce15" office:value-type="string" calcext:value-type="string">
            <text:p>Code</text:p>
          </table:table-cell>
          <table:table-cell table:style-name="ce24" office:value-type="string" calcext:value-type="string">
            <text:p>M3101</text:p>
          </table:table-cell>
          <table:table-cell table:number-columns-repeated="4"/>
        </table:table-row>
        <table:table-row table:style-name="ro4">
          <table:table-cell table:style-name="ce15" office:value-type="string" calcext:value-type="string">
            <text:p>Intitulé</text:p>
          </table:table-cell>
          <table:table-cell table:style-name="ce24" office:value-type="string" calcext:value-type="string">
            <text:p>Principes des systèmes d'exploitation </text:p>
          </table:table-cell>
          <table:table-cell table:number-columns-repeated="4"/>
        </table:table-row>
        <table:table-row table:style-name="ro4">
          <table:table-cell table:style-name="ce15" office:value-type="string" calcext:value-type="string">
            <text:p>Coefficient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4"/>
        </table:table-row>
        <table:table-row table:style-name="ro4">
          <table:table-cell table:style-name="ce15" office:value-type="string" calcext:value-type="string">
            <text:p>Responsable</text:p>
          </table:table-cell>
          <table:table-cell table:style-name="ce24" office:value-type="string" calcext:value-type="string">
            <text:p>Olivier Roussel</text:p>
          </table:table-cell>
          <table:table-cell table:number-columns-repeated="4"/>
        </table:table-row>
        <table:table-row table:style-name="ro4">
          <table:table-cell table:style-name="ce15" office:value-type="string" calcext:value-type="string">
            <text:p>Moyenne</text:p>
          </table:table-cell>
          <table:table-cell table:style-name="ce53" table:formula="of:=AVERAGE([.E3:.E63])" office:value-type="float" office:value="12.1639344262295" calcext:value-type="float">
            <text:p>12,164</text:p>
          </table:table-cell>
          <table:table-cell table:number-columns-repeated="4"/>
        </table:table-row>
        <table:table-row table:style-name="ro4">
          <table:table-cell table:style-name="ce15" office:value-type="string" calcext:value-type="string">
            <text:p>Max</text:p>
          </table:table-cell>
          <table:table-cell table:style-name="ce53" table:formula="of:=MAX([.E3:.E63])" office:value-type="float" office:value="19.5" calcext:value-type="float">
            <text:p>19,500</text:p>
          </table:table-cell>
          <table:table-cell table:number-columns-repeated="4"/>
        </table:table-row>
        <table:table-row table:style-name="ro4">
          <table:table-cell table:style-name="ce15" office:value-type="string" calcext:value-type="string">
            <text:p>Min</text:p>
          </table:table-cell>
          <table:table-cell table:style-name="ce53" table:formula="of:=MIN([.E3:.E63])" office:value-type="float" office:value="5" calcext:value-type="float">
            <text:p>5,000</text:p>
          </table:table-cell>
          <table:table-cell table:number-columns-repeated="4"/>
        </table:table-row>
        <table:table-row table:style-name="ro4" table:number-rows-repeated="104849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RX2" table:style-name="ta1">
        <table:table-column table:style-name="co1" table:number-columns-repeated="4" table:default-cell-style-name="ce15"/>
        <table:table-column table:style-name="co1" table:default-cell-style-name="ce35"/>
        <table:table-column table:style-name="co1" table:default-cell-style-name="ce21"/>
        <table:table-row table:style-name="ro4">
          <table:table-cell table:style-name="Default" table:formula="of:=['Detail Notes S3'.A1]" office:value-type="string" office:string-value="Numéro" calcext:value-type="string">
            <text:p>Numéro</text:p>
          </table:table-cell>
          <table:table-cell table:style-name="Default" table:formula="of:=['Detail Notes S3'.B1]" office:value-type="string" office:string-value="Nom" calcext:value-type="string">
            <text:p>Nom</text:p>
          </table:table-cell>
          <table:table-cell table:style-name="Default" table:formula="of:=['Detail Notes S3'.C1]" office:value-type="string" office:string-value="Prénom" calcext:value-type="string">
            <text:p>Prénom</text:p>
          </table:table-cell>
          <table:table-cell table:style-name="Default" table:formula="of:=['Detail Notes S3'.D1]" office:value-type="string" office:string-value="Groupe" calcext:value-type="string">
            <text:p>Groupe</text:p>
          </table:table-cell>
          <table:table-cell table:style-name="ce54" office:value-type="string" calcext:value-type="string">
            <text:p>Moyenne</text:p>
          </table:table-cell>
          <table:table-cell table:style-name="Default" office:value-type="string" calcext:value-type="string">
            <text:p>Rang</text:p>
          </table:table-cell>
        </table:table-row>
        <table:table-row table:style-name="ro4">
          <table:table-cell table:style-name="Default" table:number-columns-repeated="3"/>
          <table:table-cell table:style-name="ce2"/>
          <table:table-cell table:style-name="ce54"/>
          <table:table-cell table:style-name="Default"/>
        </table:table-row>
        <table:table-row table:style-name="ro4">
          <table:table-cell table:formula="of:=['Detail Notes S3'.A3]" office:value-type="string" office:string-value="20150926" calcext:value-type="string">
            <text:p>20150926</text:p>
          </table:table-cell>
          <table:table-cell table:formula="of:=['Detail Notes S3'.B3]" office:value-type="string" office:string-value="BAUDELET" calcext:value-type="string">
            <text:p>BAUDELET</text:p>
          </table:table-cell>
          <table:table-cell table:formula="of:=['Detail Notes S3'.C3]" office:value-type="string" office:string-value="Geoffrey" calcext:value-type="string">
            <text:p>Geoffrey</text:p>
          </table:table-cell>
          <table:table-cell table:formula="of:=['Detail Notes S3'.D3]" office:value-type="string" office:string-value="2-B" calcext:value-type="string">
            <text:p>2-B</text:p>
          </table:table-cell>
          <table:table-cell table:formula="of:=RANDBETWEEN(50;200)/10" office:value-type="float" office:value="19.2" calcext:value-type="float">
            <text:p>19,20</text:p>
          </table:table-cell>
          <table:table-cell table:formula="of:=RANK([.E3];[.$E$3:.$E$63])" office:value-type="float" office:value="4" calcext:value-type="float">
            <text:p>4</text:p>
          </table:table-cell>
        </table:table-row>
        <table:table-row table:style-name="ro4">
          <table:table-cell table:formula="of:=['Detail Notes S3'.A4]" office:value-type="string" office:string-value="20150927" calcext:value-type="string">
            <text:p>20150927</text:p>
          </table:table-cell>
          <table:table-cell table:formula="of:=['Detail Notes S3'.B4]" office:value-type="string" office:string-value="BIGARD" calcext:value-type="string">
            <text:p>BIGARD</text:p>
          </table:table-cell>
          <table:table-cell table:formula="of:=['Detail Notes S3'.C4]" office:value-type="string" office:string-value="Samuel" calcext:value-type="string">
            <text:p>Samuel</text:p>
          </table:table-cell>
          <table:table-cell table:formula="of:=['Detail Notes S3'.D4]" office:value-type="string" office:string-value="2-C" calcext:value-type="string">
            <text:p>2-C</text:p>
          </table:table-cell>
          <table:table-cell table:formula="of:=RANDBETWEEN(50;200)/10" office:value-type="float" office:value="9.6" calcext:value-type="float">
            <text:p>9,60</text:p>
          </table:table-cell>
          <table:table-cell table:formula="of:=RANK([.E4];[.$E$3:.$E$63])" office:value-type="float" office:value="38" calcext:value-type="float">
            <text:p>38</text:p>
          </table:table-cell>
        </table:table-row>
        <table:table-row table:style-name="ro4">
          <table:table-cell table:formula="of:=['Detail Notes S3'.A5]" office:value-type="string" office:string-value="20150928" calcext:value-type="string">
            <text:p>20150928</text:p>
          </table:table-cell>
          <table:table-cell table:formula="of:=['Detail Notes S3'.B5]" office:value-type="string" office:string-value="BISSON" calcext:value-type="string">
            <text:p>BISSON</text:p>
          </table:table-cell>
          <table:table-cell table:formula="of:=['Detail Notes S3'.C5]" office:value-type="string" office:string-value="Julien" calcext:value-type="string">
            <text:p>Julien</text:p>
          </table:table-cell>
          <table:table-cell table:formula="of:=['Detail Notes S3'.D5]" office:value-type="string" office:string-value="2-A" calcext:value-type="string">
            <text:p>2-A</text:p>
          </table:table-cell>
          <table:table-cell table:formula="of:=RANDBETWEEN(50;200)/10" office:value-type="float" office:value="9.6" calcext:value-type="float">
            <text:p>9,60</text:p>
          </table:table-cell>
          <table:table-cell table:formula="of:=RANK([.E5];[.$E$3:.$E$63])" office:value-type="float" office:value="38" calcext:value-type="float">
            <text:p>38</text:p>
          </table:table-cell>
        </table:table-row>
        <table:table-row table:style-name="ro4">
          <table:table-cell table:formula="of:=['Detail Notes S3'.A6]" office:value-type="string" office:string-value="20150929" calcext:value-type="string">
            <text:p>20150929</text:p>
          </table:table-cell>
          <table:table-cell table:formula="of:=['Detail Notes S3'.B6]" office:value-type="string" office:string-value="BONTE" calcext:value-type="string">
            <text:p>BONTE</text:p>
          </table:table-cell>
          <table:table-cell table:formula="of:=['Detail Notes S3'.C6]" office:value-type="string" office:string-value="Nicolas" calcext:value-type="string">
            <text:p>Nicolas</text:p>
          </table:table-cell>
          <table:table-cell table:formula="of:=['Detail Notes S3'.D6]" office:value-type="string" office:string-value="2-A" calcext:value-type="string">
            <text:p>2-A</text:p>
          </table:table-cell>
          <table:table-cell table:formula="of:=RANDBETWEEN(50;200)/10" office:value-type="float" office:value="6.4" calcext:value-type="float">
            <text:p>6,40</text:p>
          </table:table-cell>
          <table:table-cell table:formula="of:=RANK([.E6];[.$E$3:.$E$63])" office:value-type="float" office:value="58" calcext:value-type="float">
            <text:p>58</text:p>
          </table:table-cell>
        </table:table-row>
        <table:table-row table:style-name="ro4">
          <table:table-cell table:formula="of:=['Detail Notes S3'.A7]" office:value-type="string" office:string-value="20150930" calcext:value-type="string">
            <text:p>20150930</text:p>
          </table:table-cell>
          <table:table-cell table:formula="of:=['Detail Notes S3'.B7]" office:value-type="string" office:string-value="BOULNOIS" calcext:value-type="string">
            <text:p>BOULNOIS</text:p>
          </table:table-cell>
          <table:table-cell table:formula="of:=['Detail Notes S3'.C7]" office:value-type="string" office:string-value="Louis" calcext:value-type="string">
            <text:p>Louis</text:p>
          </table:table-cell>
          <table:table-cell table:formula="of:=['Detail Notes S3'.D7]" office:value-type="string" office:string-value="2-A" calcext:value-type="string">
            <text:p>2-A</text:p>
          </table:table-cell>
          <table:table-cell table:formula="of:=RANDBETWEEN(50;200)/10" office:value-type="float" office:value="18.8" calcext:value-type="float">
            <text:p>18,80</text:p>
          </table:table-cell>
          <table:table-cell table:formula="of:=RANK([.E7];[.$E$3:.$E$63])" office:value-type="float" office:value="7" calcext:value-type="float">
            <text:p>7</text:p>
          </table:table-cell>
        </table:table-row>
        <table:table-row table:style-name="ro4">
          <table:table-cell table:formula="of:=['Detail Notes S3'.A8]" office:value-type="string" office:string-value="20150931" calcext:value-type="string">
            <text:p>20150931</text:p>
          </table:table-cell>
          <table:table-cell table:formula="of:=['Detail Notes S3'.B8]" office:value-type="string" office:string-value="CHATELET" calcext:value-type="string">
            <text:p>CHATELET</text:p>
          </table:table-cell>
          <table:table-cell table:formula="of:=['Detail Notes S3'.C8]" office:value-type="string" office:string-value="Hadrien" calcext:value-type="string">
            <text:p>Hadrien</text:p>
          </table:table-cell>
          <table:table-cell table:formula="of:=['Detail Notes S3'.D8]" office:value-type="string" office:string-value="2-B" calcext:value-type="string">
            <text:p>2-B</text:p>
          </table:table-cell>
          <table:table-cell table:formula="of:=RANDBETWEEN(50;200)/10" office:value-type="float" office:value="11.6" calcext:value-type="float">
            <text:p>11,60</text:p>
          </table:table-cell>
          <table:table-cell table:formula="of:=RANK([.E8];[.$E$3:.$E$63])" office:value-type="float" office:value="33" calcext:value-type="float">
            <text:p>33</text:p>
          </table:table-cell>
        </table:table-row>
        <table:table-row table:style-name="ro4">
          <table:table-cell table:formula="of:=['Detail Notes S3'.A9]" office:value-type="string" office:string-value="20150932" calcext:value-type="string">
            <text:p>20150932</text:p>
          </table:table-cell>
          <table:table-cell table:formula="of:=['Detail Notes S3'.B9]" office:value-type="string" office:string-value="CLEROT" calcext:value-type="string">
            <text:p>CLEROT</text:p>
          </table:table-cell>
          <table:table-cell table:formula="of:=['Detail Notes S3'.C9]" office:value-type="string" office:string-value="Jérémy" calcext:value-type="string">
            <text:p>Jérémy</text:p>
          </table:table-cell>
          <table:table-cell table:formula="of:=['Detail Notes S3'.D9]" office:value-type="string" office:string-value="2-C" calcext:value-type="string">
            <text:p>2-C</text:p>
          </table:table-cell>
          <table:table-cell table:formula="of:=RANDBETWEEN(50;200)/10" office:value-type="float" office:value="16.6" calcext:value-type="float">
            <text:p>16,60</text:p>
          </table:table-cell>
          <table:table-cell table:formula="of:=RANK([.E9];[.$E$3:.$E$63])" office:value-type="float" office:value="14" calcext:value-type="float">
            <text:p>14</text:p>
          </table:table-cell>
        </table:table-row>
        <table:table-row table:style-name="ro4">
          <table:table-cell table:formula="of:=['Detail Notes S3'.A10]" office:value-type="string" office:string-value="20150933" calcext:value-type="string">
            <text:p>20150933</text:p>
          </table:table-cell>
          <table:table-cell table:formula="of:=['Detail Notes S3'.B10]" office:value-type="string" office:string-value="CORNU" calcext:value-type="string">
            <text:p>CORNU</text:p>
          </table:table-cell>
          <table:table-cell table:formula="of:=['Detail Notes S3'.C10]" office:value-type="string" office:string-value="Bastien" calcext:value-type="string">
            <text:p>Bastien</text:p>
          </table:table-cell>
          <table:table-cell table:formula="of:=['Detail Notes S3'.D10]" office:value-type="string" office:string-value="2-C" calcext:value-type="string">
            <text:p>2-C</text:p>
          </table:table-cell>
          <table:table-cell table:formula="of:=RANDBETWEEN(50;200)/10" office:value-type="float" office:value="12.3" calcext:value-type="float">
            <text:p>12,30</text:p>
          </table:table-cell>
          <table:table-cell table:formula="of:=RANK([.E10];[.$E$3:.$E$63])" office:value-type="float" office:value="29" calcext:value-type="float">
            <text:p>29</text:p>
          </table:table-cell>
        </table:table-row>
        <table:table-row table:style-name="ro4">
          <table:table-cell table:formula="of:=['Detail Notes S3'.A11]" office:value-type="string" office:string-value="20150934" calcext:value-type="string">
            <text:p>20150934</text:p>
          </table:table-cell>
          <table:table-cell table:formula="of:=['Detail Notes S3'.B11]" office:value-type="string" office:string-value="DACHY" calcext:value-type="string">
            <text:p>DACHY</text:p>
          </table:table-cell>
          <table:table-cell table:formula="of:=['Detail Notes S3'.C11]" office:value-type="string" office:string-value="Remy" calcext:value-type="string">
            <text:p>Remy</text:p>
          </table:table-cell>
          <table:table-cell table:formula="of:=['Detail Notes S3'.D11]" office:value-type="string" office:string-value="2-B" calcext:value-type="string">
            <text:p>2-B</text:p>
          </table:table-cell>
          <table:table-cell table:formula="of:=RANDBETWEEN(50;200)/10" office:value-type="float" office:value="6.3" calcext:value-type="float">
            <text:p>6,30</text:p>
          </table:table-cell>
          <table:table-cell table:formula="of:=RANK([.E11];[.$E$3:.$E$63])" office:value-type="float" office:value="59" calcext:value-type="float">
            <text:p>59</text:p>
          </table:table-cell>
        </table:table-row>
        <table:table-row table:style-name="ro4">
          <table:table-cell table:formula="of:=['Detail Notes S3'.A12]" office:value-type="string" office:string-value="20150935" calcext:value-type="string">
            <text:p>20150935</text:p>
          </table:table-cell>
          <table:table-cell table:formula="of:=['Detail Notes S3'.B12]" office:value-type="string" office:string-value="DANGLETERRE" calcext:value-type="string">
            <text:p>DANGLETERRE</text:p>
          </table:table-cell>
          <table:table-cell table:formula="of:=['Detail Notes S3'.C12]" office:value-type="string" office:string-value="Thomas" calcext:value-type="string">
            <text:p>Thomas</text:p>
          </table:table-cell>
          <table:table-cell table:formula="of:=['Detail Notes S3'.D12]" office:value-type="string" office:string-value="2-C" calcext:value-type="string">
            <text:p>2-C</text:p>
          </table:table-cell>
          <table:table-cell table:formula="of:=RANDBETWEEN(50;200)/10" office:value-type="float" office:value="10.8" calcext:value-type="float">
            <text:p>10,80</text:p>
          </table:table-cell>
          <table:table-cell table:formula="of:=RANK([.E12];[.$E$3:.$E$63])" office:value-type="float" office:value="35" calcext:value-type="float">
            <text:p>35</text:p>
          </table:table-cell>
        </table:table-row>
        <table:table-row table:style-name="ro4">
          <table:table-cell table:formula="of:=['Detail Notes S3'.A13]" office:value-type="string" office:string-value="20150936" calcext:value-type="string">
            <text:p>20150936</text:p>
          </table:table-cell>
          <table:table-cell table:formula="of:=['Detail Notes S3'.B13]" office:value-type="string" office:string-value="DEBACKER" calcext:value-type="string">
            <text:p>DEBACKER</text:p>
          </table:table-cell>
          <table:table-cell table:formula="of:=['Detail Notes S3'.C13]" office:value-type="string" office:string-value="Thomas" calcext:value-type="string">
            <text:p>Thomas</text:p>
          </table:table-cell>
          <table:table-cell table:formula="of:=['Detail Notes S3'.D13]" office:value-type="string" office:string-value="2-C" calcext:value-type="string">
            <text:p>2-C</text:p>
          </table:table-cell>
          <table:table-cell table:formula="of:=RANDBETWEEN(50;200)/10" office:value-type="float" office:value="7.7" calcext:value-type="float">
            <text:p>7,70</text:p>
          </table:table-cell>
          <table:table-cell table:formula="of:=RANK([.E13];[.$E$3:.$E$63])" office:value-type="float" office:value="51" calcext:value-type="float">
            <text:p>51</text:p>
          </table:table-cell>
        </table:table-row>
        <table:table-row table:style-name="ro4">
          <table:table-cell table:formula="of:=['Detail Notes S3'.A14]" office:value-type="string" office:string-value="20150937" calcext:value-type="string">
            <text:p>20150937</text:p>
          </table:table-cell>
          <table:table-cell table:formula="of:=['Detail Notes S3'.B14]" office:value-type="string" office:string-value="DELBREUVE" calcext:value-type="string">
            <text:p>DELBREUVE</text:p>
          </table:table-cell>
          <table:table-cell table:formula="of:=['Detail Notes S3'.C14]" office:value-type="string" office:string-value="Benjamin" calcext:value-type="string">
            <text:p>Benjamin</text:p>
          </table:table-cell>
          <table:table-cell table:formula="of:=['Detail Notes S3'.D14]" office:value-type="string" office:string-value="2-C" calcext:value-type="string">
            <text:p>2-C</text:p>
          </table:table-cell>
          <table:table-cell table:formula="of:=RANDBETWEEN(50;200)/10" office:value-type="float" office:value="5.8" calcext:value-type="float">
            <text:p>5,80</text:p>
          </table:table-cell>
          <table:table-cell table:formula="of:=RANK([.E14];[.$E$3:.$E$63])" office:value-type="float" office:value="60" calcext:value-type="float">
            <text:p>60</text:p>
          </table:table-cell>
        </table:table-row>
        <table:table-row table:style-name="ro4">
          <table:table-cell table:formula="of:=['Detail Notes S3'.A15]" office:value-type="string" office:string-value="20150938" calcext:value-type="string">
            <text:p>20150938</text:p>
          </table:table-cell>
          <table:table-cell table:formula="of:=['Detail Notes S3'.B15]" office:value-type="string" office:string-value="DEROSNE" calcext:value-type="string">
            <text:p>DEROSNE</text:p>
          </table:table-cell>
          <table:table-cell table:formula="of:=['Detail Notes S3'.C15]" office:value-type="string" office:string-value="Florentin" calcext:value-type="string">
            <text:p>Florentin</text:p>
          </table:table-cell>
          <table:table-cell table:formula="of:=['Detail Notes S3'.D15]" office:value-type="string" office:string-value="2-B" calcext:value-type="string">
            <text:p>2-B</text:p>
          </table:table-cell>
          <table:table-cell table:formula="of:=RANDBETWEEN(50;200)/10" office:value-type="float" office:value="18" calcext:value-type="float">
            <text:p>18,00</text:p>
          </table:table-cell>
          <table:table-cell table:formula="of:=RANK([.E15];[.$E$3:.$E$63])" office:value-type="float" office:value="8" calcext:value-type="float">
            <text:p>8</text:p>
          </table:table-cell>
        </table:table-row>
        <table:table-row table:style-name="ro4">
          <table:table-cell table:formula="of:=['Detail Notes S3'.A16]" office:value-type="string" office:string-value="20150939" calcext:value-type="string">
            <text:p>20150939</text:p>
          </table:table-cell>
          <table:table-cell table:formula="of:=['Detail Notes S3'.B16]" office:value-type="string" office:string-value="DUHAUT" calcext:value-type="string">
            <text:p>DUHAUT</text:p>
          </table:table-cell>
          <table:table-cell table:formula="of:=['Detail Notes S3'.C16]" office:value-type="string" office:string-value="Thomas" calcext:value-type="string">
            <text:p>Thomas</text:p>
          </table:table-cell>
          <table:table-cell table:formula="of:=['Detail Notes S3'.D16]" office:value-type="string" office:string-value="2-A" calcext:value-type="string">
            <text:p>2-A</text:p>
          </table:table-cell>
          <table:table-cell table:formula="of:=RANDBETWEEN(50;200)/10" office:value-type="float" office:value="13.8" calcext:value-type="float">
            <text:p>13,80</text:p>
          </table:table-cell>
          <table:table-cell table:formula="of:=RANK([.E16];[.$E$3:.$E$63])" office:value-type="float" office:value="20" calcext:value-type="float">
            <text:p>20</text:p>
          </table:table-cell>
        </table:table-row>
        <table:table-row table:style-name="ro4">
          <table:table-cell table:formula="of:=['Detail Notes S3'.A17]" office:value-type="string" office:string-value="20150940" calcext:value-type="string">
            <text:p>20150940</text:p>
          </table:table-cell>
          <table:table-cell table:formula="of:=['Detail Notes S3'.B17]" office:value-type="string" office:string-value="DUMETZ" calcext:value-type="string">
            <text:p>DUMETZ</text:p>
          </table:table-cell>
          <table:table-cell table:formula="of:=['Detail Notes S3'.C17]" office:value-type="string" office:string-value="Joffrey" calcext:value-type="string">
            <text:p>Joffrey</text:p>
          </table:table-cell>
          <table:table-cell table:formula="of:=['Detail Notes S3'.D17]" office:value-type="string" office:string-value="2-C" calcext:value-type="string">
            <text:p>2-C</text:p>
          </table:table-cell>
          <table:table-cell table:formula="of:=RANDBETWEEN(50;200)/10" office:value-type="float" office:value="11.6" calcext:value-type="float">
            <text:p>11,60</text:p>
          </table:table-cell>
          <table:table-cell table:formula="of:=RANK([.E17];[.$E$3:.$E$63])" office:value-type="float" office:value="33" calcext:value-type="float">
            <text:p>33</text:p>
          </table:table-cell>
        </table:table-row>
        <table:table-row table:style-name="ro4">
          <table:table-cell table:formula="of:=['Detail Notes S3'.A18]" office:value-type="string" office:string-value="20150941" calcext:value-type="string">
            <text:p>20150941</text:p>
          </table:table-cell>
          <table:table-cell table:formula="of:=['Detail Notes S3'.B18]" office:value-type="string" office:string-value="FEVRIER" calcext:value-type="string">
            <text:p>FEVRIER</text:p>
          </table:table-cell>
          <table:table-cell table:formula="of:=['Detail Notes S3'.C18]" office:value-type="string" office:string-value="Tennessee" calcext:value-type="string">
            <text:p>Tennessee</text:p>
          </table:table-cell>
          <table:table-cell table:formula="of:=['Detail Notes S3'.D18]" office:value-type="string" office:string-value="2-C" calcext:value-type="string">
            <text:p>2-C</text:p>
          </table:table-cell>
          <table:table-cell table:formula="of:=RANDBETWEEN(50;200)/10" office:value-type="float" office:value="19" calcext:value-type="float">
            <text:p>19,00</text:p>
          </table:table-cell>
          <table:table-cell table:formula="of:=RANK([.E18];[.$E$3:.$E$63])" office:value-type="float" office:value="6" calcext:value-type="float">
            <text:p>6</text:p>
          </table:table-cell>
        </table:table-row>
        <table:table-row table:style-name="ro4">
          <table:table-cell table:formula="of:=['Detail Notes S3'.A19]" office:value-type="string" office:string-value="20150942" calcext:value-type="string">
            <text:p>20150942</text:p>
          </table:table-cell>
          <table:table-cell table:formula="of:=['Detail Notes S3'.B19]" office:value-type="string" office:string-value="FORGET" calcext:value-type="string">
            <text:p>FORGET</text:p>
          </table:table-cell>
          <table:table-cell table:formula="of:=['Detail Notes S3'.C19]" office:value-type="string" office:string-value="Kévin" calcext:value-type="string">
            <text:p>Kévin</text:p>
          </table:table-cell>
          <table:table-cell table:formula="of:=['Detail Notes S3'.D19]" office:value-type="string" office:string-value="2-B" calcext:value-type="string">
            <text:p>2-B</text:p>
          </table:table-cell>
          <table:table-cell table:formula="of:=RANDBETWEEN(50;200)/10" office:value-type="float" office:value="17.9" calcext:value-type="float">
            <text:p>17,90</text:p>
          </table:table-cell>
          <table:table-cell table:formula="of:=RANK([.E19];[.$E$3:.$E$63])" office:value-type="float" office:value="9" calcext:value-type="float">
            <text:p>9</text:p>
          </table:table-cell>
        </table:table-row>
        <table:table-row table:style-name="ro4">
          <table:table-cell table:formula="of:=['Detail Notes S3'.A20]" office:value-type="string" office:string-value="20150943" calcext:value-type="string">
            <text:p>20150943</text:p>
          </table:table-cell>
          <table:table-cell table:formula="of:=['Detail Notes S3'.B20]" office:value-type="string" office:string-value="FROISSART" calcext:value-type="string">
            <text:p>FROISSART</text:p>
          </table:table-cell>
          <table:table-cell table:formula="of:=['Detail Notes S3'.C20]" office:value-type="string" office:string-value="Marie" calcext:value-type="string">
            <text:p>Marie</text:p>
          </table:table-cell>
          <table:table-cell table:formula="of:=['Detail Notes S3'.D20]" office:value-type="string" office:string-value="2-B" calcext:value-type="string">
            <text:p>2-B</text:p>
          </table:table-cell>
          <table:table-cell table:formula="of:=RANDBETWEEN(50;200)/10" office:value-type="float" office:value="17.1" calcext:value-type="float">
            <text:p>17,10</text:p>
          </table:table-cell>
          <table:table-cell table:formula="of:=RANK([.E20];[.$E$3:.$E$63])" office:value-type="float" office:value="10" calcext:value-type="float">
            <text:p>10</text:p>
          </table:table-cell>
        </table:table-row>
        <table:table-row table:style-name="ro4">
          <table:table-cell table:formula="of:=['Detail Notes S3'.A21]" office:value-type="string" office:string-value="20150944" calcext:value-type="string">
            <text:p>20150944</text:p>
          </table:table-cell>
          <table:table-cell table:formula="of:=['Detail Notes S3'.B21]" office:value-type="string" office:string-value="FRUY" calcext:value-type="string">
            <text:p>FRUY</text:p>
          </table:table-cell>
          <table:table-cell table:formula="of:=['Detail Notes S3'.C21]" office:value-type="string" office:string-value="Sébastien" calcext:value-type="string">
            <text:p>Sébastien</text:p>
          </table:table-cell>
          <table:table-cell table:formula="of:=['Detail Notes S3'.D21]" office:value-type="string" office:string-value="2-B" calcext:value-type="string">
            <text:p>2-B</text:p>
          </table:table-cell>
          <table:table-cell table:formula="of:=RANDBETWEEN(50;200)/10" office:value-type="float" office:value="7.1" calcext:value-type="float">
            <text:p>7,10</text:p>
          </table:table-cell>
          <table:table-cell table:formula="of:=RANK([.E21];[.$E$3:.$E$63])" office:value-type="float" office:value="54" calcext:value-type="float">
            <text:p>54</text:p>
          </table:table-cell>
        </table:table-row>
        <table:table-row table:style-name="ro4">
          <table:table-cell table:formula="of:=['Detail Notes S3'.A22]" office:value-type="string" office:string-value="20150945" calcext:value-type="string">
            <text:p>20150945</text:p>
          </table:table-cell>
          <table:table-cell table:formula="of:=['Detail Notes S3'.B22]" office:value-type="string" office:string-value="GEERAERT" calcext:value-type="string">
            <text:p>GEERAERT</text:p>
          </table:table-cell>
          <table:table-cell table:formula="of:=['Detail Notes S3'.C22]" office:value-type="string" office:string-value="Quentin" calcext:value-type="string">
            <text:p>Quentin</text:p>
          </table:table-cell>
          <table:table-cell table:formula="of:=['Detail Notes S3'.D22]" office:value-type="string" office:string-value="2-C" calcext:value-type="string">
            <text:p>2-C</text:p>
          </table:table-cell>
          <table:table-cell table:formula="of:=RANDBETWEEN(50;200)/10" office:value-type="float" office:value="8.3" calcext:value-type="float">
            <text:p>8,30</text:p>
          </table:table-cell>
          <table:table-cell table:formula="of:=RANK([.E22];[.$E$3:.$E$63])" office:value-type="float" office:value="47" calcext:value-type="float">
            <text:p>47</text:p>
          </table:table-cell>
        </table:table-row>
        <table:table-row table:style-name="ro4">
          <table:table-cell table:formula="of:=['Detail Notes S3'.A23]" office:value-type="string" office:string-value="20150946" calcext:value-type="string">
            <text:p>20150946</text:p>
          </table:table-cell>
          <table:table-cell table:formula="of:=['Detail Notes S3'.B23]" office:value-type="string" office:string-value="GREMBER" calcext:value-type="string">
            <text:p>GREMBER</text:p>
          </table:table-cell>
          <table:table-cell table:formula="of:=['Detail Notes S3'.C23]" office:value-type="string" office:string-value="Nicolas" calcext:value-type="string">
            <text:p>Nicolas</text:p>
          </table:table-cell>
          <table:table-cell table:formula="of:=['Detail Notes S3'.D23]" office:value-type="string" office:string-value="2-A" calcext:value-type="string">
            <text:p>2-A</text:p>
          </table:table-cell>
          <table:table-cell table:formula="of:=RANDBETWEEN(50;200)/10" office:value-type="float" office:value="7.4" calcext:value-type="float">
            <text:p>7,40</text:p>
          </table:table-cell>
          <table:table-cell table:formula="of:=RANK([.E23];[.$E$3:.$E$63])" office:value-type="float" office:value="53" calcext:value-type="float">
            <text:p>53</text:p>
          </table:table-cell>
        </table:table-row>
        <table:table-row table:style-name="ro4">
          <table:table-cell table:formula="of:=['Detail Notes S3'.A24]" office:value-type="string" office:string-value="20150947" calcext:value-type="string">
            <text:p>20150947</text:p>
          </table:table-cell>
          <table:table-cell table:formula="of:=['Detail Notes S3'.B24]" office:value-type="string" office:string-value="HENNAUT" calcext:value-type="string">
            <text:p>HENNAUT</text:p>
          </table:table-cell>
          <table:table-cell table:formula="of:=['Detail Notes S3'.C24]" office:value-type="string" office:string-value="Thibaut" calcext:value-type="string">
            <text:p>Thibaut</text:p>
          </table:table-cell>
          <table:table-cell table:formula="of:=['Detail Notes S3'.D24]" office:value-type="string" office:string-value="2-A" calcext:value-type="string">
            <text:p>2-A</text:p>
          </table:table-cell>
          <table:table-cell table:formula="of:=RANDBETWEEN(50;200)/10" office:value-type="float" office:value="16.8" calcext:value-type="float">
            <text:p>16,80</text:p>
          </table:table-cell>
          <table:table-cell table:formula="of:=RANK([.E24];[.$E$3:.$E$63])" office:value-type="float" office:value="12" calcext:value-type="float">
            <text:p>12</text:p>
          </table:table-cell>
        </table:table-row>
        <table:table-row table:style-name="ro4">
          <table:table-cell table:formula="of:=['Detail Notes S3'.A25]" office:value-type="string" office:string-value="20150948" calcext:value-type="string">
            <text:p>20150948</text:p>
          </table:table-cell>
          <table:table-cell table:formula="of:=['Detail Notes S3'.B25]" office:value-type="string" office:string-value="KURZAWSKI" calcext:value-type="string">
            <text:p>KURZAWSKI</text:p>
          </table:table-cell>
          <table:table-cell table:formula="of:=['Detail Notes S3'.C25]" office:value-type="string" office:string-value="Pierre" calcext:value-type="string">
            <text:p>Pierre</text:p>
          </table:table-cell>
          <table:table-cell table:formula="of:=['Detail Notes S3'.D25]" office:value-type="string" office:string-value="2-B" calcext:value-type="string">
            <text:p>2-B</text:p>
          </table:table-cell>
          <table:table-cell table:formula="of:=RANDBETWEEN(50;200)/10" office:value-type="float" office:value="12.6" calcext:value-type="float">
            <text:p>12,60</text:p>
          </table:table-cell>
          <table:table-cell table:formula="of:=RANK([.E25];[.$E$3:.$E$63])" office:value-type="float" office:value="27" calcext:value-type="float">
            <text:p>27</text:p>
          </table:table-cell>
        </table:table-row>
        <table:table-row table:style-name="ro4">
          <table:table-cell table:formula="of:=['Detail Notes S3'.A26]" office:value-type="string" office:string-value="20150949" calcext:value-type="string">
            <text:p>20150949</text:p>
          </table:table-cell>
          <table:table-cell table:formula="of:=['Detail Notes S3'.B26]" office:value-type="string" office:string-value="LAMBERSENS" calcext:value-type="string">
            <text:p>LAMBERSENS</text:p>
          </table:table-cell>
          <table:table-cell table:formula="of:=['Detail Notes S3'.C26]" office:value-type="string" office:string-value="Adrien" calcext:value-type="string">
            <text:p>Adrien</text:p>
          </table:table-cell>
          <table:table-cell table:formula="of:=['Detail Notes S3'.D26]" office:value-type="string" office:string-value="2-B" calcext:value-type="string">
            <text:p>2-B</text:p>
          </table:table-cell>
          <table:table-cell table:formula="of:=RANDBETWEEN(50;200)/10" office:value-type="float" office:value="9.3" calcext:value-type="float">
            <text:p>9,30</text:p>
          </table:table-cell>
          <table:table-cell table:formula="of:=RANK([.E26];[.$E$3:.$E$63])" office:value-type="float" office:value="40" calcext:value-type="float">
            <text:p>40</text:p>
          </table:table-cell>
        </table:table-row>
        <table:table-row table:style-name="ro4">
          <table:table-cell table:formula="of:=['Detail Notes S3'.A27]" office:value-type="string" office:string-value="20150950" calcext:value-type="string">
            <text:p>20150950</text:p>
          </table:table-cell>
          <table:table-cell table:formula="of:=['Detail Notes S3'.B27]" office:value-type="string" office:string-value="LE FOLL" calcext:value-type="string">
            <text:p>LE FOLL</text:p>
          </table:table-cell>
          <table:table-cell table:formula="of:=['Detail Notes S3'.C27]" office:value-type="string" office:string-value="Coralie" calcext:value-type="string">
            <text:p>Coralie</text:p>
          </table:table-cell>
          <table:table-cell table:formula="of:=['Detail Notes S3'.D27]" office:value-type="string" office:string-value="2-A" calcext:value-type="string">
            <text:p>2-A</text:p>
          </table:table-cell>
          <table:table-cell table:formula="of:=RANDBETWEEN(50;200)/10" office:value-type="float" office:value="14.6" calcext:value-type="float">
            <text:p>14,60</text:p>
          </table:table-cell>
          <table:table-cell table:formula="of:=RANK([.E27];[.$E$3:.$E$63])" office:value-type="float" office:value="19" calcext:value-type="float">
            <text:p>19</text:p>
          </table:table-cell>
        </table:table-row>
        <table:table-row table:style-name="ro4">
          <table:table-cell table:formula="of:=['Detail Notes S3'.A28]" office:value-type="string" office:string-value="20150951" calcext:value-type="string">
            <text:p>20150951</text:p>
          </table:table-cell>
          <table:table-cell table:formula="of:=['Detail Notes S3'.B28]" office:value-type="string" office:string-value="LECHA" calcext:value-type="string">
            <text:p>LECHA</text:p>
          </table:table-cell>
          <table:table-cell table:formula="of:=['Detail Notes S3'.C28]" office:value-type="string" office:string-value="Benjamin" calcext:value-type="string">
            <text:p>Benjamin</text:p>
          </table:table-cell>
          <table:table-cell table:formula="of:=['Detail Notes S3'.D28]" office:value-type="string" office:string-value="2-C" calcext:value-type="string">
            <text:p>2-C</text:p>
          </table:table-cell>
          <table:table-cell table:formula="of:=RANDBETWEEN(50;200)/10" office:value-type="float" office:value="12" calcext:value-type="float">
            <text:p>12,00</text:p>
          </table:table-cell>
          <table:table-cell table:formula="of:=RANK([.E28];[.$E$3:.$E$63])" office:value-type="float" office:value="31" calcext:value-type="float">
            <text:p>31</text:p>
          </table:table-cell>
        </table:table-row>
        <table:table-row table:style-name="ro4">
          <table:table-cell table:formula="of:=['Detail Notes S3'.A29]" office:value-type="string" office:string-value="20150952" calcext:value-type="string">
            <text:p>20150952</text:p>
          </table:table-cell>
          <table:table-cell table:formula="of:=['Detail Notes S3'.B29]" office:value-type="string" office:string-value="LEFAIT" calcext:value-type="string">
            <text:p>LEFAIT</text:p>
          </table:table-cell>
          <table:table-cell table:formula="of:=['Detail Notes S3'.C29]" office:value-type="string" office:string-value="Romain" calcext:value-type="string">
            <text:p>Romain</text:p>
          </table:table-cell>
          <table:table-cell table:formula="of:=['Detail Notes S3'.D29]" office:value-type="string" office:string-value="2-B" calcext:value-type="string">
            <text:p>2-B</text:p>
          </table:table-cell>
          <table:table-cell table:formula="of:=RANDBETWEEN(50;200)/10" office:value-type="float" office:value="19.7" calcext:value-type="float">
            <text:p>19,70</text:p>
          </table:table-cell>
          <table:table-cell table:formula="of:=RANK([.E29];[.$E$3:.$E$63])" office:value-type="float" office:value="1" calcext:value-type="float">
            <text:p>1</text:p>
          </table:table-cell>
        </table:table-row>
        <table:table-row table:style-name="ro4">
          <table:table-cell table:formula="of:=['Detail Notes S3'.A30]" office:value-type="string" office:string-value="20150953" calcext:value-type="string">
            <text:p>20150953</text:p>
          </table:table-cell>
          <table:table-cell table:formula="of:=['Detail Notes S3'.B30]" office:value-type="string" office:string-value="LEFEBVRE" calcext:value-type="string">
            <text:p>LEFEBVRE</text:p>
          </table:table-cell>
          <table:table-cell table:formula="of:=['Detail Notes S3'.C30]" office:value-type="string" office:string-value="Jéremy" calcext:value-type="string">
            <text:p>Jéremy</text:p>
          </table:table-cell>
          <table:table-cell table:formula="of:=['Detail Notes S3'.D30]" office:value-type="string" office:string-value="2-B" calcext:value-type="string">
            <text:p>2-B</text:p>
          </table:table-cell>
          <table:table-cell table:formula="of:=RANDBETWEEN(50;200)/10" office:value-type="float" office:value="9" calcext:value-type="float">
            <text:p>9,00</text:p>
          </table:table-cell>
          <table:table-cell table:formula="of:=RANK([.E30];[.$E$3:.$E$63])" office:value-type="float" office:value="42" calcext:value-type="float">
            <text:p>42</text:p>
          </table:table-cell>
        </table:table-row>
        <table:table-row table:style-name="ro4">
          <table:table-cell table:formula="of:=['Detail Notes S3'.A31]" office:value-type="string" office:string-value="20150954" calcext:value-type="string">
            <text:p>20150954</text:p>
          </table:table-cell>
          <table:table-cell table:formula="of:=['Detail Notes S3'.B31]" office:value-type="string" office:string-value="LEFEBVRE" calcext:value-type="string">
            <text:p>LEFEBVRE</text:p>
          </table:table-cell>
          <table:table-cell table:formula="of:=['Detail Notes S3'.C31]" office:value-type="string" office:string-value="Kévin" calcext:value-type="string">
            <text:p>Kévin</text:p>
          </table:table-cell>
          <table:table-cell table:formula="of:=['Detail Notes S3'.D31]" office:value-type="string" office:string-value="2-A" calcext:value-type="string">
            <text:p>2-A</text:p>
          </table:table-cell>
          <table:table-cell table:formula="of:=RANDBETWEEN(50;200)/10" office:value-type="float" office:value="6.5" calcext:value-type="float">
            <text:p>6,50</text:p>
          </table:table-cell>
          <table:table-cell table:formula="of:=RANK([.E31];[.$E$3:.$E$63])" office:value-type="float" office:value="57" calcext:value-type="float">
            <text:p>57</text:p>
          </table:table-cell>
        </table:table-row>
        <table:table-row table:style-name="ro4">
          <table:table-cell table:formula="of:=['Detail Notes S3'.A32]" office:value-type="string" office:string-value="20150955" calcext:value-type="string">
            <text:p>20150955</text:p>
          </table:table-cell>
          <table:table-cell table:formula="of:=['Detail Notes S3'.B32]" office:value-type="string" office:string-value="LEGRAND" calcext:value-type="string">
            <text:p>LEGRAND</text:p>
          </table:table-cell>
          <table:table-cell table:formula="of:=['Detail Notes S3'.C32]" office:value-type="string" office:string-value="Baptiste" calcext:value-type="string">
            <text:p>Baptiste</text:p>
          </table:table-cell>
          <table:table-cell table:formula="of:=['Detail Notes S3'.D32]" office:value-type="string" office:string-value="2-C" calcext:value-type="string">
            <text:p>2-C</text:p>
          </table:table-cell>
          <table:table-cell table:formula="of:=RANDBETWEEN(50;200)/10" office:value-type="float" office:value="12.9" calcext:value-type="float">
            <text:p>12,90</text:p>
          </table:table-cell>
          <table:table-cell table:formula="of:=RANK([.E32];[.$E$3:.$E$63])" office:value-type="float" office:value="24" calcext:value-type="float">
            <text:p>24</text:p>
          </table:table-cell>
        </table:table-row>
        <table:table-row table:style-name="ro4">
          <table:table-cell table:formula="of:=['Detail Notes S3'.A33]" office:value-type="string" office:string-value="20150956" calcext:value-type="string">
            <text:p>20150956</text:p>
          </table:table-cell>
          <table:table-cell table:formula="of:=['Detail Notes S3'.B33]" office:value-type="string" office:string-value="LEGRU" calcext:value-type="string">
            <text:p>LEGRU</text:p>
          </table:table-cell>
          <table:table-cell table:formula="of:=['Detail Notes S3'.C33]" office:value-type="string" office:string-value="Florent" calcext:value-type="string">
            <text:p>Florent</text:p>
          </table:table-cell>
          <table:table-cell table:formula="of:=['Detail Notes S3'.D33]" office:value-type="string" office:string-value="2-B" calcext:value-type="string">
            <text:p>2-B</text:p>
          </table:table-cell>
          <table:table-cell table:formula="of:=RANDBETWEEN(50;200)/10" office:value-type="float" office:value="16" calcext:value-type="float">
            <text:p>16,00</text:p>
          </table:table-cell>
          <table:table-cell table:formula="of:=RANK([.E33];[.$E$3:.$E$63])" office:value-type="float" office:value="16" calcext:value-type="float">
            <text:p>16</text:p>
          </table:table-cell>
        </table:table-row>
        <table:table-row table:style-name="ro4">
          <table:table-cell table:formula="of:=['Detail Notes S3'.A34]" office:value-type="string" office:string-value="20150957" calcext:value-type="string">
            <text:p>20150957</text:p>
          </table:table-cell>
          <table:table-cell table:formula="of:=['Detail Notes S3'.B34]" office:value-type="string" office:string-value="LEMAITRE" calcext:value-type="string">
            <text:p>LEMAITRE</text:p>
          </table:table-cell>
          <table:table-cell table:formula="of:=['Detail Notes S3'.C34]" office:value-type="string" office:string-value="Valentin" calcext:value-type="string">
            <text:p>Valentin</text:p>
          </table:table-cell>
          <table:table-cell table:formula="of:=['Detail Notes S3'.D34]" office:value-type="string" office:string-value="2-C" calcext:value-type="string">
            <text:p>2-C</text:p>
          </table:table-cell>
          <table:table-cell table:formula="of:=RANDBETWEEN(50;200)/10" office:value-type="float" office:value="8.1" calcext:value-type="float">
            <text:p>8,10</text:p>
          </table:table-cell>
          <table:table-cell table:formula="of:=RANK([.E34];[.$E$3:.$E$63])" office:value-type="float" office:value="49" calcext:value-type="float">
            <text:p>49</text:p>
          </table:table-cell>
        </table:table-row>
        <table:table-row table:style-name="ro4">
          <table:table-cell table:formula="of:=['Detail Notes S3'.A35]" office:value-type="string" office:string-value="20150958" calcext:value-type="string">
            <text:p>20150958</text:p>
          </table:table-cell>
          <table:table-cell table:formula="of:=['Detail Notes S3'.B35]" office:value-type="string" office:string-value="LESAFFRE" calcext:value-type="string">
            <text:p>LESAFFRE</text:p>
          </table:table-cell>
          <table:table-cell table:formula="of:=['Detail Notes S3'.C35]" office:value-type="string" office:string-value="Romain" calcext:value-type="string">
            <text:p>Romain</text:p>
          </table:table-cell>
          <table:table-cell table:formula="of:=['Detail Notes S3'.D35]" office:value-type="string" office:string-value="2-A" calcext:value-type="string">
            <text:p>2-A</text:p>
          </table:table-cell>
          <table:table-cell table:formula="of:=RANDBETWEEN(50;200)/10" office:value-type="float" office:value="8.6" calcext:value-type="float">
            <text:p>8,60</text:p>
          </table:table-cell>
          <table:table-cell table:formula="of:=RANK([.E35];[.$E$3:.$E$63])" office:value-type="float" office:value="46" calcext:value-type="float">
            <text:p>46</text:p>
          </table:table-cell>
        </table:table-row>
        <table:table-row table:style-name="ro4">
          <table:table-cell table:formula="of:=['Detail Notes S3'.A36]" office:value-type="string" office:string-value="20150959" calcext:value-type="string">
            <text:p>20150959</text:p>
          </table:table-cell>
          <table:table-cell table:formula="of:=['Detail Notes S3'.B36]" office:value-type="string" office:string-value="LETERTRE" calcext:value-type="string">
            <text:p>LETERTRE</text:p>
          </table:table-cell>
          <table:table-cell table:formula="of:=['Detail Notes S3'.C36]" office:value-type="string" office:string-value="Florian" calcext:value-type="string">
            <text:p>Florian</text:p>
          </table:table-cell>
          <table:table-cell table:formula="of:=['Detail Notes S3'.D36]" office:value-type="string" office:string-value="2-C" calcext:value-type="string">
            <text:p>2-C</text:p>
          </table:table-cell>
          <table:table-cell table:formula="of:=RANDBETWEEN(50;200)/10" office:value-type="float" office:value="16.7" calcext:value-type="float">
            <text:p>16,70</text:p>
          </table:table-cell>
          <table:table-cell table:formula="of:=RANK([.E36];[.$E$3:.$E$63])" office:value-type="float" office:value="13" calcext:value-type="float">
            <text:p>13</text:p>
          </table:table-cell>
        </table:table-row>
        <table:table-row table:style-name="ro4">
          <table:table-cell table:formula="of:=['Detail Notes S3'.A37]" office:value-type="string" office:string-value="20150960" calcext:value-type="string">
            <text:p>20150960</text:p>
          </table:table-cell>
          <table:table-cell table:formula="of:=['Detail Notes S3'.B37]" office:value-type="string" office:string-value="LONGOUR" calcext:value-type="string">
            <text:p>LONGOUR</text:p>
          </table:table-cell>
          <table:table-cell table:formula="of:=['Detail Notes S3'.C37]" office:value-type="string" office:string-value="David" calcext:value-type="string">
            <text:p>David</text:p>
          </table:table-cell>
          <table:table-cell table:formula="of:=['Detail Notes S3'.D37]" office:value-type="string" office:string-value="2-A" calcext:value-type="string">
            <text:p>2-A</text:p>
          </table:table-cell>
          <table:table-cell table:formula="of:=RANDBETWEEN(50;200)/10" office:value-type="float" office:value="12.3" calcext:value-type="float">
            <text:p>12,30</text:p>
          </table:table-cell>
          <table:table-cell table:formula="of:=RANK([.E37];[.$E$3:.$E$63])" office:value-type="float" office:value="29" calcext:value-type="float">
            <text:p>29</text:p>
          </table:table-cell>
        </table:table-row>
        <table:table-row table:style-name="ro4">
          <table:table-cell table:formula="of:=['Detail Notes S3'.A38]" office:value-type="string" office:string-value="20150961" calcext:value-type="string">
            <text:p>20150961</text:p>
          </table:table-cell>
          <table:table-cell table:formula="of:=['Detail Notes S3'.B38]" office:value-type="string" office:string-value="LOOPE" calcext:value-type="string">
            <text:p>LOOPE</text:p>
          </table:table-cell>
          <table:table-cell table:formula="of:=['Detail Notes S3'.C38]" office:value-type="string" office:string-value="Giovanni" calcext:value-type="string">
            <text:p>Giovanni</text:p>
          </table:table-cell>
          <table:table-cell table:formula="of:=['Detail Notes S3'.D38]" office:value-type="string" office:string-value="2-A" calcext:value-type="string">
            <text:p>2-A</text:p>
          </table:table-cell>
          <table:table-cell table:formula="of:=RANDBETWEEN(50;200)/10" office:value-type="float" office:value="9.2" calcext:value-type="float">
            <text:p>9,20</text:p>
          </table:table-cell>
          <table:table-cell table:formula="of:=RANK([.E38];[.$E$3:.$E$63])" office:value-type="float" office:value="41" calcext:value-type="float">
            <text:p>41</text:p>
          </table:table-cell>
        </table:table-row>
        <table:table-row table:style-name="ro4">
          <table:table-cell table:formula="of:=['Detail Notes S3'.A39]" office:value-type="string" office:string-value="20150962" calcext:value-type="string">
            <text:p>20150962</text:p>
          </table:table-cell>
          <table:table-cell table:formula="of:=['Detail Notes S3'.B39]" office:value-type="string" office:string-value="MAERTEN" calcext:value-type="string">
            <text:p>MAERTEN</text:p>
          </table:table-cell>
          <table:table-cell table:formula="of:=['Detail Notes S3'.C39]" office:value-type="string" office:string-value="Nicolas" calcext:value-type="string">
            <text:p>Nicolas</text:p>
          </table:table-cell>
          <table:table-cell table:formula="of:=['Detail Notes S3'.D39]" office:value-type="string" office:string-value="2-A" calcext:value-type="string">
            <text:p>2-A</text:p>
          </table:table-cell>
          <table:table-cell table:formula="of:=RANDBETWEEN(50;200)/10" office:value-type="float" office:value="8.9" calcext:value-type="float">
            <text:p>8,90</text:p>
          </table:table-cell>
          <table:table-cell table:formula="of:=RANK([.E39];[.$E$3:.$E$63])" office:value-type="float" office:value="44" calcext:value-type="float">
            <text:p>44</text:p>
          </table:table-cell>
        </table:table-row>
        <table:table-row table:style-name="ro4">
          <table:table-cell table:formula="of:=['Detail Notes S3'.A40]" office:value-type="string" office:string-value="20150963" calcext:value-type="string">
            <text:p>20150963</text:p>
          </table:table-cell>
          <table:table-cell table:formula="of:=['Detail Notes S3'.B40]" office:value-type="string" office:string-value="MAILLOT" calcext:value-type="string">
            <text:p>MAILLOT</text:p>
          </table:table-cell>
          <table:table-cell table:formula="of:=['Detail Notes S3'.C40]" office:value-type="string" office:string-value="Maxime" calcext:value-type="string">
            <text:p>Maxime</text:p>
          </table:table-cell>
          <table:table-cell table:formula="of:=['Detail Notes S3'.D40]" office:value-type="string" office:string-value="2-B" calcext:value-type="string">
            <text:p>2-B</text:p>
          </table:table-cell>
          <table:table-cell table:formula="of:=RANDBETWEEN(50;200)/10" office:value-type="float" office:value="7.5" calcext:value-type="float">
            <text:p>7,50</text:p>
          </table:table-cell>
          <table:table-cell table:formula="of:=RANK([.E40];[.$E$3:.$E$63])" office:value-type="float" office:value="52" calcext:value-type="float">
            <text:p>52</text:p>
          </table:table-cell>
        </table:table-row>
        <table:table-row table:style-name="ro4">
          <table:table-cell table:formula="of:=['Detail Notes S3'.A41]" office:value-type="string" office:string-value="20150964" calcext:value-type="string">
            <text:p>20150964</text:p>
          </table:table-cell>
          <table:table-cell table:formula="of:=['Detail Notes S3'.B41]" office:value-type="string" office:string-value="MARIE" calcext:value-type="string">
            <text:p>MARIE</text:p>
          </table:table-cell>
          <table:table-cell table:formula="of:=['Detail Notes S3'.C41]" office:value-type="string" office:string-value="Louis" calcext:value-type="string">
            <text:p>Louis</text:p>
          </table:table-cell>
          <table:table-cell table:formula="of:=['Detail Notes S3'.D41]" office:value-type="string" office:string-value="2-A" calcext:value-type="string">
            <text:p>2-A</text:p>
          </table:table-cell>
          <table:table-cell table:formula="of:=RANDBETWEEN(50;200)/10" office:value-type="float" office:value="7.9" calcext:value-type="float">
            <text:p>7,90</text:p>
          </table:table-cell>
          <table:table-cell table:formula="of:=RANK([.E41];[.$E$3:.$E$63])" office:value-type="float" office:value="50" calcext:value-type="float">
            <text:p>50</text:p>
          </table:table-cell>
        </table:table-row>
        <table:table-row table:style-name="ro4">
          <table:table-cell table:formula="of:=['Detail Notes S3'.A42]" office:value-type="string" office:string-value="20150965" calcext:value-type="string">
            <text:p>20150965</text:p>
          </table:table-cell>
          <table:table-cell table:formula="of:=['Detail Notes S3'.B42]" office:value-type="string" office:string-value="MARTIN" calcext:value-type="string">
            <text:p>MARTIN</text:p>
          </table:table-cell>
          <table:table-cell table:formula="of:=['Detail Notes S3'.C42]" office:value-type="string" office:string-value="Alexandre" calcext:value-type="string">
            <text:p>Alexandre</text:p>
          </table:table-cell>
          <table:table-cell table:formula="of:=['Detail Notes S3'.D42]" office:value-type="string" office:string-value="2-C" calcext:value-type="string">
            <text:p>2-C</text:p>
          </table:table-cell>
          <table:table-cell table:formula="of:=RANDBETWEEN(50;200)/10" office:value-type="float" office:value="13.1" calcext:value-type="float">
            <text:p>13,10</text:p>
          </table:table-cell>
          <table:table-cell table:formula="of:=RANK([.E42];[.$E$3:.$E$63])" office:value-type="float" office:value="22" calcext:value-type="float">
            <text:p>22</text:p>
          </table:table-cell>
        </table:table-row>
        <table:table-row table:style-name="ro4">
          <table:table-cell table:formula="of:=['Detail Notes S3'.A43]" office:value-type="string" office:string-value="20150966" calcext:value-type="string">
            <text:p>20150966</text:p>
          </table:table-cell>
          <table:table-cell table:formula="of:=['Detail Notes S3'.B43]" office:value-type="string" office:string-value="MASSELOT" calcext:value-type="string">
            <text:p>MASSELOT</text:p>
          </table:table-cell>
          <table:table-cell table:formula="of:=['Detail Notes S3'.C43]" office:value-type="string" office:string-value="Romain" calcext:value-type="string">
            <text:p>Romain</text:p>
          </table:table-cell>
          <table:table-cell table:formula="of:=['Detail Notes S3'.D43]" office:value-type="string" office:string-value="2-A" calcext:value-type="string">
            <text:p>2-A</text:p>
          </table:table-cell>
          <table:table-cell table:formula="of:=RANDBETWEEN(50;200)/10" office:value-type="float" office:value="11.9" calcext:value-type="float">
            <text:p>11,90</text:p>
          </table:table-cell>
          <table:table-cell table:formula="of:=RANK([.E43];[.$E$3:.$E$63])" office:value-type="float" office:value="32" calcext:value-type="float">
            <text:p>32</text:p>
          </table:table-cell>
        </table:table-row>
        <table:table-row table:style-name="ro4">
          <table:table-cell table:formula="of:=['Detail Notes S3'.A44]" office:value-type="string" office:string-value="20150967" calcext:value-type="string">
            <text:p>20150967</text:p>
          </table:table-cell>
          <table:table-cell table:formula="of:=['Detail Notes S3'.B44]" office:value-type="string" office:string-value="MERLIN" calcext:value-type="string">
            <text:p>MERLIN</text:p>
          </table:table-cell>
          <table:table-cell table:formula="of:=['Detail Notes S3'.C44]" office:value-type="string" office:string-value="Anthony" calcext:value-type="string">
            <text:p>Anthony</text:p>
          </table:table-cell>
          <table:table-cell table:formula="of:=['Detail Notes S3'.D44]" office:value-type="string" office:string-value="2-A" calcext:value-type="string">
            <text:p>2-A</text:p>
          </table:table-cell>
          <table:table-cell table:formula="of:=RANDBETWEEN(50;200)/10" office:value-type="float" office:value="13" calcext:value-type="float">
            <text:p>13,00</text:p>
          </table:table-cell>
          <table:table-cell table:formula="of:=RANK([.E44];[.$E$3:.$E$63])" office:value-type="float" office:value="23" calcext:value-type="float">
            <text:p>23</text:p>
          </table:table-cell>
        </table:table-row>
        <table:table-row table:style-name="ro4">
          <table:table-cell table:formula="of:=['Detail Notes S3'.A45]" office:value-type="string" office:string-value="20150968" calcext:value-type="string">
            <text:p>20150968</text:p>
          </table:table-cell>
          <table:table-cell table:formula="of:=['Detail Notes S3'.B45]" office:value-type="string" office:string-value="PETIT" calcext:value-type="string">
            <text:p>PETIT</text:p>
          </table:table-cell>
          <table:table-cell table:formula="of:=['Detail Notes S3'.C45]" office:value-type="string" office:string-value="Chloe" calcext:value-type="string">
            <text:p>Chloe</text:p>
          </table:table-cell>
          <table:table-cell table:formula="of:=['Detail Notes S3'.D45]" office:value-type="string" office:string-value="2-C" calcext:value-type="string">
            <text:p>2-C</text:p>
          </table:table-cell>
          <table:table-cell table:formula="of:=RANDBETWEEN(50;200)/10" office:value-type="float" office:value="9" calcext:value-type="float">
            <text:p>9,00</text:p>
          </table:table-cell>
          <table:table-cell table:formula="of:=RANK([.E45];[.$E$3:.$E$63])" office:value-type="float" office:value="42" calcext:value-type="float">
            <text:p>42</text:p>
          </table:table-cell>
        </table:table-row>
        <table:table-row table:style-name="ro4">
          <table:table-cell table:formula="of:=['Detail Notes S3'.A46]" office:value-type="string" office:string-value="20150969" calcext:value-type="string">
            <text:p>20150969</text:p>
          </table:table-cell>
          <table:table-cell table:formula="of:=['Detail Notes S3'.B46]" office:value-type="string" office:string-value="POLAN" calcext:value-type="string">
            <text:p>POLAN</text:p>
          </table:table-cell>
          <table:table-cell table:formula="of:=['Detail Notes S3'.C46]" office:value-type="string" office:string-value="Geoffrey" calcext:value-type="string">
            <text:p>Geoffrey</text:p>
          </table:table-cell>
          <table:table-cell table:formula="of:=['Detail Notes S3'.D46]" office:value-type="string" office:string-value="2-A" calcext:value-type="string">
            <text:p>2-A</text:p>
          </table:table-cell>
          <table:table-cell table:formula="of:=RANDBETWEEN(50;200)/10" office:value-type="float" office:value="19.7" calcext:value-type="float">
            <text:p>19,70</text:p>
          </table:table-cell>
          <table:table-cell table:formula="of:=RANK([.E46];[.$E$3:.$E$63])" office:value-type="float" office:value="1" calcext:value-type="float">
            <text:p>1</text:p>
          </table:table-cell>
        </table:table-row>
        <table:table-row table:style-name="ro4">
          <table:table-cell table:formula="of:=['Detail Notes S3'.A47]" office:value-type="string" office:string-value="20150970" calcext:value-type="string">
            <text:p>20150970</text:p>
          </table:table-cell>
          <table:table-cell table:formula="of:=['Detail Notes S3'.B47]" office:value-type="string" office:string-value="POUILLY" calcext:value-type="string">
            <text:p>POUILLY</text:p>
          </table:table-cell>
          <table:table-cell table:formula="of:=['Detail Notes S3'.C47]" office:value-type="string" office:string-value="Gaetan" calcext:value-type="string">
            <text:p>Gaetan</text:p>
          </table:table-cell>
          <table:table-cell table:formula="of:=['Detail Notes S3'.D47]" office:value-type="string" office:string-value="2-B" calcext:value-type="string">
            <text:p>2-B</text:p>
          </table:table-cell>
          <table:table-cell table:formula="of:=RANDBETWEEN(50;200)/10" office:value-type="float" office:value="19.1" calcext:value-type="float">
            <text:p>19,10</text:p>
          </table:table-cell>
          <table:table-cell table:formula="of:=RANK([.E47];[.$E$3:.$E$63])" office:value-type="float" office:value="5" calcext:value-type="float">
            <text:p>5</text:p>
          </table:table-cell>
        </table:table-row>
        <table:table-row table:style-name="ro4">
          <table:table-cell table:formula="of:=['Detail Notes S3'.A48]" office:value-type="string" office:string-value="20150971" calcext:value-type="string">
            <text:p>20150971</text:p>
          </table:table-cell>
          <table:table-cell table:formula="of:=['Detail Notes S3'.B48]" office:value-type="string" office:string-value="ROLAND" calcext:value-type="string">
            <text:p>ROLAND</text:p>
          </table:table-cell>
          <table:table-cell table:formula="of:=['Detail Notes S3'.C48]" office:value-type="string" office:string-value="Jeremie" calcext:value-type="string">
            <text:p>Jeremie</text:p>
          </table:table-cell>
          <table:table-cell table:formula="of:=['Detail Notes S3'.D48]" office:value-type="string" office:string-value="2-C" calcext:value-type="string">
            <text:p>2-C</text:p>
          </table:table-cell>
          <table:table-cell table:formula="of:=RANDBETWEEN(50;200)/10" office:value-type="float" office:value="13.6" calcext:value-type="float">
            <text:p>13,60</text:p>
          </table:table-cell>
          <table:table-cell table:formula="of:=RANK([.E48];[.$E$3:.$E$63])" office:value-type="float" office:value="21" calcext:value-type="float">
            <text:p>21</text:p>
          </table:table-cell>
        </table:table-row>
        <table:table-row table:style-name="ro4">
          <table:table-cell table:formula="of:=['Detail Notes S3'.A49]" office:value-type="string" office:string-value="20150972" calcext:value-type="string">
            <text:p>20150972</text:p>
          </table:table-cell>
          <table:table-cell table:formula="of:=['Detail Notes S3'.B49]" office:value-type="string" office:string-value="ROTTIERS" calcext:value-type="string">
            <text:p>ROTTIERS</text:p>
          </table:table-cell>
          <table:table-cell table:formula="of:=['Detail Notes S3'.C49]" office:value-type="string" office:string-value="Theo" calcext:value-type="string">
            <text:p>Theo</text:p>
          </table:table-cell>
          <table:table-cell table:formula="of:=['Detail Notes S3'.D49]" office:value-type="string" office:string-value="2-B" calcext:value-type="string">
            <text:p>2-B</text:p>
          </table:table-cell>
          <table:table-cell table:formula="of:=RANDBETWEEN(50;200)/10" office:value-type="float" office:value="12.9" calcext:value-type="float">
            <text:p>12,90</text:p>
          </table:table-cell>
          <table:table-cell table:formula="of:=RANK([.E49];[.$E$3:.$E$63])" office:value-type="float" office:value="24" calcext:value-type="float">
            <text:p>24</text:p>
          </table:table-cell>
        </table:table-row>
        <table:table-row table:style-name="ro4">
          <table:table-cell table:formula="of:=['Detail Notes S3'.A50]" office:value-type="string" office:string-value="20150973" calcext:value-type="string">
            <text:p>20150973</text:p>
          </table:table-cell>
          <table:table-cell table:formula="of:=['Detail Notes S3'.B50]" office:value-type="string" office:string-value="SACRE" calcext:value-type="string">
            <text:p>SACRE</text:p>
          </table:table-cell>
          <table:table-cell table:formula="of:=['Detail Notes S3'.C50]" office:value-type="string" office:string-value="Pierre" calcext:value-type="string">
            <text:p>Pierre</text:p>
          </table:table-cell>
          <table:table-cell table:formula="of:=['Detail Notes S3'.D50]" office:value-type="string" office:string-value="2-B" calcext:value-type="string">
            <text:p>2-B</text:p>
          </table:table-cell>
          <table:table-cell table:formula="of:=RANDBETWEEN(50;200)/10" office:value-type="float" office:value="15.6" calcext:value-type="float">
            <text:p>15,60</text:p>
          </table:table-cell>
          <table:table-cell table:formula="of:=RANK([.E50];[.$E$3:.$E$63])" office:value-type="float" office:value="17" calcext:value-type="float">
            <text:p>17</text:p>
          </table:table-cell>
        </table:table-row>
        <table:table-row table:style-name="ro4">
          <table:table-cell table:formula="of:=['Detail Notes S3'.A51]" office:value-type="string" office:string-value="20150974" calcext:value-type="string">
            <text:p>20150974</text:p>
          </table:table-cell>
          <table:table-cell table:formula="of:=['Detail Notes S3'.B51]" office:value-type="string" office:string-value="SCHILLER" calcext:value-type="string">
            <text:p>SCHILLER</text:p>
          </table:table-cell>
          <table:table-cell table:formula="of:=['Detail Notes S3'.C51]" office:value-type="string" office:string-value="Dylan" calcext:value-type="string">
            <text:p>Dylan</text:p>
          </table:table-cell>
          <table:table-cell table:formula="of:=['Detail Notes S3'.D51]" office:value-type="string" office:string-value="2-C" calcext:value-type="string">
            <text:p>2-C</text:p>
          </table:table-cell>
          <table:table-cell table:formula="of:=RANDBETWEEN(50;200)/10" office:value-type="float" office:value="16.4" calcext:value-type="float">
            <text:p>16,40</text:p>
          </table:table-cell>
          <table:table-cell table:formula="of:=RANK([.E51];[.$E$3:.$E$63])" office:value-type="float" office:value="15" calcext:value-type="float">
            <text:p>15</text:p>
          </table:table-cell>
        </table:table-row>
        <table:table-row table:style-name="ro4">
          <table:table-cell table:formula="of:=['Detail Notes S3'.A52]" office:value-type="string" office:string-value="20150975" calcext:value-type="string">
            <text:p>20150975</text:p>
          </table:table-cell>
          <table:table-cell table:formula="of:=['Detail Notes S3'.B52]" office:value-type="string" office:string-value="SURET" calcext:value-type="string">
            <text:p>SURET</text:p>
          </table:table-cell>
          <table:table-cell table:formula="of:=['Detail Notes S3'.C52]" office:value-type="string" office:string-value="Kévin" calcext:value-type="string">
            <text:p>Kévin</text:p>
          </table:table-cell>
          <table:table-cell table:formula="of:=['Detail Notes S3'.D52]" office:value-type="string" office:string-value="2-A" calcext:value-type="string">
            <text:p>2-A</text:p>
          </table:table-cell>
          <table:table-cell table:formula="of:=RANDBETWEEN(50;200)/10" office:value-type="float" office:value="15.4" calcext:value-type="float">
            <text:p>15,40</text:p>
          </table:table-cell>
          <table:table-cell table:formula="of:=RANK([.E52];[.$E$3:.$E$63])" office:value-type="float" office:value="18" calcext:value-type="float">
            <text:p>18</text:p>
          </table:table-cell>
        </table:table-row>
        <table:table-row table:style-name="ro4">
          <table:table-cell table:formula="of:=['Detail Notes S3'.A53]" office:value-type="string" office:string-value="20150976" calcext:value-type="string">
            <text:p>20150976</text:p>
          </table:table-cell>
          <table:table-cell table:formula="of:=['Detail Notes S3'.B53]" office:value-type="string" office:string-value="SZKARADEK" calcext:value-type="string">
            <text:p>SZKARADEK</text:p>
          </table:table-cell>
          <table:table-cell table:formula="of:=['Detail Notes S3'.C53]" office:value-type="string" office:string-value="Thibaud" calcext:value-type="string">
            <text:p>Thibaud</text:p>
          </table:table-cell>
          <table:table-cell table:formula="of:=['Detail Notes S3'.D53]" office:value-type="string" office:string-value="2-B" calcext:value-type="string">
            <text:p>2-B</text:p>
          </table:table-cell>
          <table:table-cell table:formula="of:=RANDBETWEEN(50;200)/10" office:value-type="float" office:value="8.9" calcext:value-type="float">
            <text:p>8,90</text:p>
          </table:table-cell>
          <table:table-cell table:formula="of:=RANK([.E53];[.$E$3:.$E$63])" office:value-type="float" office:value="44" calcext:value-type="float">
            <text:p>44</text:p>
          </table:table-cell>
        </table:table-row>
        <table:table-row table:style-name="ro4">
          <table:table-cell table:formula="of:=['Detail Notes S3'.A54]" office:value-type="string" office:string-value="20150977" calcext:value-type="string">
            <text:p>20150977</text:p>
          </table:table-cell>
          <table:table-cell table:formula="of:=['Detail Notes S3'.B54]" office:value-type="string" office:string-value="SZYMURA" calcext:value-type="string">
            <text:p>SZYMURA</text:p>
          </table:table-cell>
          <table:table-cell table:formula="of:=['Detail Notes S3'.C54]" office:value-type="string" office:string-value="Alexandre" calcext:value-type="string">
            <text:p>Alexandre</text:p>
          </table:table-cell>
          <table:table-cell table:formula="of:=['Detail Notes S3'.D54]" office:value-type="string" office:string-value="2-C" calcext:value-type="string">
            <text:p>2-C</text:p>
          </table:table-cell>
          <table:table-cell table:formula="of:=RANDBETWEEN(50;200)/10" office:value-type="float" office:value="7" calcext:value-type="float">
            <text:p>7,00</text:p>
          </table:table-cell>
          <table:table-cell table:formula="of:=RANK([.E54];[.$E$3:.$E$63])" office:value-type="float" office:value="55" calcext:value-type="float">
            <text:p>55</text:p>
          </table:table-cell>
        </table:table-row>
        <table:table-row table:style-name="ro4">
          <table:table-cell table:formula="of:=['Detail Notes S3'.A55]" office:value-type="string" office:string-value="20150978" calcext:value-type="string">
            <text:p>20150978</text:p>
          </table:table-cell>
          <table:table-cell table:formula="of:=['Detail Notes S3'.B55]" office:value-type="string" office:string-value="TANG" calcext:value-type="string">
            <text:p>TANG</text:p>
          </table:table-cell>
          <table:table-cell table:formula="of:=['Detail Notes S3'.C55]" office:value-type="string" office:string-value="Frédéric" calcext:value-type="string">
            <text:p>Frédéric</text:p>
          </table:table-cell>
          <table:table-cell table:formula="of:=['Detail Notes S3'.D55]" office:value-type="string" office:string-value="2-C" calcext:value-type="string">
            <text:p>2-C</text:p>
          </table:table-cell>
          <table:table-cell table:formula="of:=RANDBETWEEN(50;200)/10" office:value-type="float" office:value="12.6" calcext:value-type="float">
            <text:p>12,60</text:p>
          </table:table-cell>
          <table:table-cell table:formula="of:=RANK([.E55];[.$E$3:.$E$63])" office:value-type="float" office:value="27" calcext:value-type="float">
            <text:p>27</text:p>
          </table:table-cell>
        </table:table-row>
        <table:table-row table:style-name="ro4">
          <table:table-cell table:formula="of:=['Detail Notes S3'.A56]" office:value-type="string" office:string-value="20150979" calcext:value-type="string">
            <text:p>20150979</text:p>
          </table:table-cell>
          <table:table-cell table:formula="of:=['Detail Notes S3'.B56]" office:value-type="string" office:string-value="TASSART" calcext:value-type="string">
            <text:p>TASSART</text:p>
          </table:table-cell>
          <table:table-cell table:formula="of:=['Detail Notes S3'.C56]" office:value-type="string" office:string-value="Alexandre" calcext:value-type="string">
            <text:p>Alexandre</text:p>
          </table:table-cell>
          <table:table-cell table:formula="of:=['Detail Notes S3'.D56]" office:value-type="string" office:string-value="2-B" calcext:value-type="string">
            <text:p>2-B</text:p>
          </table:table-cell>
          <table:table-cell table:formula="of:=RANDBETWEEN(50;200)/10" office:value-type="float" office:value="9.8" calcext:value-type="float">
            <text:p>9,80</text:p>
          </table:table-cell>
          <table:table-cell table:formula="of:=RANK([.E56];[.$E$3:.$E$63])" office:value-type="float" office:value="37" calcext:value-type="float">
            <text:p>37</text:p>
          </table:table-cell>
        </table:table-row>
        <table:table-row table:style-name="ro4">
          <table:table-cell table:formula="of:=['Detail Notes S3'.A57]" office:value-type="string" office:string-value="20150980" calcext:value-type="string">
            <text:p>20150980</text:p>
          </table:table-cell>
          <table:table-cell table:formula="of:=['Detail Notes S3'.B57]" office:value-type="string" office:string-value="THERAGE" calcext:value-type="string">
            <text:p>THERAGE</text:p>
          </table:table-cell>
          <table:table-cell table:formula="of:=['Detail Notes S3'.C57]" office:value-type="string" office:string-value="Lucas" calcext:value-type="string">
            <text:p>Lucas</text:p>
          </table:table-cell>
          <table:table-cell table:formula="of:=['Detail Notes S3'.D57]" office:value-type="string" office:string-value="2-A" calcext:value-type="string">
            <text:p>2-A</text:p>
          </table:table-cell>
          <table:table-cell table:formula="of:=RANDBETWEEN(50;200)/10" office:value-type="float" office:value="8.3" calcext:value-type="float">
            <text:p>8,30</text:p>
          </table:table-cell>
          <table:table-cell table:formula="of:=RANK([.E57];[.$E$3:.$E$63])" office:value-type="float" office:value="47" calcext:value-type="float">
            <text:p>47</text:p>
          </table:table-cell>
        </table:table-row>
        <table:table-row table:style-name="ro4">
          <table:table-cell table:formula="of:=['Detail Notes S3'.A58]" office:value-type="string" office:string-value="20150981" calcext:value-type="string">
            <text:p>20150981</text:p>
          </table:table-cell>
          <table:table-cell table:formula="of:=['Detail Notes S3'.B58]" office:value-type="string" office:string-value="THOMAS" calcext:value-type="string">
            <text:p>THOMAS</text:p>
          </table:table-cell>
          <table:table-cell table:formula="of:=['Detail Notes S3'.C58]" office:value-type="string" office:string-value="Louis" calcext:value-type="string">
            <text:p>Louis</text:p>
          </table:table-cell>
          <table:table-cell table:formula="of:=['Detail Notes S3'.D58]" office:value-type="string" office:string-value="2-B" calcext:value-type="string">
            <text:p>2-B</text:p>
          </table:table-cell>
          <table:table-cell table:formula="of:=RANDBETWEEN(50;200)/10" office:value-type="float" office:value="10.3" calcext:value-type="float">
            <text:p>10,30</text:p>
          </table:table-cell>
          <table:table-cell table:formula="of:=RANK([.E58];[.$E$3:.$E$63])" office:value-type="float" office:value="36" calcext:value-type="float">
            <text:p>36</text:p>
          </table:table-cell>
        </table:table-row>
        <table:table-row table:style-name="ro4">
          <table:table-cell table:formula="of:=['Detail Notes S3'.A59]" office:value-type="string" office:string-value="20150982" calcext:value-type="string">
            <text:p>20150982</text:p>
          </table:table-cell>
          <table:table-cell table:formula="of:=['Detail Notes S3'.B59]" office:value-type="string" office:string-value="VANDEWOORDE" calcext:value-type="string">
            <text:p>VANDEWOORDE</text:p>
          </table:table-cell>
          <table:table-cell table:formula="of:=['Detail Notes S3'.C59]" office:value-type="string" office:string-value="Aymeric" calcext:value-type="string">
            <text:p>Aymeric</text:p>
          </table:table-cell>
          <table:table-cell table:formula="of:=['Detail Notes S3'.D59]" office:value-type="string" office:string-value="2-B" calcext:value-type="string">
            <text:p>2-B</text:p>
          </table:table-cell>
          <table:table-cell table:formula="of:=RANDBETWEEN(50;200)/10" office:value-type="float" office:value="5.8" calcext:value-type="float">
            <text:p>5,80</text:p>
          </table:table-cell>
          <table:table-cell table:formula="of:=RANK([.E59];[.$E$3:.$E$63])" office:value-type="float" office:value="60" calcext:value-type="float">
            <text:p>60</text:p>
          </table:table-cell>
        </table:table-row>
        <table:table-row table:style-name="ro4">
          <table:table-cell table:formula="of:=['Detail Notes S3'.A60]" office:value-type="string" office:string-value="20150983" calcext:value-type="string">
            <text:p>20150983</text:p>
          </table:table-cell>
          <table:table-cell table:formula="of:=['Detail Notes S3'.B60]" office:value-type="string" office:string-value="VANROY" calcext:value-type="string">
            <text:p>VANROY</text:p>
          </table:table-cell>
          <table:table-cell table:formula="of:=['Detail Notes S3'.C60]" office:value-type="string" office:string-value="Julien" calcext:value-type="string">
            <text:p>Julien</text:p>
          </table:table-cell>
          <table:table-cell table:formula="of:=['Detail Notes S3'.D60]" office:value-type="string" office:string-value="2-A" calcext:value-type="string">
            <text:p>2-A</text:p>
          </table:table-cell>
          <table:table-cell table:formula="of:=RANDBETWEEN(50;200)/10" office:value-type="float" office:value="12.7" calcext:value-type="float">
            <text:p>12,70</text:p>
          </table:table-cell>
          <table:table-cell table:formula="of:=RANK([.E60];[.$E$3:.$E$63])" office:value-type="float" office:value="26" calcext:value-type="float">
            <text:p>26</text:p>
          </table:table-cell>
        </table:table-row>
        <table:table-row table:style-name="ro4">
          <table:table-cell table:formula="of:=['Detail Notes S3'.A61]" office:value-type="string" office:string-value="20150984" calcext:value-type="string">
            <text:p>20150984</text:p>
          </table:table-cell>
          <table:table-cell table:formula="of:=['Detail Notes S3'.B61]" office:value-type="string" office:string-value="VELLA" calcext:value-type="string">
            <text:p>VELLA</text:p>
          </table:table-cell>
          <table:table-cell table:formula="of:=['Detail Notes S3'.C61]" office:value-type="string" office:string-value="Emanuele" calcext:value-type="string">
            <text:p>Emanuele</text:p>
          </table:table-cell>
          <table:table-cell table:formula="of:=['Detail Notes S3'.D61]" office:value-type="string" office:string-value="2-C" calcext:value-type="string">
            <text:p>2-C</text:p>
          </table:table-cell>
          <table:table-cell table:formula="of:=RANDBETWEEN(50;200)/10" office:value-type="float" office:value="19.3" calcext:value-type="float">
            <text:p>19,30</text:p>
          </table:table-cell>
          <table:table-cell table:formula="of:=RANK([.E61];[.$E$3:.$E$63])" office:value-type="float" office:value="3" calcext:value-type="float">
            <text:p>3</text:p>
          </table:table-cell>
        </table:table-row>
        <table:table-row table:style-name="ro4">
          <table:table-cell table:formula="of:=['Detail Notes S3'.A62]" office:value-type="string" office:string-value="20150985" calcext:value-type="string">
            <text:p>20150985</text:p>
          </table:table-cell>
          <table:table-cell table:formula="of:=['Detail Notes S3'.B62]" office:value-type="string" office:string-value="VERPOEST" calcext:value-type="string">
            <text:p>VERPOEST</text:p>
          </table:table-cell>
          <table:table-cell table:formula="of:=['Detail Notes S3'.C62]" office:value-type="string" office:string-value="Sylvain" calcext:value-type="string">
            <text:p>Sylvain</text:p>
          </table:table-cell>
          <table:table-cell table:formula="of:=['Detail Notes S3'.D62]" office:value-type="string" office:string-value="2-A" calcext:value-type="string">
            <text:p>2-A</text:p>
          </table:table-cell>
          <table:table-cell table:formula="of:=RANDBETWEEN(50;200)/10" office:value-type="float" office:value="6.7" calcext:value-type="float">
            <text:p>6,70</text:p>
          </table:table-cell>
          <table:table-cell table:formula="of:=RANK([.E62];[.$E$3:.$E$63])" office:value-type="float" office:value="56" calcext:value-type="float">
            <text:p>56</text:p>
          </table:table-cell>
        </table:table-row>
        <table:table-row table:style-name="ro4">
          <table:table-cell table:formula="of:=['Detail Notes S3'.A63]" office:value-type="string" office:string-value="20150986" calcext:value-type="string">
            <text:p>20150986</text:p>
          </table:table-cell>
          <table:table-cell table:formula="of:=['Detail Notes S3'.B63]" office:value-type="string" office:string-value="WICART" calcext:value-type="string">
            <text:p>WICART</text:p>
          </table:table-cell>
          <table:table-cell table:formula="of:=['Detail Notes S3'.C63]" office:value-type="string" office:string-value="Melvin" calcext:value-type="string">
            <text:p>Melvin</text:p>
          </table:table-cell>
          <table:table-cell table:formula="of:=['Detail Notes S3'.D63]" office:value-type="string" office:string-value="2-B" calcext:value-type="string">
            <text:p>2-B</text:p>
          </table:table-cell>
          <table:table-cell table:formula="of:=RANDBETWEEN(50;200)/10" office:value-type="float" office:value="16.9" calcext:value-type="float">
            <text:p>16,90</text:p>
          </table:table-cell>
          <table:table-cell table:formula="of:=RANK([.E63];[.$E$3:.$E$63])" office:value-type="float" office:value="11" calcext:value-type="float">
            <text:p>11</text:p>
          </table:table-cell>
        </table:table-row>
        <table:table-row table:style-name="ro4">
          <table:table-cell table:style-name="Default" table:formula="of:=[SE3.A64]" office:value-type="string" office:string-value="xxxxxxxxx" calcext:value-type="string">
            <text:p>xxxxxxxxx</text:p>
          </table:table-cell>
          <table:table-cell table:style-name="Default"/>
          <table:table-cell table:style-name="Default" table:formula="of:=[SE3.C64]" office:value-type="string" office:string-value="Moyenne" calcext:value-type="string">
            <text:p>Moyenne</text:p>
          </table:table-cell>
          <table:table-cell table:style-name="ce2"/>
          <table:table-cell table:style-name="ce54"/>
          <table:table-cell table:style-name="Default"/>
        </table:table-row>
        <table:table-row table:style-name="ro4" table:number-rows-repeated="2">
          <table:table-cell table:style-name="Default" table:number-columns-repeated="3"/>
          <table:table-cell table:style-name="ce2"/>
          <table:table-cell table:style-name="ce54"/>
          <table:table-cell table:style-name="Default"/>
        </table:table-row>
        <table:table-row table:style-name="ro4">
          <table:table-cell table:formula="of:=[SE3.A67]" office:value-type="string" office:string-value="Département" calcext:value-type="string">
            <text:p>Département</text:p>
          </table:table-cell>
          <table:table-cell table:style-name="ce24" table:formula="of:=[SE3.B67]" office:value-type="string" office:string-value="INFO" calcext:value-type="string">
            <text:p>INFO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  <table:table-row table:style-name="ro4">
          <table:table-cell table:formula="of:=[SE3.A68]" office:value-type="string" office:string-value="Année" calcext:value-type="string">
            <text:p>Année</text:p>
          </table:table-cell>
          <table:table-cell table:style-name="ce24" table:formula="of:=[SE3.B68]" office:value-type="string" office:string-value="INFO2" calcext:value-type="string">
            <text:p>INFO2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  <table:table-row table:style-name="ro4">
          <table:table-cell table:formula="of:=[SE3.A69]" office:value-type="string" office:string-value="Date début" calcext:value-type="string">
            <text:p>Date début</text:p>
          </table:table-cell>
          <table:table-cell table:style-name="ce52" table:formula="of:=[SE3.B69]" office:value-type="date" office:date-value="2016-09-01" calcext:value-type="date">
            <text:p>01/09/2016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  <table:table-row table:style-name="ro4">
          <table:table-cell table:formula="of:=[SE3.A70]" office:value-type="string" office:string-value="Date de fin " calcext:value-type="string">
            <text:p>Date de fin </text:p>
          </table:table-cell>
          <table:table-cell table:style-name="ce52" office:value-type="date" office:date-value="2016-12-31" calcext:value-type="date">
            <text:p>31/12/2016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  <table:table-row table:style-name="ro4">
          <table:table-cell table:formula="of:=[SE3.A71]" office:value-type="string" office:string-value="Semestre" calcext:value-type="string">
            <text:p>Semestre</text:p>
          </table:table-cell>
          <table:table-cell table:style-name="ce24" table:formula="of:=[SE3.B71]" office:value-type="string" office:string-value="S3" calcext:value-type="string">
            <text:p>S3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  <table:table-row table:style-name="ro4">
          <table:table-cell office:value-type="string" calcext:value-type="string">
            <text:p>Code</text:p>
          </table:table-cell>
          <table:table-cell table:style-name="ce24" office:value-type="string" calcext:value-type="string">
            <text:p>M3102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  <table:table-row table:style-name="ro4">
          <table:table-cell office:value-type="string" calcext:value-type="string">
            <text:p>Intitulé</text:p>
          </table:table-cell>
          <table:table-cell table:style-name="ce24" office:value-type="string" calcext:value-type="string">
            <text:p>Services réseaux 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  <table:table-row table:style-name="ro4">
          <table:table-cell office:value-type="string" calcext:value-type="string">
            <text:p>Coefficient</text:p>
          </table:table-cell>
          <table:table-cell table:style-name="ce24" office:value-type="float" office:value="1.5" calcext:value-type="float">
            <text:p>1,5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  <table:table-row table:style-name="ro4">
          <table:table-cell office:value-type="string" calcext:value-type="string">
            <text:p>Responsable</text:p>
          </table:table-cell>
          <table:table-cell table:style-name="ce24" office:value-type="string" calcext:value-type="string">
            <text:p>Jean François Condotta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  <table:table-row table:style-name="ro4">
          <table:table-cell office:value-type="string" calcext:value-type="string">
            <text:p>Moyenne</text:p>
          </table:table-cell>
          <table:table-cell table:style-name="ce53" table:formula="of:=AVERAGE([.E3:.E63])" office:value-type="float" office:value="12.155737704918" calcext:value-type="float">
            <text:p>12,156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  <table:table-row table:style-name="ro4">
          <table:table-cell office:value-type="string" calcext:value-type="string">
            <text:p>Max</text:p>
          </table:table-cell>
          <table:table-cell table:style-name="ce53" table:formula="of:=MAX([.E3:.E63])" office:value-type="float" office:value="19.7" calcext:value-type="float">
            <text:p>19,700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  <table:table-row table:style-name="ro4">
          <table:table-cell office:value-type="string" calcext:value-type="string">
            <text:p>Min</text:p>
          </table:table-cell>
          <table:table-cell table:style-name="ce53" table:formula="of:=MIN([.E3:.E63])" office:value-type="float" office:value="5.8" calcext:value-type="float">
            <text:p>5,800</text:p>
          </table:table-cell>
          <table:table-cell table:style-name="Default"/>
          <table:table-cell table:style-name="ce2"/>
          <table:table-cell table:style-name="ce5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MS Sans Serif" svg:font-family="'MS Sans Serif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06">
      <number:text> </number:text>
      <number:number number:decimal-places="2" number:min-integer-digits="1" number:grouping="true"/>
      <number:text>    </number:text>
    </number:number-style>
    <number:number-style style:name="N107">
      <number:text>-</number:text>
      <number:number number:decimal-places="2" number:min-integer-digits="1" number:grouping="true"/>
      <number:text>    </number:text>
    </number:number-style>
    <number:number-style style:name="N108">
      <number:text> -</number:text>
      <number:number number:decimal-places="0" number:min-integer-digits="0"/>
      <number:text>    </number:text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9">
      <number:number number:decimal-places="1" number:min-integer-digits="1"/>
    </number:number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 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F </number:text>
    </number:number-style>
    <number:number-style style:name="N159P1" style:volatile="true">
      <number:text>-</number:text>
      <number:number number:decimal-places="0" number:min-integer-digits="1" number:grouping="true"/>
      <number:text> F </number:text>
    </number:number-style>
    <number:number-style style:name="N159P2" style:volatile="true">
      <number:text> - F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€</number:text>
      <number:number number:decimal-places="0" number:min-integer-digits="1" number:grouping="true"/>
      <number:text> </number:text>
    </number:number-style>
    <number:number-style style:name="N163">
      <number:text>(€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€</number:text>
      <number:number number:decimal-places="0" number:min-integer-digits="1" number:grouping="true"/>
      <number:text> </number:text>
    </number:number-style>
    <number:number-style style:name="N164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€</number:text>
      <number:number number:decimal-places="2" number:min-integer-digits="1" number:grouping="true"/>
      <number:text> </number:text>
    </number:number-style>
    <number:number-style style:name="N166">
      <number:text>(€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€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71P0" style:volatile="true">
      <number:text> €</number:text>
      <number:number number:decimal-places="0" number:min-integer-digits="1" number:grouping="true"/>
      <number:text> </number:text>
    </number:number-style>
    <number:number-style style:name="N171P1" style:volatile="true">
      <number:text> €(</number:text>
      <number:number number:decimal-places="0" number:min-integer-digits="1" number:grouping="true"/>
      <number:text>)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integer-digits="1" number:grouping="true"/>
      <number:text>)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number:min-integer-digits="1" number:grouping="true"/>
      <number:text> </number:text>
    </number:number-style>
    <number:number-style style:name="N179P1" style:volatile="true">
      <number:text> €(</number:text>
      <number:number number:decimal-places="2" number:min-integer-digits="1" number:grouping="true"/>
      <number:text>)</number:text>
    </number:number-style>
    <number:number-style style:name="N179P2" style:volatile="true">
      <number:text> €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integer-digits="1" number:grouping="true"/>
      <number:text>)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6P0" style:volatile="true">
      <number:text> </number:text>
      <number:number number:decimal-places="3" number:min-integer-digits="1" number:grouping="true"/>
      <number:text>    </number:text>
    </number:number-style>
    <number:number-style style:name="N186P1" style:volatile="true">
      <number:text>-</number:text>
      <number:number number:decimal-places="3" number:min-integer-digits="1" number:grouping="true"/>
      <number:text>    </number:text>
    </number:number-style>
    <number:number-style style:name="N186P2" style:volatile="true">
      <number:text> -</number:text>
      <number:number number:decimal-places="0" number:min-integer-digits="0"/>
      <number:text>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text> </number:text>
      <number:number number:decimal-places="4" number:min-integer-digits="1" number:grouping="true"/>
      <number:text>    </number:text>
    </number:number-style>
    <number:number-style style:name="N189P1" style:volatile="true">
      <number:text>-</number:text>
      <number:number number:decimal-places="4" number:min-integer-digits="1" number:grouping="true"/>
      <number:text>    </number:text>
    </number:number-style>
    <number:number-style style:name="N189P2" style:volatile="true">
      <number:text> -</number:text>
      <number:number number: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text> </number:text>
      <number:number number:decimal-places="5" number:min-integer-digits="1" number:grouping="true"/>
      <number:text>    </number:text>
    </number:number-style>
    <number:number-style style:name="N192P1" style:volatile="true">
      <number:text>-</number:text>
      <number:number number:decimal-places="5" number:min-integer-digits="1" number:grouping="true"/>
      <number:text>    </number:text>
    </number:number-style>
    <number:number-style style:name="N192P2" style:volatile="true">
      <number:text> -</number:text>
      <number:number number:decimal-places="0" number:min-integer-digits="0"/>
      <number:text>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text> </number:text>
      <number:number number:decimal-places="1" number:min-integer-digits="1" number:grouping="true"/>
      <number:text>    </number:text>
    </number:number-style>
    <number:number-style style:name="N195P1" style:volatile="true">
      <number:text>-</number:text>
      <number:number number:decimal-places="1" number:min-integer-digits="1" number:grouping="true"/>
      <number:text>    </number:text>
    </number:number-style>
    <number:number-style style:name="N195P2" style:volatile="true">
      <number:text> -</number:text>
      <number:number number:decimal-places="0" number:min-integer-digits="0"/>
      <number:text>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1" number:min-exponent-digits="1"/>
    </number:number-style>
    <number:number-style style:name="N197">
      <number:number number:decimal-places="3" number:min-integer-digits="1"/>
    </number:number-style>
    <number:number-style style:name="N198">
      <number:number number:decimal-places="3" number:min-integer-digits="2"/>
    </number:number-style>
    <number:number-style style:name="N199">
      <number:number number:decimal-places="2" number:min-integer-digits="0"/>
    </number:number-style>
    <number:number-style style:name="N200">
      <number:number number:decimal-places="1" number:min-integer-digits="0"/>
    </number:number-style>
    <number:number-style style:name="N201">
      <number:text> </number:text>
      <number:number number:decimal-places="2" number:min-integer-digits="1" number:grouping="true"/>
      <number:text>   </number:text>
    </number:number-style>
    <number:number-style style:name="N202">
      <number:text>-</number:text>
      <number:number number:decimal-places="2" number:min-integer-digits="1" number:grouping="true"/>
      <number:text>   </number:text>
    </number:number-style>
    <number:number-style style:name="N203">
      <number:text> -</number:text>
      <number:number number:decimal-places="0" number:min-integer-digits="2"/>
      <number:text>   </number:text>
    </number:number-style>
    <number:number-style style:name="N204P0" style:volatile="true">
      <number:text> </number:text>
      <number:number number:decimal-places="2" number:min-integer-digits="1" number:grouping="true"/>
      <number:text>   </number:text>
    </number:number-style>
    <number:number-style style:name="N204P1" style:volatile="true">
      <number:text>-</number:text>
      <number:number number:decimal-places="2" number:min-integer-digits="1" number:grouping="true"/>
      <number:text>   </number:text>
    </number:number-style>
    <number:number-style style:name="N204P2" style:volatile="true">
      <number:text> -</number:text>
      <number:number number:decimal-places="0" number:min-integer-digits="2"/>
      <number:text>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2" number:min-integer-digits="1" number:grouping="true"/>
    </number:number-style>
    <number:number-style style:name="N205">
      <style:text-properties fo:color="#ff0000"/>
      <number:text>-</number:text>
      <number:number number:decimal-places="2" number:min-integer-digits="1" number:grouping="true"/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</number:number-style>
    <number:number-style style:name="N206">
      <style:text-properties fo:color="#ff0000"/>
      <number:text>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</number:number-style>
    <number:number-style style:name="N207">
      <number:text>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</number:number-style>
    <number:number-style style:name="N208">
      <number:text>-</number:text>
      <number:number number:decimal-places="2" number:min-integer-digits="1" number:grouping="true"/>
      <style:map style:condition="value()&gt;=0" style:apply-style-name="N208P0"/>
    </number:number-style>
    <number:number-style style:name="N210P0" style:volatile="true">
      <number:text>$</number:text>
      <number:number number:decimal-places="0" number:min-integer-digits="1" number:grouping="true"/>
      <number:text> </number:text>
    </number:number-style>
    <number:number-style style:name="N210">
      <number:text>($</number:text>
      <number:number number:decimal-places="0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$</number:text>
      <number:number number:decimal-places="0" number:min-integer-digits="1" number:grouping="true"/>
      <number:text> </number:text>
    </number:number-style>
    <number:number-style style:name="N2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1P0"/>
    </number:number-style>
    <number:number-style style:name="N213P0" style:volatile="true">
      <number:text>$</number:text>
      <number:number number:decimal-places="2" number:min-integer-digits="1" number:grouping="true"/>
      <number:text> </number:text>
    </number:number-style>
    <number:number-style style:name="N213">
      <number:text>($</number:text>
      <number:number number: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$</number:text>
      <number:number number:decimal-places="2" number:min-integer-digits="1" number:grouping="true"/>
      <number:text> </number:text>
    </number:number-style>
    <number:number-style style:name="N2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4P0"/>
    </number:number-style>
    <number:currency-style style:name="N21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21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218P2" style:volatile="true">
      <number:currency-symbol/>
      <number:text>- </number:text>
    </number:currency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text>  </number:text>
      <number:number number:decimal-places="0" number:min-integer-digits="1" number:grouping="true"/>
      <number:text> </number:text>
    </number:number-style>
    <number:number-style style:name="N221P1" style:volatile="true">
      <number:text>  (</number:text>
      <number:number number:decimal-places="0" number:min-integer-digits="1" number:grouping="true"/>
      <number:text>)</number:text>
    </number:number-style>
    <number:number-style style:name="N221P2" style:volatile="true">
      <number:text> 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4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224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224P2" style:volatile="true">
      <number:currency-symbol/>
      <number:text>- </number:text>
    </number:currency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text>  </number:text>
      <number:number number:decimal-places="2" number:min-integer-digits="1" number:grouping="true"/>
      <number:text> </number:text>
    </number:number-style>
    <number:number-style style:name="N227P1" style:volatile="true">
      <number:text>  (</number:text>
      <number:number number:decimal-places="2" number:min-integer-digits="1" number:grouping="true"/>
      <number:text>)</number:text>
    </number:number-style>
    <number:number-style style:name="N227P2" style:volatile="true">
      <number:text> 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">
      <number:text>$</number:text>
      <number:number number:decimal-places="2" number:min-integer-digits="1" number:grouping="true"/>
    </number:number-style>
    <number:currency-style style:name="N23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30P0"/>
    </number:currency-style>
    <number:percentage-style style:name="N231">
      <number:number number:decimal-places="1" number:min-integer-digits="1"/>
      <number:text>%</number:text>
    </number:percentage-style>
    <number:number-style style:name="N232">
      <number:number number:decimal-places="0" number:min-integer-digits="0"/>
    </number:number-style>
    <number:number-style style:name="N234P0" style:volatile="true">
      <number:number number:decimal-places="0" number:min-integer-digits="1" number:grouping="true"/>
      <number:text> </number:text>
    </number:number-style>
    <number:number-style style:name="N234P1" style:volatile="true">
      <number:text>  (</number:text>
      <number:number number:decimal-places="0" number:min-integer-digits="1" number:grouping="true"/>
      <number:text>)</number:text>
    </number:number-style>
    <number:number-style style:name="N234P2" style:volatile="true">
      <number:text> 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number number:decimal-places="2" number:min-integer-digits="1" number:grouping="true"/>
      <number:text> </number:text>
    </number:number-style>
    <number:number-style style:name="N236P1" style:volatile="true">
      <number:text>  (</number:text>
      <number:number number:decimal-places="2" number:min-integer-digits="1" number:grouping="true"/>
      <number:text>)</number:text>
    </number:number-style>
    <number:number-style style:name="N236P2" style:volatile="true">
      <number:text> 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">
      <number:number number:decimal-places="2" number:min-integer-digits="1" number:grouping="true"/>
      <number:text>   </number:text>
    </number:number-style>
    <number:number-style style:name="N238P0" style:volatile="true">
      <number:number number:decimal-places="2" number:min-integer-digits="1" number:grouping="true"/>
      <number:text>   </number:text>
    </number:number-style>
    <number:number-style style:name="N238P1" style:volatile="true">
      <number:text>-</number:text>
      <number:number number:decimal-places="2" number:min-integer-digits="1" number:grouping="true"/>
      <number:text>   </number:text>
    </number:number-style>
    <number:number-style style:name="N238P2" style:volatile="true">
      <number:text> -</number:text>
      <number:number number:decimal-places="0" number:min-integer-digits="2"/>
      <number:text>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P0" style:volatile="true">
      <number:number number:decimal-places="0" number:min-integer-digits="1" number:grouping="true"/>
      <number:text> </number:text>
    </number:number-style>
    <number:number-style style:name="N239P1" style:volatile="true">
      <number:text> (</number:text>
      <number:number number:decimal-places="0" number:min-integer-digits="1" number:grouping="true"/>
      <number:text>)</number:text>
    </number:number-style>
    <number:number-style style:name="N239P2" style:volatile="true">
      <number:text> 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number number: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integer-digits="1" number:grouping="true"/>
      <number:text>)</number:text>
    </number:number-style>
    <number:number-style style:name="N240P2" style:volatile="true">
      <number:text> -</number:text>
      <number:number number: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number number:decimal-places="3" number:min-integer-digits="1" number:grouping="true"/>
      <number:text>    </number:text>
    </number:number-style>
    <number:number-style style:name="N242P1" style:volatile="true">
      <number:text>-</number:text>
      <number:number number:decimal-places="3" number:min-integer-digits="1" number:grouping="true"/>
      <number:text>    </number:text>
    </number:number-style>
    <number:number-style style:name="N242P2" style:volatile="true">
      <number:text> -</number:text>
      <number:number number:decimal-places="0" number:min-integer-digits="0"/>
      <number:text>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number number:decimal-places="4" number:min-integer-digits="1" number:grouping="true"/>
      <number:text>    </number:text>
    </number:number-style>
    <number:number-style style:name="N244P1" style:volatile="true">
      <number:text>-</number:text>
      <number:number number:decimal-places="4" number:min-integer-digits="1" number:grouping="true"/>
      <number:text>    </number:text>
    </number:number-style>
    <number:number-style style:name="N244P2" style:volatile="true">
      <number:text> -</number:text>
      <number:number number:decimal-places="0" number:min-integer-digits="0"/>
      <number:text>   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number number:decimal-places="5" number:min-integer-digits="1" number:grouping="true"/>
      <number:text>    </number:text>
    </number:number-style>
    <number:number-style style:name="N246P1" style:volatile="true">
      <number:text>-</number:text>
      <number:number number:decimal-places="5" number:min-integer-digits="1" number:grouping="true"/>
      <number:text>    </number:text>
    </number:number-style>
    <number:number-style style:name="N246P2" style:volatile="true">
      <number:text> -</number:text>
      <number:number number:decimal-places="0" number:min-integer-digits="0"/>
      <number:text>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1" number:min-integer-digits="1" number:grouping="true"/>
      <number:text>    </number:text>
    </number:number-style>
    <number:number-style style:name="N248P1" style:volatile="true">
      <number:text>-</number:text>
      <number:number number:decimal-places="1" number:min-integer-digits="1" number:grouping="true"/>
      <number:text>    </number:text>
    </number:number-style>
    <number:number-style style:name="N248P2" style:volatile="true">
      <number:text> -</number:text>
      <number:number number:decimal-places="0" number:min-integer-digits="0"/>
      <number:text>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currency-style style:name="N250P0" style:volatile="true">
      <number:currency-symbol>$</number:currency-symbol>
      <number:number number:decimal-places="2" number:min-integer-digits="1" number:grouping="true"/>
    </number:currency-style>
    <number:currency-style style:name="N25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50P0"/>
    </number:currency-style>
    <number:currency-style style:name="N25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5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52P0"/>
    </number:currency-style>
    <number:number-style style:name="N253">
      <number:text> -</number:text>
      <number:number number:decimal-places="1" number:min-integer-digits="2"/>
      <number:text>   </number:text>
    </number:number-style>
    <number:number-style style:name="N254P0" style:volatile="true">
      <number:text> </number:text>
      <number:number number:decimal-places="2" number:min-integer-digits="1" number:grouping="true"/>
      <number:text>   </number:text>
    </number:number-style>
    <number:number-style style:name="N254P1" style:volatile="true">
      <number:text>-</number:text>
      <number:number number:decimal-places="2" number:min-integer-digits="1" number:grouping="true"/>
      <number:text>   </number:text>
    </number:number-style>
    <number:number-style style:name="N254P2" style:volatile="true">
      <number:text> -</number:text>
      <number:number number:decimal-places="1" number:min-integer-digits="2"/>
      <number:text>  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currency-style style:name="N256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256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256P0"/>
    </number:currency-style>
    <number:currency-style style:name="N25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57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57P0"/>
    </number:currency-style>
    <number:currency-style style:name="N258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258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258P0"/>
    </number:currency-style>
    <number:currency-style style:name="N260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260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260P0"/>
    </number:currency-style>
    <number:number-style style:name="N261">
      <number:number number:decimal-places="0" number:min-integer-digits="3"/>
    </number:number-style>
    <number:number-style style:name="N263P0" style:volatile="true">
      <number:text>Vrai</number:text>
    </number:number-style>
    <number:number-style style:name="N263P1" style:volatile="true">
      <number:text>Vrai</number:text>
    </number:number-style>
    <number:number-style style:name="N263">
      <number:text>Faux</number:text>
      <style:map style:condition="value()&gt;0" style:apply-style-name="N263P0"/>
      <style:map style:condition="value()&lt;0" style:apply-style-name="N263P1"/>
    </number:number-style>
    <number:number-style style:name="N265P0" style:volatile="true">
      <number:text>Actif</number:text>
    </number:number-style>
    <number:number-style style:name="N265P1" style:volatile="true">
      <number:text>Actif</number:text>
    </number:number-style>
    <number:number-style style:name="N265">
      <number:text>Inactif</number:text>
      <style:map style:condition="value()&gt;0" style:apply-style-name="N265P0"/>
      <style:map style:condition="value()&lt;0" style:apply-style-name="N265P1"/>
    </number:number-style>
    <number:currency-style style:name="N2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67P0"/>
    </number:currency-style>
    <number:number-style style:name="N268">
      <number:text> </number:text>
      <number:number number:decimal-places="1" number:min-integer-digits="1" number:grouping="true"/>
      <number:text>   </number:text>
    </number:number-style>
    <number:number-style style:name="N269">
      <number:text>-</number:text>
      <number:number number:decimal-places="1" number:min-integer-digits="1" number:grouping="true"/>
      <number:text>   </number:text>
    </number:number-style>
    <number:number-style style:name="N270P0" style:volatile="true">
      <number:text> </number:text>
      <number:number number:decimal-places="1" number:min-integer-digits="1" number:grouping="true"/>
      <number:text>   </number:text>
    </number:number-style>
    <number:number-style style:name="N270P1" style:volatile="true">
      <number:text>-</number:text>
      <number:number number:decimal-places="1" number:min-integer-digits="1" number:grouping="true"/>
      <number:text>   </number:text>
    </number:number-style>
    <number:number-style style:name="N270P2" style:volatile="true">
      <number:text> -</number:text>
      <number:number number:decimal-places="0" number:min-integer-digits="2"/>
      <number:text>  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7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74P2" style:volatile="true">
      <number:text> </number:text>
      <loext:fill-character> </loext:fill-character>
      <number:text>-   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7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78P2" style:volatile="true">
      <number:text> </number:text>
      <loext:fill-character> </loext:fill-character>
      <number:text>- €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8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8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6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8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86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7">
      <number:number number:decimal-places="7" number:min-integer-digits="1"/>
    </number:number-style>
    <number:number-style style:name="N288">
      <number:number number:decimal-places="6" number:min-integer-digits="1"/>
    </number:number-style>
    <number:number-style style:name="N289">
      <number:number number:decimal-places="5" number:min-integer-digits="1"/>
    </number:number-style>
    <number:number-style style:name="N290">
      <number:number number:decimal-places="4" number:min-integer-digits="1"/>
    </number:number-style>
    <number:number-style style:name="N291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292">
      <number:number number:decimal-places="3" number:min-integer-digits="1" number:grouping="true"/>
    </number:number-style>
    <number:currency-style style:name="N29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9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93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5P0"/>
    </number:currency-style>
    <number:number-style style:name="N10128P0" style:volatile="true" number:language="fr" number:country="FR">
      <number:number number:decimal-places="0" number:min-integer-digits="1" number:grouping="true"/>
      <number:text>    </number:text>
    </number:number-style>
    <number:number-style style:name="N10128P1" style:volatile="true" number:language="fr" number:country="FR">
      <number:number number:decimal-places="0" number:min-integer-digits="1" number:grouping="true"/>
      <number:text>    </number:text>
    </number:number-style>
    <number:number-style style:name="N10128P2" style:volatile="true" number:language="fr" number:country="FR"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fr" number:country="FR"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fr" number:country="FR">
      <number:number number:decimal-places="2" number:min-integer-digits="1" number:grouping="true"/>
      <number:text>    </number:text>
    </number:number-style>
    <number:number-style style:name="N10134P1" style:volatile="true" number:language="fr" number:country="FR">
      <number:number number:decimal-places="2" number:min-integer-digits="1" number:grouping="true"/>
      <number:text>    </number:text>
    </number:number-style>
    <number:number-style style:name="N10134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fr" number:country="FR">
      <number:number number:decimal-places="2" number:min-integer-digits="1" number:grouping="true"/>
      <number:text> € </number:text>
    </number:number-style>
    <number:number-style style:name="N10137P1" style:volatile="true" number:language="fr" number:country="FR">
      <number:number number:decimal-places="2" number:min-integer-digits="1" number:grouping="true"/>
      <number:text> € </number:text>
    </number:number-style>
    <number:number-style style:name="N10137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10137" number:language="fr" number:country="F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41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41P2" style:volatile="true" number:language="fr" number:country="FR">
      <number:text> -    </number:text>
    </number:number-style>
    <number:text-style style:name="N10141" number:language="fr" number:country="F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45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45P2" style:volatile="true" number:language="fr" number:country="FR">
      <number:text> - € </number:text>
    </number:number-style>
    <number:text-style style:name="N10145" number:language="fr" number:country="F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4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4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49" number:language="fr" number:country="FR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0" number:language="fr" number:country="FR">
      <number:minutes number:style="long"/>
      <number:text>:</number:text>
      <number:seconds number:style="long"/>
    </number:time-style>
    <number:time-style style:name="N1015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2" number:language="fr" number:country="FR">
      <number:minutes number:style="long"/>
      <number:text>:</number:text>
      <number:seconds number:style="long" number:decimal-places="1"/>
    </number:time-style>
    <number:number-style style:name="N10153" number:language="fr" number:country="FR">
      <number:scientific-number number:decimal-places="1" number:min-integer-digits="3" number:min-exponent-digits="1"/>
    </number:number-style>
    <number:number-style style:name="N10157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57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57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57" number:language="fr" number:country="FR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61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61P2" style:volatile="true" number:language="fr" number:country="FR">
      <number:text> </number:text>
      <loext:fill-character> </loext:fill-character>
      <number:text>-    </number:text>
    </number:number-style>
    <number:text-style style:name="N10161" number:language="fr" number:country="FR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5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65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65P2" style:volatile="true" number:language="fr" number:country="FR">
      <number:text> </number:text>
      <loext:fill-character> </loext:fill-character>
      <number:text>- € </number:text>
    </number:number-style>
    <number:text-style style:name="N10165" number:language="fr" number:country="FR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69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6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69" number:language="fr" number:country="FR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7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7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73" number:language="fr" number:country="FR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import97" style:display-name="Normal_import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5f_CondFormat_5f_18_5f_1_5f_1" style:display-name="Excel_CondFormat_18_1_1" style:family="table-cell" style:parent-style-name="Default"/>
    <style:style style:name="Excel_5f_CondFormat_5f_18_5f_1_5f_2" style:display-name="Excel_CondFormat_18_1_2" style:family="table-cell" style:parent-style-name="Default">
      <style:table-cell-properties fo:background-color="#cccccc"/>
      <style:text-properties fo:color="#000000"/>
    </style:style>
    <style:style style:name="Excel_5f_CondFormat_5f_18_5f_1_5f_3" style:display-name="Excel_CondFormat_18_1_3" style:family="table-cell" style:parent-style-name="Default">
      <style:table-cell-properties fo:background-color="#333333"/>
      <style:text-properties fo:color="#ffffff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</style:style>
    <style:style style:name="Excel_5f_BuiltIn_5f_Comma" style:display-name="Excel_BuiltIn_Comma" style:family="table-cell" style:parent-style-name="Default" style:data-style-name="N109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ans_20_nom1" style:display-name="Sans nom1" style:family="table-cell" style:parent-style-name="Default">
      <style:text-properties fo:color="#ff3333"/>
    </style:style>
    <style:style style:name="Sans_20_nom2" style:display-name="Sans nom2" style:family="table-cell" style:parent-style-name="Default">
      <style:text-properties fo:color="#ff3333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0:52:07.217069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0:48:10</meta:creation-date>
    <dc:date>2017-05-17T11:11:05.813615657</dc:date>
    <meta:editing-duration>PT6H6M7S</meta:editing-duration>
    <meta:editing-cycles>29</meta:editing-cycles>
    <meta:generator>LibreOffice/4.3.3.2$Linux_X86_64 LibreOffice_project/430m0$Build-2</meta:generator>
    <dc:creator>hsu tiente</dc:creator>
    <meta:document-statistic meta:table-count="7" meta:cell-count="4201" meta:object-count="0"/>
  </office:meta>
</office:document-meta>
</file>